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6d082c27-e6a4-40b3-ad77-462ec18730cd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6d082c27-e6a4-40b3-ad77-462ec18730cd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6d082c27-e6a4-40b3-ad77-462ec18730cd&amp;startTime=4.34" office:target-frame-name="psplayer" xlink:show="replace" text:style-name="Internet_20_link" text:visited-style-name="Visited_20_Internet_20_Link"><text:span text:style-name="T11">Hi,</text:span></text:a><text:span text:style-name="T12"> </text:span><text:a xlink:type="simple" xlink:href="https://app.pluralsight.com/course-player?clipId=6d082c27-e6a4-40b3-ad77-462ec18730cd&amp;startTime=6.43" office:target-frame-name="psplayer" xlink:show="replace" text:style-name="Internet_20_link" text:visited-style-name="Visited_20_Internet_20_Link"><text:span text:style-name="T11">I'm Nigel. I'm a longtime technology geek, and I've written best‑selling</text:span></text:a><text:span text:style-name="T12"> </text:span><text:a xlink:type="simple" xlink:href="https://app.pluralsight.com/course-player?clipId=6d082c27-e6a4-40b3-ad77-462ec18730cd&amp;startTime=10.65" office:target-frame-name="psplayer" xlink:show="replace" text:style-name="Internet_20_link" text:visited-style-name="Visited_20_Internet_20_Link"><text:span text:style-name="T11">books on things like containers in Kubernetes, and I've got a ton of</text:span></text:a><text:span text:style-name="T12"> </text:span><text:a xlink:type="simple" xlink:href="https://app.pluralsight.com/course-player?clipId=6d082c27-e6a4-40b3-ad77-462ec18730cd&amp;startTime=14.66" office:target-frame-name="psplayer" xlink:show="replace" text:style-name="Internet_20_link" text:visited-style-name="Visited_20_Internet_20_Link"><text:span text:style-name="T11">courses here at Pluralsight. But let me tell you,</text:span></text:a><text:span text:style-name="T12"> </text:span><text:a xlink:type="simple" xlink:href="https://app.pluralsight.com/course-player?clipId=6d082c27-e6a4-40b3-ad77-462ec18730cd&amp;startTime=18.21" office:target-frame-name="psplayer" xlink:show="replace" text:style-name="Internet_20_link" text:visited-style-name="Visited_20_Internet_20_Link"><text:span text:style-name="T11">I am excited to bring you this course, Go Fundamentals. Because you</text:span></text:a><text:span text:style-name="T12"> </text:span><text:a xlink:type="simple" xlink:href="https://app.pluralsight.com/course-player?clipId=6d082c27-e6a4-40b3-ad77-462ec18730cd&amp;startTime=23.03" office:target-frame-name="psplayer" xlink:show="replace" text:style-name="Internet_20_link" text:visited-style-name="Visited_20_Internet_20_Link"><text:span text:style-name="T11">know what? Coding is a massively useful skill, but as well, Go is</text:span></text:a><text:span text:style-name="T12"> </text:span><text:a xlink:type="simple" xlink:href="https://app.pluralsight.com/course-player?clipId=6d082c27-e6a4-40b3-ad77-462ec18730cd&amp;startTime=28.53" office:target-frame-name="psplayer" xlink:show="replace" text:style-name="Internet_20_link" text:visited-style-name="Visited_20_Internet_20_Link"><text:span text:style-name="T11">easily one of the most useful languages you could ever learn like it</text:span></text:a><text:span text:style-name="T12"> </text:span><text:a xlink:type="simple" xlink:href="https://app.pluralsight.com/course-player?clipId=6d082c27-e6a4-40b3-ad77-462ec18730cd&amp;startTime=32.9" office:target-frame-name="psplayer" xlink:show="replace" text:style-name="Internet_20_link" text:visited-style-name="Visited_20_Internet_20_Link"><text:span text:style-name="T11">is powering just about everything these days. Anyway, as you progress</text:span></text:a><text:span text:style-name="T12"> </text:span><text:a xlink:type="simple" xlink:href="https://app.pluralsight.com/course-player?clipId=6d082c27-e6a4-40b3-ad77-462ec18730cd&amp;startTime=38.55" office:target-frame-name="psplayer" xlink:show="replace" text:style-name="Internet_20_link" text:visited-style-name="Visited_20_Internet_20_Link"><text:span text:style-name="T11">through the course, you'll do everything from the, well, mandatory Hello World,</text:span></text:a><text:span text:style-name="T12"> </text:span><text:a xlink:type="simple" xlink:href="https://app.pluralsight.com/course-player?clipId=6d082c27-e6a4-40b3-ad77-462ec18730cd&amp;startTime=43.42" office:target-frame-name="psplayer" xlink:show="replace" text:style-name="Internet_20_link" text:visited-style-name="Visited_20_Internet_20_Link"><text:span text:style-name="T11">but all the way through decision making with conditionals,</text:span></text:a><text:span text:style-name="T12"> </text:span><text:a xlink:type="simple" xlink:href="https://app.pluralsight.com/course-player?clipId=6d082c27-e6a4-40b3-ad77-462ec18730cd&amp;startTime=46.84" office:target-frame-name="psplayer" xlink:show="replace" text:style-name="Internet_20_link" text:visited-style-name="Visited_20_Internet_20_Link"><text:span text:style-name="T11">the basics of functions,</text:span></text:a><text:span text:style-name="T12"> </text:span><text:a xlink:type="simple" xlink:href="https://app.pluralsight.com/course-player?clipId=6d082c27-e6a4-40b3-ad77-462ec18730cd&amp;startTime=48.51" office:target-frame-name="psplayer" xlink:show="replace" text:style-name="Internet_20_link" text:visited-style-name="Visited_20_Internet_20_Link"><text:span text:style-name="T11">working with data using variables, and things like slices and maps. And</text:span></text:a><text:span text:style-name="T12"> </text:span><text:a xlink:type="simple" xlink:href="https://app.pluralsight.com/course-player?clipId=6d082c27-e6a4-40b3-ad77-462ec18730cd&amp;startTime=53.16" office:target-frame-name="psplayer" xlink:show="replace" text:style-name="Internet_20_link" text:visited-style-name="Visited_20_Internet_20_Link"><text:span text:style-name="T11">you know what? You'll even learn how to create your own custom data types</text:span></text:a><text:span text:style-name="T12"> </text:span><text:a xlink:type="simple" xlink:href="https://app.pluralsight.com/course-player?clipId=6d082c27-e6a4-40b3-ad77-462ec18730cd&amp;startTime=57.56" office:target-frame-name="psplayer" xlink:show="replace" text:style-name="Internet_20_link" text:visited-style-name="Visited_20_Internet_20_Link"><text:span text:style-name="T11">with structs. Plus, and this is a big one, you'll get your head around</text:span></text:a><text:span text:style-name="T12"> </text:span><text:a xlink:type="simple" xlink:href="https://app.pluralsight.com/course-player?clipId=6d082c27-e6a4-40b3-ad77-462ec18730cd&amp;startTime=63.28" office:target-frame-name="psplayer" xlink:show="replace" text:style-name="Internet_20_link" text:visited-style-name="Visited_20_Internet_20_Link"><text:span text:style-name="T11">concurrent programming with goroutines.</text:span></text:a><text:span text:style-name="T12"> </text:span><text:a xlink:type="simple" xlink:href="https://app.pluralsight.com/course-player?clipId=6d082c27-e6a4-40b3-ad77-462ec18730cd&amp;startTime=67.34" office:target-frame-name="psplayer" xlink:show="replace" text:style-name="Internet_20_link" text:visited-style-name="Visited_20_Internet_20_Link"><text:span text:style-name="T11">So, yeah, a really exciting agenda.</text:span></text:a><text:span text:style-name="T12"> </text:span><text:a xlink:type="simple" xlink:href="https://app.pluralsight.com/course-player?clipId=6d082c27-e6a4-40b3-ad77-462ec18730cd&amp;startTime=70.65" office:target-frame-name="psplayer" xlink:show="replace" text:style-name="Internet_20_link" text:visited-style-name="Visited_20_Internet_20_Link"><text:span text:style-name="T11">And you know what,</text:span></text:a><text:span text:style-name="T12"> </text:span><text:a xlink:type="simple" xlink:href="https://app.pluralsight.com/course-player?clipId=6d082c27-e6a4-40b3-ad77-462ec18730cd&amp;startTime=71.3" office:target-frame-name="psplayer" xlink:show="replace" text:style-name="Internet_20_link" text:visited-style-name="Visited_20_Internet_20_Link"><text:span text:style-name="T11">whether you've coded in other languages before or you're an utter nube,</text:span></text:a><text:span text:style-name="T12"> </text:span><text:a xlink:type="simple" xlink:href="https://app.pluralsight.com/course-player?clipId=6d082c27-e6a4-40b3-ad77-462ec18730cd&amp;startTime=75.16" office:target-frame-name="psplayer" xlink:show="replace" text:style-name="Internet_20_link" text:visited-style-name="Visited_20_Internet_20_Link"><text:span text:style-name="T11">this course has got so much for you. And then, when you're</text:span></text:a><text:span text:style-name="T12"> </text:span><text:a xlink:type="simple" xlink:href="https://app.pluralsight.com/course-player?clipId=6d082c27-e6a4-40b3-ad77-462ec18730cd&amp;startTime=79.73" office:target-frame-name="psplayer" xlink:show="replace" text:style-name="Internet_20_link" text:visited-style-name="Visited_20_Internet_20_Link"><text:span text:style-name="T11">done, I promise you'll have everything you need to press on at</text:span></text:a><text:span text:style-name="T12"> </text:span><text:a xlink:type="simple" xlink:href="https://app.pluralsight.com/course-player?clipId=6d082c27-e6a4-40b3-ad77-462ec18730cd&amp;startTime=84.23" office:target-frame-name="psplayer" xlink:show="replace" text:style-name="Internet_20_link" text:visited-style-name="Visited_20_Internet_20_Link"><text:span text:style-name="T11">your own pace. And you know what,</text:span></text:a><text:span text:style-name="T12"> </text:span><text:a xlink:type="simple" xlink:href="https://app.pluralsight.com/course-player?clipId=6d082c27-e6a4-40b3-ad77-462ec18730cd&amp;startTime=85.66" office:target-frame-name="psplayer" xlink:show="replace" text:style-name="Internet_20_link" text:visited-style-name="Visited_20_Internet_20_Link"><text:span text:style-name="T11">maybe even start using Go in some of your own or your work projects.</text:span></text:a><text:span text:style-name="T12"> </text:span><text:a xlink:type="simple" xlink:href="https://app.pluralsight.com/course-player?clipId=6d082c27-e6a4-40b3-ad77-462ec18730cd&amp;startTime=90.02" office:target-frame-name="psplayer" xlink:show="replace" text:style-name="Internet_20_link" text:visited-style-name="Visited_20_Internet_20_Link"><text:span text:style-name="T11">So, join me on this journey as we add programming in Go to your expanding list of skills.</text:span></text:a></text:p>
      <text:h text:style-name="P1" text:outline-level="2"><text:a xlink:type="simple" xlink:href="https://app.pluralsight.com/course-player?clipId=ad74995f-4307-4469-b583-5fcd0cfbef1f" office:target-frame-name="psplayer" xlink:show="replace" text:style-name="Internet_20_link" text:visited-style-name="Visited_20_Internet_20_Link"><text:span text:style-name="T11">Course Introduction</text:span></text:a></text:h>
      <text:h text:style-name="P3" text:outline-level="3"><text:a xlink:type="simple" xlink:href="https://app.pluralsight.com/course-player?clipId=ad74995f-4307-4469-b583-5fcd0cfbef1f" office:target-frame-name="psplayer" xlink:show="replace" text:style-name="Internet_20_link" text:visited-style-name="Visited_20_Internet_20_Link"><text:span text:style-name="T11">Course Introduction</text:span></text:a></text:h>
      <text:p text:style-name="P5"><text:a xlink:type="simple" xlink:href="https://app.pluralsight.com/course-player?clipId=ad74995f-4307-4469-b583-5fcd0cfbef1f&amp;startTime=1.54" office:target-frame-name="psplayer" xlink:show="replace" text:style-name="Internet_20_link" text:visited-style-name="Visited_20_Internet_20_Link"><text:span text:style-name="T11">Right then, I'm Nigel, and welcome to this course, Go Fundamentals.</text:span></text:a><text:span text:style-name="T12"> </text:span><text:a xlink:type="simple" xlink:href="https://app.pluralsight.com/course-player?clipId=ad74995f-4307-4469-b583-5fcd0cfbef1f&amp;startTime=5.79" office:target-frame-name="psplayer" xlink:show="replace" text:style-name="Internet_20_link" text:visited-style-name="Visited_20_Internet_20_Link"><text:span text:style-name="T11">And, I am stoked that you've chosen it, because honestly, Go is an</text:span></text:a><text:span text:style-name="T12"> </text:span><text:a xlink:type="simple" xlink:href="https://app.pluralsight.com/course-player?clipId=ad74995f-4307-4469-b583-5fcd0cfbef1f&amp;startTime=12.24" office:target-frame-name="psplayer" xlink:show="replace" text:style-name="Internet_20_link" text:visited-style-name="Visited_20_Internet_20_Link"><text:span text:style-name="T11">epic language to learn. It's modern,</text:span></text:a><text:span text:style-name="T12"> </text:span><text:a xlink:type="simple" xlink:href="https://app.pluralsight.com/course-player?clipId=ad74995f-4307-4469-b583-5fcd0cfbef1f&amp;startTime=15.54" office:target-frame-name="psplayer" xlink:show="replace" text:style-name="Internet_20_link" text:visited-style-name="Visited_20_Internet_20_Link"><text:span text:style-name="T11">it's relatively simple, and it is playing a huge role in</text:span></text:a><text:span text:style-name="T12"> </text:span><text:a xlink:type="simple" xlink:href="https://app.pluralsight.com/course-player?clipId=ad74995f-4307-4469-b583-5fcd0cfbef1f&amp;startTime=20.15" office:target-frame-name="psplayer" xlink:show="replace" text:style-name="Internet_20_link" text:visited-style-name="Visited_20_Internet_20_Link"><text:span text:style-name="T11">shaping the future. Now, on that, just a few examples so you</text:span></text:a><text:span text:style-name="T12"> </text:span><text:a xlink:type="simple" xlink:href="https://app.pluralsight.com/course-player?clipId=ad74995f-4307-4469-b583-5fcd0cfbef1f&amp;startTime=25.23" office:target-frame-name="psplayer" xlink:show="replace" text:style-name="Internet_20_link" text:visited-style-name="Visited_20_Internet_20_Link"><text:span text:style-name="T11">know I'm not just making stuff up,</text:span></text:a><text:span text:style-name="T12"> </text:span><text:a xlink:type="simple" xlink:href="https://app.pluralsight.com/course-player?clipId=ad74995f-4307-4469-b583-5fcd0cfbef1f&amp;startTime=27.22" office:target-frame-name="psplayer" xlink:show="replace" text:style-name="Internet_20_link" text:visited-style-name="Visited_20_Internet_20_Link"><text:span text:style-name="T11">but, the who's who of major cloud infrastructure projects are</text:span></text:a><text:span text:style-name="T12"> </text:span><text:a xlink:type="simple" xlink:href="https://app.pluralsight.com/course-player?clipId=ad74995f-4307-4469-b583-5fcd0cfbef1f&amp;startTime=32.14" office:target-frame-name="psplayer" xlink:show="replace" text:style-name="Internet_20_link" text:visited-style-name="Visited_20_Internet_20_Link"><text:span text:style-name="T11">all written in Go. So, Kubernetes, heck yeah,</text:span></text:a><text:span text:style-name="T12"> </text:span><text:a xlink:type="simple" xlink:href="https://app.pluralsight.com/course-player?clipId=ad74995f-4307-4469-b583-5fcd0cfbef1f&amp;startTime=36.97" office:target-frame-name="psplayer" xlink:show="replace" text:style-name="Internet_20_link" text:visited-style-name="Visited_20_Internet_20_Link"><text:span text:style-name="T11">that's written in Go, Docker, Terraform, CoreDNS, Hugo,</text:span></text:a><text:span text:style-name="T12"> </text:span><text:a xlink:type="simple" xlink:href="https://app.pluralsight.com/course-player?clipId=ad74995f-4307-4469-b583-5fcd0cfbef1f&amp;startTime=41.53" office:target-frame-name="psplayer" xlink:show="replace" text:style-name="Internet_20_link" text:visited-style-name="Visited_20_Internet_20_Link"><text:span text:style-name="T11">CockroachDB, Dropbox, SoundCloud; honestly, Go is the engine behind all of them.</text:span></text:a><text:span text:style-name="T12"> </text:span><text:a xlink:type="simple" xlink:href="https://app.pluralsight.com/course-player?clipId=ad74995f-4307-4469-b583-5fcd0cfbef1f&amp;startTime=50.84" office:target-frame-name="psplayer" xlink:show="replace" text:style-name="Internet_20_link" text:visited-style-name="Visited_20_Internet_20_Link"><text:span text:style-name="T11">But you know what, outside of big projects and open source stuff like that,</text:span></text:a><text:span text:style-name="T12"> </text:span><text:a xlink:type="simple" xlink:href="https://app.pluralsight.com/course-player?clipId=ad74995f-4307-4469-b583-5fcd0cfbef1f&amp;startTime=54.75" office:target-frame-name="psplayer" xlink:show="replace" text:style-name="Internet_20_link" text:visited-style-name="Visited_20_Internet_20_Link"><text:span text:style-name="T11">real companies hiring real people are using Go. So, we're not messing</text:span></text:a><text:span text:style-name="T12"> </text:span><text:a xlink:type="simple" xlink:href="https://app.pluralsight.com/course-player?clipId=ad74995f-4307-4469-b583-5fcd0cfbef1f&amp;startTime=61.28" office:target-frame-name="psplayer" xlink:show="replace" text:style-name="Internet_20_link" text:visited-style-name="Visited_20_Internet_20_Link"><text:span text:style-name="T11">about, Go is a proper language, and it is one of the best tech skills</text:span></text:a><text:span text:style-name="T12"> </text:span><text:a xlink:type="simple" xlink:href="https://app.pluralsight.com/course-player?clipId=ad74995f-4307-4469-b583-5fcd0cfbef1f&amp;startTime=65.61" office:target-frame-name="psplayer" xlink:show="replace" text:style-name="Internet_20_link" text:visited-style-name="Visited_20_Internet_20_Link"><text:span text:style-name="T11">to have in today's world. Magic? Well, let's go and see what we've got on the agenda.</text:span></text:a></text:p>
      <text:h text:style-name="P3" text:outline-level="3"><text:a xlink:type="simple" xlink:href="https://app.pluralsight.com/course-player?clipId=239ad4b1-f10c-4349-ad95-0eea5070577f" office:target-frame-name="psplayer" xlink:show="replace" text:style-name="Internet_20_link" text:visited-style-name="Visited_20_Internet_20_Link"><text:span text:style-name="T11">Course Agenda</text:span></text:a></text:h>
      <text:p text:style-name="P5"><text:a xlink:type="simple" xlink:href="https://app.pluralsight.com/course-player?clipId=239ad4b1-f10c-4349-ad95-0eea5070577f&amp;startTime=1.64" office:target-frame-name="psplayer" xlink:show="replace" text:style-name="Internet_20_link" text:visited-style-name="Visited_20_Internet_20_Link"><text:span text:style-name="T11">So, first and foremost, this is an entry‑level course or entry‑ish.</text:span></text:a><text:span text:style-name="T12"> </text:span><text:a xlink:type="simple" xlink:href="https://app.pluralsight.com/course-player?clipId=239ad4b1-f10c-4349-ad95-0eea5070577f&amp;startTime=8.04" office:target-frame-name="psplayer" xlink:show="replace" text:style-name="Internet_20_link" text:visited-style-name="Visited_20_Internet_20_Link"><text:span text:style-name="T11">And that's probably as clear as mud, so let me explain.</text:span></text:a><text:span text:style-name="T12"> </text:span><text:a xlink:type="simple" xlink:href="https://app.pluralsight.com/course-player?clipId=239ad4b1-f10c-4349-ad95-0eea5070577f&amp;startTime=12.24" office:target-frame-name="psplayer" xlink:show="replace" text:style-name="Internet_20_link" text:visited-style-name="Visited_20_Internet_20_Link"><text:span text:style-name="T11">I'm obviously not going to be telling you what a keyboard or a mouse is,</text:span></text:a><text:span text:style-name="T12"> </text:span><text:a xlink:type="simple" xlink:href="https://app.pluralsight.com/course-player?clipId=239ad4b1-f10c-4349-ad95-0eea5070577f&amp;startTime=15.7" office:target-frame-name="psplayer" xlink:show="replace" text:style-name="Internet_20_link" text:visited-style-name="Visited_20_Internet_20_Link"><text:span text:style-name="T11">and I'm not going to be showing you how to save files.</text:span></text:a><text:span text:style-name="T12"> </text:span><text:a xlink:type="simple" xlink:href="https://app.pluralsight.com/course-player?clipId=239ad4b1-f10c-4349-ad95-0eea5070577f&amp;startTime=18.28" office:target-frame-name="psplayer" xlink:show="replace" text:style-name="Internet_20_link" text:visited-style-name="Visited_20_Internet_20_Link"><text:span text:style-name="T11">But,</text:span></text:a><text:span text:style-name="T12"> </text:span><text:a xlink:type="simple" xlink:href="https://app.pluralsight.com/course-player?clipId=239ad4b1-f10c-4349-ad95-0eea5070577f&amp;startTime=19.13" office:target-frame-name="psplayer" xlink:show="replace" text:style-name="Internet_20_link" text:visited-style-name="Visited_20_Internet_20_Link"><text:span text:style-name="T11">what I will be doing is explaining Go stuff as clearly as</text:span></text:a><text:span text:style-name="T12"> </text:span><text:a xlink:type="simple" xlink:href="https://app.pluralsight.com/course-player?clipId=239ad4b1-f10c-4349-ad95-0eea5070577f&amp;startTime=23.86" office:target-frame-name="psplayer" xlink:show="replace" text:style-name="Internet_20_link" text:visited-style-name="Visited_20_Internet_20_Link"><text:span text:style-name="T11">is humanly possible, or at least for me.</text:span></text:a><text:span text:style-name="T12"> </text:span><text:a xlink:type="simple" xlink:href="https://app.pluralsight.com/course-player?clipId=239ad4b1-f10c-4349-ad95-0eea5070577f&amp;startTime=26.94" office:target-frame-name="psplayer" xlink:show="replace" text:style-name="Internet_20_link" text:visited-style-name="Visited_20_Internet_20_Link"><text:span text:style-name="T11">So, I'm assuming you know your way around a computer,</text:span></text:a><text:span text:style-name="T12"> </text:span><text:a xlink:type="simple" xlink:href="https://app.pluralsight.com/course-player?clipId=239ad4b1-f10c-4349-ad95-0eea5070577f&amp;startTime=31" office:target-frame-name="psplayer" xlink:show="replace" text:style-name="Internet_20_link" text:visited-style-name="Visited_20_Internet_20_Link"><text:span text:style-name="T11">but I'm also assuming that you've got zero clue when</text:span></text:a><text:span text:style-name="T12"> </text:span><text:a xlink:type="simple" xlink:href="https://app.pluralsight.com/course-player?clipId=239ad4b1-f10c-4349-ad95-0eea5070577f&amp;startTime=35.08" office:target-frame-name="psplayer" xlink:show="replace" text:style-name="Internet_20_link" text:visited-style-name="Visited_20_Internet_20_Link"><text:span text:style-name="T11">it comes to programming in Go.</text:span></text:a><text:span text:style-name="T12"> </text:span><text:a xlink:type="simple" xlink:href="https://app.pluralsight.com/course-player?clipId=239ad4b1-f10c-4349-ad95-0eea5070577f&amp;startTime=37.74" office:target-frame-name="psplayer" xlink:show="replace" text:style-name="Internet_20_link" text:visited-style-name="Visited_20_Internet_20_Link"><text:span text:style-name="T11">So, yeah, go on, a quick example.</text:span></text:a><text:span text:style-name="T12"> </text:span><text:a xlink:type="simple" xlink:href="https://app.pluralsight.com/course-player?clipId=239ad4b1-f10c-4349-ad95-0eea5070577f&amp;startTime=40.32" office:target-frame-name="psplayer" xlink:show="replace" text:style-name="Internet_20_link" text:visited-style-name="Visited_20_Internet_20_Link"><text:span text:style-name="T11">Let's say I'm explaining arrays and slices.</text:span></text:a><text:span text:style-name="T12"> </text:span><text:a xlink:type="simple" xlink:href="https://app.pluralsight.com/course-player?clipId=239ad4b1-f10c-4349-ad95-0eea5070577f&amp;startTime=44.8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239ad4b1-f10c-4349-ad95-0eea5070577f&amp;startTime=45.27" office:target-frame-name="psplayer" xlink:show="replace" text:style-name="Internet_20_link" text:visited-style-name="Visited_20_Internet_20_Link"><text:span text:style-name="T11">well, I'll explain the lists of items that are all the same</text:span></text:a><text:span text:style-name="T12"> </text:span><text:a xlink:type="simple" xlink:href="https://app.pluralsight.com/course-player?clipId=239ad4b1-f10c-4349-ad95-0eea5070577f&amp;startTime=48.51" office:target-frame-name="psplayer" xlink:show="replace" text:style-name="Internet_20_link" text:visited-style-name="Visited_20_Internet_20_Link"><text:span text:style-name="T11">type, so maybe all integers or maybe all strings or</text:span></text:a><text:span text:style-name="T12"> </text:span><text:a xlink:type="simple" xlink:href="https://app.pluralsight.com/course-player?clipId=239ad4b1-f10c-4349-ad95-0eea5070577f&amp;startTime=51.69" office:target-frame-name="psplayer" xlink:show="replace" text:style-name="Internet_20_link" text:visited-style-name="Visited_20_Internet_20_Link"><text:span text:style-name="T11">something, and I'll compare it to, I don't know,</text:span></text:a><text:span text:style-name="T12"> </text:span><text:a xlink:type="simple" xlink:href="https://app.pluralsight.com/course-player?clipId=239ad4b1-f10c-4349-ad95-0eea5070577f&amp;startTime=55.73" office:target-frame-name="psplayer" xlink:show="replace" text:style-name="Internet_20_link" text:visited-style-name="Visited_20_Internet_20_Link"><text:span text:style-name="T11">a class register with student names or something like that.</text:span></text:a><text:span text:style-name="T12"> </text:span><text:a xlink:type="simple" xlink:href="https://app.pluralsight.com/course-player?clipId=239ad4b1-f10c-4349-ad95-0eea5070577f&amp;startTime=58.49" office:target-frame-name="psplayer" xlink:show="replace" text:style-name="Internet_20_link" text:visited-style-name="Visited_20_Internet_20_Link"><text:span text:style-name="T11">But I'll also be saying, hey,</text:span></text:a><text:span text:style-name="T12"> </text:span><text:a xlink:type="simple" xlink:href="https://app.pluralsight.com/course-player?clipId=239ad4b1-f10c-4349-ad95-0eea5070577f&amp;startTime=60.58" office:target-frame-name="psplayer" xlink:show="replace" text:style-name="Internet_20_link" text:visited-style-name="Visited_20_Internet_20_Link"><text:span text:style-name="T11">if you're familiar with other languages, it's pretty much the same as X,</text:span></text:a><text:span text:style-name="T12"> </text:span><text:a xlink:type="simple" xlink:href="https://app.pluralsight.com/course-player?clipId=239ad4b1-f10c-4349-ad95-0eea5070577f&amp;startTime=64.06" office:target-frame-name="psplayer" xlink:show="replace" text:style-name="Internet_20_link" text:visited-style-name="Visited_20_Internet_20_Link"><text:span text:style-name="T11">Y, Zed or X, Y, Z.</text:span></text:a><text:span text:style-name="T12"> </text:span><text:a xlink:type="simple" xlink:href="https://app.pluralsight.com/course-player?clipId=239ad4b1-f10c-4349-ad95-0eea5070577f&amp;startTime=67.14" office:target-frame-name="psplayer" xlink:show="replace" text:style-name="Internet_20_link" text:visited-style-name="Visited_20_Internet_20_Link"><text:span text:style-name="T11">Anyway, I'm </text:span></text:a><text:soft-page-break/><text:a xlink:type="simple" xlink:href="https://app.pluralsight.com/course-player?clipId=239ad4b1-f10c-4349-ad95-0eea5070577f&amp;startTime=67.14" office:target-frame-name="psplayer" xlink:show="replace" text:style-name="Internet_20_link" text:visited-style-name="Visited_20_Internet_20_Link"><text:span text:style-name="T11">going to be as clear and concise as possible.</text:span></text:a><text:span text:style-name="T12"> </text:span><text:a xlink:type="simple" xlink:href="https://app.pluralsight.com/course-player?clipId=239ad4b1-f10c-4349-ad95-0eea5070577f&amp;startTime=70.23" office:target-frame-name="psplayer" xlink:show="replace" text:style-name="Internet_20_link" text:visited-style-name="Visited_20_Internet_20_Link"><text:span text:style-name="T11">So, if you're new to it all, you get the fundamentals.</text:span></text:a><text:span text:style-name="T12"> </text:span><text:a xlink:type="simple" xlink:href="https://app.pluralsight.com/course-player?clipId=239ad4b1-f10c-4349-ad95-0eea5070577f&amp;startTime=73.37" office:target-frame-name="psplayer" xlink:show="replace" text:style-name="Internet_20_link" text:visited-style-name="Visited_20_Internet_20_Link"><text:span text:style-name="T11">But if you've got some experience,</text:span></text:a><text:span text:style-name="T12"> </text:span><text:a xlink:type="simple" xlink:href="https://app.pluralsight.com/course-player?clipId=239ad4b1-f10c-4349-ad95-0eea5070577f&amp;startTime=75.94" office:target-frame-name="psplayer" xlink:show="replace" text:style-name="Internet_20_link" text:visited-style-name="Visited_20_Internet_20_Link"><text:span text:style-name="T11">I'm not going to be boring you with the uber basics.</text:span></text:a><text:span text:style-name="T12"> </text:span><text:a xlink:type="simple" xlink:href="https://app.pluralsight.com/course-player?clipId=239ad4b1-f10c-4349-ad95-0eea5070577f&amp;startTime=79.7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239ad4b1-f10c-4349-ad95-0eea5070577f&amp;startTime=80.01" office:target-frame-name="psplayer" xlink:show="replace" text:style-name="Internet_20_link" text:visited-style-name="Visited_20_Internet_20_Link"><text:span text:style-name="T11">you know what, for everything we learn, we'll cover the</text:span></text:a><text:span text:style-name="T12"> </text:span><text:a xlink:type="simple" xlink:href="https://app.pluralsight.com/course-player?clipId=239ad4b1-f10c-4349-ad95-0eea5070577f&amp;startTime=82.16" office:target-frame-name="psplayer" xlink:show="replace" text:style-name="Internet_20_link" text:visited-style-name="Visited_20_Internet_20_Link"><text:span text:style-name="T11">theory and we'll get our hands on.</text:span></text:a><text:span text:style-name="T12"> </text:span><text:a xlink:type="simple" xlink:href="https://app.pluralsight.com/course-player?clipId=239ad4b1-f10c-4349-ad95-0eea5070577f&amp;startTime=84.34" office:target-frame-name="psplayer" xlink:show="replace" text:style-name="Internet_20_link" text:visited-style-name="Visited_20_Internet_20_Link"><text:span text:style-name="T11">But look, I'm waffling.</text:span></text:a><text:span text:style-name="T12"> </text:span><text:a xlink:type="simple" xlink:href="https://app.pluralsight.com/course-player?clipId=239ad4b1-f10c-4349-ad95-0eea5070577f&amp;startTime=85.61" office:target-frame-name="psplayer" xlink:show="replace" text:style-name="Internet_20_link" text:visited-style-name="Visited_20_Internet_20_Link"><text:span text:style-name="T11">This is what we'll cover.</text:span></text:a><text:span text:style-name="T12"> </text:span><text:a xlink:type="simple" xlink:href="https://app.pluralsight.com/course-player?clipId=239ad4b1-f10c-4349-ad95-0eea5070577f&amp;startTime=88.34" office:target-frame-name="psplayer" xlink:show="replace" text:style-name="Internet_20_link" text:visited-style-name="Visited_20_Internet_20_Link"><text:span text:style-name="T11">We'll learn the history of Go and things like why it</text:span></text:a><text:span text:style-name="T12"> </text:span><text:a xlink:type="simple" xlink:href="https://app.pluralsight.com/course-player?clipId=239ad4b1-f10c-4349-ad95-0eea5070577f&amp;startTime=92.17" office:target-frame-name="psplayer" xlink:show="replace" text:style-name="Internet_20_link" text:visited-style-name="Visited_20_Internet_20_Link"><text:span text:style-name="T11">was created and how to install it.</text:span></text:a><text:span text:style-name="T12"> </text:span><text:a xlink:type="simple" xlink:href="https://app.pluralsight.com/course-player?clipId=239ad4b1-f10c-4349-ad95-0eea5070577f&amp;startTime=95.54" office:target-frame-name="psplayer" xlink:show="replace" text:style-name="Internet_20_link" text:visited-style-name="Visited_20_Internet_20_Link"><text:span text:style-name="T11">Then, we'll train in the footsteps of all the programming greats</text:span></text:a><text:span text:style-name="T12"> </text:span><text:a xlink:type="simple" xlink:href="https://app.pluralsight.com/course-player?clipId=239ad4b1-f10c-4349-ad95-0eea5070577f&amp;startTime=99.38" office:target-frame-name="psplayer" xlink:show="replace" text:style-name="Internet_20_link" text:visited-style-name="Visited_20_Internet_20_Link"><text:span text:style-name="T11">and we'll write our very own Hello World program.</text:span></text:a><text:span text:style-name="T12"> </text:span><text:a xlink:type="simple" xlink:href="https://app.pluralsight.com/course-player?clipId=239ad4b1-f10c-4349-ad95-0eea5070577f&amp;startTime=103.84" office:target-frame-name="psplayer" xlink:show="replace" text:style-name="Internet_20_link" text:visited-style-name="Visited_20_Internet_20_Link"><text:span text:style-name="T11">After that, we'll start getting into the weeds.</text:span></text:a><text:span text:style-name="T12"> </text:span><text:a xlink:type="simple" xlink:href="https://app.pluralsight.com/course-player?clipId=239ad4b1-f10c-4349-ad95-0eea5070577f&amp;startTime=106.1" office:target-frame-name="psplayer" xlink:show="replace" text:style-name="Internet_20_link" text:visited-style-name="Visited_20_Internet_20_Link"><text:span text:style-name="T11">We'll see how to work with variables and constants.</text:span></text:a><text:span text:style-name="T12"> </text:span><text:a xlink:type="simple" xlink:href="https://app.pluralsight.com/course-player?clipId=239ad4b1-f10c-4349-ad95-0eea5070577f&amp;startTime=109.34" office:target-frame-name="psplayer" xlink:show="replace" text:style-name="Internet_20_link" text:visited-style-name="Visited_20_Internet_20_Link"><text:span text:style-name="T11">We'll get our heads around functions. We'll do a bit of decision</text:span></text:a><text:span text:style-name="T12"> </text:span><text:a xlink:type="simple" xlink:href="https://app.pluralsight.com/course-player?clipId=239ad4b1-f10c-4349-ad95-0eea5070577f&amp;startTime=112.68" office:target-frame-name="psplayer" xlink:show="replace" text:style-name="Internet_20_link" text:visited-style-name="Visited_20_Internet_20_Link"><text:span text:style-name="T11">making with conditionals. We'll see how to loop.</text:span></text:a><text:span text:style-name="T12"> </text:span><text:a xlink:type="simple" xlink:href="https://app.pluralsight.com/course-player?clipId=239ad4b1-f10c-4349-ad95-0eea5070577f&amp;startTime=115.32" office:target-frame-name="psplayer" xlink:show="replace" text:style-name="Internet_20_link" text:visited-style-name="Visited_20_Internet_20_Link"><text:span text:style-name="T11">We'll look at lists with arrays and slices. I guess more lists with maps.</text:span></text:a><text:span text:style-name="T12"> </text:span><text:a xlink:type="simple" xlink:href="https://app.pluralsight.com/course-player?clipId=239ad4b1-f10c-4349-ad95-0eea5070577f&amp;startTime=120.7" office:target-frame-name="psplayer" xlink:show="replace" text:style-name="Internet_20_link" text:visited-style-name="Visited_20_Internet_20_Link"><text:span text:style-name="T11">And then, we'll round things out by looking at creating our own custom</text:span></text:a><text:span text:style-name="T12"> </text:span><text:a xlink:type="simple" xlink:href="https://app.pluralsight.com/course-player?clipId=239ad4b1-f10c-4349-ad95-0eea5070577f&amp;startTime=125.65" office:target-frame-name="psplayer" xlink:show="replace" text:style-name="Internet_20_link" text:visited-style-name="Visited_20_Internet_20_Link"><text:span text:style-name="T11">variable types with structs, and then the icing on the cake, with an</text:span></text:a><text:span text:style-name="T12"> </text:span><text:a xlink:type="simple" xlink:href="https://app.pluralsight.com/course-player?clipId=239ad4b1-f10c-4349-ad95-0eea5070577f&amp;startTime=129.94" office:target-frame-name="psplayer" xlink:show="replace" text:style-name="Internet_20_link" text:visited-style-name="Visited_20_Internet_20_Link"><text:span text:style-name="T11">intro into concurrent programming in Go.</text:span></text:a><text:span text:style-name="T12"> </text:span><text:a xlink:type="simple" xlink:href="https://app.pluralsight.com/course-player?clipId=239ad4b1-f10c-4349-ad95-0eea5070577f&amp;startTime=134.04" office:target-frame-name="psplayer" xlink:show="replace" text:style-name="Internet_20_link" text:visited-style-name="Visited_20_Internet_20_Link"><text:span text:style-name="T11">And honestly, when we're done,</text:span></text:a><text:span text:style-name="T12"> </text:span><text:a xlink:type="simple" xlink:href="https://app.pluralsight.com/course-player?clipId=239ad4b1-f10c-4349-ad95-0eea5070577f&amp;startTime=136.17" office:target-frame-name="psplayer" xlink:show="replace" text:style-name="Internet_20_link" text:visited-style-name="Visited_20_Internet_20_Link"><text:span text:style-name="T11">well, on the downside, you will be sick of my voice, but on the</text:span></text:a><text:span text:style-name="T12"> </text:span><text:a xlink:type="simple" xlink:href="https://app.pluralsight.com/course-player?clipId=239ad4b1-f10c-4349-ad95-0eea5070577f&amp;startTime=140.59" office:target-frame-name="psplayer" xlink:show="replace" text:style-name="Internet_20_link" text:visited-style-name="Visited_20_Internet_20_Link"><text:span text:style-name="T11">plus side, you'll have a proper idea of how Go works and you'll be</text:span></text:a><text:span text:style-name="T12"> </text:span><text:a xlink:type="simple" xlink:href="https://app.pluralsight.com/course-player?clipId=239ad4b1-f10c-4349-ad95-0eea5070577f&amp;startTime=144.16" office:target-frame-name="psplayer" xlink:show="replace" text:style-name="Internet_20_link" text:visited-style-name="Visited_20_Internet_20_Link"><text:span text:style-name="T11">ready to power on with further learning.</text:span></text:a><text:span text:style-name="T12"> </text:span><text:a xlink:type="simple" xlink:href="https://app.pluralsight.com/course-player?clipId=239ad4b1-f10c-4349-ad95-0eea5070577f&amp;startTime=148.44" office:target-frame-name="psplayer" xlink:show="replace" text:style-name="Internet_20_link" text:visited-style-name="Visited_20_Internet_20_Link"><text:span text:style-name="T11">Okay, well a quick mention of who I am and a bit about the courses repo on GitHub.</text:span></text:a></text:p>
      <text:h text:style-name="P3" text:outline-level="3"><text:a xlink:type="simple" xlink:href="https://app.pluralsight.com/course-player?clipId=5ffaed65-7a62-4d76-ad9d-2bd0fb05838d" office:target-frame-name="psplayer" xlink:show="replace" text:style-name="Internet_20_link" text:visited-style-name="Visited_20_Internet_20_Link"><text:span text:style-name="T11">About Me and About the GitHub Repo</text:span></text:a></text:h>
      <text:p text:style-name="P5"><text:a xlink:type="simple" xlink:href="https://app.pluralsight.com/course-player?clipId=5ffaed65-7a62-4d76-ad9d-2bd0fb05838d&amp;startTime=1.34" office:target-frame-name="psplayer" xlink:show="replace" text:style-name="Internet_20_link" text:visited-style-name="Visited_20_Internet_20_Link"><text:span text:style-name="T11">All right then, two quick things, who am I, and where</text:span></text:a><text:span text:style-name="T12"> </text:span><text:a xlink:type="simple" xlink:href="https://app.pluralsight.com/course-player?clipId=5ffaed65-7a62-4d76-ad9d-2bd0fb05838d&amp;startTime=5.02" office:target-frame-name="psplayer" xlink:show="replace" text:style-name="Internet_20_link" text:visited-style-name="Visited_20_Internet_20_Link"><text:span text:style-name="T11">can you get the code for the course?</text:span></text:a><text:span text:style-name="T12"> </text:span><text:a xlink:type="simple" xlink:href="https://app.pluralsight.com/course-player?clipId=5ffaed65-7a62-4d76-ad9d-2bd0fb05838d&amp;startTime=8.04" office:target-frame-name="psplayer" xlink:show="replace" text:style-name="Internet_20_link" text:visited-style-name="Visited_20_Internet_20_Link"><text:span text:style-name="T11">So, I'm Nigel,</text:span></text:a><text:span text:style-name="T12"> </text:span><text:a xlink:type="simple" xlink:href="https://app.pluralsight.com/course-player?clipId=5ffaed65-7a62-4d76-ad9d-2bd0fb05838d&amp;startTime=9.44" office:target-frame-name="psplayer" xlink:show="replace" text:style-name="Internet_20_link" text:visited-style-name="Visited_20_Internet_20_Link"><text:span text:style-name="T11">I'm a proper techaholic, and I'm from the UK, though really, I</text:span></text:a><text:span text:style-name="T12"> </text:span><text:a xlink:type="simple" xlink:href="https://app.pluralsight.com/course-player?clipId=5ffaed65-7a62-4d76-ad9d-2bd0fb05838d&amp;startTime=13.32" office:target-frame-name="psplayer" xlink:show="replace" text:style-name="Internet_20_link" text:visited-style-name="Visited_20_Internet_20_Link"><text:span text:style-name="T11">live on the internet, only, not in a creepy way.</text:span></text:a><text:span text:style-name="T12"> </text:span><text:a xlink:type="simple" xlink:href="https://app.pluralsight.com/course-player?clipId=5ffaed65-7a62-4d76-ad9d-2bd0fb05838d&amp;startTime=18.5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5ffaed65-7a62-4d76-ad9d-2bd0fb05838d&amp;startTime=19.25" office:target-frame-name="psplayer" xlink:show="replace" text:style-name="Internet_20_link" text:visited-style-name="Visited_20_Internet_20_Link"><text:span text:style-name="T11">this is me just about everywhere on the net, and I am more than happy to</text:span></text:a><text:span text:style-name="T12"> </text:span><text:a xlink:type="simple" xlink:href="https://app.pluralsight.com/course-player?clipId=5ffaed65-7a62-4d76-ad9d-2bd0fb05838d&amp;startTime=22.91" office:target-frame-name="psplayer" xlink:show="replace" text:style-name="Internet_20_link" text:visited-style-name="Visited_20_Internet_20_Link"><text:span text:style-name="T11">connect. And, really quick, I've worked in tech since my late teens, and</text:span></text:a><text:span text:style-name="T12"> </text:span><text:a xlink:type="simple" xlink:href="https://app.pluralsight.com/course-player?clipId=5ffaed65-7a62-4d76-ad9d-2bd0fb05838d&amp;startTime=29.38" office:target-frame-name="psplayer" xlink:show="replace" text:style-name="Internet_20_link" text:visited-style-name="Visited_20_Internet_20_Link"><text:span text:style-name="T11">I feel like I've done everything pretty much from writing code to</text:span></text:a><text:span text:style-name="T12"> </text:span><text:a xlink:type="simple" xlink:href="https://app.pluralsight.com/course-player?clipId=5ffaed65-7a62-4d76-ad9d-2bd0fb05838d&amp;startTime=32.8" office:target-frame-name="psplayer" xlink:show="replace" text:style-name="Internet_20_link" text:visited-style-name="Visited_20_Internet_20_Link"><text:span text:style-name="T11">Windows and Linux admin, networking, storage, and these days I mostly</text:span></text:a><text:span text:style-name="T12"> </text:span><text:a xlink:type="simple" xlink:href="https://app.pluralsight.com/course-player?clipId=5ffaed65-7a62-4d76-ad9d-2bd0fb05838d&amp;startTime=37.09" office:target-frame-name="psplayer" xlink:show="replace" text:style-name="Internet_20_link" text:visited-style-name="Visited_20_Internet_20_Link"><text:span text:style-name="T11">work with containers in Kubernetes, but that's enough about me.</text:span></text:a><text:span text:style-name="T12"> </text:span><text:a xlink:type="simple" xlink:href="https://app.pluralsight.com/course-player?clipId=5ffaed65-7a62-4d76-ad9d-2bd0fb05838d&amp;startTime=41.64" office:target-frame-name="psplayer" xlink:show="replace" text:style-name="Internet_20_link" text:visited-style-name="Visited_20_Internet_20_Link"><text:span text:style-name="T11">Throughout the course, we'll be using sample code files, and they're all</text:span></text:a><text:span text:style-name="T12"> </text:span><text:a xlink:type="simple" xlink:href="https://app.pluralsight.com/course-player?clipId=5ffaed65-7a62-4d76-ad9d-2bd0fb05838d&amp;startTime=45.88" office:target-frame-name="psplayer" xlink:show="replace" text:style-name="Internet_20_link" text:visited-style-name="Visited_20_Internet_20_Link"><text:span text:style-name="T11">on GitHub in this repo. Now, honestly, the stuff we'll be doing is so</text:span></text:a><text:span text:style-name="T12"> </text:span><text:a xlink:type="simple" xlink:href="https://app.pluralsight.com/course-player?clipId=5ffaed65-7a62-4d76-ad9d-2bd0fb05838d&amp;startTime=50.95" office:target-frame-name="psplayer" xlink:show="replace" text:style-name="Internet_20_link" text:visited-style-name="Visited_20_Internet_20_Link"><text:span text:style-name="T11">easy,</text:span></text:a><text:span text:style-name="T12"> </text:span><text:a xlink:type="simple" xlink:href="https://app.pluralsight.com/course-player?clipId=5ffaed65-7a62-4d76-ad9d-2bd0fb05838d&amp;startTime=51.55" office:target-frame-name="psplayer" xlink:show="replace" text:style-name="Internet_20_link" text:visited-style-name="Visited_20_Internet_20_Link"><text:span text:style-name="T11">you can type everything in by hand if that's your thing, but, if you want</text:span></text:a><text:span text:style-name="T12"> </text:span><text:a xlink:type="simple" xlink:href="https://app.pluralsight.com/course-player?clipId=5ffaed65-7a62-4d76-ad9d-2bd0fb05838d&amp;startTime=55.85" office:target-frame-name="psplayer" xlink:show="replace" text:style-name="Internet_20_link" text:visited-style-name="Visited_20_Internet_20_Link"><text:span text:style-name="T11">to, you can download it all with the following commands. Now then, you</text:span></text:a><text:span text:style-name="T12"> </text:span><text:a xlink:type="simple" xlink:href="https://app.pluralsight.com/course-player?clipId=5ffaed65-7a62-4d76-ad9d-2bd0fb05838d&amp;startTime=60.68" office:target-frame-name="psplayer" xlink:show="replace" text:style-name="Internet_20_link" text:visited-style-name="Visited_20_Internet_20_Link"><text:span text:style-name="T11">will need to install Git, but it's dead easy.</text:span></text:a><text:span text:style-name="T12"> </text:span><text:a xlink:type="simple" xlink:href="https://app.pluralsight.com/course-player?clipId=5ffaed65-7a62-4d76-ad9d-2bd0fb05838d&amp;startTime=63.68" office:target-frame-name="psplayer" xlink:show="replace" text:style-name="Internet_20_link" text:visited-style-name="Visited_20_Internet_20_Link"><text:span text:style-name="T11">Just Google, how do I install Git? And then, once you've got it,</text:span></text:a><text:span text:style-name="T12"> </text:span><text:a xlink:type="simple" xlink:href="https://app.pluralsight.com/course-player?clipId=5ffaed65-7a62-4d76-ad9d-2bd0fb05838d&amp;startTime=68.48" office:target-frame-name="psplayer" xlink:show="replace" text:style-name="Internet_20_link" text:visited-style-name="Visited_20_Internet_20_Link"><text:span text:style-name="T11">just clone the repo like this, and then switch into the directory,</text:span></text:a><text:span text:style-name="T12"> </text:span><text:a xlink:type="simple" xlink:href="https://app.pluralsight.com/course-player?clipId=5ffaed65-7a62-4d76-ad9d-2bd0fb05838d&amp;startTime=74.94" office:target-frame-name="psplayer" xlink:show="replace" text:style-name="Internet_20_link" text:visited-style-name="Visited_20_Internet_20_Link"><text:span text:style-name="T11">and from there, you've got all the code in the folders, just like on</text:span></text:a><text:span text:style-name="T12"> </text:span><text:a xlink:type="simple" xlink:href="https://app.pluralsight.com/course-player?clipId=5ffaed65-7a62-4d76-ad9d-2bd0fb05838d&amp;startTime=78.36" office:target-frame-name="psplayer" xlink:show="replace" text:style-name="Internet_20_link" text:visited-style-name="Visited_20_Internet_20_Link"><text:span text:style-name="T11">GitHub. Great, but seriously, don't stress if you don't know Git or</text:span></text:a><text:span text:style-name="T12"> </text:span><text:a xlink:type="simple" xlink:href="https://app.pluralsight.com/course-player?clipId=5ffaed65-7a62-4d76-ad9d-2bd0fb05838d&amp;startTime=84.79" office:target-frame-name="psplayer" xlink:show="replace" text:style-name="Internet_20_link" text:visited-style-name="Visited_20_Internet_20_Link"><text:span text:style-name="T11">GitHub, you don't need to, I'll be keeping things so simple to follow along with.</text:span></text:a><text:span text:style-name="T12"> </text:span><text:a xlink:type="simple" xlink:href="https://app.pluralsight.com/course-player?clipId=5ffaed65-7a62-4d76-ad9d-2bd0fb05838d&amp;startTime=90.84" office:target-frame-name="psplayer" xlink:show="replace" text:style-name="Internet_20_link" text:visited-style-name="Visited_20_Internet_20_Link"><text:span text:style-name="T11">But yeah, I reckon that's it. Come on, let's crack on with the course.</text:span></text:a></text:p>
      <text:h text:style-name="P1" text:outline-level="2"><text:a xlink:type="simple" xlink:href="https://app.pluralsight.com/course-player?clipId=d4a3d77a-b45d-45ba-80cb-c955f5cd179a" office:target-frame-name="psplayer" xlink:show="replace" text:style-name="Internet_20_link" text:visited-style-name="Visited_20_Internet_20_Link"><text:span text:style-name="T11">Introducing Go</text:span></text:a></text:h>
      <text:h text:style-name="P3" text:outline-level="3"><text:a xlink:type="simple" xlink:href="https://app.pluralsight.com/course-player?clipId=d4a3d77a-b45d-45ba-80cb-c955f5cd179a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d4a3d77a-b45d-45ba-80cb-c955f5cd179a&amp;startTime=1.74" office:target-frame-name="psplayer" xlink:show="replace" text:style-name="Internet_20_link" text:visited-style-name="Visited_20_Internet_20_Link"><text:span text:style-name="T11">Right, then.</text:span></text:a><text:span text:style-name="T12"> </text:span><text:a xlink:type="simple" xlink:href="https://app.pluralsight.com/course-player?clipId=d4a3d77a-b45d-45ba-80cb-c955f5cd179a&amp;startTime=2.94" office:target-frame-name="psplayer" xlink:show="replace" text:style-name="Internet_20_link" text:visited-style-name="Visited_20_Internet_20_Link"><text:span text:style-name="T11">The plan for this module, I think, is to talk a bit about Go as a language,</text:span></text:a><text:span text:style-name="T12"> </text:span><text:a xlink:type="simple" xlink:href="https://app.pluralsight.com/course-player?clipId=d4a3d77a-b45d-45ba-80cb-c955f5cd179a&amp;startTime=8.2" office:target-frame-name="psplayer" xlink:show="replace" text:style-name="Internet_20_link" text:visited-style-name="Visited_20_Internet_20_Link"><text:span text:style-name="T11">like what do we mean when we say things like it's a compiled,</text:span></text:a><text:span text:style-name="T12"> </text:span><text:a xlink:type="simple" xlink:href="https://app.pluralsight.com/course-player?clipId=d4a3d77a-b45d-45ba-80cb-c955f5cd179a&amp;startTime=12.55" office:target-frame-name="psplayer" xlink:show="replace" text:style-name="Internet_20_link" text:visited-style-name="Visited_20_Internet_20_Link"><text:span text:style-name="T11">statically‑typed systems language that does its own garbage</text:span></text:a><text:span text:style-name="T12"> </text:span><text:a xlink:type="simple" xlink:href="https://app.pluralsight.com/course-player?clipId=d4a3d77a-b45d-45ba-80cb-c955f5cd179a&amp;startTime=15.82" office:target-frame-name="psplayer" xlink:show="replace" text:style-name="Internet_20_link" text:visited-style-name="Visited_20_Internet_20_Link"><text:span text:style-name="T11">collection, it infers, it supports concurrency,</text:span></text:a><text:span text:style-name="T12"> </text:span><text:a xlink:type="simple" xlink:href="https://app.pluralsight.com/course-player?clipId=d4a3d77a-b45d-45ba-80cb-c955f5cd179a&amp;startTime=18.87" office:target-frame-name="psplayer" xlink:show="replace" text:style-name="Internet_20_link" text:visited-style-name="Visited_20_Internet_20_Link"><text:span text:style-name="T11">all of that jargon, what does it mean?</text:span></text:a><text:span text:style-name="T12"> </text:span><text:a xlink:type="simple" xlink:href="https://app.pluralsight.com/course-player?clipId=d4a3d77a-b45d-45ba-80cb-c955f5cd179a&amp;startTime=22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4a3d77a-b45d-45ba-80cb-c955f5cd179a&amp;startTime=23.43" office:target-frame-name="psplayer" xlink:show="replace" text:style-name="Internet_20_link" text:visited-style-name="Visited_20_Internet_20_Link"><text:span text:style-name="T11">look, if you already know all of that, magic. This course will</text:span></text:a><text:span text:style-name="T12"> </text:span><text:a xlink:type="simple" xlink:href="https://app.pluralsight.com/course-player?clipId=d4a3d77a-b45d-45ba-80cb-c955f5cd179a&amp;startTime=27.45" office:target-frame-name="psplayer" xlink:show="replace" text:style-name="Internet_20_link" text:visited-style-name="Visited_20_Internet_20_Link"><text:span text:style-name="T11">be a walk in the park. But if that actually sounded like I was</text:span></text:a><text:span text:style-name="T12"> </text:span><text:a xlink:type="simple" xlink:href="https://app.pluralsight.com/course-player?clipId=d4a3d77a-b45d-45ba-80cb-c955f5cd179a&amp;startTime=31.64" office:target-frame-name="psplayer" xlink:show="replace" text:style-name="Internet_20_link" text:visited-style-name="Visited_20_Internet_20_Link"><text:span text:style-name="T11">speaking Klingon or something,</text:span></text:a><text:span text:style-name="T12"> </text:span><text:a xlink:type="simple" xlink:href="https://app.pluralsight.com/course-player?clipId=d4a3d77a-b45d-45ba-80cb-c955f5cd179a&amp;startTime=33.76" office:target-frame-name="psplayer" xlink:show="replace" text:style-name="Internet_20_link" text:visited-style-name="Visited_20_Internet_20_Link"><text:span text:style-name="T11">that's alright as well. We'll explain everything as we go.</text:span></text:a><text:span text:style-name="T12"> </text:span><text:a xlink:type="simple" xlink:href="https://app.pluralsight.com/course-player?clipId=d4a3d77a-b45d-45ba-80cb-c955f5cd179a&amp;startTime=37.86" office:target-frame-name="psplayer" xlink:show="replace" text:style-name="Internet_20_link" text:visited-style-name="Visited_20_Internet_20_Link"><text:span text:style-name="T11">And you'll be putting it all into action,</text:span></text:a><text:span text:style-name="T12"> </text:span><text:a xlink:type="simple" xlink:href="https://app.pluralsight.com/course-player?clipId=d4a3d77a-b45d-45ba-80cb-c955f5cd179a&amp;startTime=40.24" office:target-frame-name="psplayer" xlink:show="replace" text:style-name="Internet_20_link" text:visited-style-name="Visited_20_Internet_20_Link"><text:span text:style-name="T11">so you'll pick it up. And you know what? By the end of the course,</text:span></text:a><text:span text:style-name="T12"> </text:span><text:a xlink:type="simple" xlink:href="https://app.pluralsight.com/course-player?clipId=d4a3d77a-b45d-45ba-80cb-c955f5cd179a&amp;startTime=43.1" office:target-frame-name="psplayer" xlink:show="replace" text:style-name="Internet_20_link" text:visited-style-name="Visited_20_Internet_20_Link"><text:span text:style-name="T11">you'll be like, wow, I actually know what all </text:span></text:a><text:soft-page-break/><text:a xlink:type="simple" xlink:href="https://app.pluralsight.com/course-player?clipId=d4a3d77a-b45d-45ba-80cb-c955f5cd179a&amp;startTime=43.1" office:target-frame-name="psplayer" xlink:show="replace" text:style-name="Internet_20_link" text:visited-style-name="Visited_20_Internet_20_Link"><text:span text:style-name="T11">that means.</text:span></text:a><text:span text:style-name="T12"> </text:span><text:a xlink:type="simple" xlink:href="https://app.pluralsight.com/course-player?clipId=d4a3d77a-b45d-45ba-80cb-c955f5cd179a&amp;startTime=47.24" office:target-frame-name="psplayer" xlink:show="replace" text:style-name="Internet_20_link" text:visited-style-name="Visited_20_Internet_20_Link"><text:span text:style-name="T11">Anyway, after that, we'll see how to install Go, which is super easy. Alright then, let's try and explain Go.</text:span></text:a></text:p>
      <text:h text:style-name="P3" text:outline-level="3"><text:a xlink:type="simple" xlink:href="https://app.pluralsight.com/course-player?clipId=9ffa7243-9456-4ec7-8891-8ac79d02853e" office:target-frame-name="psplayer" xlink:show="replace" text:style-name="Internet_20_link" text:visited-style-name="Visited_20_Internet_20_Link"><text:span text:style-name="T11">Go Overview</text:span></text:a></text:h>
      <text:p text:style-name="P5"><text:a xlink:type="simple" xlink:href="https://app.pluralsight.com/course-player?clipId=9ffa7243-9456-4ec7-8891-8ac79d02853e&amp;startTime=1.8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9ffa7243-9456-4ec7-8891-8ac79d02853e&amp;startTime=2.55" office:target-frame-name="psplayer" xlink:show="replace" text:style-name="Internet_20_link" text:visited-style-name="Visited_20_Internet_20_Link"><text:span text:style-name="T11">so a quick 5 or so minutes getting our head around what</text:span></text:a><text:span text:style-name="T12"> </text:span><text:a xlink:type="simple" xlink:href="https://app.pluralsight.com/course-player?clipId=9ffa7243-9456-4ec7-8891-8ac79d02853e&amp;startTime=6.31" office:target-frame-name="psplayer" xlink:show="replace" text:style-name="Internet_20_link" text:visited-style-name="Visited_20_Internet_20_Link"><text:span text:style-name="T11">Go is and maybe its major features.</text:span></text:a><text:span text:style-name="T12"> </text:span><text:a xlink:type="simple" xlink:href="https://app.pluralsight.com/course-player?clipId=9ffa7243-9456-4ec7-8891-8ac79d02853e&amp;startTime=10.24" office:target-frame-name="psplayer" xlink:show="replace" text:style-name="Internet_20_link" text:visited-style-name="Visited_20_Internet_20_Link"><text:span text:style-name="T11">Well, I reckon first up we need to address the gopher in the room.</text:span></text:a><text:span text:style-name="T12"> </text:span><text:a xlink:type="simple" xlink:href="https://app.pluralsight.com/course-player?clipId=9ffa7243-9456-4ec7-8891-8ac79d02853e&amp;startTime=14.54" office:target-frame-name="psplayer" xlink:show="replace" text:style-name="Internet_20_link" text:visited-style-name="Visited_20_Internet_20_Link"><text:span text:style-name="T11">This is the Go gopher, and it's the official mascot of Go. And no,</text:span></text:a><text:span text:style-name="T12"> </text:span><text:a xlink:type="simple" xlink:href="https://app.pluralsight.com/course-player?clipId=9ffa7243-9456-4ec7-8891-8ac79d02853e&amp;startTime=19.55" office:target-frame-name="psplayer" xlink:show="replace" text:style-name="Internet_20_link" text:visited-style-name="Visited_20_Internet_20_Link"><text:span text:style-name="T11">it doesn't have a name.</text:span></text:a><text:span text:style-name="T12"> </text:span><text:a xlink:type="simple" xlink:href="https://app.pluralsight.com/course-player?clipId=9ffa7243-9456-4ec7-8891-8ac79d02853e&amp;startTime=21.14" office:target-frame-name="psplayer" xlink:show="replace" text:style-name="Internet_20_link" text:visited-style-name="Visited_20_Internet_20_Link"><text:span text:style-name="T11">It is simply the Go gopher, but it is a big part of the</text:span></text:a><text:span text:style-name="T12"> </text:span><text:a xlink:type="simple" xlink:href="https://app.pluralsight.com/course-player?clipId=9ffa7243-9456-4ec7-8891-8ac79d02853e&amp;startTime=25.21" office:target-frame-name="psplayer" xlink:show="replace" text:style-name="Internet_20_link" text:visited-style-name="Visited_20_Internet_20_Link"><text:span text:style-name="T11">community, and you're going to see it everywhere.</text:span></text:a><text:span text:style-name="T12"> </text:span><text:a xlink:type="simple" xlink:href="https://app.pluralsight.com/course-player?clipId=9ffa7243-9456-4ec7-8891-8ac79d02853e&amp;startTime=29.1" office:target-frame-name="psplayer" xlink:show="replace" text:style-name="Internet_20_link" text:visited-style-name="Visited_20_Internet_20_Link"><text:span text:style-name="T11">Now interestingly, it was designed and drawn by Renee French.</text:span></text:a><text:span text:style-name="T12"> </text:span><text:a xlink:type="simple" xlink:href="https://app.pluralsight.com/course-player?clipId=9ffa7243-9456-4ec7-8891-8ac79d02853e&amp;startTime=33.73" office:target-frame-name="psplayer" xlink:show="replace" text:style-name="Internet_20_link" text:visited-style-name="Visited_20_Internet_20_Link"><text:span text:style-name="T11">She's a well‑known writer and illustrator, and she's of</text:span></text:a><text:span text:style-name="T12"> </text:span><text:a xlink:type="simple" xlink:href="https://app.pluralsight.com/course-player?clipId=9ffa7243-9456-4ec7-8891-8ac79d02853e&amp;startTime=36.65" office:target-frame-name="psplayer" xlink:show="replace" text:style-name="Internet_20_link" text:visited-style-name="Visited_20_Internet_20_Link"><text:span text:style-name="T11">interest to us because she's married to Rob Pike, one of the</text:span></text:a><text:span text:style-name="T12"> </text:span><text:a xlink:type="simple" xlink:href="https://app.pluralsight.com/course-player?clipId=9ffa7243-9456-4ec7-8891-8ac79d02853e&amp;startTime=40.11" office:target-frame-name="psplayer" xlink:show="replace" text:style-name="Internet_20_link" text:visited-style-name="Visited_20_Internet_20_Link"><text:span text:style-name="T11">three original creators of Go, seriously.</text:span></text:a><text:span text:style-name="T12"> </text:span><text:a xlink:type="simple" xlink:href="https://app.pluralsight.com/course-player?clipId=9ffa7243-9456-4ec7-8891-8ac79d02853e&amp;startTime=44.44" office:target-frame-name="psplayer" xlink:show="replace" text:style-name="Internet_20_link" text:visited-style-name="Visited_20_Internet_20_Link"><text:span text:style-name="T11">So look, Go was created as a language at Google by Robert Griesemer,</text:span></text:a><text:span text:style-name="T12"> </text:span><text:a xlink:type="simple" xlink:href="https://app.pluralsight.com/course-player?clipId=9ffa7243-9456-4ec7-8891-8ac79d02853e&amp;startTime=49.1" office:target-frame-name="psplayer" xlink:show="replace" text:style-name="Internet_20_link" text:visited-style-name="Visited_20_Internet_20_Link"><text:span text:style-name="T11">Ken Thompson, and Rob Pike.</text:span></text:a><text:span text:style-name="T12"> </text:span><text:a xlink:type="simple" xlink:href="https://app.pluralsight.com/course-player?clipId=9ffa7243-9456-4ec7-8891-8ac79d02853e&amp;startTime=51.86" office:target-frame-name="psplayer" xlink:show="replace" text:style-name="Internet_20_link" text:visited-style-name="Visited_20_Internet_20_Link"><text:span text:style-name="T11">So, Rob Pike, one of the Go founders,</text:span></text:a><text:span text:style-name="T12"> </text:span><text:a xlink:type="simple" xlink:href="https://app.pluralsight.com/course-player?clipId=9ffa7243-9456-4ec7-8891-8ac79d02853e&amp;startTime=54.08" office:target-frame-name="psplayer" xlink:show="replace" text:style-name="Internet_20_link" text:visited-style-name="Visited_20_Internet_20_Link"><text:span text:style-name="T11">his wife designed the gopher. Anyway, work on the</text:span></text:a><text:span text:style-name="T12"> </text:span><text:a xlink:type="simple" xlink:href="https://app.pluralsight.com/course-player?clipId=9ffa7243-9456-4ec7-8891-8ac79d02853e&amp;startTime=57.85" office:target-frame-name="psplayer" xlink:show="replace" text:style-name="Internet_20_link" text:visited-style-name="Visited_20_Internet_20_Link"><text:span text:style-name="T11">language started in something like 2007.</text:span></text:a><text:span text:style-name="T12"> </text:span><text:a xlink:type="simple" xlink:href="https://app.pluralsight.com/course-player?clipId=9ffa7243-9456-4ec7-8891-8ac79d02853e&amp;startTime=60.95" office:target-frame-name="psplayer" xlink:show="replace" text:style-name="Internet_20_link" text:visited-style-name="Visited_20_Internet_20_Link"><text:span text:style-name="T11">And as the legend goes, while the three founders were waiting</text:span></text:a><text:span text:style-name="T12"> </text:span><text:a xlink:type="simple" xlink:href="https://app.pluralsight.com/course-player?clipId=9ffa7243-9456-4ec7-8891-8ac79d02853e&amp;startTime=63.99" office:target-frame-name="psplayer" xlink:show="replace" text:style-name="Internet_20_link" text:visited-style-name="Visited_20_Internet_20_Link"><text:span text:style-name="T11">an eternity for the C++ program to compile,</text:span></text:a><text:span text:style-name="T12"> </text:span><text:a xlink:type="simple" xlink:href="https://app.pluralsight.com/course-player?clipId=9ffa7243-9456-4ec7-8891-8ac79d02853e&amp;startTime=67.27" office:target-frame-name="psplayer" xlink:show="replace" text:style-name="Internet_20_link" text:visited-style-name="Visited_20_Internet_20_Link"><text:span text:style-name="T11">they decided to sketch out what C or C++ would look like if they designed it,</text:span></text:a><text:span text:style-name="T12"> </text:span><text:a xlink:type="simple" xlink:href="https://app.pluralsight.com/course-player?clipId=9ffa7243-9456-4ec7-8891-8ac79d02853e&amp;startTime=71.97" office:target-frame-name="psplayer" xlink:show="replace" text:style-name="Internet_20_link" text:visited-style-name="Visited_20_Internet_20_Link"><text:span text:style-name="T11">or do you know what? Maybe what it would look like if it was designed then in</text:span></text:a><text:span text:style-name="T12"> </text:span><text:a xlink:type="simple" xlink:href="https://app.pluralsight.com/course-player?clipId=9ffa7243-9456-4ec7-8891-8ac79d02853e&amp;startTime=76.17" office:target-frame-name="psplayer" xlink:show="replace" text:style-name="Internet_20_link" text:visited-style-name="Visited_20_Internet_20_Link"><text:span text:style-name="T11">2007, rather than like 30 or 40 years earlier.</text:span></text:a><text:span text:style-name="T12"> </text:span><text:a xlink:type="simple" xlink:href="https://app.pluralsight.com/course-player?clipId=9ffa7243-9456-4ec7-8891-8ac79d02853e&amp;startTime=81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ffa7243-9456-4ec7-8891-8ac79d02853e&amp;startTime=81.34" office:target-frame-name="psplayer" xlink:show="replace" text:style-name="Internet_20_link" text:visited-style-name="Visited_20_Internet_20_Link"><text:span text:style-name="T11">fast forward a couple of years to 2009 when that C++ program had almost finished</text:span></text:a><text:span text:style-name="T12"> </text:span><text:a xlink:type="simple" xlink:href="https://app.pluralsight.com/course-player?clipId=9ffa7243-9456-4ec7-8891-8ac79d02853e&amp;startTime=87.04" office:target-frame-name="psplayer" xlink:show="replace" text:style-name="Internet_20_link" text:visited-style-name="Visited_20_Internet_20_Link"><text:span text:style-name="T11">compiling, and they released the first publicly available version of Go, and</text:span></text:a><text:span text:style-name="T12"> </text:span><text:a xlink:type="simple" xlink:href="https://app.pluralsight.com/course-player?clipId=9ffa7243-9456-4ec7-8891-8ac79d02853e&amp;startTime=92.4" office:target-frame-name="psplayer" xlink:show="replace" text:style-name="Internet_20_link" text:visited-style-name="Visited_20_Internet_20_Link"><text:span text:style-name="T11">they made it open source under a BSD style license.</text:span></text:a><text:span text:style-name="T12"> </text:span><text:a xlink:type="simple" xlink:href="https://app.pluralsight.com/course-player?clipId=9ffa7243-9456-4ec7-8891-8ac79d02853e&amp;startTime=97.44" office:target-frame-name="psplayer" xlink:show="replace" text:style-name="Internet_20_link" text:visited-style-name="Visited_20_Internet_20_Link"><text:span text:style-name="T11">So, at the time that I'm producing this course, Go</text:span></text:a><text:span text:style-name="T12"> </text:span><text:a xlink:type="simple" xlink:href="https://app.pluralsight.com/course-player?clipId=9ffa7243-9456-4ec7-8891-8ac79d02853e&amp;startTime=100.75" office:target-frame-name="psplayer" xlink:show="replace" text:style-name="Internet_20_link" text:visited-style-name="Visited_20_Internet_20_Link"><text:span text:style-name="T11">is well and truly established.</text:span></text:a><text:span text:style-name="T12"> </text:span><text:a xlink:type="simple" xlink:href="https://app.pluralsight.com/course-player?clipId=9ffa7243-9456-4ec7-8891-8ac79d02853e&amp;startTime=102.48" office:target-frame-name="psplayer" xlink:show="replace" text:style-name="Internet_20_link" text:visited-style-name="Visited_20_Internet_20_Link"><text:span text:style-name="T11">I mean, okay, it's properly young compared to the likes of C and C++,</text:span></text:a><text:span text:style-name="T12"> </text:span><text:a xlink:type="simple" xlink:href="https://app.pluralsight.com/course-player?clipId=9ffa7243-9456-4ec7-8891-8ac79d02853e&amp;startTime=107.39" office:target-frame-name="psplayer" xlink:show="replace" text:style-name="Internet_20_link" text:visited-style-name="Visited_20_Internet_20_Link"><text:span text:style-name="T11">both of which are 70s and 80s babies.</text:span></text:a><text:span text:style-name="T12"> </text:span><text:a xlink:type="simple" xlink:href="https://app.pluralsight.com/course-player?clipId=9ffa7243-9456-4ec7-8891-8ac79d02853e&amp;startTime=109.99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9ffa7243-9456-4ec7-8891-8ac79d02853e&amp;startTime=111.05" office:target-frame-name="psplayer" xlink:show="replace" text:style-name="Internet_20_link" text:visited-style-name="Visited_20_Internet_20_Link"><text:span text:style-name="T11">It's even young compared to the likes of Python and Java.</text:span></text:a><text:span text:style-name="T12"> </text:span><text:a xlink:type="simple" xlink:href="https://app.pluralsight.com/course-player?clipId=9ffa7243-9456-4ec7-8891-8ac79d02853e&amp;startTime=116.14" office:target-frame-name="psplayer" xlink:show="replace" text:style-name="Internet_20_link" text:visited-style-name="Visited_20_Internet_20_Link"><text:span text:style-name="T11">Now you can look at it being young in two ways.</text:span></text:a><text:span text:style-name="T12"> </text:span><text:a xlink:type="simple" xlink:href="https://app.pluralsight.com/course-player?clipId=9ffa7243-9456-4ec7-8891-8ac79d02853e&amp;startTime=118.78" office:target-frame-name="psplayer" xlink:show="replace" text:style-name="Internet_20_link" text:visited-style-name="Visited_20_Internet_20_Link"><text:span text:style-name="T11">Yes, It's obviously not as mature as some of those other languages,</text:span></text:a><text:span text:style-name="T12"> </text:span><text:a xlink:type="simple" xlink:href="https://app.pluralsight.com/course-player?clipId=9ffa7243-9456-4ec7-8891-8ac79d02853e&amp;startTime=123.14" office:target-frame-name="psplayer" xlink:show="replace" text:style-name="Internet_20_link" text:visited-style-name="Visited_20_Internet_20_Link"><text:span text:style-name="T11">but hey, they were all written way back in the last century.</text:span></text:a><text:span text:style-name="T12"> </text:span><text:a xlink:type="simple" xlink:href="https://app.pluralsight.com/course-player?clipId=9ffa7243-9456-4ec7-8891-8ac79d02853e&amp;startTime=127.57" office:target-frame-name="psplayer" xlink:show="replace" text:style-name="Internet_20_link" text:visited-style-name="Visited_20_Internet_20_Link"><text:span text:style-name="T11">So no, Go is not as mature as some of those,</text:span></text:a><text:span text:style-name="T12"> </text:span><text:a xlink:type="simple" xlink:href="https://app.pluralsight.com/course-player?clipId=9ffa7243-9456-4ec7-8891-8ac79d02853e&amp;startTime=130.77" office:target-frame-name="psplayer" xlink:show="replace" text:style-name="Internet_20_link" text:visited-style-name="Visited_20_Internet_20_Link"><text:span text:style-name="T11">but at least it was written in this century.</text:span></text:a><text:span text:style-name="T12"> </text:span><text:a xlink:type="simple" xlink:href="https://app.pluralsight.com/course-player?clipId=9ffa7243-9456-4ec7-8891-8ac79d02853e&amp;startTime=133.94" office:target-frame-name="psplayer" xlink:show="replace" text:style-name="Internet_20_link" text:visited-style-name="Visited_20_Internet_20_Link"><text:span text:style-name="T11">And when you consider how much the world has changed with the advent</text:span></text:a><text:span text:style-name="T12"> </text:span><text:a xlink:type="simple" xlink:href="https://app.pluralsight.com/course-player?clipId=9ffa7243-9456-4ec7-8891-8ac79d02853e&amp;startTime=136.68" office:target-frame-name="psplayer" xlink:show="replace" text:style-name="Internet_20_link" text:visited-style-name="Visited_20_Internet_20_Link"><text:span text:style-name="T11">of cloud and the likes, then Go as a pretty modern language, it's</text:span></text:a><text:span text:style-name="T12"> </text:span><text:a xlink:type="simple" xlink:href="https://app.pluralsight.com/course-player?clipId=9ffa7243-9456-4ec7-8891-8ac79d02853e&amp;startTime=140.99" office:target-frame-name="psplayer" xlink:show="replace" text:style-name="Internet_20_link" text:visited-style-name="Visited_20_Internet_20_Link"><text:span text:style-name="T11">well suited to this century's demands.</text:span></text:a><text:span text:style-name="T12"> </text:span><text:a xlink:type="simple" xlink:href="https://app.pluralsight.com/course-player?clipId=9ffa7243-9456-4ec7-8891-8ac79d02853e&amp;startTime=144.14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9ffa7243-9456-4ec7-8891-8ac79d02853e&amp;startTime=144.5" office:target-frame-name="psplayer" xlink:show="replace" text:style-name="Internet_20_link" text:visited-style-name="Visited_20_Internet_20_Link"><text:span text:style-name="T11">you know what? The who's who of major cloud</text:span></text:a><text:span text:style-name="T12"> </text:span><text:a xlink:type="simple" xlink:href="https://app.pluralsight.com/course-player?clipId=9ffa7243-9456-4ec7-8891-8ac79d02853e&amp;startTime=147.62" office:target-frame-name="psplayer" xlink:show="replace" text:style-name="Internet_20_link" text:visited-style-name="Visited_20_Internet_20_Link"><text:span text:style-name="T11">infrastructure projects are all written in Go.</text:span></text:a><text:span text:style-name="T12"> </text:span><text:a xlink:type="simple" xlink:href="https://app.pluralsight.com/course-player?clipId=9ffa7243-9456-4ec7-8891-8ac79d02853e&amp;startTime=150.94" office:target-frame-name="psplayer" xlink:show="replace" text:style-name="Internet_20_link" text:visited-style-name="Visited_20_Internet_20_Link"><text:span text:style-name="T11">So Docker and Kubernetes,</text:span></text:a><text:span text:style-name="T12"> </text:span><text:a xlink:type="simple" xlink:href="https://app.pluralsight.com/course-player?clipId=9ffa7243-9456-4ec7-8891-8ac79d02853e&amp;startTime=152.9" office:target-frame-name="psplayer" xlink:show="replace" text:style-name="Internet_20_link" text:visited-style-name="Visited_20_Internet_20_Link"><text:span text:style-name="T11">that's right, both written in Go. Etcd and</text:span></text:a><text:span text:style-name="T12"> </text:span><text:a xlink:type="simple" xlink:href="https://app.pluralsight.com/course-player?clipId=9ffa7243-9456-4ec7-8891-8ac79d02853e&amp;startTime=155.83" office:target-frame-name="psplayer" xlink:show="replace" text:style-name="Internet_20_link" text:visited-style-name="Visited_20_Internet_20_Link"><text:span text:style-name="T11">Terraform, you've got it, written in Go.</text:span></text:a><text:span text:style-name="T12"> </text:span><text:a xlink:type="simple" xlink:href="https://app.pluralsight.com/course-player?clipId=9ffa7243-9456-4ec7-8891-8ac79d02853e&amp;startTime=159.64" office:target-frame-name="psplayer" xlink:show="replace" text:style-name="Internet_20_link" text:visited-style-name="Visited_20_Internet_20_Link"><text:span text:style-name="T11">So yeah,</text:span></text:a><text:span text:style-name="T12"> </text:span><text:a xlink:type="simple" xlink:href="https://app.pluralsight.com/course-player?clipId=9ffa7243-9456-4ec7-8891-8ac79d02853e&amp;startTime=160.42" office:target-frame-name="psplayer" xlink:show="replace" text:style-name="Internet_20_link" text:visited-style-name="Visited_20_Internet_20_Link"><text:span text:style-name="T11">it's young, but it is widely used and very much production‑ready. Now, I</text:span></text:a><text:span text:style-name="T12"> </text:span><text:a xlink:type="simple" xlink:href="https://app.pluralsight.com/course-player?clipId=9ffa7243-9456-4ec7-8891-8ac79d02853e&amp;startTime=167.99" office:target-frame-name="psplayer" xlink:show="replace" text:style-name="Internet_20_link" text:visited-style-name="Visited_20_Internet_20_Link"><text:span text:style-name="T11">think it's fair to say that Go was designed as a systems language. I'm</text:span></text:a><text:span text:style-name="T12"> </text:span><text:a xlink:type="simple" xlink:href="https://app.pluralsight.com/course-player?clipId=9ffa7243-9456-4ec7-8891-8ac79d02853e&amp;startTime=171.97" office:target-frame-name="psplayer" xlink:show="replace" text:style-name="Internet_20_link" text:visited-style-name="Visited_20_Internet_20_Link"><text:span text:style-name="T11">using air quotes there. So, it was designed for things like building</text:span></text:a><text:span text:style-name="T12"> </text:span><text:a xlink:type="simple" xlink:href="https://app.pluralsight.com/course-player?clipId=9ffa7243-9456-4ec7-8891-8ac79d02853e&amp;startTime=176.05" office:target-frame-name="psplayer" xlink:show="replace" text:style-name="Internet_20_link" text:visited-style-name="Visited_20_Internet_20_Link"><text:span text:style-name="T11">operating systems and infrastructure projects like Docker and Kubernetes,</text:span></text:a><text:span text:style-name="T12"> </text:span><text:a xlink:type="simple" xlink:href="https://app.pluralsight.com/course-player?clipId=9ffa7243-9456-4ec7-8891-8ac79d02853e&amp;startTime=179.99" office:target-frame-name="psplayer" xlink:show="replace" text:style-name="Internet_20_link" text:visited-style-name="Visited_20_Internet_20_Link"><text:span text:style-name="T11">yeah? But do you know what?</text:span></text:a><text:span text:style-name="T12"> </text:span><text:a xlink:type="simple" xlink:href="https://app.pluralsight.com/course-player?clipId=9ffa7243-9456-4ec7-8891-8ac79d02853e&amp;startTime=183.34" office:target-frame-name="psplayer" xlink:show="replace" text:style-name="Internet_20_link" text:visited-style-name="Visited_20_Internet_20_Link"><text:span text:style-name="T11">It's evolved over the years to be a solid choice for things</text:span></text:a><text:span text:style-name="T12"> </text:span><text:a xlink:type="simple" xlink:href="https://app.pluralsight.com/course-player?clipId=9ffa7243-9456-4ec7-8891-8ac79d02853e&amp;startTime=186.69" office:target-frame-name="psplayer" xlink:show="replace" text:style-name="Internet_20_link" text:visited-style-name="Visited_20_Internet_20_Link"><text:span text:style-name="T11">like web services and other high‑level apps.</text:span></text:a><text:span text:style-name="T12"> </text:span><text:a xlink:type="simple" xlink:href="https://app.pluralsight.com/course-player?clipId=9ffa7243-9456-4ec7-8891-8ac79d02853e&amp;startTime=189.55" office:target-frame-name="psplayer" xlink:show="replace" text:style-name="Internet_20_link" text:visited-style-name="Visited_20_Internet_20_Link"><text:span text:style-name="T11">So today, Go is a solid all‑rounder, and it is a cracking language for</text:span></text:a><text:span text:style-name="T12"> </text:span><text:a xlink:type="simple" xlink:href="https://app.pluralsight.com/course-player?clipId=9ffa7243-9456-4ec7-8891-8ac79d02853e&amp;startTime=194.82" office:target-frame-name="psplayer" xlink:show="replace" text:style-name="Internet_20_link" text:visited-style-name="Visited_20_Internet_20_Link"><text:span text:style-name="T11">you to learn. Now then, as a language, it is a bit like C and C++,</text:span></text:a><text:span text:style-name="T12"> </text:span><text:a xlink:type="simple" xlink:href="https://app.pluralsight.com/course-player?clipId=9ffa7243-9456-4ec7-8891-8ac79d02853e&amp;startTime=201.72" office:target-frame-name="psplayer" xlink:show="replace" text:style-name="Internet_20_link" text:visited-style-name="Visited_20_Internet_20_Link"><text:span text:style-name="T11">only fortunately, it is way simpler. Like as a language, it's cleaner</text:span></text:a><text:span text:style-name="T12"> </text:span><text:a xlink:type="simple" xlink:href="https://app.pluralsight.com/course-player?clipId=9ffa7243-9456-4ec7-8891-8ac79d02853e&amp;startTime=207.74" office:target-frame-name="psplayer" xlink:show="replace" text:style-name="Internet_20_link" text:visited-style-name="Visited_20_Internet_20_Link"><text:span text:style-name="T11">and more concise than C, plus,</text:span></text:a><text:span text:style-name="T12"> </text:span><text:a xlink:type="simple" xlink:href="https://app.pluralsight.com/course-player?clipId=9ffa7243-9456-4ec7-8891-8ac79d02853e&amp;startTime=209.87" office:target-frame-name="psplayer" xlink:show="replace" text:style-name="Internet_20_link" text:visited-style-name="Visited_20_Internet_20_Link"><text:span text:style-name="T11">it does its own garbage collection, which C doesn't. Now, I'm</text:span></text:a><text:span text:style-name="T12"> </text:span><text:a xlink:type="simple" xlink:href="https://app.pluralsight.com/course-player?clipId=9ffa7243-9456-4ec7-8891-8ac79d02853e&amp;startTime=214.43" office:target-frame-name="psplayer" xlink:show="replace" text:style-name="Internet_20_link" text:visited-style-name="Visited_20_Internet_20_Link"><text:span text:style-name="T11">aware that I'm throwing around the odd buzzword. And if you're</text:span></text:a><text:span text:style-name="T12"> </text:span><text:a xlink:type="simple" xlink:href="https://app.pluralsight.com/course-player?clipId=9ffa7243-9456-4ec7-8891-8ac79d02853e&amp;startTime=216.89" office:target-frame-name="psplayer" xlink:show="replace" text:style-name="Internet_20_link" text:visited-style-name="Visited_20_Internet_20_Link"><text:span text:style-name="T11">not sure about what some of those mean,</text:span></text:a><text:span text:style-name="T12"> </text:span><text:a xlink:type="simple" xlink:href="https://app.pluralsight.com/course-player?clipId=9ffa7243-9456-4ec7-8891-8ac79d02853e&amp;startTime=218.83" office:target-frame-name="psplayer" xlink:show="replace" text:style-name="Internet_20_link" text:visited-style-name="Visited_20_Internet_20_Link"><text:span text:style-name="T11">don't sweat. We'll be explaining them all later on, and</text:span></text:a><text:span text:style-name="T12"> </text:span><text:a xlink:type="simple" xlink:href="https://app.pluralsight.com/course-player?clipId=9ffa7243-9456-4ec7-8891-8ac79d02853e&amp;startTime=221.82" office:target-frame-name="psplayer" xlink:show="replace" text:style-name="Internet_20_link" text:visited-style-name="Visited_20_Internet_20_Link"><text:span text:style-name="T11">you'll even see most of them in action.</text:span></text:a><text:span text:style-name="T12"> </text:span><text:a xlink:type="simple" xlink:href="https://app.pluralsight.com/course-player?clipId=9ffa7243-9456-4ec7-8891-8ac79d02853e&amp;startTime=224.24" office:target-frame-name="psplayer" xlink:show="replace" text:style-name="Internet_20_link" text:visited-style-name="Visited_20_Internet_20_Link"><text:span text:style-name="T11">But for now, garbage collection is just the language itself</text:span></text:a><text:span text:style-name="T12"> </text:span><text:a xlink:type="simple" xlink:href="https://app.pluralsight.com/course-player?clipId=9ffa7243-9456-4ec7-8891-8ac79d02853e&amp;startTime=228.16" office:target-frame-name="psplayer" xlink:show="replace" text:style-name="Internet_20_link" text:visited-style-name="Visited_20_Internet_20_Link"><text:span text:style-name="T11">taking care of memory management. You know,</text:span></text:a><text:span text:style-name="T12"> </text:span><text:a xlink:type="simple" xlink:href="https://app.pluralsight.com/course-player?clipId=9ffa7243-9456-4ec7-8891-8ac79d02853e&amp;startTime=230.96" office:target-frame-name="psplayer" xlink:show="replace" text:style-name="Internet_20_link" text:visited-style-name="Visited_20_Internet_20_Link"><text:span text:style-name="T11">like deallocating memory and the likes automatically</text:span></text:a><text:span text:style-name="T12"> </text:span><text:a xlink:type="simple" xlink:href="https://app.pluralsight.com/course-player?clipId=9ffa7243-9456-4ec7-8891-8ac79d02853e&amp;startTime=233.86" office:target-frame-name="psplayer" xlink:show="replace" text:style-name="Internet_20_link" text:visited-style-name="Visited_20_Internet_20_Link"><text:span text:style-name="T11">so that you as a developer, well,</text:span></text:a><text:span text:style-name="T12"> </text:span><text:a xlink:type="simple" xlink:href="https://app.pluralsight.com/course-player?clipId=9ffa7243-9456-4ec7-8891-8ac79d02853e&amp;startTime=235.73" office:target-frame-name="psplayer" xlink:show="replace" text:style-name="Internet_20_link" text:visited-style-name="Visited_20_Internet_20_Link"><text:span text:style-name="T11">I guess you can just think about other stuff, yeah? Anyway, Go only</text:span></text:a><text:span text:style-name="T12"> </text:span><text:a xlink:type="simple" xlink:href="https://app.pluralsight.com/course-player?clipId=9ffa7243-9456-4ec7-8891-8ac79d02853e&amp;startTime=241.23" office:target-frame-name="psplayer" xlink:show="replace" text:style-name="Internet_20_link" text:visited-style-name="Visited_20_Internet_20_Link"><text:span text:style-name="T11">has 25 keywords, and that really isn't many. It's definitely less</text:span></text:a><text:span text:style-name="T12"> </text:span><text:a xlink:type="simple" xlink:href="https://app.pluralsight.com/course-player?clipId=9ffa7243-9456-4ec7-8891-8ac79d02853e&amp;startTime=246.49" office:target-frame-name="psplayer" xlink:show="replace" text:style-name="Internet_20_link" text:visited-style-name="Visited_20_Internet_20_Link"><text:span text:style-name="T11">than C and Python, and it is way less than Java, so technically</text:span></text:a><text:span text:style-name="T12"> </text:span><text:a xlink:type="simple" xlink:href="https://app.pluralsight.com/course-player?clipId=9ffa7243-9456-4ec7-8891-8ac79d02853e&amp;startTime=251.38" office:target-frame-name="psplayer" xlink:show="replace" text:style-name="Internet_20_link" text:visited-style-name="Visited_20_Internet_20_Link"><text:span text:style-name="T11">easier to learn. Obviously as well, it's cross‑platform,</text:span></text:a><text:span text:style-name="T12"> </text:span><text:a xlink:type="simple" xlink:href="https://app.pluralsight.com/course-player?clipId=9ffa7243-9456-4ec7-8891-8ac79d02853e&amp;startTime=256.13" office:target-frame-name="psplayer" xlink:show="replace" text:style-name="Internet_20_link" text:visited-style-name="Visited_20_Internet_20_Link"><text:span text:style-name="T11">so you're good to go on Linux, Windows,</text:span></text:a><text:span text:style-name="T12"> </text:span><text:a xlink:type="simple" xlink:href="https://app.pluralsight.com/course-player?clipId=9ffa7243-9456-4ec7-8891-8ac79d02853e&amp;startTime=258.67" office:target-frame-name="psplayer" xlink:show="replace" text:style-name="Internet_20_link" text:visited-style-name="Visited_20_Internet_20_Link"><text:span text:style-name="T11">macOS, BSD, and even good old Solaris. It is a compiled language. That means</text:span></text:a><text:span text:style-name="T12"> </text:span><text:a xlink:type="simple" xlink:href="https://app.pluralsight.com/course-player?clipId=9ffa7243-9456-4ec7-8891-8ac79d02853e&amp;startTime=266.4" office:target-frame-name="psplayer" xlink:show="replace" text:style-name="Internet_20_link" text:visited-style-name="Visited_20_Internet_20_Link"><text:span text:style-name="T11">the nice, easy‑to‑read code that we're going to write,</text:span></text:a><text:span text:style-name="T12"> </text:span><text:a xlink:type="simple" xlink:href="https://app.pluralsight.com/course-player?clipId=9ffa7243-9456-4ec7-8891-8ac79d02853e&amp;startTime=268.88" office:target-frame-name="psplayer" xlink:show="replace" text:style-name="Internet_20_link" text:visited-style-name="Visited_20_Internet_20_Link"><text:span text:style-name="T11">that gets compiled down to machine code </text:span></text:a><text:soft-page-break/><text:a xlink:type="simple" xlink:href="https://app.pluralsight.com/course-player?clipId=9ffa7243-9456-4ec7-8891-8ac79d02853e&amp;startTime=268.88" office:target-frame-name="psplayer" xlink:show="replace" text:style-name="Internet_20_link" text:visited-style-name="Visited_20_Internet_20_Link"><text:span text:style-name="T11">that runs</text:span></text:a><text:span text:style-name="T12"> </text:span><text:a xlink:type="simple" xlink:href="https://app.pluralsight.com/course-player?clipId=9ffa7243-9456-4ec7-8891-8ac79d02853e&amp;startTime=272.02" office:target-frame-name="psplayer" xlink:show="replace" text:style-name="Internet_20_link" text:visited-style-name="Visited_20_Internet_20_Link"><text:span text:style-name="T11">without an interpreter. Buzzwords again.</text:span></text:a><text:span text:style-name="T12"> </text:span><text:a xlink:type="simple" xlink:href="https://app.pluralsight.com/course-player?clipId=9ffa7243-9456-4ec7-8891-8ac79d02853e&amp;startTime=275.51" office:target-frame-name="psplayer" xlink:show="replace" text:style-name="Internet_20_link" text:visited-style-name="Visited_20_Internet_20_Link"><text:span text:style-name="T11">Okay, tell you what. My first programming language,</text:span></text:a><text:span text:style-name="T12"> </text:span><text:a xlink:type="simple" xlink:href="https://app.pluralsight.com/course-player?clipId=9ffa7243-9456-4ec7-8891-8ac79d02853e&amp;startTime=279.05" office:target-frame-name="psplayer" xlink:show="replace" text:style-name="Internet_20_link" text:visited-style-name="Visited_20_Internet_20_Link"><text:span text:style-name="T11">FoxPro, way back in the day,</text:span></text:a><text:span text:style-name="T12"> </text:span><text:a xlink:type="simple" xlink:href="https://app.pluralsight.com/course-player?clipId=9ffa7243-9456-4ec7-8891-8ac79d02853e&amp;startTime=281.33" office:target-frame-name="psplayer" xlink:show="replace" text:style-name="Internet_20_link" text:visited-style-name="Visited_20_Internet_20_Link"><text:span text:style-name="T11">that was an interpreted language. Jargon that meant the</text:span></text:a><text:span text:style-name="T12"> </text:span><text:a xlink:type="simple" xlink:href="https://app.pluralsight.com/course-player?clipId=9ffa7243-9456-4ec7-8891-8ac79d02853e&amp;startTime=285.24" office:target-frame-name="psplayer" xlink:show="replace" text:style-name="Internet_20_link" text:visited-style-name="Visited_20_Internet_20_Link"><text:span text:style-name="T11">programs I wrote in FoxPro needed a separate piece of</text:span></text:a><text:span text:style-name="T12"> </text:span><text:a xlink:type="simple" xlink:href="https://app.pluralsight.com/course-player?clipId=9ffa7243-9456-4ec7-8891-8ac79d02853e&amp;startTime=288.28" office:target-frame-name="psplayer" xlink:show="replace" text:style-name="Internet_20_link" text:visited-style-name="Visited_20_Internet_20_Link"><text:span text:style-name="T11">software called an interpreter to run them.</text:span></text:a><text:span text:style-name="T12"> </text:span><text:a xlink:type="simple" xlink:href="https://app.pluralsight.com/course-player?clipId=9ffa7243-9456-4ec7-8891-8ac79d02853e&amp;startTime=290.83" office:target-frame-name="psplayer" xlink:show="replace" text:style-name="Internet_20_link" text:visited-style-name="Visited_20_Internet_20_Link"><text:span text:style-name="T11">So I'd write programs for customers, and then for the customers to run them,</text:span></text:a><text:span text:style-name="T12"> </text:span><text:a xlink:type="simple" xlink:href="https://app.pluralsight.com/course-player?clipId=9ffa7243-9456-4ec7-8891-8ac79d02853e&amp;startTime=294.82" office:target-frame-name="psplayer" xlink:show="replace" text:style-name="Internet_20_link" text:visited-style-name="Visited_20_Internet_20_Link"><text:span text:style-name="T11">they'd basically need to install the FoxPro interpreter to</text:span></text:a><text:span text:style-name="T12"> </text:span><text:a xlink:type="simple" xlink:href="https://app.pluralsight.com/course-player?clipId=9ffa7243-9456-4ec7-8891-8ac79d02853e&amp;startTime=298.06" office:target-frame-name="psplayer" xlink:show="replace" text:style-name="Internet_20_link" text:visited-style-name="Visited_20_Internet_20_Link"><text:span text:style-name="T11">run my programs, and I was never a fan.</text:span></text:a><text:span text:style-name="T12"> </text:span><text:a xlink:type="simple" xlink:href="https://app.pluralsight.com/course-player?clipId=9ffa7243-9456-4ec7-8891-8ac79d02853e&amp;startTime=302.24" office:target-frame-name="psplayer" xlink:show="replace" text:style-name="Internet_20_link" text:visited-style-name="Visited_20_Internet_20_Link"><text:span text:style-name="T11">Well, it's not like that for Go programs. They compile</text:span></text:a><text:span text:style-name="T12"> </text:span><text:a xlink:type="simple" xlink:href="https://app.pluralsight.com/course-player?clipId=9ffa7243-9456-4ec7-8891-8ac79d02853e&amp;startTime=306.05" office:target-frame-name="psplayer" xlink:show="replace" text:style-name="Internet_20_link" text:visited-style-name="Visited_20_Internet_20_Link"><text:span text:style-name="T11">down to native machine code that run on their own without</text:span></text:a><text:span text:style-name="T12"> </text:span><text:a xlink:type="simple" xlink:href="https://app.pluralsight.com/course-player?clipId=9ffa7243-9456-4ec7-8891-8ac79d02853e&amp;startTime=309.94" office:target-frame-name="psplayer" xlink:show="replace" text:style-name="Internet_20_link" text:visited-style-name="Visited_20_Internet_20_Link"><text:span text:style-name="T11">the need for an interpreter.</text:span></text:a><text:span text:style-name="T12"> </text:span><text:a xlink:type="simple" xlink:href="https://app.pluralsight.com/course-player?clipId=9ffa7243-9456-4ec7-8891-8ac79d02853e&amp;startTime=311.26" office:target-frame-name="psplayer" xlink:show="replace" text:style-name="Internet_20_link" text:visited-style-name="Visited_20_Internet_20_Link"><text:span text:style-name="T11">And not only is that a whole lot simpler in my view,</text:span></text:a><text:span text:style-name="T12"> </text:span><text:a xlink:type="simple" xlink:href="https://app.pluralsight.com/course-player?clipId=9ffa7243-9456-4ec7-8891-8ac79d02853e&amp;startTime=314.09" office:target-frame-name="psplayer" xlink:show="replace" text:style-name="Internet_20_link" text:visited-style-name="Visited_20_Internet_20_Link"><text:span text:style-name="T11">it also makes them a whole lot faster.</text:span></text:a><text:span text:style-name="T12"> </text:span><text:a xlink:type="simple" xlink:href="https://app.pluralsight.com/course-player?clipId=9ffa7243-9456-4ec7-8891-8ac79d02853e&amp;startTime=318.24" office:target-frame-name="psplayer" xlink:show="replace" text:style-name="Internet_20_link" text:visited-style-name="Visited_20_Internet_20_Link"><text:span text:style-name="T11">Go is a strongly‑typed language.</text:span></text:a><text:span text:style-name="T12"> </text:span><text:a xlink:type="simple" xlink:href="https://app.pluralsight.com/course-player?clipId=9ffa7243-9456-4ec7-8891-8ac79d02853e&amp;startTime=322.34" office:target-frame-name="psplayer" xlink:show="replace" text:style-name="Internet_20_link" text:visited-style-name="Visited_20_Internet_20_Link"><text:span text:style-name="T11">This means it can be picky when it comes to variables and the likes.</text:span></text:a><text:span text:style-name="T12"> </text:span><text:a xlink:type="simple" xlink:href="https://app.pluralsight.com/course-player?clipId=9ffa7243-9456-4ec7-8891-8ac79d02853e&amp;startTime=326.35" office:target-frame-name="psplayer" xlink:show="replace" text:style-name="Internet_20_link" text:visited-style-name="Visited_20_Internet_20_Link"><text:span text:style-name="T11">So, maybe, I don't know, if you try and add an integer with a</text:span></text:a><text:span text:style-name="T12"> </text:span><text:a xlink:type="simple" xlink:href="https://app.pluralsight.com/course-player?clipId=9ffa7243-9456-4ec7-8891-8ac79d02853e&amp;startTime=331.26" office:target-frame-name="psplayer" xlink:show="replace" text:style-name="Internet_20_link" text:visited-style-name="Visited_20_Internet_20_Link"><text:span text:style-name="T11">floating point number, that's not going to work.</text:span></text:a><text:span text:style-name="T12"> </text:span><text:a xlink:type="simple" xlink:href="https://app.pluralsight.com/course-player?clipId=9ffa7243-9456-4ec7-8891-8ac79d02853e&amp;startTime=333.91" office:target-frame-name="psplayer" xlink:show="replace" text:style-name="Internet_20_link" text:visited-style-name="Visited_20_Internet_20_Link"><text:span text:style-name="T11">The compiler is going to throw a type mismatch and your code just won't run.</text:span></text:a><text:span text:style-name="T12"> </text:span><text:a xlink:type="simple" xlink:href="https://app.pluralsight.com/course-player?clipId=9ffa7243-9456-4ec7-8891-8ac79d02853e&amp;startTime=337.97" office:target-frame-name="psplayer" xlink:show="replace" text:style-name="Internet_20_link" text:visited-style-name="Visited_20_Internet_20_Link"><text:span text:style-name="T11">And I will say, if you're not used to this kind of behavior,</text:span></text:a><text:span text:style-name="T12"> </text:span><text:a xlink:type="simple" xlink:href="https://app.pluralsight.com/course-player?clipId=9ffa7243-9456-4ec7-8891-8ac79d02853e&amp;startTime=342.27" office:target-frame-name="psplayer" xlink:show="replace" text:style-name="Internet_20_link" text:visited-style-name="Visited_20_Internet_20_Link"><text:span text:style-name="T11">I'm not going to lie, it can take a bit of getting used to.</text:span></text:a><text:span text:style-name="T12"> </text:span><text:a xlink:type="simple" xlink:href="https://app.pluralsight.com/course-player?clipId=9ffa7243-9456-4ec7-8891-8ac79d02853e&amp;startTime=345.74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9ffa7243-9456-4ec7-8891-8ac79d02853e&amp;startTime=346.27" office:target-frame-name="psplayer" xlink:show="replace" text:style-name="Internet_20_link" text:visited-style-name="Visited_20_Internet_20_Link"><text:span text:style-name="T11">you know what? Strong typing is a bit like someone</text:span></text:a><text:span text:style-name="T12"> </text:span><text:a xlink:type="simple" xlink:href="https://app.pluralsight.com/course-player?clipId=9ffa7243-9456-4ec7-8891-8ac79d02853e&amp;startTime=349.38" office:target-frame-name="psplayer" xlink:show="replace" text:style-name="Internet_20_link" text:visited-style-name="Visited_20_Internet_20_Link"><text:span text:style-name="T11">that's really picky with grammar, you know,</text:span></text:a><text:span text:style-name="T12"> </text:span><text:a xlink:type="simple" xlink:href="https://app.pluralsight.com/course-player?clipId=9ffa7243-9456-4ec7-8891-8ac79d02853e&amp;startTime=352.28" office:target-frame-name="psplayer" xlink:show="replace" text:style-name="Internet_20_link" text:visited-style-name="Visited_20_Internet_20_Link"><text:span text:style-name="T11">the self‑appointed grammar police. I'm sure most of us know at least</text:span></text:a><text:span text:style-name="T12"> </text:span><text:a xlink:type="simple" xlink:href="https://app.pluralsight.com/course-player?clipId=9ffa7243-9456-4ec7-8891-8ac79d02853e&amp;startTime=355.65" office:target-frame-name="psplayer" xlink:show="replace" text:style-name="Internet_20_link" text:visited-style-name="Visited_20_Internet_20_Link"><text:span text:style-name="T11">one person like that, and, of course, we love them.</text:span></text:a><text:span text:style-name="T12"> </text:span><text:a xlink:type="simple" xlink:href="https://app.pluralsight.com/course-player?clipId=9ffa7243-9456-4ec7-8891-8ac79d02853e&amp;startTime=358.74" office:target-frame-name="psplayer" xlink:show="replace" text:style-name="Internet_20_link" text:visited-style-name="Visited_20_Internet_20_Link"><text:span text:style-name="T11">Well, the strongly‑typed nature of Go means it's really strict about</text:span></text:a><text:span text:style-name="T12"> </text:span><text:a xlink:type="simple" xlink:href="https://app.pluralsight.com/course-player?clipId=9ffa7243-9456-4ec7-8891-8ac79d02853e&amp;startTime=362.78" office:target-frame-name="psplayer" xlink:show="replace" text:style-name="Internet_20_link" text:visited-style-name="Visited_20_Internet_20_Link"><text:span text:style-name="T11">assigning the right types to variables. And yeah,</text:span></text:a><text:span text:style-name="T12"> </text:span><text:a xlink:type="simple" xlink:href="https://app.pluralsight.com/course-player?clipId=9ffa7243-9456-4ec7-8891-8ac79d02853e&amp;startTime=367.01" office:target-frame-name="psplayer" xlink:show="replace" text:style-name="Internet_20_link" text:visited-style-name="Visited_20_Internet_20_Link"><text:span text:style-name="T11">this means we're probably more likely to get errors at compile time,</text:span></text:a><text:span text:style-name="T12"> </text:span><text:a xlink:type="simple" xlink:href="https://app.pluralsight.com/course-player?clipId=9ffa7243-9456-4ec7-8891-8ac79d02853e&amp;startTime=370.51" office:target-frame-name="psplayer" xlink:show="replace" text:style-name="Internet_20_link" text:visited-style-name="Visited_20_Internet_20_Link"><text:span text:style-name="T11">but it does make us write good, clean, predictable code. Oh yeah,</text:span></text:a><text:span text:style-name="T12"> </text:span><text:a xlink:type="simple" xlink:href="https://app.pluralsight.com/course-player?clipId=9ffa7243-9456-4ec7-8891-8ac79d02853e&amp;startTime=376.55" office:target-frame-name="psplayer" xlink:show="replace" text:style-name="Internet_20_link" text:visited-style-name="Visited_20_Internet_20_Link"><text:span text:style-name="T11">sticking with types, Go supports type inference.</text:span></text:a><text:span text:style-name="T12"> </text:span><text:a xlink:type="simple" xlink:href="https://app.pluralsight.com/course-player?clipId=9ffa7243-9456-4ec7-8891-8ac79d02853e&amp;startTime=381.14" office:target-frame-name="psplayer" xlink:show="replace" text:style-name="Internet_20_link" text:visited-style-name="Visited_20_Internet_20_Link"><text:span text:style-name="T11">So, we can write something like this on the screen, and Go's going to look</text:span></text:a><text:span text:style-name="T12"> </text:span><text:a xlink:type="simple" xlink:href="https://app.pluralsight.com/course-player?clipId=9ffa7243-9456-4ec7-8891-8ac79d02853e&amp;startTime=384.75" office:target-frame-name="psplayer" xlink:show="replace" text:style-name="Internet_20_link" text:visited-style-name="Visited_20_Internet_20_Link"><text:span text:style-name="T11">at it and say, okay, 5.5, that looks like a floating point number to me, so</text:span></text:a><text:span text:style-name="T12"> </text:span><text:a xlink:type="simple" xlink:href="https://app.pluralsight.com/course-player?clipId=9ffa7243-9456-4ec7-8891-8ac79d02853e&amp;startTime=390.13" office:target-frame-name="psplayer" xlink:show="replace" text:style-name="Internet_20_link" text:visited-style-name="Visited_20_Internet_20_Link"><text:span text:style-name="T11">it will assign the variable type as a float.</text:span></text:a><text:span text:style-name="T12"> </text:span><text:a xlink:type="simple" xlink:href="https://app.pluralsight.com/course-player?clipId=9ffa7243-9456-4ec7-8891-8ac79d02853e&amp;startTime=393.54" office:target-frame-name="psplayer" xlink:show="replace" text:style-name="Internet_20_link" text:visited-style-name="Visited_20_Internet_20_Link"><text:span text:style-name="T11">But then maybe if we assign 10 to a,</text:span></text:a><text:span text:style-name="T12"> </text:span><text:a xlink:type="simple" xlink:href="https://app.pluralsight.com/course-player?clipId=9ffa7243-9456-4ec7-8891-8ac79d02853e&amp;startTime=397.74" office:target-frame-name="psplayer" xlink:show="replace" text:style-name="Internet_20_link" text:visited-style-name="Visited_20_Internet_20_Link"><text:span text:style-name="T11">well, this time it's going to assign it as an integer.</text:span></text:a><text:span text:style-name="T12"> </text:span><text:a xlink:type="simple" xlink:href="https://app.pluralsight.com/course-player?clipId=9ffa7243-9456-4ec7-8891-8ac79d02853e&amp;startTime=401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9ffa7243-9456-4ec7-8891-8ac79d02853e&amp;startTime=401.97" office:target-frame-name="psplayer" xlink:show="replace" text:style-name="Internet_20_link" text:visited-style-name="Visited_20_Internet_20_Link"><text:span text:style-name="T11">if you compare this type inference to something like C</text:span></text:a><text:span text:style-name="T12"> </text:span><text:a xlink:type="simple" xlink:href="https://app.pluralsight.com/course-player?clipId=9ffa7243-9456-4ec7-8891-8ac79d02853e&amp;startTime=404.99" office:target-frame-name="psplayer" xlink:show="replace" text:style-name="Internet_20_link" text:visited-style-name="Visited_20_Internet_20_Link"><text:span text:style-name="T11">where we have to explicitly state the type,</text:span></text:a><text:span text:style-name="T12"> </text:span><text:a xlink:type="simple" xlink:href="https://app.pluralsight.com/course-player?clipId=9ffa7243-9456-4ec7-8891-8ac79d02853e&amp;startTime=407.41" office:target-frame-name="psplayer" xlink:show="replace" text:style-name="Internet_20_link" text:visited-style-name="Visited_20_Internet_20_Link"><text:span text:style-name="T11">you might be able to see how Go can be simpler and more concise.</text:span></text:a><text:span text:style-name="T12"> </text:span><text:a xlink:type="simple" xlink:href="https://app.pluralsight.com/course-player?clipId=9ffa7243-9456-4ec7-8891-8ac79d02853e&amp;startTime=412.64" office:target-frame-name="psplayer" xlink:show="replace" text:style-name="Internet_20_link" text:visited-style-name="Visited_20_Internet_20_Link"><text:span text:style-name="T11">Well, do you know what? I reckon that'll do for now. Go is a modern, clean,</text:span></text:a><text:span text:style-name="T12"> </text:span><text:a xlink:type="simple" xlink:href="https://app.pluralsight.com/course-player?clipId=9ffa7243-9456-4ec7-8891-8ac79d02853e&amp;startTime=416.55" office:target-frame-name="psplayer" xlink:show="replace" text:style-name="Internet_20_link" text:visited-style-name="Visited_20_Internet_20_Link"><text:span text:style-name="T11">simple, and concise language.</text:span></text:a><text:span text:style-name="T12"> </text:span><text:a xlink:type="simple" xlink:href="https://app.pluralsight.com/course-player?clipId=9ffa7243-9456-4ec7-8891-8ac79d02853e&amp;startTime=418.2" office:target-frame-name="psplayer" xlink:show="replace" text:style-name="Internet_20_link" text:visited-style-name="Visited_20_Internet_20_Link"><text:span text:style-name="T11">It's great for systems programming, but it's also a really good all‑rounder.</text:span></text:a><text:span text:style-name="T12"> </text:span><text:a xlink:type="simple" xlink:href="https://app.pluralsight.com/course-player?clipId=9ffa7243-9456-4ec7-8891-8ac79d02853e&amp;startTime=422.15" office:target-frame-name="psplayer" xlink:show="replace" text:style-name="Internet_20_link" text:visited-style-name="Visited_20_Internet_20_Link"><text:span text:style-name="T11">We said it is strongly typed, and it compiles down to machine code, magic.</text:span></text:a><text:span text:style-name="T12"> </text:span><text:a xlink:type="simple" xlink:href="https://app.pluralsight.com/course-player?clipId=9ffa7243-9456-4ec7-8891-8ac79d02853e&amp;startTime=428.13" office:target-frame-name="psplayer" xlink:show="replace" text:style-name="Internet_20_link" text:visited-style-name="Visited_20_Internet_20_Link"><text:span text:style-name="T11">Now let's go and see how to install it.</text:span></text:a><text:span text:style-name="T12"> </text:span><text:a xlink:type="simple" xlink:href="https://app.pluralsight.com/course-player?clipId=9ffa7243-9456-4ec7-8891-8ac79d02853e&amp;startTime=431.55" office:target-frame-name="psplayer" xlink:show="replace" text:style-name="Internet_20_link" text:visited-style-name="Visited_20_Internet_20_Link"><text:span text:style-name="T11">Sorry, I had to do that at least once. Come on, let's go!</text:span></text:a></text:p>
      <text:h text:style-name="P3" text:outline-level="3"><text:a xlink:type="simple" xlink:href="https://app.pluralsight.com/course-player?clipId=4dd433bd-9077-4f3b-9acf-2959bd06511e" office:target-frame-name="psplayer" xlink:show="replace" text:style-name="Internet_20_link" text:visited-style-name="Visited_20_Internet_20_Link"><text:span text:style-name="T11">Installing Go</text:span></text:a></text:h>
      <text:p text:style-name="P5"><text:a xlink:type="simple" xlink:href="https://app.pluralsight.com/course-player?clipId=4dd433bd-9077-4f3b-9acf-2959bd06511e&amp;startTime=1.94" office:target-frame-name="psplayer" xlink:show="replace" text:style-name="Internet_20_link" text:visited-style-name="Visited_20_Internet_20_Link"><text:span text:style-name="T11">Alright, installing Go. And, I'm just going to</text:span></text:a><text:span text:style-name="T12"> </text:span><text:a xlink:type="simple" xlink:href="https://app.pluralsight.com/course-player?clipId=4dd433bd-9077-4f3b-9acf-2959bd06511e&amp;startTime=5.29" office:target-frame-name="psplayer" xlink:show="replace" text:style-name="Internet_20_link" text:visited-style-name="Visited_20_Internet_20_Link"><text:span text:style-name="T11">level with you, for the most part, this is so easy,</text:span></text:a><text:span text:style-name="T12"> </text:span><text:a xlink:type="simple" xlink:href="https://app.pluralsight.com/course-player?clipId=4dd433bd-9077-4f3b-9acf-2959bd06511e&amp;startTime=8.85" office:target-frame-name="psplayer" xlink:show="replace" text:style-name="Internet_20_link" text:visited-style-name="Visited_20_Internet_20_Link"><text:span text:style-name="T11">it's probably not even worth me recording the lesson,</text:span></text:a><text:span text:style-name="T12"> </text:span><text:a xlink:type="simple" xlink:href="https://app.pluralsight.com/course-player?clipId=4dd433bd-9077-4f3b-9acf-2959bd06511e&amp;startTime=11.94" office:target-frame-name="psplayer" xlink:show="replace" text:style-name="Internet_20_link" text:visited-style-name="Visited_20_Internet_20_Link"><text:span text:style-name="T11">but I am, so I'll make it quick.</text:span></text:a><text:span text:style-name="T12"> </text:span><text:a xlink:type="simple" xlink:href="https://app.pluralsight.com/course-player?clipId=4dd433bd-9077-4f3b-9acf-2959bd06511e&amp;startTime=15.34" office:target-frame-name="psplayer" xlink:show="replace" text:style-name="Internet_20_link" text:visited-style-name="Visited_20_Internet_20_Link"><text:span text:style-name="T11">We already said that Go is cross‑platform, and I actually meant a couple of</text:span></text:a><text:span text:style-name="T12"> </text:span><text:a xlink:type="simple" xlink:href="https://app.pluralsight.com/course-player?clipId=4dd433bd-9077-4f3b-9acf-2959bd06511e&amp;startTime=19.24" office:target-frame-name="psplayer" xlink:show="replace" text:style-name="Internet_20_link" text:visited-style-name="Visited_20_Internet_20_Link"><text:span text:style-name="T11">things when I said that. I meant it compiles programs that run natively on</text:span></text:a><text:span text:style-name="T12"> </text:span><text:a xlink:type="simple" xlink:href="https://app.pluralsight.com/course-player?clipId=4dd433bd-9077-4f3b-9acf-2959bd06511e&amp;startTime=24.5" office:target-frame-name="psplayer" xlink:show="replace" text:style-name="Internet_20_link" text:visited-style-name="Visited_20_Internet_20_Link"><text:span text:style-name="T11">different operating systems and architectures,</text:span></text:a><text:span text:style-name="T12"> </text:span><text:a xlink:type="simple" xlink:href="https://app.pluralsight.com/course-player?clipId=4dd433bd-9077-4f3b-9acf-2959bd06511e&amp;startTime=27.44" office:target-frame-name="psplayer" xlink:show="replace" text:style-name="Internet_20_link" text:visited-style-name="Visited_20_Internet_20_Link"><text:span text:style-name="T11">but, I also meant you can install Go itself, so, the language,</text:span></text:a><text:span text:style-name="T12"> </text:span><text:a xlink:type="simple" xlink:href="https://app.pluralsight.com/course-player?clipId=4dd433bd-9077-4f3b-9acf-2959bd06511e&amp;startTime=32.69" office:target-frame-name="psplayer" xlink:show="replace" text:style-name="Internet_20_link" text:visited-style-name="Visited_20_Internet_20_Link"><text:span text:style-name="T11">the compiler, and the other tools, also on different OS's and</text:span></text:a><text:span text:style-name="T12"> </text:span><text:a xlink:type="simple" xlink:href="https://app.pluralsight.com/course-player?clipId=4dd433bd-9077-4f3b-9acf-2959bd06511e&amp;startTime=36.37" office:target-frame-name="psplayer" xlink:show="replace" text:style-name="Internet_20_link" text:visited-style-name="Visited_20_Internet_20_Link"><text:span text:style-name="T11">architectures. Now, installing on Linux, Windows, and Mac are easy.</text:span></text:a><text:span text:style-name="T12"> </text:span><text:a xlink:type="simple" xlink:href="https://app.pluralsight.com/course-player?clipId=4dd433bd-9077-4f3b-9acf-2959bd06511e&amp;startTime=42.51" office:target-frame-name="psplayer" xlink:show="replace" text:style-name="Internet_20_link" text:visited-style-name="Visited_20_Internet_20_Link"><text:span text:style-name="T11">It's a clickety‑click wizard for Mac and Windows and a walk in the park</text:span></text:a><text:span text:style-name="T12"> </text:span><text:a xlink:type="simple" xlink:href="https://app.pluralsight.com/course-player?clipId=4dd433bd-9077-4f3b-9acf-2959bd06511e&amp;startTime=46.59" office:target-frame-name="psplayer" xlink:show="replace" text:style-name="Internet_20_link" text:visited-style-name="Visited_20_Internet_20_Link"><text:span text:style-name="T11">command line for Linux. For anything more exotic, sorry,</text:span></text:a><text:span text:style-name="T12"> </text:span><text:a xlink:type="simple" xlink:href="https://app.pluralsight.com/course-player?clipId=4dd433bd-9077-4f3b-9acf-2959bd06511e&amp;startTime=52.5" office:target-frame-name="psplayer" xlink:show="replace" text:style-name="Internet_20_link" text:visited-style-name="Visited_20_Internet_20_Link"><text:span text:style-name="T11">you're probably installing from source, which is basically jargon for harder,</text:span></text:a><text:span text:style-name="T12"> </text:span><text:a xlink:type="simple" xlink:href="https://app.pluralsight.com/course-player?clipId=4dd433bd-9077-4f3b-9acf-2959bd06511e&amp;startTime=57.25" office:target-frame-name="psplayer" xlink:show="replace" text:style-name="Internet_20_link" text:visited-style-name="Visited_20_Internet_20_Link"><text:span text:style-name="T11">you know, no nice wizard or whatever.</text:span></text:a><text:span text:style-name="T12"> </text:span><text:a xlink:type="simple" xlink:href="https://app.pluralsight.com/course-player?clipId=4dd433bd-9077-4f3b-9acf-2959bd06511e&amp;startTime=59.9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4dd433bd-9077-4f3b-9acf-2959bd06511e&amp;startTime=60.77" office:target-frame-name="psplayer" xlink:show="replace" text:style-name="Internet_20_link" text:visited-style-name="Visited_20_Internet_20_Link"><text:span text:style-name="T11">I'm on a Mac right now, and I literally typed install Go into</text:span></text:a><text:span text:style-name="T12"> </text:span><text:a xlink:type="simple" xlink:href="https://app.pluralsight.com/course-player?clipId=4dd433bd-9077-4f3b-9acf-2959bd06511e&amp;startTime=64.51" office:target-frame-name="psplayer" xlink:show="replace" text:style-name="Internet_20_link" text:visited-style-name="Visited_20_Internet_20_Link"><text:span text:style-name="T11">my favorite search engine, and I ended up here at the</text:span></text:a><text:span text:style-name="T12"> </text:span><text:a xlink:type="simple" xlink:href="https://app.pluralsight.com/course-player?clipId=4dd433bd-9077-4f3b-9acf-2959bd06511e&amp;startTime=67.14" office:target-frame-name="psplayer" xlink:show="replace" text:style-name="Internet_20_link" text:visited-style-name="Visited_20_Internet_20_Link"><text:span text:style-name="T11">official Download and install page.</text:span></text:a><text:span text:style-name="T12"> </text:span><text:a xlink:type="simple" xlink:href="https://app.pluralsight.com/course-player?clipId=4dd433bd-9077-4f3b-9acf-2959bd06511e&amp;startTime=70.04" office:target-frame-name="psplayer" xlink:show="replace" text:style-name="Internet_20_link" text:visited-style-name="Visited_20_Internet_20_Link"><text:span text:style-name="T11">So, I'm just going to click this big Download Go button,</text:span></text:a><text:span text:style-name="T12"> </text:span><text:a xlink:type="simple" xlink:href="https://app.pluralsight.com/course-player?clipId=4dd433bd-9077-4f3b-9acf-2959bd06511e&amp;startTime=74.64" office:target-frame-name="psplayer" xlink:show="replace" text:style-name="Internet_20_link" text:visited-style-name="Visited_20_Internet_20_Link"><text:span text:style-name="T11">wait for that to download, and then I'll fire it up. A few clicks</text:span></text:a><text:span text:style-name="T12"> </text:span><text:a xlink:type="simple" xlink:href="https://app.pluralsight.com/course-player?clipId=4dd433bd-9077-4f3b-9acf-2959bd06511e&amp;startTime=81.57" office:target-frame-name="psplayer" xlink:show="replace" text:style-name="Internet_20_link" text:visited-style-name="Visited_20_Internet_20_Link"><text:span text:style-name="T11">and the likes, and check that out, all done.</text:span></text:a><text:span text:style-name="T12"> </text:span><text:a xlink:type="simple" xlink:href="https://app.pluralsight.com/course-player?clipId=4dd433bd-9077-4f3b-9acf-2959bd06511e&amp;startTime=86.94" office:target-frame-name="psplayer" xlink:show="replace" text:style-name="Internet_20_link" text:visited-style-name="Visited_20_Internet_20_Link"><text:span text:style-name="T11">So I think a quick check in the terminal, and I am ready to rock and roll,</text:span></text:a><text:span text:style-name="T12"> </text:span><text:a xlink:type="simple" xlink:href="https://app.pluralsight.com/course-player?clipId=4dd433bd-9077-4f3b-9acf-2959bd06511e&amp;startTime=93.04" office:target-frame-name="psplayer" xlink:show="replace" text:style-name="Internet_20_link" text:visited-style-name="Visited_20_Internet_20_Link"><text:span text:style-name="T11">told you it was easy.</text:span></text:a><text:span text:style-name="T12"> </text:span><text:a xlink:type="simple" xlink:href="https://app.pluralsight.com/course-player?clipId=4dd433bd-9077-4f3b-9acf-2959bd06511e&amp;startTime=95.34" office:target-frame-name="psplayer" xlink:show="replace" text:style-name="Internet_20_link" text:visited-style-name="Visited_20_Internet_20_Link"><text:span text:style-name="T11">So you've now got the Go compiler and all the other tools that you need to</text:span></text:a><text:span text:style-name="T12"> </text:span><text:a xlink:type="simple" xlink:href="https://app.pluralsight.com/course-player?clipId=4dd433bd-9077-4f3b-9acf-2959bd06511e&amp;startTime=100.76" office:target-frame-name="psplayer" xlink:show="replace" text:style-name="Internet_20_link" text:visited-style-name="Visited_20_Internet_20_Link"><text:span text:style-name="T11">write Go programs and build them into executable apps. Now you've also got the</text:span></text:a><text:span text:style-name="T12"> </text:span><text:a xlink:type="simple" xlink:href="https://app.pluralsight.com/course-player?clipId=4dd433bd-9077-4f3b-9acf-2959bd06511e&amp;startTime=106.83" office:target-frame-name="psplayer" xlink:show="replace" text:style-name="Internet_20_link" text:visited-style-name="Visited_20_Internet_20_Link"><text:span text:style-name="T11">standard library packages that you'll get familiar with later in the course.</text:span></text:a><text:span text:style-name="T12"> </text:span><text:a xlink:type="simple" xlink:href="https://app.pluralsight.com/course-player?clipId=4dd433bd-9077-4f3b-9acf-2959bd06511e&amp;startTime=111.44" office:target-frame-name="psplayer" xlink:show="replace" text:style-name="Internet_20_link" text:visited-style-name="Visited_20_Internet_20_Link"><text:span text:style-name="T11">Now, I know that was just a Mac install,</text:span></text:a><text:span text:style-name="T12"> </text:span><text:a xlink:type="simple" xlink:href="https://app.pluralsight.com/course-player?clipId=4dd433bd-9077-4f3b-9acf-2959bd06511e&amp;startTime=113.88" office:target-frame-name="psplayer" xlink:show="replace" text:style-name="Internet_20_link" text:visited-style-name="Visited_20_Internet_20_Link"><text:span text:style-name="T11">but it's practically identical on Windows, and like I said,</text:span></text:a><text:span text:style-name="T12"> </text:span><text:a xlink:type="simple" xlink:href="https://app.pluralsight.com/course-player?clipId=4dd433bd-9077-4f3b-9acf-2959bd06511e&amp;startTime=117.26" office:target-frame-name="psplayer" xlink:show="replace" text:style-name="Internet_20_link" text:visited-style-name="Visited_20_Internet_20_Link"><text:span text:style-name="T11">it is a simple </text:span></text:a><text:soft-page-break/><text:a xlink:type="simple" xlink:href="https://app.pluralsight.com/course-player?clipId=4dd433bd-9077-4f3b-9acf-2959bd06511e&amp;startTime=117.26" office:target-frame-name="psplayer" xlink:show="replace" text:style-name="Internet_20_link" text:visited-style-name="Visited_20_Internet_20_Link"><text:span text:style-name="T11">command line operation on Linux. And, if you are following along,</text:span></text:a><text:span text:style-name="T12"> </text:span><text:a xlink:type="simple" xlink:href="https://app.pluralsight.com/course-player?clipId=4dd433bd-9077-4f3b-9acf-2959bd06511e&amp;startTime=122.8" office:target-frame-name="psplayer" xlink:show="replace" text:style-name="Internet_20_link" text:visited-style-name="Visited_20_Internet_20_Link"><text:span text:style-name="T11">bring it on, because you are ready to rock and roll with Go. Speaking of which, next up, we're writing code.</text:span></text:a></text:p>
      <text:h text:style-name="P1" text:outline-level="2"><text:a xlink:type="simple" xlink:href="https://app.pluralsight.com/course-player?clipId=606c95c4-d535-4d4e-b00a-80cb2a9e23ed" office:target-frame-name="psplayer" xlink:show="replace" text:style-name="Internet_20_link" text:visited-style-name="Visited_20_Internet_20_Link"><text:span text:style-name="T11">Hello World</text:span></text:a></text:h>
      <text:h text:style-name="P3" text:outline-level="3"><text:a xlink:type="simple" xlink:href="https://app.pluralsight.com/course-player?clipId=606c95c4-d535-4d4e-b00a-80cb2a9e23ed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606c95c4-d535-4d4e-b00a-80cb2a9e23ed&amp;startTime=1.64" office:target-frame-name="psplayer" xlink:show="replace" text:style-name="Internet_20_link" text:visited-style-name="Visited_20_Internet_20_Link"><text:span text:style-name="T11">All right, this is where the good stuff starts.</text:span></text:a><text:span text:style-name="T12"> </text:span><text:a xlink:type="simple" xlink:href="https://app.pluralsight.com/course-player?clipId=606c95c4-d535-4d4e-b00a-80cb2a9e23ed&amp;startTime=7.04" office:target-frame-name="psplayer" xlink:show="replace" text:style-name="Internet_20_link" text:visited-style-name="Visited_20_Internet_20_Link"><text:span text:style-name="T11">We'll start the ball rolling with an overview of Go modules,</text:span></text:a><text:span text:style-name="T12"> </text:span><text:a xlink:type="simple" xlink:href="https://app.pluralsight.com/course-player?clipId=606c95c4-d535-4d4e-b00a-80cb2a9e23ed&amp;startTime=10.47" office:target-frame-name="psplayer" xlink:show="replace" text:style-name="Internet_20_link" text:visited-style-name="Visited_20_Internet_20_Link"><text:span text:style-name="T11">packages, and source code files.</text:span></text:a><text:span text:style-name="T12"> </text:span><text:a xlink:type="simple" xlink:href="https://app.pluralsight.com/course-player?clipId=606c95c4-d535-4d4e-b00a-80cb2a9e23ed&amp;startTime=13.34" office:target-frame-name="psplayer" xlink:show="replace" text:style-name="Internet_20_link" text:visited-style-name="Visited_20_Internet_20_Link"><text:span text:style-name="T11">Then we'll roll our sleeves up and get our hands on.</text:span></text:a><text:span text:style-name="T12"> </text:span><text:a xlink:type="simple" xlink:href="https://app.pluralsight.com/course-player?clipId=606c95c4-d535-4d4e-b00a-80cb2a9e23ed&amp;startTime=17.94" office:target-frame-name="psplayer" xlink:show="replace" text:style-name="Internet_20_link" text:visited-style-name="Visited_20_Internet_20_Link"><text:span text:style-name="T11">We'll start out by creating a workspace and initializing a Go module, and</text:span></text:a><text:span text:style-name="T12"> </text:span><text:a xlink:type="simple" xlink:href="https://app.pluralsight.com/course-player?clipId=606c95c4-d535-4d4e-b00a-80cb2a9e23ed&amp;startTime=23.36" office:target-frame-name="psplayer" xlink:show="replace" text:style-name="Internet_20_link" text:visited-style-name="Visited_20_Internet_20_Link"><text:span text:style-name="T11">then we'll start writing our first program. And it's okay if some of this</text:span></text:a><text:span text:style-name="T12"> </text:span><text:a xlink:type="simple" xlink:href="https://app.pluralsight.com/course-player?clipId=606c95c4-d535-4d4e-b00a-80cb2a9e23ed&amp;startTime=27.24" office:target-frame-name="psplayer" xlink:show="replace" text:style-name="Internet_20_link" text:visited-style-name="Visited_20_Internet_20_Link"><text:span text:style-name="T11">is jargon. We're about to demystify it.</text:span></text:a><text:span text:style-name="T12"> </text:span><text:a xlink:type="simple" xlink:href="https://app.pluralsight.com/course-player?clipId=606c95c4-d535-4d4e-b00a-80cb2a9e23ed&amp;startTime=30.6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606c95c4-d535-4d4e-b00a-80cb2a9e23ed&amp;startTime=31.34" office:target-frame-name="psplayer" xlink:show="replace" text:style-name="Internet_20_link" text:visited-style-name="Visited_20_Internet_20_Link"><text:span text:style-name="T11">as we're writing that code, we'll dip into the notion of functions;</text:span></text:a><text:span text:style-name="T12"> </text:span><text:a xlink:type="simple" xlink:href="https://app.pluralsight.com/course-player?clipId=606c95c4-d535-4d4e-b00a-80cb2a9e23ed&amp;startTime=35.07" office:target-frame-name="psplayer" xlink:show="replace" text:style-name="Internet_20_link" text:visited-style-name="Visited_20_Internet_20_Link"><text:span text:style-name="T11">we'll circle back to our code and import a package that lets us print</text:span></text:a><text:span text:style-name="T12"> </text:span><text:a xlink:type="simple" xlink:href="https://app.pluralsight.com/course-player?clipId=606c95c4-d535-4d4e-b00a-80cb2a9e23ed&amp;startTime=38.66" office:target-frame-name="psplayer" xlink:show="replace" text:style-name="Internet_20_link" text:visited-style-name="Visited_20_Internet_20_Link"><text:span text:style-name="T11">text to the screen; we'll see how to run,</text:span></text:a><text:span text:style-name="T12"> </text:span><text:a xlink:type="simple" xlink:href="https://app.pluralsight.com/course-player?clipId=606c95c4-d535-4d4e-b00a-80cb2a9e23ed&amp;startTime=42.35" office:target-frame-name="psplayer" xlink:show="replace" text:style-name="Internet_20_link" text:visited-style-name="Visited_20_Internet_20_Link"><text:span text:style-name="T11">build, and install the fully compiled app; and then we'll wrap the module with</text:span></text:a><text:span text:style-name="T12"> </text:span><text:a xlink:type="simple" xlink:href="https://app.pluralsight.com/course-player?clipId=606c95c4-d535-4d4e-b00a-80cb2a9e23ed&amp;startTime=47.94" office:target-frame-name="psplayer" xlink:show="replace" text:style-name="Internet_20_link" text:visited-style-name="Visited_20_Internet_20_Link"><text:span text:style-name="T11">configuring VS Code for Go. Now, it might look a bit complex,</text:span></text:a><text:span text:style-name="T12"> </text:span><text:a xlink:type="simple" xlink:href="https://app.pluralsight.com/course-player?clipId=606c95c4-d535-4d4e-b00a-80cb2a9e23ed&amp;startTime=54.21" office:target-frame-name="psplayer" xlink:show="replace" text:style-name="Internet_20_link" text:visited-style-name="Visited_20_Internet_20_Link"><text:span text:style-name="T11">but believe me, it is not.</text:span></text:a><text:span text:style-name="T12"> </text:span><text:a xlink:type="simple" xlink:href="https://app.pluralsight.com/course-player?clipId=606c95c4-d535-4d4e-b00a-80cb2a9e23ed&amp;startTime=57.44" office:target-frame-name="psplayer" xlink:show="replace" text:style-name="Internet_20_link" text:visited-style-name="Visited_20_Internet_20_Link"><text:span text:style-name="T11">There's basically three things, writing the code, building it as an app and</text:span></text:a><text:span text:style-name="T12"> </text:span><text:a xlink:type="simple" xlink:href="https://app.pluralsight.com/course-player?clipId=606c95c4-d535-4d4e-b00a-80cb2a9e23ed&amp;startTime=62.71" office:target-frame-name="psplayer" xlink:show="replace" text:style-name="Internet_20_link" text:visited-style-name="Visited_20_Internet_20_Link"><text:span text:style-name="T11">running it, and then configuring VS Code. And you know what?</text:span></text:a><text:span text:style-name="T12"> </text:span><text:a xlink:type="simple" xlink:href="https://app.pluralsight.com/course-player?clipId=606c95c4-d535-4d4e-b00a-80cb2a9e23ed&amp;startTime=66.34" office:target-frame-name="psplayer" xlink:show="replace" text:style-name="Internet_20_link" text:visited-style-name="Visited_20_Internet_20_Link"><text:span text:style-name="T11">The VS Code bit's totally optional.</text:span></text:a><text:span text:style-name="T12"> </text:span><text:a xlink:type="simple" xlink:href="https://app.pluralsight.com/course-player?clipId=606c95c4-d535-4d4e-b00a-80cb2a9e23ed&amp;startTime=68.96" office:target-frame-name="psplayer" xlink:show="replace" text:style-name="Internet_20_link" text:visited-style-name="Visited_20_Internet_20_Link"><text:span text:style-name="T11">You don't have to, and you can totally follow the course without it.</text:span></text:a><text:span text:style-name="T12"> </text:span><text:a xlink:type="simple" xlink:href="https://app.pluralsight.com/course-player?clipId=606c95c4-d535-4d4e-b00a-80cb2a9e23ed&amp;startTime=74.34" office:target-frame-name="psplayer" xlink:show="replace" text:style-name="Internet_20_link" text:visited-style-name="Visited_20_Internet_20_Link"><text:span text:style-name="T11">But, I recommend you do, because if you're getting serious about Go,</text:span></text:a><text:span text:style-name="T12"> </text:span><text:a xlink:type="simple" xlink:href="https://app.pluralsight.com/course-player?clipId=606c95c4-d535-4d4e-b00a-80cb2a9e23ed&amp;startTime=78.28" office:target-frame-name="psplayer" xlink:show="replace" text:style-name="Internet_20_link" text:visited-style-name="Visited_20_Internet_20_Link"><text:span text:style-name="T11">it's probably the most popular tool available, and it's free. But you know what, talk is cheap. Let's crack on.</text:span></text:a></text:p>
      <text:h text:style-name="P3" text:outline-level="3"><text:a xlink:type="simple" xlink:href="https://app.pluralsight.com/course-player?clipId=cae237f6-2ade-4a2b-9f35-59948d0911a5" office:target-frame-name="psplayer" xlink:show="replace" text:style-name="Internet_20_link" text:visited-style-name="Visited_20_Internet_20_Link"><text:span text:style-name="T11">Modules, Packages, and Source Code</text:span></text:a></text:h>
      <text:p text:style-name="P5"><text:a xlink:type="simple" xlink:href="https://app.pluralsight.com/course-player?clipId=cae237f6-2ade-4a2b-9f35-59948d0911a5&amp;startTime=1.64" office:target-frame-name="psplayer" xlink:show="replace" text:style-name="Internet_20_link" text:visited-style-name="Visited_20_Internet_20_Link"><text:span text:style-name="T11">Okay, so a bit of housekeeping before we crack on.</text:span></text:a><text:span text:style-name="T12"> </text:span><text:a xlink:type="simple" xlink:href="https://app.pluralsight.com/course-player?clipId=cae237f6-2ade-4a2b-9f35-59948d0911a5&amp;startTime=5.27" office:target-frame-name="psplayer" xlink:show="replace" text:style-name="Internet_20_link" text:visited-style-name="Visited_20_Internet_20_Link"><text:span text:style-name="T11">First up, a version check.</text:span></text:a><text:span text:style-name="T12"> </text:span><text:a xlink:type="simple" xlink:href="https://app.pluralsight.com/course-player?clipId=cae237f6-2ade-4a2b-9f35-59948d0911a5&amp;startTime=7.24" office:target-frame-name="psplayer" xlink:show="replace" text:style-name="Internet_20_link" text:visited-style-name="Visited_20_Internet_20_Link"><text:span text:style-name="T11">Everything we're going to do is going to work fine in Go version 1.14 and newer.</text:span></text:a><text:span text:style-name="T12"> </text:span><text:a xlink:type="simple" xlink:href="https://app.pluralsight.com/course-player?clipId=cae237f6-2ade-4a2b-9f35-59948d0911a5&amp;startTime=14.34" office:target-frame-name="psplayer" xlink:show="replace" text:style-name="Internet_20_link" text:visited-style-name="Visited_20_Internet_20_Link"><text:span text:style-name="T11">You know what?</text:span></text:a><text:span text:style-name="T12"> </text:span><text:a xlink:type="simple" xlink:href="https://app.pluralsight.com/course-player?clipId=cae237f6-2ade-4a2b-9f35-59948d0911a5&amp;startTime=15.04" office:target-frame-name="psplayer" xlink:show="replace" text:style-name="Internet_20_link" text:visited-style-name="Visited_20_Internet_20_Link"><text:span text:style-name="T11">It should even work as far back as 1.11.</text:span></text:a><text:span text:style-name="T12"> </text:span><text:a xlink:type="simple" xlink:href="https://app.pluralsight.com/course-player?clipId=cae237f6-2ade-4a2b-9f35-59948d0911a5&amp;startTime=17.67" office:target-frame-name="psplayer" xlink:show="replace" text:style-name="Internet_20_link" text:visited-style-name="Visited_20_Internet_20_Link"><text:span text:style-name="T11">You just need the $Go11MODULE variable set on for anything before 1.14.</text:span></text:a><text:span text:style-name="T12"> </text:span><text:a xlink:type="simple" xlink:href="https://app.pluralsight.com/course-player?clipId=cae237f6-2ade-4a2b-9f35-59948d0911a5&amp;startTime=24.34" office:target-frame-name="psplayer" xlink:show="replace" text:style-name="Internet_20_link" text:visited-style-name="Visited_20_Internet_20_Link"><text:span text:style-name="T11">And the other thing you need to know is the</text:span></text:a><text:span text:style-name="T12"> </text:span><text:a xlink:type="simple" xlink:href="https://app.pluralsight.com/course-player?clipId=cae237f6-2ade-4a2b-9f35-59948d0911a5&amp;startTime=26.15" office:target-frame-name="psplayer" xlink:show="replace" text:style-name="Internet_20_link" text:visited-style-name="Visited_20_Internet_20_Link"><text:span text:style-name="T11">structure of Go packages and modules.</text:span></text:a><text:span text:style-name="T12"> </text:span><text:a xlink:type="simple" xlink:href="https://app.pluralsight.com/course-player?clipId=cae237f6-2ade-4a2b-9f35-59948d0911a5&amp;startTime=30.04" office:target-frame-name="psplayer" xlink:show="replace" text:style-name="Internet_20_link" text:visited-style-name="Visited_20_Internet_20_Link"><text:span text:style-name="T11">So a Go application consists of one or more source code files.</text:span></text:a><text:span text:style-name="T12"> </text:span><text:a xlink:type="simple" xlink:href="https://app.pluralsight.com/course-player?clipId=cae237f6-2ade-4a2b-9f35-59948d0911a5&amp;startTime=34.94" office:target-frame-name="psplayer" xlink:show="replace" text:style-name="Internet_20_link" text:visited-style-name="Visited_20_Internet_20_Link"><text:span text:style-name="T11">All files relating to a particular program get grouped into a</text:span></text:a><text:span text:style-name="T12"> </text:span><text:a xlink:type="simple" xlink:href="https://app.pluralsight.com/course-player?clipId=cae237f6-2ade-4a2b-9f35-59948d0911a5&amp;startTime=38.6" office:target-frame-name="psplayer" xlink:show="replace" text:style-name="Internet_20_link" text:visited-style-name="Visited_20_Internet_20_Link"><text:span text:style-name="T11">package, and packages get grouped into modules,</text:span></text:a><text:span text:style-name="T12"> </text:span><text:a xlink:type="simple" xlink:href="https://app.pluralsight.com/course-player?clipId=cae237f6-2ade-4a2b-9f35-59948d0911a5&amp;startTime=42.64" office:target-frame-name="psplayer" xlink:show="replace" text:style-name="Internet_20_link" text:visited-style-name="Visited_20_Internet_20_Link"><text:span text:style-name="T11">which I know is a ton of jargon, so let's look at it from the inside out</text:span></text:a><text:span text:style-name="T12"> </text:span><text:a xlink:type="simple" xlink:href="https://app.pluralsight.com/course-player?clipId=cae237f6-2ade-4a2b-9f35-59948d0911a5&amp;startTime=47.3" office:target-frame-name="psplayer" xlink:show="replace" text:style-name="Internet_20_link" text:visited-style-name="Visited_20_Internet_20_Link"><text:span text:style-name="T11">and then from the outside in. From the inside out,</text:span></text:a><text:span text:style-name="T12"> </text:span><text:a xlink:type="simple" xlink:href="https://app.pluralsight.com/course-player?clipId=cae237f6-2ade-4a2b-9f35-59948d0911a5&amp;startTime=51.12" office:target-frame-name="psplayer" xlink:show="replace" text:style-name="Internet_20_link" text:visited-style-name="Visited_20_Internet_20_Link"><text:span text:style-name="T11">you write your app as a bunch of source code files that</text:span></text:a><text:span text:style-name="T12"> </text:span><text:a xlink:type="simple" xlink:href="https://app.pluralsight.com/course-player?clipId=cae237f6-2ade-4a2b-9f35-59948d0911a5&amp;startTime=54.11" office:target-frame-name="psplayer" xlink:show="replace" text:style-name="Internet_20_link" text:visited-style-name="Visited_20_Internet_20_Link"><text:span text:style-name="T11">live in the same folder on your computer.</text:span></text:a><text:span text:style-name="T12"> </text:span><text:a xlink:type="simple" xlink:href="https://app.pluralsight.com/course-player?clipId=cae237f6-2ade-4a2b-9f35-59948d0911a5&amp;startTime=56.94" office:target-frame-name="psplayer" xlink:show="replace" text:style-name="Internet_20_link" text:visited-style-name="Visited_20_Internet_20_Link"><text:span text:style-name="T11">Well, in Go we call that folder and source code a package,</text:span></text:a><text:span text:style-name="T12"> </text:span><text:a xlink:type="simple" xlink:href="https://app.pluralsight.com/course-player?clipId=cae237f6-2ade-4a2b-9f35-59948d0911a5&amp;startTime=60.92" office:target-frame-name="psplayer" xlink:show="replace" text:style-name="Internet_20_link" text:visited-style-name="Visited_20_Internet_20_Link"><text:span text:style-name="T11">and that means when you compile the app,</text:span></text:a><text:span text:style-name="T12"> </text:span><text:a xlink:type="simple" xlink:href="https://app.pluralsight.com/course-player?clipId=cae237f6-2ade-4a2b-9f35-59948d0911a5&amp;startTime=64.35" office:target-frame-name="psplayer" xlink:show="replace" text:style-name="Internet_20_link" text:visited-style-name="Visited_20_Internet_20_Link"><text:span text:style-name="T11">you're actually compiling the entire package, so all the</text:span></text:a><text:span text:style-name="T12"> </text:span><text:a xlink:type="simple" xlink:href="https://app.pluralsight.com/course-player?clipId=cae237f6-2ade-4a2b-9f35-59948d0911a5&amp;startTime=68.84" office:target-frame-name="psplayer" xlink:show="replace" text:style-name="Internet_20_link" text:visited-style-name="Visited_20_Internet_20_Link"><text:span text:style-name="T11">source code files in that directory.</text:span></text:a><text:span text:style-name="T12"> </text:span><text:a xlink:type="simple" xlink:href="https://app.pluralsight.com/course-player?clipId=cae237f6-2ade-4a2b-9f35-59948d0911a5&amp;startTime=72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cae237f6-2ade-4a2b-9f35-59948d0911a5&amp;startTime=72.76" office:target-frame-name="psplayer" xlink:show="replace" text:style-name="Internet_20_link" text:visited-style-name="Visited_20_Internet_20_Link"><text:span text:style-name="T11">we'll see it in just a second, but because all these different</text:span></text:a><text:span text:style-name="T12"> </text:span><text:a xlink:type="simple" xlink:href="https://app.pluralsight.com/course-player?clipId=cae237f6-2ade-4a2b-9f35-59948d0911a5&amp;startTime=76.18" office:target-frame-name="psplayer" xlink:show="replace" text:style-name="Internet_20_link" text:visited-style-name="Visited_20_Internet_20_Link"><text:span text:style-name="T11">files are part of the same application package,</text:span></text:a><text:span text:style-name="T12"> </text:span><text:a xlink:type="simple" xlink:href="https://app.pluralsight.com/course-player?clipId=cae237f6-2ade-4a2b-9f35-59948d0911a5&amp;startTime=79.14" office:target-frame-name="psplayer" xlink:show="replace" text:style-name="Internet_20_link" text:visited-style-name="Visited_20_Internet_20_Link"><text:span text:style-name="T11">then variables and functions and stuff that are in them are</text:span></text:a><text:span text:style-name="T12"> </text:span><text:a xlink:type="simple" xlink:href="https://app.pluralsight.com/course-player?clipId=cae237f6-2ade-4a2b-9f35-59948d0911a5&amp;startTime=82.55" office:target-frame-name="psplayer" xlink:show="replace" text:style-name="Internet_20_link" text:visited-style-name="Visited_20_Internet_20_Link"><text:span text:style-name="T11">accessible to all the other files in the package. Anyway,</text:span></text:a><text:span text:style-name="T12"> </text:span><text:a xlink:type="simple" xlink:href="https://app.pluralsight.com/course-player?clipId=cae237f6-2ade-4a2b-9f35-59948d0911a5&amp;startTime=86.82" office:target-frame-name="psplayer" xlink:show="replace" text:style-name="Internet_20_link" text:visited-style-name="Visited_20_Internet_20_Link"><text:span text:style-name="T11">a module is then a set of related packages that you release together.</text:span></text:a><text:span text:style-name="T12"> </text:span><text:a xlink:type="simple" xlink:href="https://app.pluralsight.com/course-player?clipId=cae237f6-2ade-4a2b-9f35-59948d0911a5&amp;startTime=92.14" office:target-frame-name="psplayer" xlink:show="replace" text:style-name="Internet_20_link" text:visited-style-name="Visited_20_Internet_20_Link"><text:span text:style-name="T11">Magic.</text:span></text:a><text:span text:style-name="T12"> </text:span><text:a xlink:type="simple" xlink:href="https://app.pluralsight.com/course-player?clipId=cae237f6-2ade-4a2b-9f35-59948d0911a5&amp;startTime=93.54" office:target-frame-name="psplayer" xlink:show="replace" text:style-name="Internet_20_link" text:visited-style-name="Visited_20_Internet_20_Link"><text:span text:style-name="T11">But in the hands on,</text:span></text:a><text:span text:style-name="T12"> </text:span><text:a xlink:type="simple" xlink:href="https://app.pluralsight.com/course-player?clipId=cae237f6-2ade-4a2b-9f35-59948d0911a5&amp;startTime=94.7" office:target-frame-name="psplayer" xlink:show="replace" text:style-name="Internet_20_link" text:visited-style-name="Visited_20_Internet_20_Link"><text:span text:style-name="T11">we'll be doing it the other way, from the outside in,</text:span></text:a><text:span text:style-name="T12"> </text:span><text:a xlink:type="simple" xlink:href="https://app.pluralsight.com/course-player?clipId=cae237f6-2ade-4a2b-9f35-59948d0911a5&amp;startTime=97.69" office:target-frame-name="psplayer" xlink:show="replace" text:style-name="Internet_20_link" text:visited-style-name="Visited_20_Internet_20_Link"><text:span text:style-name="T11">so we'll create the module first,</text:span></text:a><text:span text:style-name="T12"> </text:span><text:a xlink:type="simple" xlink:href="https://app.pluralsight.com/course-player?clipId=cae237f6-2ade-4a2b-9f35-59948d0911a5&amp;startTime=100.24" office:target-frame-name="psplayer" xlink:show="replace" text:style-name="Internet_20_link" text:visited-style-name="Visited_20_Internet_20_Link"><text:span text:style-name="T11">then we'll create the packages, and finally the source code files.</text:span></text:a><text:span text:style-name="T12"> </text:span><text:a xlink:type="simple" xlink:href="https://app.pluralsight.com/course-player?clipId=cae237f6-2ade-4a2b-9f35-59948d0911a5&amp;startTime=104.64" office:target-frame-name="psplayer" xlink:show="replace" text:style-name="Internet_20_link" text:visited-style-name="Visited_20_Internet_20_Link"><text:span text:style-name="T11">So in a second, you'll use the go mod init command to</text:span></text:a><text:span text:style-name="T12"> </text:span><text:a xlink:type="simple" xlink:href="https://app.pluralsight.com/course-player?clipId=cae237f6-2ade-4a2b-9f35-59948d0911a5&amp;startTime=108.19" office:target-frame-name="psplayer" xlink:show="replace" text:style-name="Internet_20_link" text:visited-style-name="Visited_20_Internet_20_Link"><text:span text:style-name="T11">initialize a new Go module in an empty directory.</text:span></text:a><text:span text:style-name="T12"> </text:span><text:a xlink:type="simple" xlink:href="https://app.pluralsight.com/course-player?clipId=cae237f6-2ade-4a2b-9f35-59948d0911a5&amp;startTime=112.34" office:target-frame-name="psplayer" xlink:show="replace" text:style-name="Internet_20_link" text:visited-style-name="Visited_20_Internet_20_Link"><text:span text:style-name="T11">Then you'll create a subfolder for your first package, and finally,</text:span></text:a><text:span text:style-name="T12"> </text:span><text:a xlink:type="simple" xlink:href="https://app.pluralsight.com/course-player?clipId=cae237f6-2ade-4a2b-9f35-59948d0911a5&amp;startTime=115.86" office:target-frame-name="psplayer" xlink:show="replace" text:style-name="Internet_20_link" text:visited-style-name="Visited_20_Internet_20_Link"><text:span text:style-name="T11">you'll start writing code.</text:span></text:a><text:span text:style-name="T12"> </text:span><text:a xlink:type="simple" xlink:href="https://app.pluralsight.com/course-player?clipId=cae237f6-2ade-4a2b-9f35-59948d0911a5&amp;startTime=118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cae237f6-2ade-4a2b-9f35-59948d0911a5&amp;startTime=118.38" office:target-frame-name="psplayer" xlink:show="replace" text:style-name="Internet_20_link" text:visited-style-name="Visited_20_Internet_20_Link"><text:span text:style-name="T11">I totally get that it can look a bit complex and maybe even</text:span></text:a><text:span text:style-name="T12"> </text:span><text:a xlink:type="simple" xlink:href="https://app.pluralsight.com/course-player?clipId=cae237f6-2ade-4a2b-9f35-59948d0911a5&amp;startTime=121.26" office:target-frame-name="psplayer" xlink:show="replace" text:style-name="Internet_20_link" text:visited-style-name="Visited_20_Internet_20_Link"><text:span text:style-name="T11">a bit daunting if you're new to this,</text:span></text:a><text:span text:style-name="T12"> </text:span><text:a xlink:type="simple" xlink:href="https://app.pluralsight.com/course-player?clipId=cae237f6-2ade-4a2b-9f35-59948d0911a5&amp;startTime=123.07" office:target-frame-name="psplayer" xlink:show="replace" text:style-name="Internet_20_link" text:visited-style-name="Visited_20_Internet_20_Link"><text:span text:style-name="T11">but I promise you, you'll set this stuff at once,</text:span></text:a><text:span text:style-name="T12"> </text:span><text:a xlink:type="simple" xlink:href="https://app.pluralsight.com/course-player?clipId=cae237f6-2ade-4a2b-9f35-59948d0911a5&amp;startTime=126.69" office:target-frame-name="psplayer" xlink:show="replace" text:style-name="Internet_20_link" text:visited-style-name="Visited_20_Internet_20_Link"><text:span text:style-name="T11">and for the rest of the course,</text:span></text:a><text:span text:style-name="T12"> </text:span><text:a xlink:type="simple" xlink:href="https://app.pluralsight.com/course-player?clipId=cae237f6-2ade-4a2b-9f35-59948d0911a5&amp;startTime=127.75" office:target-frame-name="psplayer" xlink:show="replace" text:style-name="Internet_20_link" text:visited-style-name="Visited_20_Internet_20_Link"><text:span text:style-name="T11">you'll just be coding and barely even know that the</text:span></text:a><text:span text:style-name="T12"> </text:span><text:a xlink:type="simple" xlink:href="https://app.pluralsight.com/course-player?clipId=cae237f6-2ade-4a2b-9f35-59948d0911a5&amp;startTime=130.47" office:target-frame-name="psplayer" xlink:show="replace" text:style-name="Internet_20_link" text:visited-style-name="Visited_20_Internet_20_Link"><text:span text:style-name="T11">package and module stuff's even there.</text:span></text:a><text:span text:style-name="T12"> </text:span><text:a xlink:type="simple" xlink:href="https://app.pluralsight.com/course-player?clipId=cae237f6-2ade-4a2b-9f35-59948d0911a5&amp;startTime=134.14" office:target-frame-name="psplayer" xlink:show="replace" text:style-name="Internet_20_link" text:visited-style-name="Visited_20_Internet_20_Link"><text:span text:style-name="T11">But you know what, I literally said talk is cheap, and I'm still talking, so let's go and get our hands on.</text:span></text:a></text:p>
      <text:h text:style-name="P3" text:outline-level="3"><text:soft-page-break/><text:a xlink:type="simple" xlink:href="https://app.pluralsight.com/course-player?clipId=867c0bd8-50f3-44a5-a5e5-e16cc61ef506" office:target-frame-name="psplayer" xlink:show="replace" text:style-name="Internet_20_link" text:visited-style-name="Visited_20_Internet_20_Link"><text:span text:style-name="T11">Initializing a Go Module</text:span></text:a></text:h>
      <text:p text:style-name="P5"><text:a xlink:type="simple" xlink:href="https://app.pluralsight.com/course-player?clipId=867c0bd8-50f3-44a5-a5e5-e16cc61ef506&amp;startTime=1.3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867c0bd8-50f3-44a5-a5e5-e16cc61ef506&amp;startTime=1.7" office:target-frame-name="psplayer" xlink:show="replace" text:style-name="Internet_20_link" text:visited-style-name="Visited_20_Internet_20_Link"><text:span text:style-name="T11">then. We're about to create and initialize a Go module and then</text:span></text:a><text:span text:style-name="T12"> </text:span><text:a xlink:type="simple" xlink:href="https://app.pluralsight.com/course-player?clipId=867c0bd8-50f3-44a5-a5e5-e16cc61ef506&amp;startTime=5.82" office:target-frame-name="psplayer" xlink:show="replace" text:style-name="Internet_20_link" text:visited-style-name="Visited_20_Internet_20_Link"><text:span text:style-name="T11">write some source code for our first package.</text:span></text:a><text:span text:style-name="T12"> </text:span><text:a xlink:type="simple" xlink:href="https://app.pluralsight.com/course-player?clipId=867c0bd8-50f3-44a5-a5e5-e16cc61ef506&amp;startTime=9.94" office:target-frame-name="psplayer" xlink:show="replace" text:style-name="Internet_20_link" text:visited-style-name="Visited_20_Internet_20_Link"><text:span text:style-name="T11">So the first thing you need is an empty folder somewhere on your computer.</text:span></text:a><text:span text:style-name="T12"> </text:span><text:a xlink:type="simple" xlink:href="https://app.pluralsight.com/course-player?clipId=867c0bd8-50f3-44a5-a5e5-e16cc61ef506&amp;startTime=13.94" office:target-frame-name="psplayer" xlink:show="replace" text:style-name="Internet_20_link" text:visited-style-name="Visited_20_Internet_20_Link"><text:span text:style-name="T11">I don't know,</text:span></text:a><text:span text:style-name="T12"> </text:span><text:a xlink:type="simple" xlink:href="https://app.pluralsight.com/course-player?clipId=867c0bd8-50f3-44a5-a5e5-e16cc61ef506&amp;startTime=14.6" office:target-frame-name="psplayer" xlink:show="replace" text:style-name="Internet_20_link" text:visited-style-name="Visited_20_Internet_20_Link"><text:span text:style-name="T11">it's probably easiest to create a folder called go in your home directory,</text:span></text:a><text:span text:style-name="T12"> </text:span><text:a xlink:type="simple" xlink:href="https://app.pluralsight.com/course-player?clipId=867c0bd8-50f3-44a5-a5e5-e16cc61ef506&amp;startTime=19.22" office:target-frame-name="psplayer" xlink:show="replace" text:style-name="Internet_20_link" text:visited-style-name="Visited_20_Internet_20_Link"><text:span text:style-name="T11">but you don't have to.</text:span></text:a><text:span text:style-name="T12"> </text:span><text:a xlink:type="simple" xlink:href="https://app.pluralsight.com/course-player?clipId=867c0bd8-50f3-44a5-a5e5-e16cc61ef506&amp;startTime=20.2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867c0bd8-50f3-44a5-a5e5-e16cc61ef506&amp;startTime=20.72" office:target-frame-name="psplayer" xlink:show="replace" text:style-name="Internet_20_link" text:visited-style-name="Visited_20_Internet_20_Link"><text:span text:style-name="T11">I'm down in the depths of some arcane folder structure that I've</text:span></text:a><text:span text:style-name="T12"> </text:span><text:a xlink:type="simple" xlink:href="https://app.pluralsight.com/course-player?clipId=867c0bd8-50f3-44a5-a5e5-e16cc61ef506&amp;startTime=24.38" office:target-frame-name="psplayer" xlink:show="replace" text:style-name="Internet_20_link" text:visited-style-name="Visited_20_Internet_20_Link"><text:span text:style-name="T11">been using for years for my Pluralsight courses.</text:span></text:a><text:span text:style-name="T12"> </text:span><text:a xlink:type="simple" xlink:href="https://app.pluralsight.com/course-player?clipId=867c0bd8-50f3-44a5-a5e5-e16cc61ef506&amp;startTime=27.64" office:target-frame-name="psplayer" xlink:show="replace" text:style-name="Internet_20_link" text:visited-style-name="Visited_20_Internet_20_Link"><text:span text:style-name="T11">So feel free to choose anywhere.</text:span></text:a><text:span text:style-name="T12"> </text:span><text:a xlink:type="simple" xlink:href="https://app.pluralsight.com/course-player?clipId=867c0bd8-50f3-44a5-a5e5-e16cc61ef506&amp;startTime=29.58" office:target-frame-name="psplayer" xlink:show="replace" text:style-name="Internet_20_link" text:visited-style-name="Visited_20_Internet_20_Link"><text:span text:style-name="T11">It just needs to be an empty folder on your machine that you'll</text:span></text:a><text:span text:style-name="T12"> </text:span><text:a xlink:type="simple" xlink:href="https://app.pluralsight.com/course-player?clipId=867c0bd8-50f3-44a5-a5e5-e16cc61ef506&amp;startTime=33.49" office:target-frame-name="psplayer" xlink:show="replace" text:style-name="Internet_20_link" text:visited-style-name="Visited_20_Internet_20_Link"><text:span text:style-name="T11">use to store all the programs we'll write. Well,</text:span></text:a><text:span text:style-name="T12"> </text:span><text:a xlink:type="simple" xlink:href="https://app.pluralsight.com/course-player?clipId=867c0bd8-50f3-44a5-a5e5-e16cc61ef506&amp;startTime=36.75" office:target-frame-name="psplayer" xlink:show="replace" text:style-name="Internet_20_link" text:visited-style-name="Visited_20_Internet_20_Link"><text:span text:style-name="T11">once you've got that, you need to initialize it as a Go module.</text:span></text:a><text:span text:style-name="T12"> </text:span><text:a xlink:type="simple" xlink:href="https://app.pluralsight.com/course-player?clipId=867c0bd8-50f3-44a5-a5e5-e16cc61ef506&amp;startTime=41.24" office:target-frame-name="psplayer" xlink:show="replace" text:style-name="Internet_20_link" text:visited-style-name="Visited_20_Internet_20_Link"><text:span text:style-name="T11">So making sure you're in that module folder you just created,</text:span></text:a><text:span text:style-name="T12"> </text:span><text:a xlink:type="simple" xlink:href="https://app.pluralsight.com/course-player?clipId=867c0bd8-50f3-44a5-a5e5-e16cc61ef506&amp;startTime=44.74" office:target-frame-name="psplayer" xlink:show="replace" text:style-name="Internet_20_link" text:visited-style-name="Visited_20_Internet_20_Link"><text:span text:style-name="T11">run the go mod init command like this.</text:span></text:a><text:span text:style-name="T12"> </text:span><text:a xlink:type="simple" xlink:href="https://app.pluralsight.com/course-player?clipId=867c0bd8-50f3-44a5-a5e5-e16cc61ef506&amp;startTime=48.84" office:target-frame-name="psplayer" xlink:show="replace" text:style-name="Internet_20_link" text:visited-style-name="Visited_20_Internet_20_Link"><text:span text:style-name="T11">Now then, this bit here can pretty much be whatever you want, but if</text:span></text:a><text:span text:style-name="T12"> </text:span><text:a xlink:type="simple" xlink:href="https://app.pluralsight.com/course-player?clipId=867c0bd8-50f3-44a5-a5e5-e16cc61ef506&amp;startTime=54.5" office:target-frame-name="psplayer" xlink:show="replace" text:style-name="Internet_20_link" text:visited-style-name="Visited_20_Internet_20_Link"><text:span text:style-name="T11">you plan on ever publishing the code in the module,</text:span></text:a><text:span text:style-name="T12"> </text:span><text:a xlink:type="simple" xlink:href="https://app.pluralsight.com/course-player?clipId=867c0bd8-50f3-44a5-a5e5-e16cc61ef506&amp;startTime=57.49" office:target-frame-name="psplayer" xlink:show="replace" text:style-name="Internet_20_link" text:visited-style-name="Visited_20_Internet_20_Link"><text:span text:style-name="T11">then it's got to be a path to the repository where</text:span></text:a><text:span text:style-name="T12"> </text:span><text:a xlink:type="simple" xlink:href="https://app.pluralsight.com/course-player?clipId=867c0bd8-50f3-44a5-a5e5-e16cc61ef506&amp;startTime=60.65" office:target-frame-name="psplayer" xlink:show="replace" text:style-name="Internet_20_link" text:visited-style-name="Visited_20_Internet_20_Link"><text:span text:style-name="T11">you'll eventually host the code.</text:span></text:a><text:span text:style-name="T12"> </text:span><text:a xlink:type="simple" xlink:href="https://app.pluralsight.com/course-player?clipId=867c0bd8-50f3-44a5-a5e5-e16cc61ef506&amp;startTime=63.44" office:target-frame-name="psplayer" xlink:show="replace" text:style-name="Internet_20_link" text:visited-style-name="Visited_20_Internet_20_Link"><text:span text:style-name="T11">So for me, the code for this course is hosted on GitHub in this repo.</text:span></text:a><text:span text:style-name="T12"> </text:span><text:a xlink:type="simple" xlink:href="https://app.pluralsight.com/course-player?clipId=867c0bd8-50f3-44a5-a5e5-e16cc61ef506&amp;startTime=69.34" office:target-frame-name="psplayer" xlink:show="replace" text:style-name="Internet_20_link" text:visited-style-name="Visited_20_Internet_20_Link"><text:span text:style-name="T11">And look, if you're unsure about this or you don't think there is a cat</text:span></text:a><text:span text:style-name="T12"> </text:span><text:a xlink:type="simple" xlink:href="https://app.pluralsight.com/course-player?clipId=867c0bd8-50f3-44a5-a5e5-e16cc61ef506&amp;startTime=73.62" office:target-frame-name="psplayer" xlink:show="replace" text:style-name="Internet_20_link" text:visited-style-name="Visited_20_Internet_20_Link"><text:span text:style-name="T11">in hell's chance of you ever publishing this code,</text:span></text:a><text:span text:style-name="T12"> </text:span><text:a xlink:type="simple" xlink:href="https://app.pluralsight.com/course-player?clipId=867c0bd8-50f3-44a5-a5e5-e16cc61ef506&amp;startTime=76.12" office:target-frame-name="psplayer" xlink:show="replace" text:style-name="Internet_20_link" text:visited-style-name="Visited_20_Internet_20_Link"><text:span text:style-name="T11">which there probably isn't, I mean it is just learning code from the</text:span></text:a><text:span text:style-name="T12"> </text:span><text:a xlink:type="simple" xlink:href="https://app.pluralsight.com/course-player?clipId=867c0bd8-50f3-44a5-a5e5-e16cc61ef506&amp;startTime=79.68" office:target-frame-name="psplayer" xlink:show="replace" text:style-name="Internet_20_link" text:visited-style-name="Visited_20_Internet_20_Link"><text:span text:style-name="T11">course, then maybe just use your name or something like this.</text:span></text:a><text:span text:style-name="T12"> </text:span><text:a xlink:type="simple" xlink:href="https://app.pluralsight.com/course-player?clipId=867c0bd8-50f3-44a5-a5e5-e16cc61ef506&amp;startTime=83.15" office:target-frame-name="psplayer" xlink:show="replace" text:style-name="Internet_20_link" text:visited-style-name="Visited_20_Internet_20_Link"><text:span text:style-name="T11">It really doesn't matter.</text:span></text:a><text:span text:style-name="T12"> </text:span><text:a xlink:type="simple" xlink:href="https://app.pluralsight.com/course-player?clipId=867c0bd8-50f3-44a5-a5e5-e16cc61ef506&amp;startTime=85.94" office:target-frame-name="psplayer" xlink:show="replace" text:style-name="Internet_20_link" text:visited-style-name="Visited_20_Internet_20_Link"><text:span text:style-name="T11">Okay, so that's created this go,mod file here in the root of your module folder.</text:span></text:a><text:span text:style-name="T12"> </text:span><text:a xlink:type="simple" xlink:href="https://app.pluralsight.com/course-player?clipId=867c0bd8-50f3-44a5-a5e5-e16cc61ef506&amp;startTime=91.68" office:target-frame-name="psplayer" xlink:show="replace" text:style-name="Internet_20_link" text:visited-style-name="Visited_20_Internet_20_Link"><text:span text:style-name="T11">And if we look at it, yeah,</text:span></text:a><text:span text:style-name="T12"> </text:span><text:a xlink:type="simple" xlink:href="https://app.pluralsight.com/course-player?clipId=867c0bd8-50f3-44a5-a5e5-e16cc61ef506&amp;startTime=94.67" office:target-frame-name="psplayer" xlink:show="replace" text:style-name="Internet_20_link" text:visited-style-name="Visited_20_Internet_20_Link"><text:span text:style-name="T11">we can see it lists the name or the path to the module,</text:span></text:a><text:span text:style-name="T12"> </text:span><text:a xlink:type="simple" xlink:href="https://app.pluralsight.com/course-player?clipId=867c0bd8-50f3-44a5-a5e5-e16cc61ef506&amp;startTime=97.73" office:target-frame-name="psplayer" xlink:show="replace" text:style-name="Internet_20_link" text:visited-style-name="Visited_20_Internet_20_Link"><text:span text:style-name="T11">and then this is the version of Go that created it.</text:span></text:a><text:span text:style-name="T12"> </text:span><text:a xlink:type="simple" xlink:href="https://app.pluralsight.com/course-player?clipId=867c0bd8-50f3-44a5-a5e5-e16cc61ef506&amp;startTime=101.84" office:target-frame-name="psplayer" xlink:show="replace" text:style-name="Internet_20_link" text:visited-style-name="Visited_20_Internet_20_Link"><text:span text:style-name="T11">Now, the whole idea of modules is that how GO tracks dependencies and versions.</text:span></text:a><text:span text:style-name="T12"> </text:span><text:a xlink:type="simple" xlink:href="https://app.pluralsight.com/course-player?clipId=867c0bd8-50f3-44a5-a5e5-e16cc61ef506&amp;startTime=108.04" office:target-frame-name="psplayer" xlink:show="replace" text:style-name="Internet_20_link" text:visited-style-name="Visited_20_Internet_20_Link"><text:span text:style-name="T11">So, as you add dependencies to your apps, they'll appear in</text:span></text:a><text:span text:style-name="T12"> </text:span><text:a xlink:type="simple" xlink:href="https://app.pluralsight.com/course-player?clipId=867c0bd8-50f3-44a5-a5e5-e16cc61ef506&amp;startTime=112" office:target-frame-name="psplayer" xlink:show="replace" text:style-name="Internet_20_link" text:visited-style-name="Visited_20_Internet_20_Link"><text:span text:style-name="T11">here with the required versions and the likes,</text:span></text:a><text:span text:style-name="T12"> </text:span><text:a xlink:type="simple" xlink:href="https://app.pluralsight.com/course-player?clipId=867c0bd8-50f3-44a5-a5e5-e16cc61ef506&amp;startTime=114.24" office:target-frame-name="psplayer" xlink:show="replace" text:style-name="Internet_20_link" text:visited-style-name="Visited_20_Internet_20_Link"><text:span text:style-name="T11">but right now, that's your Go module initialized, and we're ready to write some code.</text:span></text:a></text:p>
      <text:h text:style-name="P3" text:outline-level="3"><text:a xlink:type="simple" xlink:href="https://app.pluralsight.com/course-player?clipId=0a4a84d1-1c5b-4d09-bd26-7551a1c486c5" office:target-frame-name="psplayer" xlink:show="replace" text:style-name="Internet_20_link" text:visited-style-name="Visited_20_Internet_20_Link"><text:span text:style-name="T11">Writing Your First Program</text:span></text:a></text:h>
      <text:p text:style-name="P5"><text:a xlink:type="simple" xlink:href="https://app.pluralsight.com/course-player?clipId=0a4a84d1-1c5b-4d09-bd26-7551a1c486c5&amp;startTime=1.54" office:target-frame-name="psplayer" xlink:show="replace" text:style-name="Internet_20_link" text:visited-style-name="Visited_20_Internet_20_Link"><text:span text:style-name="T11">Remember we said modules contain packages,</text:span></text:a><text:span text:style-name="T12"> </text:span><text:a xlink:type="simple" xlink:href="https://app.pluralsight.com/course-player?clipId=0a4a84d1-1c5b-4d09-bd26-7551a1c486c5&amp;startTime=3.88" office:target-frame-name="psplayer" xlink:show="replace" text:style-name="Internet_20_link" text:visited-style-name="Visited_20_Internet_20_Link"><text:span text:style-name="T11">and packages contain source code files.</text:span></text:a><text:span text:style-name="T12"> </text:span><text:a xlink:type="simple" xlink:href="https://app.pluralsight.com/course-player?clipId=0a4a84d1-1c5b-4d09-bd26-7551a1c486c5&amp;startTime=6.74" office:target-frame-name="psplayer" xlink:show="replace" text:style-name="Internet_20_link" text:visited-style-name="Visited_20_Internet_20_Link"><text:span text:style-name="T11">Well, we've got our module,</text:span></text:a><text:span text:style-name="T12"> </text:span><text:a xlink:type="simple" xlink:href="https://app.pluralsight.com/course-player?clipId=0a4a84d1-1c5b-4d09-bd26-7551a1c486c5&amp;startTime=7.97" office:target-frame-name="psplayer" xlink:show="replace" text:style-name="Internet_20_link" text:visited-style-name="Visited_20_Internet_20_Link"><text:span text:style-name="T11">so let's create a new folder inside of it for the hello‑world package.</text:span></text:a><text:span text:style-name="T12"> </text:span><text:a xlink:type="simple" xlink:href="https://app.pluralsight.com/course-player?clipId=0a4a84d1-1c5b-4d09-bd26-7551a1c486c5&amp;startTime=13.45" office:target-frame-name="psplayer" xlink:show="replace" text:style-name="Internet_20_link" text:visited-style-name="Visited_20_Internet_20_Link"><text:span text:style-name="T11">And see how the name of the folder is the name of the package.</text:span></text:a><text:span text:style-name="T12"> </text:span><text:a xlink:type="simple" xlink:href="https://app.pluralsight.com/course-player?clipId=0a4a84d1-1c5b-4d09-bd26-7551a1c486c5&amp;startTime=18.3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0a4a84d1-1c5b-4d09-bd26-7551a1c486c5&amp;startTime=19.01" office:target-frame-name="psplayer" xlink:show="replace" text:style-name="Internet_20_link" text:visited-style-name="Visited_20_Internet_20_Link"><text:span text:style-name="T11">any code you write in this folder is going to be</text:span></text:a><text:span text:style-name="T12"> </text:span><text:a xlink:type="simple" xlink:href="https://app.pluralsight.com/course-player?clipId=0a4a84d1-1c5b-4d09-bd26-7551a1c486c5&amp;startTime=21.84" office:target-frame-name="psplayer" xlink:show="replace" text:style-name="Internet_20_link" text:visited-style-name="Visited_20_Internet_20_Link"><text:span text:style-name="T11">part of that hello‑world package.</text:span></text:a><text:span text:style-name="T12"> </text:span><text:a xlink:type="simple" xlink:href="https://app.pluralsight.com/course-player?clipId=0a4a84d1-1c5b-4d09-bd26-7551a1c486c5&amp;startTime=24.74" office:target-frame-name="psplayer" xlink:show="replace" text:style-name="Internet_20_link" text:visited-style-name="Visited_20_Internet_20_Link"><text:span text:style-name="T11">Well for now, I'm going to write the code in Vi.</text:span></text:a><text:span text:style-name="T12"> </text:span><text:a xlink:type="simple" xlink:href="https://app.pluralsight.com/course-player?clipId=0a4a84d1-1c5b-4d09-bd26-7551a1c486c5&amp;startTime=26.79" office:target-frame-name="psplayer" xlink:show="replace" text:style-name="Internet_20_link" text:visited-style-name="Visited_20_Internet_20_Link"><text:span text:style-name="T11">If you're on Windows, I recommend you probably go with Notepad,</text:span></text:a><text:span text:style-name="T12"> </text:span><text:a xlink:type="simple" xlink:href="https://app.pluralsight.com/course-player?clipId=0a4a84d1-1c5b-4d09-bd26-7551a1c486c5&amp;startTime=30.23" office:target-frame-name="psplayer" xlink:show="replace" text:style-name="Internet_20_link" text:visited-style-name="Visited_20_Internet_20_Link"><text:span text:style-name="T11">and for sure we're going to get more professional in a second.</text:span></text:a><text:span text:style-name="T12"> </text:span><text:a xlink:type="simple" xlink:href="https://app.pluralsight.com/course-player?clipId=0a4a84d1-1c5b-4d09-bd26-7551a1c486c5&amp;startTime=33.6" office:target-frame-name="psplayer" xlink:show="replace" text:style-name="Internet_20_link" text:visited-style-name="Visited_20_Internet_20_Link"><text:span text:style-name="T11">I just want the first program we write to be the simplest</text:span></text:a><text:span text:style-name="T12"> </text:span><text:a xlink:type="simple" xlink:href="https://app.pluralsight.com/course-player?clipId=0a4a84d1-1c5b-4d09-bd26-7551a1c486c5&amp;startTime=36.59" office:target-frame-name="psplayer" xlink:show="replace" text:style-name="Internet_20_link" text:visited-style-name="Visited_20_Internet_20_Link"><text:span text:style-name="T11">thing in the world with no fancy tools distracting us from</text:span></text:a><text:span text:style-name="T12"> </text:span><text:a xlink:type="simple" xlink:href="https://app.pluralsight.com/course-player?clipId=0a4a84d1-1c5b-4d09-bd26-7551a1c486c5&amp;startTime=39.6" office:target-frame-name="psplayer" xlink:show="replace" text:style-name="Internet_20_link" text:visited-style-name="Visited_20_Internet_20_Link"><text:span text:style-name="T11">what's actually going on.</text:span></text:a><text:span text:style-name="T12"> </text:span><text:a xlink:type="simple" xlink:href="https://app.pluralsight.com/course-player?clipId=0a4a84d1-1c5b-4d09-bd26-7551a1c486c5&amp;startTime=42.04" office:target-frame-name="psplayer" xlink:show="replace" text:style-name="Internet_20_link" text:visited-style-name="Visited_20_Internet_20_Link"><text:span text:style-name="T11">Anyway, I'm calling the file hello.go.</text:span></text:a><text:span text:style-name="T12"> </text:span><text:a xlink:type="simple" xlink:href="https://app.pluralsight.com/course-player?clipId=0a4a84d1-1c5b-4d09-bd26-7551a1c486c5&amp;startTime=45.2" office:target-frame-name="psplayer" xlink:show="replace" text:style-name="Internet_20_link" text:visited-style-name="Visited_20_Internet_20_Link"><text:span text:style-name="T11">Right, the first thing every Go program needs is a package declaration.</text:span></text:a><text:span text:style-name="T12"> </text:span><text:a xlink:type="simple" xlink:href="https://app.pluralsight.com/course-player?clipId=0a4a84d1-1c5b-4d09-bd26-7551a1c486c5&amp;startTime=51.84" office:target-frame-name="psplayer" xlink:show="replace" text:style-name="Internet_20_link" text:visited-style-name="Visited_20_Internet_20_Link"><text:span text:style-name="T11">Now calling a package main makes it special.</text:span></text:a><text:span text:style-name="T12"> </text:span><text:a xlink:type="simple" xlink:href="https://app.pluralsight.com/course-player?clipId=0a4a84d1-1c5b-4d09-bd26-7551a1c486c5&amp;startTime=55" office:target-frame-name="psplayer" xlink:show="replace" text:style-name="Internet_20_link" text:visited-style-name="Visited_20_Internet_20_Link"><text:span text:style-name="T11">This tells Go to compile this code that we're going to write</text:span></text:a><text:span text:style-name="T12"> </text:span><text:a xlink:type="simple" xlink:href="https://app.pluralsight.com/course-player?clipId=0a4a84d1-1c5b-4d09-bd26-7551a1c486c5&amp;startTime=58.43" office:target-frame-name="psplayer" xlink:show="replace" text:style-name="Internet_20_link" text:visited-style-name="Visited_20_Internet_20_Link"><text:span text:style-name="T11">as an application and not a shared library.</text:span></text:a><text:span text:style-name="T12"> </text:span><text:a xlink:type="simple" xlink:href="https://app.pluralsight.com/course-player?clipId=0a4a84d1-1c5b-4d09-bd26-7551a1c486c5&amp;startTime=61.07" office:target-frame-name="psplayer" xlink:show="replace" text:style-name="Internet_20_link" text:visited-style-name="Visited_20_Internet_20_Link"><text:span text:style-name="T11">So, actually,</text:span></text:a><text:span text:style-name="T12"> </text:span><text:a xlink:type="simple" xlink:href="https://app.pluralsight.com/course-player?clipId=0a4a84d1-1c5b-4d09-bd26-7551a1c486c5&amp;startTime=62.18" office:target-frame-name="psplayer" xlink:show="replace" text:style-name="Internet_20_link" text:visited-style-name="Visited_20_Internet_20_Link"><text:span text:style-name="T11">an application's something that maybe you would</text:span></text:a><text:span text:style-name="T12"> </text:span><text:a xlink:type="simple" xlink:href="https://app.pluralsight.com/course-player?clipId=0a4a84d1-1c5b-4d09-bd26-7551a1c486c5&amp;startTime=64.76" office:target-frame-name="psplayer" xlink:show="replace" text:style-name="Internet_20_link" text:visited-style-name="Visited_20_Internet_20_Link"><text:span text:style-name="T11">double‑click to run and it does something,</text:span></text:a><text:span text:style-name="T12"> </text:span><text:a xlink:type="simple" xlink:href="https://app.pluralsight.com/course-player?clipId=0a4a84d1-1c5b-4d09-bd26-7551a1c486c5&amp;startTime=66.62" office:target-frame-name="psplayer" xlink:show="replace" text:style-name="Internet_20_link" text:visited-style-name="Visited_20_Internet_20_Link"><text:span text:style-name="T11">whereas a shared library generally only runs when another application calls it.</text:span></text:a><text:span text:style-name="T12"> </text:span><text:a xlink:type="simple" xlink:href="https://app.pluralsight.com/course-player?clipId=0a4a84d1-1c5b-4d09-bd26-7551a1c486c5&amp;startTime=72.54" office:target-frame-name="psplayer" xlink:show="replace" text:style-name="Internet_20_link" text:visited-style-name="Visited_20_Internet_20_Link"><text:span text:style-name="T11">Anyway, look, next up, we want a function, and we're calling this one func main.</text:span></text:a><text:span text:style-name="T12"> </text:span><text:a xlink:type="simple" xlink:href="https://app.pluralsight.com/course-player?clipId=0a4a84d1-1c5b-4d09-bd26-7551a1c486c5&amp;startTime=78.81" office:target-frame-name="psplayer" xlink:show="replace" text:style-name="Internet_20_link" text:visited-style-name="Visited_20_Internet_20_Link"><text:span text:style-name="T11">Be careful how you pronounce that. But func main's special,</text:span></text:a><text:span text:style-name="T12"> </text:span><text:a xlink:type="simple" xlink:href="https://app.pluralsight.com/course-player?clipId=0a4a84d1-1c5b-4d09-bd26-7551a1c486c5&amp;startTime=83.43" office:target-frame-name="psplayer" xlink:show="replace" text:style-name="Internet_20_link" text:visited-style-name="Visited_20_Internet_20_Link"><text:span text:style-name="T11">just like package main, because at runtime,</text:span></text:a><text:span text:style-name="T12"> </text:span><text:a xlink:type="simple" xlink:href="https://app.pluralsight.com/course-player?clipId=0a4a84d1-1c5b-4d09-bd26-7551a1c486c5&amp;startTime=85.99" office:target-frame-name="psplayer" xlink:show="replace" text:style-name="Internet_20_link" text:visited-style-name="Visited_20_Internet_20_Link"><text:span text:style-name="T11">so when we eventually run this as an application,</text:span></text:a><text:span text:style-name="T12"> </text:span><text:a xlink:type="simple" xlink:href="https://app.pluralsight.com/course-player?clipId=0a4a84d1-1c5b-4d09-bd26-7551a1c486c5&amp;startTime=88.62" office:target-frame-name="psplayer" xlink:show="replace" text:style-name="Internet_20_link" text:visited-style-name="Visited_20_Internet_20_Link"><text:span text:style-name="T11">the first thing that'll run will be func main inside of package main.</text:span></text:a><text:span text:style-name="T12"> </text:span><text:a xlink:type="simple" xlink:href="https://app.pluralsight.com/course-player?clipId=0a4a84d1-1c5b-4d09-bd26-7551a1c486c5&amp;startTime=93.58" office:target-frame-name="psplayer" xlink:show="replace" text:style-name="Internet_20_link" text:visited-style-name="Visited_20_Internet_20_Link"><text:span text:style-name="T11">And sometimes we call this combo the application's entry point.</text:span></text:a><text:span text:style-name="T12"> </text:span><text:a xlink:type="simple" xlink:href="https://app.pluralsight.com/course-player?clipId=0a4a84d1-1c5b-4d09-bd26-7551a1c486c5&amp;startTime=97.06" office:target-frame-name="psplayer" xlink:show="replace" text:style-name="Internet_20_link" text:visited-style-name="Visited_20_Internet_20_Link"><text:span text:style-name="T11">Basically, without these two, the application won't run.</text:span></text:a><text:span text:style-name="T12"> </text:span><text:a xlink:type="simple" xlink:href="https://app.pluralsight.com/course-player?clipId=0a4a84d1-1c5b-4d09-bd26-7551a1c486c5&amp;startTime=100.95" office:target-frame-name="psplayer" xlink:show="replace" text:style-name="Internet_20_link" text:visited-style-name="Visited_20_Internet_20_Link"><text:span text:style-name="T11">Now, you know what,</text:span></text:a><text:span text:style-name="T12"> </text:span><text:a xlink:type="simple" xlink:href="https://app.pluralsight.com/course-player?clipId=0a4a84d1-1c5b-4d09-bd26-7551a1c486c5&amp;startTime=103.32" office:target-frame-name="psplayer" xlink:show="replace" text:style-name="Internet_20_link" text:visited-style-name="Visited_20_Internet_20_Link"><text:span text:style-name="T11">functions are pretty much at the center of</text:span></text:a><text:span text:style-name="T12"> </text:span><text:a xlink:type="simple" xlink:href="https://app.pluralsight.com/course-player?clipId=0a4a84d1-1c5b-4d09-bd26-7551a1c486c5&amp;startTime=105.89" office:target-frame-name="psplayer" xlink:show="replace" text:style-name="Internet_20_link" text:visited-style-name="Visited_20_Internet_20_Link"><text:span text:style-name="T11">everything you're going to do with Go.</text:span></text:a><text:span text:style-name="T12"> </text:span><text:a xlink:type="simple" xlink:href="https://app.pluralsight.com/course-player?clipId=0a4a84d1-1c5b-4d09-bd26-7551a1c486c5&amp;startTime=107.73" office:target-frame-name="psplayer" xlink:show="replace" text:style-name="Internet_20_link" text:visited-style-name="Visited_20_Internet_20_Link"><text:span text:style-name="T11">So I want to give you a quick heads up on function basics before we go any further.</text:span></text:a></text:p>
      <text:h text:style-name="P3" text:outline-level="3"><text:soft-page-break/><text:a xlink:type="simple" xlink:href="https://app.pluralsight.com/course-player?clipId=1368d3dc-0cf7-4e10-b4ba-d5f57094322b" office:target-frame-name="psplayer" xlink:show="replace" text:style-name="Internet_20_link" text:visited-style-name="Visited_20_Internet_20_Link"><text:span text:style-name="T11">Functions Primer</text:span></text:a></text:h>
      <text:p text:style-name="P5"><text:a xlink:type="simple" xlink:href="https://app.pluralsight.com/course-player?clipId=1368d3dc-0cf7-4e10-b4ba-d5f57094322b&amp;startTime=1.54" office:target-frame-name="psplayer" xlink:show="replace" text:style-name="Internet_20_link" text:visited-style-name="Visited_20_Internet_20_Link"><text:span text:style-name="T11">Right, then. Functions are at the heart of modularizing your code, and pretty</text:span></text:a><text:span text:style-name="T12"> </text:span><text:a xlink:type="simple" xlink:href="https://app.pluralsight.com/course-player?clipId=1368d3dc-0cf7-4e10-b4ba-d5f57094322b&amp;startTime=6.4" office:target-frame-name="psplayer" xlink:show="replace" text:style-name="Internet_20_link" text:visited-style-name="Visited_20_Internet_20_Link"><text:span text:style-name="T11">much all the code you'll ever write in Go is going to be inside a function. Like</text:span></text:a><text:span text:style-name="T12"> </text:span><text:a xlink:type="simple" xlink:href="https://app.pluralsight.com/course-player?clipId=1368d3dc-0cf7-4e10-b4ba-d5f57094322b&amp;startTime=12.32" office:target-frame-name="psplayer" xlink:show="replace" text:style-name="Internet_20_link" text:visited-style-name="Visited_20_Internet_20_Link"><text:span text:style-name="T11">just about every Go program has loads of functions.</text:span></text:a><text:span text:style-name="T12"> </text:span><text:a xlink:type="simple" xlink:href="https://app.pluralsight.com/course-player?clipId=1368d3dc-0cf7-4e10-b4ba-d5f57094322b&amp;startTime=16.6" office:target-frame-name="psplayer" xlink:show="replace" text:style-name="Internet_20_link" text:visited-style-name="Visited_20_Internet_20_Link"><text:span text:style-name="T11">In fact, it's pretty much one function per, well,</text:span></text:a><text:span text:style-name="T12"> </text:span><text:a xlink:type="simple" xlink:href="https://app.pluralsight.com/course-player?clipId=1368d3dc-0cf7-4e10-b4ba-d5f57094322b&amp;startTime=20.79" office:target-frame-name="psplayer" xlink:show="replace" text:style-name="Internet_20_link" text:visited-style-name="Visited_20_Internet_20_Link"><text:span text:style-name="T11">function or maybe feature. Like if you program takes some input from the user,</text:span></text:a><text:span text:style-name="T12"> </text:span><text:a xlink:type="simple" xlink:href="https://app.pluralsight.com/course-player?clipId=1368d3dc-0cf7-4e10-b4ba-d5f57094322b&amp;startTime=26.1" office:target-frame-name="psplayer" xlink:show="replace" text:style-name="Internet_20_link" text:visited-style-name="Visited_20_Internet_20_Link"><text:span text:style-name="T11">maybe it performs a conversion on that input and then returns the converted</text:span></text:a><text:span text:style-name="T12"> </text:span><text:a xlink:type="simple" xlink:href="https://app.pluralsight.com/course-player?clipId=1368d3dc-0cf7-4e10-b4ba-d5f57094322b&amp;startTime=29.93" office:target-frame-name="psplayer" xlink:show="replace" text:style-name="Internet_20_link" text:visited-style-name="Visited_20_Internet_20_Link"><text:span text:style-name="T11">output to the user, you're probably looking at three functions, so one for</text:span></text:a><text:span text:style-name="T12"> </text:span><text:a xlink:type="simple" xlink:href="https://app.pluralsight.com/course-player?clipId=1368d3dc-0cf7-4e10-b4ba-d5f57094322b&amp;startTime=35.21" office:target-frame-name="psplayer" xlink:show="replace" text:style-name="Internet_20_link" text:visited-style-name="Visited_20_Internet_20_Link"><text:span text:style-name="T11">each feature or function that the program executes. Now, we'll see it as we</text:span></text:a><text:span text:style-name="T12"> </text:span><text:a xlink:type="simple" xlink:href="https://app.pluralsight.com/course-player?clipId=1368d3dc-0cf7-4e10-b4ba-d5f57094322b&amp;startTime=40.41" office:target-frame-name="psplayer" xlink:show="replace" text:style-name="Internet_20_link" text:visited-style-name="Visited_20_Internet_20_Link"><text:span text:style-name="T11">go, but functions and packages are the two major ways that we modularize and</text:span></text:a><text:span text:style-name="T12"> </text:span><text:a xlink:type="simple" xlink:href="https://app.pluralsight.com/course-player?clipId=1368d3dc-0cf7-4e10-b4ba-d5f57094322b&amp;startTime=45.81" office:target-frame-name="psplayer" xlink:show="replace" text:style-name="Internet_20_link" text:visited-style-name="Visited_20_Internet_20_Link"><text:span text:style-name="T11">reuse code in Go. Now, at a high level, every function starts with the func</text:span></text:a><text:span text:style-name="T12"> </text:span><text:a xlink:type="simple" xlink:href="https://app.pluralsight.com/course-player?clipId=1368d3dc-0cf7-4e10-b4ba-d5f57094322b&amp;startTime=51.99" office:target-frame-name="psplayer" xlink:show="replace" text:style-name="Internet_20_link" text:visited-style-name="Visited_20_Internet_20_Link"><text:span text:style-name="T11">keyword, followed by a name. And for the most part, we can name them</text:span></text:a><text:span text:style-name="T12"> </text:span><text:a xlink:type="simple" xlink:href="https://app.pluralsight.com/course-player?clipId=1368d3dc-0cf7-4e10-b4ba-d5f57094322b&amp;startTime=56.41" office:target-frame-name="psplayer" xlink:show="replace" text:style-name="Internet_20_link" text:visited-style-name="Visited_20_Internet_20_Link"><text:span text:style-name="T11">anything we want that is except for name, which we just said is special.</text:span></text:a><text:span text:style-name="T12"> </text:span><text:a xlink:type="simple" xlink:href="https://app.pluralsight.com/course-player?clipId=1368d3dc-0cf7-4e10-b4ba-d5f57094322b&amp;startTime=61.74" office:target-frame-name="psplayer" xlink:show="replace" text:style-name="Internet_20_link" text:visited-style-name="Visited_20_Internet_20_Link"><text:span text:style-name="T11">But, I highly recommend you give your functions meaningful names.</text:span></text:a><text:span text:style-name="T12"> </text:span><text:a xlink:type="simple" xlink:href="https://app.pluralsight.com/course-player?clipId=1368d3dc-0cf7-4e10-b4ba-d5f57094322b&amp;startTime=67.74" office:target-frame-name="psplayer" xlink:show="replace" text:style-name="Internet_20_link" text:visited-style-name="Visited_20_Internet_20_Link"><text:span text:style-name="T11">Well, we can pass and return values to a function in parentheses, and then the</text:span></text:a><text:span text:style-name="T12"> </text:span><text:a xlink:type="simple" xlink:href="https://app.pluralsight.com/course-player?clipId=1368d3dc-0cf7-4e10-b4ba-d5f57094322b&amp;startTime=73.09" office:target-frame-name="psplayer" xlink:show="replace" text:style-name="Internet_20_link" text:visited-style-name="Visited_20_Internet_20_Link"><text:span text:style-name="T11">actual code of it goes in between curly braces. And again,</text:span></text:a><text:span text:style-name="T12"> </text:span><text:a xlink:type="simple" xlink:href="https://app.pluralsight.com/course-player?clipId=1368d3dc-0cf7-4e10-b4ba-d5f57094322b&amp;startTime=77.6" office:target-frame-name="psplayer" xlink:show="replace" text:style-name="Internet_20_link" text:visited-style-name="Visited_20_Internet_20_Link"><text:span text:style-name="T11">I'm really sorry about this, but if it's jargon right now,</text:span></text:a><text:span text:style-name="T12"> </text:span><text:a xlink:type="simple" xlink:href="https://app.pluralsight.com/course-player?clipId=1368d3dc-0cf7-4e10-b4ba-d5f57094322b&amp;startTime=80.38" office:target-frame-name="psplayer" xlink:show="replace" text:style-name="Internet_20_link" text:visited-style-name="Visited_20_Internet_20_Link"><text:span text:style-name="T11">honestly it's fine.</text:span></text:a><text:span text:style-name="T12"> </text:span><text:a xlink:type="simple" xlink:href="https://app.pluralsight.com/course-player?clipId=1368d3dc-0cf7-4e10-b4ba-d5f57094322b&amp;startTime=81.47" office:target-frame-name="psplayer" xlink:show="replace" text:style-name="Internet_20_link" text:visited-style-name="Visited_20_Internet_20_Link"><text:span text:style-name="T11">We'll be doing it really soon.</text:span></text:a><text:span text:style-name="T12"> </text:span><text:a xlink:type="simple" xlink:href="https://app.pluralsight.com/course-player?clipId=1368d3dc-0cf7-4e10-b4ba-d5f57094322b&amp;startTime=83.36" office:target-frame-name="psplayer" xlink:show="replace" text:style-name="Internet_20_link" text:visited-style-name="Visited_20_Internet_20_Link"><text:span text:style-name="T11">But that's the basics of functions. But you know what? For our simple</text:span></text:a><text:span text:style-name="T12"> </text:span><text:a xlink:type="simple" xlink:href="https://app.pluralsight.com/course-player?clipId=1368d3dc-0cf7-4e10-b4ba-d5f57094322b&amp;startTime=87.6" office:target-frame-name="psplayer" xlink:show="replace" text:style-name="Internet_20_link" text:visited-style-name="Visited_20_Internet_20_Link"><text:span text:style-name="T11">app, we're only interested in this main function here.</text:span></text:a><text:span text:style-name="T12"> </text:span><text:a xlink:type="simple" xlink:href="https://app.pluralsight.com/course-player?clipId=1368d3dc-0cf7-4e10-b4ba-d5f57094322b&amp;startTime=91.94" office:target-frame-name="psplayer" xlink:show="replace" text:style-name="Internet_20_link" text:visited-style-name="Visited_20_Internet_20_Link"><text:span text:style-name="T11">So we already said that func main is special.</text:span></text:a><text:span text:style-name="T12"> </text:span><text:a xlink:type="simple" xlink:href="https://app.pluralsight.com/course-player?clipId=1368d3dc-0cf7-4e10-b4ba-d5f57094322b&amp;startTime=94.61" office:target-frame-name="psplayer" xlink:show="replace" text:style-name="Internet_20_link" text:visited-style-name="Visited_20_Internet_20_Link"><text:span text:style-name="T11">It's the first block of code that'll execute in any Go application, so we</text:span></text:a><text:span text:style-name="T12"> </text:span><text:a xlink:type="simple" xlink:href="https://app.pluralsight.com/course-player?clipId=1368d3dc-0cf7-4e10-b4ba-d5f57094322b&amp;startTime=98.65" office:target-frame-name="psplayer" xlink:show="replace" text:style-name="Internet_20_link" text:visited-style-name="Visited_20_Internet_20_Link"><text:span text:style-name="T11">call it the entry point. And in fact, actually, if you're writing a shared</text:span></text:a><text:span text:style-name="T12"> </text:span><text:a xlink:type="simple" xlink:href="https://app.pluralsight.com/course-player?clipId=1368d3dc-0cf7-4e10-b4ba-d5f57094322b&amp;startTime=103.88" office:target-frame-name="psplayer" xlink:show="replace" text:style-name="Internet_20_link" text:visited-style-name="Visited_20_Internet_20_Link"><text:span text:style-name="T11">library and not an executable, then it doesn't get a main function. But we</text:span></text:a><text:span text:style-name="T12"> </text:span><text:a xlink:type="simple" xlink:href="https://app.pluralsight.com/course-player?clipId=1368d3dc-0cf7-4e10-b4ba-d5f57094322b&amp;startTime=108.86" office:target-frame-name="psplayer" xlink:show="replace" text:style-name="Internet_20_link" text:visited-style-name="Visited_20_Internet_20_Link"><text:span text:style-name="T11">are writing an executable, so func main is our entry point, and it's</text:span></text:a><text:span text:style-name="T12"> </text:span><text:a xlink:type="simple" xlink:href="https://app.pluralsight.com/course-player?clipId=1368d3dc-0cf7-4e10-b4ba-d5f57094322b&amp;startTime=113.1" office:target-frame-name="psplayer" xlink:show="replace" text:style-name="Internet_20_link" text:visited-style-name="Visited_20_Internet_20_Link"><text:span text:style-name="T11">special again because it doesn't take any arguments, and it doesn't return</text:span></text:a><text:span text:style-name="T12"> </text:span><text:a xlink:type="simple" xlink:href="https://app.pluralsight.com/course-player?clipId=1368d3dc-0cf7-4e10-b4ba-d5f57094322b&amp;startTime=117.67" office:target-frame-name="psplayer" xlink:show="replace" text:style-name="Internet_20_link" text:visited-style-name="Visited_20_Internet_20_Link"><text:span text:style-name="T11">any values.</text:span></text:a><text:span text:style-name="T12"> </text:span><text:a xlink:type="simple" xlink:href="https://app.pluralsight.com/course-player?clipId=1368d3dc-0cf7-4e10-b4ba-d5f57094322b&amp;startTime=118.4" office:target-frame-name="psplayer" xlink:show="replace" text:style-name="Internet_20_link" text:visited-style-name="Visited_20_Internet_20_Link"><text:span text:style-name="T11">Well actually, you know what? When func main exits,</text:span></text:a><text:span text:style-name="T12"> </text:span><text:a xlink:type="simple" xlink:href="https://app.pluralsight.com/course-player?clipId=1368d3dc-0cf7-4e10-b4ba-d5f57094322b&amp;startTime=121.76" office:target-frame-name="psplayer" xlink:show="replace" text:style-name="Internet_20_link" text:visited-style-name="Visited_20_Internet_20_Link"><text:span text:style-name="T11">the entire program exits, and it returns an exit code,</text:span></text:a><text:span text:style-name="T12"> </text:span><text:a xlink:type="simple" xlink:href="https://app.pluralsight.com/course-player?clipId=1368d3dc-0cf7-4e10-b4ba-d5f57094322b&amp;startTime=124.91" office:target-frame-name="psplayer" xlink:show="replace" text:style-name="Internet_20_link" text:visited-style-name="Visited_20_Internet_20_Link"><text:span text:style-name="T11">which, of course, follows the standard practice of 0 indicating success of the</text:span></text:a><text:span text:style-name="T12"> </text:span><text:a xlink:type="simple" xlink:href="https://app.pluralsight.com/course-player?clipId=1368d3dc-0cf7-4e10-b4ba-d5f57094322b&amp;startTime=129.72" office:target-frame-name="psplayer" xlink:show="replace" text:style-name="Internet_20_link" text:visited-style-name="Visited_20_Internet_20_Link"><text:span text:style-name="T11">application and a non‑0 code indicating some kind of error.</text:span></text:a><text:span text:style-name="T12"> </text:span><text:a xlink:type="simple" xlink:href="https://app.pluralsight.com/course-player?clipId=1368d3dc-0cf7-4e10-b4ba-d5f57094322b&amp;startTime=134.64" office:target-frame-name="psplayer" xlink:show="replace" text:style-name="Internet_20_link" text:visited-style-name="Visited_20_Internet_20_Link"><text:span text:style-name="T11">But for us right now, that's the very basics of Go functions and func main.</text:span></text:a><text:span text:style-name="T12"> </text:span><text:a xlink:type="simple" xlink:href="https://app.pluralsight.com/course-player?clipId=1368d3dc-0cf7-4e10-b4ba-d5f57094322b&amp;startTime=141.14" office:target-frame-name="psplayer" xlink:show="replace" text:style-name="Internet_20_link" text:visited-style-name="Visited_20_Internet_20_Link"><text:span text:style-name="T11">But you know what? Right now our function's empty, so let's go and add some code.</text:span></text:a></text:p>
      <text:h text:style-name="P3" text:outline-level="3"><text:a xlink:type="simple" xlink:href="https://app.pluralsight.com/course-player?clipId=1e122783-52d6-4990-9f5d-89b5f11fcff2" office:target-frame-name="psplayer" xlink:show="replace" text:style-name="Internet_20_link" text:visited-style-name="Visited_20_Internet_20_Link"><text:span text:style-name="T11">Importing Packages</text:span></text:a></text:h>
      <text:p text:style-name="P5"><text:a xlink:type="simple" xlink:href="https://app.pluralsight.com/course-player?clipId=1e122783-52d6-4990-9f5d-89b5f11fcff2&amp;startTime=1.44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1e122783-52d6-4990-9f5d-89b5f11fcff2&amp;startTime=2.12" office:target-frame-name="psplayer" xlink:show="replace" text:style-name="Internet_20_link" text:visited-style-name="Visited_20_Internet_20_Link"><text:span text:style-name="T11">The stuff we've got so far is pretty much the structure of a Go program.</text:span></text:a><text:span text:style-name="T12"> </text:span><text:a xlink:type="simple" xlink:href="https://app.pluralsight.com/course-player?clipId=1e122783-52d6-4990-9f5d-89b5f11fcff2&amp;startTime=5.94" office:target-frame-name="psplayer" xlink:show="replace" text:style-name="Internet_20_link" text:visited-style-name="Visited_20_Internet_20_Link"><text:span text:style-name="T11">All that's missing is the actual program itself.</text:span></text:a><text:span text:style-name="T12"> </text:span><text:a xlink:type="simple" xlink:href="https://app.pluralsight.com/course-player?clipId=1e122783-52d6-4990-9f5d-89b5f11fcff2&amp;startTime=9.24" office:target-frame-name="psplayer" xlink:show="replace" text:style-name="Internet_20_link" text:visited-style-name="Visited_20_Internet_20_Link"><text:span text:style-name="T11">Well, as this is our Hello World package,</text:span></text:a><text:span text:style-name="T12"> </text:span><text:a xlink:type="simple" xlink:href="https://app.pluralsight.com/course-player?clipId=1e122783-52d6-4990-9f5d-89b5f11fcff2&amp;startTime=11.8" office:target-frame-name="psplayer" xlink:show="replace" text:style-name="Internet_20_link" text:visited-style-name="Visited_20_Internet_20_Link"><text:span text:style-name="T11">we're going to be printing some text to the screen. And we do this in Go</text:span></text:a><text:span text:style-name="T12"> </text:span><text:a xlink:type="simple" xlink:href="https://app.pluralsight.com/course-player?clipId=1e122783-52d6-4990-9f5d-89b5f11fcff2&amp;startTime=15.76" office:target-frame-name="psplayer" xlink:show="replace" text:style-name="Internet_20_link" text:visited-style-name="Visited_20_Internet_20_Link"><text:span text:style-name="T11">with the Println function from the fmt or the FMT package.</text:span></text:a><text:span text:style-name="T12"> </text:span><text:a xlink:type="simple" xlink:href="https://app.pluralsight.com/course-player?clipId=1e122783-52d6-4990-9f5d-89b5f11fcff2&amp;startTime=20.44" office:target-frame-name="psplayer" xlink:show="replace" text:style-name="Internet_20_link" text:visited-style-name="Visited_20_Internet_20_Link"><text:span text:style-name="T11">So, up at the top here outside of our function,</text:span></text:a><text:span text:style-name="T12"> </text:span><text:a xlink:type="simple" xlink:href="https://app.pluralsight.com/course-player?clipId=1e122783-52d6-4990-9f5d-89b5f11fcff2&amp;startTime=23.05" office:target-frame-name="psplayer" xlink:show="replace" text:style-name="Internet_20_link" text:visited-style-name="Visited_20_Internet_20_Link"><text:span text:style-name="T11">we need to import the fmt package. Now, well actually two things, feel free</text:span></text:a><text:span text:style-name="T12"> </text:span><text:a xlink:type="simple" xlink:href="https://app.pluralsight.com/course-player?clipId=1e122783-52d6-4990-9f5d-89b5f11fcff2&amp;startTime=29.09" office:target-frame-name="psplayer" xlink:show="replace" text:style-name="Internet_20_link" text:visited-style-name="Visited_20_Internet_20_Link"><text:span text:style-name="T11">to pronounce this however you want, fmt, FMT, even format,</text:span></text:a><text:span text:style-name="T12"> </text:span><text:a xlink:type="simple" xlink:href="https://app.pluralsight.com/course-player?clipId=1e122783-52d6-4990-9f5d-89b5f11fcff2&amp;startTime=33.51" office:target-frame-name="psplayer" xlink:show="replace" text:style-name="Internet_20_link" text:visited-style-name="Visited_20_Internet_20_Link"><text:span text:style-name="T11">everyone knows what you mean.</text:span></text:a><text:span text:style-name="T12"> </text:span><text:a xlink:type="simple" xlink:href="https://app.pluralsight.com/course-player?clipId=1e122783-52d6-4990-9f5d-89b5f11fcff2&amp;startTime=36.14" office:target-frame-name="psplayer" xlink:show="replace" text:style-name="Internet_20_link" text:visited-style-name="Visited_20_Internet_20_Link"><text:span text:style-name="T11">But the main thing to learn is we're importing a package of</text:span></text:a><text:span text:style-name="T12"> </text:span><text:a xlink:type="simple" xlink:href="https://app.pluralsight.com/course-player?clipId=1e122783-52d6-4990-9f5d-89b5f11fcff2&amp;startTime=39.84" office:target-frame-name="psplayer" xlink:show="replace" text:style-name="Internet_20_link" text:visited-style-name="Visited_20_Internet_20_Link"><text:span text:style-name="T11">functions to be able to use them in our app.</text:span></text:a><text:span text:style-name="T12"> </text:span><text:a xlink:type="simple" xlink:href="https://app.pluralsight.com/course-player?clipId=1e122783-52d6-4990-9f5d-89b5f11fcff2&amp;startTime=43.24" office:target-frame-name="psplayer" xlink:show="replace" text:style-name="Internet_20_link" text:visited-style-name="Visited_20_Internet_20_Link"><text:span text:style-name="T11">So to be clear,</text:span></text:a><text:span text:style-name="T12"> </text:span><text:a xlink:type="simple" xlink:href="https://app.pluralsight.com/course-player?clipId=1e122783-52d6-4990-9f5d-89b5f11fcff2&amp;startTime=44.45" office:target-frame-name="psplayer" xlink:show="replace" text:style-name="Internet_20_link" text:visited-style-name="Visited_20_Internet_20_Link"><text:span text:style-name="T11">fmt here is a package in the standard Go library that gets</text:span></text:a><text:span text:style-name="T12"> </text:span><text:a xlink:type="simple" xlink:href="https://app.pluralsight.com/course-player?clipId=1e122783-52d6-4990-9f5d-89b5f11fcff2&amp;startTime=48.35" office:target-frame-name="psplayer" xlink:show="replace" text:style-name="Internet_20_link" text:visited-style-name="Visited_20_Internet_20_Link"><text:span text:style-name="T11">installed in your machine when you install Go. And like any</text:span></text:a><text:span text:style-name="T12"> </text:span><text:a xlink:type="simple" xlink:href="https://app.pluralsight.com/course-player?clipId=1e122783-52d6-4990-9f5d-89b5f11fcff2&amp;startTime=51.45" office:target-frame-name="psplayer" xlink:show="replace" text:style-name="Internet_20_link" text:visited-style-name="Visited_20_Internet_20_Link"><text:span text:style-name="T11">package, it is a collection of functions.</text:span></text:a><text:span text:style-name="T12"> </text:span><text:a xlink:type="simple" xlink:href="https://app.pluralsight.com/course-player?clipId=1e122783-52d6-4990-9f5d-89b5f11fcff2&amp;startTime=54.59" office:target-frame-name="psplayer" xlink:show="replace" text:style-name="Internet_20_link" text:visited-style-name="Visited_20_Internet_20_Link"><text:span text:style-name="T11">In fact, give me a second here.</text:span></text:a><text:span text:style-name="T12"> </text:span><text:a xlink:type="simple" xlink:href="https://app.pluralsight.com/course-player?clipId=1e122783-52d6-4990-9f5d-89b5f11fcff2&amp;startTime=57.34" office:target-frame-name="psplayer" xlink:show="replace" text:style-name="Internet_20_link" text:visited-style-name="Visited_20_Internet_20_Link"><text:span text:style-name="T11">Okay, yeah,</text:span></text:a><text:span text:style-name="T12"> </text:span><text:a xlink:type="simple" xlink:href="https://app.pluralsight.com/course-player?clipId=1e122783-52d6-4990-9f5d-89b5f11fcff2&amp;startTime=58.45" office:target-frame-name="psplayer" xlink:show="replace" text:style-name="Internet_20_link" text:visited-style-name="Visited_20_Internet_20_Link"><text:span text:style-name="T11">this is the official fmt package hosted on GitHub. And</text:span></text:a><text:span text:style-name="T12"> </text:span><text:a xlink:type="simple" xlink:href="https://app.pluralsight.com/course-player?clipId=1e122783-52d6-4990-9f5d-89b5f11fcff2&amp;startTime=62.65" office:target-frame-name="psplayer" xlink:show="replace" text:style-name="Internet_20_link" text:visited-style-name="Visited_20_Internet_20_Link"><text:span text:style-name="T11">then we can see if I highlight here, the Println function.</text:span></text:a><text:span text:style-name="T12"> </text:span><text:a xlink:type="simple" xlink:href="https://app.pluralsight.com/course-player?clipId=1e122783-52d6-4990-9f5d-89b5f11fcff2&amp;startTime=67.5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1e122783-52d6-4990-9f5d-89b5f11fcff2&amp;startTime=68.18" office:target-frame-name="psplayer" xlink:show="replace" text:style-name="Internet_20_link" text:visited-style-name="Visited_20_Internet_20_Link"><text:span text:style-name="T11">by importing this into our package, we'll be able to</text:span></text:a><text:span text:style-name="T12"> </text:span><text:a xlink:type="simple" xlink:href="https://app.pluralsight.com/course-player?clipId=1e122783-52d6-4990-9f5d-89b5f11fcff2&amp;startTime=72" office:target-frame-name="psplayer" xlink:show="replace" text:style-name="Internet_20_link" text:visited-style-name="Visited_20_Internet_20_Link"><text:span text:style-name="T11">call on this Println function here.</text:span></text:a><text:span text:style-name="T12"> </text:span><text:a xlink:type="simple" xlink:href="https://app.pluralsight.com/course-player?clipId=1e122783-52d6-4990-9f5d-89b5f11fcff2&amp;startTime=75.34" office:target-frame-name="psplayer" xlink:show="replace" text:style-name="Internet_20_link" text:visited-style-name="Visited_20_Internet_20_Link"><text:span text:style-name="T11">So I'll tell you what,</text:span></text:a><text:span text:style-name="T12"> </text:span><text:a xlink:type="simple" xlink:href="https://app.pluralsight.com/course-player?clipId=1e122783-52d6-4990-9f5d-89b5f11fcff2&amp;startTime=76.1" office:target-frame-name="psplayer" xlink:show="replace" text:style-name="Internet_20_link" text:visited-style-name="Visited_20_Internet_20_Link"><text:span text:style-name="T11">let's jump back to our function, and we'll add this line here. And all</text:span></text:a><text:span text:style-name="T12"> </text:span><text:a xlink:type="simple" xlink:href="https://app.pluralsight.com/course-player?clipId=1e122783-52d6-4990-9f5d-89b5f11fcff2&amp;startTime=80.69" office:target-frame-name="psplayer" xlink:show="replace" text:style-name="Internet_20_link" text:visited-style-name="Visited_20_Internet_20_Link"><text:span text:style-name="T11">it's saying is from that fmt package that we just imported, use this</text:span></text:a><text:span text:style-name="T12"> </text:span><text:a xlink:type="simple" xlink:href="https://app.pluralsight.com/course-player?clipId=1e122783-52d6-4990-9f5d-89b5f11fcff2&amp;startTime=85.62" office:target-frame-name="psplayer" xlink:show="replace" text:style-name="Internet_20_link" text:visited-style-name="Visited_20_Internet_20_Link"><text:span text:style-name="T11">Println function, which we just saw, to print this text to the screen.</text:span></text:a><text:span text:style-name="T12"> </text:span><text:a xlink:type="simple" xlink:href="https://app.pluralsight.com/course-player?clipId=1e122783-52d6-4990-9f5d-89b5f11fcff2&amp;startTime=90.45" office:target-frame-name="psplayer" xlink:show="replace" text:style-name="Internet_20_link" text:visited-style-name="Visited_20_Internet_20_Link"><text:span text:style-name="T11">And that's our first program right there. Make sure you save it, and we're ready to see it run.</text:span></text:a></text:p>
      <text:h text:style-name="P3" text:outline-level="3"><text:soft-page-break/><text:a xlink:type="simple" xlink:href="https://app.pluralsight.com/course-player?clipId=9108bfea-4a7b-436c-aa8d-de58bf00560a" office:target-frame-name="psplayer" xlink:show="replace" text:style-name="Internet_20_link" text:visited-style-name="Visited_20_Internet_20_Link"><text:span text:style-name="T11">Running and Compiling Go Apps</text:span></text:a></text:h>
      <text:p text:style-name="P5"><text:a xlink:type="simple" xlink:href="https://app.pluralsight.com/course-player?clipId=9108bfea-4a7b-436c-aa8d-de58bf00560a&amp;startTime=1.54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9108bfea-4a7b-436c-aa8d-de58bf00560a&amp;startTime=2.22" office:target-frame-name="psplayer" xlink:show="replace" text:style-name="Internet_20_link" text:visited-style-name="Visited_20_Internet_20_Link"><text:span text:style-name="T11">So there is a few ways that we can run our app. We can just run it, we can build</text:span></text:a><text:span text:style-name="T12"> </text:span><text:a xlink:type="simple" xlink:href="https://app.pluralsight.com/course-player?clipId=9108bfea-4a7b-436c-aa8d-de58bf00560a&amp;startTime=7.53" office:target-frame-name="psplayer" xlink:show="replace" text:style-name="Internet_20_link" text:visited-style-name="Visited_20_Internet_20_Link"><text:span text:style-name="T11">it, or we can install it, and they're all dead simple so we'll do them all. Now,</text:span></text:a><text:span text:style-name="T12"> </text:span><text:a xlink:type="simple" xlink:href="https://app.pluralsight.com/course-player?clipId=9108bfea-4a7b-436c-aa8d-de58bf00560a&amp;startTime=14.52" office:target-frame-name="psplayer" xlink:show="replace" text:style-name="Internet_20_link" text:visited-style-name="Visited_20_Internet_20_Link"><text:span text:style-name="T11">probably the one you'll do most is just run it.</text:span></text:a><text:span text:style-name="T12"> </text:span><text:a xlink:type="simple" xlink:href="https://app.pluralsight.com/course-player?clipId=9108bfea-4a7b-436c-aa8d-de58bf00560a&amp;startTime=17.44" office:target-frame-name="psplayer" xlink:show="replace" text:style-name="Internet_20_link" text:visited-style-name="Visited_20_Internet_20_Link"><text:span text:style-name="T11">So in a terminal making sure we're in a directory where the app</text:span></text:a><text:span text:style-name="T12"> </text:span><text:a xlink:type="simple" xlink:href="https://app.pluralsight.com/course-player?clipId=9108bfea-4a7b-436c-aa8d-de58bf00560a&amp;startTime=20.7" office:target-frame-name="psplayer" xlink:show="replace" text:style-name="Internet_20_link" text:visited-style-name="Visited_20_Internet_20_Link"><text:span text:style-name="T11">is and as long as you've got Go installed,</text:span></text:a><text:span text:style-name="T12"> </text:span><text:a xlink:type="simple" xlink:href="https://app.pluralsight.com/course-player?clipId=9108bfea-4a7b-436c-aa8d-de58bf00560a&amp;startTime=24.32" office:target-frame-name="psplayer" xlink:show="replace" text:style-name="Internet_20_link" text:visited-style-name="Visited_20_Internet_20_Link"><text:span text:style-name="T11">just go run and then the name of the file. And there we</text:span></text:a><text:span text:style-name="T12"> </text:span><text:a xlink:type="simple" xlink:href="https://app.pluralsight.com/course-player?clipId=9108bfea-4a7b-436c-aa8d-de58bf00560a&amp;startTime=28.82" office:target-frame-name="psplayer" xlink:show="replace" text:style-name="Internet_20_link" text:visited-style-name="Visited_20_Internet_20_Link"><text:span text:style-name="T11">go, Hello Pluralsight. And if that's your first Go</text:span></text:a><text:span text:style-name="T12"> </text:span><text:a xlink:type="simple" xlink:href="https://app.pluralsight.com/course-player?clipId=9108bfea-4a7b-436c-aa8d-de58bf00560a&amp;startTime=32.59" office:target-frame-name="psplayer" xlink:show="replace" text:style-name="Internet_20_link" text:visited-style-name="Visited_20_Internet_20_Link"><text:span text:style-name="T11">program, seriously, congratulations.</text:span></text:a><text:span text:style-name="T12"> </text:span><text:a xlink:type="simple" xlink:href="https://app.pluralsight.com/course-player?clipId=9108bfea-4a7b-436c-aa8d-de58bf00560a&amp;startTime=36.84" office:target-frame-name="psplayer" xlink:show="replace" text:style-name="Internet_20_link" text:visited-style-name="Visited_20_Internet_20_Link"><text:span text:style-name="T11">Now what happened there was that Go compiled the app</text:span></text:a><text:span text:style-name="T12"> </text:span><text:a xlink:type="simple" xlink:href="https://app.pluralsight.com/course-player?clipId=9108bfea-4a7b-436c-aa8d-de58bf00560a&amp;startTime=39.77" office:target-frame-name="psplayer" xlink:show="replace" text:style-name="Internet_20_link" text:visited-style-name="Visited_20_Internet_20_Link"><text:span text:style-name="T11">into a temp directory somewhere.</text:span></text:a><text:span text:style-name="T12"> </text:span><text:a xlink:type="simple" xlink:href="https://app.pluralsight.com/course-player?clipId=9108bfea-4a7b-436c-aa8d-de58bf00560a&amp;startTime=41.67" office:target-frame-name="psplayer" xlink:show="replace" text:style-name="Internet_20_link" text:visited-style-name="Visited_20_Internet_20_Link"><text:span text:style-name="T11">It ran it and then it cleaned up.</text:span></text:a><text:span text:style-name="T12"> </text:span><text:a xlink:type="simple" xlink:href="https://app.pluralsight.com/course-player?clipId=9108bfea-4a7b-436c-aa8d-de58bf00560a&amp;startTime=45.04" office:target-frame-name="psplayer" xlink:show="replace" text:style-name="Internet_20_link" text:visited-style-name="Visited_20_Internet_20_Link"><text:span text:style-name="T11">And honestly, you'll do this a lot,</text:span></text:a><text:span text:style-name="T12"> </text:span><text:a xlink:type="simple" xlink:href="https://app.pluralsight.com/course-player?clipId=9108bfea-4a7b-436c-aa8d-de58bf00560a&amp;startTime=47.54" office:target-frame-name="psplayer" xlink:show="replace" text:style-name="Internet_20_link" text:visited-style-name="Visited_20_Internet_20_Link"><text:span text:style-name="T11">especially while you're developing and testing your apps,</text:span></text:a><text:span text:style-name="T12"> </text:span><text:a xlink:type="simple" xlink:href="https://app.pluralsight.com/course-player?clipId=9108bfea-4a7b-436c-aa8d-de58bf00560a&amp;startTime=51.44" office:target-frame-name="psplayer" xlink:show="replace" text:style-name="Internet_20_link" text:visited-style-name="Visited_20_Internet_20_Link"><text:span text:style-name="T11">but when your programs are ready to ship,</text:span></text:a><text:span text:style-name="T12"> </text:span><text:a xlink:type="simple" xlink:href="https://app.pluralsight.com/course-player?clipId=9108bfea-4a7b-436c-aa8d-de58bf00560a&amp;startTime=53.75" office:target-frame-name="psplayer" xlink:show="replace" text:style-name="Internet_20_link" text:visited-style-name="Visited_20_Internet_20_Link"><text:span text:style-name="T11">you'll either build them or install them.</text:span></text:a><text:span text:style-name="T12"> </text:span><text:a xlink:type="simple" xlink:href="https://app.pluralsight.com/course-player?clipId=9108bfea-4a7b-436c-aa8d-de58bf00560a&amp;startTime=56.44" office:target-frame-name="psplayer" xlink:show="replace" text:style-name="Internet_20_link" text:visited-style-name="Visited_20_Internet_20_Link"><text:span text:style-name="T11">So go build here takes the same file name, or if</text:span></text:a><text:span text:style-name="T12"> </text:span><text:a xlink:type="simple" xlink:href="https://app.pluralsight.com/course-player?clipId=9108bfea-4a7b-436c-aa8d-de58bf00560a&amp;startTime=60.53" office:target-frame-name="psplayer" xlink:show="replace" text:style-name="Internet_20_link" text:visited-style-name="Visited_20_Internet_20_Link"><text:span text:style-name="T11">you're in your packages directory,</text:span></text:a><text:span text:style-name="T12"> </text:span><text:a xlink:type="simple" xlink:href="https://app.pluralsight.com/course-player?clipId=9108bfea-4a7b-436c-aa8d-de58bf00560a&amp;startTime=62.13" office:target-frame-name="psplayer" xlink:show="replace" text:style-name="Internet_20_link" text:visited-style-name="Visited_20_Internet_20_Link"><text:span text:style-name="T11">you can just go with go build on its own or you can add a period</text:span></text:a><text:span text:style-name="T12"> </text:span><text:a xlink:type="simple" xlink:href="https://app.pluralsight.com/course-player?clipId=9108bfea-4a7b-436c-aa8d-de58bf00560a&amp;startTime=66.04" office:target-frame-name="psplayer" xlink:show="replace" text:style-name="Internet_20_link" text:visited-style-name="Visited_20_Internet_20_Link"><text:span text:style-name="T11">and it'll compile the app as a binary executable file for your</text:span></text:a><text:span text:style-name="T12"> </text:span><text:a xlink:type="simple" xlink:href="https://app.pluralsight.com/course-player?clipId=9108bfea-4a7b-436c-aa8d-de58bf00560a&amp;startTime=70.35" office:target-frame-name="psplayer" xlink:show="replace" text:style-name="Internet_20_link" text:visited-style-name="Visited_20_Internet_20_Link"><text:span text:style-name="T11">operating system that you can just run.</text:span></text:a><text:span text:style-name="T12"> </text:span><text:a xlink:type="simple" xlink:href="https://app.pluralsight.com/course-player?clipId=9108bfea-4a7b-436c-aa8d-de58bf00560a&amp;startTime=74.14" office:target-frame-name="psplayer" xlink:show="replace" text:style-name="Internet_20_link" text:visited-style-name="Visited_20_Internet_20_Link"><text:span text:style-name="T11">So you know what, this time I'll run it without the name of the file</text:span></text:a><text:span text:style-name="T12"> </text:span><text:a xlink:type="simple" xlink:href="https://app.pluralsight.com/course-player?clipId=9108bfea-4a7b-436c-aa8d-de58bf00560a&amp;startTime=76.78" office:target-frame-name="psplayer" xlink:show="replace" text:style-name="Internet_20_link" text:visited-style-name="Visited_20_Internet_20_Link"><text:span text:style-name="T11">because I'm in its directory. Now, if we list the directory,</text:span></text:a><text:span text:style-name="T12"> </text:span><text:a xlink:type="simple" xlink:href="https://app.pluralsight.com/course-player?clipId=9108bfea-4a7b-436c-aa8d-de58bf00560a&amp;startTime=81.34" office:target-frame-name="psplayer" xlink:show="replace" text:style-name="Internet_20_link" text:visited-style-name="Visited_20_Internet_20_Link"><text:span text:style-name="T11">see how we've got a new file called hello‑world.</text:span></text:a><text:span text:style-name="T12"> </text:span><text:a xlink:type="simple" xlink:href="https://app.pluralsight.com/course-player?clipId=9108bfea-4a7b-436c-aa8d-de58bf00560a&amp;startTime=84.21" office:target-frame-name="psplayer" xlink:show="replace" text:style-name="Internet_20_link" text:visited-style-name="Visited_20_Internet_20_Link"><text:span text:style-name="T11">Well, that's the compiled application ready to run.</text:span></text:a><text:span text:style-name="T12"> </text:span><text:a xlink:type="simple" xlink:href="https://app.pluralsight.com/course-player?clipId=9108bfea-4a7b-436c-aa8d-de58bf00560a&amp;startTime=87.19" office:target-frame-name="psplayer" xlink:show="replace" text:style-name="Internet_20_link" text:visited-style-name="Visited_20_Internet_20_Link"><text:span text:style-name="T11">Oh,</text:span></text:a><text:span text:style-name="T12"> </text:span><text:a xlink:type="simple" xlink:href="https://app.pluralsight.com/course-player?clipId=9108bfea-4a7b-436c-aa8d-de58bf00560a&amp;startTime=87.64" office:target-frame-name="psplayer" xlink:show="replace" text:style-name="Internet_20_link" text:visited-style-name="Visited_20_Internet_20_Link"><text:span text:style-name="T11">and it's called hello‑world because we're in the</text:span></text:a><text:span text:style-name="T12"> </text:span><text:a xlink:type="simple" xlink:href="https://app.pluralsight.com/course-player?clipId=9108bfea-4a7b-436c-aa8d-de58bf00560a&amp;startTime=90.69" office:target-frame-name="psplayer" xlink:show="replace" text:style-name="Internet_20_link" text:visited-style-name="Visited_20_Internet_20_Link"><text:span text:style-name="T11">package folder called hello‑world.</text:span></text:a><text:span text:style-name="T12"> </text:span><text:a xlink:type="simple" xlink:href="https://app.pluralsight.com/course-player?clipId=9108bfea-4a7b-436c-aa8d-de58bf00560a&amp;startTime=94.24" office:target-frame-name="psplayer" xlink:show="replace" text:style-name="Internet_20_link" text:visited-style-name="Visited_20_Internet_20_Link"><text:span text:style-name="T11">So maybe if we had multiple source code files here making</text:span></text:a><text:span text:style-name="T12"> </text:span><text:a xlink:type="simple" xlink:href="https://app.pluralsight.com/course-player?clipId=9108bfea-4a7b-436c-aa8d-de58bf00560a&amp;startTime=97.26" office:target-frame-name="psplayer" xlink:show="replace" text:style-name="Internet_20_link" text:visited-style-name="Visited_20_Internet_20_Link"><text:span text:style-name="T11">up the app and we ran the build command,</text:span></text:a><text:span text:style-name="T12"> </text:span><text:a xlink:type="simple" xlink:href="https://app.pluralsight.com/course-player?clipId=9108bfea-4a7b-436c-aa8d-de58bf00560a&amp;startTime=99.22" office:target-frame-name="psplayer" xlink:show="replace" text:style-name="Internet_20_link" text:visited-style-name="Visited_20_Internet_20_Link"><text:span text:style-name="T11">they'd all get compiled into an executable binary with the name of the package.</text:span></text:a><text:span text:style-name="T12"> </text:span><text:a xlink:type="simple" xlink:href="https://app.pluralsight.com/course-player?clipId=9108bfea-4a7b-436c-aa8d-de58bf00560a&amp;startTime=105.5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108bfea-4a7b-436c-aa8d-de58bf00560a&amp;startTime=105.8" office:target-frame-name="psplayer" xlink:show="replace" text:style-name="Internet_20_link" text:visited-style-name="Visited_20_Internet_20_Link"><text:span text:style-name="T11">I'll tell you what, if we run that executable, there we</text:span></text:a><text:span text:style-name="T12"> </text:span><text:a xlink:type="simple" xlink:href="https://app.pluralsight.com/course-player?clipId=9108bfea-4a7b-436c-aa8d-de58bf00560a&amp;startTime=108.84" office:target-frame-name="psplayer" xlink:show="replace" text:style-name="Internet_20_link" text:visited-style-name="Visited_20_Internet_20_Link"><text:span text:style-name="T11">go again, Hello Pluralsight. In fact, you know what?</text:span></text:a><text:span text:style-name="T12"> </text:span><text:a xlink:type="simple" xlink:href="https://app.pluralsight.com/course-player?clipId=9108bfea-4a7b-436c-aa8d-de58bf00560a&amp;startTime=112.55" office:target-frame-name="psplayer" xlink:show="replace" text:style-name="Internet_20_link" text:visited-style-name="Visited_20_Internet_20_Link"><text:span text:style-name="T11">You can even run it from Finder or Windows Explorer like a normal app</text:span></text:a><text:span text:style-name="T12"> </text:span><text:a xlink:type="simple" xlink:href="https://app.pluralsight.com/course-player?clipId=9108bfea-4a7b-436c-aa8d-de58bf00560a&amp;startTime=117.37" office:target-frame-name="psplayer" xlink:show="replace" text:style-name="Internet_20_link" text:visited-style-name="Visited_20_Internet_20_Link"><text:span text:style-name="T11">because it is. And like I think I said, this is useful for building apps</text:span></text:a><text:span text:style-name="T12"> </text:span><text:a xlink:type="simple" xlink:href="https://app.pluralsight.com/course-player?clipId=9108bfea-4a7b-436c-aa8d-de58bf00560a&amp;startTime=124.91" office:target-frame-name="psplayer" xlink:show="replace" text:style-name="Internet_20_link" text:visited-style-name="Visited_20_Internet_20_Link"><text:span text:style-name="T11">that you're ready to ship to your customers.</text:span></text:a><text:span text:style-name="T12"> </text:span><text:a xlink:type="simple" xlink:href="https://app.pluralsight.com/course-player?clipId=9108bfea-4a7b-436c-aa8d-de58bf00560a&amp;startTime=127.8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108bfea-4a7b-436c-aa8d-de58bf00560a&amp;startTime=128.28" office:target-frame-name="psplayer" xlink:show="replace" text:style-name="Internet_20_link" text:visited-style-name="Visited_20_Internet_20_Link"><text:span text:style-name="T11">the final thing we mentioned was go install and this does the</text:span></text:a><text:span text:style-name="T12"> </text:span><text:a xlink:type="simple" xlink:href="https://app.pluralsight.com/course-player?clipId=9108bfea-4a7b-436c-aa8d-de58bf00560a&amp;startTime=131.22" office:target-frame-name="psplayer" xlink:show="replace" text:style-name="Internet_20_link" text:visited-style-name="Visited_20_Internet_20_Link"><text:span text:style-name="T11">same as go build, only it places the compiled binary in a folder</text:span></text:a><text:span text:style-name="T12"> </text:span><text:a xlink:type="simple" xlink:href="https://app.pluralsight.com/course-player?clipId=9108bfea-4a7b-436c-aa8d-de58bf00560a&amp;startTime=135.64" office:target-frame-name="psplayer" xlink:show="replace" text:style-name="Internet_20_link" text:visited-style-name="Visited_20_Internet_20_Link"><text:span text:style-name="T11">called go/bin in your home directory.</text:span></text:a><text:span text:style-name="T12"> </text:span><text:a xlink:type="simple" xlink:href="https://app.pluralsight.com/course-player?clipId=9108bfea-4a7b-436c-aa8d-de58bf00560a&amp;startTime=139.84" office:target-frame-name="psplayer" xlink:show="replace" text:style-name="Internet_20_link" text:visited-style-name="Visited_20_Internet_20_Link"><text:span text:style-name="T11">So I should have a file here, which I do, and like we said,</text:span></text:a><text:span text:style-name="T12"> </text:span><text:a xlink:type="simple" xlink:href="https://app.pluralsight.com/course-player?clipId=9108bfea-4a7b-436c-aa8d-de58bf00560a&amp;startTime=146.08" office:target-frame-name="psplayer" xlink:show="replace" text:style-name="Internet_20_link" text:visited-style-name="Visited_20_Internet_20_Link"><text:span text:style-name="T11">it's called hello‑world in the go/bin folder of my profile.</text:span></text:a><text:span text:style-name="T12"> </text:span><text:a xlink:type="simple" xlink:href="https://app.pluralsight.com/course-player?clipId=9108bfea-4a7b-436c-aa8d-de58bf00560a&amp;startTime=152.34" office:target-frame-name="psplayer" xlink:show="replace" text:style-name="Internet_20_link" text:visited-style-name="Visited_20_Internet_20_Link"><text:span text:style-name="T11">Now you can change the location where it drops the file by</text:span></text:a><text:span text:style-name="T12"> </text:span><text:a xlink:type="simple" xlink:href="https://app.pluralsight.com/course-player?clipId=9108bfea-4a7b-436c-aa8d-de58bf00560a&amp;startTime=155.09" office:target-frame-name="psplayer" xlink:show="replace" text:style-name="Internet_20_link" text:visited-style-name="Visited_20_Internet_20_Link"><text:span text:style-name="T11">setting the GOBIN and the GOPATH variables.</text:span></text:a><text:span text:style-name="T12"> </text:span><text:a xlink:type="simple" xlink:href="https://app.pluralsight.com/course-player?clipId=9108bfea-4a7b-436c-aa8d-de58bf00560a&amp;startTime=158.27" office:target-frame-name="psplayer" xlink:show="replace" text:style-name="Internet_20_link" text:visited-style-name="Visited_20_Internet_20_Link"><text:span text:style-name="T11">I'm showing the commands here,</text:span></text:a><text:span text:style-name="T12"> </text:span><text:a xlink:type="simple" xlink:href="https://app.pluralsight.com/course-player?clipId=9108bfea-4a7b-436c-aa8d-de58bf00560a&amp;startTime=159.7" office:target-frame-name="psplayer" xlink:show="replace" text:style-name="Internet_20_link" text:visited-style-name="Visited_20_Internet_20_Link"><text:span text:style-name="T11">but actually I'm cool with the default location. And seriously,</text:span></text:a><text:span text:style-name="T12"> </text:span><text:a xlink:type="simple" xlink:href="https://app.pluralsight.com/course-player?clipId=9108bfea-4a7b-436c-aa8d-de58bf00560a&amp;startTime=163.82" office:target-frame-name="psplayer" xlink:show="replace" text:style-name="Internet_20_link" text:visited-style-name="Visited_20_Internet_20_Link"><text:span text:style-name="T11">that's our first program working and compiled as a</text:span></text:a><text:span text:style-name="T12"> </text:span><text:a xlink:type="simple" xlink:href="https://app.pluralsight.com/course-player?clipId=9108bfea-4a7b-436c-aa8d-de58bf00560a&amp;startTime=167.47" office:target-frame-name="psplayer" xlink:show="replace" text:style-name="Internet_20_link" text:visited-style-name="Visited_20_Internet_20_Link"><text:span text:style-name="T11">self‑executing application. Now, yeah, go on then.</text:span></text:a><text:span text:style-name="T12"> </text:span><text:a xlink:type="simple" xlink:href="https://app.pluralsight.com/course-player?clipId=9108bfea-4a7b-436c-aa8d-de58bf00560a&amp;startTime=171.49" office:target-frame-name="psplayer" xlink:show="replace" text:style-name="Internet_20_link" text:visited-style-name="Visited_20_Internet_20_Link"><text:span text:style-name="T11">I want to just clarify something in case you're new to coding.</text:span></text:a><text:span text:style-name="T12"> </text:span><text:a xlink:type="simple" xlink:href="https://app.pluralsight.com/course-player?clipId=9108bfea-4a7b-436c-aa8d-de58bf00560a&amp;startTime=174.27" office:target-frame-name="psplayer" xlink:show="replace" text:style-name="Internet_20_link" text:visited-style-name="Visited_20_Internet_20_Link"><text:span text:style-name="T11">When I say compile,</text:span></text:a><text:span text:style-name="T12"> </text:span><text:a xlink:type="simple" xlink:href="https://app.pluralsight.com/course-player?clipId=9108bfea-4a7b-436c-aa8d-de58bf00560a&amp;startTime=176.13" office:target-frame-name="psplayer" xlink:show="replace" text:style-name="Internet_20_link" text:visited-style-name="Visited_20_Internet_20_Link"><text:span text:style-name="T11">I mean Go taking the programs that we write so our source code files and</text:span></text:a><text:span text:style-name="T12"> </text:span><text:a xlink:type="simple" xlink:href="https://app.pluralsight.com/course-player?clipId=9108bfea-4a7b-436c-aa8d-de58bf00560a&amp;startTime=180.81" office:target-frame-name="psplayer" xlink:show="replace" text:style-name="Internet_20_link" text:visited-style-name="Visited_20_Internet_20_Link"><text:span text:style-name="T11">building them into a machine code app that'll run like we just showed. Okay.</text:span></text:a><text:span text:style-name="T12"> </text:span><text:a xlink:type="simple" xlink:href="https://app.pluralsight.com/course-player?clipId=9108bfea-4a7b-436c-aa8d-de58bf00560a&amp;startTime=188.04" office:target-frame-name="psplayer" xlink:show="replace" text:style-name="Internet_20_link" text:visited-style-name="Visited_20_Internet_20_Link"><text:span text:style-name="T11">Well everything we've done so far is well and good,</text:span></text:a><text:span text:style-name="T12"> </text:span><text:a xlink:type="simple" xlink:href="https://app.pluralsight.com/course-player?clipId=9108bfea-4a7b-436c-aa8d-de58bf00560a&amp;startTime=191.06" office:target-frame-name="psplayer" xlink:show="replace" text:style-name="Internet_20_link" text:visited-style-name="Visited_20_Internet_20_Link"><text:span text:style-name="T11">but I'd say probably all of you are going to write and run your</text:span></text:a><text:span text:style-name="T12"> </text:span><text:a xlink:type="simple" xlink:href="https://app.pluralsight.com/course-player?clipId=9108bfea-4a7b-436c-aa8d-de58bf00560a&amp;startTime=194.48" office:target-frame-name="psplayer" xlink:show="replace" text:style-name="Internet_20_link" text:visited-style-name="Visited_20_Internet_20_Link"><text:span text:style-name="T11">code in an integrated development environment like Visual Studio</text:span></text:a><text:span text:style-name="T12"> </text:span><text:a xlink:type="simple" xlink:href="https://app.pluralsight.com/course-player?clipId=9108bfea-4a7b-436c-aa8d-de58bf00560a&amp;startTime=198.02" office:target-frame-name="psplayer" xlink:show="replace" text:style-name="Internet_20_link" text:visited-style-name="Visited_20_Internet_20_Link"><text:span text:style-name="T11">Code. Yeah? Other IDs do exist and you can totally follow the</text:span></text:a><text:span text:style-name="T12"> </text:span><text:a xlink:type="simple" xlink:href="https://app.pluralsight.com/course-player?clipId=9108bfea-4a7b-436c-aa8d-de58bf00560a&amp;startTime=203.08" office:target-frame-name="psplayer" xlink:show="replace" text:style-name="Internet_20_link" text:visited-style-name="Visited_20_Internet_20_Link"><text:span text:style-name="T11">course with other environments,</text:span></text:a><text:span text:style-name="T12"> </text:span><text:a xlink:type="simple" xlink:href="https://app.pluralsight.com/course-player?clipId=9108bfea-4a7b-436c-aa8d-de58bf00560a&amp;startTime=205.84" office:target-frame-name="psplayer" xlink:show="replace" text:style-name="Internet_20_link" text:visited-style-name="Visited_20_Internet_20_Link"><text:span text:style-name="T11">but I'll be rocking for the rest of the course with VS Code,</text:span></text:a><text:span text:style-name="T12"> </text:span><text:a xlink:type="simple" xlink:href="https://app.pluralsight.com/course-player?clipId=9108bfea-4a7b-436c-aa8d-de58bf00560a&amp;startTime=209.13" office:target-frame-name="psplayer" xlink:show="replace" text:style-name="Internet_20_link" text:visited-style-name="Visited_20_Internet_20_Link"><text:span text:style-name="T11">and unless you've got a reason not to, do you know what, I recommend you probably do as well.</text:span></text:a></text:p>
      <text:h text:style-name="P3" text:outline-level="3"><text:a xlink:type="simple" xlink:href="https://app.pluralsight.com/course-player?clipId=9c719286-bf58-4eda-a2c9-545dd03f192f" office:target-frame-name="psplayer" xlink:show="replace" text:style-name="Internet_20_link" text:visited-style-name="Visited_20_Internet_20_Link"><text:span text:style-name="T11">Visual Studio Code</text:span></text:a></text:h>
      <text:p text:style-name="P5"><text:a xlink:type="simple" xlink:href="https://app.pluralsight.com/course-player?clipId=9c719286-bf58-4eda-a2c9-545dd03f192f&amp;startTime=1.44" office:target-frame-name="psplayer" xlink:show="replace" text:style-name="Internet_20_link" text:visited-style-name="Visited_20_Internet_20_Link"><text:span text:style-name="T11">Right, then.</text:span></text:a><text:span text:style-name="T12"> </text:span><text:a xlink:type="simple" xlink:href="https://app.pluralsight.com/course-player?clipId=9c719286-bf58-4eda-a2c9-545dd03f192f&amp;startTime=2.2" office:target-frame-name="psplayer" xlink:show="replace" text:style-name="Internet_20_link" text:visited-style-name="Visited_20_Internet_20_Link"><text:span text:style-name="T11">Let's see how to get VS Code and how to configure it for Go.</text:span></text:a><text:span text:style-name="T12"> </text:span><text:a xlink:type="simple" xlink:href="https://app.pluralsight.com/course-player?clipId=9c719286-bf58-4eda-a2c9-545dd03f192f&amp;startTime=6.13" office:target-frame-name="psplayer" xlink:show="replace" text:style-name="Internet_20_link" text:visited-style-name="Visited_20_Internet_20_Link"><text:span text:style-name="T11">Now, a couple of things right off the bat.</text:span></text:a><text:span text:style-name="T12"> </text:span><text:a xlink:type="simple" xlink:href="https://app.pluralsight.com/course-player?clipId=9c719286-bf58-4eda-a2c9-545dd03f192f&amp;startTime=8.59" office:target-frame-name="psplayer" xlink:show="replace" text:style-name="Internet_20_link" text:visited-style-name="Visited_20_Internet_20_Link"><text:span text:style-name="T11">VS Code's just a tool to help us with Go, so I'm not going to dwell on it.</text:span></text:a><text:span text:style-name="T12"> </text:span><text:a xlink:type="simple" xlink:href="https://app.pluralsight.com/course-player?clipId=9c719286-bf58-4eda-a2c9-545dd03f192f&amp;startTime=13.05" office:target-frame-name="psplayer" xlink:show="replace" text:style-name="Internet_20_link" text:visited-style-name="Visited_20_Internet_20_Link"><text:span text:style-name="T11">We'll get it configured, and we'll crack on with the course.</text:span></text:a><text:span text:style-name="T12"> </text:span><text:a xlink:type="simple" xlink:href="https://app.pluralsight.com/course-player?clipId=9c719286-bf58-4eda-a2c9-545dd03f192f&amp;startTime=16.84" office:target-frame-name="psplayer" xlink:show="replace" text:style-name="Internet_20_link" text:visited-style-name="Visited_20_Internet_20_Link"><text:span text:style-name="T11">The other thing,</text:span></text:a><text:span text:style-name="T12"> </text:span><text:a xlink:type="simple" xlink:href="https://app.pluralsight.com/course-player?clipId=9c719286-bf58-4eda-a2c9-545dd03f192f&amp;startTime=17.58" office:target-frame-name="psplayer" xlink:show="replace" text:style-name="Internet_20_link" text:visited-style-name="Visited_20_Internet_20_Link"><text:span text:style-name="T11">what I'm about to show you might change slightly in the future,</text:span></text:a><text:span text:style-name="T12"> </text:span><text:a xlink:type="simple" xlink:href="https://app.pluralsight.com/course-player?clipId=9c719286-bf58-4eda-a2c9-545dd03f192f&amp;startTime=21.33" office:target-frame-name="psplayer" xlink:show="replace" text:style-name="Internet_20_link" text:visited-style-name="Visited_20_Internet_20_Link"><text:span text:style-name="T11">and there's not a lot I can do about that,</text:span></text:a><text:span text:style-name="T12"> </text:span><text:a xlink:type="simple" xlink:href="https://app.pluralsight.com/course-player?clipId=9c719286-bf58-4eda-a2c9-545dd03f192f&amp;startTime=23.28" office:target-frame-name="psplayer" xlink:show="replace" text:style-name="Internet_20_link" text:visited-style-name="Visited_20_Internet_20_Link"><text:span text:style-name="T11">but for the most part,</text:span></text:a><text:span text:style-name="T12"> </text:span><text:a xlink:type="simple" xlink:href="https://app.pluralsight.com/course-player?clipId=9c719286-bf58-4eda-a2c9-545dd03f192f&amp;startTime=24.77" office:target-frame-name="psplayer" xlink:show="replace" text:style-name="Internet_20_link" text:visited-style-name="Visited_20_Internet_20_Link"><text:span text:style-name="T11">any changes will be minor, and what you see here is still going to</text:span></text:a><text:span text:style-name="T12"> </text:span><text:a xlink:type="simple" xlink:href="https://app.pluralsight.com/course-player?clipId=9c719286-bf58-4eda-a2c9-545dd03f192f&amp;startTime=28.56" office:target-frame-name="psplayer" xlink:show="replace" text:style-name="Internet_20_link" text:visited-style-name="Visited_20_Internet_20_Link"><text:span text:style-name="T11">apply and help you configure VS Code. Alright then,</text:span></text:a><text:span text:style-name="T12"> </text:span><text:a xlink:type="simple" xlink:href="https://app.pluralsight.com/course-player?clipId=9c719286-bf58-4eda-a2c9-545dd03f192f&amp;startTime=32.57" office:target-frame-name="psplayer" xlink:show="replace" text:style-name="Internet_20_link" text:visited-style-name="Visited_20_Internet_20_Link"><text:span text:style-name="T11">VS Code is a free IDE, that's integrated development environment.</text:span></text:a><text:span text:style-name="T12"> </text:span><text:a xlink:type="simple" xlink:href="https://app.pluralsight.com/course-player?clipId=9c719286-bf58-4eda-a2c9-545dd03f192f&amp;startTime=38.14" office:target-frame-name="psplayer" xlink:show="replace" text:style-name="Internet_20_link" text:visited-style-name="Visited_20_Internet_20_Link"><text:span text:style-name="T11">And do you know what? The download and install is so simple, I'm not even</text:span></text:a><text:span text:style-name="T12"> </text:span><text:a xlink:type="simple" xlink:href="https://app.pluralsight.com/course-player?clipId=9c719286-bf58-4eda-a2c9-545dd03f192f&amp;startTime=41.88" office:target-frame-name="psplayer" xlink:show="replace" text:style-name="Internet_20_link" text:visited-style-name="Visited_20_Internet_20_Link"><text:span text:style-name="T11">going to show you. Just download the version for your OS and crack on with </text:span></text:a><text:soft-page-break/><text:a xlink:type="simple" xlink:href="https://app.pluralsight.com/course-player?clipId=9c719286-bf58-4eda-a2c9-545dd03f192f&amp;startTime=41.88" office:target-frame-name="psplayer" xlink:show="replace" text:style-name="Internet_20_link" text:visited-style-name="Visited_20_Internet_20_Link"><text:span text:style-name="T11">the</text:span></text:a><text:span text:style-name="T12"> </text:span><text:a xlink:type="simple" xlink:href="https://app.pluralsight.com/course-player?clipId=9c719286-bf58-4eda-a2c9-545dd03f192f&amp;startTime=46.3" office:target-frame-name="psplayer" xlink:show="replace" text:style-name="Internet_20_link" text:visited-style-name="Visited_20_Internet_20_Link"><text:span text:style-name="T11">installer. When you're done with that, fire it up.</text:span></text:a><text:span text:style-name="T12"> </text:span><text:a xlink:type="simple" xlink:href="https://app.pluralsight.com/course-player?clipId=9c719286-bf58-4eda-a2c9-545dd03f192f&amp;startTime=51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c719286-bf58-4eda-a2c9-545dd03f192f&amp;startTime=51.58" office:target-frame-name="psplayer" xlink:show="replace" text:style-name="Internet_20_link" text:visited-style-name="Visited_20_Internet_20_Link"><text:span text:style-name="T11">it looks pretty professional, yeah? But all we've got right now is a framework.</text:span></text:a><text:span text:style-name="T12"> </text:span><text:a xlink:type="simple" xlink:href="https://app.pluralsight.com/course-player?clipId=9c719286-bf58-4eda-a2c9-545dd03f192f&amp;startTime=56.68" office:target-frame-name="psplayer" xlink:show="replace" text:style-name="Internet_20_link" text:visited-style-name="Visited_20_Internet_20_Link"><text:span text:style-name="T11">First order of business is to install the Go extension.</text:span></text:a><text:span text:style-name="T12"> </text:span><text:a xlink:type="simple" xlink:href="https://app.pluralsight.com/course-player?clipId=9c719286-bf58-4eda-a2c9-545dd03f192f&amp;startTime=61.14" office:target-frame-name="psplayer" xlink:show="replace" text:style-name="Internet_20_link" text:visited-style-name="Visited_20_Internet_20_Link"><text:span text:style-name="T11">So I'll hit the extension's icon here and type in go at the top.</text:span></text:a><text:span text:style-name="T12"> </text:span><text:a xlink:type="simple" xlink:href="https://app.pluralsight.com/course-player?clipId=9c719286-bf58-4eda-a2c9-545dd03f192f&amp;startTime=65.54" office:target-frame-name="psplayer" xlink:show="replace" text:style-name="Internet_20_link" text:visited-style-name="Visited_20_Internet_20_Link"><text:span text:style-name="T11">This is the one we want, so we'll install it. And if</text:span></text:a><text:span text:style-name="T12"> </text:span><text:a xlink:type="simple" xlink:href="https://app.pluralsight.com/course-player?clipId=9c719286-bf58-4eda-a2c9-545dd03f192f&amp;startTime=69.51" office:target-frame-name="psplayer" xlink:show="replace" text:style-name="Internet_20_link" text:visited-style-name="Visited_20_Internet_20_Link"><text:span text:style-name="T11">it recommends any updates or tools, install them.</text:span></text:a><text:span text:style-name="T12"> </text:span><text:a xlink:type="simple" xlink:href="https://app.pluralsight.com/course-player?clipId=9c719286-bf58-4eda-a2c9-545dd03f192f&amp;startTime=73.44" office:target-frame-name="psplayer" xlink:show="replace" text:style-name="Internet_20_link" text:visited-style-name="Visited_20_Internet_20_Link"><text:span text:style-name="T11">And then when that's done,</text:span></text:a><text:span text:style-name="T12"> </text:span><text:a xlink:type="simple" xlink:href="https://app.pluralsight.com/course-player?clipId=9c719286-bf58-4eda-a2c9-545dd03f192f&amp;startTime=75.49" office:target-frame-name="psplayer" xlink:show="replace" text:style-name="Internet_20_link" text:visited-style-name="Visited_20_Internet_20_Link"><text:span text:style-name="T11">I think the last thing to do is add a workspace over here, and that's</text:span></text:a><text:span text:style-name="T12"> </text:span><text:a xlink:type="simple" xlink:href="https://app.pluralsight.com/course-player?clipId=9c719286-bf58-4eda-a2c9-545dd03f192f&amp;startTime=79.13" office:target-frame-name="psplayer" xlink:show="replace" text:style-name="Internet_20_link" text:visited-style-name="Visited_20_Internet_20_Link"><text:span text:style-name="T11">just the root folder of the module you created before.</text:span></text:a><text:span text:style-name="T12"> </text:span><text:a xlink:type="simple" xlink:href="https://app.pluralsight.com/course-player?clipId=9c719286-bf58-4eda-a2c9-545dd03f192f&amp;startTime=84.54" office:target-frame-name="psplayer" xlink:show="replace" text:style-name="Internet_20_link" text:visited-style-name="Visited_20_Internet_20_Link"><text:span text:style-name="T11">Oh, yeah, you might be asked to trust the workspace and maybe install</text:span></text:a><text:span text:style-name="T12"> </text:span><text:a xlink:type="simple" xlink:href="https://app.pluralsight.com/course-player?clipId=9c719286-bf58-4eda-a2c9-545dd03f192f&amp;startTime=88.15" office:target-frame-name="psplayer" xlink:show="replace" text:style-name="Internet_20_link" text:visited-style-name="Visited_20_Internet_20_Link"><text:span text:style-name="T11">additional tools like gopls or whatever. I'm going to say yes.</text:span></text:a><text:span text:style-name="T12"> </text:span><text:a xlink:type="simple" xlink:href="https://app.pluralsight.com/course-player?clipId=9c719286-bf58-4eda-a2c9-545dd03f192f&amp;startTime=93.24" office:target-frame-name="psplayer" xlink:show="replace" text:style-name="Internet_20_link" text:visited-style-name="Visited_20_Internet_20_Link"><text:span text:style-name="T11">This might take a second as well. But when it's done,</text:span></text:a><text:span text:style-name="T12"> </text:span><text:a xlink:type="simple" xlink:href="https://app.pluralsight.com/course-player?clipId=9c719286-bf58-4eda-a2c9-545dd03f192f&amp;startTime=97.84" office:target-frame-name="psplayer" xlink:show="replace" text:style-name="Internet_20_link" text:visited-style-name="Visited_20_Internet_20_Link"><text:span text:style-name="T11">this is a module with the hello‑world package and then your source code file.</text:span></text:a><text:span text:style-name="T12"> </text:span><text:a xlink:type="simple" xlink:href="https://app.pluralsight.com/course-player?clipId=9c719286-bf58-4eda-a2c9-545dd03f192f&amp;startTime=102.62" office:target-frame-name="psplayer" xlink:show="replace" text:style-name="Internet_20_link" text:visited-style-name="Visited_20_Internet_20_Link"><text:span text:style-name="T11">In fact, see how the code's colored.</text:span></text:a><text:span text:style-name="T12"> </text:span><text:a xlink:type="simple" xlink:href="https://app.pluralsight.com/course-player?clipId=9c719286-bf58-4eda-a2c9-545dd03f192f&amp;startTime=105.53" office:target-frame-name="psplayer" xlink:show="replace" text:style-name="Internet_20_link" text:visited-style-name="Visited_20_Internet_20_Link"><text:span text:style-name="T11">That's because the Go extension recognized this as a Go program.</text:span></text:a><text:span text:style-name="T12"> </text:span><text:a xlink:type="simple" xlink:href="https://app.pluralsight.com/course-player?clipId=9c719286-bf58-4eda-a2c9-545dd03f192f&amp;startTime=110.24" office:target-frame-name="psplayer" xlink:show="replace" text:style-name="Internet_20_link" text:visited-style-name="Visited_20_Internet_20_Link"><text:span text:style-name="T11">Magic.</text:span></text:a><text:span text:style-name="T12"> </text:span><text:a xlink:type="simple" xlink:href="https://app.pluralsight.com/course-player?clipId=9c719286-bf58-4eda-a2c9-545dd03f192f&amp;startTime=111.07" office:target-frame-name="psplayer" xlink:show="replace" text:style-name="Internet_20_link" text:visited-style-name="Visited_20_Internet_20_Link"><text:span text:style-name="T11">Well, that's VS Code ready to go. Time, I think, for a quick recap before we crack on digging deeper.</text:span></text:a></text:p>
      <text:h text:style-name="P3" text:outline-level="3"><text:a xlink:type="simple" xlink:href="https://app.pluralsight.com/course-player?clipId=9bd62478-6056-4b04-b0ad-52aa1e751be9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9bd62478-6056-4b04-b0ad-52aa1e751be9&amp;startTime=1.54" office:target-frame-name="psplayer" xlink:show="replace" text:style-name="Internet_20_link" text:visited-style-name="Visited_20_Internet_20_Link"><text:span text:style-name="T11">Magic. You've just written a Go program.</text:span></text:a><text:span text:style-name="T12"> </text:span><text:a xlink:type="simple" xlink:href="https://app.pluralsight.com/course-player?clipId=9bd62478-6056-4b04-b0ad-52aa1e751be9&amp;startTime=4" office:target-frame-name="psplayer" xlink:show="replace" text:style-name="Internet_20_link" text:visited-style-name="Visited_20_Internet_20_Link"><text:span text:style-name="T11">So you initialized a brand new Go module, and we've not</text:span></text:a><text:span text:style-name="T12"> </text:span><text:a xlink:type="simple" xlink:href="https://app.pluralsight.com/course-player?clipId=9bd62478-6056-4b04-b0ad-52aa1e751be9&amp;startTime=8.43" office:target-frame-name="psplayer" xlink:show="replace" text:style-name="Internet_20_link" text:visited-style-name="Visited_20_Internet_20_Link"><text:span text:style-name="T11">really got into modules yet, but I'd say for now, that Go's</text:span></text:a><text:span text:style-name="T12"> </text:span><text:a xlink:type="simple" xlink:href="https://app.pluralsight.com/course-player?clipId=9bd62478-6056-4b04-b0ad-52aa1e751be9&amp;startTime=11.9" office:target-frame-name="psplayer" xlink:show="replace" text:style-name="Internet_20_link" text:visited-style-name="Visited_20_Internet_20_Link"><text:span text:style-name="T11">built‑in dependency tracking system.</text:span></text:a><text:span text:style-name="T12"> </text:span><text:a xlink:type="simple" xlink:href="https://app.pluralsight.com/course-player?clipId=9bd62478-6056-4b04-b0ad-52aa1e751be9&amp;startTime=15.44" office:target-frame-name="psplayer" xlink:show="replace" text:style-name="Internet_20_link" text:visited-style-name="Visited_20_Internet_20_Link"><text:span text:style-name="T11">But once they're installed, they'll pretty much just sit in the background,</text:span></text:a><text:span text:style-name="T12"> </text:span><text:a xlink:type="simple" xlink:href="https://app.pluralsight.com/course-player?clipId=9bd62478-6056-4b04-b0ad-52aa1e751be9&amp;startTime=18.99" office:target-frame-name="psplayer" xlink:show="replace" text:style-name="Internet_20_link" text:visited-style-name="Visited_20_Internet_20_Link"><text:span text:style-name="T11">for most of this stuff we'll do. Anyway, within that module, we created a</text:span></text:a><text:span text:style-name="T12"> </text:span><text:a xlink:type="simple" xlink:href="https://app.pluralsight.com/course-player?clipId=9bd62478-6056-4b04-b0ad-52aa1e751be9&amp;startTime=24.49" office:target-frame-name="psplayer" xlink:show="replace" text:style-name="Internet_20_link" text:visited-style-name="Visited_20_Internet_20_Link"><text:span text:style-name="T11">package called hello‑world, and we wrote a program.</text:span></text:a><text:span text:style-name="T12"> </text:span><text:a xlink:type="simple" xlink:href="https://app.pluralsight.com/course-player?clipId=9bd62478-6056-4b04-b0ad-52aa1e751be9&amp;startTime=28.14" office:target-frame-name="psplayer" xlink:show="replace" text:style-name="Internet_20_link" text:visited-style-name="Visited_20_Internet_20_Link"><text:span text:style-name="T11">So, as we can see,</text:span></text:a><text:span text:style-name="T12"> </text:span><text:a xlink:type="simple" xlink:href="https://app.pluralsight.com/course-player?clipId=9bd62478-6056-4b04-b0ad-52aa1e751be9&amp;startTime=30.03" office:target-frame-name="psplayer" xlink:show="replace" text:style-name="Internet_20_link" text:visited-style-name="Visited_20_Internet_20_Link"><text:span text:style-name="T11">source code belongs to packages, and packages belonged to modules.</text:span></text:a><text:span text:style-name="T12"> </text:span><text:a xlink:type="simple" xlink:href="https://app.pluralsight.com/course-player?clipId=9bd62478-6056-4b04-b0ad-52aa1e751be9&amp;startTime=33.98" office:target-frame-name="psplayer" xlink:show="replace" text:style-name="Internet_20_link" text:visited-style-name="Visited_20_Internet_20_Link"><text:span text:style-name="T11">And it'll sink in later if it hasn't already.</text:span></text:a><text:span text:style-name="T12"> </text:span><text:a xlink:type="simple" xlink:href="https://app.pluralsight.com/course-player?clipId=9bd62478-6056-4b04-b0ad-52aa1e751be9&amp;startTime=37.84" office:target-frame-name="psplayer" xlink:show="replace" text:style-name="Internet_20_link" text:visited-style-name="Visited_20_Internet_20_Link"><text:span text:style-name="T11">But looking at our code,</text:span></text:a><text:span text:style-name="T12"> </text:span><text:a xlink:type="simple" xlink:href="https://app.pluralsight.com/course-player?clipId=9bd62478-6056-4b04-b0ad-52aa1e751be9&amp;startTime=39.44" office:target-frame-name="psplayer" xlink:show="replace" text:style-name="Internet_20_link" text:visited-style-name="Visited_20_Internet_20_Link"><text:span text:style-name="T11">we started by saying every Go program that we want to compile as an</text:span></text:a><text:span text:style-name="T12"> </text:span><text:a xlink:type="simple" xlink:href="https://app.pluralsight.com/course-player?clipId=9bd62478-6056-4b04-b0ad-52aa1e751be9&amp;startTime=43.77" office:target-frame-name="psplayer" xlink:show="replace" text:style-name="Internet_20_link" text:visited-style-name="Visited_20_Internet_20_Link"><text:span text:style-name="T11">executable application needs a package main and a func main.</text:span></text:a><text:span text:style-name="T12"> </text:span><text:a xlink:type="simple" xlink:href="https://app.pluralsight.com/course-player?clipId=9bd62478-6056-4b04-b0ad-52aa1e751be9&amp;startTime=49.04" office:target-frame-name="psplayer" xlink:show="replace" text:style-name="Internet_20_link" text:visited-style-name="Visited_20_Internet_20_Link"><text:span text:style-name="T11">These are what we call the applications entry point, and therefore, the</text:span></text:a><text:span text:style-name="T12"> </text:span><text:a xlink:type="simple" xlink:href="https://app.pluralsight.com/course-player?clipId=9bd62478-6056-4b04-b0ad-52aa1e751be9&amp;startTime=52.88" office:target-frame-name="psplayer" xlink:show="replace" text:style-name="Internet_20_link" text:visited-style-name="Visited_20_Internet_20_Link"><text:span text:style-name="T11">first bits of code to run when the program starts. This line here</text:span></text:a><text:span text:style-name="T12"> </text:span><text:a xlink:type="simple" xlink:href="https://app.pluralsight.com/course-player?clipId=9bd62478-6056-4b04-b0ad-52aa1e751be9&amp;startTime=57.95" office:target-frame-name="psplayer" xlink:show="replace" text:style-name="Internet_20_link" text:visited-style-name="Visited_20_Internet_20_Link"><text:span text:style-name="T11">imports the func package and makes all of its functions available to our</text:span></text:a><text:span text:style-name="T12"> </text:span><text:a xlink:type="simple" xlink:href="https://app.pluralsight.com/course-player?clipId=9bd62478-6056-4b04-b0ad-52aa1e751be9&amp;startTime=62.24" office:target-frame-name="psplayer" xlink:show="replace" text:style-name="Internet_20_link" text:visited-style-name="Visited_20_Internet_20_Link"><text:span text:style-name="T11">code so that down here in the main function, we can call on the Println</text:span></text:a><text:span text:style-name="T12"> </text:span><text:a xlink:type="simple" xlink:href="https://app.pluralsight.com/course-player?clipId=9bd62478-6056-4b04-b0ad-52aa1e751be9&amp;startTime=66.78" office:target-frame-name="psplayer" xlink:show="replace" text:style-name="Internet_20_link" text:visited-style-name="Visited_20_Internet_20_Link"><text:span text:style-name="T11">function from the fmt package and use it to display text to the screen.</text:span></text:a><text:span text:style-name="T12"> </text:span><text:a xlink:type="simple" xlink:href="https://app.pluralsight.com/course-player?clipId=9bd62478-6056-4b04-b0ad-52aa1e751be9&amp;startTime=71.72" office:target-frame-name="psplayer" xlink:show="replace" text:style-name="Internet_20_link" text:visited-style-name="Visited_20_Internet_20_Link"><text:span text:style-name="T11">With the code all written, we then use the go run command to run the app.</text:span></text:a><text:span text:style-name="T12"> </text:span><text:a xlink:type="simple" xlink:href="https://app.pluralsight.com/course-player?clipId=9bd62478-6056-4b04-b0ad-52aa1e751be9&amp;startTime=76.26" office:target-frame-name="psplayer" xlink:show="replace" text:style-name="Internet_20_link" text:visited-style-name="Visited_20_Internet_20_Link"><text:span text:style-name="T11">And we said that's probably how you're going to test</text:span></text:a><text:span text:style-name="T12"> </text:span><text:a xlink:type="simple" xlink:href="https://app.pluralsight.com/course-player?clipId=9bd62478-6056-4b04-b0ad-52aa1e751be9&amp;startTime=78.28" office:target-frame-name="psplayer" xlink:show="replace" text:style-name="Internet_20_link" text:visited-style-name="Visited_20_Internet_20_Link"><text:span text:style-name="T11">your code while you're developing it.</text:span></text:a><text:span text:style-name="T12"> </text:span><text:a xlink:type="simple" xlink:href="https://app.pluralsight.com/course-player?clipId=9bd62478-6056-4b04-b0ad-52aa1e751be9&amp;startTime=80.19" office:target-frame-name="psplayer" xlink:show="replace" text:style-name="Internet_20_link" text:visited-style-name="Visited_20_Internet_20_Link"><text:span text:style-name="T11">And I'm sure we'll see it later, but if we make typos or whatever,</text:span></text:a><text:span text:style-name="T12"> </text:span><text:a xlink:type="simple" xlink:href="https://app.pluralsight.com/course-player?clipId=9bd62478-6056-4b04-b0ad-52aa1e751be9&amp;startTime=83.16" office:target-frame-name="psplayer" xlink:show="replace" text:style-name="Internet_20_link" text:visited-style-name="Visited_20_Internet_20_Link"><text:span text:style-name="T11">they'll get flagged and we'll have an opportunity to fix them. Anyway,</text:span></text:a><text:span text:style-name="T12"> </text:span><text:a xlink:type="simple" xlink:href="https://app.pluralsight.com/course-player?clipId=9bd62478-6056-4b04-b0ad-52aa1e751be9&amp;startTime=87.48" office:target-frame-name="psplayer" xlink:show="replace" text:style-name="Internet_20_link" text:visited-style-name="Visited_20_Internet_20_Link"><text:span text:style-name="T11">when you're happy with your program and you think it's ready to ship, go</text:span></text:a><text:span text:style-name="T12"> </text:span><text:a xlink:type="simple" xlink:href="https://app.pluralsight.com/course-player?clipId=9bd62478-6056-4b04-b0ad-52aa1e751be9&amp;startTime=91.18" office:target-frame-name="psplayer" xlink:show="replace" text:style-name="Internet_20_link" text:visited-style-name="Visited_20_Internet_20_Link"><text:span text:style-name="T11">build is the command that you'll need. This compiles your code into a</text:span></text:a><text:span text:style-name="T12"> </text:span><text:a xlink:type="simple" xlink:href="https://app.pluralsight.com/course-player?clipId=9bd62478-6056-4b04-b0ad-52aa1e751be9&amp;startTime=95.87" office:target-frame-name="psplayer" xlink:show="replace" text:style-name="Internet_20_link" text:visited-style-name="Visited_20_Internet_20_Link"><text:span text:style-name="T11">binary executable that runs on its own on other computers without the</text:span></text:a><text:span text:style-name="T12"> </text:span><text:a xlink:type="simple" xlink:href="https://app.pluralsight.com/course-player?clipId=9bd62478-6056-4b04-b0ad-52aa1e751be9&amp;startTime=100.91" office:target-frame-name="psplayer" xlink:show="replace" text:style-name="Internet_20_link" text:visited-style-name="Visited_20_Internet_20_Link"><text:span text:style-name="T11">need for the Go compiler.</text:span></text:a><text:span text:style-name="T12"> </text:span><text:a xlink:type="simple" xlink:href="https://app.pluralsight.com/course-player?clipId=9bd62478-6056-4b04-b0ad-52aa1e751be9&amp;startTime=103.54" office:target-frame-name="psplayer" xlink:show="replace" text:style-name="Internet_20_link" text:visited-style-name="Visited_20_Internet_20_Link"><text:span text:style-name="T11">And I think that was pretty much it.</text:span></text:a><text:span text:style-name="T12"> </text:span><text:a xlink:type="simple" xlink:href="https://app.pluralsight.com/course-player?clipId=9bd62478-6056-4b04-b0ad-52aa1e751be9&amp;startTime=106.74" office:target-frame-name="psplayer" xlink:show="replace" text:style-name="Internet_20_link" text:visited-style-name="Visited_20_Internet_20_Link"><text:span text:style-name="T11">So with these basics ticked off, let's start digging deeper with variables and constants.</text:span></text:a></text:p>
      <text:h text:style-name="P1" text:outline-level="2"><text:a xlink:type="simple" xlink:href="https://app.pluralsight.com/course-player?clipId=8281a605-e546-4621-ad0e-441c658c5f9d" office:target-frame-name="psplayer" xlink:show="replace" text:style-name="Internet_20_link" text:visited-style-name="Visited_20_Internet_20_Link"><text:span text:style-name="T11">Working with Variables and Constants</text:span></text:a></text:h>
      <text:h text:style-name="P3" text:outline-level="3"><text:a xlink:type="simple" xlink:href="https://app.pluralsight.com/course-player?clipId=8281a605-e546-4621-ad0e-441c658c5f9d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8281a605-e546-4621-ad0e-441c658c5f9d&amp;startTime=1.64" office:target-frame-name="psplayer" xlink:show="replace" text:style-name="Internet_20_link" text:visited-style-name="Visited_20_Internet_20_Link"><text:span text:style-name="T11">Okay, check that out for a module title.</text:span></text:a><text:span text:style-name="T12"> </text:span><text:a xlink:type="simple" xlink:href="https://app.pluralsight.com/course-player?clipId=8281a605-e546-4621-ad0e-441c658c5f9d&amp;startTime=4.71" office:target-frame-name="psplayer" xlink:show="replace" text:style-name="Internet_20_link" text:visited-style-name="Visited_20_Internet_20_Link"><text:span text:style-name="T11">Total opposites, yeah?</text:span></text:a><text:span text:style-name="T12"> </text:span><text:a xlink:type="simple" xlink:href="https://app.pluralsight.com/course-player?clipId=8281a605-e546-4621-ad0e-441c658c5f9d&amp;startTime=6.02" office:target-frame-name="psplayer" xlink:show="replace" text:style-name="Internet_20_link" text:visited-style-name="Visited_20_Internet_20_Link"><text:span text:style-name="T11">So variables are designed to, well, vary, yeah?</text:span></text:a><text:span text:style-name="T12"> </text:span><text:a xlink:type="simple" xlink:href="https://app.pluralsight.com/course-player?clipId=8281a605-e546-4621-ad0e-441c658c5f9d&amp;startTime=10.89" office:target-frame-name="psplayer" xlink:show="replace" text:style-name="Internet_20_link" text:visited-style-name="Visited_20_Internet_20_Link"><text:span text:style-name="T11">Whereas constants, not so much.</text:span></text:a><text:span text:style-name="T12"> </text:span><text:a xlink:type="simple" xlink:href="https://app.pluralsight.com/course-player?clipId=8281a605-e546-4621-ad0e-441c658c5f9d&amp;startTime=14.44" office:target-frame-name="psplayer" xlink:show="replace" text:style-name="Internet_20_link" text:visited-style-name="Visited_20_Internet_20_Link"><text:span text:style-name="T11">Anyway, here's the plan.</text:span></text:a><text:span text:style-name="T12"> </text:span><text:a xlink:type="simple" xlink:href="https://app.pluralsight.com/course-player?clipId=8281a605-e546-4621-ad0e-441c658c5f9d&amp;startTime=15.68" office:target-frame-name="psplayer" xlink:show="replace" text:style-name="Internet_20_link" text:visited-style-name="Visited_20_Internet_20_Link"><text:span text:style-name="T11">We'll look at the basics of variables and how we create them.</text:span></text:a><text:span text:style-name="T12"> </text:span><text:a xlink:type="simple" xlink:href="https://app.pluralsight.com/course-player?clipId=8281a605-e546-4621-ad0e-441c658c5f9d&amp;startTime=19.94" office:target-frame-name="psplayer" xlink:show="replace" text:style-name="Internet_20_link" text:visited-style-name="Visited_20_Internet_20_Link"><text:span text:style-name="T11">We'll look at some of the different types of variables Go</text:span></text:a><text:span text:style-name="T12"> </text:span><text:a xlink:type="simple" xlink:href="https://app.pluralsight.com/course-player?clipId=8281a605-e546-4621-ad0e-441c658c5f9d&amp;startTime=22.74" office:target-frame-name="psplayer" xlink:show="replace" text:style-name="Internet_20_link" text:visited-style-name="Visited_20_Internet_20_Link"><text:span text:style-name="T11">supports, and then we'll do a bit of a sidestep, showing the</text:span></text:a><text:span text:style-name="T12"> </text:span><text:a xlink:type="simple" xlink:href="https://app.pluralsight.com/course-player?clipId=8281a605-e546-4621-ad0e-441c658c5f9d&amp;startTime=26.13" office:target-frame-name="psplayer" xlink:show="replace" text:style-name="Internet_20_link" text:visited-style-name="Visited_20_Internet_20_Link"><text:span text:style-name="T11">common short assignment method.</text:span></text:a><text:span text:style-name="T12"> </text:span><text:a xlink:type="simple" xlink:href="https://app.pluralsight.com/course-player?clipId=8281a605-e546-4621-ad0e-441c658c5f9d&amp;startTime=28.26" office:target-frame-name="psplayer" xlink:show="replace" text:style-name="Internet_20_link" text:visited-style-name="Visited_20_Internet_20_Link"><text:span text:style-name="T11">Now that's buzzwords at the moment, but you'll get it when we get there.</text:span></text:a><text:span text:style-name="T12"> </text:span><text:a xlink:type="simple" xlink:href="https://app.pluralsight.com/course-player?clipId=8281a605-e546-4621-ad0e-441c658c5f9d&amp;startTime=32.14" office:target-frame-name="psplayer" xlink:show="replace" text:style-name="Internet_20_link" text:visited-style-name="Visited_20_Internet_20_Link"><text:span text:style-name="T11">After that, though,</text:span></text:a><text:span text:style-name="T12"> </text:span><text:a xlink:type="simple" xlink:href="https://app.pluralsight.com/course-player?clipId=8281a605-e546-4621-ad0e-441c658c5f9d&amp;startTime=33.09" office:target-frame-name="psplayer" xlink:show="replace" text:style-name="Internet_20_link" text:visited-style-name="Visited_20_Internet_20_Link"><text:span text:style-name="T11">we'll look at pointer variables, and we'll see how they let us</text:span></text:a><text:span text:style-name="T12"> </text:span><text:a xlink:type="simple" xlink:href="https://app.pluralsight.com/course-player?clipId=8281a605-e546-4621-ad0e-441c658c5f9d&amp;startTime=36.57" office:target-frame-name="psplayer" xlink:show="replace" text:style-name="Internet_20_link" text:visited-style-name="Visited_20_Internet_20_Link"><text:span text:style-name="T11">pass variables by either value or reference.</text:span></text:a><text:span text:style-name="T12"> </text:span><text:a xlink:type="simple" xlink:href="https://app.pluralsight.com/course-player?clipId=8281a605-e546-4621-ad0e-441c658c5f9d&amp;startTime=39.77" office:target-frame-name="psplayer" xlink:show="replace" text:style-name="Internet_20_link" text:visited-style-name="Visited_20_Internet_20_Link"><text:span text:style-name="T11">And of course,</text:span></text:a><text:span text:style-name="T12"> </text:span><text:a xlink:type="simple" xlink:href="https://app.pluralsight.com/course-player?clipId=8281a605-e546-4621-ad0e-441c658c5f9d&amp;startTime=40.39" office:target-frame-name="psplayer" xlink:show="replace" text:style-name="Internet_20_link" text:visited-style-name="Visited_20_Internet_20_Link"><text:span text:style-name="T11">again, that's more buzzwords, but we'll </text:span></text:a><text:soft-page-break/><text:a xlink:type="simple" xlink:href="https://app.pluralsight.com/course-player?clipId=8281a605-e546-4621-ad0e-441c658c5f9d&amp;startTime=40.39" office:target-frame-name="psplayer" xlink:show="replace" text:style-name="Internet_20_link" text:visited-style-name="Visited_20_Internet_20_Link"><text:span text:style-name="T11">demystify everything as we go.</text:span></text:a><text:span text:style-name="T12"> </text:span><text:a xlink:type="simple" xlink:href="https://app.pluralsight.com/course-player?clipId=8281a605-e546-4621-ad0e-441c658c5f9d&amp;startTime=44.74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8281a605-e546-4621-ad0e-441c658c5f9d&amp;startTime=45.44" office:target-frame-name="psplayer" xlink:show="replace" text:style-name="Internet_20_link" text:visited-style-name="Visited_20_Internet_20_Link"><text:span text:style-name="T11">we'll round things out with a look at constants, then how we</text:span></text:a><text:span text:style-name="T12"> </text:span><text:a xlink:type="simple" xlink:href="https://app.pluralsight.com/course-player?clipId=8281a605-e546-4621-ad0e-441c658c5f9d&amp;startTime=49.04" office:target-frame-name="psplayer" xlink:show="replace" text:style-name="Internet_20_link" text:visited-style-name="Visited_20_Internet_20_Link"><text:span text:style-name="T11">can access environment variables on your system, and, of</text:span></text:a><text:span text:style-name="T12"> </text:span><text:a xlink:type="simple" xlink:href="https://app.pluralsight.com/course-player?clipId=8281a605-e546-4621-ad0e-441c658c5f9d&amp;startTime=52.37" office:target-frame-name="psplayer" xlink:show="replace" text:style-name="Internet_20_link" text:visited-style-name="Visited_20_Internet_20_Link"><text:span text:style-name="T11">course, we'll do a quick recap.</text:span></text:a><text:span text:style-name="T12"> </text:span><text:a xlink:type="simple" xlink:href="https://app.pluralsight.com/course-player?clipId=8281a605-e546-4621-ad0e-441c658c5f9d&amp;startTime=55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8281a605-e546-4621-ad0e-441c658c5f9d&amp;startTime=55.71" office:target-frame-name="psplayer" xlink:show="replace" text:style-name="Internet_20_link" text:visited-style-name="Visited_20_Internet_20_Link"><text:span text:style-name="T11">look, to help with the demos, we'll use a simple program that</text:span></text:a><text:span text:style-name="T12"> </text:span><text:a xlink:type="simple" xlink:href="https://app.pluralsight.com/course-player?clipId=8281a605-e546-4621-ad0e-441c658c5f9d&amp;startTime=58.7" office:target-frame-name="psplayer" xlink:show="replace" text:style-name="Internet_20_link" text:visited-style-name="Visited_20_Internet_20_Link"><text:span text:style-name="T11">shows info on a Pluralsight subscriber, so maybe the name,</text:span></text:a><text:span text:style-name="T12"> </text:span><text:a xlink:type="simple" xlink:href="https://app.pluralsight.com/course-player?clipId=8281a605-e546-4621-ad0e-441c658c5f9d&amp;startTime=62.8" office:target-frame-name="psplayer" xlink:show="replace" text:style-name="Internet_20_link" text:visited-style-name="Visited_20_Internet_20_Link"><text:span text:style-name="T11">which course they're watching, and whereabouts in that</text:span></text:a><text:span text:style-name="T12"> </text:span><text:a xlink:type="simple" xlink:href="https://app.pluralsight.com/course-player?clipId=8281a605-e546-4621-ad0e-441c658c5f9d&amp;startTime=64.78" office:target-frame-name="psplayer" xlink:show="replace" text:style-name="Internet_20_link" text:visited-style-name="Visited_20_Internet_20_Link"><text:span text:style-name="T11">course they're up to, I don't know, like, maybe module 4,</text:span></text:a><text:span text:style-name="T12"> </text:span><text:a xlink:type="simple" xlink:href="https://app.pluralsight.com/course-player?clipId=8281a605-e546-4621-ad0e-441c658c5f9d&amp;startTime=67.74" office:target-frame-name="psplayer" xlink:show="replace" text:style-name="Internet_20_link" text:visited-style-name="Visited_20_Internet_20_Link"><text:span text:style-name="T11">clip 2 or something.</text:span></text:a><text:span text:style-name="T12"> </text:span><text:a xlink:type="simple" xlink:href="https://app.pluralsight.com/course-player?clipId=8281a605-e546-4621-ad0e-441c658c5f9d&amp;startTime=69.24" office:target-frame-name="psplayer" xlink:show="replace" text:style-name="Internet_20_link" text:visited-style-name="Visited_20_Internet_20_Link"><text:span text:style-name="T11">But the thing is right. It's just a daft, oversimplified program whose</text:span></text:a><text:span text:style-name="T12"> </text:span><text:a xlink:type="simple" xlink:href="https://app.pluralsight.com/course-player?clipId=8281a605-e546-4621-ad0e-441c658c5f9d&amp;startTime=73.41" office:target-frame-name="psplayer" xlink:show="replace" text:style-name="Internet_20_link" text:visited-style-name="Visited_20_Internet_20_Link"><text:span text:style-name="T11">only purpose in life is to introduce you to variables, o it is not</text:span></text:a><text:span text:style-name="T12"> </text:span><text:a xlink:type="simple" xlink:href="https://app.pluralsight.com/course-player?clipId=8281a605-e546-4621-ad0e-441c658c5f9d&amp;startTime=78.89" office:target-frame-name="psplayer" xlink:show="replace" text:style-name="Internet_20_link" text:visited-style-name="Visited_20_Internet_20_Link"><text:span text:style-name="T11">supposed to be production‑grade code. Anyway,</text:span></text:a><text:span text:style-name="T12"> </text:span><text:a xlink:type="simple" xlink:href="https://app.pluralsight.com/course-player?clipId=8281a605-e546-4621-ad0e-441c658c5f9d&amp;startTime=81.46" office:target-frame-name="psplayer" xlink:show="replace" text:style-name="Internet_20_link" text:visited-style-name="Visited_20_Internet_20_Link"><text:span text:style-name="T11">look, we know by now that talk is cheap, so let's get coding.</text:span></text:a></text:p>
      <text:h text:style-name="P3" text:outline-level="3"><text:a xlink:type="simple" xlink:href="https://app.pluralsight.com/course-player?clipId=d294eef8-1911-46a3-aa61-85ebabfe6a1c" office:target-frame-name="psplayer" xlink:show="replace" text:style-name="Internet_20_link" text:visited-style-name="Visited_20_Internet_20_Link"><text:span text:style-name="T11">Declaring Variables</text:span></text:a></text:h>
      <text:p text:style-name="P5"><text:a xlink:type="simple" xlink:href="https://app.pluralsight.com/course-player?clipId=d294eef8-1911-46a3-aa61-85ebabfe6a1c&amp;startTime=1.34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d294eef8-1911-46a3-aa61-85ebabfe6a1c&amp;startTime=2.14" office:target-frame-name="psplayer" xlink:show="replace" text:style-name="Internet_20_link" text:visited-style-name="Visited_20_Internet_20_Link"><text:span text:style-name="T11">We already said that Go is a statically‑typed language and we said that's</text:span></text:a><text:span text:style-name="T12"> </text:span><text:a xlink:type="simple" xlink:href="https://app.pluralsight.com/course-player?clipId=d294eef8-1911-46a3-aa61-85ebabfe6a1c&amp;startTime=7.23" office:target-frame-name="psplayer" xlink:show="replace" text:style-name="Internet_20_link" text:visited-style-name="Visited_20_Internet_20_Link"><text:span text:style-name="T11">jargon for, well you know what, it means a few things actually,</text:span></text:a><text:span text:style-name="T12"> </text:span><text:a xlink:type="simple" xlink:href="https://app.pluralsight.com/course-player?clipId=d294eef8-1911-46a3-aa61-85ebabfe6a1c&amp;startTime=11.16" office:target-frame-name="psplayer" xlink:show="replace" text:style-name="Internet_20_link" text:visited-style-name="Visited_20_Internet_20_Link"><text:span text:style-name="T11">but for now, it means when we declare a variable,</text:span></text:a><text:span text:style-name="T12"> </text:span><text:a xlink:type="simple" xlink:href="https://app.pluralsight.com/course-player?clipId=d294eef8-1911-46a3-aa61-85ebabfe6a1c&amp;startTime=14.55" office:target-frame-name="psplayer" xlink:show="replace" text:style-name="Internet_20_link" text:visited-style-name="Visited_20_Internet_20_Link"><text:span text:style-name="T11">we've got to tell Go what type it is like is it a text string or</text:span></text:a><text:span text:style-name="T12"> </text:span><text:a xlink:type="simple" xlink:href="https://app.pluralsight.com/course-player?clipId=d294eef8-1911-46a3-aa61-85ebabfe6a1c&amp;startTime=21.4" office:target-frame-name="psplayer" xlink:show="replace" text:style-name="Internet_20_link" text:visited-style-name="Visited_20_Internet_20_Link"><text:span text:style-name="T11">maybe a floating point number or something.</text:span></text:a><text:span text:style-name="T12"> </text:span><text:a xlink:type="simple" xlink:href="https://app.pluralsight.com/course-player?clipId=d294eef8-1911-46a3-aa61-85ebabfe6a1c&amp;startTime=24.94" office:target-frame-name="psplayer" xlink:show="replace" text:style-name="Internet_20_link" text:visited-style-name="Visited_20_Internet_20_Link"><text:span text:style-name="T11">Anyway, look, we've got the framework of a program here,</text:span></text:a><text:span text:style-name="T12"> </text:span><text:a xlink:type="simple" xlink:href="https://app.pluralsight.com/course-player?clipId=d294eef8-1911-46a3-aa61-85ebabfe6a1c&amp;startTime=28.05" office:target-frame-name="psplayer" xlink:show="replace" text:style-name="Internet_20_link" text:visited-style-name="Visited_20_Internet_20_Link"><text:span text:style-name="T11">it's actually in the variables folder of the course's GitHub</text:span></text:a><text:span text:style-name="T12"> </text:span><text:a xlink:type="simple" xlink:href="https://app.pluralsight.com/course-player?clipId=d294eef8-1911-46a3-aa61-85ebabfe6a1c&amp;startTime=31.04" office:target-frame-name="psplayer" xlink:show="replace" text:style-name="Internet_20_link" text:visited-style-name="Visited_20_Internet_20_Link"><text:span text:style-name="T11">repo and I think it's called var‑framework.go.</text:span></text:a><text:span text:style-name="T12"> </text:span><text:a xlink:type="simple" xlink:href="https://app.pluralsight.com/course-player?clipId=d294eef8-1911-46a3-aa61-85ebabfe6a1c&amp;startTime=34.32" office:target-frame-name="psplayer" xlink:show="replace" text:style-name="Internet_20_link" text:visited-style-name="Visited_20_Internet_20_Link"><text:span text:style-name="T11">Maybe if you want to clone it locally and work from that,</text:span></text:a><text:span text:style-name="T12"> </text:span><text:a xlink:type="simple" xlink:href="https://app.pluralsight.com/course-player?clipId=d294eef8-1911-46a3-aa61-85ebabfe6a1c&amp;startTime=37.15" office:target-frame-name="psplayer" xlink:show="replace" text:style-name="Internet_20_link" text:visited-style-name="Visited_20_Internet_20_Link"><text:span text:style-name="T11">and if you do, the commands are here and you'll need git</text:span></text:a><text:span text:style-name="T12"> </text:span><text:a xlink:type="simple" xlink:href="https://app.pluralsight.com/course-player?clipId=d294eef8-1911-46a3-aa61-85ebabfe6a1c&amp;startTime=39.85" office:target-frame-name="psplayer" xlink:show="replace" text:style-name="Internet_20_link" text:visited-style-name="Visited_20_Internet_20_Link"><text:span text:style-name="T11">installed to be able to do that.</text:span></text:a><text:span text:style-name="T12"> </text:span><text:a xlink:type="simple" xlink:href="https://app.pluralsight.com/course-player?clipId=d294eef8-1911-46a3-aa61-85ebabfe6a1c&amp;startTime=41.57" office:target-frame-name="psplayer" xlink:show="replace" text:style-name="Internet_20_link" text:visited-style-name="Visited_20_Internet_20_Link"><text:span text:style-name="T11">But you know what,</text:span></text:a><text:span text:style-name="T12"> </text:span><text:a xlink:type="simple" xlink:href="https://app.pluralsight.com/course-player?clipId=d294eef8-1911-46a3-aa61-85ebabfe6a1c&amp;startTime=42.27" office:target-frame-name="psplayer" xlink:show="replace" text:style-name="Internet_20_link" text:visited-style-name="Visited_20_Internet_20_Link"><text:span text:style-name="T11">you don't have to do that so maybe feel free to just type the</text:span></text:a><text:span text:style-name="T12"> </text:span><text:a xlink:type="simple" xlink:href="https://app.pluralsight.com/course-player?clipId=d294eef8-1911-46a3-aa61-85ebabfe6a1c&amp;startTime=45.9" office:target-frame-name="psplayer" xlink:show="replace" text:style-name="Internet_20_link" text:visited-style-name="Visited_20_Internet_20_Link"><text:span text:style-name="T11">code into your editor, or you know what,</text:span></text:a><text:span text:style-name="T12"> </text:span><text:a xlink:type="simple" xlink:href="https://app.pluralsight.com/course-player?clipId=d294eef8-1911-46a3-aa61-85ebabfe6a1c&amp;startTime=47.67" office:target-frame-name="psplayer" xlink:show="replace" text:style-name="Internet_20_link" text:visited-style-name="Visited_20_Internet_20_Link"><text:span text:style-name="T11">even copy and paste it from the file on GitHub. It's all good as</text:span></text:a><text:span text:style-name="T12"> </text:span><text:a xlink:type="simple" xlink:href="https://app.pluralsight.com/course-player?clipId=d294eef8-1911-46a3-aa61-85ebabfe6a1c&amp;startTime=51.8" office:target-frame-name="psplayer" xlink:show="replace" text:style-name="Internet_20_link" text:visited-style-name="Visited_20_Internet_20_Link"><text:span text:style-name="T11">long as you've got that code in your editor.</text:span></text:a><text:span text:style-name="T12"> </text:span><text:a xlink:type="simple" xlink:href="https://app.pluralsight.com/course-player?clipId=d294eef8-1911-46a3-aa61-85ebabfe6a1c&amp;startTime=54.74" office:target-frame-name="psplayer" xlink:show="replace" text:style-name="Internet_20_link" text:visited-style-name="Visited_20_Internet_20_Link"><text:span text:style-name="T11">Well, if we declare variables up here at the package level,</text:span></text:a><text:span text:style-name="T12"> </text:span><text:a xlink:type="simple" xlink:href="https://app.pluralsight.com/course-player?clipId=d294eef8-1911-46a3-aa61-85ebabfe6a1c&amp;startTime=58.38" office:target-frame-name="psplayer" xlink:show="replace" text:style-name="Internet_20_link" text:visited-style-name="Visited_20_Internet_20_Link"><text:span text:style-name="T11">so outside of any function, we've got to do it with the var keyword.</text:span></text:a><text:span text:style-name="T12"> </text:span><text:a xlink:type="simple" xlink:href="https://app.pluralsight.com/course-player?clipId=d294eef8-1911-46a3-aa61-85ebabfe6a1c&amp;startTime=64.04" office:target-frame-name="psplayer" xlink:show="replace" text:style-name="Internet_20_link" text:visited-style-name="Visited_20_Internet_20_Link"><text:span text:style-name="T11">So no, Go doesn't let you use non‑declaration statements at the package level.</text:span></text:a><text:span text:style-name="T12"> </text:span><text:a xlink:type="simple" xlink:href="https://app.pluralsight.com/course-player?clipId=d294eef8-1911-46a3-aa61-85ebabfe6a1c&amp;startTime=70.74" office:target-frame-name="psplayer" xlink:show="replace" text:style-name="Internet_20_link" text:visited-style-name="Visited_20_Internet_20_Link"><text:span text:style-name="T11">Okay well,</text:span></text:a><text:span text:style-name="T12"> </text:span><text:a xlink:type="simple" xlink:href="https://app.pluralsight.com/course-player?clipId=d294eef8-1911-46a3-aa61-85ebabfe6a1c&amp;startTime=71.44" office:target-frame-name="psplayer" xlink:show="replace" text:style-name="Internet_20_link" text:visited-style-name="Visited_20_Internet_20_Link"><text:span text:style-name="T11">for now we go var and then I like to list them out on their own lines like this.</text:span></text:a><text:span text:style-name="T12"> </text:span><text:a xlink:type="simple" xlink:href="https://app.pluralsight.com/course-player?clipId=d294eef8-1911-46a3-aa61-85ebabfe6a1c&amp;startTime=76.71" office:target-frame-name="psplayer" xlink:show="replace" text:style-name="Internet_20_link" text:visited-style-name="Visited_20_Internet_20_Link"><text:span text:style-name="T11">So each line here is starting with the name of the variable and then</text:span></text:a><text:span text:style-name="T12"> </text:span><text:a xlink:type="simple" xlink:href="https://app.pluralsight.com/course-player?clipId=d294eef8-1911-46a3-aa61-85ebabfe6a1c&amp;startTime=80.7" office:target-frame-name="psplayer" xlink:show="replace" text:style-name="Internet_20_link" text:visited-style-name="Visited_20_Internet_20_Link"><text:span text:style-name="T11">the type. Now, on the topic of names actually,</text:span></text:a><text:span text:style-name="T12"> </text:span><text:a xlink:type="simple" xlink:href="https://app.pluralsight.com/course-player?clipId=d294eef8-1911-46a3-aa61-85ebabfe6a1c&amp;startTime=85.13" office:target-frame-name="psplayer" xlink:show="replace" text:style-name="Internet_20_link" text:visited-style-name="Visited_20_Internet_20_Link"><text:span text:style-name="T11">I'm not sure if I said this already, maybe I did,</text:span></text:a><text:span text:style-name="T12"> </text:span><text:a xlink:type="simple" xlink:href="https://app.pluralsight.com/course-player?clipId=d294eef8-1911-46a3-aa61-85ebabfe6a1c&amp;startTime=87.73" office:target-frame-name="psplayer" xlink:show="replace" text:style-name="Internet_20_link" text:visited-style-name="Visited_20_Internet_20_Link"><text:span text:style-name="T11">maybe I didn't,</text:span></text:a><text:span text:style-name="T12"> </text:span><text:a xlink:type="simple" xlink:href="https://app.pluralsight.com/course-player?clipId=d294eef8-1911-46a3-aa61-85ebabfe6a1c&amp;startTime=88.47" office:target-frame-name="psplayer" xlink:show="replace" text:style-name="Internet_20_link" text:visited-style-name="Visited_20_Internet_20_Link"><text:span text:style-name="T11">but variable names have got to start with a letter and they can't be any of</text:span></text:a><text:span text:style-name="T12"> </text:span><text:a xlink:type="simple" xlink:href="https://app.pluralsight.com/course-player?clipId=d294eef8-1911-46a3-aa61-85ebabfe6a1c&amp;startTime=93.94" office:target-frame-name="psplayer" xlink:show="replace" text:style-name="Internet_20_link" text:visited-style-name="Visited_20_Internet_20_Link"><text:span text:style-name="T11">the 25 Go keywords that were shown here on the screen.</text:span></text:a><text:span text:style-name="T12"> </text:span><text:a xlink:type="simple" xlink:href="https://app.pluralsight.com/course-player?clipId=d294eef8-1911-46a3-aa61-85ebabfe6a1c&amp;startTime=97.64" office:target-frame-name="psplayer" xlink:show="replace" text:style-name="Internet_20_link" text:visited-style-name="Visited_20_Internet_20_Link"><text:span text:style-name="T11">So I mean you can't call a variable var or func, or to be honest,</text:span></text:a><text:span text:style-name="T12"> </text:span><text:a xlink:type="simple" xlink:href="https://app.pluralsight.com/course-player?clipId=d294eef8-1911-46a3-aa61-85ebabfe6a1c&amp;startTime=102.51" office:target-frame-name="psplayer" xlink:show="replace" text:style-name="Internet_20_link" text:visited-style-name="Visited_20_Internet_20_Link"><text:span text:style-name="T11">any of these 25 words on the screen. As well as that though,</text:span></text:a><text:span text:style-name="T12"> </text:span><text:a xlink:type="simple" xlink:href="https://app.pluralsight.com/course-player?clipId=d294eef8-1911-46a3-aa61-85ebabfe6a1c&amp;startTime=106.04" office:target-frame-name="psplayer" xlink:show="replace" text:style-name="Internet_20_link" text:visited-style-name="Visited_20_Internet_20_Link"><text:span text:style-name="T11">they can't contain spaces and no special characters</text:span></text:a><text:span text:style-name="T12"> </text:span><text:a xlink:type="simple" xlink:href="https://app.pluralsight.com/course-player?clipId=d294eef8-1911-46a3-aa61-85ebabfe6a1c&amp;startTime=108.99" office:target-frame-name="psplayer" xlink:show="replace" text:style-name="Internet_20_link" text:visited-style-name="Visited_20_Internet_20_Link"><text:span text:style-name="T11">like math operators and the likes.</text:span></text:a><text:span text:style-name="T12"> </text:span><text:a xlink:type="simple" xlink:href="https://app.pluralsight.com/course-player?clipId=d294eef8-1911-46a3-aa61-85ebabfe6a1c&amp;startTime=110.72" office:target-frame-name="psplayer" xlink:show="replace" text:style-name="Internet_20_link" text:visited-style-name="Visited_20_Internet_20_Link"><text:span text:style-name="T11">Oh, do you know what, and of course look,</text:span></text:a><text:span text:style-name="T12"> </text:span><text:a xlink:type="simple" xlink:href="https://app.pluralsight.com/course-player?clipId=d294eef8-1911-46a3-aa61-85ebabfe6a1c&amp;startTime=113.74" office:target-frame-name="psplayer" xlink:show="replace" text:style-name="Internet_20_link" text:visited-style-name="Visited_20_Internet_20_Link"><text:span text:style-name="T11">do yourself and the universe a favor and use common sense like for</text:span></text:a><text:span text:style-name="T12"> </text:span><text:a xlink:type="simple" xlink:href="https://app.pluralsight.com/course-player?clipId=d294eef8-1911-46a3-aa61-85ebabfe6a1c&amp;startTime=118.33" office:target-frame-name="psplayer" xlink:show="replace" text:style-name="Internet_20_link" text:visited-style-name="Visited_20_Internet_20_Link"><text:span text:style-name="T11">the love of all things good, give variables meaningful names and</text:span></text:a><text:span text:style-name="T12"> </text:span><text:a xlink:type="simple" xlink:href="https://app.pluralsight.com/course-player?clipId=d294eef8-1911-46a3-aa61-85ebabfe6a1c&amp;startTime=122.29" office:target-frame-name="psplayer" xlink:show="replace" text:style-name="Internet_20_link" text:visited-style-name="Visited_20_Internet_20_Link"><text:span text:style-name="T11">preferably short names. And as well,</text:span></text:a><text:span text:style-name="T12"> </text:span><text:a xlink:type="simple" xlink:href="https://app.pluralsight.com/course-player?clipId=d294eef8-1911-46a3-aa61-85ebabfe6a1c&amp;startTime=125.53" office:target-frame-name="psplayer" xlink:show="replace" text:style-name="Internet_20_link" text:visited-style-name="Visited_20_Internet_20_Link"><text:span text:style-name="T11">you know what, if the variable name is long and it contains more than one word,</text:span></text:a><text:span text:style-name="T12"> </text:span><text:a xlink:type="simple" xlink:href="https://app.pluralsight.com/course-player?clipId=d294eef8-1911-46a3-aa61-85ebabfe6a1c&amp;startTime=130.04" office:target-frame-name="psplayer" xlink:show="replace" text:style-name="Internet_20_link" text:visited-style-name="Visited_20_Internet_20_Link"><text:span text:style-name="T11">then capitalize the first letter of each word just to make</text:span></text:a><text:span text:style-name="T12"> </text:span><text:a xlink:type="simple" xlink:href="https://app.pluralsight.com/course-player?clipId=d294eef8-1911-46a3-aa61-85ebabfe6a1c&amp;startTime=133.27" office:target-frame-name="psplayer" xlink:show="replace" text:style-name="Internet_20_link" text:visited-style-name="Visited_20_Internet_20_Link"><text:span text:style-name="T11">things more readable, camelCase here.</text:span></text:a><text:span text:style-name="T12"> </text:span><text:a xlink:type="simple" xlink:href="https://app.pluralsight.com/course-player?clipId=d294eef8-1911-46a3-aa61-85ebabfe6a1c&amp;startTime=136.64" office:target-frame-name="psplayer" xlink:show="replace" text:style-name="Internet_20_link" text:visited-style-name="Visited_20_Internet_20_Link"><text:span text:style-name="T11">Do you know what?</text:span></text:a><text:span text:style-name="T12"> </text:span><text:a xlink:type="simple" xlink:href="https://app.pluralsight.com/course-player?clipId=d294eef8-1911-46a3-aa61-85ebabfe6a1c&amp;startTime=137.81" office:target-frame-name="psplayer" xlink:show="replace" text:style-name="Internet_20_link" text:visited-style-name="Visited_20_Internet_20_Link"><text:span text:style-name="T11">And on the topic of this, for now right,</text:span></text:a><text:span text:style-name="T12"> </text:span><text:a xlink:type="simple" xlink:href="https://app.pluralsight.com/course-player?clipId=d294eef8-1911-46a3-aa61-85ebabfe6a1c&amp;startTime=140.23" office:target-frame-name="psplayer" xlink:show="replace" text:style-name="Internet_20_link" text:visited-style-name="Visited_20_Internet_20_Link"><text:span text:style-name="T11">always make the first letter of a variable lowercase because</text:span></text:a><text:span text:style-name="T12"> </text:span><text:a xlink:type="simple" xlink:href="https://app.pluralsight.com/course-player?clipId=d294eef8-1911-46a3-aa61-85ebabfe6a1c&amp;startTime=145.14" office:target-frame-name="psplayer" xlink:show="replace" text:style-name="Internet_20_link" text:visited-style-name="Visited_20_Internet_20_Link"><text:span text:style-name="T11">and I don't really want to get here now,</text:span></text:a><text:span text:style-name="T12"> </text:span><text:a xlink:type="simple" xlink:href="https://app.pluralsight.com/course-player?clipId=d294eef8-1911-46a3-aa61-85ebabfe6a1c&amp;startTime=146.7" office:target-frame-name="psplayer" xlink:show="replace" text:style-name="Internet_20_link" text:visited-style-name="Visited_20_Internet_20_Link"><text:span text:style-name="T11">but we'll find out later in the course that making the first letter of a</text:span></text:a><text:span text:style-name="T12"> </text:span><text:a xlink:type="simple" xlink:href="https://app.pluralsight.com/course-player?clipId=d294eef8-1911-46a3-aa61-85ebabfe6a1c&amp;startTime=150.27" office:target-frame-name="psplayer" xlink:show="replace" text:style-name="Internet_20_link" text:visited-style-name="Visited_20_Internet_20_Link"><text:span text:style-name="T11">variable a capital letter, that makes that variable visible outside of the</text:span></text:a><text:span text:style-name="T12"> </text:span><text:a xlink:type="simple" xlink:href="https://app.pluralsight.com/course-player?clipId=d294eef8-1911-46a3-aa61-85ebabfe6a1c&amp;startTime=155.31" office:target-frame-name="psplayer" xlink:show="replace" text:style-name="Internet_20_link" text:visited-style-name="Visited_20_Internet_20_Link"><text:span text:style-name="T11">package it's defined in, but you know what,</text:span></text:a><text:span text:style-name="T12"> </text:span><text:a xlink:type="simple" xlink:href="https://app.pluralsight.com/course-player?clipId=d294eef8-1911-46a3-aa61-85ebabfe6a1c&amp;startTime=157.27" office:target-frame-name="psplayer" xlink:show="replace" text:style-name="Internet_20_link" text:visited-style-name="Visited_20_Internet_20_Link"><text:span text:style-name="T11">that's a bit advanced for now, we'll get to it later.</text:span></text:a><text:span text:style-name="T12"> </text:span><text:a xlink:type="simple" xlink:href="https://app.pluralsight.com/course-player?clipId=d294eef8-1911-46a3-aa61-85ebabfe6a1c&amp;startTime=159.94" office:target-frame-name="psplayer" xlink:show="replace" text:style-name="Internet_20_link" text:visited-style-name="Visited_20_Internet_20_Link"><text:span text:style-name="T11">Well look,</text:span></text:a><text:span text:style-name="T12"> </text:span><text:a xlink:type="simple" xlink:href="https://app.pluralsight.com/course-player?clipId=d294eef8-1911-46a3-aa61-85ebabfe6a1c&amp;startTime=160.64" office:target-frame-name="psplayer" xlink:show="replace" text:style-name="Internet_20_link" text:visited-style-name="Visited_20_Internet_20_Link"><text:span text:style-name="T11">it is possible to list variables of the same type on the same line like this.</text:span></text:a><text:span text:style-name="T12"> </text:span><text:a xlink:type="simple" xlink:href="https://app.pluralsight.com/course-player?clipId=d294eef8-1911-46a3-aa61-85ebabfe6a1c&amp;startTime=166.15" office:target-frame-name="psplayer" xlink:show="replace" text:style-name="Internet_20_link" text:visited-style-name="Visited_20_Internet_20_Link"><text:span text:style-name="T11">So name and course are strings and then module and clip are</text:span></text:a><text:span text:style-name="T12"> </text:span><text:a xlink:type="simple" xlink:href="https://app.pluralsight.com/course-player?clipId=d294eef8-1911-46a3-aa61-85ebabfe6a1c&amp;startTime=169.96" office:target-frame-name="psplayer" xlink:show="replace" text:style-name="Internet_20_link" text:visited-style-name="Visited_20_Internet_20_Link"><text:span text:style-name="T11">integers. And then actually declaring variables like this where</text:span></text:a><text:span text:style-name="T12"> </text:span><text:a xlink:type="simple" xlink:href="https://app.pluralsight.com/course-player?clipId=d294eef8-1911-46a3-aa61-85ebabfe6a1c&amp;startTime=174.54" office:target-frame-name="psplayer" xlink:show="replace" text:style-name="Internet_20_link" text:visited-style-name="Visited_20_Internet_20_Link"><text:span text:style-name="T11">we're not assigning them any values, they'll be initialized with 0 values.</text:span></text:a><text:span text:style-name="T12"> </text:span><text:a xlink:type="simple" xlink:href="https://app.pluralsight.com/course-player?clipId=d294eef8-1911-46a3-aa61-85ebabfe6a1c&amp;startTime=179.38" office:target-frame-name="psplayer" xlink:show="replace" text:style-name="Internet_20_link" text:visited-style-name="Visited_20_Internet_20_Link"><text:span text:style-name="T11">So the integers will get actual zeros here and then the</text:span></text:a><text:span text:style-name="T12"> </text:span><text:a xlink:type="simple" xlink:href="https://app.pluralsight.com/course-player?clipId=d294eef8-1911-46a3-aa61-85ebabfe6a1c&amp;startTime=182.85" office:target-frame-name="psplayer" xlink:show="replace" text:style-name="Internet_20_link" text:visited-style-name="Visited_20_Internet_20_Link"><text:span text:style-name="T11">strings will be assigned an empty string.</text:span></text:a><text:span text:style-name="T12"> </text:span><text:a xlink:type="simple" xlink:href="https://app.pluralsight.com/course-player?clipId=d294eef8-1911-46a3-aa61-85ebabfe6a1c&amp;startTime=185.94" office:target-frame-name="psplayer" xlink:show="replace" text:style-name="Internet_20_link" text:visited-style-name="Visited_20_Internet_20_Link"><text:span text:style-name="T11">In fact, do you know what?</text:span></text:a><text:span text:style-name="T12"> </text:span><text:a xlink:type="simple" xlink:href="https://app.pluralsight.com/course-player?clipId=d294eef8-1911-46a3-aa61-85ebabfe6a1c&amp;startTime=186.91" office:target-frame-name="psplayer" xlink:show="replace" text:style-name="Internet_20_link" text:visited-style-name="Visited_20_Internet_20_Link"><text:span text:style-name="T11">Let's add some code to our main function here to see if that's actually true.</text:span></text:a><text:span text:style-name="T12"> </text:span><text:a xlink:type="simple" xlink:href="https://app.pluralsight.com/course-player?clipId=d294eef8-1911-46a3-aa61-85ebabfe6a1c&amp;startTime=192.04" office:target-frame-name="psplayer" xlink:show="replace" text:style-name="Internet_20_link" text:visited-style-name="Visited_20_Internet_20_Link"><text:span text:style-name="T11">Now, before we run this right,</text:span></text:a><text:span text:style-name="T12"> </text:span><text:a xlink:type="simple" xlink:href="https://app.pluralsight.com/course-player?clipId=d294eef8-1911-46a3-aa61-85ebabfe6a1c&amp;startTime=193.68" office:target-frame-name="psplayer" xlink:show="replace" text:style-name="Internet_20_link" text:visited-style-name="Visited_20_Internet_20_Link"><text:span text:style-name="T11">these are just a couple of Println functions like we've already</text:span></text:a><text:span text:style-name="T12"> </text:span><text:a xlink:type="simple" xlink:href="https://app.pluralsight.com/course-player?clipId=d294eef8-1911-46a3-aa61-85ebabfe6a1c&amp;startTime=197.41" office:target-frame-name="psplayer" xlink:show="replace" text:style-name="Internet_20_link" text:visited-style-name="Visited_20_Internet_20_Link"><text:span text:style-name="T11">seen, only this time within the parentheses,</text:span></text:a><text:span text:style-name="T12"> </text:span><text:a xlink:type="simple" xlink:href="https://app.pluralsight.com/course-player?clipId=d294eef8-1911-46a3-aa61-85ebabfe6a1c&amp;startTime=200.87" office:target-frame-name="psplayer" xlink:show="replace" text:style-name="Internet_20_link" text:visited-style-name="Visited_20_Internet_20_Link"><text:span text:style-name="T11">but outside of the double quotes, we're referencing the variables we created.</text:span></text:a><text:span text:style-name="T12"> </text:span><text:a xlink:type="simple" xlink:href="https://app.pluralsight.com/course-player?clipId=d294eef8-1911-46a3-aa61-85ebabfe6a1c&amp;startTime=206.7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d294eef8-1911-46a3-aa61-85ebabfe6a1c&amp;startTime=207.23" office:target-frame-name="psplayer" xlink:show="replace" text:style-name="Internet_20_link" text:visited-style-name="Visited_20_Internet_20_Link"><text:span text:style-name="T11">if you're in VS Code, you can hit Run Without Debugging up here and it'll</text:span></text:a><text:span text:style-name="T12"> </text:span><text:a xlink:type="simple" xlink:href="https://app.pluralsight.com/course-player?clipId=d294eef8-1911-46a3-aa61-85ebabfe6a1c&amp;startTime=211.08" office:target-frame-name="psplayer" xlink:show="replace" text:style-name="Internet_20_link" text:visited-style-name="Visited_20_Internet_20_Link"><text:span text:style-name="T11">show you the results at the bottom of your screen, and you know what, feel</text:span></text:a><text:span text:style-name="T12"> </text:span><text:a xlink:type="simple" xlink:href="https://app.pluralsight.com/course-player?clipId=d294eef8-1911-46a3-aa61-85ebabfe6a1c&amp;startTime=214.44" office:target-frame-name="psplayer" xlink:show="replace" text:style-name="Internet_20_link" text:visited-style-name="Visited_20_Internet_20_Link"><text:span text:style-name="T11">free to do </text:span></text:a><text:soft-page-break/><text:a xlink:type="simple" xlink:href="https://app.pluralsight.com/course-player?clipId=d294eef8-1911-46a3-aa61-85ebabfe6a1c&amp;startTime=214.44" office:target-frame-name="psplayer" xlink:show="replace" text:style-name="Internet_20_link" text:visited-style-name="Visited_20_Internet_20_Link"><text:span text:style-name="T11">this with all of the examples if you're using VS Code. But if</text:span></text:a><text:span text:style-name="T12"> </text:span><text:a xlink:type="simple" xlink:href="https://app.pluralsight.com/course-player?clipId=d294eef8-1911-46a3-aa61-85ebabfe6a1c&amp;startTime=220.24" office:target-frame-name="psplayer" xlink:show="replace" text:style-name="Internet_20_link" text:visited-style-name="Visited_20_Internet_20_Link"><text:span text:style-name="T11">you're using something different,</text:span></text:a><text:span text:style-name="T12"> </text:span><text:a xlink:type="simple" xlink:href="https://app.pluralsight.com/course-player?clipId=d294eef8-1911-46a3-aa61-85ebabfe6a1c&amp;startTime=221.63" office:target-frame-name="psplayer" xlink:show="replace" text:style-name="Internet_20_link" text:visited-style-name="Visited_20_Internet_20_Link"><text:span text:style-name="T11">just open a terminal in the directory where you create it and save the file</text:span></text:a><text:span text:style-name="T12"> </text:span><text:a xlink:type="simple" xlink:href="https://app.pluralsight.com/course-player?clipId=d294eef8-1911-46a3-aa61-85ebabfe6a1c&amp;startTime=225.91" office:target-frame-name="psplayer" xlink:show="replace" text:style-name="Internet_20_link" text:visited-style-name="Visited_20_Internet_20_Link"><text:span text:style-name="T11">and you will need to save the file, but then just do a go run like this. I've</text:span></text:a><text:span text:style-name="T12"> </text:span><text:a xlink:type="simple" xlink:href="https://app.pluralsight.com/course-player?clipId=d294eef8-1911-46a3-aa61-85ebabfe6a1c&amp;startTime=231.59" office:target-frame-name="psplayer" xlink:show="replace" text:style-name="Internet_20_link" text:visited-style-name="Visited_20_Internet_20_Link"><text:span text:style-name="T11">called mine vars.go, yours might be different.</text:span></text:a><text:span text:style-name="T12"> </text:span><text:a xlink:type="simple" xlink:href="https://app.pluralsight.com/course-player?clipId=d294eef8-1911-46a3-aa61-85ebabfe6a1c&amp;startTime=234.54" office:target-frame-name="psplayer" xlink:show="replace" text:style-name="Internet_20_link" text:visited-style-name="Visited_20_Internet_20_Link"><text:span text:style-name="T11">But look, that's our program and actually,</text:span></text:a><text:span text:style-name="T12"> </text:span><text:a xlink:type="simple" xlink:href="https://app.pluralsight.com/course-player?clipId=d294eef8-1911-46a3-aa61-85ebabfe6a1c&amp;startTime=238.86" office:target-frame-name="psplayer" xlink:show="replace" text:style-name="Internet_20_link" text:visited-style-name="Visited_20_Internet_20_Link"><text:span text:style-name="T11">yeah,</text:span></text:a><text:span text:style-name="T12"> </text:span><text:a xlink:type="simple" xlink:href="https://app.pluralsight.com/course-player?clipId=d294eef8-1911-46a3-aa61-85ebabfe6a1c&amp;startTime=239.63" office:target-frame-name="psplayer" xlink:show="replace" text:style-name="Internet_20_link" text:visited-style-name="Visited_20_Internet_20_Link"><text:span text:style-name="T11">it's not so easy to tell with the strings because</text:span></text:a><text:span text:style-name="T12"> </text:span><text:a xlink:type="simple" xlink:href="https://app.pluralsight.com/course-player?clipId=d294eef8-1911-46a3-aa61-85ebabfe6a1c&amp;startTime=241.87" office:target-frame-name="psplayer" xlink:show="replace" text:style-name="Internet_20_link" text:visited-style-name="Visited_20_Internet_20_Link"><text:span text:style-name="T11">they're just empty spaces here, but the ends are clearly initialized as zeros.</text:span></text:a><text:span text:style-name="T12"> </text:span><text:a xlink:type="simple" xlink:href="https://app.pluralsight.com/course-player?clipId=d294eef8-1911-46a3-aa61-85ebabfe6a1c&amp;startTime=247.84" office:target-frame-name="psplayer" xlink:show="replace" text:style-name="Internet_20_link" text:visited-style-name="Visited_20_Internet_20_Link"><text:span text:style-name="T11">So 4 variables, each assigned a name, and of course, a location in</text:span></text:a><text:span text:style-name="T12"> </text:span><text:a xlink:type="simple" xlink:href="https://app.pluralsight.com/course-player?clipId=d294eef8-1911-46a3-aa61-85ebabfe6a1c&amp;startTime=252.34" office:target-frame-name="psplayer" xlink:show="replace" text:style-name="Internet_20_link" text:visited-style-name="Visited_20_Internet_20_Link"><text:span text:style-name="T11">memory, but importantly, initialized with 0 values, oh, and each one</text:span></text:a><text:span text:style-name="T12"> </text:span><text:a xlink:type="simple" xlink:href="https://app.pluralsight.com/course-player?clipId=d294eef8-1911-46a3-aa61-85ebabfe6a1c&amp;startTime=258.32" office:target-frame-name="psplayer" xlink:show="replace" text:style-name="Internet_20_link" text:visited-style-name="Visited_20_Internet_20_Link"><text:span text:style-name="T11">has got a type. And actually speaking of types, that's where we're going next.</text:span></text:a></text:p>
      <text:h text:style-name="P3" text:outline-level="3"><text:a xlink:type="simple" xlink:href="https://app.pluralsight.com/course-player?clipId=47b43643-d66b-431a-9e6f-d1cb835e3ce8" office:target-frame-name="psplayer" xlink:show="replace" text:style-name="Internet_20_link" text:visited-style-name="Visited_20_Internet_20_Link"><text:span text:style-name="T11">Variable Types and Type Conversion</text:span></text:a></text:h>
      <text:p text:style-name="P5"><text:a xlink:type="simple" xlink:href="https://app.pluralsight.com/course-player?clipId=47b43643-d66b-431a-9e6f-d1cb835e3ce8&amp;startTime=1.54" office:target-frame-name="psplayer" xlink:show="replace" text:style-name="Internet_20_link" text:visited-style-name="Visited_20_Internet_20_Link"><text:span text:style-name="T11">So we can check the types of variables and stuff in Go through something</text:span></text:a><text:span text:style-name="T12"> </text:span><text:a xlink:type="simple" xlink:href="https://app.pluralsight.com/course-player?clipId=47b43643-d66b-431a-9e6f-d1cb835e3ce8&amp;startTime=6.14" office:target-frame-name="psplayer" xlink:show="replace" text:style-name="Internet_20_link" text:visited-style-name="Visited_20_Internet_20_Link"><text:span text:style-name="T11">called runtime reflection using the reflect package.</text:span></text:a><text:span text:style-name="T12"> </text:span><text:a xlink:type="simple" xlink:href="https://app.pluralsight.com/course-player?clipId=47b43643-d66b-431a-9e6f-d1cb835e3ce8&amp;startTime=9.74" office:target-frame-name="psplayer" xlink:show="replace" text:style-name="Internet_20_link" text:visited-style-name="Visited_20_Internet_20_Link"><text:span text:style-name="T11">So, let's go and import that up here, and then let's</text:span></text:a><text:span text:style-name="T12"> </text:span><text:a xlink:type="simple" xlink:href="https://app.pluralsight.com/course-player?clipId=47b43643-d66b-431a-9e6f-d1cb835e3ce8&amp;startTime=14.38" office:target-frame-name="psplayer" xlink:show="replace" text:style-name="Internet_20_link" text:visited-style-name="Visited_20_Internet_20_Link"><text:span text:style-name="T11">add these two statements down here.</text:span></text:a><text:span text:style-name="T12"> </text:span><text:a xlink:type="simple" xlink:href="https://app.pluralsight.com/course-player?clipId=47b43643-d66b-431a-9e6f-d1cb835e3ce8&amp;startTime=17.74" office:target-frame-name="psplayer" xlink:show="replace" text:style-name="Internet_20_link" text:visited-style-name="Visited_20_Internet_20_Link"><text:span text:style-name="T11">Now, again, that just prints ln functions, only this time, we're calling</text:span></text:a><text:span text:style-name="T12"> </text:span><text:a xlink:type="simple" xlink:href="https://app.pluralsight.com/course-player?clipId=47b43643-d66b-431a-9e6f-d1cb835e3ce8&amp;startTime=22.62" office:target-frame-name="psplayer" xlink:show="replace" text:style-name="Internet_20_link" text:visited-style-name="Visited_20_Internet_20_Link"><text:span text:style-name="T11">the type of function from the reflect package as well.</text:span></text:a><text:span text:style-name="T12"> </text:span><text:a xlink:type="simple" xlink:href="https://app.pluralsight.com/course-player?clipId=47b43643-d66b-431a-9e6f-d1cb835e3ce8&amp;startTime=27.34" office:target-frame-name="psplayer" xlink:show="replace" text:style-name="Internet_20_link" text:visited-style-name="Visited_20_Internet_20_Link"><text:span text:style-name="T11">So this one here is going to print the type of the name</text:span></text:a><text:span text:style-name="T12"> </text:span><text:a xlink:type="simple" xlink:href="https://app.pluralsight.com/course-player?clipId=47b43643-d66b-431a-9e6f-d1cb835e3ce8&amp;startTime=30.28" office:target-frame-name="psplayer" xlink:show="replace" text:style-name="Internet_20_link" text:visited-style-name="Visited_20_Internet_20_Link"><text:span text:style-name="T11">variable and then this one the type of module.</text:span></text:a><text:span text:style-name="T12"> </text:span><text:a xlink:type="simple" xlink:href="https://app.pluralsight.com/course-player?clipId=47b43643-d66b-431a-9e6f-d1cb835e3ce8&amp;startTime=34.54" office:target-frame-name="psplayer" xlink:show="replace" text:style-name="Internet_20_link" text:visited-style-name="Visited_20_Internet_20_Link"><text:span text:style-name="T11">Well, tell you what, save that, and we'll give it a run.</text:span></text:a><text:span text:style-name="T12"> </text:span><text:a xlink:type="simple" xlink:href="https://app.pluralsight.com/course-player?clipId=47b43643-d66b-431a-9e6f-d1cb835e3ce8&amp;startTime=38.64" office:target-frame-name="psplayer" xlink:show="replace" text:style-name="Internet_20_link" text:visited-style-name="Visited_20_Internet_20_Link"><text:span text:style-name="T11">Okay, name is of type string, and module is of type int.</text:span></text:a><text:span text:style-name="T12"> </text:span><text:a xlink:type="simple" xlink:href="https://app.pluralsight.com/course-player?clipId=47b43643-d66b-431a-9e6f-d1cb835e3ce8&amp;startTime=44.04" office:target-frame-name="psplayer" xlink:show="replace" text:style-name="Internet_20_link" text:visited-style-name="Visited_20_Internet_20_Link"><text:span text:style-name="T11">But yeah, I mean we knew that, right? We called it out when we declared them.</text:span></text:a><text:span text:style-name="T12"> </text:span><text:a xlink:type="simple" xlink:href="https://app.pluralsight.com/course-player?clipId=47b43643-d66b-431a-9e6f-d1cb835e3ce8&amp;startTime=48.94" office:target-frame-name="psplayer" xlink:show="replace" text:style-name="Internet_20_link" text:visited-style-name="Visited_20_Internet_20_Link"><text:span text:style-name="T11">Well, Go actually supports something called type inference, and it's</text:span></text:a><text:span text:style-name="T12"> </text:span><text:a xlink:type="simple" xlink:href="https://app.pluralsight.com/course-player?clipId=47b43643-d66b-431a-9e6f-d1cb835e3ce8&amp;startTime=53.58" office:target-frame-name="psplayer" xlink:show="replace" text:style-name="Internet_20_link" text:visited-style-name="Visited_20_Internet_20_Link"><text:span text:style-name="T11">pretty cool because it lets us write shorter code. So, if we change the</text:span></text:a><text:span text:style-name="T12"> </text:span><text:a xlink:type="simple" xlink:href="https://app.pluralsight.com/course-player?clipId=47b43643-d66b-431a-9e6f-d1cb835e3ce8&amp;startTime=58.56" office:target-frame-name="psplayer" xlink:show="replace" text:style-name="Internet_20_link" text:visited-style-name="Visited_20_Internet_20_Link"><text:span text:style-name="T11">variable declarations up here to be this,</text:span></text:a><text:span text:style-name="T12"> </text:span><text:a xlink:type="simple" xlink:href="https://app.pluralsight.com/course-player?clipId=47b43643-d66b-431a-9e6f-d1cb835e3ce8&amp;startTime=62.64" office:target-frame-name="psplayer" xlink:show="replace" text:style-name="Internet_20_link" text:visited-style-name="Visited_20_Internet_20_Link"><text:span text:style-name="T11">see how we're no longer declaring the types,</text:span></text:a><text:span text:style-name="T12"> </text:span><text:a xlink:type="simple" xlink:href="https://app.pluralsight.com/course-player?clipId=47b43643-d66b-431a-9e6f-d1cb835e3ce8&amp;startTime=65.5" office:target-frame-name="psplayer" xlink:show="replace" text:style-name="Internet_20_link" text:visited-style-name="Visited_20_Internet_20_Link"><text:span text:style-name="T11">but we are assigning values.</text:span></text:a><text:span text:style-name="T12"> </text:span><text:a xlink:type="simple" xlink:href="https://app.pluralsight.com/course-player?clipId=47b43643-d66b-431a-9e6f-d1cb835e3ce8&amp;startTime=69.2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7b43643-d66b-431a-9e6f-d1cb835e3ce8&amp;startTime=69.89" office:target-frame-name="psplayer" xlink:show="replace" text:style-name="Internet_20_link" text:visited-style-name="Visited_20_Internet_20_Link"><text:span text:style-name="T11">Go was clever enough to figure out that Nigel Poulton and</text:span></text:a><text:span text:style-name="T12"> </text:span><text:a xlink:type="simple" xlink:href="https://app.pluralsight.com/course-player?clipId=47b43643-d66b-431a-9e6f-d1cb835e3ce8&amp;startTime=73.2" office:target-frame-name="psplayer" xlink:show="replace" text:style-name="Internet_20_link" text:visited-style-name="Visited_20_Internet_20_Link"><text:span text:style-name="T11">Getting Started with Kubernetes are both strings and then</text:span></text:a><text:span text:style-name="T12"> </text:span><text:a xlink:type="simple" xlink:href="https://app.pluralsight.com/course-player?clipId=47b43643-d66b-431a-9e6f-d1cb835e3ce8&amp;startTime=76.09" office:target-frame-name="psplayer" xlink:show="replace" text:style-name="Internet_20_link" text:visited-style-name="Visited_20_Internet_20_Link"><text:span text:style-name="T11">that 4 and 2 are integers.</text:span></text:a><text:span text:style-name="T12"> </text:span><text:a xlink:type="simple" xlink:href="https://app.pluralsight.com/course-player?clipId=47b43643-d66b-431a-9e6f-d1cb835e3ce8&amp;startTime=78.84" office:target-frame-name="psplayer" xlink:show="replace" text:style-name="Internet_20_link" text:visited-style-name="Visited_20_Internet_20_Link"><text:span text:style-name="T11">Although, you know what? I'm saying it's clever enough.</text:span></text:a><text:span text:style-name="T12"> </text:span><text:a xlink:type="simple" xlink:href="https://app.pluralsight.com/course-player?clipId=47b43643-d66b-431a-9e6f-d1cb835e3ce8&amp;startTime=81.54" office:target-frame-name="psplayer" xlink:show="replace" text:style-name="Internet_20_link" text:visited-style-name="Visited_20_Internet_20_Link"><text:span text:style-name="T11">Let's save that and run it to see if it actually is. Magic.</text:span></text:a><text:span text:style-name="T12"> </text:span><text:a xlink:type="simple" xlink:href="https://app.pluralsight.com/course-player?clipId=47b43643-d66b-431a-9e6f-d1cb835e3ce8&amp;startTime=87.75" office:target-frame-name="psplayer" xlink:show="replace" text:style-name="Internet_20_link" text:visited-style-name="Visited_20_Internet_20_Link"><text:span text:style-name="T11">Take a second to look at that.</text:span></text:a><text:span text:style-name="T12"> </text:span><text:a xlink:type="simple" xlink:href="https://app.pluralsight.com/course-player?clipId=47b43643-d66b-431a-9e6f-d1cb835e3ce8&amp;startTime=90.94" office:target-frame-name="psplayer" xlink:show="replace" text:style-name="Internet_20_link" text:visited-style-name="Visited_20_Internet_20_Link"><text:span text:style-name="T11">Okay, now look,</text:span></text:a><text:span text:style-name="T12"> </text:span><text:a xlink:type="simple" xlink:href="https://app.pluralsight.com/course-player?clipId=47b43643-d66b-431a-9e6f-d1cb835e3ce8&amp;startTime=92.5" office:target-frame-name="psplayer" xlink:show="replace" text:style-name="Internet_20_link" text:visited-style-name="Visited_20_Internet_20_Link"><text:span text:style-name="T11">I'm not a fan of initializing multiple variables on the same line.</text:span></text:a><text:span text:style-name="T12"> </text:span><text:a xlink:type="simple" xlink:href="https://app.pluralsight.com/course-player?clipId=47b43643-d66b-431a-9e6f-d1cb835e3ce8&amp;startTime=96.14" office:target-frame-name="psplayer" xlink:show="replace" text:style-name="Internet_20_link" text:visited-style-name="Visited_20_Internet_20_Link"><text:span text:style-name="T11">I just think it's easier to read if we list them</text:span></text:a><text:span text:style-name="T12"> </text:span><text:a xlink:type="simple" xlink:href="https://app.pluralsight.com/course-player?clipId=47b43643-d66b-431a-9e6f-d1cb835e3ce8&amp;startTime=98.68" office:target-frame-name="psplayer" xlink:show="replace" text:style-name="Internet_20_link" text:visited-style-name="Visited_20_Internet_20_Link"><text:span text:style-name="T11">out on their own lines like this.</text:span></text:a><text:span text:style-name="T12"> </text:span><text:a xlink:type="simple" xlink:href="https://app.pluralsight.com/course-player?clipId=47b43643-d66b-431a-9e6f-d1cb835e3ce8&amp;startTime=102.44" office:target-frame-name="psplayer" xlink:show="replace" text:style-name="Internet_20_link" text:visited-style-name="Visited_20_Internet_20_Link"><text:span text:style-name="T11">Now then, a couple of things. These double slashes here are how we</text:span></text:a><text:span text:style-name="T12"> </text:span><text:a xlink:type="simple" xlink:href="https://app.pluralsight.com/course-player?clipId=47b43643-d66b-431a-9e6f-d1cb835e3ce8&amp;startTime=106.59" office:target-frame-name="psplayer" xlink:show="replace" text:style-name="Internet_20_link" text:visited-style-name="Visited_20_Internet_20_Link"><text:span text:style-name="T11">add line comments in Go. Basically, anything we put after them are</text:span></text:a><text:span text:style-name="T12"> </text:span><text:a xlink:type="simple" xlink:href="https://app.pluralsight.com/course-player?clipId=47b43643-d66b-431a-9e6f-d1cb835e3ce8&amp;startTime=111.61" office:target-frame-name="psplayer" xlink:show="replace" text:style-name="Internet_20_link" text:visited-style-name="Visited_20_Internet_20_Link"><text:span text:style-name="T11">comments and get ignored by the compiler.</text:span></text:a><text:span text:style-name="T12"> </text:span><text:a xlink:type="simple" xlink:href="https://app.pluralsight.com/course-player?clipId=47b43643-d66b-431a-9e6f-d1cb835e3ce8&amp;startTime=115.24" office:target-frame-name="psplayer" xlink:show="replace" text:style-name="Internet_20_link" text:visited-style-name="Visited_20_Internet_20_Link"><text:span text:style-name="T11">But the thing is, they're really important for good code,</text:span></text:a><text:span text:style-name="T12"> </text:span><text:a xlink:type="simple" xlink:href="https://app.pluralsight.com/course-player?clipId=47b43643-d66b-431a-9e6f-d1cb835e3ce8&amp;startTime=118.47" office:target-frame-name="psplayer" xlink:show="replace" text:style-name="Internet_20_link" text:visited-style-name="Visited_20_Internet_20_Link"><text:span text:style-name="T11">especially if you work on a team where, of course, it's important for your</text:span></text:a><text:span text:style-name="T12"> </text:span><text:a xlink:type="simple" xlink:href="https://app.pluralsight.com/course-player?clipId=47b43643-d66b-431a-9e6f-d1cb835e3ce8&amp;startTime=122.1" office:target-frame-name="psplayer" xlink:show="replace" text:style-name="Internet_20_link" text:visited-style-name="Visited_20_Internet_20_Link"><text:span text:style-name="T11">teammates to understand the code that you've written. Well, as well though, Go</text:span></text:a><text:span text:style-name="T12"> </text:span><text:a xlink:type="simple" xlink:href="https://app.pluralsight.com/course-player?clipId=47b43643-d66b-431a-9e6f-d1cb835e3ce8&amp;startTime=127.83" office:target-frame-name="psplayer" xlink:show="replace" text:style-name="Internet_20_link" text:visited-style-name="Visited_20_Internet_20_Link"><text:span text:style-name="T11">is really picky about types. Like you can't add or subtract a string from an</text:span></text:a><text:span text:style-name="T12"> </text:span><text:a xlink:type="simple" xlink:href="https://app.pluralsight.com/course-player?clipId=47b43643-d66b-431a-9e6f-d1cb835e3ce8&amp;startTime=133.99" office:target-frame-name="psplayer" xlink:show="replace" text:style-name="Internet_20_link" text:visited-style-name="Visited_20_Internet_20_Link"><text:span text:style-name="T11">integer, and that's a bit of a daft example.</text:span></text:a><text:span text:style-name="T12"> </text:span><text:a xlink:type="simple" xlink:href="https://app.pluralsight.com/course-player?clipId=47b43643-d66b-431a-9e6f-d1cb835e3ce8&amp;startTime=136.47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47b43643-d66b-431a-9e6f-d1cb835e3ce8&amp;startTime=136.79" office:target-frame-name="psplayer" xlink:show="replace" text:style-name="Internet_20_link" text:visited-style-name="Visited_20_Internet_20_Link"><text:span text:style-name="T11">how would you do that, right? It makes sense that you couldn't.</text:span></text:a><text:span text:style-name="T12"> </text:span><text:a xlink:type="simple" xlink:href="https://app.pluralsight.com/course-player?clipId=47b43643-d66b-431a-9e6f-d1cb835e3ce8&amp;startTime=140.04" office:target-frame-name="psplayer" xlink:show="replace" text:style-name="Internet_20_link" text:visited-style-name="Visited_20_Internet_20_Link"><text:span text:style-name="T11">But, you can't even mix and match integers and floating point</text:span></text:a><text:span text:style-name="T12"> </text:span><text:a xlink:type="simple" xlink:href="https://app.pluralsight.com/course-player?clipId=47b43643-d66b-431a-9e6f-d1cb835e3ce8&amp;startTime=144.35" office:target-frame-name="psplayer" xlink:show="replace" text:style-name="Internet_20_link" text:visited-style-name="Visited_20_Internet_20_Link"><text:span text:style-name="T11">variables when you're doing math operations.</text:span></text:a><text:span text:style-name="T12"> </text:span><text:a xlink:type="simple" xlink:href="https://app.pluralsight.com/course-player?clipId=47b43643-d66b-431a-9e6f-d1cb835e3ce8&amp;startTime=148.14" office:target-frame-name="psplayer" xlink:show="replace" text:style-name="Internet_20_link" text:visited-style-name="Visited_20_Internet_20_Link"><text:span text:style-name="T11">Well, look. To show this,</text:span></text:a><text:span text:style-name="T12"> </text:span><text:a xlink:type="simple" xlink:href="https://app.pluralsight.com/course-player?clipId=47b43643-d66b-431a-9e6f-d1cb835e3ce8&amp;startTime=149.29" office:target-frame-name="psplayer" xlink:show="replace" text:style-name="Internet_20_link" text:visited-style-name="Visited_20_Internet_20_Link"><text:span text:style-name="T11">I'm going to change the variable declaration here so that module is</text:span></text:a><text:span text:style-name="T12"> </text:span><text:a xlink:type="simple" xlink:href="https://app.pluralsight.com/course-player?clipId=47b43643-d66b-431a-9e6f-d1cb835e3ce8&amp;startTime=153.12" office:target-frame-name="psplayer" xlink:show="replace" text:style-name="Internet_20_link" text:visited-style-name="Visited_20_Internet_20_Link"><text:span text:style-name="T11">actually a string. Now, I know it looks like an integer,</text:span></text:a><text:span text:style-name="T12"> </text:span><text:a xlink:type="simple" xlink:href="https://app.pluralsight.com/course-player?clipId=47b43643-d66b-431a-9e6f-d1cb835e3ce8&amp;startTime=156.81" office:target-frame-name="psplayer" xlink:show="replace" text:style-name="Internet_20_link" text:visited-style-name="Visited_20_Internet_20_Link"><text:span text:style-name="T11">but because I'm putting it inside of double quotes,</text:span></text:a><text:span text:style-name="T12"> </text:span><text:a xlink:type="simple" xlink:href="https://app.pluralsight.com/course-player?clipId=47b43643-d66b-431a-9e6f-d1cb835e3ce8&amp;startTime=159.4" office:target-frame-name="psplayer" xlink:show="replace" text:style-name="Internet_20_link" text:visited-style-name="Visited_20_Internet_20_Link"><text:span text:style-name="T11">I'm telling Go, no, store it as a string, and you'll see why in a second.</text:span></text:a><text:span text:style-name="T12"> </text:span><text:a xlink:type="simple" xlink:href="https://app.pluralsight.com/course-player?clipId=47b43643-d66b-431a-9e6f-d1cb835e3ce8&amp;startTime=166.2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7b43643-d66b-431a-9e6f-d1cb835e3ce8&amp;startTime=166.67" office:target-frame-name="psplayer" xlink:show="replace" text:style-name="Internet_20_link" text:visited-style-name="Visited_20_Internet_20_Link"><text:span text:style-name="T11">this code here will try and sum that module variable with the clip variable.</text:span></text:a><text:span text:style-name="T12"> </text:span><text:a xlink:type="simple" xlink:href="https://app.pluralsight.com/course-player?clipId=47b43643-d66b-431a-9e6f-d1cb835e3ce8&amp;startTime=170.66" office:target-frame-name="psplayer" xlink:show="replace" text:style-name="Internet_20_link" text:visited-style-name="Visited_20_Internet_20_Link"><text:span text:style-name="T11">Let's give it a try.</text:span></text:a><text:span text:style-name="T12"> </text:span><text:a xlink:type="simple" xlink:href="https://app.pluralsight.com/course-player?clipId=47b43643-d66b-431a-9e6f-d1cb835e3ce8&amp;startTime=174.24" office:target-frame-name="psplayer" xlink:show="replace" text:style-name="Internet_20_link" text:visited-style-name="Visited_20_Internet_20_Link"><text:span text:style-name="T11">Okay, no joy.</text:span></text:a><text:span text:style-name="T12"> </text:span><text:a xlink:type="simple" xlink:href="https://app.pluralsight.com/course-player?clipId=47b43643-d66b-431a-9e6f-d1cb835e3ce8&amp;startTime=175.76" office:target-frame-name="psplayer" xlink:show="replace" text:style-name="Internet_20_link" text:visited-style-name="Visited_20_Internet_20_Link"><text:span text:style-name="T11">And that's expected, right?</text:span></text:a><text:span text:style-name="T12"> </text:span><text:a xlink:type="simple" xlink:href="https://app.pluralsight.com/course-player?clipId=47b43643-d66b-431a-9e6f-d1cb835e3ce8&amp;startTime=177.29" office:target-frame-name="psplayer" xlink:show="replace" text:style-name="Internet_20_link" text:visited-style-name="Visited_20_Internet_20_Link"><text:span text:style-name="T11">Even though module looks like an integer, it's a string, which</text:span></text:a><text:span text:style-name="T12"> </text:span><text:a xlink:type="simple" xlink:href="https://app.pluralsight.com/course-player?clipId=47b43643-d66b-431a-9e6f-d1cb835e3ce8&amp;startTime=182.21" office:target-frame-name="psplayer" xlink:show="replace" text:style-name="Internet_20_link" text:visited-style-name="Visited_20_Internet_20_Link"><text:span text:style-name="T11">is where conversion comes to the rescue.</text:span></text:a><text:span text:style-name="T12"> </text:span><text:a xlink:type="simple" xlink:href="https://app.pluralsight.com/course-player?clipId=47b43643-d66b-431a-9e6f-d1cb835e3ce8&amp;startTime=185.84" office:target-frame-name="psplayer" xlink:show="replace" text:style-name="Internet_20_link" text:visited-style-name="Visited_20_Internet_20_Link"><text:span text:style-name="T11">So the strconv package has a bunch of functions that do type</text:span></text:a><text:span text:style-name="T12"> </text:span><text:a xlink:type="simple" xlink:href="https://app.pluralsight.com/course-player?clipId=47b43643-d66b-431a-9e6f-d1cb835e3ce8&amp;startTime=189.99" office:target-frame-name="psplayer" xlink:show="replace" text:style-name="Internet_20_link" text:visited-style-name="Visited_20_Internet_20_Link"><text:span text:style-name="T11">conversion, and we know the crack by now, right?</text:span></text:a><text:span text:style-name="T12"> </text:span><text:a xlink:type="simple" xlink:href="https://app.pluralsight.com/course-player?clipId=47b43643-d66b-431a-9e6f-d1cb835e3ce8&amp;startTime=192.83" office:target-frame-name="psplayer" xlink:show="replace" text:style-name="Internet_20_link" text:visited-style-name="Visited_20_Internet_20_Link"><text:span text:style-name="T11">We import the package up here.</text:span></text:a><text:span text:style-name="T12"> </text:span><text:a xlink:type="simple" xlink:href="https://app.pluralsight.com/course-player?clipId=47b43643-d66b-431a-9e6f-d1cb835e3ce8&amp;startTime=196.24" office:target-frame-name="psplayer" xlink:show="replace" text:style-name="Internet_20_link" text:visited-style-name="Visited_20_Internet_20_Link"><text:span text:style-name="T11">We'll add this code here, which, yeah, okay.</text:span></text:a><text:span text:style-name="T12"> </text:span><text:a xlink:type="simple" xlink:href="https://app.pluralsight.com/course-player?clipId=47b43643-d66b-431a-9e6f-d1cb835e3ce8&amp;startTime=200.11" office:target-frame-name="psplayer" xlink:show="replace" text:style-name="Internet_20_link" text:visited-style-name="Visited_20_Internet_20_Link"><text:span text:style-name="T11">It might look a bit complex if you're new to this.</text:span></text:a><text:span text:style-name="T12"> </text:span><text:a xlink:type="simple" xlink:href="https://app.pluralsight.com/course-player?clipId=47b43643-d66b-431a-9e6f-d1cb835e3ce8&amp;startTime=202.45" office:target-frame-name="psplayer" xlink:show="replace" text:style-name="Internet_20_link" text:visited-style-name="Visited_20_Internet_20_Link"><text:span text:style-name="T11">But believe me, it's not. And you know what?</text:span></text:a><text:span text:style-name="T12"> </text:span><text:a xlink:type="simple" xlink:href="https://app.pluralsight.com/course-player?clipId=47b43643-d66b-431a-9e6f-d1cb835e3ce8&amp;startTime=204.69" office:target-frame-name="psplayer" xlink:show="replace" text:style-name="Internet_20_link" text:visited-style-name="Visited_20_Internet_20_Link"><text:span text:style-name="T11">It's a good way to get you thinking about some of the stuff that</text:span></text:a><text:span text:style-name="T12"> </text:span><text:a xlink:type="simple" xlink:href="https://app.pluralsight.com/course-player?clipId=47b43643-d66b-431a-9e6f-d1cb835e3ce8&amp;startTime=207.2" office:target-frame-name="psplayer" xlink:show="replace" text:style-name="Internet_20_link" text:visited-style-name="Visited_20_Internet_20_Link"><text:span text:style-name="T11">we're going to cover in more detail later.</text:span></text:a><text:span text:style-name="T12"> </text:span><text:a xlink:type="simple" xlink:href="https://app.pluralsight.com/course-player?clipId=47b43643-d66b-431a-9e6f-d1cb835e3ce8&amp;startTime=210.84" office:target-frame-name="psplayer" xlink:show="replace" text:style-name="Internet_20_link" text:visited-style-name="Visited_20_Internet_20_Link"><text:span text:style-name="T11">Well, the main part of the code is here.</text:span></text:a><text:span text:style-name="T12"> </text:span><text:a xlink:type="simple" xlink:href="https://app.pluralsight.com/course-player?clipId=47b43643-d66b-431a-9e6f-d1cb835e3ce8&amp;startTime=213.11" office:target-frame-name="psplayer" xlink:show="replace" text:style-name="Internet_20_link" text:visited-style-name="Visited_20_Internet_20_Link"><text:span text:style-name="T11">No, yeah, okay.</text:span></text:a><text:span text:style-name="T12"> </text:span><text:a xlink:type="simple" xlink:href="https://app.pluralsight.com/course-player?clipId=47b43643-d66b-431a-9e6f-d1cb835e3ce8&amp;startTime=216.58" office:target-frame-name="psplayer" xlink:show="replace" text:style-name="Internet_20_link" text:visited-style-name="Visited_20_Internet_20_Link"><text:span text:style-name="T11">We've imported the strconv package, and we're using this Atoi</text:span></text:a><text:span text:style-name="T12"> </text:span><text:a xlink:type="simple" xlink:href="https://app.pluralsight.com/course-player?clipId=47b43643-d66b-431a-9e6f-d1cb835e3ce8&amp;startTime=221.09" office:target-frame-name="psplayer" xlink:show="replace" text:style-name="Internet_20_link" text:visited-style-name="Visited_20_Internet_20_Link"><text:span text:style-name="T11">function that converts ASCII strings to integers.</text:span></text:a><text:span text:style-name="T12"> </text:span><text:a xlink:type="simple" xlink:href="https://app.pluralsight.com/course-player?clipId=47b43643-d66b-431a-9e6f-d1cb835e3ce8&amp;startTime=224.92" office:target-frame-name="psplayer" xlink:show="replace" text:style-name="Internet_20_link" text:visited-style-name="Visited_20_Internet_20_Link"><text:span text:style-name="T11">So, we're feeding it our module string, and it will return the equivalent</text:span></text:a><text:span text:style-name="T12"> </text:span><text:a xlink:type="simple" xlink:href="https://app.pluralsight.com/course-player?clipId=47b43643-d66b-431a-9e6f-d1cb835e3ce8&amp;startTime=230.97" office:target-frame-name="psplayer" xlink:show="replace" text:style-name="Internet_20_link" text:visited-style-name="Visited_20_Internet_20_Link"><text:span text:style-name="T11">integer. Only, it gives a return code as well, and we have to do something</text:span></text:a><text:span text:style-name="T12"> </text:span><text:a xlink:type="simple" xlink:href="https://app.pluralsight.com/course-player?clipId=47b43643-d66b-431a-9e6f-d1cb835e3ce8&amp;startTime=236.19" office:target-frame-name="psplayer" xlink:show="replace" text:style-name="Internet_20_link" text:visited-style-name="Visited_20_Internet_20_Link"><text:span text:style-name="T11">with that return code. So, we're saying this new iModule variable here,</text:span></text:a><text:span text:style-name="T12"> </text:span><text:a xlink:type="simple" xlink:href="https://app.pluralsight.com/course-player?clipId=47b43643-d66b-431a-9e6f-d1cb835e3ce8&amp;startTime=243.43" office:target-frame-name="psplayer" xlink:show="replace" text:style-name="Internet_20_link" text:visited-style-name="Visited_20_Internet_20_Link"><text:span text:style-name="T11">assign that the integer that </text:span></text:a><text:soft-page-break/><text:a xlink:type="simple" xlink:href="https://app.pluralsight.com/course-player?clipId=47b43643-d66b-431a-9e6f-d1cb835e3ce8&amp;startTime=243.43" office:target-frame-name="psplayer" xlink:show="replace" text:style-name="Internet_20_link" text:visited-style-name="Visited_20_Internet_20_Link"><text:span text:style-name="T11">the Atoi function is going to return. And</text:span></text:a><text:span text:style-name="T12"> </text:span><text:a xlink:type="simple" xlink:href="https://app.pluralsight.com/course-player?clipId=47b43643-d66b-431a-9e6f-d1cb835e3ce8&amp;startTime=247.9" office:target-frame-name="psplayer" xlink:show="replace" text:style-name="Internet_20_link" text:visited-style-name="Visited_20_Internet_20_Link"><text:span text:style-name="T11">then this err variable, assign that the return code that the Atoi function</text:span></text:a><text:span text:style-name="T12"> </text:span><text:a xlink:type="simple" xlink:href="https://app.pluralsight.com/course-player?clipId=47b43643-d66b-431a-9e6f-d1cb835e3ce8&amp;startTime=252.86" office:target-frame-name="psplayer" xlink:show="replace" text:style-name="Internet_20_link" text:visited-style-name="Visited_20_Internet_20_Link"><text:span text:style-name="T11">will return.</text:span></text:a><text:span text:style-name="T12"> </text:span><text:a xlink:type="simple" xlink:href="https://app.pluralsight.com/course-player?clipId=47b43643-d66b-431a-9e6f-d1cb835e3ce8&amp;startTime=255.04" office:target-frame-name="psplayer" xlink:show="replace" text:style-name="Internet_20_link" text:visited-style-name="Visited_20_Internet_20_Link"><text:span text:style-name="T11">Well, then we're doing some basic error checking and saying, so long as the</text:span></text:a><text:span text:style-name="T12"> </text:span><text:a xlink:type="simple" xlink:href="https://app.pluralsight.com/course-player?clipId=47b43643-d66b-431a-9e6f-d1cb835e3ce8&amp;startTime=259.97" office:target-frame-name="psplayer" xlink:show="replace" text:style-name="Internet_20_link" text:visited-style-name="Visited_20_Internet_20_Link"><text:span text:style-name="T11">return code's a 0, which indicates a success here, well,</text:span></text:a><text:span text:style-name="T12"> </text:span><text:a xlink:type="simple" xlink:href="https://app.pluralsight.com/course-player?clipId=47b43643-d66b-431a-9e6f-d1cb835e3ce8&amp;startTime=263.75" office:target-frame-name="psplayer" xlink:show="replace" text:style-name="Internet_20_link" text:visited-style-name="Visited_20_Internet_20_Link"><text:span text:style-name="T11">as long as we get a success, do this calc here, and print the</text:span></text:a><text:span text:style-name="T12"> </text:span><text:a xlink:type="simple" xlink:href="https://app.pluralsight.com/course-player?clipId=47b43643-d66b-431a-9e6f-d1cb835e3ce8&amp;startTime=267.25" office:target-frame-name="psplayer" xlink:show="replace" text:style-name="Internet_20_link" text:visited-style-name="Visited_20_Internet_20_Link"><text:span text:style-name="T11">answer. And yeah, if it seems a lot, don't stress.</text:span></text:a><text:span text:style-name="T12"> </text:span><text:a xlink:type="simple" xlink:href="https://app.pluralsight.com/course-player?clipId=47b43643-d66b-431a-9e6f-d1cb835e3ce8&amp;startTime=272.74" office:target-frame-name="psplayer" xlink:show="replace" text:style-name="Internet_20_link" text:visited-style-name="Visited_20_Internet_20_Link"><text:span text:style-name="T11">The point is, we're using a function from an external package to</text:span></text:a><text:span text:style-name="T12"> </text:span><text:a xlink:type="simple" xlink:href="https://app.pluralsight.com/course-player?clipId=47b43643-d66b-431a-9e6f-d1cb835e3ce8&amp;startTime=277.47" office:target-frame-name="psplayer" xlink:show="replace" text:style-name="Internet_20_link" text:visited-style-name="Visited_20_Internet_20_Link"><text:span text:style-name="T11">perform a type conversion, but as well, we're just handling it with</text:span></text:a><text:span text:style-name="T12"> </text:span><text:a xlink:type="simple" xlink:href="https://app.pluralsight.com/course-player?clipId=47b43643-d66b-431a-9e6f-d1cb835e3ce8&amp;startTime=282.13" office:target-frame-name="psplayer" xlink:show="replace" text:style-name="Internet_20_link" text:visited-style-name="Visited_20_Internet_20_Link"><text:span text:style-name="T11">some good old‑fashioned error checking. And we'll see a bunch more</text:span></text:a><text:span text:style-name="T12"> </text:span><text:a xlink:type="simple" xlink:href="https://app.pluralsight.com/course-player?clipId=47b43643-d66b-431a-9e6f-d1cb835e3ce8&amp;startTime=286.07" office:target-frame-name="psplayer" xlink:show="replace" text:style-name="Internet_20_link" text:visited-style-name="Visited_20_Internet_20_Link"><text:span text:style-name="T11">of this as we crack on, so it will all fall into place as we go</text:span></text:a><text:span text:style-name="T12"> </text:span><text:a xlink:type="simple" xlink:href="https://app.pluralsight.com/course-player?clipId=47b43643-d66b-431a-9e6f-d1cb835e3ce8&amp;startTime=289.44" office:target-frame-name="psplayer" xlink:show="replace" text:style-name="Internet_20_link" text:visited-style-name="Visited_20_Internet_20_Link"><text:span text:style-name="T11">through the course.</text:span></text:a><text:span text:style-name="T12"> </text:span><text:a xlink:type="simple" xlink:href="https://app.pluralsight.com/course-player?clipId=47b43643-d66b-431a-9e6f-d1cb835e3ce8&amp;startTime=291.24" office:target-frame-name="psplayer" xlink:show="replace" text:style-name="Internet_20_link" text:visited-style-name="Visited_20_Internet_20_Link"><text:span text:style-name="T11">Well, I guess we should save that and check if it works, which it does.</text:span></text:a><text:span text:style-name="T12"> </text:span><text:a xlink:type="simple" xlink:href="https://app.pluralsight.com/course-player?clipId=47b43643-d66b-431a-9e6f-d1cb835e3ce8&amp;startTime=296.71" office:target-frame-name="psplayer" xlink:show="replace" text:style-name="Internet_20_link" text:visited-style-name="Visited_20_Internet_20_Link"><text:span text:style-name="T11">So the Atoi function from the strconv package converted the ASCII</text:span></text:a><text:span text:style-name="T12"> </text:span><text:a xlink:type="simple" xlink:href="https://app.pluralsight.com/course-player?clipId=47b43643-d66b-431a-9e6f-d1cb835e3ce8&amp;startTime=302" office:target-frame-name="psplayer" xlink:show="replace" text:style-name="Internet_20_link" text:visited-style-name="Visited_20_Internet_20_Link"><text:span text:style-name="T11">string 4 to the integer 4. Then after that,</text:span></text:a><text:span text:style-name="T12"> </text:span><text:a xlink:type="simple" xlink:href="https://app.pluralsight.com/course-player?clipId=47b43643-d66b-431a-9e6f-d1cb835e3ce8&amp;startTime=306.98" office:target-frame-name="psplayer" xlink:show="replace" text:style-name="Internet_20_link" text:visited-style-name="Visited_20_Internet_20_Link"><text:span text:style-name="T11">the calculation worked because, obviously, we can</text:span></text:a><text:span text:style-name="T12"> </text:span><text:a xlink:type="simple" xlink:href="https://app.pluralsight.com/course-player?clipId=47b43643-d66b-431a-9e6f-d1cb835e3ce8&amp;startTime=309.49" office:target-frame-name="psplayer" xlink:show="replace" text:style-name="Internet_20_link" text:visited-style-name="Visited_20_Internet_20_Link"><text:span text:style-name="T11">sum two integers. Marvelous! Well, I've dropped this little gem in here, so I should probably explain it.</text:span></text:a></text:p>
      <text:h text:style-name="P3" text:outline-level="3"><text:a xlink:type="simple" xlink:href="https://app.pluralsight.com/course-player?clipId=56db7803-d922-4fa2-8f6b-d2f6c075ad75" office:target-frame-name="psplayer" xlink:show="replace" text:style-name="Internet_20_link" text:visited-style-name="Visited_20_Internet_20_Link"><text:span text:style-name="T11">Short Declaration</text:span></text:a></text:h>
      <text:p text:style-name="P5"><text:a xlink:type="simple" xlink:href="https://app.pluralsight.com/course-player?clipId=56db7803-d922-4fa2-8f6b-d2f6c075ad75&amp;startTime=1.34" office:target-frame-name="psplayer" xlink:show="replace" text:style-name="Internet_20_link" text:visited-style-name="Visited_20_Internet_20_Link"><text:span text:style-name="T11">Okay, quickly, back to variable declaration. So far,</text:span></text:a><text:span text:style-name="T12"> </text:span><text:a xlink:type="simple" xlink:href="https://app.pluralsight.com/course-player?clipId=56db7803-d922-4fa2-8f6b-d2f6c075ad75&amp;startTime=5.11" office:target-frame-name="psplayer" xlink:show="replace" text:style-name="Internet_20_link" text:visited-style-name="Visited_20_Internet_20_Link"><text:span text:style-name="T11">we've only talked about variable declaration outside</text:span></text:a><text:span text:style-name="T12"> </text:span><text:a xlink:type="simple" xlink:href="https://app.pluralsight.com/course-player?clipId=56db7803-d922-4fa2-8f6b-d2f6c075ad75&amp;startTime=8.12" office:target-frame-name="psplayer" xlink:show="replace" text:style-name="Internet_20_link" text:visited-style-name="Visited_20_Internet_20_Link"><text:span text:style-name="T11">the functions at the package level.</text:span></text:a><text:span text:style-name="T12"> </text:span><text:a xlink:type="simple" xlink:href="https://app.pluralsight.com/course-player?clipId=56db7803-d922-4fa2-8f6b-d2f6c075ad75&amp;startTime=10.49" office:target-frame-name="psplayer" xlink:show="replace" text:style-name="Internet_20_link" text:visited-style-name="Visited_20_Internet_20_Link"><text:span text:style-name="T11">And you know what,</text:span></text:a><text:span text:style-name="T12"> </text:span><text:a xlink:type="simple" xlink:href="https://app.pluralsight.com/course-player?clipId=56db7803-d922-4fa2-8f6b-d2f6c075ad75&amp;startTime=11.17" office:target-frame-name="psplayer" xlink:show="replace" text:style-name="Internet_20_link" text:visited-style-name="Visited_20_Internet_20_Link"><text:span text:style-name="T11">declaring them here makes them available to all functions in the entire package,</text:span></text:a><text:span text:style-name="T12"> </text:span><text:a xlink:type="simple" xlink:href="https://app.pluralsight.com/course-player?clipId=56db7803-d922-4fa2-8f6b-d2f6c075ad75&amp;startTime=16.23" office:target-frame-name="psplayer" xlink:show="replace" text:style-name="Internet_20_link" text:visited-style-name="Visited_20_Internet_20_Link"><text:span text:style-name="T11">so global in scope.</text:span></text:a><text:span text:style-name="T12"> </text:span><text:a xlink:type="simple" xlink:href="https://app.pluralsight.com/course-player?clipId=56db7803-d922-4fa2-8f6b-d2f6c075ad75&amp;startTime=18.54" office:target-frame-name="psplayer" xlink:show="replace" text:style-name="Internet_20_link" text:visited-style-name="Visited_20_Internet_20_Link"><text:span text:style-name="T11">But if we declare them within a function,</text:span></text:a><text:span text:style-name="T12"> </text:span><text:a xlink:type="simple" xlink:href="https://app.pluralsight.com/course-player?clipId=56db7803-d922-4fa2-8f6b-d2f6c075ad75&amp;startTime=22.12" office:target-frame-name="psplayer" xlink:show="replace" text:style-name="Internet_20_link" text:visited-style-name="Visited_20_Internet_20_Link"><text:span text:style-name="T11">which we'll do a lot, we can use a shorthand,</text:span></text:a><text:span text:style-name="T12"> </text:span><text:a xlink:type="simple" xlink:href="https://app.pluralsight.com/course-player?clipId=56db7803-d922-4fa2-8f6b-d2f6c075ad75&amp;startTime=25.24" office:target-frame-name="psplayer" xlink:show="replace" text:style-name="Internet_20_link" text:visited-style-name="Visited_20_Internet_20_Link"><text:span text:style-name="T11">more concise method of declaration, like we did here.</text:span></text:a><text:span text:style-name="T12"> </text:span><text:a xlink:type="simple" xlink:href="https://app.pluralsight.com/course-player?clipId=56db7803-d922-4fa2-8f6b-d2f6c075ad75&amp;startTime=29.44" office:target-frame-name="psplayer" xlink:show="replace" text:style-name="Internet_20_link" text:visited-style-name="Visited_20_Internet_20_Link"><text:span text:style-name="T11">Now, declaring variables within a function makes them local,</text:span></text:a><text:span text:style-name="T12"> </text:span><text:a xlink:type="simple" xlink:href="https://app.pluralsight.com/course-player?clipId=56db7803-d922-4fa2-8f6b-d2f6c075ad75&amp;startTime=32.96" office:target-frame-name="psplayer" xlink:show="replace" text:style-name="Internet_20_link" text:visited-style-name="Visited_20_Internet_20_Link"><text:span text:style-name="T11">so only available inside the function they're declared in.</text:span></text:a><text:span text:style-name="T12"> </text:span><text:a xlink:type="simple" xlink:href="https://app.pluralsight.com/course-player?clipId=56db7803-d922-4fa2-8f6b-d2f6c075ad75&amp;startTime=36.51" office:target-frame-name="psplayer" xlink:show="replace" text:style-name="Internet_20_link" text:visited-style-name="Visited_20_Internet_20_Link"><text:span text:style-name="T11">But that's okay for us because right now, we've only got one function.</text:span></text:a><text:span text:style-name="T12"> </text:span><text:a xlink:type="simple" xlink:href="https://app.pluralsight.com/course-player?clipId=56db7803-d922-4fa2-8f6b-d2f6c075ad75&amp;startTime=40.93" office:target-frame-name="psplayer" xlink:show="replace" text:style-name="Internet_20_link" text:visited-style-name="Visited_20_Internet_20_Link"><text:span text:style-name="T11">Anyway, if we declare them here, like this,</text:span></text:a><text:span text:style-name="T12"> </text:span><text:a xlink:type="simple" xlink:href="https://app.pluralsight.com/course-player?clipId=56db7803-d922-4fa2-8f6b-d2f6c075ad75&amp;startTime=44.54" office:target-frame-name="psplayer" xlink:show="replace" text:style-name="Internet_20_link" text:visited-style-name="Visited_20_Internet_20_Link"><text:span text:style-name="T11">then we can get rid of these up here.</text:span></text:a><text:span text:style-name="T12"> </text:span><text:a xlink:type="simple" xlink:href="https://app.pluralsight.com/course-player?clipId=56db7803-d922-4fa2-8f6b-d2f6c075ad75&amp;startTime=47.74" office:target-frame-name="psplayer" xlink:show="replace" text:style-name="Internet_20_link" text:visited-style-name="Visited_20_Internet_20_Link"><text:span text:style-name="T11">Now, this might seem a small thing declaring them like this,</text:span></text:a><text:span text:style-name="T12"> </text:span><text:a xlink:type="simple" xlink:href="https://app.pluralsight.com/course-player?clipId=56db7803-d922-4fa2-8f6b-d2f6c075ad75&amp;startTime=50.69" office:target-frame-name="psplayer" xlink:show="replace" text:style-name="Internet_20_link" text:visited-style-name="Visited_20_Internet_20_Link"><text:span text:style-name="T11">but it's the most common way, and you'll see it everywhere.</text:span></text:a><text:span text:style-name="T12"> </text:span><text:a xlink:type="simple" xlink:href="https://app.pluralsight.com/course-player?clipId=56db7803-d922-4fa2-8f6b-d2f6c075ad75&amp;startTime=54.13" office:target-frame-name="psplayer" xlink:show="replace" text:style-name="Internet_20_link" text:visited-style-name="Visited_20_Internet_20_Link"><text:span text:style-name="T11">In fact, if we jump over to the kubernetes project on GitHub here,</text:span></text:a><text:span text:style-name="T12"> </text:span><text:a xlink:type="simple" xlink:href="https://app.pluralsight.com/course-player?clipId=56db7803-d922-4fa2-8f6b-d2f6c075ad75&amp;startTime=57.81" office:target-frame-name="psplayer" xlink:show="replace" text:style-name="Internet_20_link" text:visited-style-name="Visited_20_Internet_20_Link"><text:span text:style-name="T11">Kubernetes is written in Go, yeah, well,</text:span></text:a><text:span text:style-name="T12"> </text:span><text:a xlink:type="simple" xlink:href="https://app.pluralsight.com/course-player?clipId=56db7803-d922-4fa2-8f6b-d2f6c075ad75&amp;startTime=60.86" office:target-frame-name="psplayer" xlink:show="replace" text:style-name="Internet_20_link" text:visited-style-name="Visited_20_Internet_20_Link"><text:span text:style-name="T11">in this package, if we search for the var keyword,</text:span></text:a><text:span text:style-name="T12"> </text:span><text:a xlink:type="simple" xlink:href="https://app.pluralsight.com/course-player?clipId=56db7803-d922-4fa2-8f6b-d2f6c075ad75&amp;startTime=63.87" office:target-frame-name="psplayer" xlink:show="replace" text:style-name="Internet_20_link" text:visited-style-name="Visited_20_Internet_20_Link"><text:span text:style-name="T11">so the long way of declaring, nothing, not a single occurrence.</text:span></text:a><text:span text:style-name="T12"> </text:span><text:a xlink:type="simple" xlink:href="https://app.pluralsight.com/course-player?clipId=56db7803-d922-4fa2-8f6b-d2f6c075ad75&amp;startTime=69" office:target-frame-name="psplayer" xlink:show="replace" text:style-name="Internet_20_link" text:visited-style-name="Visited_20_Internet_20_Link"><text:span text:style-name="T11">But if we look for the short assignment statement,</text:span></text:a><text:span text:style-name="T12"> </text:span><text:a xlink:type="simple" xlink:href="https://app.pluralsight.com/course-player?clipId=56db7803-d922-4fa2-8f6b-d2f6c075ad75&amp;startTime=72.74" office:target-frame-name="psplayer" xlink:show="replace" text:style-name="Internet_20_link" text:visited-style-name="Visited_20_Internet_20_Link"><text:span text:style-name="T11">there's loads, so this is the really common method.</text:span></text:a><text:span text:style-name="T12"> </text:span><text:a xlink:type="simple" xlink:href="https://app.pluralsight.com/course-player?clipId=56db7803-d922-4fa2-8f6b-d2f6c075ad75&amp;startTime=76.95" office:target-frame-name="psplayer" xlink:show="replace" text:style-name="Internet_20_link" text:visited-style-name="Visited_20_Internet_20_Link"><text:span text:style-name="T11">But back here, like we just said, it only works inside of functions. Oh,</text:span></text:a><text:span text:style-name="T12"> </text:span><text:a xlink:type="simple" xlink:href="https://app.pluralsight.com/course-player?clipId=56db7803-d922-4fa2-8f6b-d2f6c075ad75&amp;startTime=81.54" office:target-frame-name="psplayer" xlink:show="replace" text:style-name="Internet_20_link" text:visited-style-name="Visited_20_Internet_20_Link"><text:span text:style-name="T11">and obviously,</text:span></text:a><text:span text:style-name="T12"> </text:span><text:a xlink:type="simple" xlink:href="https://app.pluralsight.com/course-player?clipId=56db7803-d922-4fa2-8f6b-d2f6c075ad75&amp;startTime=83.09" office:target-frame-name="psplayer" xlink:show="replace" text:style-name="Internet_20_link" text:visited-style-name="Visited_20_Internet_20_Link"><text:span text:style-name="T11">if you're not in a position to be assigning values to your variables yet,</text:span></text:a><text:span text:style-name="T12"> </text:span><text:a xlink:type="simple" xlink:href="https://app.pluralsight.com/course-player?clipId=56db7803-d922-4fa2-8f6b-d2f6c075ad75&amp;startTime=87.02" office:target-frame-name="psplayer" xlink:show="replace" text:style-name="Internet_20_link" text:visited-style-name="Visited_20_Internet_20_Link"><text:span text:style-name="T11">you'll have to use the long form of the var keyword.</text:span></text:a><text:span text:style-name="T12"> </text:span><text:a xlink:type="simple" xlink:href="https://app.pluralsight.com/course-player?clipId=56db7803-d922-4fa2-8f6b-d2f6c075ad75&amp;startTime=91.04" office:target-frame-name="psplayer" xlink:show="replace" text:style-name="Internet_20_link" text:visited-style-name="Visited_20_Internet_20_Link"><text:span text:style-name="T11">Well, I'll tell you what,</text:span></text:a><text:span text:style-name="T12"> </text:span><text:a xlink:type="simple" xlink:href="https://app.pluralsight.com/course-player?clipId=56db7803-d922-4fa2-8f6b-d2f6c075ad75&amp;startTime=91.86" office:target-frame-name="psplayer" xlink:show="replace" text:style-name="Internet_20_link" text:visited-style-name="Visited_20_Internet_20_Link"><text:span text:style-name="T11">let's throw in another variable to indicate whether</text:span></text:a><text:span text:style-name="T12"> </text:span><text:a xlink:type="simple" xlink:href="https://app.pluralsight.com/course-player?clipId=56db7803-d922-4fa2-8f6b-d2f6c075ad75&amp;startTime=94.67" office:target-frame-name="psplayer" xlink:show="replace" text:style-name="Internet_20_link" text:visited-style-name="Visited_20_Internet_20_Link"><text:span text:style-name="T11">the viewer has completed the course.</text:span></text:a><text:span text:style-name="T12"> </text:span><text:a xlink:type="simple" xlink:href="https://app.pluralsight.com/course-player?clipId=56db7803-d922-4fa2-8f6b-d2f6c075ad75&amp;startTime=97.64" office:target-frame-name="psplayer" xlink:show="replace" text:style-name="Internet_20_link" text:visited-style-name="Visited_20_Internet_20_Link"><text:span text:style-name="T11">So, this one is a true or false Boolean, and we're assigning it false for now.</text:span></text:a><text:span text:style-name="T12"> </text:span><text:a xlink:type="simple" xlink:href="https://app.pluralsight.com/course-player?clipId=56db7803-d922-4fa2-8f6b-d2f6c075ad75&amp;startTime=105.04" office:target-frame-name="psplayer" xlink:show="replace" text:style-name="Internet_20_link" text:visited-style-name="Visited_20_Internet_20_Link"><text:span text:style-name="T11">Well, let's save that and try to run it, the emphasis being on try.</text:span></text:a><text:span text:style-name="T12"> </text:span><text:a xlink:type="simple" xlink:href="https://app.pluralsight.com/course-player?clipId=56db7803-d922-4fa2-8f6b-d2f6c075ad75&amp;startTime=110.24" office:target-frame-name="psplayer" xlink:show="replace" text:style-name="Internet_20_link" text:visited-style-name="Visited_20_Internet_20_Link"><text:span text:style-name="T11">Okay, check that out,</text:span></text:a><text:span text:style-name="T12"> </text:span><text:a xlink:type="simple" xlink:href="https://app.pluralsight.com/course-player?clipId=56db7803-d922-4fa2-8f6b-d2f6c075ad75&amp;startTime=111.68" office:target-frame-name="psplayer" xlink:show="replace" text:style-name="Internet_20_link" text:visited-style-name="Visited_20_Internet_20_Link"><text:span text:style-name="T11">no joy; Go is not liking the fact that we've</text:span></text:a><text:span text:style-name="T12"> </text:span><text:a xlink:type="simple" xlink:href="https://app.pluralsight.com/course-player?clipId=56db7803-d922-4fa2-8f6b-d2f6c075ad75&amp;startTime=115.07" office:target-frame-name="psplayer" xlink:show="replace" text:style-name="Internet_20_link" text:visited-style-name="Visited_20_Internet_20_Link"><text:span text:style-name="T11">created the courseComplete variable, but then not used it.</text:span></text:a><text:span text:style-name="T12"> </text:span><text:a xlink:type="simple" xlink:href="https://app.pluralsight.com/course-player?clipId=56db7803-d922-4fa2-8f6b-d2f6c075ad75&amp;startTime=119.14" office:target-frame-name="psplayer" xlink:show="replace" text:style-name="Internet_20_link" text:visited-style-name="Visited_20_Internet_20_Link"><text:span text:style-name="T11">I guess, it doesn't like waste. Only there's a but, or a</text:span></text:a><text:span text:style-name="T12"> </text:span><text:a xlink:type="simple" xlink:href="https://app.pluralsight.com/course-player?clipId=56db7803-d922-4fa2-8f6b-d2f6c075ad75&amp;startTime=123.57" office:target-frame-name="psplayer" xlink:show="replace" text:style-name="Internet_20_link" text:visited-style-name="Visited_20_Internet_20_Link"><text:span text:style-name="T11">caveat, you can totally declare a variable at the package</text:span></text:a><text:span text:style-name="T12"> </text:span><text:a xlink:type="simple" xlink:href="https://app.pluralsight.com/course-player?clipId=56db7803-d922-4fa2-8f6b-d2f6c075ad75&amp;startTime=128.08" office:target-frame-name="psplayer" xlink:show="replace" text:style-name="Internet_20_link" text:visited-style-name="Visited_20_Internet_20_Link"><text:span text:style-name="T11">level up here and then never use it.</text:span></text:a><text:span text:style-name="T12"> </text:span><text:a xlink:type="simple" xlink:href="https://app.pluralsight.com/course-player?clipId=56db7803-d922-4fa2-8f6b-d2f6c075ad75&amp;startTime=131.24" office:target-frame-name="psplayer" xlink:show="replace" text:style-name="Internet_20_link" text:visited-style-name="Visited_20_Internet_20_Link"><text:span text:style-name="T11">But if you're declaring it inside of a function,</text:span></text:a><text:span text:style-name="T12"> </text:span><text:a xlink:type="simple" xlink:href="https://app.pluralsight.com/course-player?clipId=56db7803-d922-4fa2-8f6b-d2f6c075ad75&amp;startTime=134.01" office:target-frame-name="psplayer" xlink:show="replace" text:style-name="Internet_20_link" text:visited-style-name="Visited_20_Internet_20_Link"><text:span text:style-name="T11">sorry, guys, you've got to use it.</text:span></text:a><text:span text:style-name="T12"> </text:span><text:a xlink:type="simple" xlink:href="https://app.pluralsight.com/course-player?clipId=56db7803-d922-4fa2-8f6b-d2f6c075ad75&amp;startTime=137.04" office:target-frame-name="psplayer" xlink:show="replace" text:style-name="Internet_20_link" text:visited-style-name="Visited_20_Internet_20_Link"><text:span text:style-name="T11">Well, I'll tell you what, for now, we'll comment that out and try it again.</text:span></text:a><text:span text:style-name="T12"> </text:span><text:a xlink:type="simple" xlink:href="https://app.pluralsight.com/course-player?clipId=56db7803-d922-4fa2-8f6b-d2f6c075ad75&amp;startTime=143.34" office:target-frame-name="psplayer" xlink:show="replace" text:style-name="Internet_20_link" text:visited-style-name="Visited_20_Internet_20_Link"><text:span text:style-name="T11">Okay, it works this time.</text:span></text:a><text:span text:style-name="T12"> </text:span><text:a xlink:type="simple" xlink:href="https://app.pluralsight.com/course-player?clipId=56db7803-d922-4fa2-8f6b-d2f6c075ad75&amp;startTime=145.4" office:target-frame-name="psplayer" xlink:show="replace" text:style-name="Internet_20_link" text:visited-style-name="Visited_20_Internet_20_Link"><text:span text:style-name="T11">So we've switched our variable declarations to inside the function,</text:span></text:a><text:span text:style-name="T12"> </text:span><text:a xlink:type="simple" xlink:href="https://app.pluralsight.com/course-player?clipId=56db7803-d922-4fa2-8f6b-d2f6c075ad75&amp;startTime=149.74" office:target-frame-name="psplayer" xlink:show="replace" text:style-name="Internet_20_link" text:visited-style-name="Visited_20_Internet_20_Link"><text:span text:style-name="T11">and we've adopted the short assignment method. Next up, we'll learn about pointer variables.</text:span></text:a></text:p>
      <text:h text:style-name="P3" text:outline-level="3"><text:a xlink:type="simple" xlink:href="https://app.pluralsight.com/course-player?clipId=a68dcd46-1060-4f45-9ee4-2004140838ff" office:target-frame-name="psplayer" xlink:show="replace" text:style-name="Internet_20_link" text:visited-style-name="Visited_20_Internet_20_Link"><text:span text:style-name="T11">Values and Pointers</text:span></text:a></text:h>
      <text:p text:style-name="P5"><text:a xlink:type="simple" xlink:href="https://app.pluralsight.com/course-player?clipId=a68dcd46-1060-4f45-9ee4-2004140838ff&amp;startTime=1.24" office:target-frame-name="psplayer" xlink:show="replace" text:style-name="Internet_20_link" text:visited-style-name="Visited_20_Internet_20_Link"><text:span text:style-name="T11">Right, come on, let's start with some jargon.</text:span></text:a><text:span text:style-name="T12"> </text:span><text:a xlink:type="simple" xlink:href="https://app.pluralsight.com/course-player?clipId=a68dcd46-1060-4f45-9ee4-2004140838ff&amp;startTime=5.04" office:target-frame-name="psplayer" xlink:show="replace" text:style-name="Internet_20_link" text:visited-style-name="Visited_20_Internet_20_Link"><text:span text:style-name="T11">Go passes arguments by value, not by reference.</text:span></text:a><text:span text:style-name="T12"> </text:span><text:a xlink:type="simple" xlink:href="https://app.pluralsight.com/course-player?clipId=a68dcd46-1060-4f45-9ee4-2004140838ff&amp;startTime=10.24" office:target-frame-name="psplayer" xlink:show="replace" text:style-name="Internet_20_link" text:visited-style-name="Visited_20_Internet_20_Link"><text:span text:style-name="T11">And what, pray tell, does that mean, Nigel?</text:span></text:a><text:span text:style-name="T12"> </text:span><text:a xlink:type="simple" xlink:href="https://app.pluralsight.com/course-player?clipId=a68dcd46-1060-4f45-9ee4-2004140838ff&amp;startTime=16.34" office:target-frame-name="psplayer" xlink:show="replace" text:style-name="Internet_20_link" text:visited-style-name="Visited_20_Internet_20_Link"><text:span text:style-name="T11">Well, on this line here,</text:span></text:a><text:span text:style-name="T12"> </text:span><text:a xlink:type="simple" xlink:href="https://app.pluralsight.com/course-player?clipId=a68dcd46-1060-4f45-9ee4-2004140838ff&amp;startTime=17.34" office:target-frame-name="psplayer" xlink:show="replace" text:style-name="Internet_20_link" text:visited-style-name="Visited_20_Internet_20_Link"><text:span text:style-name="T11">we're passing the module variable to the Atoi function from the strconv package,</text:span></text:a><text:span text:style-name="T12"> </text:span><text:a xlink:type="simple" xlink:href="https://app.pluralsight.com/course-player?clipId=a68dcd46-1060-4f45-9ee4-2004140838ff&amp;startTime=22.35" office:target-frame-name="psplayer" xlink:show="replace" text:style-name="Internet_20_link" text:visited-style-name="Visited_20_Internet_20_Link"><text:span text:style-name="T11">only we're not.</text:span></text:a><text:span text:style-name="T12"> </text:span><text:a xlink:type="simple" xlink:href="https://app.pluralsight.com/course-player?clipId=a68dcd46-1060-4f45-9ee4-2004140838ff&amp;startTime=25.34" office:target-frame-name="psplayer" xlink:show="replace" text:style-name="Internet_20_link" text:visited-style-name="Visited_20_Internet_20_Link"><text:span text:style-name="T11">What actually happens behind the scenes is that Go makes a copy</text:span></text:a><text:span text:style-name="T12"> </text:span><text:a xlink:type="simple" xlink:href="https://app.pluralsight.com/course-player?clipId=a68dcd46-1060-4f45-9ee4-2004140838ff&amp;startTime=29.52" office:target-frame-name="psplayer" xlink:show="replace" text:style-name="Internet_20_link" text:visited-style-name="Visited_20_Internet_20_Link"><text:span text:style-name="T11">of Module and passes the copy </text:span></text:a><text:soft-page-break/><text:a xlink:type="simple" xlink:href="https://app.pluralsight.com/course-player?clipId=a68dcd46-1060-4f45-9ee4-2004140838ff&amp;startTime=29.52" office:target-frame-name="psplayer" xlink:show="replace" text:style-name="Internet_20_link" text:visited-style-name="Visited_20_Internet_20_Link"><text:span text:style-name="T11">to the function.</text:span></text:a><text:span text:style-name="T12"> </text:span><text:a xlink:type="simple" xlink:href="https://app.pluralsight.com/course-player?clipId=a68dcd46-1060-4f45-9ee4-2004140838ff&amp;startTime=33.84" office:target-frame-name="psplayer" xlink:show="replace" text:style-name="Internet_20_link" text:visited-style-name="Visited_20_Internet_20_Link"><text:span text:style-name="T11">So real quick, when we create a variable,</text:span></text:a><text:span text:style-name="T12"> </text:span><text:a xlink:type="simple" xlink:href="https://app.pluralsight.com/course-player?clipId=a68dcd46-1060-4f45-9ee4-2004140838ff&amp;startTime=36.83" office:target-frame-name="psplayer" xlink:show="replace" text:style-name="Internet_20_link" text:visited-style-name="Visited_20_Internet_20_Link"><text:span text:style-name="T11">Go allocates it in area and memory,</text:span></text:a><text:span text:style-name="T12"> </text:span><text:a xlink:type="simple" xlink:href="https://app.pluralsight.com/course-player?clipId=a68dcd46-1060-4f45-9ee4-2004140838ff&amp;startTime=39.49" office:target-frame-name="psplayer" xlink:show="replace" text:style-name="Internet_20_link" text:visited-style-name="Visited_20_Internet_20_Link"><text:span text:style-name="T11">and let's say the address of that memory is 0xaa,</text:span></text:a><text:span text:style-name="T12"> </text:span><text:a xlink:type="simple" xlink:href="https://app.pluralsight.com/course-player?clipId=a68dcd46-1060-4f45-9ee4-2004140838ff&amp;startTime=42.63" office:target-frame-name="psplayer" xlink:show="replace" text:style-name="Internet_20_link" text:visited-style-name="Visited_20_Internet_20_Link"><text:span text:style-name="T11">and it's the course variable with the value Getting Started with Kubernetes.</text:span></text:a><text:span text:style-name="T12"> </text:span><text:a xlink:type="simple" xlink:href="https://app.pluralsight.com/course-player?clipId=a68dcd46-1060-4f45-9ee4-2004140838ff&amp;startTime=47.84" office:target-frame-name="psplayer" xlink:show="replace" text:style-name="Internet_20_link" text:visited-style-name="Visited_20_Internet_20_Link"><text:span text:style-name="T11">Well, when passing this as an argument to a function,</text:span></text:a><text:span text:style-name="T12"> </text:span><text:a xlink:type="simple" xlink:href="https://app.pluralsight.com/course-player?clipId=a68dcd46-1060-4f45-9ee4-2004140838ff&amp;startTime=50.8" office:target-frame-name="psplayer" xlink:show="replace" text:style-name="Internet_20_link" text:visited-style-name="Visited_20_Internet_20_Link"><text:span text:style-name="T11">Go makes a copy of it and passes the copy to the function.</text:span></text:a><text:span text:style-name="T12"> </text:span><text:a xlink:type="simple" xlink:href="https://app.pluralsight.com/course-player?clipId=a68dcd46-1060-4f45-9ee4-2004140838ff&amp;startTime=54.16" office:target-frame-name="psplayer" xlink:show="replace" text:style-name="Internet_20_link" text:visited-style-name="Visited_20_Internet_20_Link"><text:span text:style-name="T11">See how it's got a different address but the same value?</text:span></text:a><text:span text:style-name="T12"> </text:span><text:a xlink:type="simple" xlink:href="https://app.pluralsight.com/course-player?clipId=a68dcd46-1060-4f45-9ee4-2004140838ff&amp;startTime=58.24" office:target-frame-name="psplayer" xlink:show="replace" text:style-name="Internet_20_link" text:visited-style-name="Visited_20_Internet_20_Link"><text:span text:style-name="T11">Well, this means we've got two copies,</text:span></text:a><text:span text:style-name="T12"> </text:span><text:a xlink:type="simple" xlink:href="https://app.pluralsight.com/course-player?clipId=a68dcd46-1060-4f45-9ee4-2004140838ff&amp;startTime=60.76" office:target-frame-name="psplayer" xlink:show="replace" text:style-name="Internet_20_link" text:visited-style-name="Visited_20_Internet_20_Link"><text:span text:style-name="T11">and I suppose we could say it is a form of immutability, like any changes</text:span></text:a><text:span text:style-name="T12"> </text:span><text:a xlink:type="simple" xlink:href="https://app.pluralsight.com/course-player?clipId=a68dcd46-1060-4f45-9ee4-2004140838ff&amp;startTime=65.52" office:target-frame-name="psplayer" xlink:show="replace" text:style-name="Internet_20_link" text:visited-style-name="Visited_20_Internet_20_Link"><text:span text:style-name="T11">made by the function only affect the copy at 0xbb. But this is only the</text:span></text:a><text:span text:style-name="T12"> </text:span><text:a xlink:type="simple" xlink:href="https://app.pluralsight.com/course-player?clipId=a68dcd46-1060-4f45-9ee4-2004140838ff&amp;startTime=71.56" office:target-frame-name="psplayer" xlink:show="replace" text:style-name="Internet_20_link" text:visited-style-name="Visited_20_Internet_20_Link"><text:span text:style-name="T11">default behavior, and we can absolutely change it.</text:span></text:a><text:span text:style-name="T12"> </text:span><text:a xlink:type="simple" xlink:href="https://app.pluralsight.com/course-player?clipId=a68dcd46-1060-4f45-9ee4-2004140838ff&amp;startTime=74.78" office:target-frame-name="psplayer" xlink:show="replace" text:style-name="Internet_20_link" text:visited-style-name="Visited_20_Internet_20_Link"><text:span text:style-name="T11">Well, no,</text:span></text:a><text:span text:style-name="T12"> </text:span><text:a xlink:type="simple" xlink:href="https://app.pluralsight.com/course-player?clipId=a68dcd46-1060-4f45-9ee4-2004140838ff&amp;startTime=75.57" office:target-frame-name="psplayer" xlink:show="replace" text:style-name="Internet_20_link" text:visited-style-name="Visited_20_Internet_20_Link"><text:span text:style-name="T11">actually, I should say, we can get around it, and we do that with pointers.</text:span></text:a><text:span text:style-name="T12"> </text:span><text:a xlink:type="simple" xlink:href="https://app.pluralsight.com/course-player?clipId=a68dcd46-1060-4f45-9ee4-2004140838ff&amp;startTime=82.14" office:target-frame-name="psplayer" xlink:show="replace" text:style-name="Internet_20_link" text:visited-style-name="Visited_20_Internet_20_Link"><text:span text:style-name="T11">So, as an example,</text:span></text:a><text:span text:style-name="T12"> </text:span><text:a xlink:type="simple" xlink:href="https://app.pluralsight.com/course-player?clipId=a68dcd46-1060-4f45-9ee4-2004140838ff&amp;startTime=84.04" office:target-frame-name="psplayer" xlink:show="replace" text:style-name="Internet_20_link" text:visited-style-name="Visited_20_Internet_20_Link"><text:span text:style-name="T11">if we add this line here to our code, by putting the ampersand here in</text:span></text:a><text:span text:style-name="T12"> </text:span><text:a xlink:type="simple" xlink:href="https://app.pluralsight.com/course-player?clipId=a68dcd46-1060-4f45-9ee4-2004140838ff&amp;startTime=88.75" office:target-frame-name="psplayer" xlink:show="replace" text:style-name="Internet_20_link" text:visited-style-name="Visited_20_Internet_20_Link"><text:span text:style-name="T11">front of the course variable, when we run the code, we'll see the memory</text:span></text:a><text:span text:style-name="T12"> </text:span><text:a xlink:type="simple" xlink:href="https://app.pluralsight.com/course-player?clipId=a68dcd46-1060-4f45-9ee4-2004140838ff&amp;startTime=93.16" office:target-frame-name="psplayer" xlink:show="replace" text:style-name="Internet_20_link" text:visited-style-name="Visited_20_Internet_20_Link"><text:span text:style-name="T11">address of the variable instead of its value.</text:span></text:a><text:span text:style-name="T12"> </text:span><text:a xlink:type="simple" xlink:href="https://app.pluralsight.com/course-player?clipId=a68dcd46-1060-4f45-9ee4-2004140838ff&amp;startTime=97.04" office:target-frame-name="psplayer" xlink:show="replace" text:style-name="Internet_20_link" text:visited-style-name="Visited_20_Internet_20_Link"><text:span text:style-name="T11">So we'll give that a save, and let's try it.</text:span></text:a><text:span text:style-name="T12"> </text:span><text:a xlink:type="simple" xlink:href="https://app.pluralsight.com/course-player?clipId=a68dcd46-1060-4f45-9ee4-2004140838ff&amp;startTime=100.94" office:target-frame-name="psplayer" xlink:show="replace" text:style-name="Internet_20_link" text:visited-style-name="Visited_20_Internet_20_Link"><text:span text:style-name="T11">All right, there we go, hex whatever, yeah? That's</text:span></text:a><text:span text:style-name="T12"> </text:span><text:a xlink:type="simple" xlink:href="https://app.pluralsight.com/course-player?clipId=a68dcd46-1060-4f45-9ee4-2004140838ff&amp;startTime=103.51" office:target-frame-name="psplayer" xlink:show="replace" text:style-name="Internet_20_link" text:visited-style-name="Visited_20_Internet_20_Link"><text:span text:style-name="T11">the memory address of the variable.</text:span></text:a><text:span text:style-name="T12"> </text:span><text:a xlink:type="simple" xlink:href="https://app.pluralsight.com/course-player?clipId=a68dcd46-1060-4f45-9ee4-2004140838ff&amp;startTime=106.64" office:target-frame-name="psplayer" xlink:show="replace" text:style-name="Internet_20_link" text:visited-style-name="Visited_20_Internet_20_Link"><text:span text:style-name="T11">Anyway, point is, as the name suggests,</text:span></text:a><text:span text:style-name="T12"> </text:span><text:a xlink:type="simple" xlink:href="https://app.pluralsight.com/course-player?clipId=a68dcd46-1060-4f45-9ee4-2004140838ff&amp;startTime=108.65" office:target-frame-name="psplayer" xlink:show="replace" text:style-name="Internet_20_link" text:visited-style-name="Visited_20_Internet_20_Link"><text:span text:style-name="T11">are special variables that point to other variables.</text:span></text:a><text:span text:style-name="T12"> </text:span><text:a xlink:type="simple" xlink:href="https://app.pluralsight.com/course-player?clipId=a68dcd46-1060-4f45-9ee4-2004140838ff&amp;startTime=112.54" office:target-frame-name="psplayer" xlink:show="replace" text:style-name="Internet_20_link" text:visited-style-name="Visited_20_Internet_20_Link"><text:span text:style-name="T11">You know what, it's probably easiest if I just show you.</text:span></text:a><text:span text:style-name="T12"> </text:span><text:a xlink:type="simple" xlink:href="https://app.pluralsight.com/course-player?clipId=a68dcd46-1060-4f45-9ee4-2004140838ff&amp;startTime=116.64" office:target-frame-name="psplayer" xlink:show="replace" text:style-name="Internet_20_link" text:visited-style-name="Visited_20_Internet_20_Link"><text:span text:style-name="T11">So, we've got an existing variable called course, and we know that it is</text:span></text:a><text:span text:style-name="T12"> </text:span><text:a xlink:type="simple" xlink:href="https://app.pluralsight.com/course-player?clipId=a68dcd46-1060-4f45-9ee4-2004140838ff&amp;startTime=120.05" office:target-frame-name="psplayer" xlink:show="replace" text:style-name="Internet_20_link" text:visited-style-name="Visited_20_Internet_20_Link"><text:span text:style-name="T11">storing the value Getting Started with Kubernetes.</text:span></text:a><text:span text:style-name="T12"> </text:span><text:a xlink:type="simple" xlink:href="https://app.pluralsight.com/course-player?clipId=a68dcd46-1060-4f45-9ee4-2004140838ff&amp;startTime=122.93" office:target-frame-name="psplayer" xlink:show="replace" text:style-name="Internet_20_link" text:visited-style-name="Visited_20_Internet_20_Link"><text:span text:style-name="T11">It's a great course, by the way, and you should most definitely take it. Anyway,</text:span></text:a><text:span text:style-name="T12"> </text:span><text:a xlink:type="simple" xlink:href="https://app.pluralsight.com/course-player?clipId=a68dcd46-1060-4f45-9ee4-2004140838ff&amp;startTime=127.44" office:target-frame-name="psplayer" xlink:show="replace" text:style-name="Internet_20_link" text:visited-style-name="Visited_20_Internet_20_Link"><text:span text:style-name="T11">this line here creates a new variable called ptr, and then the</text:span></text:a><text:span text:style-name="T12"> </text:span><text:a xlink:type="simple" xlink:href="https://app.pluralsight.com/course-player?clipId=a68dcd46-1060-4f45-9ee4-2004140838ff&amp;startTime=131.69" office:target-frame-name="psplayer" xlink:show="replace" text:style-name="Internet_20_link" text:visited-style-name="Visited_20_Internet_20_Link"><text:span text:style-name="T11">asterisk before the type makes it a pointer variable.</text:span></text:a><text:span text:style-name="T12"> </text:span><text:a xlink:type="simple" xlink:href="https://app.pluralsight.com/course-player?clipId=a68dcd46-1060-4f45-9ee4-2004140838ff&amp;startTime=135.81" office:target-frame-name="psplayer" xlink:show="replace" text:style-name="Internet_20_link" text:visited-style-name="Visited_20_Internet_20_Link"><text:span text:style-name="T11">Then the &amp;course bit on the end says point it to the</text:span></text:a><text:span text:style-name="T12"> </text:span><text:a xlink:type="simple" xlink:href="https://app.pluralsight.com/course-player?clipId=a68dcd46-1060-4f45-9ee4-2004140838ff&amp;startTime=139.18" office:target-frame-name="psplayer" xlink:show="replace" text:style-name="Internet_20_link" text:visited-style-name="Visited_20_Internet_20_Link"><text:span text:style-name="T11">memory address of the course variable.</text:span></text:a><text:span text:style-name="T12"> </text:span><text:a xlink:type="simple" xlink:href="https://app.pluralsight.com/course-player?clipId=a68dcd46-1060-4f45-9ee4-2004140838ff&amp;startTime=142.24" office:target-frame-name="psplayer" xlink:show="replace" text:style-name="Internet_20_link" text:visited-style-name="Visited_20_Internet_20_Link"><text:span text:style-name="T11">So, if we add this line here, obviously, it's printing text and variables</text:span></text:a><text:span text:style-name="T12"> </text:span><text:a xlink:type="simple" xlink:href="https://app.pluralsight.com/course-player?clipId=a68dcd46-1060-4f45-9ee4-2004140838ff&amp;startTime=148.13" office:target-frame-name="psplayer" xlink:show="replace" text:style-name="Internet_20_link" text:visited-style-name="Visited_20_Internet_20_Link"><text:span text:style-name="T11">to the screen, but you know what, let's step through it.</text:span></text:a><text:span text:style-name="T12"> </text:span><text:a xlink:type="simple" xlink:href="https://app.pluralsight.com/course-player?clipId=a68dcd46-1060-4f45-9ee4-2004140838ff&amp;startTime=152.34" office:target-frame-name="psplayer" xlink:show="replace" text:style-name="Internet_20_link" text:visited-style-name="Visited_20_Internet_20_Link"><text:span text:style-name="T11">We are printing this text here that says "Pointing to course variable</text:span></text:a><text:span text:style-name="T12"> </text:span><text:a xlink:type="simple" xlink:href="https://app.pluralsight.com/course-player?clipId=a68dcd46-1060-4f45-9ee4-2004140838ff&amp;startTime=156.55" office:target-frame-name="psplayer" xlink:show="replace" text:style-name="Internet_20_link" text:visited-style-name="Visited_20_Internet_20_Link"><text:span text:style-name="T11">at address," and then, of course, we want it to print the memory</text:span></text:a><text:span text:style-name="T12"> </text:span><text:a xlink:type="simple" xlink:href="https://app.pluralsight.com/course-player?clipId=a68dcd46-1060-4f45-9ee4-2004140838ff&amp;startTime=159.83" office:target-frame-name="psplayer" xlink:show="replace" text:style-name="Internet_20_link" text:visited-style-name="Visited_20_Internet_20_Link"><text:span text:style-name="T11">address. So we do that by printing the contents of the ptr variable,</text:span></text:a><text:span text:style-name="T12"> </text:span><text:a xlink:type="simple" xlink:href="https://app.pluralsight.com/course-player?clipId=a68dcd46-1060-4f45-9ee4-2004140838ff&amp;startTime=164.66" office:target-frame-name="psplayer" xlink:show="replace" text:style-name="Internet_20_link" text:visited-style-name="Visited_20_Internet_20_Link"><text:span text:style-name="T11">which, remember, because it's a pointer variable, is the hex address</text:span></text:a><text:span text:style-name="T12"> </text:span><text:a xlink:type="simple" xlink:href="https://app.pluralsight.com/course-player?clipId=a68dcd46-1060-4f45-9ee4-2004140838ff&amp;startTime=169.1" office:target-frame-name="psplayer" xlink:show="replace" text:style-name="Internet_20_link" text:visited-style-name="Visited_20_Internet_20_Link"><text:span text:style-name="T11">of the course variable.</text:span></text:a><text:span text:style-name="T12"> </text:span><text:a xlink:type="simple" xlink:href="https://app.pluralsight.com/course-player?clipId=a68dcd46-1060-4f45-9ee4-2004140838ff&amp;startTime=172.24" office:target-frame-name="psplayer" xlink:show="replace" text:style-name="Internet_20_link" text:visited-style-name="Visited_20_Internet_20_Link"><text:span text:style-name="T11">Stick with me. We're also then saying, which holds this value, and</text:span></text:a><text:span text:style-name="T12"> </text:span><text:a xlink:type="simple" xlink:href="https://app.pluralsight.com/course-player?clipId=a68dcd46-1060-4f45-9ee4-2004140838ff&amp;startTime=177.69" office:target-frame-name="psplayer" xlink:show="replace" text:style-name="Internet_20_link" text:visited-style-name="Visited_20_Internet_20_Link"><text:span text:style-name="T11">then we're wanting to print the value of the variable, so we do that</text:span></text:a><text:span text:style-name="T12"> </text:span><text:a xlink:type="simple" xlink:href="https://app.pluralsight.com/course-player?clipId=a68dcd46-1060-4f45-9ee4-2004140838ff&amp;startTime=181.47" office:target-frame-name="psplayer" xlink:show="replace" text:style-name="Internet_20_link" text:visited-style-name="Visited_20_Internet_20_Link"><text:span text:style-name="T11">by referencing the ptr variable again, only this time we actually</text:span></text:a><text:span text:style-name="T12"> </text:span><text:a xlink:type="simple" xlink:href="https://app.pluralsight.com/course-player?clipId=a68dcd46-1060-4f45-9ee4-2004140838ff&amp;startTime=186.68" office:target-frame-name="psplayer" xlink:show="replace" text:style-name="Internet_20_link" text:visited-style-name="Visited_20_Internet_20_Link"><text:span text:style-name="T11">dereference it with the asterisk. So this time it'll print the value</text:span></text:a><text:span text:style-name="T12"> </text:span><text:a xlink:type="simple" xlink:href="https://app.pluralsight.com/course-player?clipId=a68dcd46-1060-4f45-9ee4-2004140838ff&amp;startTime=191.33" office:target-frame-name="psplayer" xlink:show="replace" text:style-name="Internet_20_link" text:visited-style-name="Visited_20_Internet_20_Link"><text:span text:style-name="T11">stored in &amp;course,</text:span></text:a><text:span text:style-name="T12"> </text:span><text:a xlink:type="simple" xlink:href="https://app.pluralsight.com/course-player?clipId=a68dcd46-1060-4f45-9ee4-2004140838ff&amp;startTime=193.15" office:target-frame-name="psplayer" xlink:show="replace" text:style-name="Internet_20_link" text:visited-style-name="Visited_20_Internet_20_Link"><text:span text:style-name="T11">which should be Getting Started with Kubernetes. Oh,</text:span></text:a><text:span text:style-name="T12"> </text:span><text:a xlink:type="simple" xlink:href="https://app.pluralsight.com/course-player?clipId=a68dcd46-1060-4f45-9ee4-2004140838ff&amp;startTime=197.21" office:target-frame-name="psplayer" xlink:show="replace" text:style-name="Internet_20_link" text:visited-style-name="Visited_20_Internet_20_Link"><text:span text:style-name="T11">tell you what, let's give it a try.</text:span></text:a><text:span text:style-name="T12"> </text:span><text:a xlink:type="simple" xlink:href="https://app.pluralsight.com/course-player?clipId=a68dcd46-1060-4f45-9ee4-2004140838ff&amp;startTime=200.24" office:target-frame-name="psplayer" xlink:show="replace" text:style-name="Internet_20_link" text:visited-style-name="Visited_20_Internet_20_Link"><text:span text:style-name="T11">Oh, and remember to save your changes first.</text:span></text:a><text:span text:style-name="T12"> </text:span><text:a xlink:type="simple" xlink:href="https://app.pluralsight.com/course-player?clipId=a68dcd46-1060-4f45-9ee4-2004140838ff&amp;startTime=205.04" office:target-frame-name="psplayer" xlink:show="replace" text:style-name="Internet_20_link" text:visited-style-name="Visited_20_Internet_20_Link"><text:span text:style-name="T11">All right, magic, that looks good.</text:span></text:a><text:span text:style-name="T12"> </text:span><text:a xlink:type="simple" xlink:href="https://app.pluralsight.com/course-player?clipId=a68dcd46-1060-4f45-9ee4-2004140838ff&amp;startTime=208.04" office:target-frame-name="psplayer" xlink:show="replace" text:style-name="Internet_20_link" text:visited-style-name="Visited_20_Internet_20_Link"><text:span text:style-name="T11">However, I totally get it that it can be confusing, especially if it's new.</text:span></text:a><text:span text:style-name="T12"> </text:span><text:a xlink:type="simple" xlink:href="https://app.pluralsight.com/course-player?clipId=a68dcd46-1060-4f45-9ee4-2004140838ff&amp;startTime=212.63" office:target-frame-name="psplayer" xlink:show="replace" text:style-name="Internet_20_link" text:visited-style-name="Visited_20_Internet_20_Link"><text:span text:style-name="T11">So, for the sake of those who are confused, and it's totally all</text:span></text:a><text:span text:style-name="T12"> </text:span><text:a xlink:type="simple" xlink:href="https://app.pluralsight.com/course-player?clipId=a68dcd46-1060-4f45-9ee4-2004140838ff&amp;startTime=216.66" office:target-frame-name="psplayer" xlink:show="replace" text:style-name="Internet_20_link" text:visited-style-name="Visited_20_Internet_20_Link"><text:span text:style-name="T11">right to be confused, most people are when they're first</text:span></text:a><text:span text:style-name="T12"> </text:span><text:a xlink:type="simple" xlink:href="https://app.pluralsight.com/course-player?clipId=a68dcd46-1060-4f45-9ee4-2004140838ff&amp;startTime=219.63" office:target-frame-name="psplayer" xlink:show="replace" text:style-name="Internet_20_link" text:visited-style-name="Visited_20_Internet_20_Link"><text:span text:style-name="T11">learning pointers, but winding it back,</text:span></text:a><text:span text:style-name="T12"> </text:span><text:a xlink:type="simple" xlink:href="https://app.pluralsight.com/course-player?clipId=a68dcd46-1060-4f45-9ee4-2004140838ff&amp;startTime=223.47" office:target-frame-name="psplayer" xlink:show="replace" text:style-name="Internet_20_link" text:visited-style-name="Visited_20_Internet_20_Link"><text:span text:style-name="T11">variables are addresses in memory that store data.</text:span></text:a><text:span text:style-name="T12"> </text:span><text:a xlink:type="simple" xlink:href="https://app.pluralsight.com/course-player?clipId=a68dcd46-1060-4f45-9ee4-2004140838ff&amp;startTime=226.73" office:target-frame-name="psplayer" xlink:show="replace" text:style-name="Internet_20_link" text:visited-style-name="Visited_20_Internet_20_Link"><text:span text:style-name="T11">Usually, we store a useful value, but pointer variables store</text:span></text:a><text:span text:style-name="T12"> </text:span><text:a xlink:type="simple" xlink:href="https://app.pluralsight.com/course-player?clipId=a68dcd46-1060-4f45-9ee4-2004140838ff&amp;startTime=232.81" office:target-frame-name="psplayer" xlink:show="replace" text:style-name="Internet_20_link" text:visited-style-name="Visited_20_Internet_20_Link"><text:span text:style-name="T11">the memory address of other variables, so they're useful for</text:span></text:a><text:span text:style-name="T12"> </text:span><text:a xlink:type="simple" xlink:href="https://app.pluralsight.com/course-player?clipId=a68dcd46-1060-4f45-9ee4-2004140838ff&amp;startTime=236.94" office:target-frame-name="psplayer" xlink:show="replace" text:style-name="Internet_20_link" text:visited-style-name="Visited_20_Internet_20_Link"><text:span text:style-name="T11">referencing other variables.</text:span></text:a><text:span text:style-name="T12"> </text:span><text:a xlink:type="simple" xlink:href="https://app.pluralsight.com/course-player?clipId=a68dcd46-1060-4f45-9ee4-2004140838ff&amp;startTime=240.04" office:target-frame-name="psplayer" xlink:show="replace" text:style-name="Internet_20_link" text:visited-style-name="Visited_20_Internet_20_Link"><text:span text:style-name="T11">Well, as well as that, in code, the asterisk performs two functions.</text:span></text:a><text:span text:style-name="T12"> </text:span><text:a xlink:type="simple" xlink:href="https://app.pluralsight.com/course-player?clipId=a68dcd46-1060-4f45-9ee4-2004140838ff&amp;startTime=245.54" office:target-frame-name="psplayer" xlink:show="replace" text:style-name="Internet_20_link" text:visited-style-name="Visited_20_Internet_20_Link"><text:span text:style-name="T11">First up, if we declare a variable with an asterisk like we did here,</text:span></text:a><text:span text:style-name="T12"> </text:span><text:a xlink:type="simple" xlink:href="https://app.pluralsight.com/course-player?clipId=a68dcd46-1060-4f45-9ee4-2004140838ff&amp;startTime=250.82" office:target-frame-name="psplayer" xlink:show="replace" text:style-name="Internet_20_link" text:visited-style-name="Visited_20_Internet_20_Link"><text:span text:style-name="T11">then that asterisk makes it a pointer variable.</text:span></text:a><text:span text:style-name="T12"> </text:span><text:a xlink:type="simple" xlink:href="https://app.pluralsight.com/course-player?clipId=a68dcd46-1060-4f45-9ee4-2004140838ff&amp;startTime=254.84" office:target-frame-name="psplayer" xlink:show="replace" text:style-name="Internet_20_link" text:visited-style-name="Visited_20_Internet_20_Link"><text:span text:style-name="T11">But when referencing pointers in code, slapping an asterisk in front of</text:span></text:a><text:span text:style-name="T12"> </text:span><text:a xlink:type="simple" xlink:href="https://app.pluralsight.com/course-player?clipId=a68dcd46-1060-4f45-9ee4-2004140838ff&amp;startTime=260.27" office:target-frame-name="psplayer" xlink:show="replace" text:style-name="Internet_20_link" text:visited-style-name="Visited_20_Internet_20_Link"><text:span text:style-name="T11">it dereferences it, which is jargon talk for, instead of telling us the</text:span></text:a><text:span text:style-name="T12"> </text:span><text:a xlink:type="simple" xlink:href="https://app.pluralsight.com/course-player?clipId=a68dcd46-1060-4f45-9ee4-2004140838ff&amp;startTime=265.6" office:target-frame-name="psplayer" xlink:show="replace" text:style-name="Internet_20_link" text:visited-style-name="Visited_20_Internet_20_Link"><text:span text:style-name="T11">memory address of the variable you're pointing to, actually tell us the</text:span></text:a><text:span text:style-name="T12"> </text:span><text:a xlink:type="simple" xlink:href="https://app.pluralsight.com/course-player?clipId=a68dcd46-1060-4f45-9ee4-2004140838ff&amp;startTime=269.53" office:target-frame-name="psplayer" xlink:show="replace" text:style-name="Internet_20_link" text:visited-style-name="Visited_20_Internet_20_Link"><text:span text:style-name="T11">value inside the variable you're pointing to. Woo, so this gives this,</text:span></text:a><text:span text:style-name="T12"> </text:span><text:a xlink:type="simple" xlink:href="https://app.pluralsight.com/course-player?clipId=a68dcd46-1060-4f45-9ee4-2004140838ff&amp;startTime=276.2" office:target-frame-name="psplayer" xlink:show="replace" text:style-name="Internet_20_link" text:visited-style-name="Visited_20_Internet_20_Link"><text:span text:style-name="T11">and this gives this.</text:span></text:a><text:span text:style-name="T12"> </text:span><text:a xlink:type="simple" xlink:href="https://app.pluralsight.com/course-player?clipId=a68dcd46-1060-4f45-9ee4-2004140838ff&amp;startTime=279.64" office:target-frame-name="psplayer" xlink:show="replace" text:style-name="Internet_20_link" text:visited-style-name="Visited_20_Internet_20_Link"><text:span text:style-name="T11">Well, finally, putting an ampersand in front of any variable will</text:span></text:a><text:span text:style-name="T12"> </text:span><text:a xlink:type="simple" xlink:href="https://app.pluralsight.com/course-player?clipId=a68dcd46-1060-4f45-9ee4-2004140838ff&amp;startTime=284.32" office:target-frame-name="psplayer" xlink:show="replace" text:style-name="Internet_20_link" text:visited-style-name="Visited_20_Internet_20_Link"><text:span text:style-name="T11">return that variable's memory address. And you know what, we'll see it</text:span></text:a><text:span text:style-name="T12"> </text:span><text:a xlink:type="simple" xlink:href="https://app.pluralsight.com/course-player?clipId=a68dcd46-1060-4f45-9ee4-2004140838ff&amp;startTime=289.34" office:target-frame-name="psplayer" xlink:show="replace" text:style-name="Internet_20_link" text:visited-style-name="Visited_20_Internet_20_Link"><text:span text:style-name="T11">really soon, but pointers are really important when we start using functions, and actually, you know what, let's quickly set the scene for that.</text:span></text:a></text:p>
      <text:h text:style-name="P3" text:outline-level="3"><text:a xlink:type="simple" xlink:href="https://app.pluralsight.com/course-player?clipId=245f7315-13e4-4d97-9435-fb1bd5142dfb" office:target-frame-name="psplayer" xlink:show="replace" text:style-name="Internet_20_link" text:visited-style-name="Visited_20_Internet_20_Link"><text:span text:style-name="T11">Passing by Value</text:span></text:a></text:h>
      <text:p text:style-name="P5"><text:a xlink:type="simple" xlink:href="https://app.pluralsight.com/course-player?clipId=245f7315-13e4-4d97-9435-fb1bd5142dfb&amp;startTime=1.24" office:target-frame-name="psplayer" xlink:show="replace" text:style-name="Internet_20_link" text:visited-style-name="Visited_20_Internet_20_Link"><text:span text:style-name="T11">Right then, I think this code's getting a bit cluttered,</text:span></text:a><text:span text:style-name="T12"> </text:span><text:a xlink:type="simple" xlink:href="https://app.pluralsight.com/course-player?clipId=245f7315-13e4-4d97-9435-fb1bd5142dfb&amp;startTime=3.6" office:target-frame-name="psplayer" xlink:show="replace" text:style-name="Internet_20_link" text:visited-style-name="Visited_20_Internet_20_Link"><text:span text:style-name="T11">so just a quick bit of tidying up.</text:span></text:a><text:span text:style-name="T12"> </text:span><text:a xlink:type="simple" xlink:href="https://app.pluralsight.com/course-player?clipId=245f7315-13e4-4d97-9435-fb1bd5142dfb&amp;startTime=6.08" office:target-frame-name="psplayer" xlink:show="replace" text:style-name="Internet_20_link" text:visited-style-name="Visited_20_Internet_20_Link"><text:span text:style-name="T11">We're done with the reflect and strconv packages, so we'll lose them.</text:span></text:a><text:span text:style-name="T12"> </text:span><text:a xlink:type="simple" xlink:href="https://app.pluralsight.com/course-player?clipId=245f7315-13e4-4d97-9435-fb1bd5142dfb&amp;startTime=11.84" office:target-frame-name="psplayer" xlink:show="replace" text:style-name="Internet_20_link" text:visited-style-name="Visited_20_Internet_20_Link"><text:span text:style-name="T11">We are going to use the name and the course variables, but you know what?</text:span></text:a><text:span text:style-name="T12"> </text:span><text:a xlink:type="simple" xlink:href="https://app.pluralsight.com/course-player?clipId=245f7315-13e4-4d97-9435-fb1bd5142dfb&amp;startTime=16.07" office:target-frame-name="psplayer" xlink:show="replace" text:style-name="Internet_20_link" text:visited-style-name="Visited_20_Internet_20_Link"><text:span text:style-name="T11">We'll lose the rest because remember,</text:span></text:a><text:span text:style-name="T12"> </text:span><text:a xlink:type="simple" xlink:href="https://app.pluralsight.com/course-player?clipId=245f7315-13e4-4d97-9435-fb1bd5142dfb&amp;startTime=17.68" office:target-frame-name="psplayer" xlink:show="replace" text:style-name="Internet_20_link" text:visited-style-name="Visited_20_Internet_20_Link"><text:span text:style-name="T11">Go doesn't like it when we create a variable inside of a function at</text:span></text:a><text:span text:style-name="T12"> </text:span><text:a xlink:type="simple" xlink:href="https://app.pluralsight.com/course-player?clipId=245f7315-13e4-4d97-9435-fb1bd5142dfb&amp;startTime=20.95" office:target-frame-name="psplayer" xlink:show="replace" text:style-name="Internet_20_link" text:visited-style-name="Visited_20_Internet_20_Link"><text:span text:style-name="T11">least and we don't then use it. </text:span></text:a><text:soft-page-break/><text:a xlink:type="simple" xlink:href="https://app.pluralsight.com/course-player?clipId=245f7315-13e4-4d97-9435-fb1bd5142dfb&amp;startTime=20.95" office:target-frame-name="psplayer" xlink:show="replace" text:style-name="Internet_20_link" text:visited-style-name="Visited_20_Internet_20_Link"><text:span text:style-name="T11">And you know what,</text:span></text:a><text:span text:style-name="T12"> </text:span><text:a xlink:type="simple" xlink:href="https://app.pluralsight.com/course-player?clipId=245f7315-13e4-4d97-9435-fb1bd5142dfb&amp;startTime=25.14" office:target-frame-name="psplayer" xlink:show="replace" text:style-name="Internet_20_link" text:visited-style-name="Visited_20_Internet_20_Link"><text:span text:style-name="T11">we'll just lose all of this here.</text:span></text:a><text:span text:style-name="T12"> </text:span><text:a xlink:type="simple" xlink:href="https://app.pluralsight.com/course-player?clipId=245f7315-13e4-4d97-9435-fb1bd5142dfb&amp;startTime=27.33" office:target-frame-name="psplayer" xlink:show="replace" text:style-name="Internet_20_link" text:visited-style-name="Visited_20_Internet_20_Link"><text:span text:style-name="T11">So, basically, we're at the bare bones of an app.</text:span></text:a><text:span text:style-name="T12"> </text:span><text:a xlink:type="simple" xlink:href="https://app.pluralsight.com/course-player?clipId=245f7315-13e4-4d97-9435-fb1bd5142dfb&amp;startTime=32.44" office:target-frame-name="psplayer" xlink:show="replace" text:style-name="Internet_20_link" text:visited-style-name="Visited_20_Internet_20_Link"><text:span text:style-name="T11">So, what we're going to do here is write a simple function to change the</text:span></text:a><text:span text:style-name="T12"> </text:span><text:a xlink:type="simple" xlink:href="https://app.pluralsight.com/course-player?clipId=245f7315-13e4-4d97-9435-fb1bd5142dfb&amp;startTime=37.06" office:target-frame-name="psplayer" xlink:show="replace" text:style-name="Internet_20_link" text:visited-style-name="Visited_20_Internet_20_Link"><text:span text:style-name="T11">value of the course variable. And we'll get properly into functions in the</text:span></text:a><text:span text:style-name="T12"> </text:span><text:a xlink:type="simple" xlink:href="https://app.pluralsight.com/course-player?clipId=245f7315-13e4-4d97-9435-fb1bd5142dfb&amp;startTime=42.47" office:target-frame-name="psplayer" xlink:show="replace" text:style-name="Internet_20_link" text:visited-style-name="Visited_20_Internet_20_Link"><text:span text:style-name="T11">next module, so don't overthink things right now, we're just looking at how</text:span></text:a><text:span text:style-name="T12"> </text:span><text:a xlink:type="simple" xlink:href="https://app.pluralsight.com/course-player?clipId=245f7315-13e4-4d97-9435-fb1bd5142dfb&amp;startTime=46.53" office:target-frame-name="psplayer" xlink:show="replace" text:style-name="Internet_20_link" text:visited-style-name="Visited_20_Internet_20_Link"><text:span text:style-name="T11">variables get passed around. Anyway, in our main function here, let's print</text:span></text:a><text:span text:style-name="T12"> </text:span><text:a xlink:type="simple" xlink:href="https://app.pluralsight.com/course-player?clipId=245f7315-13e4-4d97-9435-fb1bd5142dfb&amp;startTime=51.63" office:target-frame-name="psplayer" xlink:show="replace" text:style-name="Internet_20_link" text:visited-style-name="Visited_20_Internet_20_Link"><text:span text:style-name="T11">out the current value of course.</text:span></text:a><text:span text:style-name="T12"> </text:span><text:a xlink:type="simple" xlink:href="https://app.pluralsight.com/course-player?clipId=245f7315-13e4-4d97-9435-fb1bd5142dfb&amp;startTime=54.01" office:target-frame-name="psplayer" xlink:show="replace" text:style-name="Internet_20_link" text:visited-style-name="Visited_20_Internet_20_Link"><text:span text:style-name="T11">And look, I'm just adding a line feed character on the end here to</text:span></text:a><text:span text:style-name="T12"> </text:span><text:a xlink:type="simple" xlink:href="https://app.pluralsight.com/course-player?clipId=245f7315-13e4-4d97-9435-fb1bd5142dfb&amp;startTime=56.85" office:target-frame-name="psplayer" xlink:show="replace" text:style-name="Internet_20_link" text:visited-style-name="Visited_20_Internet_20_Link"><text:span text:style-name="T11">make the output on the screen easier to read.</text:span></text:a><text:span text:style-name="T12"> </text:span><text:a xlink:type="simple" xlink:href="https://app.pluralsight.com/course-player?clipId=245f7315-13e4-4d97-9435-fb1bd5142dfb&amp;startTime=60.54" office:target-frame-name="psplayer" xlink:show="replace" text:style-name="Internet_20_link" text:visited-style-name="Visited_20_Internet_20_Link"><text:span text:style-name="T11">Well, next, let's call to a new function called updateCourse</text:span></text:a><text:span text:style-name="T12"> </text:span><text:a xlink:type="simple" xlink:href="https://app.pluralsight.com/course-player?clipId=245f7315-13e4-4d97-9435-fb1bd5142dfb&amp;startTime=63.93" office:target-frame-name="psplayer" xlink:show="replace" text:style-name="Internet_20_link" text:visited-style-name="Visited_20_Internet_20_Link"><text:span text:style-name="T11">and we'll pass it the course variable.</text:span></text:a><text:span text:style-name="T12"> </text:span><text:a xlink:type="simple" xlink:href="https://app.pluralsight.com/course-player?clipId=245f7315-13e4-4d97-9435-fb1bd5142dfb&amp;startTime=66.74" office:target-frame-name="psplayer" xlink:show="replace" text:style-name="Internet_20_link" text:visited-style-name="Visited_20_Internet_20_Link"><text:span text:style-name="T11">Now then, we've just done this, Go doesn't actually</text:span></text:a><text:span text:style-name="T12"> </text:span><text:a xlink:type="simple" xlink:href="https://app.pluralsight.com/course-player?clipId=245f7315-13e4-4d97-9435-fb1bd5142dfb&amp;startTime=69.85" office:target-frame-name="psplayer" xlink:show="replace" text:style-name="Internet_20_link" text:visited-style-name="Visited_20_Internet_20_Link"><text:span text:style-name="T11">pass the course variable, yeah,</text:span></text:a><text:span text:style-name="T12"> </text:span><text:a xlink:type="simple" xlink:href="https://app.pluralsight.com/course-player?clipId=245f7315-13e4-4d97-9435-fb1bd5142dfb&amp;startTime=71.48" office:target-frame-name="psplayer" xlink:show="replace" text:style-name="Internet_20_link" text:visited-style-name="Visited_20_Internet_20_Link"><text:span text:style-name="T11">it makes a copy and it passes that. And this is crucial.</text:span></text:a><text:span text:style-name="T12"> </text:span><text:a xlink:type="simple" xlink:href="https://app.pluralsight.com/course-player?clipId=245f7315-13e4-4d97-9435-fb1bd5142dfb&amp;startTime=75.01" office:target-frame-name="psplayer" xlink:show="replace" text:style-name="Internet_20_link" text:visited-style-name="Visited_20_Internet_20_Link"><text:span text:style-name="T11">So keep that front and center of your thinking.</text:span></text:a><text:span text:style-name="T12"> </text:span><text:a xlink:type="simple" xlink:href="https://app.pluralsight.com/course-player?clipId=245f7315-13e4-4d97-9435-fb1bd5142dfb&amp;startTime=78.84" office:target-frame-name="psplayer" xlink:show="replace" text:style-name="Internet_20_link" text:visited-style-name="Visited_20_Internet_20_Link"><text:span text:style-name="T11">Well, now to write the function.</text:span></text:a><text:span text:style-name="T12"> </text:span><text:a xlink:type="simple" xlink:href="https://app.pluralsight.com/course-player?clipId=245f7315-13e4-4d97-9435-fb1bd5142dfb&amp;startTime=81.74" office:target-frame-name="psplayer" xlink:show="replace" text:style-name="Internet_20_link" text:visited-style-name="Visited_20_Internet_20_Link"><text:span text:style-name="T11">So in the function signature here, and that's just this top line</text:span></text:a><text:span text:style-name="T12"> </text:span><text:a xlink:type="simple" xlink:href="https://app.pluralsight.com/course-player?clipId=245f7315-13e4-4d97-9435-fb1bd5142dfb&amp;startTime=84.83" office:target-frame-name="psplayer" xlink:show="replace" text:style-name="Internet_20_link" text:visited-style-name="Visited_20_Internet_20_Link"><text:span text:style-name="T11">that we're writing, we give it an input, that's the course variable</text:span></text:a><text:span text:style-name="T12"> </text:span><text:a xlink:type="simple" xlink:href="https://app.pluralsight.com/course-player?clipId=245f7315-13e4-4d97-9435-fb1bd5142dfb&amp;startTime=87.98" office:target-frame-name="psplayer" xlink:show="replace" text:style-name="Internet_20_link" text:visited-style-name="Visited_20_Internet_20_Link"><text:span text:style-name="T11">or copy, yeah. And we tell it the type, which is a string. And</text:span></text:a><text:span text:style-name="T12"> </text:span><text:a xlink:type="simple" xlink:href="https://app.pluralsight.com/course-player?clipId=245f7315-13e4-4d97-9435-fb1bd5142dfb&amp;startTime=92.89" office:target-frame-name="psplayer" xlink:show="replace" text:style-name="Internet_20_link" text:visited-style-name="Visited_20_Internet_20_Link"><text:span text:style-name="T11">then, every function returns an output, which for us, that will be</text:span></text:a><text:span text:style-name="T12"> </text:span><text:a xlink:type="simple" xlink:href="https://app.pluralsight.com/course-player?clipId=245f7315-13e4-4d97-9435-fb1bd5142dfb&amp;startTime=96.75" office:target-frame-name="psplayer" xlink:show="replace" text:style-name="Internet_20_link" text:visited-style-name="Visited_20_Internet_20_Link"><text:span text:style-name="T11">an unnamed string.</text:span></text:a><text:span text:style-name="T12"> </text:span><text:a xlink:type="simple" xlink:href="https://app.pluralsight.com/course-player?clipId=245f7315-13e4-4d97-9435-fb1bd5142dfb&amp;startTime=98.18" office:target-frame-name="psplayer" xlink:show="replace" text:style-name="Internet_20_link" text:visited-style-name="Visited_20_Internet_20_Link"><text:span text:style-name="T11">Basically, we're putting a string in and we're getting a string out. But</text:span></text:a><text:span text:style-name="T12"> </text:span><text:a xlink:type="simple" xlink:href="https://app.pluralsight.com/course-player?clipId=245f7315-13e4-4d97-9435-fb1bd5142dfb&amp;startTime=101.71" office:target-frame-name="psplayer" xlink:show="replace" text:style-name="Internet_20_link" text:visited-style-name="Visited_20_Internet_20_Link"><text:span text:style-name="T11">remember, don't overthink this yet, we'll come properly to functions next.</text:span></text:a><text:span text:style-name="T12"> </text:span><text:a xlink:type="simple" xlink:href="https://app.pluralsight.com/course-player?clipId=245f7315-13e4-4d97-9435-fb1bd5142dfb&amp;startTime=106.34" office:target-frame-name="psplayer" xlink:show="replace" text:style-name="Internet_20_link" text:visited-style-name="Visited_20_Internet_20_Link"><text:span text:style-name="T11">Let's add some statements to do some work.</text:span></text:a><text:span text:style-name="T12"> </text:span><text:a xlink:type="simple" xlink:href="https://app.pluralsight.com/course-player?clipId=245f7315-13e4-4d97-9435-fb1bd5142dfb&amp;startTime=109.44" office:target-frame-name="psplayer" xlink:show="replace" text:style-name="Internet_20_link" text:visited-style-name="Visited_20_Internet_20_Link"><text:span text:style-name="T11">So this line here is assigning a new value to course.</text:span></text:a><text:span text:style-name="T12"> </text:span><text:a xlink:type="simple" xlink:href="https://app.pluralsight.com/course-player?clipId=245f7315-13e4-4d97-9435-fb1bd5142dfb&amp;startTime=113.62" office:target-frame-name="psplayer" xlink:show="replace" text:style-name="Internet_20_link" text:visited-style-name="Visited_20_Internet_20_Link"><text:span text:style-name="T11">This line's printing that to the screen,</text:span></text:a><text:span text:style-name="T12"> </text:span><text:a xlink:type="simple" xlink:href="https://app.pluralsight.com/course-player?clipId=245f7315-13e4-4d97-9435-fb1bd5142dfb&amp;startTime=116.43" office:target-frame-name="psplayer" xlink:show="replace" text:style-name="Internet_20_link" text:visited-style-name="Visited_20_Internet_20_Link"><text:span text:style-name="T11">then we're telling it to return the update to value, and</text:span></text:a><text:span text:style-name="T12"> </text:span><text:a xlink:type="simple" xlink:href="https://app.pluralsight.com/course-player?clipId=245f7315-13e4-4d97-9435-fb1bd5142dfb&amp;startTime=119.34" office:target-frame-name="psplayer" xlink:show="replace" text:style-name="Internet_20_link" text:visited-style-name="Visited_20_Internet_20_Link"><text:span text:style-name="T11">that's our function. Take some input,</text:span></text:a><text:span text:style-name="T12"> </text:span><text:a xlink:type="simple" xlink:href="https://app.pluralsight.com/course-player?clipId=245f7315-13e4-4d97-9435-fb1bd5142dfb&amp;startTime=121.61" office:target-frame-name="psplayer" xlink:show="replace" text:style-name="Internet_20_link" text:visited-style-name="Visited_20_Internet_20_Link"><text:span text:style-name="T11">change it and print it to the screen, and return a value.</text:span></text:a><text:span text:style-name="T12"> </text:span><text:a xlink:type="simple" xlink:href="https://app.pluralsight.com/course-player?clipId=245f7315-13e4-4d97-9435-fb1bd5142dfb&amp;startTime=126.34" office:target-frame-name="psplayer" xlink:show="replace" text:style-name="Internet_20_link" text:visited-style-name="Visited_20_Internet_20_Link"><text:span text:style-name="T11">So I'll tell you what, back up here we'll add another Println to</text:span></text:a><text:span text:style-name="T12"> </text:span><text:a xlink:type="simple" xlink:href="https://app.pluralsight.com/course-player?clipId=245f7315-13e4-4d97-9435-fb1bd5142dfb&amp;startTime=129.38" office:target-frame-name="psplayer" xlink:show="replace" text:style-name="Internet_20_link" text:visited-style-name="Visited_20_Internet_20_Link"><text:span text:style-name="T11">check whether or not the change we made in the function actually</text:span></text:a><text:span text:style-name="T12"> </text:span><text:a xlink:type="simple" xlink:href="https://app.pluralsight.com/course-player?clipId=245f7315-13e4-4d97-9435-fb1bd5142dfb&amp;startTime=133.12" office:target-frame-name="psplayer" xlink:show="replace" text:style-name="Internet_20_link" text:visited-style-name="Visited_20_Internet_20_Link"><text:span text:style-name="T11">stuck. Now a couple of things.</text:span></text:a><text:span text:style-name="T12"> </text:span><text:a xlink:type="simple" xlink:href="https://app.pluralsight.com/course-player?clipId=245f7315-13e4-4d97-9435-fb1bd5142dfb&amp;startTime=135.42" office:target-frame-name="psplayer" xlink:show="replace" text:style-name="Internet_20_link" text:visited-style-name="Visited_20_Internet_20_Link"><text:span text:style-name="T11">First up, program flow is like this, we start at package main,</text:span></text:a><text:span text:style-name="T12"> </text:span><text:a xlink:type="simple" xlink:href="https://app.pluralsight.com/course-player?clipId=245f7315-13e4-4d97-9435-fb1bd5142dfb&amp;startTime=139.64" office:target-frame-name="psplayer" xlink:show="replace" text:style-name="Internet_20_link" text:visited-style-name="Visited_20_Internet_20_Link"><text:span text:style-name="T11">import a bunch of other packages, and jump into func main.</text:span></text:a><text:span text:style-name="T12"> </text:span><text:a xlink:type="simple" xlink:href="https://app.pluralsight.com/course-player?clipId=245f7315-13e4-4d97-9435-fb1bd5142dfb&amp;startTime=144.24" office:target-frame-name="psplayer" xlink:show="replace" text:style-name="Internet_20_link" text:visited-style-name="Visited_20_Internet_20_Link"><text:span text:style-name="T11">Remember from right at the beginning,</text:span></text:a><text:span text:style-name="T12"> </text:span><text:a xlink:type="simple" xlink:href="https://app.pluralsight.com/course-player?clipId=245f7315-13e4-4d97-9435-fb1bd5142dfb&amp;startTime=145.78" office:target-frame-name="psplayer" xlink:show="replace" text:style-name="Internet_20_link" text:visited-style-name="Visited_20_Internet_20_Link"><text:span text:style-name="T11">package main and func main are the programs entry point, so they're always the</text:span></text:a><text:span text:style-name="T12"> </text:span><text:a xlink:type="simple" xlink:href="https://app.pluralsight.com/course-player?clipId=245f7315-13e4-4d97-9435-fb1bd5142dfb&amp;startTime=150.27" office:target-frame-name="psplayer" xlink:show="replace" text:style-name="Internet_20_link" text:visited-style-name="Visited_20_Internet_20_Link"><text:span text:style-name="T11">first things to run. Next, we initialize a couple of variables and print them</text:span></text:a><text:span text:style-name="T12"> </text:span><text:a xlink:type="simple" xlink:href="https://app.pluralsight.com/course-player?clipId=245f7315-13e4-4d97-9435-fb1bd5142dfb&amp;startTime=155.48" office:target-frame-name="psplayer" xlink:show="replace" text:style-name="Internet_20_link" text:visited-style-name="Visited_20_Internet_20_Link"><text:span text:style-name="T11">to the screen. And it's all pretty orderly so far,</text:span></text:a><text:span text:style-name="T12"> </text:span><text:a xlink:type="simple" xlink:href="https://app.pluralsight.com/course-player?clipId=245f7315-13e4-4d97-9435-fb1bd5142dfb&amp;startTime=158.91" office:target-frame-name="psplayer" xlink:show="replace" text:style-name="Internet_20_link" text:visited-style-name="Visited_20_Internet_20_Link"><text:span text:style-name="T11">basically starting at the top and stepping through line</text:span></text:a><text:span text:style-name="T12"> </text:span><text:a xlink:type="simple" xlink:href="https://app.pluralsight.com/course-player?clipId=245f7315-13e4-4d97-9435-fb1bd5142dfb&amp;startTime=161.27" office:target-frame-name="psplayer" xlink:show="replace" text:style-name="Internet_20_link" text:visited-style-name="Visited_20_Internet_20_Link"><text:span text:style-name="T11">after line; however, this call here to the function switches</text:span></text:a><text:span text:style-name="T12"> </text:span><text:a xlink:type="simple" xlink:href="https://app.pluralsight.com/course-player?clipId=245f7315-13e4-4d97-9435-fb1bd5142dfb&amp;startTime=166.43" office:target-frame-name="psplayer" xlink:show="replace" text:style-name="Internet_20_link" text:visited-style-name="Visited_20_Internet_20_Link"><text:span text:style-name="T11">flow to the function down here.</text:span></text:a><text:span text:style-name="T12"> </text:span><text:a xlink:type="simple" xlink:href="https://app.pluralsight.com/course-player?clipId=245f7315-13e4-4d97-9435-fb1bd5142dfb&amp;startTime=168.94" office:target-frame-name="psplayer" xlink:show="replace" text:style-name="Internet_20_link" text:visited-style-name="Visited_20_Internet_20_Link"><text:span text:style-name="T11">We then step through that one line at a time, and when it's done,</text:span></text:a><text:span text:style-name="T12"> </text:span><text:a xlink:type="simple" xlink:href="https://app.pluralsight.com/course-player?clipId=245f7315-13e4-4d97-9435-fb1bd5142dfb&amp;startTime=172.1" office:target-frame-name="psplayer" xlink:show="replace" text:style-name="Internet_20_link" text:visited-style-name="Visited_20_Internet_20_Link"><text:span text:style-name="T11">flow returns back to here, and we run this line before the program exits.</text:span></text:a><text:span text:style-name="T12"> </text:span><text:a xlink:type="simple" xlink:href="https://app.pluralsight.com/course-player?clipId=245f7315-13e4-4d97-9435-fb1bd5142dfb&amp;startTime=177.34" office:target-frame-name="psplayer" xlink:show="replace" text:style-name="Internet_20_link" text:visited-style-name="Visited_20_Internet_20_Link"><text:span text:style-name="T11">Cool.</text:span></text:a><text:span text:style-name="T12"> </text:span><text:a xlink:type="simple" xlink:href="https://app.pluralsight.com/course-player?clipId=245f7315-13e4-4d97-9435-fb1bd5142dfb&amp;startTime=179.34" office:target-frame-name="psplayer" xlink:show="replace" text:style-name="Internet_20_link" text:visited-style-name="Visited_20_Internet_20_Link"><text:span text:style-name="T11">Well, the other thing I wanted to mention is this line</text:span></text:a><text:span text:style-name="T12"> </text:span><text:a xlink:type="simple" xlink:href="https://app.pluralsight.com/course-player?clipId=245f7315-13e4-4d97-9435-fb1bd5142dfb&amp;startTime=182" office:target-frame-name="psplayer" xlink:show="replace" text:style-name="Internet_20_link" text:visited-style-name="Visited_20_Internet_20_Link"><text:span text:style-name="T11">here. Notice how we're just using the equals operator and</text:span></text:a><text:span text:style-name="T12"> </text:span><text:a xlink:type="simple" xlink:href="https://app.pluralsight.com/course-player?clipId=245f7315-13e4-4d97-9435-fb1bd5142dfb&amp;startTime=186.66" office:target-frame-name="psplayer" xlink:show="replace" text:style-name="Internet_20_link" text:visited-style-name="Visited_20_Internet_20_Link"><text:span text:style-name="T11">not the full short assignment.</text:span></text:a><text:span text:style-name="T12"> </text:span><text:a xlink:type="simple" xlink:href="https://app.pluralsight.com/course-player?clipId=245f7315-13e4-4d97-9435-fb1bd5142dfb&amp;startTime=188.39" office:target-frame-name="psplayer" xlink:show="replace" text:style-name="Internet_20_link" text:visited-style-name="Visited_20_Internet_20_Link"><text:span text:style-name="T11">That's because we're not initializing a new variable, we're</text:span></text:a><text:span text:style-name="T12"> </text:span><text:a xlink:type="simple" xlink:href="https://app.pluralsight.com/course-player?clipId=245f7315-13e4-4d97-9435-fb1bd5142dfb&amp;startTime=191.6" office:target-frame-name="psplayer" xlink:show="replace" text:style-name="Internet_20_link" text:visited-style-name="Visited_20_Internet_20_Link"><text:span text:style-name="T11">assigning a new value to an existing one.</text:span></text:a><text:span text:style-name="T12"> </text:span><text:a xlink:type="simple" xlink:href="https://app.pluralsight.com/course-player?clipId=245f7315-13e4-4d97-9435-fb1bd5142dfb&amp;startTime=195.94" office:target-frame-name="psplayer" xlink:show="replace" text:style-name="Internet_20_link" text:visited-style-name="Visited_20_Internet_20_Link"><text:span text:style-name="T11">Well, let's see if it runs.</text:span></text:a><text:span text:style-name="T12"> </text:span><text:a xlink:type="simple" xlink:href="https://app.pluralsight.com/course-player?clipId=245f7315-13e4-4d97-9435-fb1bd5142dfb&amp;startTime=200.54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245f7315-13e4-4d97-9435-fb1bd5142dfb&amp;startTime=201.1" office:target-frame-name="psplayer" xlink:show="replace" text:style-name="Internet_20_link" text:visited-style-name="Visited_20_Internet_20_Link"><text:span text:style-name="T11">So, current course is Getting Started with Kubernetes,</text:span></text:a><text:span text:style-name="T12"> </text:span><text:a xlink:type="simple" xlink:href="https://app.pluralsight.com/course-player?clipId=245f7315-13e4-4d97-9435-fb1bd5142dfb&amp;startTime=203.96" office:target-frame-name="psplayer" xlink:show="replace" text:style-name="Internet_20_link" text:visited-style-name="Visited_20_Internet_20_Link"><text:span text:style-name="T11">we're changing it to Getting Started with Docker,</text:span></text:a><text:span text:style-name="T12"> </text:span><text:a xlink:type="simple" xlink:href="https://app.pluralsight.com/course-player?clipId=245f7315-13e4-4d97-9435-fb1bd5142dfb&amp;startTime=206.16" office:target-frame-name="psplayer" xlink:show="replace" text:style-name="Internet_20_link" text:visited-style-name="Visited_20_Internet_20_Link"><text:span text:style-name="T11">but then it's back to getting started with Kubernetes. But that's expected,</text:span></text:a><text:span text:style-name="T12"> </text:span><text:a xlink:type="simple" xlink:href="https://app.pluralsight.com/course-player?clipId=245f7315-13e4-4d97-9435-fb1bd5142dfb&amp;startTime=211.53" office:target-frame-name="psplayer" xlink:show="replace" text:style-name="Internet_20_link" text:visited-style-name="Visited_20_Internet_20_Link"><text:span text:style-name="T11">right? The updateCourse function made changes to a copy of the course variable,</text:span></text:a><text:span text:style-name="T12"> </text:span><text:a xlink:type="simple" xlink:href="https://app.pluralsight.com/course-player?clipId=245f7315-13e4-4d97-9435-fb1bd5142dfb&amp;startTime=217.11" office:target-frame-name="psplayer" xlink:show="replace" text:style-name="Internet_20_link" text:visited-style-name="Visited_20_Internet_20_Link"><text:span text:style-name="T11">not the original.</text:span></text:a><text:span text:style-name="T12"> </text:span><text:a xlink:type="simple" xlink:href="https://app.pluralsight.com/course-player?clipId=245f7315-13e4-4d97-9435-fb1bd5142dfb&amp;startTime=218.15" office:target-frame-name="psplayer" xlink:show="replace" text:style-name="Internet_20_link" text:visited-style-name="Visited_20_Internet_20_Link"><text:span text:style-name="T11">In fact, the original was unchanged, and we can see that here.</text:span></text:a><text:span text:style-name="T12"> </text:span><text:a xlink:type="simple" xlink:href="https://app.pluralsight.com/course-player?clipId=245f7315-13e4-4d97-9435-fb1bd5142dfb&amp;startTime=223.74" office:target-frame-name="psplayer" xlink:show="replace" text:style-name="Internet_20_link" text:visited-style-name="Visited_20_Internet_20_Link"><text:span text:style-name="T11">Okay, fair enough.</text:span></text:a><text:span text:style-name="T12"> </text:span><text:a xlink:type="simple" xlink:href="https://app.pluralsight.com/course-player?clipId=245f7315-13e4-4d97-9435-fb1bd5142dfb&amp;startTime=225.23" office:target-frame-name="psplayer" xlink:show="replace" text:style-name="Internet_20_link" text:visited-style-name="Visited_20_Internet_20_Link"><text:span text:style-name="T11">But what if we actually want to change the original of the actual variable?</text:span></text:a><text:span text:style-name="T12"> </text:span><text:a xlink:type="simple" xlink:href="https://app.pluralsight.com/course-player?clipId=245f7315-13e4-4d97-9435-fb1bd5142dfb&amp;startTime=229.5" office:target-frame-name="psplayer" xlink:show="replace" text:style-name="Internet_20_link" text:visited-style-name="Visited_20_Internet_20_Link"><text:span text:style-name="T11">I'll tell you what, no sweat. We're going to do that next.</text:span></text:a></text:p>
      <text:h text:style-name="P3" text:outline-level="3"><text:a xlink:type="simple" xlink:href="https://app.pluralsight.com/course-player?clipId=979fc5d3-1a03-4b1d-a66d-8640f4a525b8" office:target-frame-name="psplayer" xlink:show="replace" text:style-name="Internet_20_link" text:visited-style-name="Visited_20_Internet_20_Link"><text:span text:style-name="T11">Passing by Reference</text:span></text:a></text:h>
      <text:p text:style-name="P5"><text:a xlink:type="simple" xlink:href="https://app.pluralsight.com/course-player?clipId=979fc5d3-1a03-4b1d-a66d-8640f4a525b8&amp;startTime=1.44" office:target-frame-name="psplayer" xlink:show="replace" text:style-name="Internet_20_link" text:visited-style-name="Visited_20_Internet_20_Link"><text:span text:style-name="T11">Okay, to get this updateCourse function to change the actual</text:span></text:a><text:span text:style-name="T12"> </text:span><text:a xlink:type="simple" xlink:href="https://app.pluralsight.com/course-player?clipId=979fc5d3-1a03-4b1d-a66d-8640f4a525b8&amp;startTime=5.45" office:target-frame-name="psplayer" xlink:show="replace" text:style-name="Internet_20_link" text:visited-style-name="Visited_20_Internet_20_Link"><text:span text:style-name="T11">value of the course variable, so instead of a copy, we need a</text:span></text:a><text:span text:style-name="T12"> </text:span><text:a xlink:type="simple" xlink:href="https://app.pluralsight.com/course-player?clipId=979fc5d3-1a03-4b1d-a66d-8640f4a525b8&amp;startTime=9.5" office:target-frame-name="psplayer" xlink:show="replace" text:style-name="Internet_20_link" text:visited-style-name="Visited_20_Internet_20_Link"><text:span text:style-name="T11">pointer, which, if you remember from before, is going to be a</text:span></text:a><text:span text:style-name="T12"> </text:span><text:a xlink:type="simple" xlink:href="https://app.pluralsight.com/course-player?clipId=979fc5d3-1a03-4b1d-a66d-8640f4a525b8&amp;startTime=13.86" office:target-frame-name="psplayer" xlink:show="replace" text:style-name="Internet_20_link" text:visited-style-name="Visited_20_Internet_20_Link"><text:span text:style-name="T11">combo of ampersands and asterisks.</text:span></text:a><text:span text:style-name="T12"> </text:span><text:a xlink:type="simple" xlink:href="https://app.pluralsight.com/course-player?clipId=979fc5d3-1a03-4b1d-a66d-8640f4a525b8&amp;startTime=18.24" office:target-frame-name="psplayer" xlink:show="replace" text:style-name="Internet_20_link" text:visited-style-name="Visited_20_Internet_20_Link"><text:span text:style-name="T11">So, we're initializing course here, and we're assigning it</text:span></text:a><text:span text:style-name="T12"> </text:span><text:a xlink:type="simple" xlink:href="https://app.pluralsight.com/course-player?clipId=979fc5d3-1a03-4b1d-a66d-8640f4a525b8&amp;startTime=21.78" office:target-frame-name="psplayer" xlink:show="replace" text:style-name="Internet_20_link" text:visited-style-name="Visited_20_Internet_20_Link"><text:span text:style-name="T11">the value, Getting started with Kubernetes. Then, we're</text:span></text:a><text:span text:style-name="T12"> </text:span><text:a xlink:type="simple" xlink:href="https://app.pluralsight.com/course-player?clipId=979fc5d3-1a03-4b1d-a66d-8640f4a525b8&amp;startTime=24.91" office:target-frame-name="psplayer" xlink:show="replace" text:style-name="Internet_20_link" text:visited-style-name="Visited_20_Internet_20_Link"><text:span text:style-name="T11">printing it to standard out.</text:span></text:a><text:span text:style-name="T12"> </text:span><text:a xlink:type="simple" xlink:href="https://app.pluralsight.com/course-player?clipId=979fc5d3-1a03-4b1d-a66d-8640f4a525b8&amp;startTime=27.14" office:target-frame-name="psplayer" xlink:show="replace" text:style-name="Internet_20_link" text:visited-style-name="Visited_20_Internet_20_Link"><text:span text:style-name="T11">But then, as things stand,</text:span></text:a><text:span text:style-name="T12"> </text:span><text:a xlink:type="simple" xlink:href="https://app.pluralsight.com/course-player?clipId=979fc5d3-1a03-4b1d-a66d-8640f4a525b8&amp;startTime=28.88" office:target-frame-name="psplayer" xlink:show="replace" text:style-name="Internet_20_link" text:visited-style-name="Visited_20_Internet_20_Link"><text:span text:style-name="T11">this call to updateCourse is creating a copy and working off of that.</text:span></text:a><text:span text:style-name="T12"> </text:span><text:a xlink:type="simple" xlink:href="https://app.pluralsight.com/course-player?clipId=979fc5d3-1a03-4b1d-a66d-8640f4a525b8&amp;startTime=34.94" office:target-frame-name="psplayer" xlink:show="replace" text:style-name="Internet_20_link" text:visited-style-name="Visited_20_Internet_20_Link"><text:span text:style-name="T11">Well, if we lash an ampersand on the front here,</text:span></text:a><text:span text:style-name="T12"> </text:span><text:a xlink:type="simple" xlink:href="https://app.pluralsight.com/course-player?clipId=979fc5d3-1a03-4b1d-a66d-8640f4a525b8&amp;startTime=38.54" office:target-frame-name="psplayer" xlink:show="replace" text:style-name="Internet_20_link" text:visited-style-name="Visited_20_Internet_20_Link"><text:span text:style-name="T11">instead of sticking a copy of the value,</text:span></text:a><text:span text:style-name="T12"> </text:span><text:a xlink:type="simple" xlink:href="https://app.pluralsight.com/course-player?clipId=979fc5d3-1a03-4b1d-a66d-8640f4a525b8&amp;startTime=41" office:target-frame-name="psplayer" xlink:show="replace" text:style-name="Internet_20_link" text:visited-style-name="Visited_20_Internet_20_Link"><text:span text:style-name="T11">Getting started with Kubernetes onto the stack,</text:span></text:a><text:span text:style-name="T12"> </text:span><text:a xlink:type="simple" xlink:href="https://app.pluralsight.com/course-player?clipId=979fc5d3-1a03-4b1d-a66d-8640f4a525b8&amp;startTime=43.71" office:target-frame-name="psplayer" xlink:show="replace" text:style-name="Internet_20_link" text:visited-style-name="Visited_20_Internet_20_Link"><text:span text:style-name="T11">it'll stick a pointer or a reference to its location in memory.</text:span></text:a><text:span text:style-name="T12"> </text:span><text:a xlink:type="simple" xlink:href="https://app.pluralsight.com/course-player?clipId=979fc5d3-1a03-4b1d-a66d-8640f4a525b8&amp;startTime=49.14" office:target-frame-name="psplayer" xlink:show="replace" text:style-name="Internet_20_link" text:visited-style-name="Visited_20_Internet_20_Link"><text:span text:style-name="T11">Well then, down here in the function, we stick an asterisks here</text:span></text:a><text:span text:style-name="T12"> </text:span><text:a xlink:type="simple" xlink:href="https://app.pluralsight.com/course-player?clipId=979fc5d3-1a03-4b1d-a66d-8640f4a525b8&amp;startTime=53.33" office:target-frame-name="psplayer" xlink:show="replace" text:style-name="Internet_20_link" text:visited-style-name="Visited_20_Internet_20_Link"><text:span text:style-name="T11">before the string. Remember, doing that makes the variable a</text:span></text:a><text:span text:style-name="T12"> </text:span><text:a xlink:type="simple" xlink:href="https://app.pluralsight.com/course-player?clipId=979fc5d3-1a03-4b1d-a66d-8640f4a525b8&amp;startTime=57.82" office:target-frame-name="psplayer" xlink:show="replace" text:style-name="Internet_20_link" text:visited-style-name="Visited_20_Internet_20_Link"><text:span text:style-name="T11">pointer. Then we need to stick an asterisks here </text:span></text:a><text:soft-page-break/><text:a xlink:type="simple" xlink:href="https://app.pluralsight.com/course-player?clipId=979fc5d3-1a03-4b1d-a66d-8640f4a525b8&amp;startTime=57.82" office:target-frame-name="psplayer" xlink:show="replace" text:style-name="Internet_20_link" text:visited-style-name="Visited_20_Internet_20_Link"><text:span text:style-name="T11">when we're changing</text:span></text:a><text:span text:style-name="T12"> </text:span><text:a xlink:type="simple" xlink:href="https://app.pluralsight.com/course-player?clipId=979fc5d3-1a03-4b1d-a66d-8640f4a525b8&amp;startTime=63.19" office:target-frame-name="psplayer" xlink:show="replace" text:style-name="Internet_20_link" text:visited-style-name="Visited_20_Internet_20_Link"><text:span text:style-name="T11">it to Getting Started with Docker.</text:span></text:a><text:span text:style-name="T12"> </text:span><text:a xlink:type="simple" xlink:href="https://app.pluralsight.com/course-player?clipId=979fc5d3-1a03-4b1d-a66d-8640f4a525b8&amp;startTime=65.74" office:target-frame-name="psplayer" xlink:show="replace" text:style-name="Internet_20_link" text:visited-style-name="Visited_20_Internet_20_Link"><text:span text:style-name="T11">So what this is doing is telling Go to assign Getting Started with</text:span></text:a><text:span text:style-name="T12"> </text:span><text:a xlink:type="simple" xlink:href="https://app.pluralsight.com/course-player?clipId=979fc5d3-1a03-4b1d-a66d-8640f4a525b8&amp;startTime=69.87" office:target-frame-name="psplayer" xlink:show="replace" text:style-name="Internet_20_link" text:visited-style-name="Visited_20_Internet_20_Link"><text:span text:style-name="T11">Docker, which is another epic course, by the way, but assign this</text:span></text:a><text:span text:style-name="T12"> </text:span><text:a xlink:type="simple" xlink:href="https://app.pluralsight.com/course-player?clipId=979fc5d3-1a03-4b1d-a66d-8640f4a525b8&amp;startTime=74.28" office:target-frame-name="psplayer" xlink:show="replace" text:style-name="Internet_20_link" text:visited-style-name="Visited_20_Internet_20_Link"><text:span text:style-name="T11">new value to the location in memory that the course point of</text:span></text:a><text:span text:style-name="T12"> </text:span><text:a xlink:type="simple" xlink:href="https://app.pluralsight.com/course-player?clipId=979fc5d3-1a03-4b1d-a66d-8640f4a525b8&amp;startTime=78.98" office:target-frame-name="psplayer" xlink:show="replace" text:style-name="Internet_20_link" text:visited-style-name="Visited_20_Internet_20_Link"><text:span text:style-name="T11">variable is referencing. Oh, yeah, another one here, if we don't,</text:span></text:a><text:span text:style-name="T12"> </text:span><text:a xlink:type="simple" xlink:href="https://app.pluralsight.com/course-player?clipId=979fc5d3-1a03-4b1d-a66d-8640f4a525b8&amp;startTime=86.2" office:target-frame-name="psplayer" xlink:show="replace" text:style-name="Internet_20_link" text:visited-style-name="Visited_20_Internet_20_Link"><text:span text:style-name="T11">we'll get the hex memory address again, and another one down here on the</text:span></text:a><text:span text:style-name="T12"> </text:span><text:a xlink:type="simple" xlink:href="https://app.pluralsight.com/course-player?clipId=979fc5d3-1a03-4b1d-a66d-8640f4a525b8&amp;startTime=91.83" office:target-frame-name="psplayer" xlink:show="replace" text:style-name="Internet_20_link" text:visited-style-name="Visited_20_Internet_20_Link"><text:span text:style-name="T11">return, and then I reckon, yeah I reckon that should work.</text:span></text:a><text:span text:style-name="T12"> </text:span><text:a xlink:type="simple" xlink:href="https://app.pluralsight.com/course-player?clipId=979fc5d3-1a03-4b1d-a66d-8640f4a525b8&amp;startTime=97.94" office:target-frame-name="psplayer" xlink:show="replace" text:style-name="Internet_20_link" text:visited-style-name="Visited_20_Internet_20_Link"><text:span text:style-name="T11">So this time around, we should actually change the original value.</text:span></text:a><text:span text:style-name="T12"> </text:span><text:a xlink:type="simple" xlink:href="https://app.pluralsight.com/course-player?clipId=979fc5d3-1a03-4b1d-a66d-8640f4a525b8&amp;startTime=103.54" office:target-frame-name="psplayer" xlink:show="replace" text:style-name="Internet_20_link" text:visited-style-name="Visited_20_Internet_20_Link"><text:span text:style-name="T11">Well, moment of truth I guess. Like we ever doubted it.</text:span></text:a><text:span text:style-name="T12"> </text:span><text:a xlink:type="simple" xlink:href="https://app.pluralsight.com/course-player?clipId=979fc5d3-1a03-4b1d-a66d-8640f4a525b8&amp;startTime=113.66" office:target-frame-name="psplayer" xlink:show="replace" text:style-name="Internet_20_link" text:visited-style-name="Visited_20_Internet_20_Link"><text:span text:style-name="T11">So, current course is Getting started with Kubernetes. We're updating it</text:span></text:a><text:span text:style-name="T12"> </text:span><text:a xlink:type="simple" xlink:href="https://app.pluralsight.com/course-player?clipId=979fc5d3-1a03-4b1d-a66d-8640f4a525b8&amp;startTime=117.82" office:target-frame-name="psplayer" xlink:show="replace" text:style-name="Internet_20_link" text:visited-style-name="Visited_20_Internet_20_Link"><text:span text:style-name="T11">to Getting Started with Docker, and the changes stuck. You know what? That</text:span></text:a><text:span text:style-name="T12"> </text:span><text:a xlink:type="simple" xlink:href="https://app.pluralsight.com/course-player?clipId=979fc5d3-1a03-4b1d-a66d-8640f4a525b8&amp;startTime=123.41" office:target-frame-name="psplayer" xlink:show="replace" text:style-name="Internet_20_link" text:visited-style-name="Visited_20_Internet_20_Link"><text:span text:style-name="T11">folks, is pointers and passing by reference, which can be very useful. Well, next on the cards, constants.</text:span></text:a></text:p>
      <text:h text:style-name="P3" text:outline-level="3"><text:a xlink:type="simple" xlink:href="https://app.pluralsight.com/course-player?clipId=571f25c3-e47b-4a5d-9bb3-936aa7c2361f" office:target-frame-name="psplayer" xlink:show="replace" text:style-name="Internet_20_link" text:visited-style-name="Visited_20_Internet_20_Link"><text:span text:style-name="T11">Constants</text:span></text:a></text:h>
      <text:p text:style-name="P5"><text:a xlink:type="simple" xlink:href="https://app.pluralsight.com/course-player?clipId=571f25c3-e47b-4a5d-9bb3-936aa7c2361f&amp;startTime=1.54" office:target-frame-name="psplayer" xlink:show="replace" text:style-name="Internet_20_link" text:visited-style-name="Visited_20_Internet_20_Link"><text:span text:style-name="T11">So this will be nice and short because constants are pretty</text:span></text:a><text:span text:style-name="T12"> </text:span><text:a xlink:type="simple" xlink:href="https://app.pluralsight.com/course-player?clipId=571f25c3-e47b-4a5d-9bb3-936aa7c2361f&amp;startTime=4.93" office:target-frame-name="psplayer" xlink:show="replace" text:style-name="Internet_20_link" text:visited-style-name="Visited_20_Internet_20_Link"><text:span text:style-name="T11">much the same as variables, except, I guess, for the</text:span></text:a><text:span text:style-name="T12"> </text:span><text:a xlink:type="simple" xlink:href="https://app.pluralsight.com/course-player?clipId=571f25c3-e47b-4a5d-9bb3-936aa7c2361f&amp;startTime=7.94" office:target-frame-name="psplayer" xlink:show="replace" text:style-name="Internet_20_link" text:visited-style-name="Visited_20_Internet_20_Link"><text:span text:style-name="T11">obvious. Constants are immutable,</text:span></text:a><text:span text:style-name="T12"> </text:span><text:a xlink:type="simple" xlink:href="https://app.pluralsight.com/course-player?clipId=571f25c3-e47b-4a5d-9bb3-936aa7c2361f&amp;startTime=9.96" office:target-frame-name="psplayer" xlink:show="replace" text:style-name="Internet_20_link" text:visited-style-name="Visited_20_Internet_20_Link"><text:span text:style-name="T11">so they never change, whereas variables, well, these</text:span></text:a><text:span text:style-name="T12"> </text:span><text:a xlink:type="simple" xlink:href="https://app.pluralsight.com/course-player?clipId=571f25c3-e47b-4a5d-9bb3-936aa7c2361f&amp;startTime=13.08" office:target-frame-name="psplayer" xlink:show="replace" text:style-name="Internet_20_link" text:visited-style-name="Visited_20_Internet_20_Link"><text:span text:style-name="T11">most definitely can and do change.</text:span></text:a><text:span text:style-name="T12"> </text:span><text:a xlink:type="simple" xlink:href="https://app.pluralsight.com/course-player?clipId=571f25c3-e47b-4a5d-9bb3-936aa7c2361f&amp;startTime=17.0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571f25c3-e47b-4a5d-9bb3-936aa7c2361f&amp;startTime=17.59" office:target-frame-name="psplayer" xlink:show="replace" text:style-name="Internet_20_link" text:visited-style-name="Visited_20_Internet_20_Link"><text:span text:style-name="T11">I'm cleaning this up so that we've got pretty much a new program, and</text:span></text:a><text:span text:style-name="T12"> </text:span><text:a xlink:type="simple" xlink:href="https://app.pluralsight.com/course-player?clipId=571f25c3-e47b-4a5d-9bb3-936aa7c2361f&amp;startTime=21.9" office:target-frame-name="psplayer" xlink:show="replace" text:style-name="Internet_20_link" text:visited-style-name="Visited_20_Internet_20_Link"><text:span text:style-name="T11">I'm going to say that as consts.go. Now then, if your package imports</text:span></text:a><text:span text:style-name="T12"> </text:span><text:a xlink:type="simple" xlink:href="https://app.pluralsight.com/course-player?clipId=571f25c3-e47b-4a5d-9bb3-936aa7c2361f&amp;startTime=29.85" office:target-frame-name="psplayer" xlink:show="replace" text:style-name="Internet_20_link" text:visited-style-name="Visited_20_Internet_20_Link"><text:span text:style-name="T11">and things go away like mine just did there,</text:span></text:a><text:span text:style-name="T12"> </text:span><text:a xlink:type="simple" xlink:href="https://app.pluralsight.com/course-player?clipId=571f25c3-e47b-4a5d-9bb3-936aa7c2361f&amp;startTime=32.64" office:target-frame-name="psplayer" xlink:show="replace" text:style-name="Internet_20_link" text:visited-style-name="Visited_20_Internet_20_Link"><text:span text:style-name="T11">it's probably because you're using VS Code with the Go</text:span></text:a><text:span text:style-name="T12"> </text:span><text:a xlink:type="simple" xlink:href="https://app.pluralsight.com/course-player?clipId=571f25c3-e47b-4a5d-9bb3-936aa7c2361f&amp;startTime=35.31" office:target-frame-name="psplayer" xlink:show="replace" text:style-name="Internet_20_link" text:visited-style-name="Visited_20_Internet_20_Link"><text:span text:style-name="T11">plugins and you've imported a package that you're not</text:span></text:a><text:span text:style-name="T12"> </text:span><text:a xlink:type="simple" xlink:href="https://app.pluralsight.com/course-player?clipId=571f25c3-e47b-4a5d-9bb3-936aa7c2361f&amp;startTime=38.29" office:target-frame-name="psplayer" xlink:show="replace" text:style-name="Internet_20_link" text:visited-style-name="Visited_20_Internet_20_Link"><text:span text:style-name="T11">actually using in your code yet.</text:span></text:a><text:span text:style-name="T12"> </text:span><text:a xlink:type="simple" xlink:href="https://app.pluralsight.com/course-player?clipId=571f25c3-e47b-4a5d-9bb3-936aa7c2361f&amp;startTime=40.94" office:target-frame-name="psplayer" xlink:show="replace" text:style-name="Internet_20_link" text:visited-style-name="Visited_20_Internet_20_Link"><text:span text:style-name="T11">Well, we actually are going to use func, so I'll put it back.</text:span></text:a><text:span text:style-name="T12"> </text:span><text:a xlink:type="simple" xlink:href="https://app.pluralsight.com/course-player?clipId=571f25c3-e47b-4a5d-9bb3-936aa7c2361f&amp;startTime=45.4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571f25c3-e47b-4a5d-9bb3-936aa7c2361f&amp;startTime=45.96" office:target-frame-name="psplayer" xlink:show="replace" text:style-name="Internet_20_link" text:visited-style-name="Visited_20_Internet_20_Link"><text:span text:style-name="T11">well, constants are declared in Go with the const keyword, and it's pretty much</text:span></text:a><text:span text:style-name="T12"> </text:span><text:a xlink:type="simple" xlink:href="https://app.pluralsight.com/course-player?clipId=571f25c3-e47b-4a5d-9bb3-936aa7c2361f&amp;startTime=50.67" office:target-frame-name="psplayer" xlink:show="replace" text:style-name="Internet_20_link" text:visited-style-name="Visited_20_Internet_20_Link"><text:span text:style-name="T11">the same as the long form variable definitions that we saw earlier. Though</text:span></text:a><text:span text:style-name="T12"> </text:span><text:a xlink:type="simple" xlink:href="https://app.pluralsight.com/course-player?clipId=571f25c3-e47b-4a5d-9bb3-936aa7c2361f&amp;startTime=55.36" office:target-frame-name="psplayer" xlink:show="replace" text:style-name="Internet_20_link" text:visited-style-name="Visited_20_Internet_20_Link"><text:span text:style-name="T11">actually, this is the only way to declare a constant,</text:span></text:a><text:span text:style-name="T12"> </text:span><text:a xlink:type="simple" xlink:href="https://app.pluralsight.com/course-player?clipId=571f25c3-e47b-4a5d-9bb3-936aa7c2361f&amp;startTime=58.91" office:target-frame-name="psplayer" xlink:show="replace" text:style-name="Internet_20_link" text:visited-style-name="Visited_20_Internet_20_Link"><text:span text:style-name="T11">so there's no shorthand way like we have inside of functions for variables.</text:span></text:a><text:span text:style-name="T12"> </text:span><text:a xlink:type="simple" xlink:href="https://app.pluralsight.com/course-player?clipId=571f25c3-e47b-4a5d-9bb3-936aa7c2361f&amp;startTime=63.84" office:target-frame-name="psplayer" xlink:show="replace" text:style-name="Internet_20_link" text:visited-style-name="Visited_20_Internet_20_Link"><text:span text:style-name="T11">Well anyway, look,</text:span></text:a><text:span text:style-name="T12"> </text:span><text:a xlink:type="simple" xlink:href="https://app.pluralsight.com/course-player?clipId=571f25c3-e47b-4a5d-9bb3-936aa7c2361f&amp;startTime=65.07" office:target-frame-name="psplayer" xlink:show="replace" text:style-name="Internet_20_link" text:visited-style-name="Visited_20_Internet_20_Link"><text:span text:style-name="T11">this one is defining probably the world's most famous constant,</text:span></text:a><text:span text:style-name="T12"> </text:span><text:a xlink:type="simple" xlink:href="https://app.pluralsight.com/course-player?clipId=571f25c3-e47b-4a5d-9bb3-936aa7c2361f&amp;startTime=69.06" office:target-frame-name="psplayer" xlink:show="replace" text:style-name="Internet_20_link" text:visited-style-name="Visited_20_Internet_20_Link"><text:span text:style-name="T11">the speed of light, which if you didn't know,</text:span></text:a><text:span text:style-name="T12"> </text:span><text:a xlink:type="simple" xlink:href="https://app.pluralsight.com/course-player?clipId=571f25c3-e47b-4a5d-9bb3-936aa7c2361f&amp;startTime=71.04" office:target-frame-name="psplayer" xlink:show="replace" text:style-name="Internet_20_link" text:visited-style-name="Visited_20_Internet_20_Link"><text:span text:style-name="T11">travels at pretty much 186,000 miles per second, or I guess 300,000</text:span></text:a><text:span text:style-name="T12"> </text:span><text:a xlink:type="simple" xlink:href="https://app.pluralsight.com/course-player?clipId=571f25c3-e47b-4a5d-9bb3-936aa7c2361f&amp;startTime=77.69" office:target-frame-name="psplayer" xlink:show="replace" text:style-name="Internet_20_link" text:visited-style-name="Visited_20_Internet_20_Link"><text:span text:style-name="T11">kilometers a second, if you prefer kilometers. Kilometers,</text:span></text:a><text:span text:style-name="T12"> </text:span><text:a xlink:type="simple" xlink:href="https://app.pluralsight.com/course-player?clipId=571f25c3-e47b-4a5d-9bb3-936aa7c2361f&amp;startTime=81.49" office:target-frame-name="psplayer" xlink:show="replace" text:style-name="Internet_20_link" text:visited-style-name="Visited_20_Internet_20_Link"><text:span text:style-name="T11">kilometers, I don't know.</text:span></text:a><text:span text:style-name="T12"> </text:span><text:a xlink:type="simple" xlink:href="https://app.pluralsight.com/course-player?clipId=571f25c3-e47b-4a5d-9bb3-936aa7c2361f&amp;startTime=83.4" office:target-frame-name="psplayer" xlink:show="replace" text:style-name="Internet_20_link" text:visited-style-name="Visited_20_Internet_20_Link"><text:span text:style-name="T11">Well look, this will print it to the screen, and I think we'll give</text:span></text:a><text:span text:style-name="T12"> </text:span><text:a xlink:type="simple" xlink:href="https://app.pluralsight.com/course-player?clipId=571f25c3-e47b-4a5d-9bb3-936aa7c2361f&amp;startTime=87.32" office:target-frame-name="psplayer" xlink:show="replace" text:style-name="Internet_20_link" text:visited-style-name="Visited_20_Internet_20_Link"><text:span text:style-name="T11">that a save and run. And we're good. Simple stuff, yeah? Now look,</text:span></text:a><text:span text:style-name="T12"> </text:span><text:a xlink:type="simple" xlink:href="https://app.pluralsight.com/course-player?clipId=571f25c3-e47b-4a5d-9bb3-936aa7c2361f&amp;startTime=95" office:target-frame-name="psplayer" xlink:show="replace" text:style-name="Internet_20_link" text:visited-style-name="Visited_20_Internet_20_Link"><text:span text:style-name="T11">really quick, just to prove that constants cannot be mutated, this</text:span></text:a><text:span text:style-name="T12"> </text:span><text:a xlink:type="simple" xlink:href="https://app.pluralsight.com/course-player?clipId=571f25c3-e47b-4a5d-9bb3-936aa7c2361f&amp;startTime=100.07" office:target-frame-name="psplayer" xlink:show="replace" text:style-name="Internet_20_link" text:visited-style-name="Visited_20_Internet_20_Link"><text:span text:style-name="T11">line is trying to change it. So speed it up a tad, yeah, actually to</text:span></text:a><text:span text:style-name="T12"> </text:span><text:a xlink:type="simple" xlink:href="https://app.pluralsight.com/course-player?clipId=571f25c3-e47b-4a5d-9bb3-936aa7c2361f&amp;startTime=104.42" office:target-frame-name="psplayer" xlink:show="replace" text:style-name="Internet_20_link" text:visited-style-name="Visited_20_Internet_20_Link"><text:span text:style-name="T11">Warp 9 in miles per hour. And I know I'm mixing miles per hour and</text:span></text:a><text:span text:style-name="T12"> </text:span><text:a xlink:type="simple" xlink:href="https://app.pluralsight.com/course-player?clipId=571f25c3-e47b-4a5d-9bb3-936aa7c2361f&amp;startTime=111.85" office:target-frame-name="psplayer" xlink:show="replace" text:style-name="Internet_20_link" text:visited-style-name="Visited_20_Internet_20_Link"><text:span text:style-name="T11">miles per second, but you know what, who cares?</text:span></text:a><text:span text:style-name="T12"> </text:span><text:a xlink:type="simple" xlink:href="https://app.pluralsight.com/course-player?clipId=571f25c3-e47b-4a5d-9bb3-936aa7c2361f&amp;startTime=116.74" office:target-frame-name="psplayer" xlink:show="replace" text:style-name="Internet_20_link" text:visited-style-name="Visited_20_Internet_20_Link"><text:span text:style-name="T11">But I'll tell you what, let's try it. Now, no joy.</text:span></text:a><text:span text:style-name="T12"> </text:span><text:a xlink:type="simple" xlink:href="https://app.pluralsight.com/course-player?clipId=571f25c3-e47b-4a5d-9bb3-936aa7c2361f&amp;startTime=122.09" office:target-frame-name="psplayer" xlink:show="replace" text:style-name="Internet_20_link" text:visited-style-name="Visited_20_Internet_20_Link"><text:span text:style-name="T11">As we said before, constants can't be changed.</text:span></text:a><text:span text:style-name="T12"> </text:span><text:a xlink:type="simple" xlink:href="https://app.pluralsight.com/course-player?clipId=571f25c3-e47b-4a5d-9bb3-936aa7c2361f&amp;startTime=126.04" office:target-frame-name="psplayer" xlink:show="replace" text:style-name="Internet_20_link" text:visited-style-name="Visited_20_Internet_20_Link"><text:span text:style-name="T11">Okay, well,</text:span></text:a><text:span text:style-name="T12"> </text:span><text:a xlink:type="simple" xlink:href="https://app.pluralsight.com/course-player?clipId=571f25c3-e47b-4a5d-9bb3-936aa7c2361f&amp;startTime=126.88" office:target-frame-name="psplayer" xlink:show="replace" text:style-name="Internet_20_link" text:visited-style-name="Visited_20_Internet_20_Link"><text:span text:style-name="T11">you know what? Time for a quick look at how we interact with environment variables on your system before we wrap the module with a recap.</text:span></text:a></text:p>
      <text:h text:style-name="P3" text:outline-level="3"><text:a xlink:type="simple" xlink:href="https://app.pluralsight.com/course-player?clipId=9aa4fd81-761e-421a-b723-8a7a1c6b5b37" office:target-frame-name="psplayer" xlink:show="replace" text:style-name="Internet_20_link" text:visited-style-name="Visited_20_Internet_20_Link"><text:span text:style-name="T11">Accessing Environment Variables</text:span></text:a></text:h>
      <text:p text:style-name="P5"><text:a xlink:type="simple" xlink:href="https://app.pluralsight.com/course-player?clipId=9aa4fd81-761e-421a-b723-8a7a1c6b5b37&amp;startTime=1.64" office:target-frame-name="psplayer" xlink:show="replace" text:style-name="Internet_20_link" text:visited-style-name="Visited_20_Internet_20_Link"><text:span text:style-name="T11">Right.</text:span></text:a><text:span text:style-name="T12"> </text:span><text:a xlink:type="simple" xlink:href="https://app.pluralsight.com/course-player?clipId=9aa4fd81-761e-421a-b723-8a7a1c6b5b37&amp;startTime=2.18" office:target-frame-name="psplayer" xlink:show="replace" text:style-name="Internet_20_link" text:visited-style-name="Visited_20_Internet_20_Link"><text:span text:style-name="T11">A super quick look at environment variables with Go.</text:span></text:a><text:span text:style-name="T12"> </text:span><text:a xlink:type="simple" xlink:href="https://app.pluralsight.com/course-player?clipId=9aa4fd81-761e-421a-b723-8a7a1c6b5b37&amp;startTime=6.24" office:target-frame-name="psplayer" xlink:show="replace" text:style-name="Internet_20_link" text:visited-style-name="Visited_20_Internet_20_Link"><text:span text:style-name="T11">Now first up, we're in a new program file here and well,</text:span></text:a><text:span text:style-name="T12"> </text:span><text:a xlink:type="simple" xlink:href="https://app.pluralsight.com/course-player?clipId=9aa4fd81-761e-421a-b723-8a7a1c6b5b37&amp;startTime=10.6" office:target-frame-name="psplayer" xlink:show="replace" text:style-name="Internet_20_link" text:visited-style-name="Visited_20_Internet_20_Link"><text:span text:style-name="T11">environment variables are well,</text:span></text:a><text:span text:style-name="T12"> </text:span><text:a xlink:type="simple" xlink:href="https://app.pluralsight.com/course-player?clipId=9aa4fd81-761e-421a-b723-8a7a1c6b5b37&amp;startTime=14.05" office:target-frame-name="psplayer" xlink:show="replace" text:style-name="Internet_20_link" text:visited-style-name="Visited_20_Internet_20_Link"><text:span text:style-name="T11">they're variables here or they're settings on your host system.</text:span></text:a><text:span text:style-name="T12"> </text:span><text:a xlink:type="simple" xlink:href="https://app.pluralsight.com/course-player?clipId=9aa4fd81-761e-421a-b723-8a7a1c6b5b37&amp;startTime=18.37" office:target-frame-name="psplayer" xlink:show="replace" text:style-name="Internet_20_link" text:visited-style-name="Visited_20_Internet_20_Link"><text:span text:style-name="T11">So for me right now,</text:span></text:a><text:span text:style-name="T12"> </text:span><text:a xlink:type="simple" xlink:href="https://app.pluralsight.com/course-player?clipId=9aa4fd81-761e-421a-b723-8a7a1c6b5b37&amp;startTime=19.96" office:target-frame-name="psplayer" xlink:show="replace" text:style-name="Internet_20_link" text:visited-style-name="Visited_20_Internet_20_Link"><text:span text:style-name="T11">that's my office Mac because that's where I'm running the demos from.</text:span></text:a><text:span text:style-name="T12"> </text:span><text:a xlink:type="simple" xlink:href="https://app.pluralsight.com/course-player?clipId=9aa4fd81-761e-421a-b723-8a7a1c6b5b37&amp;startTime=23.11" office:target-frame-name="psplayer" xlink:show="replace" text:style-name="Internet_20_link" text:visited-style-name="Visited_20_Internet_20_Link"><text:span text:style-name="T11">For you,</text:span></text:a><text:span text:style-name="T12"> </text:span><text:a xlink:type="simple" xlink:href="https://app.pluralsight.com/course-player?clipId=9aa4fd81-761e-421a-b723-8a7a1c6b5b37&amp;startTime=23.74" office:target-frame-name="psplayer" xlink:show="replace" text:style-name="Internet_20_link" text:visited-style-name="Visited_20_Internet_20_Link"><text:span text:style-name="T11">it'll be whatever machine you're following along on and it's</text:span></text:a><text:span text:style-name="T12"> </text:span><text:a xlink:type="simple" xlink:href="https://app.pluralsight.com/course-player?clipId=9aa4fd81-761e-421a-b723-8a7a1c6b5b37&amp;startTime=26.44" office:target-frame-name="psplayer" xlink:show="replace" text:style-name="Internet_20_link" text:visited-style-name="Visited_20_Internet_20_Link"><text:span text:style-name="T11">pretty much the same whether it's Linux,</text:span></text:a><text:span text:style-name="T12"> </text:span><text:a xlink:type="simple" xlink:href="https://app.pluralsight.com/course-player?clipId=9aa4fd81-761e-421a-b723-8a7a1c6b5b37&amp;startTime=28.63" office:target-frame-name="psplayer" xlink:show="replace" text:style-name="Internet_20_link" text:visited-style-name="Visited_20_Internet_20_Link"><text:span text:style-name="T11">Windows, or Mac.</text:span></text:a><text:span text:style-name="T12"> </text:span><text:a xlink:type="simple" xlink:href="https://app.pluralsight.com/course-player?clipId=9aa4fd81-761e-421a-b723-8a7a1c6b5b37&amp;startTime=30.94" office:target-frame-name="psplayer" xlink:show="replace" text:style-name="Internet_20_link" text:visited-style-name="Visited_20_Internet_20_Link"><text:span text:style-name="T11">Now to get access to environment variables,</text:span></text:a><text:span text:style-name="T12"> </text:span><text:a xlink:type="simple" xlink:href="https://app.pluralsight.com/course-player?clipId=9aa4fd81-761e-421a-b723-8a7a1c6b5b37&amp;startTime=33.44" office:target-frame-name="psplayer" xlink:show="replace" text:style-name="Internet_20_link" text:visited-style-name="Visited_20_Internet_20_Link"><text:span text:style-name="T11">we're going to leverage functions from the OS package.</text:span></text:a><text:span text:style-name="T12"> </text:span><text:a xlink:type="simple" xlink:href="https://app.pluralsight.com/course-player?clipId=9aa4fd81-761e-421a-b723-8a7a1c6b5b37&amp;startTime=36.85" office:target-frame-name="psplayer" xlink:show="replace" text:style-name="Internet_20_link" text:visited-style-name="Visited_20_Internet_20_Link"><text:span text:style-name="T11">Actually, it gives access to a ton of OS stuff,</text:span></text:a><text:span text:style-name="T12"> </text:span><text:a xlink:type="simple" xlink:href="https://app.pluralsight.com/course-player?clipId=9aa4fd81-761e-421a-b723-8a7a1c6b5b37&amp;startTime=39.58" office:target-frame-name="psplayer" xlink:show="replace" text:style-name="Internet_20_link" text:visited-style-name="Visited_20_Internet_20_Link"><text:span text:style-name="T11">so not just environment variables, but we know the deal by now.</text:span></text:a><text:span text:style-name="T12"> </text:span><text:a xlink:type="simple" xlink:href="https://app.pluralsight.com/course-player?clipId=9aa4fd81-761e-421a-b723-8a7a1c6b5b37&amp;startTime=43.4" office:target-frame-name="psplayer" xlink:show="replace" text:style-name="Internet_20_link" text:visited-style-name="Visited_20_Internet_20_Link"><text:span text:style-name="T11">It gets imported up here.</text:span></text:a><text:span text:style-name="T12"> </text:span><text:a xlink:type="simple" xlink:href="https://app.pluralsight.com/course-player?clipId=9aa4fd81-761e-421a-b723-8a7a1c6b5b37&amp;startTime=46.3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9aa4fd81-761e-421a-b723-8a7a1c6b5b37&amp;startTime=47.15" office:target-frame-name="psplayer" xlink:show="replace" text:style-name="Internet_20_link" text:visited-style-name="Visited_20_Internet_20_Link"><text:span text:style-name="T11">the environment function here lists all our environment variables on our system,</text:span></text:a><text:span text:style-name="T12"> </text:span><text:a xlink:type="simple" xlink:href="https://app.pluralsight.com/course-player?clipId=9aa4fd81-761e-421a-b723-8a7a1c6b5b37&amp;startTime=52.36" office:target-frame-name="psplayer" xlink:show="replace" text:style-name="Internet_20_link" text:visited-style-name="Visited_20_Internet_20_Link"><text:span text:style-name="T11">so let's save that and see.</text:span></text:a><text:span text:style-name="T12"> </text:span><text:a xlink:type="simple" xlink:href="https://app.pluralsight.com/course-player?clipId=9aa4fd81-761e-421a-b723-8a7a1c6b5b37&amp;startTime=55.14" office:target-frame-name="psplayer" xlink:show="replace" text:style-name="Internet_20_link" text:visited-style-name="Visited_20_Internet_20_Link"><text:span text:style-name="T11">Now this time the file is called env.go.</text:span></text:a><text:span text:style-name="T12"> </text:span><text:a xlink:type="simple" xlink:href="https://app.pluralsight.com/course-player?clipId=9aa4fd81-761e-421a-b723-8a7a1c6b5b37&amp;startTime=58.84" office:target-frame-name="psplayer" xlink:show="replace" text:style-name="Internet_20_link" text:visited-style-name="Visited_20_Internet_20_Link"><text:span text:style-name="T11">Okay, well here, it's a proper mess,</text:span></text:a><text:span text:style-name="T12"> </text:span><text:a xlink:type="simple" xlink:href="https://app.pluralsight.com/course-player?clipId=9aa4fd81-761e-421a-b723-8a7a1c6b5b37&amp;startTime=62.57" office:target-frame-name="psplayer" xlink:show="replace" text:style-name="Internet_20_link" text:visited-style-name="Visited_20_Internet_20_Link"><text:span text:style-name="T11">but it is a list of all of the environment </text:span></text:a><text:soft-page-break/><text:a xlink:type="simple" xlink:href="https://app.pluralsight.com/course-player?clipId=9aa4fd81-761e-421a-b723-8a7a1c6b5b37&amp;startTime=62.57" office:target-frame-name="psplayer" xlink:show="replace" text:style-name="Internet_20_link" text:visited-style-name="Visited_20_Internet_20_Link"><text:span text:style-name="T11">variables</text:span></text:a><text:span text:style-name="T12"> </text:span><text:a xlink:type="simple" xlink:href="https://app.pluralsight.com/course-player?clipId=9aa4fd81-761e-421a-b723-8a7a1c6b5b37&amp;startTime=66.12" office:target-frame-name="psplayer" xlink:show="replace" text:style-name="Internet_20_link" text:visited-style-name="Visited_20_Internet_20_Link"><text:span text:style-name="T11">on your system as key value pairs, but you know what,</text:span></text:a><text:span text:style-name="T12"> </text:span><text:a xlink:type="simple" xlink:href="https://app.pluralsight.com/course-player?clipId=9aa4fd81-761e-421a-b723-8a7a1c6b5b37&amp;startTime=69.79" office:target-frame-name="psplayer" xlink:show="replace" text:style-name="Internet_20_link" text:visited-style-name="Visited_20_Internet_20_Link"><text:span text:style-name="T11">I'll tell you what a simple loop here like this that'll iterate through</text:span></text:a><text:span text:style-name="T12"> </text:span><text:a xlink:type="simple" xlink:href="https://app.pluralsight.com/course-player?clipId=9aa4fd81-761e-421a-b723-8a7a1c6b5b37&amp;startTime=74.09" office:target-frame-name="psplayer" xlink:show="replace" text:style-name="Internet_20_link" text:visited-style-name="Visited_20_Internet_20_Link"><text:span text:style-name="T11">them and then put each one on its own line and look,</text:span></text:a><text:span text:style-name="T12"> </text:span><text:a xlink:type="simple" xlink:href="https://app.pluralsight.com/course-player?clipId=9aa4fd81-761e-421a-b723-8a7a1c6b5b37&amp;startTime=77.54" office:target-frame-name="psplayer" xlink:show="replace" text:style-name="Internet_20_link" text:visited-style-name="Visited_20_Internet_20_Link"><text:span text:style-name="T11">we'll get into loops later so don't worry about it.</text:span></text:a><text:span text:style-name="T12"> </text:span><text:a xlink:type="simple" xlink:href="https://app.pluralsight.com/course-player?clipId=9aa4fd81-761e-421a-b723-8a7a1c6b5b37&amp;startTime=80.18" office:target-frame-name="psplayer" xlink:show="replace" text:style-name="Internet_20_link" text:visited-style-name="Visited_20_Internet_20_Link"><text:span text:style-name="T11">It's just going to go through that list of environment</text:span></text:a><text:span text:style-name="T12"> </text:span><text:a xlink:type="simple" xlink:href="https://app.pluralsight.com/course-player?clipId=9aa4fd81-761e-421a-b723-8a7a1c6b5b37&amp;startTime=82.48" office:target-frame-name="psplayer" xlink:show="replace" text:style-name="Internet_20_link" text:visited-style-name="Visited_20_Internet_20_Link"><text:span text:style-name="T11">variables with each one on its own line.</text:span></text:a><text:span text:style-name="T12"> </text:span><text:a xlink:type="simple" xlink:href="https://app.pluralsight.com/course-player?clipId=9aa4fd81-761e-421a-b723-8a7a1c6b5b37&amp;startTime=85.64" office:target-frame-name="psplayer" xlink:show="replace" text:style-name="Internet_20_link" text:visited-style-name="Visited_20_Internet_20_Link"><text:span text:style-name="T11">So we'll give that a save and go again.</text:span></text:a><text:span text:style-name="T12"> </text:span><text:a xlink:type="simple" xlink:href="https://app.pluralsight.com/course-player?clipId=9aa4fd81-761e-421a-b723-8a7a1c6b5b37&amp;startTime=90.14" office:target-frame-name="psplayer" xlink:show="replace" text:style-name="Internet_20_link" text:visited-style-name="Visited_20_Internet_20_Link"><text:span text:style-name="T11">Oh, miles better.</text:span></text:a><text:span text:style-name="T12"> </text:span><text:a xlink:type="simple" xlink:href="https://app.pluralsight.com/course-player?clipId=9aa4fd81-761e-421a-b723-8a7a1c6b5b37&amp;startTime=93.34" office:target-frame-name="psplayer" xlink:show="replace" text:style-name="Internet_20_link" text:visited-style-name="Visited_20_Internet_20_Link"><text:span text:style-name="T11">But I'll tell you what,</text:span></text:a><text:span text:style-name="T12"> </text:span><text:a xlink:type="simple" xlink:href="https://app.pluralsight.com/course-player?clipId=9aa4fd81-761e-421a-b723-8a7a1c6b5b37&amp;startTime=94.36" office:target-frame-name="psplayer" xlink:show="replace" text:style-name="Internet_20_link" text:visited-style-name="Visited_20_Internet_20_Link"><text:span text:style-name="T11">let's jump back to the variables program that we've been working on.</text:span></text:a><text:span text:style-name="T12"> </text:span><text:a xlink:type="simple" xlink:href="https://app.pluralsight.com/course-player?clipId=9aa4fd81-761e-421a-b723-8a7a1c6b5b37&amp;startTime=98.64" office:target-frame-name="psplayer" xlink:show="replace" text:style-name="Internet_20_link" text:visited-style-name="Visited_20_Internet_20_Link"><text:span text:style-name="T11">Mine was saved as vars.go,</text:span></text:a><text:span text:style-name="T12"> </text:span><text:a xlink:type="simple" xlink:href="https://app.pluralsight.com/course-player?clipId=9aa4fd81-761e-421a-b723-8a7a1c6b5b37&amp;startTime=100.95" office:target-frame-name="psplayer" xlink:show="replace" text:style-name="Internet_20_link" text:visited-style-name="Visited_20_Internet_20_Link"><text:span text:style-name="T11">but there is a fresh copy in the variables folder on the</text:span></text:a><text:span text:style-name="T12"> </text:span><text:a xlink:type="simple" xlink:href="https://app.pluralsight.com/course-player?clipId=9aa4fd81-761e-421a-b723-8a7a1c6b5b37&amp;startTime=104.19" office:target-frame-name="psplayer" xlink:show="replace" text:style-name="Internet_20_link" text:visited-style-name="Visited_20_Internet_20_Link"><text:span text:style-name="T11">GitHub repo called envvars.go and you can work from that if</text:span></text:a><text:span text:style-name="T12"> </text:span><text:a xlink:type="simple" xlink:href="https://app.pluralsight.com/course-player?clipId=9aa4fd81-761e-421a-b723-8a7a1c6b5b37&amp;startTime=108.33" office:target-frame-name="psplayer" xlink:show="replace" text:style-name="Internet_20_link" text:visited-style-name="Visited_20_Internet_20_Link"><text:span text:style-name="T11">you didn't save it from earlier.</text:span></text:a><text:span text:style-name="T12"> </text:span><text:a xlink:type="simple" xlink:href="https://app.pluralsight.com/course-player?clipId=9aa4fd81-761e-421a-b723-8a7a1c6b5b37&amp;startTime=110.44" office:target-frame-name="psplayer" xlink:show="replace" text:style-name="Internet_20_link" text:visited-style-name="Visited_20_Internet_20_Link"><text:span text:style-name="T11">Anyway, look, first things first, we've got to import the OS package.</text:span></text:a><text:span text:style-name="T12"> </text:span><text:a xlink:type="simple" xlink:href="https://app.pluralsight.com/course-player?clipId=9aa4fd81-761e-421a-b723-8a7a1c6b5b37&amp;startTime=115.14" office:target-frame-name="psplayer" xlink:show="replace" text:style-name="Internet_20_link" text:visited-style-name="Visited_20_Internet_20_Link"><text:span text:style-name="T11">Then down here, let's change the name variable so that,</text:span></text:a><text:span text:style-name="T12"> </text:span><text:a xlink:type="simple" xlink:href="https://app.pluralsight.com/course-player?clipId=9aa4fd81-761e-421a-b723-8a7a1c6b5b37&amp;startTime=118.99" office:target-frame-name="psplayer" xlink:show="replace" text:style-name="Internet_20_link" text:visited-style-name="Visited_20_Internet_20_Link"><text:span text:style-name="T11">instead of assigning it this string literal here where it's my</text:span></text:a><text:span text:style-name="T12"> </text:span><text:a xlink:type="simple" xlink:href="https://app.pluralsight.com/course-player?clipId=9aa4fd81-761e-421a-b723-8a7a1c6b5b37&amp;startTime=122.44" office:target-frame-name="psplayer" xlink:show="replace" text:style-name="Internet_20_link" text:visited-style-name="Visited_20_Internet_20_Link"><text:span text:style-name="T11">name with a capital letter at the beginning of each of my I</text:span></text:a><text:span text:style-name="T12"> </text:span><text:a xlink:type="simple" xlink:href="https://app.pluralsight.com/course-player?clipId=9aa4fd81-761e-421a-b723-8a7a1c6b5b37&amp;startTime=125.48" office:target-frame-name="psplayer" xlink:show="replace" text:style-name="Internet_20_link" text:visited-style-name="Visited_20_Internet_20_Link"><text:span text:style-name="T11">guess first name and last name, instead of that,</text:span></text:a><text:span text:style-name="T12"> </text:span><text:a xlink:type="simple" xlink:href="https://app.pluralsight.com/course-player?clipId=9aa4fd81-761e-421a-b723-8a7a1c6b5b37&amp;startTime=128.23" office:target-frame-name="psplayer" xlink:show="replace" text:style-name="Internet_20_link" text:visited-style-name="Visited_20_Internet_20_Link"><text:span text:style-name="T11">let's assign it the value of the currently logged on user.</text:span></text:a><text:span text:style-name="T12"> </text:span><text:a xlink:type="simple" xlink:href="https://app.pluralsight.com/course-player?clipId=9aa4fd81-761e-421a-b723-8a7a1c6b5b37&amp;startTime=133.64" office:target-frame-name="psplayer" xlink:show="replace" text:style-name="Internet_20_link" text:visited-style-name="Visited_20_Internet_20_Link"><text:span text:style-name="T11">Well, to do that, it'll be os.Getenv.</text:span></text:a><text:span text:style-name="T12"> </text:span><text:a xlink:type="simple" xlink:href="https://app.pluralsight.com/course-player?clipId=9aa4fd81-761e-421a-b723-8a7a1c6b5b37&amp;startTime=137.66" office:target-frame-name="psplayer" xlink:show="replace" text:style-name="Internet_20_link" text:visited-style-name="Visited_20_Internet_20_Link"><text:span text:style-name="T11">Oh, actually before we do that, see all of the options that we've got here,</text:span></text:a><text:span text:style-name="T12"> </text:span><text:a xlink:type="simple" xlink:href="https://app.pluralsight.com/course-player?clipId=9aa4fd81-761e-421a-b723-8a7a1c6b5b37&amp;startTime=143.14" office:target-frame-name="psplayer" xlink:show="replace" text:style-name="Internet_20_link" text:visited-style-name="Visited_20_Internet_20_Link"><text:span text:style-name="T11">so env, pagesize, pid, a bunch of host system stuff,</text:span></text:a><text:span text:style-name="T12"> </text:span><text:a xlink:type="simple" xlink:href="https://app.pluralsight.com/course-player?clipId=9aa4fd81-761e-421a-b723-8a7a1c6b5b37&amp;startTime=148.07" office:target-frame-name="psplayer" xlink:show="replace" text:style-name="Internet_20_link" text:visited-style-name="Visited_20_Internet_20_Link"><text:span text:style-name="T11">yeah.</text:span></text:a><text:span text:style-name="T12"> </text:span><text:a xlink:type="simple" xlink:href="https://app.pluralsight.com/course-player?clipId=9aa4fd81-761e-421a-b723-8a7a1c6b5b37&amp;startTime=148.68" office:target-frame-name="psplayer" xlink:show="replace" text:style-name="Internet_20_link" text:visited-style-name="Visited_20_Internet_20_Link"><text:span text:style-name="T11">Well we want Getenv, and then because I'm on a Mac, I want USER.</text:span></text:a><text:span text:style-name="T12"> </text:span><text:a xlink:type="simple" xlink:href="https://app.pluralsight.com/course-player?clipId=9aa4fd81-761e-421a-b723-8a7a1c6b5b37&amp;startTime=153.28" office:target-frame-name="psplayer" xlink:show="replace" text:style-name="Internet_20_link" text:visited-style-name="Visited_20_Internet_20_Link"><text:span text:style-name="T11">On Windows, it's USERNAME.</text:span></text:a><text:span text:style-name="T12"> </text:span><text:a xlink:type="simple" xlink:href="https://app.pluralsight.com/course-player?clipId=9aa4fd81-761e-421a-b723-8a7a1c6b5b37&amp;startTime=155.8" office:target-frame-name="psplayer" xlink:show="replace" text:style-name="Internet_20_link" text:visited-style-name="Visited_20_Internet_20_Link"><text:span text:style-name="T11">But do you know what?</text:span></text:a><text:span text:style-name="T12"> </text:span><text:a xlink:type="simple" xlink:href="https://app.pluralsight.com/course-player?clipId=9aa4fd81-761e-421a-b723-8a7a1c6b5b37&amp;startTime=156.93" office:target-frame-name="psplayer" xlink:show="replace" text:style-name="Internet_20_link" text:visited-style-name="Visited_20_Internet_20_Link"><text:span text:style-name="T11">It's all simple stuff,</text:span></text:a><text:span text:style-name="T12"> </text:span><text:a xlink:type="simple" xlink:href="https://app.pluralsight.com/course-player?clipId=9aa4fd81-761e-421a-b723-8a7a1c6b5b37&amp;startTime=158.66" office:target-frame-name="psplayer" xlink:show="replace" text:style-name="Internet_20_link" text:visited-style-name="Visited_20_Internet_20_Link"><text:span text:style-name="T11">it's just an environment variable on your system holding</text:span></text:a><text:span text:style-name="T12"> </text:span><text:a xlink:type="simple" xlink:href="https://app.pluralsight.com/course-player?clipId=9aa4fd81-761e-421a-b723-8a7a1c6b5b37&amp;startTime=161.65" office:target-frame-name="psplayer" xlink:show="replace" text:style-name="Internet_20_link" text:visited-style-name="Visited_20_Internet_20_Link"><text:span text:style-name="T11">the name of the currently logged on user.</text:span></text:a><text:span text:style-name="T12"> </text:span><text:a xlink:type="simple" xlink:href="https://app.pluralsight.com/course-player?clipId=9aa4fd81-761e-421a-b723-8a7a1c6b5b37&amp;startTime=164.94" office:target-frame-name="psplayer" xlink:show="replace" text:style-name="Internet_20_link" text:visited-style-name="Visited_20_Internet_20_Link"><text:span text:style-name="T11">Oh, and of course we're assigning the output to the name variable here.</text:span></text:a><text:span text:style-name="T12"> </text:span><text:a xlink:type="simple" xlink:href="https://app.pluralsight.com/course-player?clipId=9aa4fd81-761e-421a-b723-8a7a1c6b5b37&amp;startTime=169.34" office:target-frame-name="psplayer" xlink:show="replace" text:style-name="Internet_20_link" text:visited-style-name="Visited_20_Internet_20_Link"><text:span text:style-name="T11">Well, I'll tell you what, give that a save,</text:span></text:a><text:span text:style-name="T12"> </text:span><text:a xlink:type="simple" xlink:href="https://app.pluralsight.com/course-player?clipId=9aa4fd81-761e-421a-b723-8a7a1c6b5b37&amp;startTime=172.04" office:target-frame-name="psplayer" xlink:show="replace" text:style-name="Internet_20_link" text:visited-style-name="Visited_20_Internet_20_Link"><text:span text:style-name="T11">and then in the terminal here, well, you know what,</text:span></text:a><text:span text:style-name="T12"> </text:span><text:a xlink:type="simple" xlink:href="https://app.pluralsight.com/course-player?clipId=9aa4fd81-761e-421a-b723-8a7a1c6b5b37&amp;startTime=174.51" office:target-frame-name="psplayer" xlink:show="replace" text:style-name="Internet_20_link" text:visited-style-name="Visited_20_Internet_20_Link"><text:span text:style-name="T11">first up, I'm going to show you the value of the USER environment variable.</text:span></text:a><text:span text:style-name="T12"> </text:span><text:a xlink:type="simple" xlink:href="https://app.pluralsight.com/course-player?clipId=9aa4fd81-761e-421a-b723-8a7a1c6b5b37&amp;startTime=179.44" office:target-frame-name="psplayer" xlink:show="replace" text:style-name="Internet_20_link" text:visited-style-name="Visited_20_Internet_20_Link"><text:span text:style-name="T11">Okay, nigelpoulton with no capitals or spaces.</text:span></text:a><text:span text:style-name="T12"> </text:span><text:a xlink:type="simple" xlink:href="https://app.pluralsight.com/course-player?clipId=9aa4fd81-761e-421a-b723-8a7a1c6b5b37&amp;startTime=184.24" office:target-frame-name="psplayer" xlink:show="replace" text:style-name="Internet_20_link" text:visited-style-name="Visited_20_Internet_20_Link"><text:span text:style-name="T11">Well, let's see if the program pulls that and it did,</text:span></text:a><text:span text:style-name="T12"> </text:span><text:a xlink:type="simple" xlink:href="https://app.pluralsight.com/course-player?clipId=9aa4fd81-761e-421a-b723-8a7a1c6b5b37&amp;startTime=189.69" office:target-frame-name="psplayer" xlink:show="replace" text:style-name="Internet_20_link" text:visited-style-name="Visited_20_Internet_20_Link"><text:span text:style-name="T11">nigelpoulton like that instead of with capitals and a space</text:span></text:a><text:span text:style-name="T12"> </text:span><text:a xlink:type="simple" xlink:href="https://app.pluralsight.com/course-player?clipId=9aa4fd81-761e-421a-b723-8a7a1c6b5b37&amp;startTime=193.29" office:target-frame-name="psplayer" xlink:show="replace" text:style-name="Internet_20_link" text:visited-style-name="Visited_20_Internet_20_Link"><text:span text:style-name="T11">because it grabbed the value from the environment.</text:span></text:a><text:span text:style-name="T12"> </text:span><text:a xlink:type="simple" xlink:href="https://app.pluralsight.com/course-player?clipId=9aa4fd81-761e-421a-b723-8a7a1c6b5b37&amp;startTime=196.86" office:target-frame-name="psplayer" xlink:show="replace" text:style-name="Internet_20_link" text:visited-style-name="Visited_20_Internet_20_Link"><text:span text:style-name="T11">Spot on.</text:span></text:a><text:span text:style-name="T12"> </text:span><text:a xlink:type="simple" xlink:href="https://app.pluralsight.com/course-player?clipId=9aa4fd81-761e-421a-b723-8a7a1c6b5b37&amp;startTime=199.04" office:target-frame-name="psplayer" xlink:show="replace" text:style-name="Internet_20_link" text:visited-style-name="Visited_20_Internet_20_Link"><text:span text:style-name="T11">Well, of course, we're only just getting our feet wet,</text:span></text:a><text:span text:style-name="T12"> </text:span><text:a xlink:type="simple" xlink:href="https://app.pluralsight.com/course-player?clipId=9aa4fd81-761e-421a-b723-8a7a1c6b5b37&amp;startTime=201.84" office:target-frame-name="psplayer" xlink:show="replace" text:style-name="Internet_20_link" text:visited-style-name="Visited_20_Internet_20_Link"><text:span text:style-name="T11">totally feel free to have yourself a play around with some of the</text:span></text:a><text:span text:style-name="T12"> </text:span><text:a xlink:type="simple" xlink:href="https://app.pluralsight.com/course-player?clipId=9aa4fd81-761e-421a-b723-8a7a1c6b5b37&amp;startTime=205.45" office:target-frame-name="psplayer" xlink:show="replace" text:style-name="Internet_20_link" text:visited-style-name="Visited_20_Internet_20_Link"><text:span text:style-name="T11">other stuff available through the OS package.</text:span></text:a><text:span text:style-name="T12"> </text:span><text:a xlink:type="simple" xlink:href="https://app.pluralsight.com/course-player?clipId=9aa4fd81-761e-421a-b723-8a7a1c6b5b37&amp;startTime=208.44" office:target-frame-name="psplayer" xlink:show="replace" text:style-name="Internet_20_link" text:visited-style-name="Visited_20_Internet_20_Link"><text:span text:style-name="T11">But do you know what, as far as this set of lessons on variables goes, we're done and it's time for a quick recap.</text:span></text:a></text:p>
      <text:h text:style-name="P3" text:outline-level="3"><text:a xlink:type="simple" xlink:href="https://app.pluralsight.com/course-player?clipId=b1af4875-f1fd-4595-ae92-19c53c619d8e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b1af4875-f1fd-4595-ae92-19c53c619d8e&amp;startTime=1.54" office:target-frame-name="psplayer" xlink:show="replace" text:style-name="Internet_20_link" text:visited-style-name="Visited_20_Internet_20_Link"><text:span text:style-name="T11">Okay, I feel like we've covered an absolute ton,</text:span></text:a><text:span text:style-name="T12"> </text:span><text:a xlink:type="simple" xlink:href="https://app.pluralsight.com/course-player?clipId=b1af4875-f1fd-4595-ae92-19c53c619d8e&amp;startTime=4.49" office:target-frame-name="psplayer" xlink:show="replace" text:style-name="Internet_20_link" text:visited-style-name="Visited_20_Internet_20_Link"><text:span text:style-name="T11">so I'll keep this as sharp as I can.</text:span></text:a><text:span text:style-name="T12"> </text:span><text:a xlink:type="simple" xlink:href="https://app.pluralsight.com/course-player?clipId=b1af4875-f1fd-4595-ae92-19c53c619d8e&amp;startTime=8.14" office:target-frame-name="psplayer" xlink:show="replace" text:style-name="Internet_20_link" text:visited-style-name="Visited_20_Internet_20_Link"><text:span text:style-name="T11">We learned that we can declare variables with the var keyword, and we can</text:span></text:a><text:span text:style-name="T12"> </text:span><text:a xlink:type="simple" xlink:href="https://app.pluralsight.com/course-player?clipId=b1af4875-f1fd-4595-ae92-19c53c619d8e&amp;startTime=12.91" office:target-frame-name="psplayer" xlink:show="replace" text:style-name="Internet_20_link" text:visited-style-name="Visited_20_Internet_20_Link"><text:span text:style-name="T11">even do that without initializing them with a value.</text:span></text:a><text:span text:style-name="T12"> </text:span><text:a xlink:type="simple" xlink:href="https://app.pluralsight.com/course-player?clipId=b1af4875-f1fd-4595-ae92-19c53c619d8e&amp;startTime=16.84" office:target-frame-name="psplayer" xlink:show="replace" text:style-name="Internet_20_link" text:visited-style-name="Visited_20_Internet_20_Link"><text:span text:style-name="T11">But, if we do that, Go automatically assigns them a default value.</text:span></text:a><text:span text:style-name="T12"> </text:span><text:a xlink:type="simple" xlink:href="https://app.pluralsight.com/course-player?clipId=b1af4875-f1fd-4595-ae92-19c53c619d8e&amp;startTime=21.24" office:target-frame-name="psplayer" xlink:show="replace" text:style-name="Internet_20_link" text:visited-style-name="Visited_20_Internet_20_Link"><text:span text:style-name="T11">We saw that strings defaulted to an empty string,</text:span></text:a><text:span text:style-name="T12"> </text:span><text:a xlink:type="simple" xlink:href="https://app.pluralsight.com/course-player?clipId=b1af4875-f1fd-4595-ae92-19c53c619d8e&amp;startTime=24.41" office:target-frame-name="psplayer" xlink:show="replace" text:style-name="Internet_20_link" text:visited-style-name="Visited_20_Internet_20_Link"><text:span text:style-name="T11">integers to a 0, and I think we saw that Booleans get a</text:span></text:a><text:span text:style-name="T12"> </text:span><text:a xlink:type="simple" xlink:href="https://app.pluralsight.com/course-player?clipId=b1af4875-f1fd-4595-ae92-19c53c619d8e&amp;startTime=27.52" office:target-frame-name="psplayer" xlink:show="replace" text:style-name="Internet_20_link" text:visited-style-name="Visited_20_Internet_20_Link"><text:span text:style-name="T11">false. Well, we said that variables declared at the</text:span></text:a><text:span text:style-name="T12"> </text:span><text:a xlink:type="simple" xlink:href="https://app.pluralsight.com/course-player?clipId=b1af4875-f1fd-4595-ae92-19c53c619d8e&amp;startTime=31.78" office:target-frame-name="psplayer" xlink:show="replace" text:style-name="Internet_20_link" text:visited-style-name="Visited_20_Internet_20_Link"><text:span text:style-name="T11">package level are global in scope, so, available to all functions.</text:span></text:a><text:span text:style-name="T12"> </text:span><text:a xlink:type="simple" xlink:href="https://app.pluralsight.com/course-player?clipId=b1af4875-f1fd-4595-ae92-19c53c619d8e&amp;startTime=37.54" office:target-frame-name="psplayer" xlink:show="replace" text:style-name="Internet_20_link" text:visited-style-name="Visited_20_Internet_20_Link"><text:span text:style-name="T11">And also though, when declaring at the package</text:span></text:a><text:span text:style-name="T12"> </text:span><text:a xlink:type="simple" xlink:href="https://app.pluralsight.com/course-player?clipId=b1af4875-f1fd-4595-ae92-19c53c619d8e&amp;startTime=40.19" office:target-frame-name="psplayer" xlink:show="replace" text:style-name="Internet_20_link" text:visited-style-name="Visited_20_Internet_20_Link"><text:span text:style-name="T11">level, so outside of any function, the only way to do it is with the var keyword.</text:span></text:a><text:span text:style-name="T12"> </text:span><text:a xlink:type="simple" xlink:href="https://app.pluralsight.com/course-player?clipId=b1af4875-f1fd-4595-ae92-19c53c619d8e&amp;startTime=46.44" office:target-frame-name="psplayer" xlink:show="replace" text:style-name="Internet_20_link" text:visited-style-name="Visited_20_Internet_20_Link"><text:span text:style-name="T11">However,</text:span></text:a><text:span text:style-name="T12"> </text:span><text:a xlink:type="simple" xlink:href="https://app.pluralsight.com/course-player?clipId=b1af4875-f1fd-4595-ae92-19c53c619d8e&amp;startTime=47.74" office:target-frame-name="psplayer" xlink:show="replace" text:style-name="Internet_20_link" text:visited-style-name="Visited_20_Internet_20_Link"><text:span text:style-name="T11">if we're inside of a function, then the more idiomatic way is</text:span></text:a><text:span text:style-name="T12"> </text:span><text:a xlink:type="simple" xlink:href="https://app.pluralsight.com/course-player?clipId=b1af4875-f1fd-4595-ae92-19c53c619d8e&amp;startTime=52.09" office:target-frame-name="psplayer" xlink:show="replace" text:style-name="Internet_20_link" text:visited-style-name="Visited_20_Internet_20_Link"><text:span text:style-name="T11">with the short form operator, and to be fair,</text:span></text:a><text:span text:style-name="T12"> </text:span><text:a xlink:type="simple" xlink:href="https://app.pluralsight.com/course-player?clipId=b1af4875-f1fd-4595-ae92-19c53c619d8e&amp;startTime=54.83" office:target-frame-name="psplayer" xlink:show="replace" text:style-name="Internet_20_link" text:visited-style-name="Visited_20_Internet_20_Link"><text:span text:style-name="T11">that's the way we'll do it most of the time.</text:span></text:a><text:span text:style-name="T12"> </text:span><text:a xlink:type="simple" xlink:href="https://app.pluralsight.com/course-player?clipId=b1af4875-f1fd-4595-ae92-19c53c619d8e&amp;startTime=58.14" office:target-frame-name="psplayer" xlink:show="replace" text:style-name="Internet_20_link" text:visited-style-name="Visited_20_Internet_20_Link"><text:span text:style-name="T11">We also saw that Go supports type inference.</text:span></text:a><text:span text:style-name="T12"> </text:span><text:a xlink:type="simple" xlink:href="https://app.pluralsight.com/course-player?clipId=b1af4875-f1fd-4595-ae92-19c53c619d8e&amp;startTime=61.81" office:target-frame-name="psplayer" xlink:show="replace" text:style-name="Internet_20_link" text:visited-style-name="Visited_20_Internet_20_Link"><text:span text:style-name="T11">So, if we do initialize a variable with a value,</text:span></text:a><text:span text:style-name="T12"> </text:span><text:a xlink:type="simple" xlink:href="https://app.pluralsight.com/course-player?clipId=b1af4875-f1fd-4595-ae92-19c53c619d8e&amp;startTime=65.27" office:target-frame-name="psplayer" xlink:show="replace" text:style-name="Internet_20_link" text:visited-style-name="Visited_20_Internet_20_Link"><text:span text:style-name="T11">well, Go's clever enough to figure out what type it should be.</text:span></text:a><text:span text:style-name="T12"> </text:span><text:a xlink:type="simple" xlink:href="https://app.pluralsight.com/course-player?clipId=b1af4875-f1fd-4595-ae92-19c53c619d8e&amp;startTime=69.74" office:target-frame-name="psplayer" xlink:show="replace" text:style-name="Internet_20_link" text:visited-style-name="Visited_20_Internet_20_Link"><text:span text:style-name="T11">We also said that Go passes variables to functions</text:span></text:a><text:span text:style-name="T12"> </text:span><text:a xlink:type="simple" xlink:href="https://app.pluralsight.com/course-player?clipId=b1af4875-f1fd-4595-ae92-19c53c619d8e&amp;startTime=73.22" office:target-frame-name="psplayer" xlink:show="replace" text:style-name="Internet_20_link" text:visited-style-name="Visited_20_Internet_20_Link"><text:span text:style-name="T11">by value and not by reference.</text:span></text:a><text:span text:style-name="T12"> </text:span><text:a xlink:type="simple" xlink:href="https://app.pluralsight.com/course-player?clipId=b1af4875-f1fd-4595-ae92-19c53c619d8e&amp;startTime=75.63" office:target-frame-name="psplayer" xlink:show="replace" text:style-name="Internet_20_link" text:visited-style-name="Visited_20_Internet_20_Link"><text:span text:style-name="T11">So, instead of passing the actual variable itself, Go creates a copy with the</text:span></text:a><text:span text:style-name="T12"> </text:span><text:a xlink:type="simple" xlink:href="https://app.pluralsight.com/course-player?clipId=b1af4875-f1fd-4595-ae92-19c53c619d8e&amp;startTime=81.36" office:target-frame-name="psplayer" xlink:show="replace" text:style-name="Internet_20_link" text:visited-style-name="Visited_20_Internet_20_Link"><text:span text:style-name="T11">exact same value as the original, and it passes the copy to the function. But</text:span></text:a><text:span text:style-name="T12"> </text:span><text:a xlink:type="simple" xlink:href="https://app.pluralsight.com/course-player?clipId=b1af4875-f1fd-4595-ae92-19c53c619d8e&amp;startTime=87.27" office:target-frame-name="psplayer" xlink:show="replace" text:style-name="Internet_20_link" text:visited-style-name="Visited_20_Internet_20_Link"><text:span text:style-name="T11">do you know what? That's not always what we want, so we looked at pointer</text:span></text:a><text:span text:style-name="T12"> </text:span><text:a xlink:type="simple" xlink:href="https://app.pluralsight.com/course-player?clipId=b1af4875-f1fd-4595-ae92-19c53c619d8e&amp;startTime=91.15" office:target-frame-name="psplayer" xlink:show="replace" text:style-name="Internet_20_link" text:visited-style-name="Visited_20_Internet_20_Link"><text:span text:style-name="T11">variables, and, these are how we can force a function to work on the original</text:span></text:a><text:span text:style-name="T12"> </text:span><text:a xlink:type="simple" xlink:href="https://app.pluralsight.com/course-player?clipId=b1af4875-f1fd-4595-ae92-19c53c619d8e&amp;startTime=96.98" office:target-frame-name="psplayer" xlink:show="replace" text:style-name="Internet_20_link" text:visited-style-name="Visited_20_Internet_20_Link"><text:span text:style-name="T11">variable instead of a copy, and we call that passing by reference this time,</text:span></text:a><text:span text:style-name="T12"> </text:span><text:a xlink:type="simple" xlink:href="https://app.pluralsight.com/course-player?clipId=b1af4875-f1fd-4595-ae92-19c53c619d8e&amp;startTime=101.58" office:target-frame-name="psplayer" xlink:show="replace" text:style-name="Internet_20_link" text:visited-style-name="Visited_20_Internet_20_Link"><text:span text:style-name="T11">rather than by value.</text:span></text:a><text:span text:style-name="T12"> </text:span><text:a xlink:type="simple" xlink:href="https://app.pluralsight.com/course-player?clipId=b1af4875-f1fd-4595-ae92-19c53c619d8e&amp;startTime=104.14" office:target-frame-name="psplayer" xlink:show="replace" text:style-name="Internet_20_link" text:visited-style-name="Visited_20_Internet_20_Link"><text:span text:style-name="T11">Then we switch to constants,</text:span></text:a><text:span text:style-name="T12"> </text:span><text:a xlink:type="simple" xlink:href="https://app.pluralsight.com/course-player?clipId=b1af4875-f1fd-4595-ae92-19c53c619d8e&amp;startTime=105.67" office:target-frame-name="psplayer" xlink:show="replace" text:style-name="Internet_20_link" text:visited-style-name="Visited_20_Internet_20_Link"><text:span text:style-name="T11">which, honestly, are pretty much the immutable sibling of variables.</text:span></text:a><text:span text:style-name="T12"> </text:span><text:a xlink:type="simple" xlink:href="https://app.pluralsight.com/course-player?clipId=b1af4875-f1fd-4595-ae92-19c53c619d8e&amp;startTime=110.35" office:target-frame-name="psplayer" xlink:show="replace" text:style-name="Internet_20_link" text:visited-style-name="Visited_20_Internet_20_Link"><text:span text:style-name="T11">They look, smell, and feel a lot like variables,</text:span></text:a><text:span text:style-name="T12"> </text:span><text:a xlink:type="simple" xlink:href="https://app.pluralsight.com/course-player?clipId=b1af4875-f1fd-4595-ae92-19c53c619d8e&amp;startTime=114.06" office:target-frame-name="psplayer" xlink:show="replace" text:style-name="Internet_20_link" text:visited-style-name="Visited_20_Internet_20_Link"><text:span text:style-name="T11">only once you create a constant, you can't change it.</text:span></text:a><text:span text:style-name="T12"> </text:span><text:a xlink:type="simple" xlink:href="https://app.pluralsight.com/course-player?clipId=b1af4875-f1fd-4595-ae92-19c53c619d8e&amp;startTime=119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b1af4875-f1fd-4595-ae92-19c53c619d8e&amp;startTime=119.82" office:target-frame-name="psplayer" xlink:show="replace" text:style-name="Internet_20_link" text:visited-style-name="Visited_20_Internet_20_Link"><text:span text:style-name="T11">then we wrapped the module looking at how Go can access</text:span></text:a><text:span text:style-name="T12"> </text:span><text:a xlink:type="simple" xlink:href="https://app.pluralsight.com/course-player?clipId=b1af4875-f1fd-4595-ae92-19c53c619d8e&amp;startTime=123.05" office:target-frame-name="psplayer" xlink:show="replace" text:style-name="Internet_20_link" text:visited-style-name="Visited_20_Internet_20_Link"><text:span text:style-name="T11">environment variables from a host system and use those values in</text:span></text:a><text:span text:style-name="T12"> </text:span><text:a xlink:type="simple" xlink:href="https://app.pluralsight.com/course-player?clipId=b1af4875-f1fd-4595-ae92-19c53c619d8e&amp;startTime=127.59" office:target-frame-name="psplayer" xlink:show="replace" text:style-name="Internet_20_link" text:visited-style-name="Visited_20_Internet_20_Link"><text:span text:style-name="T11">programs. And that was about it, though,</text:span></text:a><text:span text:style-name="T12"> </text:span><text:a xlink:type="simple" xlink:href="https://app.pluralsight.com/course-player?clipId=b1af4875-f1fd-4595-ae92-19c53c619d8e&amp;startTime=131.06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b1af4875-f1fd-4595-ae92-19c53c619d8e&amp;startTime=131.8" office:target-frame-name="psplayer" xlink:show="replace" text:style-name="Internet_20_link" text:visited-style-name="Visited_20_Internet_20_Link"><text:span text:style-name="T11">we've only covered the </text:span></text:a><text:soft-page-break/><text:a xlink:type="simple" xlink:href="https://app.pluralsight.com/course-player?clipId=b1af4875-f1fd-4595-ae92-19c53c619d8e&amp;startTime=131.8" office:target-frame-name="psplayer" xlink:show="replace" text:style-name="Internet_20_link" text:visited-style-name="Visited_20_Internet_20_Link"><text:span text:style-name="T11">basics, and you should feel free</text:span></text:a><text:span text:style-name="T12"> </text:span><text:a xlink:type="simple" xlink:href="https://app.pluralsight.com/course-player?clipId=b1af4875-f1fd-4595-ae92-19c53c619d8e&amp;startTime=134.49" office:target-frame-name="psplayer" xlink:show="replace" text:style-name="Internet_20_link" text:visited-style-name="Visited_20_Internet_20_Link"><text:span text:style-name="T11">to take some time to play around,</text:span></text:a><text:span text:style-name="T12"> </text:span><text:a xlink:type="simple" xlink:href="https://app.pluralsight.com/course-player?clipId=b1af4875-f1fd-4595-ae92-19c53c619d8e&amp;startTime=137.23" office:target-frame-name="psplayer" xlink:show="replace" text:style-name="Internet_20_link" text:visited-style-name="Visited_20_Internet_20_Link"><text:span text:style-name="T11">make a bunch of mistakes yeah, and generally try things out. Well, next on the card, and this is a good one, functions.</text:span></text:a></text:p>
      <text:h text:style-name="P1" text:outline-level="2"><text:a xlink:type="simple" xlink:href="https://app.pluralsight.com/course-player?clipId=1334adf8-4605-4595-ad5c-7471f549482f" office:target-frame-name="psplayer" xlink:show="replace" text:style-name="Internet_20_link" text:visited-style-name="Visited_20_Internet_20_Link"><text:span text:style-name="T11">Working with Functions</text:span></text:a></text:h>
      <text:h text:style-name="P3" text:outline-level="3"><text:a xlink:type="simple" xlink:href="https://app.pluralsight.com/course-player?clipId=1334adf8-4605-4595-ad5c-7471f549482f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1334adf8-4605-4595-ad5c-7471f549482f&amp;startTime=1.54" office:target-frame-name="psplayer" xlink:show="replace" text:style-name="Internet_20_link" text:visited-style-name="Visited_20_Internet_20_Link"><text:span text:style-name="T11">Right then, functions.</text:span></text:a><text:span text:style-name="T12"> </text:span><text:a xlink:type="simple" xlink:href="https://app.pluralsight.com/course-player?clipId=1334adf8-4605-4595-ad5c-7471f549482f&amp;startTime=3.31" office:target-frame-name="psplayer" xlink:show="replace" text:style-name="Internet_20_link" text:visited-style-name="Visited_20_Internet_20_Link"><text:span text:style-name="T11">And if you've been following along, I've kind of bigged them up already,</text:span></text:a><text:span text:style-name="T12"> </text:span><text:a xlink:type="simple" xlink:href="https://app.pluralsight.com/course-player?clipId=1334adf8-4605-4595-ad5c-7471f549482f&amp;startTime=6.95" office:target-frame-name="psplayer" xlink:show="replace" text:style-name="Internet_20_link" text:visited-style-name="Visited_20_Internet_20_Link"><text:span text:style-name="T11">and rightly so, because they are a big deal.</text:span></text:a><text:span text:style-name="T12"> </text:span><text:a xlink:type="simple" xlink:href="https://app.pluralsight.com/course-player?clipId=1334adf8-4605-4595-ad5c-7471f549482f&amp;startTime=10.89" office:target-frame-name="psplayer" xlink:show="replace" text:style-name="Internet_20_link" text:visited-style-name="Visited_20_Internet_20_Link"><text:span text:style-name="T11">As well though,</text:span></text:a><text:span text:style-name="T12"> </text:span><text:a xlink:type="simple" xlink:href="https://app.pluralsight.com/course-player?clipId=1334adf8-4605-4595-ad5c-7471f549482f&amp;startTime=12.73" office:target-frame-name="psplayer" xlink:show="replace" text:style-name="Internet_20_link" text:visited-style-name="Visited_20_Internet_20_Link"><text:span text:style-name="T11">if you're new to coding and maybe it's your first encounter with functions,</text:span></text:a><text:span text:style-name="T12"> </text:span><text:a xlink:type="simple" xlink:href="https://app.pluralsight.com/course-player?clipId=1334adf8-4605-4595-ad5c-7471f549482f&amp;startTime=17.46" office:target-frame-name="psplayer" xlink:show="replace" text:style-name="Internet_20_link" text:visited-style-name="Visited_20_Internet_20_Link"><text:span text:style-name="T11">I recommend you buckle up, because this is gonna be,</text:span></text:a><text:span text:style-name="T12"> </text:span><text:a xlink:type="simple" xlink:href="https://app.pluralsight.com/course-player?clipId=1334adf8-4605-4595-ad5c-7471f549482f&amp;startTime=20.57" office:target-frame-name="psplayer" xlink:show="replace" text:style-name="Internet_20_link" text:visited-style-name="Visited_20_Internet_20_Link"><text:span text:style-name="T11">yeah, one heck of a ride.</text:span></text:a><text:span text:style-name="T12"> </text:span><text:a xlink:type="simple" xlink:href="https://app.pluralsight.com/course-player?clipId=1334adf8-4605-4595-ad5c-7471f549482f&amp;startTime=23.94" office:target-frame-name="psplayer" xlink:show="replace" text:style-name="Internet_20_link" text:visited-style-name="Visited_20_Internet_20_Link"><text:span text:style-name="T11">So we'll start the ball rolling with why we have functions,</text:span></text:a><text:span text:style-name="T12"> </text:span><text:a xlink:type="simple" xlink:href="https://app.pluralsight.com/course-player?clipId=1334adf8-4605-4595-ad5c-7471f549482f&amp;startTime=27.33" office:target-frame-name="psplayer" xlink:show="replace" text:style-name="Internet_20_link" text:visited-style-name="Visited_20_Internet_20_Link"><text:span text:style-name="T11">kind of set the scene.</text:span></text:a><text:span text:style-name="T12"> </text:span><text:a xlink:type="simple" xlink:href="https://app.pluralsight.com/course-player?clipId=1334adf8-4605-4595-ad5c-7471f549482f&amp;startTime=28.39" office:target-frame-name="psplayer" xlink:show="replace" text:style-name="Internet_20_link" text:visited-style-name="Visited_20_Internet_20_Link"><text:span text:style-name="T11">Then we'll get into a bit of detail.</text:span></text:a><text:span text:style-name="T12"> </text:span><text:a xlink:type="simple" xlink:href="https://app.pluralsight.com/course-player?clipId=1334adf8-4605-4595-ad5c-7471f549482f&amp;startTime=30.31" office:target-frame-name="psplayer" xlink:show="replace" text:style-name="Internet_20_link" text:visited-style-name="Visited_20_Internet_20_Link"><text:span text:style-name="T11">We'll start out at looking at how we define functions in Go,</text:span></text:a><text:span text:style-name="T12"> </text:span><text:a xlink:type="simple" xlink:href="https://app.pluralsight.com/course-player?clipId=1334adf8-4605-4595-ad5c-7471f549482f&amp;startTime=34.06" office:target-frame-name="psplayer" xlink:show="replace" text:style-name="Internet_20_link" text:visited-style-name="Visited_20_Internet_20_Link"><text:span text:style-name="T11">so, like, what does the syntax look like?</text:span></text:a><text:span text:style-name="T12"> </text:span><text:a xlink:type="simple" xlink:href="https://app.pluralsight.com/course-player?clipId=1334adf8-4605-4595-ad5c-7471f549482f&amp;startTime=36.84" office:target-frame-name="psplayer" xlink:show="replace" text:style-name="Internet_20_link" text:visited-style-name="Visited_20_Internet_20_Link"><text:span text:style-name="T11">Then we'll get our hands on,</text:span></text:a><text:span text:style-name="T12"> </text:span><text:a xlink:type="simple" xlink:href="https://app.pluralsight.com/course-player?clipId=1334adf8-4605-4595-ad5c-7471f549482f&amp;startTime=38.7" office:target-frame-name="psplayer" xlink:show="replace" text:style-name="Internet_20_link" text:visited-style-name="Visited_20_Internet_20_Link"><text:span text:style-name="T11">and we'll probably start out with func main that we've said every program has,</text:span></text:a><text:span text:style-name="T12"> </text:span><text:a xlink:type="simple" xlink:href="https://app.pluralsight.com/course-player?clipId=1334adf8-4605-4595-ad5c-7471f549482f&amp;startTime=42.76" office:target-frame-name="psplayer" xlink:show="replace" text:style-name="Internet_20_link" text:visited-style-name="Visited_20_Internet_20_Link"><text:span text:style-name="T11">but we'll also create our own. And then we'll round things</text:span></text:a><text:span text:style-name="T12"> </text:span><text:a xlink:type="simple" xlink:href="https://app.pluralsight.com/course-player?clipId=1334adf8-4605-4595-ad5c-7471f549482f&amp;startTime=47.06" office:target-frame-name="psplayer" xlink:show="replace" text:style-name="Internet_20_link" text:visited-style-name="Visited_20_Internet_20_Link"><text:span text:style-name="T11">out with some slightly more advanced stuff.</text:span></text:a><text:span text:style-name="T12"> </text:span><text:a xlink:type="simple" xlink:href="https://app.pluralsight.com/course-player?clipId=1334adf8-4605-4595-ad5c-7471f549482f&amp;startTime=50.04" office:target-frame-name="psplayer" xlink:show="replace" text:style-name="Internet_20_link" text:visited-style-name="Visited_20_Internet_20_Link"><text:span text:style-name="T11">Now, I don't mean anything hard here.</text:span></text:a><text:span text:style-name="T12"> </text:span><text:a xlink:type="simple" xlink:href="https://app.pluralsight.com/course-player?clipId=1334adf8-4605-4595-ad5c-7471f549482f&amp;startTime=52.54" office:target-frame-name="psplayer" xlink:show="replace" text:style-name="Internet_20_link" text:visited-style-name="Visited_20_Internet_20_Link"><text:span text:style-name="T11">We're a fundamentals course, yeah,</text:span></text:a><text:span text:style-name="T12"> </text:span><text:a xlink:type="simple" xlink:href="https://app.pluralsight.com/course-player?clipId=1334adf8-4605-4595-ad5c-7471f549482f&amp;startTime=54.21" office:target-frame-name="psplayer" xlink:show="replace" text:style-name="Internet_20_link" text:visited-style-name="Visited_20_Internet_20_Link"><text:span text:style-name="T11">so we're not going to be rocking it with things like callback functions and</text:span></text:a><text:span text:style-name="T12"> </text:span><text:a xlink:type="simple" xlink:href="https://app.pluralsight.com/course-player?clipId=1334adf8-4605-4595-ad5c-7471f549482f&amp;startTime=57.62" office:target-frame-name="psplayer" xlink:show="replace" text:style-name="Internet_20_link" text:visited-style-name="Visited_20_Internet_20_Link"><text:span text:style-name="T11">closures. But we might give them a mention later in the course.</text:span></text:a><text:span text:style-name="T12"> </text:span><text:a xlink:type="simple" xlink:href="https://app.pluralsight.com/course-player?clipId=1334adf8-4605-4595-ad5c-7471f549482f&amp;startTime=61.64" office:target-frame-name="psplayer" xlink:show="replace" text:style-name="Internet_20_link" text:visited-style-name="Visited_20_Internet_20_Link"><text:span text:style-name="T11">The thing is, right,</text:span></text:a><text:span text:style-name="T12"> </text:span><text:a xlink:type="simple" xlink:href="https://app.pluralsight.com/course-player?clipId=1334adf8-4605-4595-ad5c-7471f549482f&amp;startTime=63.09" office:target-frame-name="psplayer" xlink:show="replace" text:style-name="Internet_20_link" text:visited-style-name="Visited_20_Internet_20_Link"><text:span text:style-name="T11">the aim of this module is to get you comfortable with the basics of</text:span></text:a><text:span text:style-name="T12"> </text:span><text:a xlink:type="simple" xlink:href="https://app.pluralsight.com/course-player?clipId=1334adf8-4605-4595-ad5c-7471f549482f&amp;startTime=67.3" office:target-frame-name="psplayer" xlink:show="replace" text:style-name="Internet_20_link" text:visited-style-name="Visited_20_Internet_20_Link"><text:span text:style-name="T11">functions and able to start writing your own. And then this will obviously</text:span></text:a><text:span text:style-name="T12"> </text:span><text:a xlink:type="simple" xlink:href="https://app.pluralsight.com/course-player?clipId=1334adf8-4605-4595-ad5c-7471f549482f&amp;startTime=71.63" office:target-frame-name="psplayer" xlink:show="replace" text:style-name="Internet_20_link" text:visited-style-name="Visited_20_Internet_20_Link"><text:span text:style-name="T11">have you set up for the more advanced stuff later.</text:span></text:a><text:span text:style-name="T12"> </text:span><text:a xlink:type="simple" xlink:href="https://app.pluralsight.com/course-player?clipId=1334adf8-4605-4595-ad5c-7471f549482f&amp;startTime=74.84" office:target-frame-name="psplayer" xlink:show="replace" text:style-name="Internet_20_link" text:visited-style-name="Visited_20_Internet_20_Link"><text:span text:style-name="T11">Now, one last thing, functions.</text:span></text:a><text:span text:style-name="T12"> </text:span><text:a xlink:type="simple" xlink:href="https://app.pluralsight.com/course-player?clipId=1334adf8-4605-4595-ad5c-7471f549482f&amp;startTime=77.94" office:target-frame-name="psplayer" xlink:show="replace" text:style-name="Internet_20_link" text:visited-style-name="Visited_20_Internet_20_Link"><text:span text:style-name="T11">They are a massive topic, and there's no way we can do them proper</text:span></text:a><text:span text:style-name="T12"> </text:span><text:a xlink:type="simple" xlink:href="https://app.pluralsight.com/course-player?clipId=1334adf8-4605-4595-ad5c-7471f549482f&amp;startTime=82.88" office:target-frame-name="psplayer" xlink:show="replace" text:style-name="Internet_20_link" text:visited-style-name="Visited_20_Internet_20_Link"><text:span text:style-name="T11">justice in a course like this. But don't worry,</text:span></text:a><text:span text:style-name="T12"> </text:span><text:a xlink:type="simple" xlink:href="https://app.pluralsight.com/course-player?clipId=1334adf8-4605-4595-ad5c-7471f549482f&amp;startTime=85.35" office:target-frame-name="psplayer" xlink:show="replace" text:style-name="Internet_20_link" text:visited-style-name="Visited_20_Internet_20_Link"><text:span text:style-name="T11">we will be giving you more than enough to get started. So, come on, let's do this.</text:span></text:a></text:p>
      <text:h text:style-name="P3" text:outline-level="3"><text:a xlink:type="simple" xlink:href="https://app.pluralsight.com/course-player?clipId=8b4fa83c-555d-473e-a82d-bee553268435" office:target-frame-name="psplayer" xlink:show="replace" text:style-name="Internet_20_link" text:visited-style-name="Visited_20_Internet_20_Link"><text:span text:style-name="T11">Why Functions</text:span></text:a></text:h>
      <text:p text:style-name="P5"><text:a xlink:type="simple" xlink:href="https://app.pluralsight.com/course-player?clipId=8b4fa83c-555d-473e-a82d-bee553268435&amp;startTime=1.64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8b4fa83c-555d-473e-a82d-bee553268435&amp;startTime=2.18" office:target-frame-name="psplayer" xlink:show="replace" text:style-name="Internet_20_link" text:visited-style-name="Visited_20_Internet_20_Link"><text:span text:style-name="T11">So why do we have functions? Basically, they let us</text:span></text:a><text:span text:style-name="T12"> </text:span><text:a xlink:type="simple" xlink:href="https://app.pluralsight.com/course-player?clipId=8b4fa83c-555d-473e-a82d-bee553268435&amp;startTime=6.55" office:target-frame-name="psplayer" xlink:show="replace" text:style-name="Internet_20_link" text:visited-style-name="Visited_20_Internet_20_Link"><text:span text:style-name="T11">write clean, tidy, reusable code.</text:span></text:a><text:span text:style-name="T12"> </text:span><text:a xlink:type="simple" xlink:href="https://app.pluralsight.com/course-player?clipId=8b4fa83c-555d-473e-a82d-bee553268435&amp;startTime=9.94" office:target-frame-name="psplayer" xlink:show="replace" text:style-name="Internet_20_link" text:visited-style-name="Visited_20_Internet_20_Link"><text:span text:style-name="T11">So let's say that this is 150 lines of code here.</text:span></text:a><text:span text:style-name="T12"> </text:span><text:a xlink:type="simple" xlink:href="https://app.pluralsight.com/course-player?clipId=8b4fa83c-555d-473e-a82d-bee553268435&amp;startTime=13.19" office:target-frame-name="psplayer" xlink:show="replace" text:style-name="Internet_20_link" text:visited-style-name="Visited_20_Internet_20_Link"><text:span text:style-name="T11">I mean obviously, I know it's not, but you get where I'm going.</text:span></text:a><text:span text:style-name="T12"> </text:span><text:a xlink:type="simple" xlink:href="https://app.pluralsight.com/course-player?clipId=8b4fa83c-555d-473e-a82d-bee553268435&amp;startTime=16.84" office:target-frame-name="psplayer" xlink:show="replace" text:style-name="Internet_20_link" text:visited-style-name="Visited_20_Internet_20_Link"><text:span text:style-name="T11">Well anyway, let's say that at three separate points were doing,</text:span></text:a><text:span text:style-name="T12"> </text:span><text:a xlink:type="simple" xlink:href="https://app.pluralsight.com/course-player?clipId=8b4fa83c-555d-473e-a82d-bee553268435&amp;startTime=20.54" office:target-frame-name="psplayer" xlink:show="replace" text:style-name="Internet_20_link" text:visited-style-name="Visited_20_Internet_20_Link"><text:span text:style-name="T11">I don't know,</text:span></text:a><text:span text:style-name="T12"> </text:span><text:a xlink:type="simple" xlink:href="https://app.pluralsight.com/course-player?clipId=8b4fa83c-555d-473e-a82d-bee553268435&amp;startTime=20.93" office:target-frame-name="psplayer" xlink:show="replace" text:style-name="Internet_20_link" text:visited-style-name="Visited_20_Internet_20_Link"><text:span text:style-name="T11">let's say some text conversion, maybe converting to title case. And</text:span></text:a><text:span text:style-name="T12"> </text:span><text:a xlink:type="simple" xlink:href="https://app.pluralsight.com/course-player?clipId=8b4fa83c-555d-473e-a82d-bee553268435&amp;startTime=25.12" office:target-frame-name="psplayer" xlink:show="replace" text:style-name="Internet_20_link" text:visited-style-name="Visited_20_Internet_20_Link"><text:span text:style-name="T11">we'll assume that the code to do that is 10 lines long.</text:span></text:a><text:span text:style-name="T12"> </text:span><text:a xlink:type="simple" xlink:href="https://app.pluralsight.com/course-player?clipId=8b4fa83c-555d-473e-a82d-bee553268435&amp;startTime=28.07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8b4fa83c-555d-473e-a82d-bee553268435&amp;startTime=28.56" office:target-frame-name="psplayer" xlink:show="replace" text:style-name="Internet_20_link" text:visited-style-name="Visited_20_Internet_20_Link"><text:span text:style-name="T11">I know it's not showing us 10 lines on the screen, but you</text:span></text:a><text:span text:style-name="T12"> </text:span><text:a xlink:type="simple" xlink:href="https://app.pluralsight.com/course-player?clipId=8b4fa83c-555d-473e-a82d-bee553268435&amp;startTime=30.72" office:target-frame-name="psplayer" xlink:show="replace" text:style-name="Internet_20_link" text:visited-style-name="Visited_20_Internet_20_Link"><text:span text:style-name="T11">get my point, we're repeating the same code over and over</text:span></text:a><text:span text:style-name="T12"> </text:span><text:a xlink:type="simple" xlink:href="https://app.pluralsight.com/course-player?clipId=8b4fa83c-555d-473e-a82d-bee553268435&amp;startTime=34.17" office:target-frame-name="psplayer" xlink:show="replace" text:style-name="Internet_20_link" text:visited-style-name="Visited_20_Internet_20_Link"><text:span text:style-name="T11">again in different places.</text:span></text:a><text:span text:style-name="T12"> </text:span><text:a xlink:type="simple" xlink:href="https://app.pluralsight.com/course-player?clipId=8b4fa83c-555d-473e-a82d-bee553268435&amp;startTime=37.34" office:target-frame-name="psplayer" xlink:show="replace" text:style-name="Internet_20_link" text:visited-style-name="Visited_20_Internet_20_Link"><text:span text:style-name="T11">Now, not only is that wasteful, it's also prone to error.</text:span></text:a><text:span text:style-name="T12"> </text:span><text:a xlink:type="simple" xlink:href="https://app.pluralsight.com/course-player?clipId=8b4fa83c-555d-473e-a82d-bee553268435&amp;startTime=41.74" office:target-frame-name="psplayer" xlink:show="replace" text:style-name="Internet_20_link" text:visited-style-name="Visited_20_Internet_20_Link"><text:span text:style-name="T11">A much better option is to just write it out once and then every time</text:span></text:a><text:span text:style-name="T12"> </text:span><text:a xlink:type="simple" xlink:href="https://app.pluralsight.com/course-player?clipId=8b4fa83c-555d-473e-a82d-bee553268435&amp;startTime=46.49" office:target-frame-name="psplayer" xlink:show="replace" text:style-name="Internet_20_link" text:visited-style-name="Visited_20_Internet_20_Link"><text:span text:style-name="T11">we need it we make a call to it or a reference.</text:span></text:a><text:span text:style-name="T12"> </text:span><text:a xlink:type="simple" xlink:href="https://app.pluralsight.com/course-player?clipId=8b4fa83c-555d-473e-a82d-bee553268435&amp;startTime=50.54" office:target-frame-name="psplayer" xlink:show="replace" text:style-name="Internet_20_link" text:visited-style-name="Visited_20_Internet_20_Link"><text:span text:style-name="T11">Well, that's the essence of functions. Take a block of</text:span></text:a><text:span text:style-name="T12"> </text:span><text:a xlink:type="simple" xlink:href="https://app.pluralsight.com/course-player?clipId=8b4fa83c-555d-473e-a82d-bee553268435&amp;startTime=53.75" office:target-frame-name="psplayer" xlink:show="replace" text:style-name="Internet_20_link" text:visited-style-name="Visited_20_Internet_20_Link"><text:span text:style-name="T11">code that does a job, in our case, convert some text into title case,</text:span></text:a><text:span text:style-name="T12"> </text:span><text:a xlink:type="simple" xlink:href="https://app.pluralsight.com/course-player?clipId=8b4fa83c-555d-473e-a82d-bee553268435&amp;startTime=57.94" office:target-frame-name="psplayer" xlink:show="replace" text:style-name="Internet_20_link" text:visited-style-name="Visited_20_Internet_20_Link"><text:span text:style-name="T11">write it out once as a function, and then every time we need</text:span></text:a><text:span text:style-name="T12"> </text:span><text:a xlink:type="simple" xlink:href="https://app.pluralsight.com/course-player?clipId=8b4fa83c-555d-473e-a82d-bee553268435&amp;startTime=61.08" office:target-frame-name="psplayer" xlink:show="replace" text:style-name="Internet_20_link" text:visited-style-name="Visited_20_Internet_20_Link"><text:span text:style-name="T11">it, we call out to it. And you know what,</text:span></text:a><text:span text:style-name="T12"> </text:span><text:a xlink:type="simple" xlink:href="https://app.pluralsight.com/course-player?clipId=8b4fa83c-555d-473e-a82d-bee553268435&amp;startTime=65.54" office:target-frame-name="psplayer" xlink:show="replace" text:style-name="Internet_20_link" text:visited-style-name="Visited_20_Internet_20_Link"><text:span text:style-name="T11">as simple as that, we go from writing out 10 lines of code 3</text:span></text:a><text:span text:style-name="T12"> </text:span><text:a xlink:type="simple" xlink:href="https://app.pluralsight.com/course-player?clipId=8b4fa83c-555d-473e-a82d-bee553268435&amp;startTime=68.61" office:target-frame-name="psplayer" xlink:show="replace" text:style-name="Internet_20_link" text:visited-style-name="Visited_20_Internet_20_Link"><text:span text:style-name="T11">times, to writing it and testing it only once. And look, again,</text:span></text:a><text:span text:style-name="T12"> </text:span><text:a xlink:type="simple" xlink:href="https://app.pluralsight.com/course-player?clipId=8b4fa83c-555d-473e-a82d-bee553268435&amp;startTime=76.33" office:target-frame-name="psplayer" xlink:show="replace" text:style-name="Internet_20_link" text:visited-style-name="Visited_20_Internet_20_Link"><text:span text:style-name="T11">it's a totally naughty example, but it does demo the point.</text:span></text:a><text:span text:style-name="T12"> </text:span><text:a xlink:type="simple" xlink:href="https://app.pluralsight.com/course-player?clipId=8b4fa83c-555d-473e-a82d-bee553268435&amp;startTime=80.1" office:target-frame-name="psplayer" xlink:show="replace" text:style-name="Internet_20_link" text:visited-style-name="Visited_20_Internet_20_Link"><text:span text:style-name="T11">Functions exist to let us reduce,</text:span></text:a><text:span text:style-name="T12"> </text:span><text:a xlink:type="simple" xlink:href="https://app.pluralsight.com/course-player?clipId=8b4fa83c-555d-473e-a82d-bee553268435&amp;startTime=82.44" office:target-frame-name="psplayer" xlink:show="replace" text:style-name="Internet_20_link" text:visited-style-name="Visited_20_Internet_20_Link"><text:span text:style-name="T11">not only the number of lines of code we write but also the amount of testing</text:span></text:a><text:span text:style-name="T12"> </text:span><text:a xlink:type="simple" xlink:href="https://app.pluralsight.com/course-player?clipId=8b4fa83c-555d-473e-a82d-bee553268435&amp;startTime=86.32" office:target-frame-name="psplayer" xlink:show="replace" text:style-name="Internet_20_link" text:visited-style-name="Visited_20_Internet_20_Link"><text:span text:style-name="T11">we do and the amount of mistakes we'd potentially make. And you know what, it</text:span></text:a><text:span text:style-name="T12"> </text:span><text:a xlink:type="simple" xlink:href="https://app.pluralsight.com/course-player?clipId=8b4fa83c-555d-473e-a82d-bee553268435&amp;startTime=91.89" office:target-frame-name="psplayer" xlink:show="replace" text:style-name="Internet_20_link" text:visited-style-name="Visited_20_Internet_20_Link"><text:span text:style-name="T11">is slap bang right at the heart of coding in Go. And you'll see this all the</text:span></text:a><text:span text:style-name="T12"> </text:span><text:a xlink:type="simple" xlink:href="https://app.pluralsight.com/course-player?clipId=8b4fa83c-555d-473e-a82d-bee553268435&amp;startTime=96.96" office:target-frame-name="psplayer" xlink:show="replace" text:style-name="Internet_20_link" text:visited-style-name="Visited_20_Internet_20_Link"><text:span text:style-name="T11">time as you progress, but Go programs,</text:span></text:a><text:span text:style-name="T12"> </text:span><text:a xlink:type="simple" xlink:href="https://app.pluralsight.com/course-player?clipId=8b4fa83c-555d-473e-a82d-bee553268435&amp;startTime=99.85" office:target-frame-name="psplayer" xlink:show="replace" text:style-name="Internet_20_link" text:visited-style-name="Visited_20_Internet_20_Link"><text:span text:style-name="T11">they're basically a collection of smaller modular functions.</text:span></text:a><text:span text:style-name="T12"> </text:span><text:a xlink:type="simple" xlink:href="https://app.pluralsight.com/course-player?clipId=8b4fa83c-555d-473e-a82d-bee553268435&amp;startTime=105.14" office:target-frame-name="psplayer" xlink:show="replace" text:style-name="Internet_20_link" text:visited-style-name="Visited_20_Internet_20_Link"><text:span text:style-name="T11">Okay, well you know what, that's the mega high level,</text:span></text:a><text:span text:style-name="T12"> </text:span><text:a xlink:type="simple" xlink:href="https://app.pluralsight.com/course-player?clipId=8b4fa83c-555d-473e-a82d-bee553268435&amp;startTime=107.65" office:target-frame-name="psplayer" xlink:show="replace" text:style-name="Internet_20_link" text:visited-style-name="Visited_20_Internet_20_Link"><text:span text:style-name="T11">let's add a little bit of detail.</text:span></text:a><text:span text:style-name="T12"> </text:span><text:a xlink:type="simple" xlink:href="https://app.pluralsight.com/course-player?clipId=8b4fa83c-555d-473e-a82d-bee553268435&amp;startTime=110.74" office:target-frame-name="psplayer" xlink:show="replace" text:style-name="Internet_20_link" text:visited-style-name="Visited_20_Internet_20_Link"><text:span text:style-name="T11">Architecturally speaking, we'd give a function an input, the function</text:span></text:a><text:span text:style-name="T12"> </text:span><text:a xlink:type="simple" xlink:href="https://app.pluralsight.com/course-player?clipId=8b4fa83c-555d-473e-a82d-bee553268435&amp;startTime=115.18" office:target-frame-name="psplayer" xlink:show="replace" text:style-name="Internet_20_link" text:visited-style-name="Visited_20_Internet_20_Link"><text:span text:style-name="T11">does something with that, and it returns an output.</text:span></text:a><text:span text:style-name="T12"> </text:span><text:a xlink:type="simple" xlink:href="https://app.pluralsight.com/course-player?clipId=8b4fa83c-555d-473e-a82d-bee553268435&amp;startTime=119.24" office:target-frame-name="psplayer" xlink:show="replace" text:style-name="Internet_20_link" text:visited-style-name="Visited_20_Internet_20_Link"><text:span text:style-name="T11">So for our title case example,</text:span></text:a><text:span text:style-name="T12"> </text:span><text:a xlink:type="simple" xlink:href="https://app.pluralsight.com/course-player?clipId=8b4fa83c-555d-473e-a82d-bee553268435&amp;startTime=121.06" office:target-frame-name="psplayer" xlink:show="replace" text:style-name="Internet_20_link" text:visited-style-name="Visited_20_Internet_20_Link"><text:span text:style-name="T11">we'd have a </text:span></text:a><text:soft-page-break/><text:a xlink:type="simple" xlink:href="https://app.pluralsight.com/course-player?clipId=8b4fa83c-555d-473e-a82d-bee553268435&amp;startTime=121.06" office:target-frame-name="psplayer" xlink:show="replace" text:style-name="Internet_20_link" text:visited-style-name="Visited_20_Internet_20_Link"><text:span text:style-name="T11">function, and maybe we'd call it title case, but you</text:span></text:a><text:span text:style-name="T12"> </text:span><text:a xlink:type="simple" xlink:href="https://app.pluralsight.com/course-player?clipId=8b4fa83c-555d-473e-a82d-bee553268435&amp;startTime=124.04" office:target-frame-name="psplayer" xlink:show="replace" text:style-name="Internet_20_link" text:visited-style-name="Visited_20_Internet_20_Link"><text:span text:style-name="T11">know what, you can call it pretty much anything you want, but we</text:span></text:a><text:span text:style-name="T12"> </text:span><text:a xlink:type="simple" xlink:href="https://app.pluralsight.com/course-player?clipId=8b4fa83c-555d-473e-a82d-bee553268435&amp;startTime=127.98" office:target-frame-name="psplayer" xlink:show="replace" text:style-name="Internet_20_link" text:visited-style-name="Visited_20_Internet_20_Link"><text:span text:style-name="T11">pass it a text string, the function performs its magic, and it</text:span></text:a><text:span text:style-name="T12"> </text:span><text:a xlink:type="simple" xlink:href="https://app.pluralsight.com/course-player?clipId=8b4fa83c-555d-473e-a82d-bee553268435&amp;startTime=131.79" office:target-frame-name="psplayer" xlink:show="replace" text:style-name="Internet_20_link" text:visited-style-name="Visited_20_Internet_20_Link"><text:span text:style-name="T11">returns the same text as an output.</text:span></text:a><text:span text:style-name="T12"> </text:span><text:a xlink:type="simple" xlink:href="https://app.pluralsight.com/course-player?clipId=8b4fa83c-555d-473e-a82d-bee553268435&amp;startTime=134.04" office:target-frame-name="psplayer" xlink:show="replace" text:style-name="Internet_20_link" text:visited-style-name="Visited_20_Internet_20_Link"><text:span text:style-name="T11">Only this time, formatted as title case. And actually,</text:span></text:a><text:span text:style-name="T12"> </text:span><text:a xlink:type="simple" xlink:href="https://app.pluralsight.com/course-player?clipId=8b4fa83c-555d-473e-a82d-bee553268435&amp;startTime=137.86" office:target-frame-name="psplayer" xlink:show="replace" text:style-name="Internet_20_link" text:visited-style-name="Visited_20_Internet_20_Link"><text:span text:style-name="T11">yes,</text:span></text:a><text:span text:style-name="T12"> </text:span><text:a xlink:type="simple" xlink:href="https://app.pluralsight.com/course-player?clipId=8b4fa83c-555d-473e-a82d-bee553268435&amp;startTime=138.34" office:target-frame-name="psplayer" xlink:show="replace" text:style-name="Internet_20_link" text:visited-style-name="Visited_20_Internet_20_Link"><text:span text:style-name="T11">that is proper title case propositions like with don't actually get</text:span></text:a><text:span text:style-name="T12"> </text:span><text:a xlink:type="simple" xlink:href="https://app.pluralsight.com/course-player?clipId=8b4fa83c-555d-473e-a82d-bee553268435&amp;startTime=142.15" office:target-frame-name="psplayer" xlink:show="replace" text:style-name="Internet_20_link" text:visited-style-name="Visited_20_Internet_20_Link"><text:span text:style-name="T11">converted. But you get the point right? It takes an input,</text:span></text:a><text:span text:style-name="T12"> </text:span><text:a xlink:type="simple" xlink:href="https://app.pluralsight.com/course-player?clipId=8b4fa83c-555d-473e-a82d-bee553268435&amp;startTime=145.92" office:target-frame-name="psplayer" xlink:show="replace" text:style-name="Internet_20_link" text:visited-style-name="Visited_20_Internet_20_Link"><text:span text:style-name="T11">performs a task,</text:span></text:a><text:span text:style-name="T12"> </text:span><text:a xlink:type="simple" xlink:href="https://app.pluralsight.com/course-player?clipId=8b4fa83c-555d-473e-a82d-bee553268435&amp;startTime=146.93" office:target-frame-name="psplayer" xlink:show="replace" text:style-name="Internet_20_link" text:visited-style-name="Visited_20_Internet_20_Link"><text:span text:style-name="T11">returns an output. And you know what, that kind of job,</text:span></text:a><text:span text:style-name="T12"> </text:span><text:a xlink:type="simple" xlink:href="https://app.pluralsight.com/course-player?clipId=8b4fa83c-555d-473e-a82d-bee553268435&amp;startTime=152.01" office:target-frame-name="psplayer" xlink:show="replace" text:style-name="Internet_20_link" text:visited-style-name="Visited_20_Internet_20_Link"><text:span text:style-name="T11">so changing text into title case,</text:span></text:a><text:span text:style-name="T12"> </text:span><text:a xlink:type="simple" xlink:href="https://app.pluralsight.com/course-player?clipId=8b4fa83c-555d-473e-a82d-bee553268435&amp;startTime=154.33" office:target-frame-name="psplayer" xlink:show="replace" text:style-name="Internet_20_link" text:visited-style-name="Visited_20_Internet_20_Link"><text:span text:style-name="T11">it's exactly the kind of thing that functions are designed for.</text:span></text:a><text:span text:style-name="T12"> </text:span><text:a xlink:type="simple" xlink:href="https://app.pluralsight.com/course-player?clipId=8b4fa83c-555d-473e-a82d-bee553268435&amp;startTime=157.33" office:target-frame-name="psplayer" xlink:show="replace" text:style-name="Internet_20_link" text:visited-style-name="Visited_20_Internet_20_Link"><text:span text:style-name="T11">So performing a discreet operation that can be reused throughout the program.</text:span></text:a><text:span text:style-name="T12"> </text:span><text:a xlink:type="simple" xlink:href="https://app.pluralsight.com/course-player?clipId=8b4fa83c-555d-473e-a82d-bee553268435&amp;startTime=162.09" office:target-frame-name="psplayer" xlink:show="replace" text:style-name="Internet_20_link" text:visited-style-name="Visited_20_Internet_20_Link"><text:span text:style-name="T11">So instead of writing out the same block of code,</text:span></text:a><text:span text:style-name="T12"> </text:span><text:a xlink:type="simple" xlink:href="https://app.pluralsight.com/course-player?clipId=8b4fa83c-555d-473e-a82d-bee553268435&amp;startTime=164.67" office:target-frame-name="psplayer" xlink:show="replace" text:style-name="Internet_20_link" text:visited-style-name="Visited_20_Internet_20_Link"><text:span text:style-name="T11">time and time again with the risk of typos and all the other mistakes</text:span></text:a><text:span text:style-name="T12"> </text:span><text:a xlink:type="simple" xlink:href="https://app.pluralsight.com/course-player?clipId=8b4fa83c-555d-473e-a82d-bee553268435&amp;startTime=168.19" office:target-frame-name="psplayer" xlink:show="replace" text:style-name="Internet_20_link" text:visited-style-name="Visited_20_Internet_20_Link"><text:span text:style-name="T11">we can make, just write it out once as a function, and any time you</text:span></text:a><text:span text:style-name="T12"> </text:span><text:a xlink:type="simple" xlink:href="https://app.pluralsight.com/course-player?clipId=8b4fa83c-555d-473e-a82d-bee553268435&amp;startTime=172.55" office:target-frame-name="psplayer" xlink:show="replace" text:style-name="Internet_20_link" text:visited-style-name="Visited_20_Internet_20_Link"><text:span text:style-name="T11">need it, make a call to it. Sweet. Well, coming up next, we'll have a look at how to write functions.</text:span></text:a></text:p>
      <text:h text:style-name="P3" text:outline-level="3"><text:a xlink:type="simple" xlink:href="https://app.pluralsight.com/course-player?clipId=3f561603-5d7a-4bcd-9689-ef91e35b906e" office:target-frame-name="psplayer" xlink:show="replace" text:style-name="Internet_20_link" text:visited-style-name="Visited_20_Internet_20_Link"><text:span text:style-name="T11">Function Syntax</text:span></text:a></text:h>
      <text:p text:style-name="P5"><text:a xlink:type="simple" xlink:href="https://app.pluralsight.com/course-player?clipId=3f561603-5d7a-4bcd-9689-ef91e35b906e&amp;startTime=1.44" office:target-frame-name="psplayer" xlink:show="replace" text:style-name="Internet_20_link" text:visited-style-name="Visited_20_Internet_20_Link"><text:span text:style-name="T11">Right, we start defining functions with the func keyword, followed by</text:span></text:a><text:span text:style-name="T12"> </text:span><text:a xlink:type="simple" xlink:href="https://app.pluralsight.com/course-player?clipId=3f561603-5d7a-4bcd-9689-ef91e35b906e&amp;startTime=5.82" office:target-frame-name="psplayer" xlink:show="replace" text:style-name="Internet_20_link" text:visited-style-name="Visited_20_Internet_20_Link"><text:span text:style-name="T11">whatever we want to call it and a set of parens. And if it looks familiar,</text:span></text:a><text:span text:style-name="T12"> </text:span><text:a xlink:type="simple" xlink:href="https://app.pluralsight.com/course-player?clipId=3f561603-5d7a-4bcd-9689-ef91e35b906e&amp;startTime=11.66" office:target-frame-name="psplayer" xlink:show="replace" text:style-name="Internet_20_link" text:visited-style-name="Visited_20_Internet_20_Link"><text:span text:style-name="T11">it's because we've already seen it with the main function. However though,</text:span></text:a><text:span text:style-name="T12"> </text:span><text:a xlink:type="simple" xlink:href="https://app.pluralsight.com/course-player?clipId=3f561603-5d7a-4bcd-9689-ef91e35b906e&amp;startTime=15.61" office:target-frame-name="psplayer" xlink:show="replace" text:style-name="Internet_20_link" text:visited-style-name="Visited_20_Internet_20_Link"><text:span text:style-name="T11">any code we want the function to execute,</text:span></text:a><text:span text:style-name="T12"> </text:span><text:a xlink:type="simple" xlink:href="https://app.pluralsight.com/course-player?clipId=3f561603-5d7a-4bcd-9689-ef91e35b906e&amp;startTime=18.53" office:target-frame-name="psplayer" xlink:show="replace" text:style-name="Internet_20_link" text:visited-style-name="Visited_20_Internet_20_Link"><text:span text:style-name="T11">which in the examples we've been citing is converting text to</text:span></text:a><text:span text:style-name="T12"> </text:span><text:a xlink:type="simple" xlink:href="https://app.pluralsight.com/course-player?clipId=3f561603-5d7a-4bcd-9689-ef91e35b906e&amp;startTime=22" office:target-frame-name="psplayer" xlink:show="replace" text:style-name="Internet_20_link" text:visited-style-name="Visited_20_Internet_20_Link"><text:span text:style-name="T11">titlecase, well, that goes inside a pair of curly braces.</text:span></text:a><text:span text:style-name="T12"> </text:span><text:a xlink:type="simple" xlink:href="https://app.pluralsight.com/course-player?clipId=3f561603-5d7a-4bcd-9689-ef91e35b906e&amp;startTime=27.7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3f561603-5d7a-4bcd-9689-ef91e35b906e&amp;startTime=28.64" office:target-frame-name="psplayer" xlink:show="replace" text:style-name="Internet_20_link" text:visited-style-name="Visited_20_Internet_20_Link"><text:span text:style-name="T11">well that's kind of the basic structure, but we're not done</text:span></text:a><text:span text:style-name="T12"> </text:span><text:a xlink:type="simple" xlink:href="https://app.pluralsight.com/course-player?clipId=3f561603-5d7a-4bcd-9689-ef91e35b906e&amp;startTime=30.74" office:target-frame-name="psplayer" xlink:show="replace" text:style-name="Internet_20_link" text:visited-style-name="Visited_20_Internet_20_Link"><text:span text:style-name="T11">yet. In the little picture we just saw, we gave the function an</text:span></text:a><text:span text:style-name="T12"> </text:span><text:a xlink:type="simple" xlink:href="https://app.pluralsight.com/course-player?clipId=3f561603-5d7a-4bcd-9689-ef91e35b906e&amp;startTime=34.6" office:target-frame-name="psplayer" xlink:show="replace" text:style-name="Internet_20_link" text:visited-style-name="Visited_20_Internet_20_Link"><text:span text:style-name="T11">input, and it turned out an output.</text:span></text:a><text:span text:style-name="T12"> </text:span><text:a xlink:type="simple" xlink:href="https://app.pluralsight.com/course-player?clipId=3f561603-5d7a-4bcd-9689-ef91e35b906e&amp;startTime=38.64" office:target-frame-name="psplayer" xlink:show="replace" text:style-name="Internet_20_link" text:visited-style-name="Visited_20_Internet_20_Link"><text:span text:style-name="T11">So, the parameters we passed to a function go here, and</text:span></text:a><text:span text:style-name="T12"> </text:span><text:a xlink:type="simple" xlink:href="https://app.pluralsight.com/course-player?clipId=3f561603-5d7a-4bcd-9689-ef91e35b906e&amp;startTime=42.54" office:target-frame-name="psplayer" xlink:show="replace" text:style-name="Internet_20_link" text:visited-style-name="Visited_20_Internet_20_Link"><text:span text:style-name="T11">that's what we actually call them, parameters.</text:span></text:a><text:span text:style-name="T12"> </text:span><text:a xlink:type="simple" xlink:href="https://app.pluralsight.com/course-player?clipId=3f561603-5d7a-4bcd-9689-ef91e35b906e&amp;startTime=45.84" office:target-frame-name="psplayer" xlink:show="replace" text:style-name="Internet_20_link" text:visited-style-name="Visited_20_Internet_20_Link"><text:span text:style-name="T11">So, I guess that means somewhere in our code we have got a</text:span></text:a><text:span text:style-name="T12"> </text:span><text:a xlink:type="simple" xlink:href="https://app.pluralsight.com/course-player?clipId=3f561603-5d7a-4bcd-9689-ef91e35b906e&amp;startTime=49.12" office:target-frame-name="psplayer" xlink:show="replace" text:style-name="Internet_20_link" text:visited-style-name="Visited_20_Internet_20_Link"><text:span text:style-name="T11">variable holding the text we're going to convert.</text:span></text:a><text:span text:style-name="T12"> </text:span><text:a xlink:type="simple" xlink:href="https://app.pluralsight.com/course-player?clipId=3f561603-5d7a-4bcd-9689-ef91e35b906e&amp;startTime=52.94" office:target-frame-name="psplayer" xlink:show="replace" text:style-name="Internet_20_link" text:visited-style-name="Visited_20_Internet_20_Link"><text:span text:style-name="T11">And then, when we make the call to the function, we pass that variable</text:span></text:a><text:span text:style-name="T12"> </text:span><text:a xlink:type="simple" xlink:href="https://app.pluralsight.com/course-player?clipId=3f561603-5d7a-4bcd-9689-ef91e35b906e&amp;startTime=56.71" office:target-frame-name="psplayer" xlink:show="replace" text:style-name="Internet_20_link" text:visited-style-name="Visited_20_Internet_20_Link"><text:span text:style-name="T11">as an argument. Here, we're calling our function as part of a Println</text:span></text:a><text:span text:style-name="T12"> </text:span><text:a xlink:type="simple" xlink:href="https://app.pluralsight.com/course-player?clipId=3f561603-5d7a-4bcd-9689-ef91e35b906e&amp;startTime=61.05" office:target-frame-name="psplayer" xlink:show="replace" text:style-name="Internet_20_link" text:visited-style-name="Visited_20_Internet_20_Link"><text:span text:style-name="T11">statement, and then the argument that we're passing gets represented</text:span></text:a><text:span text:style-name="T12"> </text:span><text:a xlink:type="simple" xlink:href="https://app.pluralsight.com/course-player?clipId=3f561603-5d7a-4bcd-9689-ef91e35b906e&amp;startTime=65.51" office:target-frame-name="psplayer" xlink:show="replace" text:style-name="Internet_20_link" text:visited-style-name="Visited_20_Internet_20_Link"><text:span text:style-name="T11">here in the function signature,</text:span></text:a><text:span text:style-name="T12"> </text:span><text:a xlink:type="simple" xlink:href="https://app.pluralsight.com/course-player?clipId=3f561603-5d7a-4bcd-9689-ef91e35b906e&amp;startTime=67.53" office:target-frame-name="psplayer" xlink:show="replace" text:style-name="Internet_20_link" text:visited-style-name="Visited_20_Internet_20_Link"><text:span text:style-name="T11">which actually is what we call this line here as well, the function signature.</text:span></text:a><text:span text:style-name="T12"> </text:span><text:a xlink:type="simple" xlink:href="https://app.pluralsight.com/course-player?clipId=3f561603-5d7a-4bcd-9689-ef91e35b906e&amp;startTime=73.34" office:target-frame-name="psplayer" xlink:show="replace" text:style-name="Internet_20_link" text:visited-style-name="Visited_20_Internet_20_Link"><text:span text:style-name="T11">Anyway, look, starting at the top,</text:span></text:a><text:span text:style-name="T12"> </text:span><text:a xlink:type="simple" xlink:href="https://app.pluralsight.com/course-player?clipId=3f561603-5d7a-4bcd-9689-ef91e35b906e&amp;startTime=75.64" office:target-frame-name="psplayer" xlink:show="replace" text:style-name="Internet_20_link" text:visited-style-name="Visited_20_Internet_20_Link"><text:span text:style-name="T11">we've got a string variable holding the value containers on aws wavelength.</text:span></text:a><text:span text:style-name="T12"> </text:span><text:a xlink:type="simple" xlink:href="https://app.pluralsight.com/course-player?clipId=3f561603-5d7a-4bcd-9689-ef91e35b906e&amp;startTime=81.04" office:target-frame-name="psplayer" xlink:show="replace" text:style-name="Internet_20_link" text:visited-style-name="Visited_20_Internet_20_Link"><text:span text:style-name="T11">Then, we call to the Println function from the fmt package, which</text:span></text:a><text:span text:style-name="T12"> </text:span><text:a xlink:type="simple" xlink:href="https://app.pluralsight.com/course-player?clipId=3f561603-5d7a-4bcd-9689-ef91e35b906e&amp;startTime=85.43" office:target-frame-name="psplayer" xlink:show="replace" text:style-name="Internet_20_link" text:visited-style-name="Visited_20_Internet_20_Link"><text:span text:style-name="T11">in turn makes a call to our function called titlecase. And as part</text:span></text:a><text:span text:style-name="T12"> </text:span><text:a xlink:type="simple" xlink:href="https://app.pluralsight.com/course-player?clipId=3f561603-5d7a-4bcd-9689-ef91e35b906e&amp;startTime=90.11" office:target-frame-name="psplayer" xlink:show="replace" text:style-name="Internet_20_link" text:visited-style-name="Visited_20_Internet_20_Link"><text:span text:style-name="T11">of that, it passes it the text variable, or actually, it passes a</text:span></text:a><text:span text:style-name="T12"> </text:span><text:a xlink:type="simple" xlink:href="https://app.pluralsight.com/course-player?clipId=3f561603-5d7a-4bcd-9689-ef91e35b906e&amp;startTime=94.36" office:target-frame-name="psplayer" xlink:show="replace" text:style-name="Internet_20_link" text:visited-style-name="Visited_20_Internet_20_Link"><text:span text:style-name="T11">copier. Remember, Go passes arguments to functions by value rather</text:span></text:a><text:span text:style-name="T12"> </text:span><text:a xlink:type="simple" xlink:href="https://app.pluralsight.com/course-player?clipId=3f561603-5d7a-4bcd-9689-ef91e35b906e&amp;startTime=99.14" office:target-frame-name="psplayer" xlink:show="replace" text:style-name="Internet_20_link" text:visited-style-name="Visited_20_Internet_20_Link"><text:span text:style-name="T11">than by reference.</text:span></text:a><text:span text:style-name="T12"> </text:span><text:a xlink:type="simple" xlink:href="https://app.pluralsight.com/course-player?clipId=3f561603-5d7a-4bcd-9689-ef91e35b906e&amp;startTime=102.14" office:target-frame-name="psplayer" xlink:show="replace" text:style-name="Internet_20_link" text:visited-style-name="Visited_20_Internet_20_Link"><text:span text:style-name="T11">Okay, well next up is our actual titlecase function.</text:span></text:a><text:span text:style-name="T12"> </text:span><text:a xlink:type="simple" xlink:href="https://app.pluralsight.com/course-player?clipId=3f561603-5d7a-4bcd-9689-ef91e35b906e&amp;startTime=105.24" office:target-frame-name="psplayer" xlink:show="replace" text:style-name="Internet_20_link" text:visited-style-name="Visited_20_Internet_20_Link"><text:span text:style-name="T11">So we've declared it with the func keyword, and we've given</text:span></text:a><text:span text:style-name="T12"> </text:span><text:a xlink:type="simple" xlink:href="https://app.pluralsight.com/course-player?clipId=3f561603-5d7a-4bcd-9689-ef91e35b906e&amp;startTime=107.91" office:target-frame-name="psplayer" xlink:show="replace" text:style-name="Internet_20_link" text:visited-style-name="Visited_20_Internet_20_Link"><text:span text:style-name="T11">it a meaningful name. Then, inside the parens, we'll list</text:span></text:a><text:span text:style-name="T12"> </text:span><text:a xlink:type="simple" xlink:href="https://app.pluralsight.com/course-player?clipId=3f561603-5d7a-4bcd-9689-ef91e35b906e&amp;startTime=112.23" office:target-frame-name="psplayer" xlink:show="replace" text:style-name="Internet_20_link" text:visited-style-name="Visited_20_Internet_20_Link"><text:span text:style-name="T11">any parameters passed to it.</text:span></text:a><text:span text:style-name="T12"> </text:span><text:a xlink:type="simple" xlink:href="https://app.pluralsight.com/course-player?clipId=3f561603-5d7a-4bcd-9689-ef91e35b906e&amp;startTime=115.14" office:target-frame-name="psplayer" xlink:show="replace" text:style-name="Internet_20_link" text:visited-style-name="Visited_20_Internet_20_Link"><text:span text:style-name="T11">So, we passed it the text variable, which is a string.</text:span></text:a><text:span text:style-name="T12"> </text:span><text:a xlink:type="simple" xlink:href="https://app.pluralsight.com/course-player?clipId=3f561603-5d7a-4bcd-9689-ef91e35b906e&amp;startTime=119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3f561603-5d7a-4bcd-9689-ef91e35b906e&amp;startTime=120.74" office:target-frame-name="psplayer" xlink:show="replace" text:style-name="Internet_20_link" text:visited-style-name="Visited_20_Internet_20_Link"><text:span text:style-name="T11">it's possible to pass multiple parameters to functions, and we'll see</text:span></text:a><text:span text:style-name="T12"> </text:span><text:a xlink:type="simple" xlink:href="https://app.pluralsight.com/course-player?clipId=3f561603-5d7a-4bcd-9689-ef91e35b906e&amp;startTime=124.6" office:target-frame-name="psplayer" xlink:show="replace" text:style-name="Internet_20_link" text:visited-style-name="Visited_20_Internet_20_Link"><text:span text:style-name="T11">all of that later as we crack on with the course.</text:span></text:a><text:span text:style-name="T12"> </text:span><text:a xlink:type="simple" xlink:href="https://app.pluralsight.com/course-player?clipId=3f561603-5d7a-4bcd-9689-ef91e35b906e&amp;startTime=127.24" office:target-frame-name="psplayer" xlink:show="replace" text:style-name="Internet_20_link" text:visited-style-name="Visited_20_Internet_20_Link"><text:span text:style-name="T11">But, however many we pass, we have to tell the function what type they</text:span></text:a><text:span text:style-name="T12"> </text:span><text:a xlink:type="simple" xlink:href="https://app.pluralsight.com/course-player?clipId=3f561603-5d7a-4bcd-9689-ef91e35b906e&amp;startTime=131.6" office:target-frame-name="psplayer" xlink:show="replace" text:style-name="Internet_20_link" text:visited-style-name="Visited_20_Internet_20_Link"><text:span text:style-name="T11">are, so for us, a string. Well, then we tell it the type of the value</text:span></text:a><text:span text:style-name="T12"> </text:span><text:a xlink:type="simple" xlink:href="https://app.pluralsight.com/course-player?clipId=3f561603-5d7a-4bcd-9689-ef91e35b906e&amp;startTime=137.87" office:target-frame-name="psplayer" xlink:show="replace" text:style-name="Internet_20_link" text:visited-style-name="Visited_20_Internet_20_Link"><text:span text:style-name="T11">we'll return. That will be a string as well.</text:span></text:a><text:span text:style-name="T12"> </text:span><text:a xlink:type="simple" xlink:href="https://app.pluralsight.com/course-player?clipId=3f561603-5d7a-4bcd-9689-ef91e35b906e&amp;startTime=140.03" office:target-frame-name="psplayer" xlink:show="replace" text:style-name="Internet_20_link" text:visited-style-name="Visited_20_Internet_20_Link"><text:span text:style-name="T11">Remember, we're feeding in a string, we're going to convert</text:span></text:a><text:span text:style-name="T12"> </text:span><text:a xlink:type="simple" xlink:href="https://app.pluralsight.com/course-player?clipId=3f561603-5d7a-4bcd-9689-ef91e35b906e&amp;startTime=142.97" office:target-frame-name="psplayer" xlink:show="replace" text:style-name="Internet_20_link" text:visited-style-name="Visited_20_Internet_20_Link"><text:span text:style-name="T11">it to titlecase, and spit out a string.</text:span></text:a><text:span text:style-name="T12"> </text:span><text:a xlink:type="simple" xlink:href="https://app.pluralsight.com/course-player?clipId=3f561603-5d7a-4bcd-9689-ef91e35b906e&amp;startTime=146.7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3f561603-5d7a-4bcd-9689-ef91e35b906e&amp;startTime=147.14" office:target-frame-name="psplayer" xlink:show="replace" text:style-name="Internet_20_link" text:visited-style-name="Visited_20_Internet_20_Link"><text:span text:style-name="T11">I guess that takes us to the body of the function, which contains the</text:span></text:a><text:span text:style-name="T12"> </text:span><text:a xlink:type="simple" xlink:href="https://app.pluralsight.com/course-player?clipId=3f561603-5d7a-4bcd-9689-ef91e35b906e&amp;startTime=150.52" office:target-frame-name="psplayer" xlink:show="replace" text:style-name="Internet_20_link" text:visited-style-name="Visited_20_Internet_20_Link"><text:span text:style-name="T11">code to convert the contents of the text variable into titlecase. And</text:span></text:a><text:span text:style-name="T12"> </text:span><text:a xlink:type="simple" xlink:href="https://app.pluralsight.com/course-player?clipId=3f561603-5d7a-4bcd-9689-ef91e35b906e&amp;startTime=156.07" office:target-frame-name="psplayer" xlink:show="replace" text:style-name="Internet_20_link" text:visited-style-name="Visited_20_Internet_20_Link"><text:span text:style-name="T11">then last, but not least, we use the return keyword to end the function</text:span></text:a><text:span text:style-name="T12"> </text:span><text:a xlink:type="simple" xlink:href="https://app.pluralsight.com/course-player?clipId=3f561603-5d7a-4bcd-9689-ef91e35b906e&amp;startTime=160.48" office:target-frame-name="psplayer" xlink:show="replace" text:style-name="Internet_20_link" text:visited-style-name="Visited_20_Internet_20_Link"><text:span text:style-name="T11">and return the converted value back to the caller, so back to Println.</text:span></text:a><text:span text:style-name="T12"> </text:span><text:a xlink:type="simple" xlink:href="https://app.pluralsight.com/course-player?clipId=3f561603-5d7a-4bcd-9689-ef91e35b906e&amp;startTime=165.72" office:target-frame-name="psplayer" xlink:show="replace" text:style-name="Internet_20_link" text:visited-style-name="Visited_20_Internet_20_Link"><text:span text:style-name="T11">I'll tell you what, well, was there anything else?</text:span></text:a><text:span text:style-name="T12"> </text:span><text:a xlink:type="simple" xlink:href="https://app.pluralsight.com/course-player?clipId=3f561603-5d7a-4bcd-9689-ef91e35b906e&amp;startTime=171.8" office:target-frame-name="psplayer" xlink:show="replace" text:style-name="Internet_20_link" text:visited-style-name="Visited_20_Internet_20_Link"><text:span text:style-name="T11">Oh yeah, do you know what?</text:span></text:a><text:span text:style-name="T12"> </text:span><text:a xlink:type="simple" xlink:href="https://app.pluralsight.com/course-player?clipId=3f561603-5d7a-4bcd-9689-ef91e35b906e&amp;startTime=173.02" office:target-frame-name="psplayer" xlink:show="replace" text:style-name="Internet_20_link" text:visited-style-name="Visited_20_Internet_20_Link"><text:span text:style-name="T11">Be careful where you put these curly braces.</text:span></text:a><text:span text:style-name="T12"> </text:span><text:a xlink:type="simple" xlink:href="https://app.pluralsight.com/course-player?clipId=3f561603-5d7a-4bcd-9689-ef91e35b906e&amp;startTime=175.49" office:target-frame-name="psplayer" xlink:show="replace" text:style-name="Internet_20_link" text:visited-style-name="Visited_20_Internet_20_Link"><text:span text:style-name="T11">So they've got to go exactly where I'm showing here.</text:span></text:a><text:span text:style-name="T12"> </text:span><text:a xlink:type="simple" xlink:href="https://app.pluralsight.com/course-player?clipId=3f561603-5d7a-4bcd-9689-ef91e35b906e&amp;startTime=179.14" office:target-frame-name="psplayer" xlink:show="replace" text:style-name="Internet_20_link" text:visited-style-name="Visited_20_Internet_20_Link"><text:span text:style-name="T11">Like, I don't know if you put the opening curly on its own line.</text:span></text:a><text:span text:style-name="T12"> </text:span><text:a xlink:type="simple" xlink:href="https://app.pluralsight.com/course-player?clipId=3f561603-5d7a-4bcd-9689-ef91e35b906e&amp;startTime=183.41" office:target-frame-name="psplayer" xlink:show="replace" text:style-name="Internet_20_link" text:visited-style-name="Visited_20_Internet_20_Link"><text:span text:style-name="T11">Believe me, the compiler is going to introduce you to the pain function.</text:span></text:a><text:span text:style-name="T12"> </text:span><text:a xlink:type="simple" xlink:href="https://app.pluralsight.com/course-player?clipId=3f561603-5d7a-4bcd-9689-ef91e35b906e&amp;startTime=190.34" office:target-frame-name="psplayer" xlink:show="replace" text:style-name="Internet_20_link" text:visited-style-name="Visited_20_Internet_20_Link"><text:span text:style-name="T11">Never mind.</text:span></text:a><text:span text:style-name="T12"> </text:span><text:a xlink:type="simple" xlink:href="https://app.pluralsight.com/course-player?clipId=3f561603-5d7a-4bcd-9689-ef91e35b906e&amp;startTime=191.5" office:target-frame-name="psplayer" xlink:show="replace" text:style-name="Internet_20_link" text:visited-style-name="Visited_20_Internet_20_Link"><text:span text:style-name="T11">Oh, do you know what?</text:span></text:a><text:span text:style-name="T12"> </text:span><text:a xlink:type="simple" xlink:href="https://app.pluralsight.com/course-player?clipId=3f561603-5d7a-4bcd-9689-ef91e35b906e&amp;startTime=192.34" office:target-frame-name="psplayer" xlink:show="replace" text:style-name="Internet_20_link" text:visited-style-name="Visited_20_Internet_20_Link"><text:span text:style-name="T11">Actually, we can also return multiple values to the caller,</text:span></text:a><text:span text:style-name="T12"> </text:span><text:a xlink:type="simple" xlink:href="https://app.pluralsight.com/course-player?clipId=3f561603-5d7a-4bcd-9689-ef91e35b906e&amp;startTime=196.22" office:target-frame-name="psplayer" xlink:show="replace" text:style-name="Internet_20_link" text:visited-style-name="Visited_20_Internet_20_Link"><text:span text:style-name="T11">but to do that, we need to enclose them in a set of parens as well.</text:span></text:a><text:span text:style-name="T12"> </text:span><text:a xlink:type="simple" xlink:href="https://app.pluralsight.com/course-player?clipId=3f561603-5d7a-4bcd-9689-ef91e35b906e&amp;startTime=201.24" office:target-frame-name="psplayer" xlink:show="replace" text:style-name="Internet_20_link" text:visited-style-name="Visited_20_Internet_20_Link"><text:span text:style-name="T11">Oh gosh, you know what?</text:span></text:a><text:span text:style-name="T12"> </text:span><text:a xlink:type="simple" xlink:href="https://app.pluralsight.com/course-player?clipId=3f561603-5d7a-4bcd-9689-ef91e35b906e&amp;startTime=202.36" office:target-frame-name="psplayer" xlink:show="replace" text:style-name="Internet_20_link" text:visited-style-name="Visited_20_Internet_20_Link"><text:span text:style-name="T11">We can name returns and do loads more.</text:span></text:a><text:span text:style-name="T12"> </text:span><text:a xlink:type="simple" xlink:href="https://app.pluralsight.com/course-player?clipId=3f561603-5d7a-4bcd-9689-ef91e35b906e&amp;startTime=205.28" office:target-frame-name="psplayer" xlink:show="replace" text:style-name="Internet_20_link" text:visited-style-name="Visited_20_Internet_20_Link"><text:span text:style-name="T11">We are literally only scratching the surface.</text:span></text:a><text:span text:style-name="T12"> </text:span><text:a xlink:type="simple" xlink:href="https://app.pluralsight.com/course-player?clipId=3f561603-5d7a-4bcd-9689-ef91e35b906e&amp;startTime=208.94" office:target-frame-name="psplayer" xlink:show="replace" text:style-name="Internet_20_link" text:visited-style-name="Visited_20_Internet_20_Link"><text:span text:style-name="T11">But do you know what? I do think for us right now, that is enough on the theory. Let's go and get our hands on.</text:span></text:a></text:p>
      <text:h text:style-name="P3" text:outline-level="3"><text:soft-page-break/><text:a xlink:type="simple" xlink:href="https://app.pluralsight.com/course-player?clipId=9de5000f-c17c-4502-b5f1-edf9e5f4250f" office:target-frame-name="psplayer" xlink:show="replace" text:style-name="Internet_20_link" text:visited-style-name="Visited_20_Internet_20_Link"><text:span text:style-name="T11">Writing Your Own Functions</text:span></text:a></text:h>
      <text:p text:style-name="P5"><text:a xlink:type="simple" xlink:href="https://app.pluralsight.com/course-player?clipId=9de5000f-c17c-4502-b5f1-edf9e5f4250f&amp;startTime=1.54" office:target-frame-name="psplayer" xlink:show="replace" text:style-name="Internet_20_link" text:visited-style-name="Visited_20_Internet_20_Link"><text:span text:style-name="T11">So, let's ease ourselves into this.</text:span></text:a><text:span text:style-name="T12"> </text:span><text:a xlink:type="simple" xlink:href="https://app.pluralsight.com/course-player?clipId=9de5000f-c17c-4502-b5f1-edf9e5f4250f&amp;startTime=4.2" office:target-frame-name="psplayer" xlink:show="replace" text:style-name="Internet_20_link" text:visited-style-name="Visited_20_Internet_20_Link"><text:span text:style-name="T11">So we've got a shiny new program and we're</text:span></text:a><text:span text:style-name="T12"> </text:span><text:a xlink:type="simple" xlink:href="https://app.pluralsight.com/course-player?clipId=9de5000f-c17c-4502-b5f1-edf9e5f4250f&amp;startTime=6.45" office:target-frame-name="psplayer" xlink:show="replace" text:style-name="Internet_20_link" text:visited-style-name="Visited_20_Internet_20_Link"><text:span text:style-name="T11">importing the fmt and strings packages.</text:span></text:a><text:span text:style-name="T12"> </text:span><text:a xlink:type="simple" xlink:href="https://app.pluralsight.com/course-player?clipId=9de5000f-c17c-4502-b5f1-edf9e5f4250f&amp;startTime=8.67" office:target-frame-name="psplayer" xlink:show="replace" text:style-name="Internet_20_link" text:visited-style-name="Visited_20_Internet_20_Link"><text:span text:style-name="T11">And you know what, as we're learning functions, let's write out our own main.</text:span></text:a><text:span text:style-name="T12"> </text:span><text:a xlink:type="simple" xlink:href="https://app.pluralsight.com/course-player?clipId=9de5000f-c17c-4502-b5f1-edf9e5f4250f&amp;startTime=13.64" office:target-frame-name="psplayer" xlink:show="replace" text:style-name="Internet_20_link" text:visited-style-name="Visited_20_Internet_20_Link"><text:span text:style-name="T11">So it's the func keyword, obviously, it's called main,</text:span></text:a><text:span text:style-name="T12"> </text:span><text:a xlink:type="simple" xlink:href="https://app.pluralsight.com/course-player?clipId=9de5000f-c17c-4502-b5f1-edf9e5f4250f&amp;startTime=16.95" office:target-frame-name="psplayer" xlink:show="replace" text:style-name="Internet_20_link" text:visited-style-name="Visited_20_Internet_20_Link"><text:span text:style-name="T11">and it gets a set of parens.</text:span></text:a><text:span text:style-name="T12"> </text:span><text:a xlink:type="simple" xlink:href="https://app.pluralsight.com/course-player?clipId=9de5000f-c17c-4502-b5f1-edf9e5f4250f&amp;startTime=20.04" office:target-frame-name="psplayer" xlink:show="replace" text:style-name="Internet_20_link" text:visited-style-name="Visited_20_Internet_20_Link"><text:span text:style-name="T11">Now the main function's a bit special, yeah.</text:span></text:a><text:span text:style-name="T12"> </text:span><text:a xlink:type="simple" xlink:href="https://app.pluralsight.com/course-player?clipId=9de5000f-c17c-4502-b5f1-edf9e5f4250f&amp;startTime=22.07" office:target-frame-name="psplayer" xlink:show="replace" text:style-name="Internet_20_link" text:visited-style-name="Visited_20_Internet_20_Link"><text:span text:style-name="T11">I mean we already know it's the program's entry point,</text:span></text:a><text:span text:style-name="T12"> </text:span><text:a xlink:type="simple" xlink:href="https://app.pluralsight.com/course-player?clipId=9de5000f-c17c-4502-b5f1-edf9e5f4250f&amp;startTime=24.82" office:target-frame-name="psplayer" xlink:show="replace" text:style-name="Internet_20_link" text:visited-style-name="Visited_20_Internet_20_Link"><text:span text:style-name="T11">so it gets called automagically.</text:span></text:a><text:span text:style-name="T12"> </text:span><text:a xlink:type="simple" xlink:href="https://app.pluralsight.com/course-player?clipId=9de5000f-c17c-4502-b5f1-edf9e5f4250f&amp;startTime=26.88" office:target-frame-name="psplayer" xlink:show="replace" text:style-name="Internet_20_link" text:visited-style-name="Visited_20_Internet_20_Link"><text:span text:style-name="T11">But for us right now, it doesn't even accept any inputs,</text:span></text:a><text:span text:style-name="T12"> </text:span><text:a xlink:type="simple" xlink:href="https://app.pluralsight.com/course-player?clipId=9de5000f-c17c-4502-b5f1-edf9e5f4250f&amp;startTime=31.24" office:target-frame-name="psplayer" xlink:show="replace" text:style-name="Internet_20_link" text:visited-style-name="Visited_20_Internet_20_Link"><text:span text:style-name="T11">and it doesn't return anything either, so its signature's super simple.</text:span></text:a><text:span text:style-name="T12"> </text:span><text:a xlink:type="simple" xlink:href="https://app.pluralsight.com/course-player?clipId=9de5000f-c17c-4502-b5f1-edf9e5f4250f&amp;startTime=37.14" office:target-frame-name="psplayer" xlink:show="replace" text:style-name="Internet_20_link" text:visited-style-name="Visited_20_Internet_20_Link"><text:span text:style-name="T11">Obviously, though, we do give it some curly braces,</text:span></text:a><text:span text:style-name="T12"> </text:span><text:a xlink:type="simple" xlink:href="https://app.pluralsight.com/course-player?clipId=9de5000f-c17c-4502-b5f1-edf9e5f4250f&amp;startTime=40.08" office:target-frame-name="psplayer" xlink:show="replace" text:style-name="Internet_20_link" text:visited-style-name="Visited_20_Internet_20_Link"><text:span text:style-name="T11">and then the code we write goes in here.</text:span></text:a><text:span text:style-name="T12"> </text:span><text:a xlink:type="simple" xlink:href="https://app.pluralsight.com/course-player?clipId=9de5000f-c17c-4502-b5f1-edf9e5f4250f&amp;startTime=43.94" office:target-frame-name="psplayer" xlink:show="replace" text:style-name="Internet_20_link" text:visited-style-name="Visited_20_Internet_20_Link"><text:span text:style-name="T11">Well, for this demo, and look, it is just a demo,</text:span></text:a><text:span text:style-name="T12"> </text:span><text:a xlink:type="simple" xlink:href="https://app.pluralsight.com/course-player?clipId=9de5000f-c17c-4502-b5f1-edf9e5f4250f&amp;startTime=46.91" office:target-frame-name="psplayer" xlink:show="replace" text:style-name="Internet_20_link" text:visited-style-name="Visited_20_Internet_20_Link"><text:span text:style-name="T11">remember,</text:span></text:a><text:span text:style-name="T12"> </text:span><text:a xlink:type="simple" xlink:href="https://app.pluralsight.com/course-player?clipId=9de5000f-c17c-4502-b5f1-edf9e5f4250f&amp;startTime=47.63" office:target-frame-name="psplayer" xlink:show="replace" text:style-name="Internet_20_link" text:visited-style-name="Visited_20_Internet_20_Link"><text:span text:style-name="T11">but let's implement a quick mod of the title case</text:span></text:a><text:span text:style-name="T12"> </text:span><text:a xlink:type="simple" xlink:href="https://app.pluralsight.com/course-player?clipId=9de5000f-c17c-4502-b5f1-edf9e5f4250f&amp;startTime=50.32" office:target-frame-name="psplayer" xlink:show="replace" text:style-name="Internet_20_link" text:visited-style-name="Visited_20_Internet_20_Link"><text:span text:style-name="T11">example we just hashed out on the slides.</text:span></text:a><text:span text:style-name="T12"> </text:span><text:a xlink:type="simple" xlink:href="https://app.pluralsight.com/course-player?clipId=9de5000f-c17c-4502-b5f1-edf9e5f4250f&amp;startTime=53.1" office:target-frame-name="psplayer" xlink:show="replace" text:style-name="Internet_20_link" text:visited-style-name="Visited_20_Internet_20_Link"><text:span text:style-name="T11">So we'll declare and initialize a couple of variables here.</text:span></text:a><text:span text:style-name="T12"> </text:span><text:a xlink:type="simple" xlink:href="https://app.pluralsight.com/course-player?clipId=9de5000f-c17c-4502-b5f1-edf9e5f4250f&amp;startTime=57.19" office:target-frame-name="psplayer" xlink:show="replace" text:style-name="Internet_20_link" text:visited-style-name="Visited_20_Internet_20_Link"><text:span text:style-name="T11">Feel free to use your own, of course, but let's print them to the screen.</text:span></text:a><text:span text:style-name="T12"> </text:span><text:a xlink:type="simple" xlink:href="https://app.pluralsight.com/course-player?clipId=9de5000f-c17c-4502-b5f1-edf9e5f4250f&amp;startTime=62.25" office:target-frame-name="psplayer" xlink:show="replace" text:style-name="Internet_20_link" text:visited-style-name="Visited_20_Internet_20_Link"><text:span text:style-name="T11">Only, let's do that after we've modified them through a function.</text:span></text:a><text:span text:style-name="T12"> </text:span><text:a xlink:type="simple" xlink:href="https://app.pluralsight.com/course-player?clipId=9de5000f-c17c-4502-b5f1-edf9e5f4250f&amp;startTime=68.44" office:target-frame-name="psplayer" xlink:show="replace" text:style-name="Internet_20_link" text:visited-style-name="Visited_20_Internet_20_Link"><text:span text:style-name="T11">So, we're calling the name of the function converter,</text:span></text:a><text:span text:style-name="T12"> </text:span><text:a xlink:type="simple" xlink:href="https://app.pluralsight.com/course-player?clipId=9de5000f-c17c-4502-b5f1-edf9e5f4250f&amp;startTime=71.53" office:target-frame-name="psplayer" xlink:show="replace" text:style-name="Internet_20_link" text:visited-style-name="Visited_20_Internet_20_Link"><text:span text:style-name="T11">and we're passing it the two variables.</text:span></text:a><text:span text:style-name="T12"> </text:span><text:a xlink:type="simple" xlink:href="https://app.pluralsight.com/course-player?clipId=9de5000f-c17c-4502-b5f1-edf9e5f4250f&amp;startTime=73.68" office:target-frame-name="psplayer" xlink:show="replace" text:style-name="Internet_20_link" text:visited-style-name="Visited_20_Internet_20_Link"><text:span text:style-name="T11">And, yeah, we're calling it from within Println.</text:span></text:a><text:span text:style-name="T12"> </text:span><text:a xlink:type="simple" xlink:href="https://app.pluralsight.com/course-player?clipId=9de5000f-c17c-4502-b5f1-edf9e5f4250f&amp;startTime=78.84" office:target-frame-name="psplayer" xlink:show="replace" text:style-name="Internet_20_link" text:visited-style-name="Visited_20_Internet_20_Link"><text:span text:style-name="T11">Magic.</text:span></text:a><text:span text:style-name="T12"> </text:span><text:a xlink:type="simple" xlink:href="https://app.pluralsight.com/course-player?clipId=9de5000f-c17c-4502-b5f1-edf9e5f4250f&amp;startTime=79.44" office:target-frame-name="psplayer" xlink:show="replace" text:style-name="Internet_20_link" text:visited-style-name="Visited_20_Internet_20_Link"><text:span text:style-name="T11">Well, if we move down here, and notice, we're outside the main function.</text:span></text:a><text:span text:style-name="T12"> </text:span><text:a xlink:type="simple" xlink:href="https://app.pluralsight.com/course-player?clipId=9de5000f-c17c-4502-b5f1-edf9e5f4250f&amp;startTime=83.73" office:target-frame-name="psplayer" xlink:show="replace" text:style-name="Internet_20_link" text:visited-style-name="Visited_20_Internet_20_Link"><text:span text:style-name="T11">Well, this is where we'll define ours.</text:span></text:a><text:span text:style-name="T12"> </text:span><text:a xlink:type="simple" xlink:href="https://app.pluralsight.com/course-player?clipId=9de5000f-c17c-4502-b5f1-edf9e5f4250f&amp;startTime=87.8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9de5000f-c17c-4502-b5f1-edf9e5f4250f&amp;startTime=88.18" office:target-frame-name="psplayer" xlink:show="replace" text:style-name="Internet_20_link" text:visited-style-name="Visited_20_Internet_20_Link"><text:span text:style-name="T11">so we've got to call it converter because that's what we called it up there.</text:span></text:a><text:span text:style-name="T12"> </text:span><text:a xlink:type="simple" xlink:href="https://app.pluralsight.com/course-player?clipId=9de5000f-c17c-4502-b5f1-edf9e5f4250f&amp;startTime=92.34" office:target-frame-name="psplayer" xlink:show="replace" text:style-name="Internet_20_link" text:visited-style-name="Visited_20_Internet_20_Link"><text:span text:style-name="T11">It's receiving two strings, and it is returning two.</text:span></text:a><text:span text:style-name="T12"> </text:span><text:a xlink:type="simple" xlink:href="https://app.pluralsight.com/course-player?clipId=9de5000f-c17c-4502-b5f1-edf9e5f4250f&amp;startTime=98.96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9de5000f-c17c-4502-b5f1-edf9e5f4250f&amp;startTime=100.58" office:target-frame-name="psplayer" xlink:show="replace" text:style-name="Internet_20_link" text:visited-style-name="Visited_20_Internet_20_Link"><text:span text:style-name="T11">you might find that it's a good idea to write your</text:span></text:a><text:span text:style-name="T12"> </text:span><text:a xlink:type="simple" xlink:href="https://app.pluralsight.com/course-player?clipId=9de5000f-c17c-4502-b5f1-edf9e5f4250f&amp;startTime=102.78" office:target-frame-name="psplayer" xlink:show="replace" text:style-name="Internet_20_link" text:visited-style-name="Visited_20_Internet_20_Link"><text:span text:style-name="T11">return line now so you don't forget it.</text:span></text:a><text:span text:style-name="T12"> </text:span><text:a xlink:type="simple" xlink:href="https://app.pluralsight.com/course-player?clipId=9de5000f-c17c-4502-b5f1-edf9e5f4250f&amp;startTime=106.64" office:target-frame-name="psplayer" xlink:show="replace" text:style-name="Internet_20_link" text:visited-style-name="Visited_20_Internet_20_Link"><text:span text:style-name="T11">Okay, well, to actually do the converting,</text:span></text:a><text:span text:style-name="T12"> </text:span><text:a xlink:type="simple" xlink:href="https://app.pluralsight.com/course-player?clipId=9de5000f-c17c-4502-b5f1-edf9e5f4250f&amp;startTime=108.86" office:target-frame-name="psplayer" xlink:show="replace" text:style-name="Internet_20_link" text:visited-style-name="Visited_20_Internet_20_Link"><text:span text:style-name="T11">I'm going to use a couple of functions from the strings package.</text:span></text:a><text:span text:style-name="T12"> </text:span><text:a xlink:type="simple" xlink:href="https://app.pluralsight.com/course-player?clipId=9de5000f-c17c-4502-b5f1-edf9e5f4250f&amp;startTime=112.76" office:target-frame-name="psplayer" xlink:show="replace" text:style-name="Internet_20_link" text:visited-style-name="Visited_20_Internet_20_Link"><text:span text:style-name="T11">So, we're converting the author to uppercase and the course to title case.</text:span></text:a><text:span text:style-name="T12"> </text:span><text:a xlink:type="simple" xlink:href="https://app.pluralsight.com/course-player?clipId=9de5000f-c17c-4502-b5f1-edf9e5f4250f&amp;startTime=119.07" office:target-frame-name="psplayer" xlink:show="replace" text:style-name="Internet_20_link" text:visited-style-name="Visited_20_Internet_20_Link"><text:span text:style-name="T11">And you know what, let's go from the top.</text:span></text:a><text:span text:style-name="T12"> </text:span><text:a xlink:type="simple" xlink:href="https://app.pluralsight.com/course-player?clipId=9de5000f-c17c-4502-b5f1-edf9e5f4250f&amp;startTime=121.33" office:target-frame-name="psplayer" xlink:show="replace" text:style-name="Internet_20_link" text:visited-style-name="Visited_20_Internet_20_Link"><text:span text:style-name="T11">We're declaring and initializing two string variables,</text:span></text:a><text:span text:style-name="T12"> </text:span><text:a xlink:type="simple" xlink:href="https://app.pluralsight.com/course-player?clipId=9de5000f-c17c-4502-b5f1-edf9e5f4250f&amp;startTime=124.32" office:target-frame-name="psplayer" xlink:show="replace" text:style-name="Internet_20_link" text:visited-style-name="Visited_20_Internet_20_Link"><text:span text:style-name="T11">but importantly for us, both of them are holding lowercase values.</text:span></text:a><text:span text:style-name="T12"> </text:span><text:a xlink:type="simple" xlink:href="https://app.pluralsight.com/course-player?clipId=9de5000f-c17c-4502-b5f1-edf9e5f4250f&amp;startTime=131.84" office:target-frame-name="psplayer" xlink:show="replace" text:style-name="Internet_20_link" text:visited-style-name="Visited_20_Internet_20_Link"><text:span text:style-name="T11">Well, we're passing them to our custom function called converter,</text:span></text:a><text:span text:style-name="T12"> </text:span><text:a xlink:type="simple" xlink:href="https://app.pluralsight.com/course-player?clipId=9de5000f-c17c-4502-b5f1-edf9e5f4250f&amp;startTime=136.08" office:target-frame-name="psplayer" xlink:show="replace" text:style-name="Internet_20_link" text:visited-style-name="Visited_20_Internet_20_Link"><text:span text:style-name="T11">and then we've rigged things up in the function signature to receive them,</text:span></text:a><text:span text:style-name="T12"> </text:span><text:a xlink:type="simple" xlink:href="https://app.pluralsight.com/course-player?clipId=9de5000f-c17c-4502-b5f1-edf9e5f4250f&amp;startTime=140.19" office:target-frame-name="psplayer" xlink:show="replace" text:style-name="Internet_20_link" text:visited-style-name="Visited_20_Internet_20_Link"><text:span text:style-name="T11">and we're also going to return two strings,</text:span></text:a><text:span text:style-name="T12"> </text:span><text:a xlink:type="simple" xlink:href="https://app.pluralsight.com/course-player?clipId=9de5000f-c17c-4502-b5f1-edf9e5f4250f&amp;startTime=142.67" office:target-frame-name="psplayer" xlink:show="replace" text:style-name="Internet_20_link" text:visited-style-name="Visited_20_Internet_20_Link"><text:span text:style-name="T11">so input and output.</text:span></text:a><text:span text:style-name="T12"> </text:span><text:a xlink:type="simple" xlink:href="https://app.pluralsight.com/course-player?clipId=9de5000f-c17c-4502-b5f1-edf9e5f4250f&amp;startTime=145.44" office:target-frame-name="psplayer" xlink:show="replace" text:style-name="Internet_20_link" text:visited-style-name="Visited_20_Internet_20_Link"><text:span text:style-name="T11">Then, of course, within the function, we actually do the conversions.</text:span></text:a><text:span text:style-name="T12"> </text:span><text:a xlink:type="simple" xlink:href="https://app.pluralsight.com/course-player?clipId=9de5000f-c17c-4502-b5f1-edf9e5f4250f&amp;startTime=148.71" office:target-frame-name="psplayer" xlink:show="replace" text:style-name="Internet_20_link" text:visited-style-name="Visited_20_Internet_20_Link"><text:span text:style-name="T11">Well, let's see if it works.</text:span></text:a><text:span text:style-name="T12"> </text:span><text:a xlink:type="simple" xlink:href="https://app.pluralsight.com/course-player?clipId=9de5000f-c17c-4502-b5f1-edf9e5f4250f&amp;startTime=154.34" office:target-frame-name="psplayer" xlink:show="replace" text:style-name="Internet_20_link" text:visited-style-name="Visited_20_Internet_20_Link"><text:span text:style-name="T11">Magic, uppercase author and title case course.</text:span></text:a><text:span text:style-name="T12"> </text:span><text:a xlink:type="simple" xlink:href="https://app.pluralsight.com/course-player?clipId=9de5000f-c17c-4502-b5f1-edf9e5f4250f&amp;startTime=159.84" office:target-frame-name="psplayer" xlink:show="replace" text:style-name="Internet_20_link" text:visited-style-name="Visited_20_Internet_20_Link"><text:span text:style-name="T11">Now, a couple of quick things.</text:span></text:a><text:span text:style-name="T12"> </text:span><text:a xlink:type="simple" xlink:href="https://app.pluralsight.com/course-player?clipId=9de5000f-c17c-4502-b5f1-edf9e5f4250f&amp;startTime=162.04" office:target-frame-name="psplayer" xlink:show="replace" text:style-name="Internet_20_link" text:visited-style-name="Visited_20_Internet_20_Link"><text:span text:style-name="T11">When calling the function, back here,</text:span></text:a><text:span text:style-name="T12"> </text:span><text:a xlink:type="simple" xlink:href="https://app.pluralsight.com/course-player?clipId=9de5000f-c17c-4502-b5f1-edf9e5f4250f&amp;startTime=163.85" office:target-frame-name="psplayer" xlink:show="replace" text:style-name="Internet_20_link" text:visited-style-name="Visited_20_Internet_20_Link"><text:span text:style-name="T11">we're passing it the author and course variables.</text:span></text:a><text:span text:style-name="T12"> </text:span><text:a xlink:type="simple" xlink:href="https://app.pluralsight.com/course-player?clipId=9de5000f-c17c-4502-b5f1-edf9e5f4250f&amp;startTime=166.23" office:target-frame-name="psplayer" xlink:show="replace" text:style-name="Internet_20_link" text:visited-style-name="Visited_20_Internet_20_Link"><text:span text:style-name="T11">But, down here in the signature,</text:span></text:a><text:span text:style-name="T12"> </text:span><text:a xlink:type="simple" xlink:href="https://app.pluralsight.com/course-player?clipId=9de5000f-c17c-4502-b5f1-edf9e5f4250f&amp;startTime=168.58" office:target-frame-name="psplayer" xlink:show="replace" text:style-name="Internet_20_link" text:visited-style-name="Visited_20_Internet_20_Link"><text:span text:style-name="T11">we can totally assign them different names if we want.</text:span></text:a><text:span text:style-name="T12"> </text:span><text:a xlink:type="simple" xlink:href="https://app.pluralsight.com/course-player?clipId=9de5000f-c17c-4502-b5f1-edf9e5f4250f&amp;startTime=171.73" office:target-frame-name="psplayer" xlink:show="replace" text:style-name="Internet_20_link" text:visited-style-name="Visited_20_Internet_20_Link"><text:span text:style-name="T11">So, I don't know, let's say, well, s1 and s2.</text:span></text:a><text:span text:style-name="T12"> </text:span><text:a xlink:type="simple" xlink:href="https://app.pluralsight.com/course-player?clipId=9de5000f-c17c-4502-b5f1-edf9e5f4250f&amp;startTime=177.44" office:target-frame-name="psplayer" xlink:show="replace" text:style-name="Internet_20_link" text:visited-style-name="Visited_20_Internet_20_Link"><text:span text:style-name="T11">Now, look, because of the order we pass them in, author</text:span></text:a><text:span text:style-name="T12"> </text:span><text:a xlink:type="simple" xlink:href="https://app.pluralsight.com/course-player?clipId=9de5000f-c17c-4502-b5f1-edf9e5f4250f&amp;startTime=181.05" office:target-frame-name="psplayer" xlink:show="replace" text:style-name="Internet_20_link" text:visited-style-name="Visited_20_Internet_20_Link"><text:span text:style-name="T11">will be assigned to s1 and course to s2.</text:span></text:a><text:span text:style-name="T12"> </text:span><text:a xlink:type="simple" xlink:href="https://app.pluralsight.com/course-player?clipId=9de5000f-c17c-4502-b5f1-edf9e5f4250f&amp;startTime=184.34" office:target-frame-name="psplayer" xlink:show="replace" text:style-name="Internet_20_link" text:visited-style-name="Visited_20_Internet_20_Link"><text:span text:style-name="T11">And remember, we pass by value rather than by reference. So we're</text:span></text:a><text:span text:style-name="T12"> </text:span><text:a xlink:type="simple" xlink:href="https://app.pluralsight.com/course-player?clipId=9de5000f-c17c-4502-b5f1-edf9e5f4250f&amp;startTime=189.04" office:target-frame-name="psplayer" xlink:show="replace" text:style-name="Internet_20_link" text:visited-style-name="Visited_20_Internet_20_Link"><text:span text:style-name="T11">not passing the variables themselves; we're passing the values in</text:span></text:a><text:span text:style-name="T12"> </text:span><text:a xlink:type="simple" xlink:href="https://app.pluralsight.com/course-player?clipId=9de5000f-c17c-4502-b5f1-edf9e5f4250f&amp;startTime=192.59" office:target-frame-name="psplayer" xlink:show="replace" text:style-name="Internet_20_link" text:visited-style-name="Visited_20_Internet_20_Link"><text:span text:style-name="T11">them, and then, of course, we're assigning them to two new</text:span></text:a><text:span text:style-name="T12"> </text:span><text:a xlink:type="simple" xlink:href="https://app.pluralsight.com/course-player?clipId=9de5000f-c17c-4502-b5f1-edf9e5f4250f&amp;startTime=194.94" office:target-frame-name="psplayer" xlink:show="replace" text:style-name="Internet_20_link" text:visited-style-name="Visited_20_Internet_20_Link"><text:span text:style-name="T11">variables with these names.</text:span></text:a><text:span text:style-name="T12"> </text:span><text:a xlink:type="simple" xlink:href="https://app.pluralsight.com/course-player?clipId=9de5000f-c17c-4502-b5f1-edf9e5f4250f&amp;startTime=196.39" office:target-frame-name="psplayer" xlink:show="replace" text:style-name="Internet_20_link" text:visited-style-name="Visited_20_Internet_20_Link"><text:span text:style-name="T11">So you know what, even if we had kept the same names,</text:span></text:a><text:span text:style-name="T12"> </text:span><text:a xlink:type="simple" xlink:href="https://app.pluralsight.com/course-player?clipId=9de5000f-c17c-4502-b5f1-edf9e5f4250f&amp;startTime=199.37" office:target-frame-name="psplayer" xlink:show="replace" text:style-name="Internet_20_link" text:visited-style-name="Visited_20_Internet_20_Link"><text:span text:style-name="T11">they wouldn't be the same variables; they're copies. Anyway, if we do this, we</text:span></text:a><text:span text:style-name="T12"> </text:span><text:a xlink:type="simple" xlink:href="https://app.pluralsight.com/course-player?clipId=9de5000f-c17c-4502-b5f1-edf9e5f4250f&amp;startTime=204.2" office:target-frame-name="psplayer" xlink:show="replace" text:style-name="Internet_20_link" text:visited-style-name="Visited_20_Internet_20_Link"><text:span text:style-name="T11">need to change these lines here and the return. And, okay,</text:span></text:a><text:span text:style-name="T12"> </text:span><text:a xlink:type="simple" xlink:href="https://app.pluralsight.com/course-player?clipId=9de5000f-c17c-4502-b5f1-edf9e5f4250f&amp;startTime=214.61" office:target-frame-name="psplayer" xlink:show="replace" text:style-name="Internet_20_link" text:visited-style-name="Visited_20_Internet_20_Link"><text:span text:style-name="T11">go on, you know what, seeing as how I'm feeling adventurous,</text:span></text:a><text:span text:style-name="T12"> </text:span><text:a xlink:type="simple" xlink:href="https://app.pluralsight.com/course-player?clipId=9de5000f-c17c-4502-b5f1-edf9e5f4250f&amp;startTime=217.58" office:target-frame-name="psplayer" xlink:show="replace" text:style-name="Internet_20_link" text:visited-style-name="Visited_20_Internet_20_Link"><text:span text:style-name="T11">let's give the returns different names as well.</text:span></text:a><text:span text:style-name="T12"> </text:span><text:a xlink:type="simple" xlink:href="https://app.pluralsight.com/course-player?clipId=9de5000f-c17c-4502-b5f1-edf9e5f4250f&amp;startTime=222.74" office:target-frame-name="psplayer" xlink:show="replace" text:style-name="Internet_20_link" text:visited-style-name="Visited_20_Internet_20_Link"><text:span text:style-name="T11">Now, look, honestly, in no way am I saying you should do it like this.</text:span></text:a><text:span text:style-name="T12"> </text:span><text:a xlink:type="simple" xlink:href="https://app.pluralsight.com/course-player?clipId=9de5000f-c17c-4502-b5f1-edf9e5f4250f&amp;startTime=228.93" office:target-frame-name="psplayer" xlink:show="replace" text:style-name="Internet_20_link" text:visited-style-name="Visited_20_Internet_20_Link"><text:span text:style-name="T11">I mean, to me, it is messy and a recipe for confusion.</text:span></text:a><text:span text:style-name="T12"> </text:span><text:a xlink:type="simple" xlink:href="https://app.pluralsight.com/course-player?clipId=9de5000f-c17c-4502-b5f1-edf9e5f4250f&amp;startTime=232.47" office:target-frame-name="psplayer" xlink:show="replace" text:style-name="Internet_20_link" text:visited-style-name="Visited_20_Internet_20_Link"><text:span text:style-name="T11">And as well, your teammates are probably going to hate you for this.</text:span></text:a><text:span text:style-name="T12"> </text:span><text:a xlink:type="simple" xlink:href="https://app.pluralsight.com/course-player?clipId=9de5000f-c17c-4502-b5f1-edf9e5f4250f&amp;startTime=235.64" office:target-frame-name="psplayer" xlink:show="replace" text:style-name="Internet_20_link" text:visited-style-name="Visited_20_Internet_20_Link"><text:span text:style-name="T11">I mean, look, we're passing them in this author and course,</text:span></text:a><text:span text:style-name="T12"> </text:span><text:a xlink:type="simple" xlink:href="https://app.pluralsight.com/course-player?clipId=9de5000f-c17c-4502-b5f1-edf9e5f4250f&amp;startTime=238.3" office:target-frame-name="psplayer" xlink:show="replace" text:style-name="Internet_20_link" text:visited-style-name="Visited_20_Internet_20_Link"><text:span text:style-name="T11">referencing them inside the function as s1 and s2 and returning them as</text:span></text:a><text:span text:style-name="T12"> </text:span><text:a xlink:type="simple" xlink:href="https://app.pluralsight.com/course-player?clipId=9de5000f-c17c-4502-b5f1-edf9e5f4250f&amp;startTime=242.83" office:target-frame-name="psplayer" xlink:show="replace" text:style-name="Internet_20_link" text:visited-style-name="Visited_20_Internet_20_Link"><text:span text:style-name="T11">str1 in str2. I mean, it's horrible and it's unreadable,</text:span></text:a><text:span text:style-name="T12"> </text:span><text:a xlink:type="simple" xlink:href="https://app.pluralsight.com/course-player?clipId=9de5000f-c17c-4502-b5f1-edf9e5f4250f&amp;startTime=247.84" office:target-frame-name="psplayer" xlink:show="replace" text:style-name="Internet_20_link" text:visited-style-name="Visited_20_Internet_20_Link"><text:span text:style-name="T11">but it can be done, or, you know what, at least I'm saying it can.</text:span></text:a><text:span text:style-name="T12"> </text:span><text:a xlink:type="simple" xlink:href="https://app.pluralsight.com/course-player?clipId=9de5000f-c17c-4502-b5f1-edf9e5f4250f&amp;startTime=251.82" office:target-frame-name="psplayer" xlink:show="replace" text:style-name="Internet_20_link" text:visited-style-name="Visited_20_Internet_20_Link"><text:span text:style-name="T11">Let's give it another try.</text:span></text:a><text:span text:style-name="T12"> </text:span><text:a xlink:type="simple" xlink:href="https://app.pluralsight.com/course-player?clipId=9de5000f-c17c-4502-b5f1-edf9e5f4250f&amp;startTime=256.14" office:target-frame-name="psplayer" xlink:show="replace" text:style-name="Internet_20_link" text:visited-style-name="Visited_20_Internet_20_Link"><text:span text:style-name="T11">Yeah, okay, it does work, but like I say, I'm not saying it's recommended.</text:span></text:a><text:span text:style-name="T12"> </text:span><text:a xlink:type="simple" xlink:href="https://app.pluralsight.com/course-player?clipId=9de5000f-c17c-4502-b5f1-edf9e5f4250f&amp;startTime=261.44" office:target-frame-name="psplayer" xlink:show="replace" text:style-name="Internet_20_link" text:visited-style-name="Visited_20_Internet_20_Link"><text:span text:style-name="T11">Well look, up next,</text:span></text:a><text:span text:style-name="T12"> </text:span><text:a xlink:type="simple" xlink:href="https://app.pluralsight.com/course-player?clipId=9de5000f-c17c-4502-b5f1-edf9e5f4250f&amp;startTime=262.54" office:target-frame-name="psplayer" xlink:show="replace" text:style-name="Internet_20_link" text:visited-style-name="Visited_20_Internet_20_Link"><text:span text:style-name="T11">we're going to say how to write functions when we have no idea how many arguments are getting passed.</text:span></text:a></text:p>
      <text:h text:style-name="P3" text:outline-level="3"><text:soft-page-break/><text:a xlink:type="simple" xlink:href="https://app.pluralsight.com/course-player?clipId=5350c503-63c1-4679-b202-5e2420f1bafb" office:target-frame-name="psplayer" xlink:show="replace" text:style-name="Internet_20_link" text:visited-style-name="Visited_20_Internet_20_Link"><text:span text:style-name="T11">Variadic Functions</text:span></text:a></text:h>
      <text:p text:style-name="P5"><text:a xlink:type="simple" xlink:href="https://app.pluralsight.com/course-player?clipId=5350c503-63c1-4679-b202-5e2420f1bafb&amp;startTime=1.74" office:target-frame-name="psplayer" xlink:show="replace" text:style-name="Internet_20_link" text:visited-style-name="Visited_20_Internet_20_Link"><text:span text:style-name="T11">Quick question.</text:span></text:a><text:span text:style-name="T12"> </text:span><text:a xlink:type="simple" xlink:href="https://app.pluralsight.com/course-player?clipId=5350c503-63c1-4679-b202-5e2420f1bafb&amp;startTime=3.04" office:target-frame-name="psplayer" xlink:show="replace" text:style-name="Internet_20_link" text:visited-style-name="Visited_20_Internet_20_Link"><text:span text:style-name="T11">What do you do when you don't know the exact number of arguments that will be</text:span></text:a><text:span text:style-name="T12"> </text:span><text:a xlink:type="simple" xlink:href="https://app.pluralsight.com/course-player?clipId=5350c503-63c1-4679-b202-5e2420f1bafb&amp;startTime=6.61" office:target-frame-name="psplayer" xlink:show="replace" text:style-name="Internet_20_link" text:visited-style-name="Visited_20_Internet_20_Link"><text:span text:style-name="T11">passed to a function? Answer, create a variadic function.</text:span></text:a><text:span text:style-name="T12"> </text:span><text:a xlink:type="simple" xlink:href="https://app.pluralsight.com/course-player?clipId=5350c503-63c1-4679-b202-5e2420f1bafb&amp;startTime=13.04" office:target-frame-name="psplayer" xlink:show="replace" text:style-name="Internet_20_link" text:visited-style-name="Visited_20_Internet_20_Link"><text:span text:style-name="T11">Sorry, what's that, Nigel? A vari‑what‑ic function? Yeah,</text:span></text:a><text:span text:style-name="T12"> </text:span><text:a xlink:type="simple" xlink:href="https://app.pluralsight.com/course-player?clipId=5350c503-63c1-4679-b202-5e2420f1bafb&amp;startTime=17.77" office:target-frame-name="psplayer" xlink:show="replace" text:style-name="Internet_20_link" text:visited-style-name="Visited_20_Internet_20_Link"><text:span text:style-name="T11">I know, a proper buzzword, but the clue is in the vari bit of the</text:span></text:a><text:span text:style-name="T12"> </text:span><text:a xlink:type="simple" xlink:href="https://app.pluralsight.com/course-player?clipId=5350c503-63c1-4679-b202-5e2420f1bafb&amp;startTime=21.76" office:target-frame-name="psplayer" xlink:show="replace" text:style-name="Internet_20_link" text:visited-style-name="Visited_20_Internet_20_Link"><text:span text:style-name="T11">name. Variadic functions can be called with a varying number of</text:span></text:a><text:span text:style-name="T12"> </text:span><text:a xlink:type="simple" xlink:href="https://app.pluralsight.com/course-player?clipId=5350c503-63c1-4679-b202-5e2420f1bafb&amp;startTime=26.79" office:target-frame-name="psplayer" xlink:show="replace" text:style-name="Internet_20_link" text:visited-style-name="Visited_20_Internet_20_Link"><text:span text:style-name="T11">trailing arguments, and you know what, if that still sounds</text:span></text:a><text:span text:style-name="T12"> </text:span><text:a xlink:type="simple" xlink:href="https://app.pluralsight.com/course-player?clipId=5350c503-63c1-4679-b202-5e2420f1bafb&amp;startTime=30.1" office:target-frame-name="psplayer" xlink:show="replace" text:style-name="Internet_20_link" text:visited-style-name="Visited_20_Internet_20_Link"><text:span text:style-name="T11">complicated, it really isn't.</text:span></text:a><text:span text:style-name="T12"> </text:span><text:a xlink:type="simple" xlink:href="https://app.pluralsight.com/course-player?clipId=5350c503-63c1-4679-b202-5e2420f1bafb&amp;startTime=31.94" office:target-frame-name="psplayer" xlink:show="replace" text:style-name="Internet_20_link" text:visited-style-name="Visited_20_Internet_20_Link"><text:span text:style-name="T11">So, look, we've got some code here.</text:span></text:a><text:span text:style-name="T12"> </text:span><text:a xlink:type="simple" xlink:href="https://app.pluralsight.com/course-player?clipId=5350c503-63c1-4679-b202-5e2420f1bafb&amp;startTime=34.38" office:target-frame-name="psplayer" xlink:show="replace" text:style-name="Internet_20_link" text:visited-style-name="Visited_20_Internet_20_Link"><text:span text:style-name="T11">It's actually in the functions folder of the</text:span></text:a><text:span text:style-name="T12"> </text:span><text:a xlink:type="simple" xlink:href="https://app.pluralsight.com/course-player?clipId=5350c503-63c1-4679-b202-5e2420f1bafb&amp;startTime=36.38" office:target-frame-name="psplayer" xlink:show="replace" text:style-name="Internet_20_link" text:visited-style-name="Visited_20_Internet_20_Link"><text:span text:style-name="T11">course's GitHub repo called vary.go.</text:span></text:a><text:span text:style-name="T12"> </text:span><text:a xlink:type="simple" xlink:href="https://app.pluralsight.com/course-player?clipId=5350c503-63c1-4679-b202-5e2420f1bafb&amp;startTime=39.94" office:target-frame-name="psplayer" xlink:show="replace" text:style-name="Internet_20_link" text:visited-style-name="Visited_20_Internet_20_Link"><text:span text:style-name="T11">Anyway, we've got a package declaration,</text:span></text:a><text:span text:style-name="T12"> </text:span><text:a xlink:type="simple" xlink:href="https://app.pluralsight.com/course-player?clipId=5350c503-63c1-4679-b202-5e2420f1bafb&amp;startTime=41.94" office:target-frame-name="psplayer" xlink:show="replace" text:style-name="Internet_20_link" text:visited-style-name="Visited_20_Internet_20_Link"><text:span text:style-name="T11">an import statement, and a main function.</text:span></text:a><text:span text:style-name="T12"> </text:span><text:a xlink:type="simple" xlink:href="https://app.pluralsight.com/course-player?clipId=5350c503-63c1-4679-b202-5e2420f1bafb&amp;startTime=44.64" office:target-frame-name="psplayer" xlink:show="replace" text:style-name="Internet_20_link" text:visited-style-name="Visited_20_Internet_20_Link"><text:span text:style-name="T11">Now what we're going to do is create our own function to calculate Max</text:span></text:a><text:span text:style-name="T12"> </text:span><text:a xlink:type="simple" xlink:href="https://app.pluralsight.com/course-player?clipId=5350c503-63c1-4679-b202-5e2420f1bafb&amp;startTime=48.4" office:target-frame-name="psplayer" xlink:show="replace" text:style-name="Internet_20_link" text:visited-style-name="Visited_20_Internet_20_Link"><text:span text:style-name="T11">Verstappen's highest Formula One championship finish since 2015.</text:span></text:a><text:span text:style-name="T12"> </text:span><text:a xlink:type="simple" xlink:href="https://app.pluralsight.com/course-player?clipId=5350c503-63c1-4679-b202-5e2420f1bafb&amp;startTime=55.04" office:target-frame-name="psplayer" xlink:show="replace" text:style-name="Internet_20_link" text:visited-style-name="Visited_20_Internet_20_Link"><text:span text:style-name="T11">So, to do that, we'll create a new variable here, and assign it the</text:span></text:a><text:span text:style-name="T12"> </text:span><text:a xlink:type="simple" xlink:href="https://app.pluralsight.com/course-player?clipId=5350c503-63c1-4679-b202-5e2420f1bafb&amp;startTime=60.02" office:target-frame-name="psplayer" xlink:show="replace" text:style-name="Internet_20_link" text:visited-style-name="Visited_20_Internet_20_Link"><text:span text:style-name="T11">return value of a function that we're about to write. And, look, if</text:span></text:a><text:span text:style-name="T12"> </text:span><text:a xlink:type="simple" xlink:href="https://app.pluralsight.com/course-player?clipId=5350c503-63c1-4679-b202-5e2420f1bafb&amp;startTime=64.13" office:target-frame-name="psplayer" xlink:show="replace" text:style-name="Internet_20_link" text:visited-style-name="Visited_20_Internet_20_Link"><text:span text:style-name="T11">you think about it, that's pretty cool, yeah? Using a function to</text:span></text:a><text:span text:style-name="T12"> </text:span><text:a xlink:type="simple" xlink:href="https://app.pluralsight.com/course-player?clipId=5350c503-63c1-4679-b202-5e2420f1bafb&amp;startTime=67.82" office:target-frame-name="psplayer" xlink:show="replace" text:style-name="Internet_20_link" text:visited-style-name="Visited_20_Internet_20_Link"><text:span text:style-name="T11">declare a variable. Anyway,</text:span></text:a><text:span text:style-name="T12"> </text:span><text:a xlink:type="simple" xlink:href="https://app.pluralsight.com/course-player?clipId=5350c503-63c1-4679-b202-5e2420f1bafb&amp;startTime=69.83" office:target-frame-name="psplayer" xlink:show="replace" text:style-name="Internet_20_link" text:visited-style-name="Visited_20_Internet_20_Link"><text:span text:style-name="T11">we'll pass that Max's six previous championship results, and we're doing it as</text:span></text:a><text:span text:style-name="T12"> </text:span><text:a xlink:type="simple" xlink:href="https://app.pluralsight.com/course-player?clipId=5350c503-63c1-4679-b202-5e2420f1bafb&amp;startTime=74.47" office:target-frame-name="psplayer" xlink:show="replace" text:style-name="Internet_20_link" text:visited-style-name="Visited_20_Internet_20_Link"><text:span text:style-name="T11">six ints, and that's so we can show how functions can deal with an unknown</text:span></text:a><text:span text:style-name="T12"> </text:span><text:a xlink:type="simple" xlink:href="https://app.pluralsight.com/course-player?clipId=5350c503-63c1-4679-b202-5e2420f1bafb&amp;startTime=79.85" office:target-frame-name="psplayer" xlink:show="replace" text:style-name="Internet_20_link" text:visited-style-name="Visited_20_Internet_20_Link"><text:span text:style-name="T11">number of input parameters, because, I guess next year it'll be seven, yeah?</text:span></text:a><text:span text:style-name="T12"> </text:span><text:a xlink:type="simple" xlink:href="https://app.pluralsight.com/course-player?clipId=5350c503-63c1-4679-b202-5e2420f1bafb&amp;startTime=85.74" office:target-frame-name="psplayer" xlink:show="replace" text:style-name="Internet_20_link" text:visited-style-name="Visited_20_Internet_20_Link"><text:span text:style-name="T11">Well, then a call to Println to print his best finish. Now, for a custom</text:span></text:a><text:span text:style-name="T12"> </text:span><text:a xlink:type="simple" xlink:href="https://app.pluralsight.com/course-player?clipId=5350c503-63c1-4679-b202-5e2420f1bafb&amp;startTime=93.13" office:target-frame-name="psplayer" xlink:show="replace" text:style-name="Internet_20_link" text:visited-style-name="Visited_20_Internet_20_Link"><text:span text:style-name="T11">function. So, it's func and then the name, and then for us the crucial part</text:span></text:a><text:span text:style-name="T12"> </text:span><text:a xlink:type="simple" xlink:href="https://app.pluralsight.com/course-player?clipId=5350c503-63c1-4679-b202-5e2420f1bafb&amp;startTime=99.57" office:target-frame-name="psplayer" xlink:show="replace" text:style-name="Internet_20_link" text:visited-style-name="Visited_20_Internet_20_Link"><text:span text:style-name="T11">when telling it what to expect as input parameters, we put ellipses before the</text:span></text:a><text:span text:style-name="T12"> </text:span><text:a xlink:type="simple" xlink:href="https://app.pluralsight.com/course-player?clipId=5350c503-63c1-4679-b202-5e2420f1bafb&amp;startTime=105" office:target-frame-name="psplayer" xlink:show="replace" text:style-name="Internet_20_link" text:visited-style-name="Visited_20_Internet_20_Link"><text:span text:style-name="T11">type, and it's these ellipses that tell the function to expect any number of</text:span></text:a><text:span text:style-name="T12"> </text:span><text:a xlink:type="simple" xlink:href="https://app.pluralsight.com/course-player?clipId=5350c503-63c1-4679-b202-5e2420f1bafb&amp;startTime=111.88" office:target-frame-name="psplayer" xlink:show="replace" text:style-name="Internet_20_link" text:visited-style-name="Visited_20_Internet_20_Link"><text:span text:style-name="T11">ints.</text:span></text:a><text:span text:style-name="T12"> </text:span><text:a xlink:type="simple" xlink:href="https://app.pluralsight.com/course-player?clipId=5350c503-63c1-4679-b202-5e2420f1bafb&amp;startTime=114.1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5350c503-63c1-4679-b202-5e2420f1bafb&amp;startTime=114.72" office:target-frame-name="psplayer" xlink:show="replace" text:style-name="Internet_20_link" text:visited-style-name="Visited_20_Internet_20_Link"><text:span text:style-name="T11">well, we'll also return an int that's going to be</text:span></text:a><text:span text:style-name="T12"> </text:span><text:a xlink:type="simple" xlink:href="https://app.pluralsight.com/course-player?clipId=5350c503-63c1-4679-b202-5e2420f1bafb&amp;startTime=117.78" office:target-frame-name="psplayer" xlink:show="replace" text:style-name="Internet_20_link" text:visited-style-name="Visited_20_Internet_20_Link"><text:span text:style-name="T11">his highest finish, but you know,</text:span></text:a><text:span text:style-name="T12"> </text:span><text:a xlink:type="simple" xlink:href="https://app.pluralsight.com/course-player?clipId=5350c503-63c1-4679-b202-5e2420f1bafb&amp;startTime=119.49" office:target-frame-name="psplayer" xlink:show="replace" text:style-name="Internet_20_link" text:visited-style-name="Visited_20_Internet_20_Link"><text:span text:style-name="T11">I'm getting ahead of myself. For now, the way this works under the</text:span></text:a><text:span text:style-name="T12"> </text:span><text:a xlink:type="simple" xlink:href="https://app.pluralsight.com/course-player?clipId=5350c503-63c1-4679-b202-5e2420f1bafb&amp;startTime=123.36" office:target-frame-name="psplayer" xlink:show="replace" text:style-name="Internet_20_link" text:visited-style-name="Visited_20_Internet_20_Link"><text:span text:style-name="T11">hood is that the input parameters get stored as a slice of ints.</text:span></text:a><text:span text:style-name="T12"> </text:span><text:a xlink:type="simple" xlink:href="https://app.pluralsight.com/course-player?clipId=5350c503-63c1-4679-b202-5e2420f1bafb&amp;startTime=130.4" office:target-frame-name="psplayer" xlink:show="replace" text:style-name="Internet_20_link" text:visited-style-name="Visited_20_Internet_20_Link"><text:span text:style-name="T11">Now, I do know we haven't covered slices yet, so, just think of them</text:span></text:a><text:span text:style-name="T12"> </text:span><text:a xlink:type="simple" xlink:href="https://app.pluralsight.com/course-player?clipId=5350c503-63c1-4679-b202-5e2420f1bafb&amp;startTime=135.61" office:target-frame-name="psplayer" xlink:show="replace" text:style-name="Internet_20_link" text:visited-style-name="Visited_20_Internet_20_Link"><text:span text:style-name="T11">as a list of ints, so, for us,</text:span></text:a><text:span text:style-name="T12"> </text:span><text:a xlink:type="simple" xlink:href="https://app.pluralsight.com/course-player?clipId=5350c503-63c1-4679-b202-5e2420f1bafb&amp;startTime=138.02" office:target-frame-name="psplayer" xlink:show="replace" text:style-name="Internet_20_link" text:visited-style-name="Visited_20_Internet_20_Link"><text:span text:style-name="T11">a list of the six championship finishes that we're passing in,</text:span></text:a><text:span text:style-name="T12"> </text:span><text:a xlink:type="simple" xlink:href="https://app.pluralsight.com/course-player?clipId=5350c503-63c1-4679-b202-5e2420f1bafb&amp;startTime=142.24" office:target-frame-name="psplayer" xlink:show="replace" text:style-name="Internet_20_link" text:visited-style-name="Visited_20_Internet_20_Link"><text:span text:style-name="T11">and then, because it's a list, we'll use this loop to range over</text:span></text:a><text:span text:style-name="T12"> </text:span><text:a xlink:type="simple" xlink:href="https://app.pluralsight.com/course-player?clipId=5350c503-63c1-4679-b202-5e2420f1bafb&amp;startTime=148.01" office:target-frame-name="psplayer" xlink:show="replace" text:style-name="Internet_20_link" text:visited-style-name="Visited_20_Internet_20_Link"><text:span text:style-name="T11">it and determine the best finish.</text:span></text:a><text:span text:style-name="T12"> </text:span><text:a xlink:type="simple" xlink:href="https://app.pluralsight.com/course-player?clipId=5350c503-63c1-4679-b202-5e2420f1bafb&amp;startTime=150.04" office:target-frame-name="psplayer" xlink:show="replace" text:style-name="Internet_20_link" text:visited-style-name="Visited_20_Internet_20_Link"><text:span text:style-name="T11">And again, I know, we haven't covered loops yet either,</text:span></text:a><text:span text:style-name="T12"> </text:span><text:a xlink:type="simple" xlink:href="https://app.pluralsight.com/course-player?clipId=5350c503-63c1-4679-b202-5e2420f1bafb&amp;startTime=154.85" office:target-frame-name="psplayer" xlink:show="replace" text:style-name="Internet_20_link" text:visited-style-name="Visited_20_Internet_20_Link"><text:span text:style-name="T11">but honestly, the detail doesn't matter, it's just some code</text:span></text:a><text:span text:style-name="T12"> </text:span><text:a xlink:type="simple" xlink:href="https://app.pluralsight.com/course-player?clipId=5350c503-63c1-4679-b202-5e2420f1bafb&amp;startTime=159.46" office:target-frame-name="psplayer" xlink:show="replace" text:style-name="Internet_20_link" text:visited-style-name="Visited_20_Internet_20_Link"><text:span text:style-name="T11">that reads the values in the list or the slice here, and it</text:span></text:a><text:span text:style-name="T12"> </text:span><text:a xlink:type="simple" xlink:href="https://app.pluralsight.com/course-player?clipId=5350c503-63c1-4679-b202-5e2420f1bafb&amp;startTime=162.59" office:target-frame-name="psplayer" xlink:show="replace" text:style-name="Internet_20_link" text:visited-style-name="Visited_20_Internet_20_Link"><text:span text:style-name="T11">figures out which value is the lowest.</text:span></text:a><text:span text:style-name="T12"> </text:span><text:a xlink:type="simple" xlink:href="https://app.pluralsight.com/course-player?clipId=5350c503-63c1-4679-b202-5e2420f1bafb&amp;startTime=166.64" office:target-frame-name="psplayer" xlink:show="replace" text:style-name="Internet_20_link" text:visited-style-name="Visited_20_Internet_20_Link"><text:span text:style-name="T11">So, just for clarity, we create the best variable here, best, it's</text:span></text:a><text:span text:style-name="T12"> </text:span><text:a xlink:type="simple" xlink:href="https://app.pluralsight.com/course-player?clipId=5350c503-63c1-4679-b202-5e2420f1bafb&amp;startTime=172.76" office:target-frame-name="psplayer" xlink:show="replace" text:style-name="Internet_20_link" text:visited-style-name="Visited_20_Internet_20_Link"><text:span text:style-name="T11">called best, yeah, I'm not saying it is the best. Anyway,</text:span></text:a><text:span text:style-name="T12"> </text:span><text:a xlink:type="simple" xlink:href="https://app.pluralsight.com/course-player?clipId=5350c503-63c1-4679-b202-5e2420f1bafb&amp;startTime=175.88" office:target-frame-name="psplayer" xlink:show="replace" text:style-name="Internet_20_link" text:visited-style-name="Visited_20_Internet_20_Link"><text:span text:style-name="T11">we create that, and we give it the value of the first item in the list.</text:span></text:a><text:span text:style-name="T12"> </text:span><text:a xlink:type="simple" xlink:href="https://app.pluralsight.com/course-player?clipId=5350c503-63c1-4679-b202-5e2420f1bafb&amp;startTime=181.05" office:target-frame-name="psplayer" xlink:show="replace" text:style-name="Internet_20_link" text:visited-style-name="Visited_20_Internet_20_Link"><text:span text:style-name="T11">Remember, computers start counting at 0. Then, we pull in</text:span></text:a><text:span text:style-name="T12"> </text:span><text:a xlink:type="simple" xlink:href="https://app.pluralsight.com/course-player?clipId=5350c503-63c1-4679-b202-5e2420f1bafb&amp;startTime=187.23" office:target-frame-name="psplayer" xlink:show="replace" text:style-name="Internet_20_link" text:visited-style-name="Visited_20_Internet_20_Link"><text:span text:style-name="T11">every other value one at a time, and if it's lower than</text:span></text:a><text:span text:style-name="T12"> </text:span><text:a xlink:type="simple" xlink:href="https://app.pluralsight.com/course-player?clipId=5350c503-63c1-4679-b202-5e2420f1bafb&amp;startTime=190.59" office:target-frame-name="psplayer" xlink:show="replace" text:style-name="Internet_20_link" text:visited-style-name="Visited_20_Internet_20_Link"><text:span text:style-name="T11">the value currently in best, we update it. And, you know what?</text:span></text:a><text:span text:style-name="T12"> </text:span><text:a xlink:type="simple" xlink:href="https://app.pluralsight.com/course-player?clipId=5350c503-63c1-4679-b202-5e2420f1bafb&amp;startTime=195.58" office:target-frame-name="psplayer" xlink:show="replace" text:style-name="Internet_20_link" text:visited-style-name="Visited_20_Internet_20_Link"><text:span text:style-name="T11">Honestly,</text:span></text:a><text:span text:style-name="T12"> </text:span><text:a xlink:type="simple" xlink:href="https://app.pluralsight.com/course-player?clipId=5350c503-63c1-4679-b202-5e2420f1bafb&amp;startTime=196.08" office:target-frame-name="psplayer" xlink:show="replace" text:style-name="Internet_20_link" text:visited-style-name="Visited_20_Internet_20_Link"><text:span text:style-name="T11">if loops and the likes are a bit new to you, no sweat, we'll</text:span></text:a><text:span text:style-name="T12"> </text:span><text:a xlink:type="simple" xlink:href="https://app.pluralsight.com/course-player?clipId=5350c503-63c1-4679-b202-5e2420f1bafb&amp;startTime=198.91" office:target-frame-name="psplayer" xlink:show="replace" text:style-name="Internet_20_link" text:visited-style-name="Visited_20_Internet_20_Link"><text:span text:style-name="T11">cover all of this in more detail later. Anyway, after we're</text:span></text:a><text:span text:style-name="T12"> </text:span><text:a xlink:type="simple" xlink:href="https://app.pluralsight.com/course-player?clipId=5350c503-63c1-4679-b202-5e2420f1bafb&amp;startTime=203.56" office:target-frame-name="psplayer" xlink:show="replace" text:style-name="Internet_20_link" text:visited-style-name="Visited_20_Internet_20_Link"><text:span text:style-name="T11">done ranging over the slice,</text:span></text:a><text:span text:style-name="T12"> </text:span><text:a xlink:type="simple" xlink:href="https://app.pluralsight.com/course-player?clipId=5350c503-63c1-4679-b202-5e2420f1bafb&amp;startTime=204.91" office:target-frame-name="psplayer" xlink:show="replace" text:style-name="Internet_20_link" text:visited-style-name="Visited_20_Internet_20_Link"><text:span text:style-name="T11">we return the value in best to the caller that assigns it to our best finish</text:span></text:a><text:span text:style-name="T12"> </text:span><text:a xlink:type="simple" xlink:href="https://app.pluralsight.com/course-player?clipId=5350c503-63c1-4679-b202-5e2420f1bafb&amp;startTime=210.12" office:target-frame-name="psplayer" xlink:show="replace" text:style-name="Internet_20_link" text:visited-style-name="Visited_20_Internet_20_Link"><text:span text:style-name="T11">variable back here in main, and we print it to the screen.</text:span></text:a><text:span text:style-name="T12"> </text:span><text:a xlink:type="simple" xlink:href="https://app.pluralsight.com/course-player?clipId=5350c503-63c1-4679-b202-5e2420f1bafb&amp;startTime=215.14" office:target-frame-name="psplayer" xlink:show="replace" text:style-name="Internet_20_link" text:visited-style-name="Visited_20_Internet_20_Link"><text:span text:style-name="T11">Shall we try it?</text:span></text:a><text:span text:style-name="T12"> </text:span><text:a xlink:type="simple" xlink:href="https://app.pluralsight.com/course-player?clipId=5350c503-63c1-4679-b202-5e2420f1bafb&amp;startTime=220.74" office:target-frame-name="psplayer" xlink:show="replace" text:style-name="Internet_20_link" text:visited-style-name="Visited_20_Internet_20_Link"><text:span text:style-name="T11">Oh, look at that.</text:span></text:a><text:span text:style-name="T12"> </text:span><text:a xlink:type="simple" xlink:href="https://app.pluralsight.com/course-player?clipId=5350c503-63c1-4679-b202-5e2420f1bafb&amp;startTime=222.64" office:target-frame-name="psplayer" xlink:show="replace" text:style-name="Internet_20_link" text:visited-style-name="Visited_20_Internet_20_Link"><text:span text:style-name="T11">Best championship finish at the time of recording</text:span></text:a><text:span text:style-name="T12"> </text:span><text:a xlink:type="simple" xlink:href="https://app.pluralsight.com/course-player?clipId=5350c503-63c1-4679-b202-5e2420f1bafb&amp;startTime=225.19" office:target-frame-name="psplayer" xlink:show="replace" text:style-name="Internet_20_link" text:visited-style-name="Visited_20_Internet_20_Link"><text:span text:style-name="T11">is third place. Though honestly,</text:span></text:a><text:span text:style-name="T12"> </text:span><text:a xlink:type="simple" xlink:href="https://app.pluralsight.com/course-player?clipId=5350c503-63c1-4679-b202-5e2420f1bafb&amp;startTime=227.85" office:target-frame-name="psplayer" xlink:show="replace" text:style-name="Internet_20_link" text:visited-style-name="Visited_20_Internet_20_Link"><text:span text:style-name="T11">right now he's looking like this season he'll either win it or come</text:span></text:a><text:span text:style-name="T12"> </text:span><text:a xlink:type="simple" xlink:href="https://app.pluralsight.com/course-player?clipId=5350c503-63c1-4679-b202-5e2420f1bafb&amp;startTime=230.78" office:target-frame-name="psplayer" xlink:show="replace" text:style-name="Internet_20_link" text:visited-style-name="Visited_20_Internet_20_Link"><text:span text:style-name="T11">second, but the thing is, for us in this course,</text:span></text:a><text:span text:style-name="T12"> </text:span><text:a xlink:type="simple" xlink:href="https://app.pluralsight.com/course-player?clipId=5350c503-63c1-4679-b202-5e2420f1bafb&amp;startTime=234.07" office:target-frame-name="psplayer" xlink:show="replace" text:style-name="Internet_20_link" text:visited-style-name="Visited_20_Internet_20_Link"><text:span text:style-name="T11">I reckon that's enough on functions. Though, honestly,</text:span></text:a><text:span text:style-name="T12"> </text:span><text:a xlink:type="simple" xlink:href="https://app.pluralsight.com/course-player?clipId=5350c503-63c1-4679-b202-5e2420f1bafb&amp;startTime=236.96" office:target-frame-name="psplayer" xlink:show="replace" text:style-name="Internet_20_link" text:visited-style-name="Visited_20_Internet_20_Link"><text:span text:style-name="T11">like I've been saying,</text:span></text:a><text:span text:style-name="T12"> </text:span><text:a xlink:type="simple" xlink:href="https://app.pluralsight.com/course-player?clipId=5350c503-63c1-4679-b202-5e2420f1bafb&amp;startTime=237.83" office:target-frame-name="psplayer" xlink:show="replace" text:style-name="Internet_20_link" text:visited-style-name="Visited_20_Internet_20_Link"><text:span text:style-name="T11">we are only tickling the surface, there's so much more.</text:span></text:a><text:span text:style-name="T12"> </text:span><text:a xlink:type="simple" xlink:href="https://app.pluralsight.com/course-player?clipId=5350c503-63c1-4679-b202-5e2420f1bafb&amp;startTime=241.34" office:target-frame-name="psplayer" xlink:show="replace" text:style-name="Internet_20_link" text:visited-style-name="Visited_20_Internet_20_Link"><text:span text:style-name="T11">But for us, as a fundamentals course, that is more than enough to keep us going. Let's do a quick recap.</text:span></text:a></text:p>
      <text:h text:style-name="P3" text:outline-level="3"><text:a xlink:type="simple" xlink:href="https://app.pluralsight.com/course-player?clipId=7c882283-2dec-49b1-b1ab-f5fb217bb432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7c882283-2dec-49b1-b1ab-f5fb217bb432&amp;startTime=1.24" office:target-frame-name="psplayer" xlink:show="replace" text:style-name="Internet_20_link" text:visited-style-name="Visited_20_Internet_20_Link"><text:span text:style-name="T11">All right, that was a quick tour of functions in Go,</text:span></text:a><text:span text:style-name="T12"> </text:span><text:a xlink:type="simple" xlink:href="https://app.pluralsight.com/course-player?clipId=7c882283-2dec-49b1-b1ab-f5fb217bb432&amp;startTime=4.71" office:target-frame-name="psplayer" xlink:show="replace" text:style-name="Internet_20_link" text:visited-style-name="Visited_20_Internet_20_Link"><text:span text:style-name="T11">the emphasis being on quick.</text:span></text:a><text:span text:style-name="T12"> </text:span><text:a xlink:type="simple" xlink:href="https://app.pluralsight.com/course-player?clipId=7c882283-2dec-49b1-b1ab-f5fb217bb432&amp;startTime=6.91" office:target-frame-name="psplayer" xlink:show="replace" text:style-name="Internet_20_link" text:visited-style-name="Visited_20_Internet_20_Link"><text:span text:style-name="T11">But, I need to stress a couple of important things.</text:span></text:a><text:span text:style-name="T12"> </text:span><text:a xlink:type="simple" xlink:href="https://app.pluralsight.com/course-player?clipId=7c882283-2dec-49b1-b1ab-f5fb217bb432&amp;startTime=10.04" office:target-frame-name="psplayer" xlink:show="replace" text:style-name="Internet_20_link" text:visited-style-name="Visited_20_Internet_20_Link"><text:span text:style-name="T11">First up,</text:span></text:a><text:span text:style-name="T12"> </text:span><text:a xlink:type="simple" xlink:href="https://app.pluralsight.com/course-player?clipId=7c882283-2dec-49b1-b1ab-f5fb217bb432&amp;startTime=10.85" office:target-frame-name="psplayer" xlink:show="replace" text:style-name="Internet_20_link" text:visited-style-name="Visited_20_Internet_20_Link"><text:span text:style-name="T11">you really do need to understand the basics of functions because they are</text:span></text:a><text:span text:style-name="T12"> </text:span><text:a xlink:type="simple" xlink:href="https://app.pluralsight.com/course-player?clipId=7c882283-2dec-49b1-b1ab-f5fb217bb432&amp;startTime=14.37" office:target-frame-name="psplayer" xlink:show="replace" text:style-name="Internet_20_link" text:visited-style-name="Visited_20_Internet_20_Link"><text:span text:style-name="T11">absolutely at the center of everything you're going to do in Go.</text:span></text:a><text:span text:style-name="T12"> </text:span><text:a xlink:type="simple" xlink:href="https://app.pluralsight.com/course-player?clipId=7c882283-2dec-49b1-b1ab-f5fb217bb432&amp;startTime=18.08" office:target-frame-name="psplayer" xlink:show="replace" text:style-name="Internet_20_link" text:visited-style-name="Visited_20_Internet_20_Link"><text:span text:style-name="T11">So, if you've completed the module and you're still a bit unsure, I</text:span></text:a><text:span text:style-name="T12"> </text:span><text:a xlink:type="simple" xlink:href="https://app.pluralsight.com/course-player?clipId=7c882283-2dec-49b1-b1ab-f5fb217bb432&amp;startTime=24.08" office:target-frame-name="psplayer" xlink:show="replace" text:style-name="Internet_20_link" text:visited-style-name="Visited_20_Internet_20_Link"><text:span text:style-name="T11">reckon you need to have a play around, maybe even watch the module</text:span></text:a><text:span text:style-name="T12"> </text:span><text:a xlink:type="simple" xlink:href="https://app.pluralsight.com/course-player?clipId=7c882283-2dec-49b1-b1ab-f5fb217bb432&amp;startTime=26.93" office:target-frame-name="psplayer" xlink:show="replace" text:style-name="Internet_20_link" text:visited-style-name="Visited_20_Internet_20_Link"><text:span text:style-name="T11">again because it really is important you're comfortable with them. As</text:span></text:a><text:span text:style-name="T12"> </text:span><text:a xlink:type="simple" xlink:href="https://app.pluralsight.com/course-player?clipId=7c882283-2dec-49b1-b1ab-f5fb217bb432&amp;startTime=31.53" office:target-frame-name="psplayer" xlink:show="replace" text:style-name="Internet_20_link" text:visited-style-name="Visited_20_Internet_20_Link"><text:span text:style-name="T11">well though, we've honestly only scraped the surface, there's </text:span></text:a><text:soft-page-break/><text:a xlink:type="simple" xlink:href="https://app.pluralsight.com/course-player?clipId=7c882283-2dec-49b1-b1ab-f5fb217bb432&amp;startTime=31.53" office:target-frame-name="psplayer" xlink:show="replace" text:style-name="Internet_20_link" text:visited-style-name="Visited_20_Internet_20_Link"><text:span text:style-name="T11">like</text:span></text:a><text:span text:style-name="T12"> </text:span><text:a xlink:type="simple" xlink:href="https://app.pluralsight.com/course-player?clipId=7c882283-2dec-49b1-b1ab-f5fb217bb432&amp;startTime=35.42" office:target-frame-name="psplayer" xlink:show="replace" text:style-name="Internet_20_link" text:visited-style-name="Visited_20_Internet_20_Link"><text:span text:style-name="T11">higher‑order functions, closures, user‑defined functions,</text:span></text:a><text:span text:style-name="T12"> </text:span><text:a xlink:type="simple" xlink:href="https://app.pluralsight.com/course-player?clipId=7c882283-2dec-49b1-b1ab-f5fb217bb432&amp;startTime=38.45" office:target-frame-name="psplayer" xlink:show="replace" text:style-name="Internet_20_link" text:visited-style-name="Visited_20_Internet_20_Link"><text:span text:style-name="T11">loads more.</text:span></text:a><text:span text:style-name="T12"> </text:span><text:a xlink:type="simple" xlink:href="https://app.pluralsight.com/course-player?clipId=7c882283-2dec-49b1-b1ab-f5fb217bb432&amp;startTime=40.44" office:target-frame-name="psplayer" xlink:show="replace" text:style-name="Internet_20_link" text:visited-style-name="Visited_20_Internet_20_Link"><text:span text:style-name="T11">But it's all good, they all build on the</text:span></text:a><text:span text:style-name="T12"> </text:span><text:a xlink:type="simple" xlink:href="https://app.pluralsight.com/course-player?clipId=7c882283-2dec-49b1-b1ab-f5fb217bb432&amp;startTime=42.76" office:target-frame-name="psplayer" xlink:show="replace" text:style-name="Internet_20_link" text:visited-style-name="Visited_20_Internet_20_Link"><text:span text:style-name="T11">fundamentals you've learned here. Anyway,</text:span></text:a><text:span text:style-name="T12"> </text:span><text:a xlink:type="simple" xlink:href="https://app.pluralsight.com/course-player?clipId=7c882283-2dec-49b1-b1ab-f5fb217bb432&amp;startTime=46.1" office:target-frame-name="psplayer" xlink:show="replace" text:style-name="Internet_20_link" text:visited-style-name="Visited_20_Internet_20_Link"><text:span text:style-name="T11">functions are brilliant for writing modular reusable code.</text:span></text:a><text:span text:style-name="T12"> </text:span><text:a xlink:type="simple" xlink:href="https://app.pluralsight.com/course-player?clipId=7c882283-2dec-49b1-b1ab-f5fb217bb432&amp;startTime=49.94" office:target-frame-name="psplayer" xlink:show="replace" text:style-name="Internet_20_link" text:visited-style-name="Visited_20_Internet_20_Link"><text:span text:style-name="T11">And we said that all Go programs are lots of small functions,</text:span></text:a><text:span text:style-name="T12"> </text:span><text:a xlink:type="simple" xlink:href="https://app.pluralsight.com/course-player?clipId=7c882283-2dec-49b1-b1ab-f5fb217bb432&amp;startTime=54.42" office:target-frame-name="psplayer" xlink:show="replace" text:style-name="Internet_20_link" text:visited-style-name="Visited_20_Internet_20_Link"><text:span text:style-name="T11">each one doing a specific job but working together to create a useful program.</text:span></text:a><text:span text:style-name="T12"> </text:span><text:a xlink:type="simple" xlink:href="https://app.pluralsight.com/course-player?clipId=7c882283-2dec-49b1-b1ab-f5fb217bb432&amp;startTime=60.94" office:target-frame-name="psplayer" xlink:show="replace" text:style-name="Internet_20_link" text:visited-style-name="Visited_20_Internet_20_Link"><text:span text:style-name="T11">We also looked at the syntax of writing functions.</text:span></text:a><text:span text:style-name="T12"> </text:span><text:a xlink:type="simple" xlink:href="https://app.pluralsight.com/course-player?clipId=7c882283-2dec-49b1-b1ab-f5fb217bb432&amp;startTime=63.91" office:target-frame-name="psplayer" xlink:show="replace" text:style-name="Internet_20_link" text:visited-style-name="Visited_20_Internet_20_Link"><text:span text:style-name="T11">They start with the func keyword,</text:span></text:a><text:span text:style-name="T12"> </text:span><text:a xlink:type="simple" xlink:href="https://app.pluralsight.com/course-player?clipId=7c882283-2dec-49b1-b1ab-f5fb217bb432&amp;startTime=65.66" office:target-frame-name="psplayer" xlink:show="replace" text:style-name="Internet_20_link" text:visited-style-name="Visited_20_Internet_20_Link"><text:span text:style-name="T11">they need a name, and we list the input parameters and outputs</text:span></text:a><text:span text:style-name="T12"> </text:span><text:a xlink:type="simple" xlink:href="https://app.pluralsight.com/course-player?clipId=7c882283-2dec-49b1-b1ab-f5fb217bb432&amp;startTime=69.69" office:target-frame-name="psplayer" xlink:show="replace" text:style-name="Internet_20_link" text:visited-style-name="Visited_20_Internet_20_Link"><text:span text:style-name="T11">inside a pair of parentheses, including types.</text:span></text:a><text:span text:style-name="T12"> </text:span><text:a xlink:type="simple" xlink:href="https://app.pluralsight.com/course-player?clipId=7c882283-2dec-49b1-b1ab-f5fb217bb432&amp;startTime=73.64" office:target-frame-name="psplayer" xlink:show="replace" text:style-name="Internet_20_link" text:visited-style-name="Visited_20_Internet_20_Link"><text:span text:style-name="T11">Then, the actual function code itself goes inside a set of curly braces.</text:span></text:a><text:span text:style-name="T12"> </text:span><text:a xlink:type="simple" xlink:href="https://app.pluralsight.com/course-player?clipId=7c882283-2dec-49b1-b1ab-f5fb217bb432&amp;startTime=78.34" office:target-frame-name="psplayer" xlink:show="replace" text:style-name="Internet_20_link" text:visited-style-name="Visited_20_Internet_20_Link"><text:span text:style-name="T11">We also looked at variadic functions that use ellipses to</text:span></text:a><text:span text:style-name="T12"> </text:span><text:a xlink:type="simple" xlink:href="https://app.pluralsight.com/course-player?clipId=7c882283-2dec-49b1-b1ab-f5fb217bb432&amp;startTime=81.9" office:target-frame-name="psplayer" xlink:show="replace" text:style-name="Internet_20_link" text:visited-style-name="Visited_20_Internet_20_Link"><text:span text:style-name="T11">handle situations where we don't know exactly how many input</text:span></text:a><text:span text:style-name="T12"> </text:span><text:a xlink:type="simple" xlink:href="https://app.pluralsight.com/course-player?clipId=7c882283-2dec-49b1-b1ab-f5fb217bb432&amp;startTime=85.39" office:target-frame-name="psplayer" xlink:show="replace" text:style-name="Internet_20_link" text:visited-style-name="Visited_20_Internet_20_Link"><text:span text:style-name="T11">parameters are going to be passed.</text:span></text:a><text:span text:style-name="T12"> </text:span><text:a xlink:type="simple" xlink:href="https://app.pluralsight.com/course-player?clipId=7c882283-2dec-49b1-b1ab-f5fb217bb432&amp;startTime=88.44" office:target-frame-name="psplayer" xlink:show="replace" text:style-name="Internet_20_link" text:visited-style-name="Visited_20_Internet_20_Link"><text:span text:style-name="T11">Okay, sweet.</text:span></text:a><text:span text:style-name="T12"> </text:span><text:a xlink:type="simple" xlink:href="https://app.pluralsight.com/course-player?clipId=7c882283-2dec-49b1-b1ab-f5fb217bb432&amp;startTime=89.34" office:target-frame-name="psplayer" xlink:show="replace" text:style-name="Internet_20_link" text:visited-style-name="Visited_20_Internet_20_Link"><text:span text:style-name="T11">Well. if you think you understand most of that, and I hope you</text:span></text:a><text:span text:style-name="T12"> </text:span><text:a xlink:type="simple" xlink:href="https://app.pluralsight.com/course-player?clipId=7c882283-2dec-49b1-b1ab-f5fb217bb432&amp;startTime=93.3" office:target-frame-name="psplayer" xlink:show="replace" text:style-name="Internet_20_link" text:visited-style-name="Visited_20_Internet_20_Link"><text:span text:style-name="T11">followed along with the examples, then up next, we're getting into conditionals, so ifs, whats, and buts, kind of.</text:span></text:a></text:p>
      <text:h text:style-name="P1" text:outline-level="2"><text:a xlink:type="simple" xlink:href="https://app.pluralsight.com/course-player?clipId=6516a078-4cb2-4b40-80f0-cf89fa972110" office:target-frame-name="psplayer" xlink:show="replace" text:style-name="Internet_20_link" text:visited-style-name="Visited_20_Internet_20_Link"><text:span text:style-name="T11">Working with Conditionals</text:span></text:a></text:h>
      <text:h text:style-name="P3" text:outline-level="3"><text:a xlink:type="simple" xlink:href="https://app.pluralsight.com/course-player?clipId=6516a078-4cb2-4b40-80f0-cf89fa972110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6516a078-4cb2-4b40-80f0-cf89fa972110&amp;startTime=1.24" office:target-frame-name="psplayer" xlink:show="replace" text:style-name="Internet_20_link" text:visited-style-name="Visited_20_Internet_20_Link"><text:span text:style-name="T11">Right, then. Working with Conditionals. And I get it</text:span></text:a><text:span text:style-name="T12"> </text:span><text:a xlink:type="simple" xlink:href="https://app.pluralsight.com/course-player?clipId=6516a078-4cb2-4b40-80f0-cf89fa972110&amp;startTime=4.53" office:target-frame-name="psplayer" xlink:show="replace" text:style-name="Internet_20_link" text:visited-style-name="Visited_20_Internet_20_Link"><text:span text:style-name="T11">if for some of you, that's jargon.</text:span></text:a><text:span text:style-name="T12"> </text:span><text:a xlink:type="simple" xlink:href="https://app.pluralsight.com/course-player?clipId=6516a078-4cb2-4b40-80f0-cf89fa972110&amp;startTime=6.19" office:target-frame-name="psplayer" xlink:show="replace" text:style-name="Internet_20_link" text:visited-style-name="Visited_20_Internet_20_Link"><text:span text:style-name="T11">However,</text:span></text:a><text:span text:style-name="T12"> </text:span><text:a xlink:type="simple" xlink:href="https://app.pluralsight.com/course-player?clipId=6516a078-4cb2-4b40-80f0-cf89fa972110&amp;startTime=6.79" office:target-frame-name="psplayer" xlink:show="replace" text:style-name="Internet_20_link" text:visited-style-name="Visited_20_Internet_20_Link"><text:span text:style-name="T11">if you've programmed in other languages, I know</text:span></text:a><text:span text:style-name="T12"> </text:span><text:a xlink:type="simple" xlink:href="https://app.pluralsight.com/course-player?clipId=6516a078-4cb2-4b40-80f0-cf89fa972110&amp;startTime=9.28" office:target-frame-name="psplayer" xlink:show="replace" text:style-name="Internet_20_link" text:visited-style-name="Visited_20_Internet_20_Link"><text:span text:style-name="T11">you'll know what we're talking about.</text:span></text:a><text:span text:style-name="T12"> </text:span><text:a xlink:type="simple" xlink:href="https://app.pluralsight.com/course-player?clipId=6516a078-4cb2-4b40-80f0-cf89fa972110&amp;startTime=10.67" office:target-frame-name="psplayer" xlink:show="replace" text:style-name="Internet_20_link" text:visited-style-name="Visited_20_Internet_20_Link"><text:span text:style-name="T11">It's like if/else, else/if, all of that stuff.</text:span></text:a><text:span text:style-name="T12"> </text:span><text:a xlink:type="simple" xlink:href="https://app.pluralsight.com/course-player?clipId=6516a078-4cb2-4b40-80f0-cf89fa972110&amp;startTime=14.74" office:target-frame-name="psplayer" xlink:show="replace" text:style-name="Internet_20_link" text:visited-style-name="Visited_20_Internet_20_Link"><text:span text:style-name="T11">However, if you're brand spanking new to programming,</text:span></text:a><text:span text:style-name="T12"> </text:span><text:a xlink:type="simple" xlink:href="https://app.pluralsight.com/course-player?clipId=6516a078-4cb2-4b40-80f0-cf89fa972110&amp;startTime=18.38" office:target-frame-name="psplayer" xlink:show="replace" text:style-name="Internet_20_link" text:visited-style-name="Visited_20_Internet_20_Link"><text:span text:style-name="T11">it's about making decisions in code.</text:span></text:a><text:span text:style-name="T12"> </text:span><text:a xlink:type="simple" xlink:href="https://app.pluralsight.com/course-player?clipId=6516a078-4cb2-4b40-80f0-cf89fa972110&amp;startTime=21.04" office:target-frame-name="psplayer" xlink:show="replace" text:style-name="Internet_20_link" text:visited-style-name="Visited_20_Internet_20_Link"><text:span text:style-name="T11">So, for example, maybe your program asked the user for input.</text:span></text:a><text:span text:style-name="T12"> </text:span><text:a xlink:type="simple" xlink:href="https://app.pluralsight.com/course-player?clipId=6516a078-4cb2-4b40-80f0-cf89fa972110&amp;startTime=24.87" office:target-frame-name="psplayer" xlink:show="replace" text:style-name="Internet_20_link" text:visited-style-name="Visited_20_Internet_20_Link"><text:span text:style-name="T11">Maybe, I don't know, what their age is. And then your program does</text:span></text:a><text:span text:style-name="T12"> </text:span><text:a xlink:type="simple" xlink:href="https://app.pluralsight.com/course-player?clipId=6516a078-4cb2-4b40-80f0-cf89fa972110&amp;startTime=28.77" office:target-frame-name="psplayer" xlink:show="replace" text:style-name="Internet_20_link" text:visited-style-name="Visited_20_Internet_20_Link"><text:span text:style-name="T11">one thing if the user is under 18 years old,</text:span></text:a><text:span text:style-name="T12"> </text:span><text:a xlink:type="simple" xlink:href="https://app.pluralsight.com/course-player?clipId=6516a078-4cb2-4b40-80f0-cf89fa972110&amp;startTime=32.09" office:target-frame-name="psplayer" xlink:show="replace" text:style-name="Internet_20_link" text:visited-style-name="Visited_20_Internet_20_Link"><text:span text:style-name="T11">but it does another if they're 18 or over.</text:span></text:a><text:span text:style-name="T12"> </text:span><text:a xlink:type="simple" xlink:href="https://app.pluralsight.com/course-player?clipId=6516a078-4cb2-4b40-80f0-cf89fa972110&amp;startTime=36.04" office:target-frame-name="psplayer" xlink:show="replace" text:style-name="Internet_20_link" text:visited-style-name="Visited_20_Internet_20_Link"><text:span text:style-name="T11">Well, conditionals,</text:span></text:a><text:span text:style-name="T12"> </text:span><text:a xlink:type="simple" xlink:href="https://app.pluralsight.com/course-player?clipId=6516a078-4cb2-4b40-80f0-cf89fa972110&amp;startTime=37.25" office:target-frame-name="psplayer" xlink:show="replace" text:style-name="Internet_20_link" text:visited-style-name="Visited_20_Internet_20_Link"><text:span text:style-name="T11">like we'll see, let your programs do exactly that. If the user's</text:span></text:a><text:span text:style-name="T12"> </text:span><text:a xlink:type="simple" xlink:href="https://app.pluralsight.com/course-player?clipId=6516a078-4cb2-4b40-80f0-cf89fa972110&amp;startTime=41.05" office:target-frame-name="psplayer" xlink:show="replace" text:style-name="Internet_20_link" text:visited-style-name="Visited_20_Internet_20_Link"><text:span text:style-name="T11">over 18, branch out onto this set of code,</text:span></text:a><text:span text:style-name="T12"> </text:span><text:a xlink:type="simple" xlink:href="https://app.pluralsight.com/course-player?clipId=6516a078-4cb2-4b40-80f0-cf89fa972110&amp;startTime=43.62" office:target-frame-name="psplayer" xlink:show="replace" text:style-name="Internet_20_link" text:visited-style-name="Visited_20_Internet_20_Link"><text:span text:style-name="T11">if they're younger, branch out somewhere else.</text:span></text:a><text:span text:style-name="T12"> </text:span><text:a xlink:type="simple" xlink:href="https://app.pluralsight.com/course-player?clipId=6516a078-4cb2-4b40-80f0-cf89fa972110&amp;startTime=47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6516a078-4cb2-4b40-80f0-cf89fa972110&amp;startTime=47.64" office:target-frame-name="psplayer" xlink:show="replace" text:style-name="Internet_20_link" text:visited-style-name="Visited_20_Internet_20_Link"><text:span text:style-name="T11">for us, we're going to be learning if and switch in Go. We'll start</text:span></text:a><text:span text:style-name="T12"> </text:span><text:a xlink:type="simple" xlink:href="https://app.pluralsight.com/course-player?clipId=6516a078-4cb2-4b40-80f0-cf89fa972110&amp;startTime=52.43" office:target-frame-name="psplayer" xlink:show="replace" text:style-name="Internet_20_link" text:visited-style-name="Visited_20_Internet_20_Link"><text:span text:style-name="T11">out by looking at the basic syntax of if statements,</text:span></text:a><text:span text:style-name="T12"> </text:span><text:a xlink:type="simple" xlink:href="https://app.pluralsight.com/course-player?clipId=6516a078-4cb2-4b40-80f0-cf89fa972110&amp;startTime=55.24" office:target-frame-name="psplayer" xlink:show="replace" text:style-name="Internet_20_link" text:visited-style-name="Visited_20_Internet_20_Link"><text:span text:style-name="T11">then we'll get our hands on with some basics, and we'll dig a bit deeper. Once</text:span></text:a><text:span text:style-name="T12"> </text:span><text:a xlink:type="simple" xlink:href="https://app.pluralsight.com/course-player?clipId=6516a078-4cb2-4b40-80f0-cf89fa972110&amp;startTime=60.15" office:target-frame-name="psplayer" xlink:show="replace" text:style-name="Internet_20_link" text:visited-style-name="Visited_20_Internet_20_Link"><text:span text:style-name="T11">we're good with if, we'll look at switch case. And again,</text:span></text:a><text:span text:style-name="T12"> </text:span><text:a xlink:type="simple" xlink:href="https://app.pluralsight.com/course-player?clipId=6516a078-4cb2-4b40-80f0-cf89fa972110&amp;startTime=63.6" office:target-frame-name="psplayer" xlink:show="replace" text:style-name="Internet_20_link" text:visited-style-name="Visited_20_Internet_20_Link"><text:span text:style-name="T11">we'll cover the syntax, get our hands on, and dig a bit deeper.</text:span></text:a><text:span text:style-name="T12"> </text:span><text:a xlink:type="simple" xlink:href="https://app.pluralsight.com/course-player?clipId=6516a078-4cb2-4b40-80f0-cf89fa972110&amp;startTime=67.9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6516a078-4cb2-4b40-80f0-cf89fa972110&amp;startTime=68.67" office:target-frame-name="psplayer" xlink:show="replace" text:style-name="Internet_20_link" text:visited-style-name="Visited_20_Internet_20_Link"><text:span text:style-name="T11">we'll round out the module with how to use if to handle</text:span></text:a><text:span text:style-name="T12"> </text:span><text:a xlink:type="simple" xlink:href="https://app.pluralsight.com/course-player?clipId=6516a078-4cb2-4b40-80f0-cf89fa972110&amp;startTime=72.15" office:target-frame-name="psplayer" xlink:show="replace" text:style-name="Internet_20_link" text:visited-style-name="Visited_20_Internet_20_Link"><text:span text:style-name="T11">errors, and then we'll do a recap. Well, let's get rocking and rolling!</text:span></text:a></text:p>
      <text:h text:style-name="P3" text:outline-level="3"><text:a xlink:type="simple" xlink:href="https://app.pluralsight.com/course-player?clipId=4dc65c04-4514-443f-812e-4829aa694250" office:target-frame-name="psplayer" xlink:show="replace" text:style-name="Internet_20_link" text:visited-style-name="Visited_20_Internet_20_Link"><text:span text:style-name="T11">"If" Syntax</text:span></text:a></text:h>
      <text:p text:style-name="P5"><text:a xlink:type="simple" xlink:href="https://app.pluralsight.com/course-player?clipId=4dc65c04-4514-443f-812e-4829aa694250&amp;startTime=1.44" office:target-frame-name="psplayer" xlink:show="replace" text:style-name="Internet_20_link" text:visited-style-name="Visited_20_Internet_20_Link"><text:span text:style-name="T11">The humble, but immensely powerful if.</text:span></text:a><text:span text:style-name="T12"> </text:span><text:a xlink:type="simple" xlink:href="https://app.pluralsight.com/course-player?clipId=4dc65c04-4514-443f-812e-4829aa694250&amp;startTime=8.04" office:target-frame-name="psplayer" xlink:show="replace" text:style-name="Internet_20_link" text:visited-style-name="Visited_20_Internet_20_Link"><text:span text:style-name="T11">And let's just bust some jargon here.</text:span></text:a><text:span text:style-name="T12"> </text:span><text:a xlink:type="simple" xlink:href="https://app.pluralsight.com/course-player?clipId=4dc65c04-4514-443f-812e-4829aa694250&amp;startTime=10.41" office:target-frame-name="psplayer" xlink:show="replace" text:style-name="Internet_20_link" text:visited-style-name="Visited_20_Internet_20_Link"><text:span text:style-name="T11">If statements let those evaluate conditions,</text:span></text:a><text:span text:style-name="T12"> </text:span><text:a xlink:type="simple" xlink:href="https://app.pluralsight.com/course-player?clipId=4dc65c04-4514-443f-812e-4829aa694250&amp;startTime=14.13" office:target-frame-name="psplayer" xlink:show="replace" text:style-name="Internet_20_link" text:visited-style-name="Visited_20_Internet_20_Link"><text:span text:style-name="T11">and based on whether or not that condition is true or false,</text:span></text:a><text:span text:style-name="T12"> </text:span><text:a xlink:type="simple" xlink:href="https://app.pluralsight.com/course-player?clipId=4dc65c04-4514-443f-812e-4829aa694250&amp;startTime=17.75" office:target-frame-name="psplayer" xlink:show="replace" text:style-name="Internet_20_link" text:visited-style-name="Visited_20_Internet_20_Link"><text:span text:style-name="T11">branch out and execute specific code.</text:span></text:a><text:span text:style-name="T12"> </text:span><text:a xlink:type="simple" xlink:href="https://app.pluralsight.com/course-player?clipId=4dc65c04-4514-443f-812e-4829aa694250&amp;startTime=22.34" office:target-frame-name="psplayer" xlink:show="replace" text:style-name="Internet_20_link" text:visited-style-name="Visited_20_Internet_20_Link"><text:span text:style-name="T11">So, yeah, like we just said a second ago actually,</text:span></text:a><text:span text:style-name="T12"> </text:span><text:a xlink:type="simple" xlink:href="https://app.pluralsight.com/course-player?clipId=4dc65c04-4514-443f-812e-4829aa694250&amp;startTime=24.79" office:target-frame-name="psplayer" xlink:show="replace" text:style-name="Internet_20_link" text:visited-style-name="Visited_20_Internet_20_Link"><text:span text:style-name="T11">if a person is 18 or over, execute, whatever,</text:span></text:a><text:span text:style-name="T12"> </text:span><text:a xlink:type="simple" xlink:href="https://app.pluralsight.com/course-player?clipId=4dc65c04-4514-443f-812e-4829aa694250&amp;startTime=28.1" office:target-frame-name="psplayer" xlink:show="replace" text:style-name="Internet_20_link" text:visited-style-name="Visited_20_Internet_20_Link"><text:span text:style-name="T11">code A, yeah, whereas if they're younger,</text:span></text:a><text:span text:style-name="T12"> </text:span><text:a xlink:type="simple" xlink:href="https://app.pluralsight.com/course-player?clipId=4dc65c04-4514-443f-812e-4829aa694250&amp;startTime=30.59" office:target-frame-name="psplayer" xlink:show="replace" text:style-name="Internet_20_link" text:visited-style-name="Visited_20_Internet_20_Link"><text:span text:style-name="T11">execute code B.</text:span></text:a><text:span text:style-name="T12"> </text:span><text:a xlink:type="simple" xlink:href="https://app.pluralsight.com/course-player?clipId=4dc65c04-4514-443f-812e-4829aa694250&amp;startTime=32.15" office:target-frame-name="psplayer" xlink:show="replace" text:style-name="Internet_20_link" text:visited-style-name="Visited_20_Internet_20_Link"><text:span text:style-name="T11">Now then, on the jargon front, we are evaluating conditions,</text:span></text:a><text:span text:style-name="T12"> </text:span><text:a xlink:type="simple" xlink:href="https://app.pluralsight.com/course-player?clipId=4dc65c04-4514-443f-812e-4829aa694250&amp;startTime=38.67" office:target-frame-name="psplayer" xlink:show="replace" text:style-name="Internet_20_link" text:visited-style-name="Visited_20_Internet_20_Link"><text:span text:style-name="T11">and that's where the term conditionals comes from.</text:span></text:a><text:span text:style-name="T12"> </text:span><text:a xlink:type="simple" xlink:href="https://app.pluralsight.com/course-player?clipId=4dc65c04-4514-443f-812e-4829aa694250&amp;startTime=42.04" office:target-frame-name="psplayer" xlink:show="replace" text:style-name="Internet_20_link" text:visited-style-name="Visited_20_Internet_20_Link"><text:span text:style-name="T11">As well though, you might hear the term branching.</text:span></text:a><text:span text:style-name="T12"> </text:span><text:a xlink:type="simple" xlink:href="https://app.pluralsight.com/course-player?clipId=4dc65c04-4514-443f-812e-4829aa694250&amp;startTime=45.32" office:target-frame-name="psplayer" xlink:show="replace" text:style-name="Internet_20_link" text:visited-style-name="Visited_20_Internet_20_Link"><text:span text:style-name="T11">Well, like I just said, if a user is 18 or over,</text:span></text:a><text:span text:style-name="T12"> </text:span><text:a xlink:type="simple" xlink:href="https://app.pluralsight.com/course-player?clipId=4dc65c04-4514-443f-812e-4829aa694250&amp;startTime=48.88" office:target-frame-name="psplayer" xlink:show="replace" text:style-name="Internet_20_link" text:visited-style-name="Visited_20_Internet_20_Link"><text:span text:style-name="T11">branch out onto the orange code here on the slide.</text:span></text:a><text:span text:style-name="T12"> </text:span><text:a xlink:type="simple" xlink:href="https://app.pluralsight.com/course-player?clipId=4dc65c04-4514-443f-812e-4829aa694250&amp;startTime=51.54" office:target-frame-name="psplayer" xlink:show="replace" text:style-name="Internet_20_link" text:visited-style-name="Visited_20_Internet_20_Link"><text:span text:style-name="T11">If they're younger, we branch to the blue.</text:span></text:a><text:span text:style-name="T12"> </text:span><text:a xlink:type="simple" xlink:href="https://app.pluralsight.com/course-player?clipId=4dc65c04-4514-443f-812e-4829aa694250&amp;startTime=55.94" office:target-frame-name="psplayer" xlink:show="replace" text:style-name="Internet_20_link" text:visited-style-name="Visited_20_Internet_20_Link"><text:span text:style-name="T11">The if statement evaluates true or false conditions.</text:span></text:a><text:span text:style-name="T12"> </text:span><text:a xlink:type="simple" xlink:href="https://app.pluralsight.com/course-player?clipId=4dc65c04-4514-443f-812e-4829aa694250&amp;startTime=60.84" office:target-frame-name="psplayer" xlink:show="replace" text:style-name="Internet_20_link" text:visited-style-name="Visited_20_Internet_20_Link"><text:span text:style-name="T11">And if you like your jargon, I'm talking Boolean true or false,</text:span></text:a><text:span text:style-name="T12"> </text:span><text:a xlink:type="simple" xlink:href="https://app.pluralsight.com/course-player?clipId=4dc65c04-4514-443f-812e-4829aa694250&amp;startTime=66.75" office:target-frame-name="psplayer" xlink:show="replace" text:style-name="Internet_20_link" text:visited-style-name="Visited_20_Internet_20_Link"><text:span text:style-name="T11">so that means using Boolean operators.</text:span></text:a><text:span text:style-name="T12"> </text:span><text:a xlink:type="simple" xlink:href="https://app.pluralsight.com/course-player?clipId=4dc65c04-4514-443f-812e-4829aa694250&amp;startTime=70.15" office:target-frame-name="psplayer" xlink:show="replace" text:style-name="Internet_20_link" text:visited-style-name="Visited_20_Internet_20_Link"><text:span text:style-name="T11">So we're not talking just a string here with the words true or false in it or,</text:span></text:a><text:span text:style-name="T12"> </text:span><text:a xlink:type="simple" xlink:href="https://app.pluralsight.com/course-player?clipId=4dc65c04-4514-443f-812e-4829aa694250&amp;startTime=74.63" office:target-frame-name="psplayer" xlink:show="replace" text:style-name="Internet_20_link" text:visited-style-name="Visited_20_Internet_20_Link"><text:span text:style-name="T11">I don't know, even an integer of 0 or 1 representing true or false.</text:span></text:a><text:span text:style-name="T12"> </text:span><text:a xlink:type="simple" xlink:href="https://app.pluralsight.com/course-player?clipId=4dc65c04-4514-443f-812e-4829aa694250&amp;startTime=78.71" office:target-frame-name="psplayer" xlink:show="replace" text:style-name="Internet_20_link" text:visited-style-name="Visited_20_Internet_20_Link"><text:span text:style-name="T11">No, remember, Go is really strict when it comes to types,</text:span></text:a><text:span text:style-name="T12"> </text:span><text:a xlink:type="simple" xlink:href="https://app.pluralsight.com/course-player?clipId=4dc65c04-4514-443f-812e-4829aa694250&amp;startTime=82.81" office:target-frame-name="psplayer" xlink:show="replace" text:style-name="Internet_20_link" text:visited-style-name="Visited_20_Internet_20_Link"><text:span text:style-name="T11">so we'll be dealing with a Boolean true and Boolean false,</text:span></text:a><text:span text:style-name="T12"> </text:span><text:a xlink:type="simple" xlink:href="https://app.pluralsight.com/course-player?clipId=4dc65c04-4514-443f-812e-4829aa694250&amp;startTime=87.13" office:target-frame-name="psplayer" xlink:show="replace" text:style-name="Internet_20_link" text:visited-style-name="Visited_20_Internet_20_Link"><text:span text:style-name="T11">and, well, we'll see it in a second, so don't stress.</text:span></text:a><text:span text:style-name="T12"> </text:span><text:a xlink:type="simple" xlink:href="https://app.pluralsight.com/course-player?clipId=4dc65c04-4514-443f-812e-4829aa694250&amp;startTime=91.64" office:target-frame-name="psplayer" xlink:show="replace" text:style-name="Internet_20_link" text:visited-style-name="Visited_20_Internet_20_Link"><text:span text:style-name="T11">Well, for the syntax, first up, we've got the if keyword.</text:span></text:a><text:span text:style-name="T12"> </text:span><text:a xlink:type="simple" xlink:href="https://app.pluralsight.com/course-player?clipId=4dc65c04-4514-443f-812e-4829aa694250&amp;startTime=95.47" office:target-frame-name="psplayer" xlink:show="replace" text:style-name="Internet_20_link" text:visited-style-name="Visited_20_Internet_20_Link"><text:span text:style-name="T11">And yes, it is case </text:span></text:a><text:soft-page-break/><text:a xlink:type="simple" xlink:href="https://app.pluralsight.com/course-player?clipId=4dc65c04-4514-443f-812e-4829aa694250&amp;startTime=95.47" office:target-frame-name="psplayer" xlink:show="replace" text:style-name="Internet_20_link" text:visited-style-name="Visited_20_Internet_20_Link"><text:span text:style-name="T11">sensitive,</text:span></text:a><text:span text:style-name="T12"> </text:span><text:a xlink:type="simple" xlink:href="https://app.pluralsight.com/course-player?clipId=4dc65c04-4514-443f-812e-4829aa694250&amp;startTime=97.42" office:target-frame-name="psplayer" xlink:show="replace" text:style-name="Internet_20_link" text:visited-style-name="Visited_20_Internet_20_Link"><text:span text:style-name="T11">so always lowercase. Well, then after that comes the expression to evaluate,</text:span></text:a><text:span text:style-name="T12"> </text:span><text:a xlink:type="simple" xlink:href="https://app.pluralsight.com/course-player?clipId=4dc65c04-4514-443f-812e-4829aa694250&amp;startTime=103.45" office:target-frame-name="psplayer" xlink:show="replace" text:style-name="Internet_20_link" text:visited-style-name="Visited_20_Internet_20_Link"><text:span text:style-name="T11">and like we said, this can be anything that evaluates to either true or false.</text:span></text:a><text:span text:style-name="T12"> </text:span><text:a xlink:type="simple" xlink:href="https://app.pluralsight.com/course-player?clipId=4dc65c04-4514-443f-812e-4829aa694250&amp;startTime=107.54" office:target-frame-name="psplayer" xlink:show="replace" text:style-name="Internet_20_link" text:visited-style-name="Visited_20_Internet_20_Link"><text:span text:style-name="T11">So like we said, again, is a user 18 years or older?</text:span></text:a><text:span text:style-name="T12"> </text:span><text:a xlink:type="simple" xlink:href="https://app.pluralsight.com/course-player?clipId=4dc65c04-4514-443f-812e-4829aa694250&amp;startTime=112.06" office:target-frame-name="psplayer" xlink:show="replace" text:style-name="Internet_20_link" text:visited-style-name="Visited_20_Internet_20_Link"><text:span text:style-name="T11">If they are, do this; if they're not, do that.</text:span></text:a><text:span text:style-name="T12"> </text:span><text:a xlink:type="simple" xlink:href="https://app.pluralsight.com/course-player?clipId=4dc65c04-4514-443f-812e-4829aa694250&amp;startTime=115.84" office:target-frame-name="psplayer" xlink:show="replace" text:style-name="Internet_20_link" text:visited-style-name="Visited_20_Internet_20_Link"><text:span text:style-name="T11">Other examples.</text:span></text:a><text:span text:style-name="T12"> </text:span><text:a xlink:type="simple" xlink:href="https://app.pluralsight.com/course-player?clipId=4dc65c04-4514-443f-812e-4829aa694250&amp;startTime=117.71" office:target-frame-name="psplayer" xlink:show="replace" text:style-name="Internet_20_link" text:visited-style-name="Visited_20_Internet_20_Link"><text:span text:style-name="T11">Oh, is free disk space more than 10 GB?</text:span></text:a><text:span text:style-name="T12"> </text:span><text:a xlink:type="simple" xlink:href="https://app.pluralsight.com/course-player?clipId=4dc65c04-4514-443f-812e-4829aa694250&amp;startTime=121.12" office:target-frame-name="psplayer" xlink:show="replace" text:style-name="Internet_20_link" text:visited-style-name="Visited_20_Internet_20_Link"><text:span text:style-name="T11">If it is, carry on; if it's not, throw an error.</text:span></text:a><text:span text:style-name="T12"> </text:span><text:a xlink:type="simple" xlink:href="https://app.pluralsight.com/course-player?clipId=4dc65c04-4514-443f-812e-4829aa694250&amp;startTime=125.05" office:target-frame-name="psplayer" xlink:show="replace" text:style-name="Internet_20_link" text:visited-style-name="Visited_20_Internet_20_Link"><text:span text:style-name="T11">Hopefully you get the picture.</text:span></text:a><text:span text:style-name="T12"> </text:span><text:a xlink:type="simple" xlink:href="https://app.pluralsight.com/course-player?clipId=4dc65c04-4514-443f-812e-4829aa694250&amp;startTime=127.84" office:target-frame-name="psplayer" xlink:show="replace" text:style-name="Internet_20_link" text:visited-style-name="Visited_20_Internet_20_Link"><text:span text:style-name="T11">Then we need a set of curlies, and like I just said with functions,</text:span></text:a><text:span text:style-name="T12"> </text:span><text:a xlink:type="simple" xlink:href="https://app.pluralsight.com/course-player?clipId=4dc65c04-4514-443f-812e-4829aa694250&amp;startTime=131.79" office:target-frame-name="psplayer" xlink:show="replace" text:style-name="Internet_20_link" text:visited-style-name="Visited_20_Internet_20_Link"><text:span text:style-name="T11">they've got to go here; do not be going and putting</text:span></text:a><text:span text:style-name="T12"> </text:span><text:a xlink:type="simple" xlink:href="https://app.pluralsight.com/course-player?clipId=4dc65c04-4514-443f-812e-4829aa694250&amp;startTime=135.69" office:target-frame-name="psplayer" xlink:show="replace" text:style-name="Internet_20_link" text:visited-style-name="Visited_20_Internet_20_Link"><text:span text:style-name="T11">this first one on its own line.</text:span></text:a><text:span text:style-name="T12"> </text:span><text:a xlink:type="simple" xlink:href="https://app.pluralsight.com/course-player?clipId=4dc65c04-4514-443f-812e-4829aa694250&amp;startTime=137.74" office:target-frame-name="psplayer" xlink:show="replace" text:style-name="Internet_20_link" text:visited-style-name="Visited_20_Internet_20_Link"><text:span text:style-name="T11">If you do, you'll just make the compiler grumpy.</text:span></text:a><text:span text:style-name="T12"> </text:span><text:a xlink:type="simple" xlink:href="https://app.pluralsight.com/course-player?clipId=4dc65c04-4514-443f-812e-4829aa694250&amp;startTime=141.35" office:target-frame-name="psplayer" xlink:show="replace" text:style-name="Internet_20_link" text:visited-style-name="Visited_20_Internet_20_Link"><text:span text:style-name="T11">And actually, on that note, now, this doesn't really matter,</text:span></text:a><text:span text:style-name="T12"> </text:span><text:a xlink:type="simple" xlink:href="https://app.pluralsight.com/course-player?clipId=4dc65c04-4514-443f-812e-4829aa694250&amp;startTime=144.67" office:target-frame-name="psplayer" xlink:show="replace" text:style-name="Internet_20_link" text:visited-style-name="Visited_20_Internet_20_Link"><text:span text:style-name="T11">so don't let it mess with your mind or anything,</text:span></text:a><text:span text:style-name="T12"> </text:span><text:a xlink:type="simple" xlink:href="https://app.pluralsight.com/course-player?clipId=4dc65c04-4514-443f-812e-4829aa694250&amp;startTime=147.01" office:target-frame-name="psplayer" xlink:show="replace" text:style-name="Internet_20_link" text:visited-style-name="Visited_20_Internet_20_Link"><text:span text:style-name="T11">but the reason behind all the strictness with the placement of curlies,</text:span></text:a><text:span text:style-name="T12"> </text:span><text:a xlink:type="simple" xlink:href="https://app.pluralsight.com/course-player?clipId=4dc65c04-4514-443f-812e-4829aa694250&amp;startTime=152.5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dc65c04-4514-443f-812e-4829aa694250&amp;startTime=153.54" office:target-frame-name="psplayer" xlink:show="replace" text:style-name="Internet_20_link" text:visited-style-name="Visited_20_Internet_20_Link"><text:span text:style-name="T11">you know how in some of the languages, they make you</text:span></text:a><text:span text:style-name="T12"> </text:span><text:a xlink:type="simple" xlink:href="https://app.pluralsight.com/course-player?clipId=4dc65c04-4514-443f-812e-4829aa694250&amp;startTime=155.71" office:target-frame-name="psplayer" xlink:show="replace" text:style-name="Internet_20_link" text:visited-style-name="Visited_20_Internet_20_Link"><text:span text:style-name="T11">terminate lines with semicolons?</text:span></text:a><text:span text:style-name="T12"> </text:span><text:a xlink:type="simple" xlink:href="https://app.pluralsight.com/course-player?clipId=4dc65c04-4514-443f-812e-4829aa694250&amp;startTime=158.01" office:target-frame-name="psplayer" xlink:show="replace" text:style-name="Internet_20_link" text:visited-style-name="Visited_20_Internet_20_Link"><text:span text:style-name="T11">Well, guess what?</text:span></text:a><text:span text:style-name="T12"> </text:span><text:a xlink:type="simple" xlink:href="https://app.pluralsight.com/course-player?clipId=4dc65c04-4514-443f-812e-4829aa694250&amp;startTime=159.07" office:target-frame-name="psplayer" xlink:show="replace" text:style-name="Internet_20_link" text:visited-style-name="Visited_20_Internet_20_Link"><text:span text:style-name="T11">Go actually does as well,</text:span></text:a><text:span text:style-name="T12"> </text:span><text:a xlink:type="simple" xlink:href="https://app.pluralsight.com/course-player?clipId=4dc65c04-4514-443f-812e-4829aa694250&amp;startTime=160.8" office:target-frame-name="psplayer" xlink:show="replace" text:style-name="Internet_20_link" text:visited-style-name="Visited_20_Internet_20_Link"><text:span text:style-name="T11">only Go is really nice and the compiler does the semicolons for us.</text:span></text:a><text:span text:style-name="T12"> </text:span><text:a xlink:type="simple" xlink:href="https://app.pluralsight.com/course-player?clipId=4dc65c04-4514-443f-812e-4829aa694250&amp;startTime=165.94" office:target-frame-name="psplayer" xlink:show="replace" text:style-name="Internet_20_link" text:visited-style-name="Visited_20_Internet_20_Link"><text:span text:style-name="T11">So, if you throw your opening curly on its own line by accident,</text:span></text:a><text:span text:style-name="T12"> </text:span><text:a xlink:type="simple" xlink:href="https://app.pluralsight.com/course-player?clipId=4dc65c04-4514-443f-812e-4829aa694250&amp;startTime=170.42" office:target-frame-name="psplayer" xlink:show="replace" text:style-name="Internet_20_link" text:visited-style-name="Visited_20_Internet_20_Link"><text:span text:style-name="T11">the compiler is going to throw a semicolon up here and</text:span></text:a><text:span text:style-name="T12"> </text:span><text:a xlink:type="simple" xlink:href="https://app.pluralsight.com/course-player?clipId=4dc65c04-4514-443f-812e-4829aa694250&amp;startTime=173.16" office:target-frame-name="psplayer" xlink:show="replace" text:style-name="Internet_20_link" text:visited-style-name="Visited_20_Internet_20_Link"><text:span text:style-name="T11">it's going to break the program.</text:span></text:a><text:span text:style-name="T12"> </text:span><text:a xlink:type="simple" xlink:href="https://app.pluralsight.com/course-player?clipId=4dc65c04-4514-443f-812e-4829aa694250&amp;startTime=174.81" office:target-frame-name="psplayer" xlink:show="replace" text:style-name="Internet_20_link" text:visited-style-name="Visited_20_Internet_20_Link"><text:span text:style-name="T11">But who cares, right?</text:span></text:a><text:span text:style-name="T12"> </text:span><text:a xlink:type="simple" xlink:href="https://app.pluralsight.com/course-player?clipId=4dc65c04-4514-443f-812e-4829aa694250&amp;startTime=176.76" office:target-frame-name="psplayer" xlink:show="replace" text:style-name="Internet_20_link" text:visited-style-name="Visited_20_Internet_20_Link"><text:span text:style-name="T11">I don't know why I even said that.</text:span></text:a><text:span text:style-name="T12"> </text:span><text:a xlink:type="simple" xlink:href="https://app.pluralsight.com/course-player?clipId=4dc65c04-4514-443f-812e-4829aa694250&amp;startTime=179.54" office:target-frame-name="psplayer" xlink:show="replace" text:style-name="Internet_20_link" text:visited-style-name="Visited_20_Internet_20_Link"><text:span text:style-name="T11">Anyway, look, we put the code that we want to execute inside the curlies,</text:span></text:a><text:span text:style-name="T12"> </text:span><text:a xlink:type="simple" xlink:href="https://app.pluralsight.com/course-player?clipId=4dc65c04-4514-443f-812e-4829aa694250&amp;startTime=183.94" office:target-frame-name="psplayer" xlink:show="replace" text:style-name="Internet_20_link" text:visited-style-name="Visited_20_Internet_20_Link"><text:span text:style-name="T11">and that's a basic if,</text:span></text:a><text:span text:style-name="T12"> </text:span><text:a xlink:type="simple" xlink:href="https://app.pluralsight.com/course-player?clipId=4dc65c04-4514-443f-812e-4829aa694250&amp;startTime=185.24" office:target-frame-name="psplayer" xlink:show="replace" text:style-name="Internet_20_link" text:visited-style-name="Visited_20_Internet_20_Link"><text:span text:style-name="T11">that block of code will only execute if the expression here evaluates to true.</text:span></text:a><text:span text:style-name="T12"> </text:span><text:a xlink:type="simple" xlink:href="https://app.pluralsight.com/course-player?clipId=4dc65c04-4514-443f-812e-4829aa694250&amp;startTime=191.7" office:target-frame-name="psplayer" xlink:show="replace" text:style-name="Internet_20_link" text:visited-style-name="Visited_20_Internet_20_Link"><text:span text:style-name="T11">But you can do else if and else branches,</text:span></text:a><text:span text:style-name="T12"> </text:span><text:a xlink:type="simple" xlink:href="https://app.pluralsight.com/course-player?clipId=4dc65c04-4514-443f-812e-4829aa694250&amp;startTime=195.45" office:target-frame-name="psplayer" xlink:show="replace" text:style-name="Internet_20_link" text:visited-style-name="Visited_20_Internet_20_Link"><text:span text:style-name="T11">and we're about to see it all in action.</text:span></text:a><text:span text:style-name="T12"> </text:span><text:a xlink:type="simple" xlink:href="https://app.pluralsight.com/course-player?clipId=4dc65c04-4514-443f-812e-4829aa694250&amp;startTime=197.4" office:target-frame-name="psplayer" xlink:show="replace" text:style-name="Internet_20_link" text:visited-style-name="Visited_20_Internet_20_Link"><text:span text:style-name="T11">But that is the basics of if syntax in Go.</text:span></text:a><text:span text:style-name="T12"> </text:span><text:a xlink:type="simple" xlink:href="https://app.pluralsight.com/course-player?clipId=4dc65c04-4514-443f-812e-4829aa694250&amp;startTime=200.84" office:target-frame-name="psplayer" xlink:show="replace" text:style-name="Internet_20_link" text:visited-style-name="Visited_20_Internet_20_Link"><text:span text:style-name="T11">Whew! Let's go see it in practice.</text:span></text:a></text:p>
      <text:h text:style-name="P3" text:outline-level="3"><text:a xlink:type="simple" xlink:href="https://app.pluralsight.com/course-player?clipId=4b29f8a5-720b-4176-beca-e62f1239bca7" office:target-frame-name="psplayer" xlink:show="replace" text:style-name="Internet_20_link" text:visited-style-name="Visited_20_Internet_20_Link"><text:span text:style-name="T11">"If" in Practice</text:span></text:a></text:h>
      <text:p text:style-name="P5"><text:a xlink:type="simple" xlink:href="https://app.pluralsight.com/course-player?clipId=4b29f8a5-720b-4176-beca-e62f1239bca7&amp;startTime=1.54" office:target-frame-name="psplayer" xlink:show="replace" text:style-name="Internet_20_link" text:visited-style-name="Visited_20_Internet_20_Link"><text:span text:style-name="T11">Alright, we've got this framework of a program with a couple</text:span></text:a><text:span text:style-name="T12"> </text:span><text:a xlink:type="simple" xlink:href="https://app.pluralsight.com/course-player?clipId=4b29f8a5-720b-4176-beca-e62f1239bca7&amp;startTime=4.36" office:target-frame-name="psplayer" xlink:show="replace" text:style-name="Internet_20_link" text:visited-style-name="Visited_20_Internet_20_Link"><text:span text:style-name="T11">of variables declared and initialized.</text:span></text:a><text:span text:style-name="T12"> </text:span><text:a xlink:type="simple" xlink:href="https://app.pluralsight.com/course-player?clipId=4b29f8a5-720b-4176-beca-e62f1239bca7&amp;startTime=7.27" office:target-frame-name="psplayer" xlink:show="replace" text:style-name="Internet_20_link" text:visited-style-name="Visited_20_Internet_20_Link"><text:span text:style-name="T11">Actually,</text:span></text:a><text:span text:style-name="T12"> </text:span><text:a xlink:type="simple" xlink:href="https://app.pluralsight.com/course-player?clipId=4b29f8a5-720b-4176-beca-e62f1239bca7&amp;startTime=7.87" office:target-frame-name="psplayer" xlink:show="replace" text:style-name="Internet_20_link" text:visited-style-name="Visited_20_Internet_20_Link"><text:span text:style-name="T11">the code I'm using is in the conditionals folder of the course's GitHub</text:span></text:a><text:span text:style-name="T12"> </text:span><text:a xlink:type="simple" xlink:href="https://app.pluralsight.com/course-player?clipId=4b29f8a5-720b-4176-beca-e62f1239bca7&amp;startTime=11.1" office:target-frame-name="psplayer" xlink:show="replace" text:style-name="Internet_20_link" text:visited-style-name="Visited_20_Internet_20_Link"><text:span text:style-name="T11">repo, and it's called if.go. I know, really creative.</text:span></text:a><text:span text:style-name="T12"> </text:span><text:a xlink:type="simple" xlink:href="https://app.pluralsight.com/course-player?clipId=4b29f8a5-720b-4176-beca-e62f1239bca7&amp;startTime=17.0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4b29f8a5-720b-4176-beca-e62f1239bca7&amp;startTime=17.9" office:target-frame-name="psplayer" xlink:show="replace" text:style-name="Internet_20_link" text:visited-style-name="Visited_20_Internet_20_Link"><text:span text:style-name="T11">this first variable here is showing the length of my Docker Deep</text:span></text:a><text:span text:style-name="T12"> </text:span><text:a xlink:type="simple" xlink:href="https://app.pluralsight.com/course-player?clipId=4b29f8a5-720b-4176-beca-e62f1239bca7&amp;startTime=21.89" office:target-frame-name="psplayer" xlink:show="replace" text:style-name="Internet_20_link" text:visited-style-name="Visited_20_Internet_20_Link"><text:span text:style-name="T11">Dive course in minutes, and then this one is showing the same for</text:span></text:a><text:span text:style-name="T12"> </text:span><text:a xlink:type="simple" xlink:href="https://app.pluralsight.com/course-player?clipId=4b29f8a5-720b-4176-beca-e62f1239bca7&amp;startTime=26.39" office:target-frame-name="psplayer" xlink:show="replace" text:style-name="Internet_20_link" text:visited-style-name="Visited_20_Internet_20_Link"><text:span text:style-name="T11">my Containers on AWS Wavelength course.</text:span></text:a><text:span text:style-name="T12"> </text:span><text:a xlink:type="simple" xlink:href="https://app.pluralsight.com/course-player?clipId=4b29f8a5-720b-4176-beca-e62f1239bca7&amp;startTime=28.92" office:target-frame-name="psplayer" xlink:show="replace" text:style-name="Internet_20_link" text:visited-style-name="Visited_20_Internet_20_Link"><text:span text:style-name="T11">So, Docker Deep Dive's, like, I don't know, what is</text:span></text:a><text:span text:style-name="T12"> </text:span><text:a xlink:type="simple" xlink:href="https://app.pluralsight.com/course-player?clipId=4b29f8a5-720b-4176-beca-e62f1239bca7&amp;startTime=32.1" office:target-frame-name="psplayer" xlink:show="replace" text:style-name="Internet_20_link" text:visited-style-name="Visited_20_Internet_20_Link"><text:span text:style-name="T11">that, about 4 and a bit hours long,</text:span></text:a><text:span text:style-name="T12"> </text:span><text:a xlink:type="simple" xlink:href="https://app.pluralsight.com/course-player?clipId=4b29f8a5-720b-4176-beca-e62f1239bca7&amp;startTime=34.03" office:target-frame-name="psplayer" xlink:show="replace" text:style-name="Internet_20_link" text:visited-style-name="Visited_20_Internet_20_Link"><text:span text:style-name="T11">but Containers on AWS Wavelength, only half an</text:span></text:a><text:span text:style-name="T12"> </text:span><text:a xlink:type="simple" xlink:href="https://app.pluralsight.com/course-player?clipId=4b29f8a5-720b-4176-beca-e62f1239bca7&amp;startTime=36.98" office:target-frame-name="psplayer" xlink:show="replace" text:style-name="Internet_20_link" text:visited-style-name="Visited_20_Internet_20_Link"><text:span text:style-name="T11">hour, so entirely different beasts.</text:span></text:a><text:span text:style-name="T12"> </text:span><text:a xlink:type="simple" xlink:href="https://app.pluralsight.com/course-player?clipId=4b29f8a5-720b-4176-beca-e62f1239bca7&amp;startTime=40.44" office:target-frame-name="psplayer" xlink:show="replace" text:style-name="Internet_20_link" text:visited-style-name="Visited_20_Internet_20_Link"><text:span text:style-name="T11">Okay, oh actually, remember, Go can infer types, so it</text:span></text:a><text:span text:style-name="T12"> </text:span><text:a xlink:type="simple" xlink:href="https://app.pluralsight.com/course-player?clipId=4b29f8a5-720b-4176-beca-e62f1239bca7&amp;startTime=44.55" office:target-frame-name="psplayer" xlink:show="replace" text:style-name="Internet_20_link" text:visited-style-name="Visited_20_Internet_20_Link"><text:span text:style-name="T11">knows both of these are integers.</text:span></text:a><text:span text:style-name="T12"> </text:span><text:a xlink:type="simple" xlink:href="https://app.pluralsight.com/course-player?clipId=4b29f8a5-720b-4176-beca-e62f1239bca7&amp;startTime=47.54" office:target-frame-name="psplayer" xlink:show="replace" text:style-name="Internet_20_link" text:visited-style-name="Visited_20_Internet_20_Link"><text:span text:style-name="T11">Anyway, let's throw in a simple if block.</text:span></text:a><text:span text:style-name="T12"> </text:span><text:a xlink:type="simple" xlink:href="https://app.pluralsight.com/course-player?clipId=4b29f8a5-720b-4176-beca-e62f1239bca7&amp;startTime=51.14" office:target-frame-name="psplayer" xlink:show="replace" text:style-name="Internet_20_link" text:visited-style-name="Visited_20_Internet_20_Link"><text:span text:style-name="T11">Alright, magic.</text:span></text:a><text:span text:style-name="T12"> </text:span><text:a xlink:type="simple" xlink:href="https://app.pluralsight.com/course-player?clipId=4b29f8a5-720b-4176-beca-e62f1239bca7&amp;startTime=51.98" office:target-frame-name="psplayer" xlink:show="replace" text:style-name="Internet_20_link" text:visited-style-name="Visited_20_Internet_20_Link"><text:span text:style-name="T11">Like we just saw, we start with the if keyword, and we're evaluating</text:span></text:a><text:span text:style-name="T12"> </text:span><text:a xlink:type="simple" xlink:href="https://app.pluralsight.com/course-player?clipId=4b29f8a5-720b-4176-beca-e62f1239bca7&amp;startTime=56.08" office:target-frame-name="psplayer" xlink:show="replace" text:style-name="Internet_20_link" text:visited-style-name="Visited_20_Internet_20_Link"><text:span text:style-name="T11">whether Docker Deep Dive length in minutes is greater than Containers on</text:span></text:a><text:span text:style-name="T12"> </text:span><text:a xlink:type="simple" xlink:href="https://app.pluralsight.com/course-player?clipId=4b29f8a5-720b-4176-beca-e62f1239bca7&amp;startTime=60.64" office:target-frame-name="psplayer" xlink:show="replace" text:style-name="Internet_20_link" text:visited-style-name="Visited_20_Internet_20_Link"><text:span text:style-name="T11">AWS Wavelength length in minutes. Wavelength, length. Anyhow, like I said</text:span></text:a><text:span text:style-name="T12"> </text:span><text:a xlink:type="simple" xlink:href="https://app.pluralsight.com/course-player?clipId=4b29f8a5-720b-4176-beca-e62f1239bca7&amp;startTime=67.55" office:target-frame-name="psplayer" xlink:show="replace" text:style-name="Internet_20_link" text:visited-style-name="Visited_20_Internet_20_Link"><text:span text:style-name="T11">before, we use Boolean operators like these I'm showing on the screen to</text:span></text:a><text:span text:style-name="T12"> </text:span><text:a xlink:type="simple" xlink:href="https://app.pluralsight.com/course-player?clipId=4b29f8a5-720b-4176-beca-e62f1239bca7&amp;startTime=71.12" office:target-frame-name="psplayer" xlink:show="replace" text:style-name="Internet_20_link" text:visited-style-name="Visited_20_Internet_20_Link"><text:span text:style-name="T11">do the actual evaluations.</text:span></text:a><text:span text:style-name="T12"> </text:span><text:a xlink:type="simple" xlink:href="https://app.pluralsight.com/course-player?clipId=4b29f8a5-720b-4176-beca-e62f1239bca7&amp;startTime=74.04" office:target-frame-name="psplayer" xlink:show="replace" text:style-name="Internet_20_link" text:visited-style-name="Visited_20_Internet_20_Link"><text:span text:style-name="T11">Well obviously, this time we're asking is the length of Docker</text:span></text:a><text:span text:style-name="T12"> </text:span><text:a xlink:type="simple" xlink:href="https://app.pluralsight.com/course-player?clipId=4b29f8a5-720b-4176-beca-e62f1239bca7&amp;startTime=77" office:target-frame-name="psplayer" xlink:show="replace" text:style-name="Internet_20_link" text:visited-style-name="Visited_20_Internet_20_Link"><text:span text:style-name="T11">Deep Dive greater than the length of Containers on AWS</text:span></text:a><text:span text:style-name="T12"> </text:span><text:a xlink:type="simple" xlink:href="https://app.pluralsight.com/course-player?clipId=4b29f8a5-720b-4176-beca-e62f1239bca7&amp;startTime=79.96" office:target-frame-name="psplayer" xlink:show="replace" text:style-name="Internet_20_link" text:visited-style-name="Visited_20_Internet_20_Link"><text:span text:style-name="T11">Wavelength? If it is, execute this code here.</text:span></text:a><text:span text:style-name="T12"> </text:span><text:a xlink:type="simple" xlink:href="https://app.pluralsight.com/course-player?clipId=4b29f8a5-720b-4176-beca-e62f1239bca7&amp;startTime=85.84" office:target-frame-name="psplayer" xlink:show="replace" text:style-name="Internet_20_link" text:visited-style-name="Visited_20_Internet_20_Link"><text:span text:style-name="T11">Okay, well, magic.</text:span></text:a><text:span text:style-name="T12"> </text:span><text:a xlink:type="simple" xlink:href="https://app.pluralsight.com/course-player?clipId=4b29f8a5-720b-4176-beca-e62f1239bca7&amp;startTime=87.55" office:target-frame-name="psplayer" xlink:show="replace" text:style-name="Internet_20_link" text:visited-style-name="Visited_20_Internet_20_Link"><text:span text:style-name="T11">But what if it's not, or actually, what if they're the same?</text:span></text:a><text:span text:style-name="T12"> </text:span><text:a xlink:type="simple" xlink:href="https://app.pluralsight.com/course-player?clipId=4b29f8a5-720b-4176-beca-e62f1239bca7&amp;startTime=91.94" office:target-frame-name="psplayer" xlink:show="replace" text:style-name="Internet_20_link" text:visited-style-name="Visited_20_Internet_20_Link"><text:span text:style-name="T11">Well, this else if here uses the equals operator in case they are</text:span></text:a><text:span text:style-name="T12"> </text:span><text:a xlink:type="simple" xlink:href="https://app.pluralsight.com/course-player?clipId=4b29f8a5-720b-4176-beca-e62f1239bca7&amp;startTime=96.4" office:target-frame-name="psplayer" xlink:show="replace" text:style-name="Internet_20_link" text:visited-style-name="Visited_20_Internet_20_Link"><text:span text:style-name="T11">the same, and we use double equals here so that Go doesn't think</text:span></text:a><text:span text:style-name="T12"> </text:span><text:a xlink:type="simple" xlink:href="https://app.pluralsight.com/course-player?clipId=4b29f8a5-720b-4176-beca-e62f1239bca7&amp;startTime=99.68" office:target-frame-name="psplayer" xlink:show="replace" text:style-name="Internet_20_link" text:visited-style-name="Visited_20_Internet_20_Link"><text:span text:style-name="T11">we're assigning a variable a value.</text:span></text:a><text:span text:style-name="T12"> </text:span><text:a xlink:type="simple" xlink:href="https://app.pluralsight.com/course-player?clipId=4b29f8a5-720b-4176-beca-e62f1239bca7&amp;startTime=102.3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4b29f8a5-720b-4176-beca-e62f1239bca7&amp;startTime=102.86" office:target-frame-name="psplayer" xlink:show="replace" text:style-name="Internet_20_link" text:visited-style-name="Visited_20_Internet_20_Link"><text:span text:style-name="T11">it executes this line here, and then we've gotten else on its</text:span></text:a><text:span text:style-name="T12"> </text:span><text:a xlink:type="simple" xlink:href="https://app.pluralsight.com/course-player?clipId=4b29f8a5-720b-4176-beca-e62f1239bca7&amp;startTime=106.95" office:target-frame-name="psplayer" xlink:show="replace" text:style-name="Internet_20_link" text:visited-style-name="Visited_20_Internet_20_Link"><text:span text:style-name="T11">own that basically says if none of the above are true, run this</text:span></text:a><text:span text:style-name="T12"> </text:span><text:a xlink:type="simple" xlink:href="https://app.pluralsight.com/course-player?clipId=4b29f8a5-720b-4176-beca-e62f1239bca7&amp;startTime=110.43" office:target-frame-name="psplayer" xlink:show="replace" text:style-name="Internet_20_link" text:visited-style-name="Visited_20_Internet_20_Link"><text:span text:style-name="T11">code here. Now, it's a no brainer.</text:span></text:a><text:span text:style-name="T12"> </text:span><text:a xlink:type="simple" xlink:href="https://app.pluralsight.com/course-player?clipId=4b29f8a5-720b-4176-beca-e62f1239bca7&amp;startTime=113.76" office:target-frame-name="psplayer" xlink:show="replace" text:style-name="Internet_20_link" text:visited-style-name="Visited_20_Internet_20_Link"><text:span text:style-name="T11">I get it. Docker Deep Dive's obviously longer. But now I'm seeing it in</text:span></text:a><text:span text:style-name="T12"> </text:span><text:a xlink:type="simple" xlink:href="https://app.pluralsight.com/course-player?clipId=4b29f8a5-720b-4176-beca-e62f1239bca7&amp;startTime=117.47" office:target-frame-name="psplayer" xlink:show="replace" text:style-name="Internet_20_link" text:visited-style-name="Visited_20_Internet_20_Link"><text:span text:style-name="T11">action, and remember, save any changes you've made.</text:span></text:a><text:span text:style-name="T12"> </text:span><text:a xlink:type="simple" xlink:href="https://app.pluralsight.com/course-player?clipId=4b29f8a5-720b-4176-beca-e62f1239bca7&amp;startTime=121.94" office:target-frame-name="psplayer" xlink:show="replace" text:style-name="Internet_20_link" text:visited-style-name="Visited_20_Internet_20_Link"><text:span text:style-name="T11">Okay, mine's called if.go, and there we go. Docker Deep Dive is</text:span></text:a><text:span text:style-name="T12"> </text:span><text:a xlink:type="simple" xlink:href="https://app.pluralsight.com/course-player?clipId=4b29f8a5-720b-4176-beca-e62f1239bca7&amp;startTime=127.23" office:target-frame-name="psplayer" xlink:show="replace" text:style-name="Internet_20_link" text:visited-style-name="Visited_20_Internet_20_Link"><text:span text:style-name="T11">longer than Containers on AWS Wavelength.</text:span></text:a><text:span text:style-name="T12"> </text:span><text:a xlink:type="simple" xlink:href="https://app.pluralsight.com/course-player?clipId=4b29f8a5-720b-4176-beca-e62f1239bca7&amp;startTime=131.04" office:target-frame-name="psplayer" xlink:show="replace" text:style-name="Internet_20_link" text:visited-style-name="Visited_20_Internet_20_Link"><text:span text:style-name="T11">Okay, I'll tell you what. Let's jump back here, and we'll have a step through.</text:span></text:a><text:span text:style-name="T12"> </text:span><text:a xlink:type="simple" xlink:href="https://app.pluralsight.com/course-player?clipId=4b29f8a5-720b-4176-beca-e62f1239bca7&amp;startTime=135.94" office:target-frame-name="psplayer" xlink:show="replace" text:style-name="Internet_20_link" text:visited-style-name="Visited_20_Internet_20_Link"><text:span text:style-name="T11">We've got the usual blah, blah, blah at the top that I'm hoping we know by</text:span></text:a><text:span text:style-name="T12"> </text:span><text:a xlink:type="simple" xlink:href="https://app.pluralsight.com/course-player?clipId=4b29f8a5-720b-4176-beca-e62f1239bca7&amp;startTime=139.74" office:target-frame-name="psplayer" xlink:show="replace" text:style-name="Internet_20_link" text:visited-style-name="Visited_20_Internet_20_Link"><text:span text:style-name="T11">now. We're declaring a couple of integers as variables here,</text:span></text:a><text:span text:style-name="T12"> </text:span><text:a xlink:type="simple" xlink:href="https://app.pluralsight.com/course-player?clipId=4b29f8a5-720b-4176-beca-e62f1239bca7&amp;startTime=144.21" office:target-frame-name="psplayer" xlink:show="replace" text:style-name="Internet_20_link" text:visited-style-name="Visited_20_Internet_20_Link"><text:span text:style-name="T11">one's way bigger than the other, and then we're running this line that says,</text:span></text:a><text:span text:style-name="T12"> </text:span><text:a xlink:type="simple" xlink:href="https://app.pluralsight.com/course-player?clipId=4b29f8a5-720b-4176-beca-e62f1239bca7&amp;startTime=148.11" office:target-frame-name="psplayer" xlink:show="replace" text:style-name="Internet_20_link" text:visited-style-name="Visited_20_Internet_20_Link"><text:span text:style-name="T11">hey, if Docker Deep Dive's longer than Containers on AWS</text:span></text:a><text:span text:style-name="T12"> </text:span><text:a xlink:type="simple" xlink:href="https://app.pluralsight.com/course-player?clipId=4b29f8a5-720b-4176-beca-e62f1239bca7&amp;startTime=151.45" office:target-frame-name="psplayer" xlink:show="replace" text:style-name="Internet_20_link" text:visited-style-name="Visited_20_Internet_20_Link"><text:span text:style-name="T11">Wavelength, which it is, run this code here.</text:span></text:a><text:span text:style-name="T12"> </text:span><text:a xlink:type="simple" xlink:href="https://app.pluralsight.com/course-player?clipId=4b29f8a5-720b-4176-beca-e62f1239bca7&amp;startTime=155.84" office:target-frame-name="psplayer" xlink:show="replace" text:style-name="Internet_20_link" text:visited-style-name="Visited_20_Internet_20_Link"><text:span text:style-name="T11">And because that expression was true and its code executed,</text:span></text:a><text:span text:style-name="T12"> </text:span><text:a xlink:type="simple" xlink:href="https://app.pluralsight.com/course-player?clipId=4b29f8a5-720b-4176-beca-e62f1239bca7&amp;startTime=160.08" office:target-frame-name="psplayer" xlink:show="replace" text:style-name="Internet_20_link" text:visited-style-name="Visited_20_Internet_20_Link"><text:span text:style-name="T11">program flow then skips right to the end here, and it doesn't</text:span></text:a><text:span text:style-name="T12"> </text:span><text:a xlink:type="simple" xlink:href="https://app.pluralsight.com/course-player?clipId=4b29f8a5-720b-4176-beca-e62f1239bca7&amp;startTime=163.52" office:target-frame-name="psplayer" xlink:show="replace" text:style-name="Internet_20_link" text:visited-style-name="Visited_20_Internet_20_Link"><text:span text:style-name="T11">even bother checking any of the rest.</text:span></text:a><text:span text:style-name="T12"> </text:span><text:a xlink:type="simple" xlink:href="https://app.pluralsight.com/course-player?clipId=4b29f8a5-720b-4176-beca-e62f1239bca7&amp;startTime=167.04" office:target-frame-name="psplayer" xlink:show="replace" text:style-name="Internet_20_link" text:visited-style-name="Visited_20_Internet_20_Link"><text:span text:style-name="T11">And then because we've got no more code in </text:span></text:a><text:soft-page-break/><text:a xlink:type="simple" xlink:href="https://app.pluralsight.com/course-player?clipId=4b29f8a5-720b-4176-beca-e62f1239bca7&amp;startTime=167.04" office:target-frame-name="psplayer" xlink:show="replace" text:style-name="Internet_20_link" text:visited-style-name="Visited_20_Internet_20_Link"><text:span text:style-name="T11">the program,</text:span></text:a><text:span text:style-name="T12"> </text:span><text:a xlink:type="simple" xlink:href="https://app.pluralsight.com/course-player?clipId=4b29f8a5-720b-4176-beca-e62f1239bca7&amp;startTime=169.92" office:target-frame-name="psplayer" xlink:show="replace" text:style-name="Internet_20_link" text:visited-style-name="Visited_20_Internet_20_Link"><text:span text:style-name="T11">the program exits with a 0 return code, indicating a success.</text:span></text:a><text:span text:style-name="T12"> </text:span><text:a xlink:type="simple" xlink:href="https://app.pluralsight.com/course-player?clipId=4b29f8a5-720b-4176-beca-e62f1239bca7&amp;startTime=175.44" office:target-frame-name="psplayer" xlink:show="replace" text:style-name="Internet_20_link" text:visited-style-name="Visited_20_Internet_20_Link"><text:span text:style-name="T11">Fabuloso! But, what if Docker Deep Dive wasn't longer, like</text:span></text:a><text:span text:style-name="T12"> </text:span><text:a xlink:type="simple" xlink:href="https://app.pluralsight.com/course-player?clipId=4b29f8a5-720b-4176-beca-e62f1239bca7&amp;startTime=180.33" office:target-frame-name="psplayer" xlink:show="replace" text:style-name="Internet_20_link" text:visited-style-name="Visited_20_Internet_20_Link"><text:span text:style-name="T11">what if the variables were like this?</text:span></text:a><text:span text:style-name="T12"> </text:span><text:a xlink:type="simple" xlink:href="https://app.pluralsight.com/course-player?clipId=4b29f8a5-720b-4176-beca-e62f1239bca7&amp;startTime=184.34" office:target-frame-name="psplayer" xlink:show="replace" text:style-name="Internet_20_link" text:visited-style-name="Visited_20_Internet_20_Link"><text:span text:style-name="T11">Well, looking at the code, it's pretty simple.</text:span></text:a><text:span text:style-name="T12"> </text:span><text:a xlink:type="simple" xlink:href="https://app.pluralsight.com/course-player?clipId=4b29f8a5-720b-4176-beca-e62f1239bca7&amp;startTime=186.77" office:target-frame-name="psplayer" xlink:show="replace" text:style-name="Internet_20_link" text:visited-style-name="Visited_20_Internet_20_Link"><text:span text:style-name="T11">We come into the if block, is Docker Deep Dive length in</text:span></text:a><text:span text:style-name="T12"> </text:span><text:a xlink:type="simple" xlink:href="https://app.pluralsight.com/course-player?clipId=4b29f8a5-720b-4176-beca-e62f1239bca7&amp;startTime=190.15" office:target-frame-name="psplayer" xlink:show="replace" text:style-name="Internet_20_link" text:visited-style-name="Visited_20_Internet_20_Link"><text:span text:style-name="T11">minutes more than Containers on AWS Wavelength? That will be</text:span></text:a><text:span text:style-name="T12"> </text:span><text:a xlink:type="simple" xlink:href="https://app.pluralsight.com/course-player?clipId=4b29f8a5-720b-4176-beca-e62f1239bca7&amp;startTime=193.69" office:target-frame-name="psplayer" xlink:show="replace" text:style-name="Internet_20_link" text:visited-style-name="Visited_20_Internet_20_Link"><text:span text:style-name="T11">a negative this time, Houston.</text:span></text:a><text:span text:style-name="T12"> </text:span><text:a xlink:type="simple" xlink:href="https://app.pluralsight.com/course-player?clipId=4b29f8a5-720b-4176-beca-e62f1239bca7&amp;startTime=195.32" office:target-frame-name="psplayer" xlink:show="replace" text:style-name="Internet_20_link" text:visited-style-name="Visited_20_Internet_20_Link"><text:span text:style-name="T11">So, we skip here.</text:span></text:a><text:span text:style-name="T12"> </text:span><text:a xlink:type="simple" xlink:href="https://app.pluralsight.com/course-player?clipId=4b29f8a5-720b-4176-beca-e62f1239bca7&amp;startTime=197.24" office:target-frame-name="psplayer" xlink:show="replace" text:style-name="Internet_20_link" text:visited-style-name="Visited_20_Internet_20_Link"><text:span text:style-name="T11">Are they the same? No, that's also a negative.</text:span></text:a><text:span text:style-name="T12"> </text:span><text:a xlink:type="simple" xlink:href="https://app.pluralsight.com/course-player?clipId=4b29f8a5-720b-4176-beca-e62f1239bca7&amp;startTime=200.51" office:target-frame-name="psplayer" xlink:show="replace" text:style-name="Internet_20_link" text:visited-style-name="Visited_20_Internet_20_Link"><text:span text:style-name="T11">So, we skip to this catch‑all else statement, and we execute this block of code.</text:span></text:a><text:span text:style-name="T12"> </text:span><text:a xlink:type="simple" xlink:href="https://app.pluralsight.com/course-player?clipId=4b29f8a5-720b-4176-beca-e62f1239bca7&amp;startTime=207.54" office:target-frame-name="psplayer" xlink:show="replace" text:style-name="Internet_20_link" text:visited-style-name="Visited_20_Internet_20_Link"><text:span text:style-name="T11">Well, I'm saying that's what will happen.</text:span></text:a><text:span text:style-name="T12"> </text:span><text:a xlink:type="simple" xlink:href="https://app.pluralsight.com/course-player?clipId=4b29f8a5-720b-4176-beca-e62f1239bca7&amp;startTime=209.29" office:target-frame-name="psplayer" xlink:show="replace" text:style-name="Internet_20_link" text:visited-style-name="Visited_20_Internet_20_Link"><text:span text:style-name="T11">Let's give it a save and a try. Containers on AWS</text:span></text:a><text:span text:style-name="T12"> </text:span><text:a xlink:type="simple" xlink:href="https://app.pluralsight.com/course-player?clipId=4b29f8a5-720b-4176-beca-e62f1239bca7&amp;startTime=214.64" office:target-frame-name="psplayer" xlink:show="replace" text:style-name="Internet_20_link" text:visited-style-name="Visited_20_Internet_20_Link"><text:span text:style-name="T11">Wavelength must be longer than Docker Deep Dive.</text:span></text:a><text:span text:style-name="T12"> </text:span><text:a xlink:type="simple" xlink:href="https://app.pluralsight.com/course-player?clipId=4b29f8a5-720b-4176-beca-e62f1239bca7&amp;startTime=217.9" office:target-frame-name="psplayer" xlink:show="replace" text:style-name="Internet_20_link" text:visited-style-name="Visited_20_Internet_20_Link"><text:span text:style-name="T11">That's the fundamentals of if in Go,</text:span></text:a><text:span text:style-name="T12"> </text:span><text:a xlink:type="simple" xlink:href="https://app.pluralsight.com/course-player?clipId=4b29f8a5-720b-4176-beca-e62f1239bca7&amp;startTime=221.74" office:target-frame-name="psplayer" xlink:show="replace" text:style-name="Internet_20_link" text:visited-style-name="Visited_20_Internet_20_Link"><text:span text:style-name="T11">but there's more. So, up next, we're going to dig a tiny bit deeper with simple initialization statements.</text:span></text:a></text:p>
      <text:h text:style-name="P3" text:outline-level="3"><text:a xlink:type="simple" xlink:href="https://app.pluralsight.com/course-player?clipId=50a4263d-80d5-4756-a9ea-6626edb37d33" office:target-frame-name="psplayer" xlink:show="replace" text:style-name="Internet_20_link" text:visited-style-name="Visited_20_Internet_20_Link"><text:span text:style-name="T11">Simple Initialization</text:span></text:a></text:h>
      <text:p text:style-name="P5"><text:a xlink:type="simple" xlink:href="https://app.pluralsight.com/course-player?clipId=50a4263d-80d5-4756-a9ea-6626edb37d33&amp;startTime=1.5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50a4263d-80d5-4756-a9ea-6626edb37d33&amp;startTime=2" office:target-frame-name="psplayer" xlink:show="replace" text:style-name="Internet_20_link" text:visited-style-name="Visited_20_Internet_20_Link"><text:span text:style-name="T11">sticking with the same code, if blocks also allow simple initialization</text:span></text:a><text:span text:style-name="T12"> </text:span><text:a xlink:type="simple" xlink:href="https://app.pluralsight.com/course-player?clipId=50a4263d-80d5-4756-a9ea-6626edb37d33&amp;startTime=7.91" office:target-frame-name="psplayer" xlink:show="replace" text:style-name="Internet_20_link" text:visited-style-name="Visited_20_Internet_20_Link"><text:span text:style-name="T11">statements that are executed right before the expression gets evaluated. So</text:span></text:a><text:span text:style-name="T12"> </text:span><text:a xlink:type="simple" xlink:href="https://app.pluralsight.com/course-player?clipId=50a4263d-80d5-4756-a9ea-6626edb37d33&amp;startTime=14.14" office:target-frame-name="psplayer" xlink:show="replace" text:style-name="Internet_20_link" text:visited-style-name="Visited_20_Internet_20_Link"><text:span text:style-name="T11">as an example, instead of declaring and initializing our variables up here,</text:span></text:a><text:span text:style-name="T12"> </text:span><text:a xlink:type="simple" xlink:href="https://app.pluralsight.com/course-player?clipId=50a4263d-80d5-4756-a9ea-6626edb37d33&amp;startTime=18.55" office:target-frame-name="psplayer" xlink:show="replace" text:style-name="Internet_20_link" text:visited-style-name="Visited_20_Internet_20_Link"><text:span text:style-name="T11">we can actually do it right here in the if block. And a reason we might do it</text:span></text:a><text:span text:style-name="T12"> </text:span><text:a xlink:type="simple" xlink:href="https://app.pluralsight.com/course-player?clipId=50a4263d-80d5-4756-a9ea-6626edb37d33&amp;startTime=24.46" office:target-frame-name="psplayer" xlink:show="replace" text:style-name="Internet_20_link" text:visited-style-name="Visited_20_Internet_20_Link"><text:span text:style-name="T11">this way is that any variables we declare here are scoped within the</text:span></text:a><text:span text:style-name="T12"> </text:span><text:a xlink:type="simple" xlink:href="https://app.pluralsight.com/course-player?clipId=50a4263d-80d5-4756-a9ea-6626edb37d33&amp;startTime=29.47" office:target-frame-name="psplayer" xlink:show="replace" text:style-name="Internet_20_link" text:visited-style-name="Visited_20_Internet_20_Link"><text:span text:style-name="T11">boundaries of the if block.</text:span></text:a><text:span text:style-name="T12"> </text:span><text:a xlink:type="simple" xlink:href="https://app.pluralsight.com/course-player?clipId=50a4263d-80d5-4756-a9ea-6626edb37d33&amp;startTime=31.1" office:target-frame-name="psplayer" xlink:show="replace" text:style-name="Internet_20_link" text:visited-style-name="Visited_20_Internet_20_Link"><text:span text:style-name="T11">So, they only exist while we're executing this small block of code, then</text:span></text:a><text:span text:style-name="T12"> </text:span><text:a xlink:type="simple" xlink:href="https://app.pluralsight.com/course-player?clipId=50a4263d-80d5-4756-a9ea-6626edb37d33&amp;startTime=36.66" office:target-frame-name="psplayer" xlink:show="replace" text:style-name="Internet_20_link" text:visited-style-name="Visited_20_Internet_20_Link"><text:span text:style-name="T11">they get garbage collected when program flow moves on.</text:span></text:a><text:span text:style-name="T12"> </text:span><text:a xlink:type="simple" xlink:href="https://app.pluralsight.com/course-player?clipId=50a4263d-80d5-4756-a9ea-6626edb37d33&amp;startTime=40.44" office:target-frame-name="psplayer" xlink:show="replace" text:style-name="Internet_20_link" text:visited-style-name="Visited_20_Internet_20_Link"><text:span text:style-name="T11">Okay, so let's get rid of these here, and we'll declare them here instead.</text:span></text:a><text:span text:style-name="T12"> </text:span><text:a xlink:type="simple" xlink:href="https://app.pluralsight.com/course-player?clipId=50a4263d-80d5-4756-a9ea-6626edb37d33&amp;startTime=46.74" office:target-frame-name="psplayer" xlink:show="replace" text:style-name="Internet_20_link" text:visited-style-name="Visited_20_Internet_20_Link"><text:span text:style-name="T11">Anyway, look, when execution reaches here,</text:span></text:a><text:span text:style-name="T12"> </text:span><text:a xlink:type="simple" xlink:href="https://app.pluralsight.com/course-player?clipId=50a4263d-80d5-4756-a9ea-6626edb37d33&amp;startTime=49.3" office:target-frame-name="psplayer" xlink:show="replace" text:style-name="Internet_20_link" text:visited-style-name="Visited_20_Internet_20_Link"><text:span text:style-name="T11">we read it left to right, top to bottom.</text:span></text:a><text:span text:style-name="T12"> </text:span><text:a xlink:type="simple" xlink:href="https://app.pluralsight.com/course-player?clipId=50a4263d-80d5-4756-a9ea-6626edb37d33&amp;startTime=52.54" office:target-frame-name="psplayer" xlink:show="replace" text:style-name="Internet_20_link" text:visited-style-name="Visited_20_Internet_20_Link"><text:span text:style-name="T11">So, we're declaring and initializing dddLengtMins as</text:span></text:a><text:span text:style-name="T12"> </text:span><text:a xlink:type="simple" xlink:href="https://app.pluralsight.com/course-player?clipId=50a4263d-80d5-4756-a9ea-6626edb37d33&amp;startTime=57.22" office:target-frame-name="psplayer" xlink:show="replace" text:style-name="Internet_20_link" text:visited-style-name="Visited_20_Internet_20_Link"><text:span text:style-name="T11">275, and cawLengthMins is just 30.</text:span></text:a><text:span text:style-name="T12"> </text:span><text:a xlink:type="simple" xlink:href="https://app.pluralsight.com/course-player?clipId=50a4263d-80d5-4756-a9ea-6626edb37d33&amp;startTime=64.84" office:target-frame-name="psplayer" xlink:show="replace" text:style-name="Internet_20_link" text:visited-style-name="Visited_20_Internet_20_Link"><text:span text:style-name="T11">Then, we're evaluating the expression is Docker Deep Dive longer than</text:span></text:a><text:span text:style-name="T12"> </text:span><text:a xlink:type="simple" xlink:href="https://app.pluralsight.com/course-player?clipId=50a4263d-80d5-4756-a9ea-6626edb37d33&amp;startTime=68.74" office:target-frame-name="psplayer" xlink:show="replace" text:style-name="Internet_20_link" text:visited-style-name="Visited_20_Internet_20_Link"><text:span text:style-name="T11">Containers on Wavelength? And then, everything's as it was before.</text:span></text:a><text:span text:style-name="T12"> </text:span><text:a xlink:type="simple" xlink:href="https://app.pluralsight.com/course-player?clipId=50a4263d-80d5-4756-a9ea-6626edb37d33&amp;startTime=72.97" office:target-frame-name="psplayer" xlink:show="replace" text:style-name="Internet_20_link" text:visited-style-name="Visited_20_Internet_20_Link"><text:span text:style-name="T11">So, yes, it is longer.</text:span></text:a><text:span text:style-name="T12"> </text:span><text:a xlink:type="simple" xlink:href="https://app.pluralsight.com/course-player?clipId=50a4263d-80d5-4756-a9ea-6626edb37d33&amp;startTime=75.1" office:target-frame-name="psplayer" xlink:show="replace" text:style-name="Internet_20_link" text:visited-style-name="Visited_20_Internet_20_Link"><text:span text:style-name="T11">And we execute this code here and jump immediately to the closing curly. And I</text:span></text:a><text:span text:style-name="T12"> </text:span><text:a xlink:type="simple" xlink:href="https://app.pluralsight.com/course-player?clipId=50a4263d-80d5-4756-a9ea-6626edb37d33&amp;startTime=81.55" office:target-frame-name="psplayer" xlink:show="replace" text:style-name="Internet_20_link" text:visited-style-name="Visited_20_Internet_20_Link"><text:span text:style-name="T11">think, I don't know actually, well, I think I hinted at it earlier, but once</text:span></text:a><text:span text:style-name="T12"> </text:span><text:a xlink:type="simple" xlink:href="https://app.pluralsight.com/course-player?clipId=50a4263d-80d5-4756-a9ea-6626edb37d33&amp;startTime=86.26" office:target-frame-name="psplayer" xlink:show="replace" text:style-name="Internet_20_link" text:visited-style-name="Visited_20_Internet_20_Link"><text:span text:style-name="T11">any expression evaluates to true, and remember, we go from top to bottom, but</text:span></text:a><text:span text:style-name="T12"> </text:span><text:a xlink:type="simple" xlink:href="https://app.pluralsight.com/course-player?clipId=50a4263d-80d5-4756-a9ea-6626edb37d33&amp;startTime=91.27" office:target-frame-name="psplayer" xlink:show="replace" text:style-name="Internet_20_link" text:visited-style-name="Visited_20_Internet_20_Link"><text:span text:style-name="T11">any time one of them evaluates to true,</text:span></text:a><text:span text:style-name="T12"> </text:span><text:a xlink:type="simple" xlink:href="https://app.pluralsight.com/course-player?clipId=50a4263d-80d5-4756-a9ea-6626edb37d33&amp;startTime=93.64" office:target-frame-name="psplayer" xlink:show="replace" text:style-name="Internet_20_link" text:visited-style-name="Visited_20_Internet_20_Link"><text:span text:style-name="T11">we execute its code, but then we jump straight to the end</text:span></text:a><text:span text:style-name="T12"> </text:span><text:a xlink:type="simple" xlink:href="https://app.pluralsight.com/course-player?clipId=50a4263d-80d5-4756-a9ea-6626edb37d33&amp;startTime=97.24" office:target-frame-name="psplayer" xlink:show="replace" text:style-name="Internet_20_link" text:visited-style-name="Visited_20_Internet_20_Link"><text:span text:style-name="T11">and execute any code right below here.</text:span></text:a><text:span text:style-name="T12"> </text:span><text:a xlink:type="simple" xlink:href="https://app.pluralsight.com/course-player?clipId=50a4263d-80d5-4756-a9ea-6626edb37d33&amp;startTime=101.54" office:target-frame-name="psplayer" xlink:show="replace" text:style-name="Internet_20_link" text:visited-style-name="Visited_20_Internet_20_Link"><text:span text:style-name="T11">So it's not like we evaluate this one.</text:span></text:a><text:span text:style-name="T12"> </text:span><text:a xlink:type="simple" xlink:href="https://app.pluralsight.com/course-player?clipId=50a4263d-80d5-4756-a9ea-6626edb37d33&amp;startTime=103.6" office:target-frame-name="psplayer" xlink:show="replace" text:style-name="Internet_20_link" text:visited-style-name="Visited_20_Internet_20_Link"><text:span text:style-name="T11">Oh yeah, it's true,</text:span></text:a><text:span text:style-name="T12"> </text:span><text:a xlink:type="simple" xlink:href="https://app.pluralsight.com/course-player?clipId=50a4263d-80d5-4756-a9ea-6626edb37d33&amp;startTime=104.75" office:target-frame-name="psplayer" xlink:show="replace" text:style-name="Internet_20_link" text:visited-style-name="Visited_20_Internet_20_Link"><text:span text:style-name="T11">we execute its code, then we evaluate the next one, and the next one.</text:span></text:a><text:span text:style-name="T12"> </text:span><text:a xlink:type="simple" xlink:href="https://app.pluralsight.com/course-player?clipId=50a4263d-80d5-4756-a9ea-6626edb37d33&amp;startTime=109.05" office:target-frame-name="psplayer" xlink:show="replace" text:style-name="Internet_20_link" text:visited-style-name="Visited_20_Internet_20_Link"><text:span text:style-name="T11">No. As soon as any of them is true, execute its code, and jump to the end.</text:span></text:a><text:span text:style-name="T12"> </text:span><text:a xlink:type="simple" xlink:href="https://app.pluralsight.com/course-player?clipId=50a4263d-80d5-4756-a9ea-6626edb37d33&amp;startTime=117.24" office:target-frame-name="psplayer" xlink:show="replace" text:style-name="Internet_20_link" text:visited-style-name="Visited_20_Internet_20_Link"><text:span text:style-name="T11">Also though, we can have as many else ifs as we want,</text:span></text:a><text:span text:style-name="T12"> </text:span><text:a xlink:type="simple" xlink:href="https://app.pluralsight.com/course-player?clipId=50a4263d-80d5-4756-a9ea-6626edb37d33&amp;startTime=121.87" office:target-frame-name="psplayer" xlink:show="replace" text:style-name="Internet_20_link" text:visited-style-name="Visited_20_Internet_20_Link"><text:span text:style-name="T11">but only one final catch‑all else.</text:span></text:a><text:span text:style-name="T12"> </text:span><text:a xlink:type="simple" xlink:href="https://app.pluralsight.com/course-player?clipId=50a4263d-80d5-4756-a9ea-6626edb37d33&amp;startTime=127.14" office:target-frame-name="psplayer" xlink:show="replace" text:style-name="Internet_20_link" text:visited-style-name="Visited_20_Internet_20_Link"><text:span text:style-name="T11">And then, I think last, but not least, we can nest ifs</text:span></text:a><text:span text:style-name="T12"> </text:span><text:a xlink:type="simple" xlink:href="https://app.pluralsight.com/course-player?clipId=50a4263d-80d5-4756-a9ea-6626edb37d33&amp;startTime=131.19" office:target-frame-name="psplayer" xlink:show="replace" text:style-name="Internet_20_link" text:visited-style-name="Visited_20_Internet_20_Link"><text:span text:style-name="T11">within ifs, within ifs, within ifs.</text:span></text:a><text:span text:style-name="T12"> </text:span><text:a xlink:type="simple" xlink:href="https://app.pluralsight.com/course-player?clipId=50a4263d-80d5-4756-a9ea-6626edb37d33&amp;startTime=134.74" office:target-frame-name="psplayer" xlink:show="replace" text:style-name="Internet_20_link" text:visited-style-name="Visited_20_Internet_20_Link"><text:span text:style-name="T11">So just as a quick example, and this code's in the ifnest.go</text:span></text:a><text:span text:style-name="T12"> </text:span><text:a xlink:type="simple" xlink:href="https://app.pluralsight.com/course-player?clipId=50a4263d-80d5-4756-a9ea-6626edb37d33&amp;startTime=140.23" office:target-frame-name="psplayer" xlink:show="replace" text:style-name="Internet_20_link" text:visited-style-name="Visited_20_Internet_20_Link"><text:span text:style-name="T11">file in the conditionals folder of the courses GitHub repo,</text:span></text:a><text:span text:style-name="T12"> </text:span><text:a xlink:type="simple" xlink:href="https://app.pluralsight.com/course-player?clipId=50a4263d-80d5-4756-a9ea-6626edb37d33&amp;startTime=143.94" office:target-frame-name="psplayer" xlink:show="replace" text:style-name="Internet_20_link" text:visited-style-name="Visited_20_Internet_20_Link"><text:span text:style-name="T11">but we're evaluating this here.</text:span></text:a><text:span text:style-name="T12"> </text:span><text:a xlink:type="simple" xlink:href="https://app.pluralsight.com/course-player?clipId=50a4263d-80d5-4756-a9ea-6626edb37d33&amp;startTime=145.83" office:target-frame-name="psplayer" xlink:show="replace" text:style-name="Internet_20_link" text:visited-style-name="Visited_20_Internet_20_Link"><text:span text:style-name="T11">It's true, so we execute its code. But part of that code is another if saying</text:span></text:a><text:span text:style-name="T12"> </text:span><text:a xlink:type="simple" xlink:href="https://app.pluralsight.com/course-player?clipId=50a4263d-80d5-4756-a9ea-6626edb37d33&amp;startTime=151.7" office:target-frame-name="psplayer" xlink:show="replace" text:style-name="Internet_20_link" text:visited-style-name="Visited_20_Internet_20_Link"><text:span text:style-name="T11">is the course over 4 hours long? Again, that's true, so execute this code</text:span></text:a><text:span text:style-name="T12"> </text:span><text:a xlink:type="simple" xlink:href="https://app.pluralsight.com/course-player?clipId=50a4263d-80d5-4756-a9ea-6626edb37d33&amp;startTime=156.94" office:target-frame-name="psplayer" xlink:show="replace" text:style-name="Internet_20_link" text:visited-style-name="Visited_20_Internet_20_Link"><text:span text:style-name="T11">here. And go on, just so you know I'm not lying, save any changes, and let's</text:span></text:a><text:span text:style-name="T12"> </text:span><text:a xlink:type="simple" xlink:href="https://app.pluralsight.com/course-player?clipId=50a4263d-80d5-4756-a9ea-6626edb37d33&amp;startTime=162.93" office:target-frame-name="psplayer" xlink:show="replace" text:style-name="Internet_20_link" text:visited-style-name="Visited_20_Internet_20_Link"><text:span text:style-name="T11">give it another run. And there we go.</text:span></text:a><text:span text:style-name="T12"> </text:span><text:a xlink:type="simple" xlink:href="https://app.pluralsight.com/course-player?clipId=50a4263d-80d5-4756-a9ea-6626edb37d33&amp;startTime=167.94" office:target-frame-name="psplayer" xlink:show="replace" text:style-name="Internet_20_link" text:visited-style-name="Visited_20_Internet_20_Link"><text:span text:style-name="T11">Yes, Docker Deep Dive is longer, but oh my goodness, it is</text:span></text:a><text:span text:style-name="T12"> </text:span><text:a xlink:type="simple" xlink:href="https://app.pluralsight.com/course-player?clipId=50a4263d-80d5-4756-a9ea-6626edb37d33&amp;startTime=172.03" office:target-frame-name="psplayer" xlink:show="replace" text:style-name="Internet_20_link" text:visited-style-name="Visited_20_Internet_20_Link"><text:span text:style-name="T11">borderline put you to sleep territory.</text:span></text:a><text:span text:style-name="T12"> </text:span><text:a xlink:type="simple" xlink:href="https://app.pluralsight.com/course-player?clipId=50a4263d-80d5-4756-a9ea-6626edb37d33&amp;startTime=175.94" office:target-frame-name="psplayer" xlink:show="replace" text:style-name="Internet_20_link" text:visited-style-name="Visited_20_Internet_20_Link"><text:span text:style-name="T11">But that's if in Go, dead easy once you have a play around, but super powerful. Well, next up, switch and case.</text:span></text:a></text:p>
      <text:h text:style-name="P3" text:outline-level="3"><text:a xlink:type="simple" xlink:href="https://app.pluralsight.com/course-player?clipId=432b6f35-4539-454a-8481-f7c801cd39fa" office:target-frame-name="psplayer" xlink:show="replace" text:style-name="Internet_20_link" text:visited-style-name="Visited_20_Internet_20_Link"><text:span text:style-name="T11">Switch and Case Syntax</text:span></text:a></text:h>
      <text:p text:style-name="P5"><text:a xlink:type="simple" xlink:href="https://app.pluralsight.com/course-player?clipId=432b6f35-4539-454a-8481-f7c801cd39fa&amp;startTime=1.54" office:target-frame-name="psplayer" xlink:show="replace" text:style-name="Internet_20_link" text:visited-style-name="Visited_20_Internet_20_Link"><text:span text:style-name="T11">Right then, switch case in Go is a bit like if,</text:span></text:a><text:span text:style-name="T12"> </text:span><text:a xlink:type="simple" xlink:href="https://app.pluralsight.com/course-player?clipId=432b6f35-4539-454a-8481-f7c801cd39fa&amp;startTime=4.87" office:target-frame-name="psplayer" xlink:show="replace" text:style-name="Internet_20_link" text:visited-style-name="Visited_20_Internet_20_Link"><text:span text:style-name="T11">so this should be nice and familiar.</text:span></text:a><text:span text:style-name="T12"> </text:span><text:a xlink:type="simple" xlink:href="https://app.pluralsight.com/course-player?clipId=432b6f35-4539-454a-8481-f7c801cd39fa&amp;startTime=7.74" office:target-frame-name="psplayer" xlink:show="replace" text:style-name="Internet_20_link" text:visited-style-name="Visited_20_Internet_20_Link"><text:span text:style-name="T11">However, there are some important differences,</text:span></text:a><text:span text:style-name="T12"> </text:span><text:a xlink:type="simple" xlink:href="https://app.pluralsight.com/course-player?clipId=432b6f35-4539-454a-8481-f7c801cd39fa&amp;startTime=9.83" office:target-frame-name="psplayer" xlink:show="replace" text:style-name="Internet_20_link" text:visited-style-name="Visited_20_Internet_20_Link"><text:span text:style-name="T11">and we'll see them as we go, but first up,</text:span></text:a><text:span text:style-name="T12"> </text:span><text:a xlink:type="simple" xlink:href="https://app.pluralsight.com/course-player?clipId=432b6f35-4539-454a-8481-f7c801cd39fa&amp;startTime=12.02" office:target-frame-name="psplayer" xlink:show="replace" text:style-name="Internet_20_link" text:visited-style-name="Visited_20_Internet_20_Link"><text:span text:style-name="T11">we'll nail the syntax.</text:span></text:a><text:span text:style-name="T12"> </text:span><text:a xlink:type="simple" xlink:href="https://app.pluralsight.com/course-player?clipId=432b6f35-4539-454a-8481-f7c801cd39fa&amp;startTime=13.32" office:target-frame-name="psplayer" xlink:show="replace" text:style-name="Internet_20_link" text:visited-style-name="Visited_20_Internet_20_Link"><text:span text:style-name="T11">We start out with the switch keyword, and then just like with if,</text:span></text:a><text:span text:style-name="T12"> </text:span><text:a xlink:type="simple" xlink:href="https://app.pluralsight.com/course-player?clipId=432b6f35-4539-454a-8481-f7c801cd39fa&amp;startTime=17.43" office:target-frame-name="psplayer" xlink:show="replace" text:style-name="Internet_20_link" text:visited-style-name="Visited_20_Internet_20_Link"><text:span text:style-name="T11">you can have a simple statement before the expression.</text:span></text:a><text:span text:style-name="T12"> </text:span><text:a xlink:type="simple" xlink:href="https://app.pluralsight.com/course-player?clipId=432b6f35-4539-454a-8481-f7c801cd39fa&amp;startTime=20.45" office:target-frame-name="psplayer" xlink:show="replace" text:style-name="Internet_20_link" text:visited-style-name="Visited_20_Internet_20_Link"><text:span text:style-name="T11">And also, like we saw with if,</text:span></text:a><text:span text:style-name="T12"> </text:span><text:a xlink:type="simple" xlink:href="https://app.pluralsight.com/course-player?clipId=432b6f35-4539-454a-8481-f7c801cd39fa&amp;startTime=22.72" office:target-frame-name="psplayer" xlink:show="replace" text:style-name="Internet_20_link" text:visited-style-name="Visited_20_Internet_20_Link"><text:span text:style-name="T11">any variables we declare here in the simple statement are</text:span></text:a><text:span text:style-name="T12"> </text:span><text:a xlink:type="simple" xlink:href="https://app.pluralsight.com/course-player?clipId=432b6f35-4539-454a-8481-f7c801cd39fa&amp;startTime=26.88" office:target-frame-name="psplayer" xlink:show="replace" text:style-name="Internet_20_link" text:visited-style-name="Visited_20_Internet_20_Link"><text:span text:style-name="T11">scoped only within the switch block.</text:span></text:a><text:span text:style-name="T12"> </text:span><text:a xlink:type="simple" xlink:href="https://app.pluralsight.com/course-player?clipId=432b6f35-4539-454a-8481-f7c801cd39fa&amp;startTime=30.22" office:target-frame-name="psplayer" xlink:show="replace" text:style-name="Internet_20_link" text:visited-style-name="Visited_20_Internet_20_Link"><text:span text:style-name="T11">So, they get garbage </text:span></text:a><text:soft-page-break/><text:a xlink:type="simple" xlink:href="https://app.pluralsight.com/course-player?clipId=432b6f35-4539-454a-8481-f7c801cd39fa&amp;startTime=30.22" office:target-frame-name="psplayer" xlink:show="replace" text:style-name="Internet_20_link" text:visited-style-name="Visited_20_Internet_20_Link"><text:span text:style-name="T11">collected once execution leaves the block,</text:span></text:a><text:span text:style-name="T12"> </text:span><text:a xlink:type="simple" xlink:href="https://app.pluralsight.com/course-player?clipId=432b6f35-4539-454a-8481-f7c801cd39fa&amp;startTime=34.86" office:target-frame-name="psplayer" xlink:show="replace" text:style-name="Internet_20_link" text:visited-style-name="Visited_20_Internet_20_Link"><text:span text:style-name="T11">but as well, and I reckon you're getting used to this by now,</text:span></text:a><text:span text:style-name="T12"> </text:span><text:a xlink:type="simple" xlink:href="https://app.pluralsight.com/course-player?clipId=432b6f35-4539-454a-8481-f7c801cd39fa&amp;startTime=37.95" office:target-frame-name="psplayer" xlink:show="replace" text:style-name="Internet_20_link" text:visited-style-name="Visited_20_Internet_20_Link"><text:span text:style-name="T11">but the placement of the curlies is once again and always vital.</text:span></text:a><text:span text:style-name="T12"> </text:span><text:a xlink:type="simple" xlink:href="https://app.pluralsight.com/course-player?clipId=432b6f35-4539-454a-8481-f7c801cd39fa&amp;startTime=43.19" office:target-frame-name="psplayer" xlink:show="replace" text:style-name="Internet_20_link" text:visited-style-name="Visited_20_Internet_20_Link"><text:span text:style-name="T11">So the first one abso‑freaking‑lutely has to go in the</text:span></text:a><text:span text:style-name="T12"> </text:span><text:a xlink:type="simple" xlink:href="https://app.pluralsight.com/course-player?clipId=432b6f35-4539-454a-8481-f7c801cd39fa&amp;startTime=46.74" office:target-frame-name="psplayer" xlink:show="replace" text:style-name="Internet_20_link" text:visited-style-name="Visited_20_Internet_20_Link"><text:span text:style-name="T11">same line as the switch keyword.</text:span></text:a><text:span text:style-name="T12"> </text:span><text:a xlink:type="simple" xlink:href="https://app.pluralsight.com/course-player?clipId=432b6f35-4539-454a-8481-f7c801cd39fa&amp;startTime=51.34" office:target-frame-name="psplayer" xlink:show="replace" text:style-name="Internet_20_link" text:visited-style-name="Visited_20_Internet_20_Link"><text:span text:style-name="T11">Whoo!</text:span></text:a><text:span text:style-name="T12"> </text:span><text:a xlink:type="simple" xlink:href="https://app.pluralsight.com/course-player?clipId=432b6f35-4539-454a-8481-f7c801cd39fa&amp;startTime=52.16" office:target-frame-name="psplayer" xlink:show="replace" text:style-name="Internet_20_link" text:visited-style-name="Visited_20_Internet_20_Link"><text:span text:style-name="T11">Anyway, between the curly braces, we stick one or more case statements like this,</text:span></text:a><text:span text:style-name="T12"> </text:span><text:a xlink:type="simple" xlink:href="https://app.pluralsight.com/course-player?clipId=432b6f35-4539-454a-8481-f7c801cd39fa&amp;startTime=57.47" office:target-frame-name="psplayer" xlink:show="replace" text:style-name="Internet_20_link" text:visited-style-name="Visited_20_Internet_20_Link"><text:span text:style-name="T11">and an optional default block, and you probably guessed it,</text:span></text:a><text:span text:style-name="T12"> </text:span><text:a xlink:type="simple" xlink:href="https://app.pluralsight.com/course-player?clipId=432b6f35-4539-454a-8481-f7c801cd39fa&amp;startTime=61.6" office:target-frame-name="psplayer" xlink:show="replace" text:style-name="Internet_20_link" text:visited-style-name="Visited_20_Internet_20_Link"><text:span text:style-name="T11">the default block is the catch‑all that executes if</text:span></text:a><text:span text:style-name="T12"> </text:span><text:a xlink:type="simple" xlink:href="https://app.pluralsight.com/course-player?clipId=432b6f35-4539-454a-8481-f7c801cd39fa&amp;startTime=64.34" office:target-frame-name="psplayer" xlink:show="replace" text:style-name="Internet_20_link" text:visited-style-name="Visited_20_Internet_20_Link"><text:span text:style-name="T11">none of the case expressions are true.</text:span></text:a><text:span text:style-name="T12"> </text:span><text:a xlink:type="simple" xlink:href="https://app.pluralsight.com/course-player?clipId=432b6f35-4539-454a-8481-f7c801cd39fa&amp;startTime=67.37" office:target-frame-name="psplayer" xlink:show="replace" text:style-name="Internet_20_link" text:visited-style-name="Visited_20_Internet_20_Link"><text:span text:style-name="T11">Okay, well, to keep it simple for now, we won't bother with a simple statement,</text:span></text:a><text:span text:style-name="T12"> </text:span><text:a xlink:type="simple" xlink:href="https://app.pluralsight.com/course-player?clipId=432b6f35-4539-454a-8481-f7c801cd39fa&amp;startTime=72.58" office:target-frame-name="psplayer" xlink:show="replace" text:style-name="Internet_20_link" text:visited-style-name="Visited_20_Internet_20_Link"><text:span text:style-name="T11">and we'll go straight with a simple, simple,</text:span></text:a><text:span text:style-name="T12"> </text:span><text:a xlink:type="simple" xlink:href="https://app.pluralsight.com/course-player?clipId=432b6f35-4539-454a-8481-f7c801cd39fa&amp;startTime=75.3" office:target-frame-name="psplayer" xlink:show="replace" text:style-name="Internet_20_link" text:visited-style-name="Visited_20_Internet_20_Link"><text:span text:style-name="T11">simple expression, Kubernetes Deep Dive.</text:span></text:a><text:span text:style-name="T12"> </text:span><text:a xlink:type="simple" xlink:href="https://app.pluralsight.com/course-player?clipId=432b6f35-4539-454a-8481-f7c801cd39fa&amp;startTime=78.91" office:target-frame-name="psplayer" xlink:show="replace" text:style-name="Internet_20_link" text:visited-style-name="Visited_20_Internet_20_Link"><text:span text:style-name="T11">Right, well, go put that value in memory and then for each case statement,</text:span></text:a><text:span text:style-name="T12"> </text:span><text:a xlink:type="simple" xlink:href="https://app.pluralsight.com/course-player?clipId=432b6f35-4539-454a-8481-f7c801cd39fa&amp;startTime=84.48" office:target-frame-name="psplayer" xlink:show="replace" text:style-name="Internet_20_link" text:visited-style-name="Visited_20_Internet_20_Link"><text:span text:style-name="T11">it looks for a match.</text:span></text:a><text:span text:style-name="T12"> </text:span><text:a xlink:type="simple" xlink:href="https://app.pluralsight.com/course-player?clipId=432b6f35-4539-454a-8481-f7c801cd39fa&amp;startTime=86.74" office:target-frame-name="psplayer" xlink:show="replace" text:style-name="Internet_20_link" text:visited-style-name="Visited_20_Internet_20_Link"><text:span text:style-name="T11">Well, in this example, we match on the first case,</text:span></text:a><text:span text:style-name="T12"> </text:span><text:a xlink:type="simple" xlink:href="https://app.pluralsight.com/course-player?clipId=432b6f35-4539-454a-8481-f7c801cd39fa&amp;startTime=89.96" office:target-frame-name="psplayer" xlink:show="replace" text:style-name="Internet_20_link" text:visited-style-name="Visited_20_Internet_20_Link"><text:span text:style-name="T11">and we execute this block of code here.</text:span></text:a><text:span text:style-name="T12"> </text:span><text:a xlink:type="simple" xlink:href="https://app.pluralsight.com/course-player?clipId=432b6f35-4539-454a-8481-f7c801cd39fa&amp;startTime=92.59" office:target-frame-name="psplayer" xlink:show="replace" text:style-name="Internet_20_link" text:visited-style-name="Visited_20_Internet_20_Link"><text:span text:style-name="T11">And then, importantly, and this differs from some of the languages,</text:span></text:a><text:span text:style-name="T12"> </text:span><text:a xlink:type="simple" xlink:href="https://app.pluralsight.com/course-player?clipId=432b6f35-4539-454a-8481-f7c801cd39fa&amp;startTime=96.21" office:target-frame-name="psplayer" xlink:show="replace" text:style-name="Internet_20_link" text:visited-style-name="Visited_20_Internet_20_Link"><text:span text:style-name="T11">but once the first case block executes,</text:span></text:a><text:span text:style-name="T12"> </text:span><text:a xlink:type="simple" xlink:href="https://app.pluralsight.com/course-player?clipId=432b6f35-4539-454a-8481-f7c801cd39fa&amp;startTime=99.07" office:target-frame-name="psplayer" xlink:show="replace" text:style-name="Internet_20_link" text:visited-style-name="Visited_20_Internet_20_Link"><text:span text:style-name="T11">flow jumps immediately to the closing curly,</text:span></text:a><text:span text:style-name="T12"> </text:span><text:a xlink:type="simple" xlink:href="https://app.pluralsight.com/course-player?clipId=432b6f35-4539-454a-8481-f7c801cd39fa&amp;startTime=102.15" office:target-frame-name="psplayer" xlink:show="replace" text:style-name="Internet_20_link" text:visited-style-name="Visited_20_Internet_20_Link"><text:span text:style-name="T11">and it picks up on the following line.</text:span></text:a><text:span text:style-name="T12"> </text:span><text:a xlink:type="simple" xlink:href="https://app.pluralsight.com/course-player?clipId=432b6f35-4539-454a-8481-f7c801cd39fa&amp;startTime=105.02" office:target-frame-name="psplayer" xlink:show="replace" text:style-name="Internet_20_link" text:visited-style-name="Visited_20_Internet_20_Link"><text:span text:style-name="T11">Now, like I say, some other languages have an implicit fall‑through behavior,</text:span></text:a><text:span text:style-name="T12"> </text:span><text:a xlink:type="simple" xlink:href="https://app.pluralsight.com/course-player?clipId=432b6f35-4539-454a-8481-f7c801cd39fa&amp;startTime=111.43" office:target-frame-name="psplayer" xlink:show="replace" text:style-name="Internet_20_link" text:visited-style-name="Visited_20_Internet_20_Link"><text:span text:style-name="T11">which is where once any case matches,</text:span></text:a><text:span text:style-name="T12"> </text:span><text:a xlink:type="simple" xlink:href="https://app.pluralsight.com/course-player?clipId=432b6f35-4539-454a-8481-f7c801cd39fa&amp;startTime=114.34" office:target-frame-name="psplayer" xlink:show="replace" text:style-name="Internet_20_link" text:visited-style-name="Visited_20_Internet_20_Link"><text:span text:style-name="T11">all of the ones below it will execute as well.</text:span></text:a><text:span text:style-name="T12"> </text:span><text:a xlink:type="simple" xlink:href="https://app.pluralsight.com/course-player?clipId=432b6f35-4539-454a-8481-f7c801cd39fa&amp;startTime=117.74" office:target-frame-name="psplayer" xlink:show="replace" text:style-name="Internet_20_link" text:visited-style-name="Visited_20_Internet_20_Link"><text:span text:style-name="T11">But that's not the case with Go, but I'm getting ahead of myself. Let's go see it in practice.</text:span></text:a></text:p>
      <text:h text:style-name="P3" text:outline-level="3"><text:a xlink:type="simple" xlink:href="https://app.pluralsight.com/course-player?clipId=38c096a2-0df2-4198-8983-1d7535bff823" office:target-frame-name="psplayer" xlink:show="replace" text:style-name="Internet_20_link" text:visited-style-name="Visited_20_Internet_20_Link"><text:span text:style-name="T11">Switch in Practice</text:span></text:a></text:h>
      <text:p text:style-name="P5"><text:a xlink:type="simple" xlink:href="https://app.pluralsight.com/course-player?clipId=38c096a2-0df2-4198-8983-1d7535bff823&amp;startTime=1.54" office:target-frame-name="psplayer" xlink:show="replace" text:style-name="Internet_20_link" text:visited-style-name="Visited_20_Internet_20_Link"><text:span text:style-name="T11">Here we are then in a new code file called switch.go,</text:span></text:a><text:span text:style-name="T12"> </text:span><text:a xlink:type="simple" xlink:href="https://app.pluralsight.com/course-player?clipId=38c096a2-0df2-4198-8983-1d7535bff823&amp;startTime=4.31" office:target-frame-name="psplayer" xlink:show="replace" text:style-name="Internet_20_link" text:visited-style-name="Visited_20_Internet_20_Link"><text:span text:style-name="T11">and if you're following along,</text:span></text:a><text:span text:style-name="T12"> </text:span><text:a xlink:type="simple" xlink:href="https://app.pluralsight.com/course-player?clipId=38c096a2-0df2-4198-8983-1d7535bff823&amp;startTime=5.74" office:target-frame-name="psplayer" xlink:show="replace" text:style-name="Internet_20_link" text:visited-style-name="Visited_20_Internet_20_Link"><text:span text:style-name="T11">it's in the conditionals folder of the course's repo,</text:span></text:a><text:span text:style-name="T12"> </text:span><text:a xlink:type="simple" xlink:href="https://app.pluralsight.com/course-player?clipId=38c096a2-0df2-4198-8983-1d7535bff823&amp;startTime=9.34" office:target-frame-name="psplayer" xlink:show="replace" text:style-name="Internet_20_link" text:visited-style-name="Visited_20_Internet_20_Link"><text:span text:style-name="T11">and look at it, it's got a simple framework for a switch case.</text:span></text:a><text:span text:style-name="T12"> </text:span><text:a xlink:type="simple" xlink:href="https://app.pluralsight.com/course-player?clipId=38c096a2-0df2-4198-8983-1d7535bff823&amp;startTime=13.44" office:target-frame-name="psplayer" xlink:show="replace" text:style-name="Internet_20_link" text:visited-style-name="Visited_20_Internet_20_Link"><text:span text:style-name="T11">So, in the expression here,</text:span></text:a><text:span text:style-name="T12"> </text:span><text:a xlink:type="simple" xlink:href="https://app.pluralsight.com/course-player?clipId=38c096a2-0df2-4198-8983-1d7535bff823&amp;startTime=14.65" office:target-frame-name="psplayer" xlink:show="replace" text:style-name="Internet_20_link" text:visited-style-name="Visited_20_Internet_20_Link"><text:span text:style-name="T11">we'll start out epically simple with just a string literal,</text:span></text:a><text:span text:style-name="T12"> </text:span><text:a xlink:type="simple" xlink:href="https://app.pluralsight.com/course-player?clipId=38c096a2-0df2-4198-8983-1d7535bff823&amp;startTime=18.81" office:target-frame-name="psplayer" xlink:show="replace" text:style-name="Internet_20_link" text:visited-style-name="Visited_20_Internet_20_Link"><text:span text:style-name="T11">Kubernetes.</text:span></text:a><text:span text:style-name="T12"> </text:span><text:a xlink:type="simple" xlink:href="https://app.pluralsight.com/course-player?clipId=38c096a2-0df2-4198-8983-1d7535bff823&amp;startTime=20.54" office:target-frame-name="psplayer" xlink:show="replace" text:style-name="Internet_20_link" text:visited-style-name="Visited_20_Internet_20_Link"><text:span text:style-name="T11">Now, obviously, this can be a variable or a call to a function,</text:span></text:a><text:span text:style-name="T12"> </text:span><text:a xlink:type="simple" xlink:href="https://app.pluralsight.com/course-player?clipId=38c096a2-0df2-4198-8983-1d7535bff823&amp;startTime=24.79" office:target-frame-name="psplayer" xlink:show="replace" text:style-name="Internet_20_link" text:visited-style-name="Visited_20_Internet_20_Link"><text:span text:style-name="T11">or whatever, but for now,</text:span></text:a><text:span text:style-name="T12"> </text:span><text:a xlink:type="simple" xlink:href="https://app.pluralsight.com/course-player?clipId=38c096a2-0df2-4198-8983-1d7535bff823&amp;startTime=27.01" office:target-frame-name="psplayer" xlink:show="replace" text:style-name="Internet_20_link" text:visited-style-name="Visited_20_Internet_20_Link"><text:span text:style-name="T11">we're keeping it really simple so the focus is on what</text:span></text:a><text:span text:style-name="T12"> </text:span><text:a xlink:type="simple" xlink:href="https://app.pluralsight.com/course-player?clipId=38c096a2-0df2-4198-8983-1d7535bff823&amp;startTime=29.96" office:target-frame-name="psplayer" xlink:show="replace" text:style-name="Internet_20_link" text:visited-style-name="Visited_20_Internet_20_Link"><text:span text:style-name="T11">we're doing with switch and case.</text:span></text:a><text:span text:style-name="T12"> </text:span><text:a xlink:type="simple" xlink:href="https://app.pluralsight.com/course-player?clipId=38c096a2-0df2-4198-8983-1d7535bff823&amp;startTime=33.14" office:target-frame-name="psplayer" xlink:show="replace" text:style-name="Internet_20_link" text:visited-style-name="Visited_20_Internet_20_Link"><text:span text:style-name="T11">Anyway, Go's going to put that in memory.</text:span></text:a><text:span text:style-name="T12"> </text:span><text:a xlink:type="simple" xlink:href="https://app.pluralsight.com/course-player?clipId=38c096a2-0df2-4198-8983-1d7535bff823&amp;startTime=35.79" office:target-frame-name="psplayer" xlink:show="replace" text:style-name="Internet_20_link" text:visited-style-name="Visited_20_Internet_20_Link"><text:span text:style-name="T11">Then, it's going to step through each of the cases looking for a match,</text:span></text:a><text:span text:style-name="T12"> </text:span><text:a xlink:type="simple" xlink:href="https://app.pluralsight.com/course-player?clipId=38c096a2-0df2-4198-8983-1d7535bff823&amp;startTime=39.36" office:target-frame-name="psplayer" xlink:show="replace" text:style-name="Internet_20_link" text:visited-style-name="Visited_20_Internet_20_Link"><text:span text:style-name="T11">so, let's add these.</text:span></text:a><text:span text:style-name="T12"> </text:span><text:a xlink:type="simple" xlink:href="https://app.pluralsight.com/course-player?clipId=38c096a2-0df2-4198-8983-1d7535bff823&amp;startTime=41.64" office:target-frame-name="psplayer" xlink:show="replace" text:style-name="Internet_20_link" text:visited-style-name="Visited_20_Internet_20_Link"><text:span text:style-name="T11">Now, I'm being daft here, I know, but I just want to be clear,</text:span></text:a><text:span text:style-name="T12"> </text:span><text:a xlink:type="simple" xlink:href="https://app.pluralsight.com/course-player?clipId=38c096a2-0df2-4198-8983-1d7535bff823&amp;startTime=45.68" office:target-frame-name="psplayer" xlink:show="replace" text:style-name="Internet_20_link" text:visited-style-name="Visited_20_Internet_20_Link"><text:span text:style-name="T11">when it's looking for matches, it's got to be exact.</text:span></text:a><text:span text:style-name="T12"> </text:span><text:a xlink:type="simple" xlink:href="https://app.pluralsight.com/course-player?clipId=38c096a2-0df2-4198-8983-1d7535bff823&amp;startTime=49.59" office:target-frame-name="psplayer" xlink:show="replace" text:style-name="Internet_20_link" text:visited-style-name="Visited_20_Internet_20_Link"><text:span text:style-name="T11">So, even though some of these might look similar,</text:span></text:a><text:span text:style-name="T12"> </text:span><text:a xlink:type="simple" xlink:href="https://app.pluralsight.com/course-player?clipId=38c096a2-0df2-4198-8983-1d7535bff823&amp;startTime=52.51" office:target-frame-name="psplayer" xlink:show="replace" text:style-name="Internet_20_link" text:visited-style-name="Visited_20_Internet_20_Link"><text:span text:style-name="T11">they're not, only this one here is going to match.</text:span></text:a><text:span text:style-name="T12"> </text:span><text:a xlink:type="simple" xlink:href="https://app.pluralsight.com/course-player?clipId=38c096a2-0df2-4198-8983-1d7535bff823&amp;startTime=56.53" office:target-frame-name="psplayer" xlink:show="replace" text:style-name="Internet_20_link" text:visited-style-name="Visited_20_Internet_20_Link"><text:span text:style-name="T11">But as well, and this should be obvious as well, the types have to match.</text:span></text:a><text:span text:style-name="T12"> </text:span><text:a xlink:type="simple" xlink:href="https://app.pluralsight.com/course-player?clipId=38c096a2-0df2-4198-8983-1d7535bff823&amp;startTime=61.83" office:target-frame-name="psplayer" xlink:show="replace" text:style-name="Internet_20_link" text:visited-style-name="Visited_20_Internet_20_Link"><text:span text:style-name="T11">So we're comparing against a string, that means an integer or a float,</text:span></text:a><text:span text:style-name="T12"> </text:span><text:a xlink:type="simple" xlink:href="https://app.pluralsight.com/course-player?clipId=38c096a2-0df2-4198-8983-1d7535bff823&amp;startTime=66.22" office:target-frame-name="psplayer" xlink:show="replace" text:style-name="Internet_20_link" text:visited-style-name="Visited_20_Internet_20_Link"><text:span text:style-name="T11">or a Boolean, or anything else is never ever going to match.</text:span></text:a><text:span text:style-name="T12"> </text:span><text:a xlink:type="simple" xlink:href="https://app.pluralsight.com/course-player?clipId=38c096a2-0df2-4198-8983-1d7535bff823&amp;startTime=71.24" office:target-frame-name="psplayer" xlink:show="replace" text:style-name="Internet_20_link" text:visited-style-name="Visited_20_Internet_20_Link"><text:span text:style-name="T11">Well, tell you what,</text:span></text:a><text:span text:style-name="T12"> </text:span><text:a xlink:type="simple" xlink:href="https://app.pluralsight.com/course-player?clipId=38c096a2-0df2-4198-8983-1d7535bff823&amp;startTime=72.41" office:target-frame-name="psplayer" xlink:show="replace" text:style-name="Internet_20_link" text:visited-style-name="Visited_20_Internet_20_Link"><text:span text:style-name="T11">let's add some trusty Printlns here to tell us which case matched.</text:span></text:a><text:span text:style-name="T12"> </text:span><text:a xlink:type="simple" xlink:href="https://app.pluralsight.com/course-player?clipId=38c096a2-0df2-4198-8983-1d7535bff823&amp;startTime=77.54" office:target-frame-name="psplayer" xlink:show="replace" text:style-name="Internet_20_link" text:visited-style-name="Visited_20_Internet_20_Link"><text:span text:style-name="T11">And by the way, it's totally okay to put the code blocks on new lines,</text:span></text:a><text:span text:style-name="T12"> </text:span><text:a xlink:type="simple" xlink:href="https://app.pluralsight.com/course-player?clipId=38c096a2-0df2-4198-8983-1d7535bff823&amp;startTime=81.1" office:target-frame-name="psplayer" xlink:show="replace" text:style-name="Internet_20_link" text:visited-style-name="Visited_20_Internet_20_Link"><text:span text:style-name="T11">in fact, I recommend it.</text:span></text:a><text:span text:style-name="T12"> </text:span><text:a xlink:type="simple" xlink:href="https://app.pluralsight.com/course-player?clipId=38c096a2-0df2-4198-8983-1d7535bff823&amp;startTime=83.4" office:target-frame-name="psplayer" xlink:show="replace" text:style-name="Internet_20_link" text:visited-style-name="Visited_20_Internet_20_Link"><text:span text:style-name="T11">Nice readable code should be a top, top priority in all of our lives.</text:span></text:a><text:span text:style-name="T12"> </text:span><text:a xlink:type="simple" xlink:href="https://app.pluralsight.com/course-player?clipId=38c096a2-0df2-4198-8983-1d7535bff823&amp;startTime=89.6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38c096a2-0df2-4198-8983-1d7535bff823&amp;startTime=90.44" office:target-frame-name="psplayer" xlink:show="replace" text:style-name="Internet_20_link" text:visited-style-name="Visited_20_Internet_20_Link"><text:span text:style-name="T11">program execution is going to come in here and it's going to store</text:span></text:a><text:span text:style-name="T12"> </text:span><text:a xlink:type="simple" xlink:href="https://app.pluralsight.com/course-player?clipId=38c096a2-0df2-4198-8983-1d7535bff823&amp;startTime=93.72" office:target-frame-name="psplayer" xlink:show="replace" text:style-name="Internet_20_link" text:visited-style-name="Visited_20_Internet_20_Link"><text:span text:style-name="T11">Kubernetes (with a capital K) in memory, then, it's going to step</text:span></text:a><text:span text:style-name="T12"> </text:span><text:a xlink:type="simple" xlink:href="https://app.pluralsight.com/course-player?clipId=38c096a2-0df2-4198-8983-1d7535bff823&amp;startTime=97.97" office:target-frame-name="psplayer" xlink:show="replace" text:style-name="Internet_20_link" text:visited-style-name="Visited_20_Internet_20_Link"><text:span text:style-name="T11">through each of the case statements looking for a match. For me,</text:span></text:a><text:span text:style-name="T12"> </text:span><text:a xlink:type="simple" xlink:href="https://app.pluralsight.com/course-player?clipId=38c096a2-0df2-4198-8983-1d7535bff823&amp;startTime=101" office:target-frame-name="psplayer" xlink:show="replace" text:style-name="Internet_20_link" text:visited-style-name="Visited_20_Internet_20_Link"><text:span text:style-name="T11">this one's not going to match,</text:span></text:a><text:span text:style-name="T12"> </text:span><text:a xlink:type="simple" xlink:href="https://app.pluralsight.com/course-player?clipId=38c096a2-0df2-4198-8983-1d7535bff823&amp;startTime=102.52" office:target-frame-name="psplayer" xlink:show="replace" text:style-name="Internet_20_link" text:visited-style-name="Visited_20_Internet_20_Link"><text:span text:style-name="T11">so, we should not see this text. But this one here, that is a match,</text:span></text:a><text:span text:style-name="T12"> </text:span><text:a xlink:type="simple" xlink:href="https://app.pluralsight.com/course-player?clipId=38c096a2-0df2-4198-8983-1d7535bff823&amp;startTime=108.35" office:target-frame-name="psplayer" xlink:show="replace" text:style-name="Internet_20_link" text:visited-style-name="Visited_20_Internet_20_Link"><text:span text:style-name="T11">so when we run it in a second,</text:span></text:a><text:span text:style-name="T12"> </text:span><text:a xlink:type="simple" xlink:href="https://app.pluralsight.com/course-player?clipId=38c096a2-0df2-4198-8983-1d7535bff823&amp;startTime=110.13" office:target-frame-name="psplayer" xlink:show="replace" text:style-name="Internet_20_link" text:visited-style-name="Visited_20_Internet_20_Link"><text:span text:style-name="T11">we should see this text, Case 2. Kubernetes, with a capital</text:span></text:a><text:span text:style-name="T12"> </text:span><text:a xlink:type="simple" xlink:href="https://app.pluralsight.com/course-player?clipId=38c096a2-0df2-4198-8983-1d7535bff823&amp;startTime=114.51" office:target-frame-name="psplayer" xlink:show="replace" text:style-name="Internet_20_link" text:visited-style-name="Visited_20_Internet_20_Link"><text:span text:style-name="T11">kicking K. But, then Go has no implicit fall through</text:span></text:a><text:span text:style-name="T12"> </text:span><text:a xlink:type="simple" xlink:href="https://app.pluralsight.com/course-player?clipId=38c096a2-0df2-4198-8983-1d7535bff823&amp;startTime=120.35" office:target-frame-name="psplayer" xlink:show="replace" text:style-name="Internet_20_link" text:visited-style-name="Visited_20_Internet_20_Link"><text:span text:style-name="T11">behavior, so, when it's done with that,</text:span></text:a><text:span text:style-name="T12"> </text:span><text:a xlink:type="simple" xlink:href="https://app.pluralsight.com/course-player?clipId=38c096a2-0df2-4198-8983-1d7535bff823&amp;startTime=122.94" office:target-frame-name="psplayer" xlink:show="replace" text:style-name="Internet_20_link" text:visited-style-name="Visited_20_Internet_20_Link"><text:span text:style-name="T11">it's not even going to bother looking at these below it,</text:span></text:a><text:span text:style-name="T12"> </text:span><text:a xlink:type="simple" xlink:href="https://app.pluralsight.com/course-player?clipId=38c096a2-0df2-4198-8983-1d7535bff823&amp;startTime=125.34" office:target-frame-name="psplayer" xlink:show="replace" text:style-name="Internet_20_link" text:visited-style-name="Visited_20_Internet_20_Link"><text:span text:style-name="T11">it'll jump straight down to here and the program will exit.</text:span></text:a><text:span text:style-name="T12"> </text:span><text:a xlink:type="simple" xlink:href="https://app.pluralsight.com/course-player?clipId=38c096a2-0df2-4198-8983-1d7535bff823&amp;startTime=129.84" office:target-frame-name="psplayer" xlink:show="replace" text:style-name="Internet_20_link" text:visited-style-name="Visited_20_Internet_20_Link"><text:span text:style-name="T11">Well, let's take it for a run.</text:span></text:a><text:span text:style-name="T12"> </text:span><text:a xlink:type="simple" xlink:href="https://app.pluralsight.com/course-player?clipId=38c096a2-0df2-4198-8983-1d7535bff823&amp;startTime=131.45" office:target-frame-name="psplayer" xlink:show="replace" text:style-name="Internet_20_link" text:visited-style-name="Visited_20_Internet_20_Link"><text:span text:style-name="T11">Oh, and don't forget to save any changes, and there we go, Case 2. Kubernetes</text:span></text:a><text:span text:style-name="T12"> </text:span><text:a xlink:type="simple" xlink:href="https://app.pluralsight.com/course-player?clipId=38c096a2-0df2-4198-8983-1d7535bff823&amp;startTime=138.9" office:target-frame-name="psplayer" xlink:show="replace" text:style-name="Internet_20_link" text:visited-style-name="Visited_20_Internet_20_Link"><text:span text:style-name="T11">with a capital K, and look, it's just a super simple example.</text:span></text:a><text:span text:style-name="T12"> </text:span><text:a xlink:type="simple" xlink:href="https://app.pluralsight.com/course-player?clipId=38c096a2-0df2-4198-8983-1d7535bff823&amp;startTime=146.15" office:target-frame-name="psplayer" xlink:show="replace" text:style-name="Internet_20_link" text:visited-style-name="Visited_20_Internet_20_Link"><text:span text:style-name="T11">You should definitely have a play around and try stuff out. Once you've done</text:span></text:a><text:span text:style-name="T12"> </text:span><text:a xlink:type="simple" xlink:href="https://app.pluralsight.com/course-player?clipId=38c096a2-0df2-4198-8983-1d7535bff823&amp;startTime=151.04" office:target-frame-name="psplayer" xlink:show="replace" text:style-name="Internet_20_link" text:visited-style-name="Visited_20_Internet_20_Link"><text:span text:style-name="T11">that though and you feel like you know what you're doing,</text:span></text:a><text:span text:style-name="T12"> </text:span><text:a xlink:type="simple" xlink:href="https://app.pluralsight.com/course-player?clipId=38c096a2-0df2-4198-8983-1d7535bff823&amp;startTime=153.35" office:target-frame-name="psplayer" xlink:show="replace" text:style-name="Internet_20_link" text:visited-style-name="Visited_20_Internet_20_Link"><text:span text:style-name="T11">join me in the next lesson, where we'll take a closer look at breaking and fall through.</text:span></text:a></text:p>
      <text:h text:style-name="P3" text:outline-level="3"><text:soft-page-break/><text:a xlink:type="simple" xlink:href="https://app.pluralsight.com/course-player?clipId=938295d8-3852-4a20-b937-d9cf91e30e15" office:target-frame-name="psplayer" xlink:show="replace" text:style-name="Internet_20_link" text:visited-style-name="Visited_20_Internet_20_Link"><text:span text:style-name="T11">Breaking and Fallthrough</text:span></text:a></text:h>
      <text:p text:style-name="P5"><text:a xlink:type="simple" xlink:href="https://app.pluralsight.com/course-player?clipId=938295d8-3852-4a20-b937-d9cf91e30e15&amp;startTime=1.5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938295d8-3852-4a20-b937-d9cf91e30e15&amp;startTime=2.03" office:target-frame-name="psplayer" xlink:show="replace" text:style-name="Internet_20_link" text:visited-style-name="Visited_20_Internet_20_Link"><text:span text:style-name="T11">so we've said there's no implicit fallthrough in</text:span></text:a><text:span text:style-name="T12"> </text:span><text:a xlink:type="simple" xlink:href="https://app.pluralsight.com/course-player?clipId=938295d8-3852-4a20-b937-d9cf91e30e15&amp;startTime=4.8" office:target-frame-name="psplayer" xlink:show="replace" text:style-name="Internet_20_link" text:visited-style-name="Visited_20_Internet_20_Link"><text:span text:style-name="T11">Go's implementation of switch case.</text:span></text:a><text:span text:style-name="T12"> </text:span><text:a xlink:type="simple" xlink:href="https://app.pluralsight.com/course-player?clipId=938295d8-3852-4a20-b937-d9cf91e30e15&amp;startTime=7.22" office:target-frame-name="psplayer" xlink:show="replace" text:style-name="Internet_20_link" text:visited-style-name="Visited_20_Internet_20_Link"><text:span text:style-name="T11">And the reason for that is that each case statement</text:span></text:a><text:span text:style-name="T12"> </text:span><text:a xlink:type="simple" xlink:href="https://app.pluralsight.com/course-player?clipId=938295d8-3852-4a20-b937-d9cf91e30e15&amp;startTime=10.43" office:target-frame-name="psplayer" xlink:show="replace" text:style-name="Internet_20_link" text:visited-style-name="Visited_20_Internet_20_Link"><text:span text:style-name="T11">comes with an implicit break.</text:span></text:a><text:span text:style-name="T12"> </text:span><text:a xlink:type="simple" xlink:href="https://app.pluralsight.com/course-player?clipId=938295d8-3852-4a20-b937-d9cf91e30e15&amp;startTime=13.54" office:target-frame-name="psplayer" xlink:show="replace" text:style-name="Internet_20_link" text:visited-style-name="Visited_20_Internet_20_Link"><text:span text:style-name="T11">So in some languages, if you don't want fallthrough,</text:span></text:a><text:span text:style-name="T12"> </text:span><text:a xlink:type="simple" xlink:href="https://app.pluralsight.com/course-player?clipId=938295d8-3852-4a20-b937-d9cf91e30e15&amp;startTime=16.65" office:target-frame-name="psplayer" xlink:show="replace" text:style-name="Internet_20_link" text:visited-style-name="Visited_20_Internet_20_Link"><text:span text:style-name="T11">you have to manually insert an explicit break.</text:span></text:a><text:span text:style-name="T12"> </text:span><text:a xlink:type="simple" xlink:href="https://app.pluralsight.com/course-player?clipId=938295d8-3852-4a20-b937-d9cf91e30e15&amp;startTime=19.89" office:target-frame-name="psplayer" xlink:show="replace" text:style-name="Internet_20_link" text:visited-style-name="Visited_20_Internet_20_Link"><text:span text:style-name="T11">Well, with Go, it's the opposite, breaks are in by default.</text:span></text:a><text:span text:style-name="T12"> </text:span><text:a xlink:type="simple" xlink:href="https://app.pluralsight.com/course-player?clipId=938295d8-3852-4a20-b937-d9cf91e30e15&amp;startTime=23.74" office:target-frame-name="psplayer" xlink:show="replace" text:style-name="Internet_20_link" text:visited-style-name="Visited_20_Internet_20_Link"><text:span text:style-name="T11">So, if you want fallthrough,</text:span></text:a><text:span text:style-name="T12"> </text:span><text:a xlink:type="simple" xlink:href="https://app.pluralsight.com/course-player?clipId=938295d8-3852-4a20-b937-d9cf91e30e15&amp;startTime=25.76" office:target-frame-name="psplayer" xlink:show="replace" text:style-name="Internet_20_link" text:visited-style-name="Visited_20_Internet_20_Link"><text:span text:style-name="T11">you've got to manually insert one as the last line before the next case block.</text:span></text:a><text:span text:style-name="T12"> </text:span><text:a xlink:type="simple" xlink:href="https://app.pluralsight.com/course-player?clipId=938295d8-3852-4a20-b937-d9cf91e30e15&amp;startTime=32.14" office:target-frame-name="psplayer" xlink:show="replace" text:style-name="Internet_20_link" text:visited-style-name="Visited_20_Internet_20_Link"><text:span text:style-name="T11">Probably best if we just see it.</text:span></text:a><text:span text:style-name="T12"> </text:span><text:a xlink:type="simple" xlink:href="https://app.pluralsight.com/course-player?clipId=938295d8-3852-4a20-b937-d9cf91e30e15&amp;startTime=34.94" office:target-frame-name="psplayer" xlink:show="replace" text:style-name="Internet_20_link" text:visited-style-name="Visited_20_Internet_20_Link"><text:span text:style-name="T11">So we're obviously the same code here, matching on this one here,</text:span></text:a><text:span text:style-name="T12"> </text:span><text:a xlink:type="simple" xlink:href="https://app.pluralsight.com/course-player?clipId=938295d8-3852-4a20-b937-d9cf91e30e15&amp;startTime=38.15" office:target-frame-name="psplayer" xlink:show="replace" text:style-name="Internet_20_link" text:visited-style-name="Visited_20_Internet_20_Link"><text:span text:style-name="T11">the print Case 2, Kubernetes with a capital \"K\"." concur.</text:span></text:a><text:span text:style-name="T12"> </text:span><text:a xlink:type="simple" xlink:href="https://app.pluralsight.com/course-player?clipId=938295d8-3852-4a20-b937-d9cf91e30e15&amp;startTime=41.84" office:target-frame-name="psplayer" xlink:show="replace" text:style-name="Internet_20_link" text:visited-style-name="Visited_20_Internet_20_Link"><text:span text:style-name="T11">But, if we put a fallthrough here, well actually, what do you think will happen?</text:span></text:a><text:span text:style-name="T12"> </text:span><text:a xlink:type="simple" xlink:href="https://app.pluralsight.com/course-player?clipId=938295d8-3852-4a20-b937-d9cf91e30e15&amp;startTime=48.05" office:target-frame-name="psplayer" xlink:show="replace" text:style-name="Internet_20_link" text:visited-style-name="Visited_20_Internet_20_Link"><text:span text:style-name="T11">Do you reckon it'll run just the next one or do you think all of them will run?</text:span></text:a><text:span text:style-name="T12"> </text:span><text:a xlink:type="simple" xlink:href="https://app.pluralsight.com/course-player?clipId=938295d8-3852-4a20-b937-d9cf91e30e15&amp;startTime=52.53" office:target-frame-name="psplayer" xlink:show="replace" text:style-name="Internet_20_link" text:visited-style-name="Visited_20_Internet_20_Link"><text:span text:style-name="T11">Oh, and what about the default block?</text:span></text:a><text:span text:style-name="T12"> </text:span><text:a xlink:type="simple" xlink:href="https://app.pluralsight.com/course-player?clipId=938295d8-3852-4a20-b937-d9cf91e30e15&amp;startTime=55.44" office:target-frame-name="psplayer" xlink:show="replace" text:style-name="Internet_20_link" text:visited-style-name="Visited_20_Internet_20_Link"><text:span text:style-name="T11">Well, I'll tell you what. Let's take a look.</text:span></text:a><text:span text:style-name="T12"> </text:span><text:a xlink:type="simple" xlink:href="https://app.pluralsight.com/course-player?clipId=938295d8-3852-4a20-b937-d9cf91e30e15&amp;startTime=60.44" office:target-frame-name="psplayer" xlink:show="replace" text:style-name="Internet_20_link" text:visited-style-name="Visited_20_Internet_20_Link"><text:span text:style-name="T11">Okay, so obviously, it ran Case 2, but it only ran Case 3,</text:span></text:a><text:span text:style-name="T12"> </text:span><text:a xlink:type="simple" xlink:href="https://app.pluralsight.com/course-player?clipId=938295d8-3852-4a20-b937-d9cf91e30e15&amp;startTime=64.55" office:target-frame-name="psplayer" xlink:show="replace" text:style-name="Internet_20_link" text:visited-style-name="Visited_20_Internet_20_Link"><text:span text:style-name="T11">the one immediately following it.</text:span></text:a><text:span text:style-name="T12"> </text:span><text:a xlink:type="simple" xlink:href="https://app.pluralsight.com/course-player?clipId=938295d8-3852-4a20-b937-d9cf91e30e15&amp;startTime=66.31" office:target-frame-name="psplayer" xlink:show="replace" text:style-name="Internet_20_link" text:visited-style-name="Visited_20_Internet_20_Link"><text:span text:style-name="T11">And if we look back here, yeah, look,</text:span></text:a><text:span text:style-name="T12"> </text:span><text:a xlink:type="simple" xlink:href="https://app.pluralsight.com/course-player?clipId=938295d8-3852-4a20-b937-d9cf91e30e15&amp;startTime=68.76" office:target-frame-name="psplayer" xlink:show="replace" text:style-name="Internet_20_link" text:visited-style-name="Visited_20_Internet_20_Link"><text:span text:style-name="T11">we've actually got four cases plus the default block.</text:span></text:a><text:span text:style-name="T12"> </text:span><text:a xlink:type="simple" xlink:href="https://app.pluralsight.com/course-player?clipId=938295d8-3852-4a20-b937-d9cf91e30e15&amp;startTime=71.86" office:target-frame-name="psplayer" xlink:show="replace" text:style-name="Internet_20_link" text:visited-style-name="Visited_20_Internet_20_Link"><text:span text:style-name="T11">So, these didn't run. And you know what? If you think about it, that's right.</text:span></text:a><text:span text:style-name="T12"> </text:span><text:a xlink:type="simple" xlink:href="https://app.pluralsight.com/course-player?clipId=938295d8-3852-4a20-b937-d9cf91e30e15&amp;startTime=77.98" office:target-frame-name="psplayer" xlink:show="replace" text:style-name="Internet_20_link" text:visited-style-name="Visited_20_Internet_20_Link"><text:span text:style-name="T11">Remember, we said every case has an implicit break.</text:span></text:a><text:span text:style-name="T12"> </text:span><text:a xlink:type="simple" xlink:href="https://app.pluralsight.com/course-player?clipId=938295d8-3852-4a20-b937-d9cf91e30e15&amp;startTime=81.79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38295d8-3852-4a20-b937-d9cf91e30e15&amp;startTime=82.2" office:target-frame-name="psplayer" xlink:show="replace" text:style-name="Internet_20_link" text:visited-style-name="Visited_20_Internet_20_Link"><text:span text:style-name="T11">we overrode the one in this block with the fallthrough, so execution moved down</text:span></text:a><text:span text:style-name="T12"> </text:span><text:a xlink:type="simple" xlink:href="https://app.pluralsight.com/course-player?clipId=938295d8-3852-4a20-b937-d9cf91e30e15&amp;startTime=86.19" office:target-frame-name="psplayer" xlink:show="replace" text:style-name="Internet_20_link" text:visited-style-name="Visited_20_Internet_20_Link"><text:span text:style-name="T11">to here. But when it finished, it hit the implicit break for this block, and it</text:span></text:a><text:span text:style-name="T12"> </text:span><text:a xlink:type="simple" xlink:href="https://app.pluralsight.com/course-player?clipId=938295d8-3852-4a20-b937-d9cf91e30e15&amp;startTime=90.95" office:target-frame-name="psplayer" xlink:show="replace" text:style-name="Internet_20_link" text:visited-style-name="Visited_20_Internet_20_Link"><text:span text:style-name="T11">jumped straight down here, and the program exited.</text:span></text:a><text:span text:style-name="T12"> </text:span><text:a xlink:type="simple" xlink:href="https://app.pluralsight.com/course-player?clipId=938295d8-3852-4a20-b937-d9cf91e30e15&amp;startTime=94.34" office:target-frame-name="psplayer" xlink:show="replace" text:style-name="Internet_20_link" text:visited-style-name="Visited_20_Internet_20_Link"><text:span text:style-name="T11">So, fallthrough only applies to the case statement it's part of,</text:span></text:a><text:span text:style-name="T12"> </text:span><text:a xlink:type="simple" xlink:href="https://app.pluralsight.com/course-player?clipId=938295d8-3852-4a20-b937-d9cf91e30e15&amp;startTime=100.81" office:target-frame-name="psplayer" xlink:show="replace" text:style-name="Internet_20_link" text:visited-style-name="Visited_20_Internet_20_Link"><text:span text:style-name="T11">meaning if we want a fallthrough to the next level, and the next, and</text:span></text:a><text:span text:style-name="T12"> </text:span><text:a xlink:type="simple" xlink:href="https://app.pluralsight.com/course-player?clipId=938295d8-3852-4a20-b937-d9cf91e30e15&amp;startTime=103.83" office:target-frame-name="psplayer" xlink:show="replace" text:style-name="Internet_20_link" text:visited-style-name="Visited_20_Internet_20_Link"><text:span text:style-name="T11">the next, we need a fallthrough each time.</text:span></text:a><text:span text:style-name="T12"> </text:span><text:a xlink:type="simple" xlink:href="https://app.pluralsight.com/course-player?clipId=938295d8-3852-4a20-b937-d9cf91e30e15&amp;startTime=107.04" office:target-frame-name="psplayer" xlink:show="replace" text:style-name="Internet_20_link" text:visited-style-name="Visited_20_Internet_20_Link"><text:span text:style-name="T11">So, right now, this should run cases 2, 3, and 4,</text:span></text:a><text:span text:style-name="T12"> </text:span><text:a xlink:type="simple" xlink:href="https://app.pluralsight.com/course-player?clipId=938295d8-3852-4a20-b937-d9cf91e30e15&amp;startTime=111.52" office:target-frame-name="psplayer" xlink:show="replace" text:style-name="Internet_20_link" text:visited-style-name="Visited_20_Internet_20_Link"><text:span text:style-name="T11">but hopefully not the default block.</text:span></text:a><text:span text:style-name="T12"> </text:span><text:a xlink:type="simple" xlink:href="https://app.pluralsight.com/course-player?clipId=938295d8-3852-4a20-b937-d9cf91e30e15&amp;startTime=113.59" office:target-frame-name="psplayer" xlink:show="replace" text:style-name="Internet_20_link" text:visited-style-name="Visited_20_Internet_20_Link"><text:span text:style-name="T11">Let's have a check.</text:span></text:a><text:span text:style-name="T12"> </text:span><text:a xlink:type="simple" xlink:href="https://app.pluralsight.com/course-player?clipId=938295d8-3852-4a20-b937-d9cf91e30e15&amp;startTime=117.54" office:target-frame-name="psplayer" xlink:show="replace" text:style-name="Internet_20_link" text:visited-style-name="Visited_20_Internet_20_Link"><text:span text:style-name="T11">Okay, yeah.</text:span></text:a><text:span text:style-name="T12"> </text:span><text:a xlink:type="simple" xlink:href="https://app.pluralsight.com/course-player?clipId=938295d8-3852-4a20-b937-d9cf91e30e15&amp;startTime=119.24" office:target-frame-name="psplayer" xlink:show="replace" text:style-name="Internet_20_link" text:visited-style-name="Visited_20_Internet_20_Link"><text:span text:style-name="T11">But, will it fall into the default block if we put a fallthrough down here?</text:span></text:a><text:span text:style-name="T12"> </text:span><text:a xlink:type="simple" xlink:href="https://app.pluralsight.com/course-player?clipId=938295d8-3852-4a20-b937-d9cf91e30e15&amp;startTime=125.04" office:target-frame-name="psplayer" xlink:show="replace" text:style-name="Internet_20_link" text:visited-style-name="Visited_20_Internet_20_Link"><text:span text:style-name="T11">I guess only one way to find out.</text:span></text:a><text:span text:style-name="T12"> </text:span><text:a xlink:type="simple" xlink:href="https://app.pluralsight.com/course-player?clipId=938295d8-3852-4a20-b937-d9cf91e30e15&amp;startTime=128.84" office:target-frame-name="psplayer" xlink:show="replace" text:style-name="Internet_20_link" text:visited-style-name="Visited_20_Internet_20_Link"><text:span text:style-name="T11">Yeah, there we go.</text:span></text:a><text:span text:style-name="T12"> </text:span><text:a xlink:type="simple" xlink:href="https://app.pluralsight.com/course-player?clipId=938295d8-3852-4a20-b937-d9cf91e30e15&amp;startTime=130.03" office:target-frame-name="psplayer" xlink:show="replace" text:style-name="Internet_20_link" text:visited-style-name="Visited_20_Internet_20_Link"><text:span text:style-name="T11">So putting a fallthrough in the case above the default block</text:span></text:a><text:span text:style-name="T12"> </text:span><text:a xlink:type="simple" xlink:href="https://app.pluralsight.com/course-player?clipId=938295d8-3852-4a20-b937-d9cf91e30e15&amp;startTime=134.29" office:target-frame-name="psplayer" xlink:show="replace" text:style-name="Internet_20_link" text:visited-style-name="Visited_20_Internet_20_Link"><text:span text:style-name="T11">lets execution drop into the default block.</text:span></text:a><text:span text:style-name="T12"> </text:span><text:a xlink:type="simple" xlink:href="https://app.pluralsight.com/course-player?clipId=938295d8-3852-4a20-b937-d9cf91e30e15&amp;startTime=138.54" office:target-frame-name="psplayer" xlink:show="replace" text:style-name="Internet_20_link" text:visited-style-name="Visited_20_Internet_20_Link"><text:span text:style-name="T11">Okay, magic.</text:span></text:a><text:span text:style-name="T12"> </text:span><text:a xlink:type="simple" xlink:href="https://app.pluralsight.com/course-player?clipId=938295d8-3852-4a20-b937-d9cf91e30e15&amp;startTime=141.74" office:target-frame-name="psplayer" xlink:show="replace" text:style-name="Internet_20_link" text:visited-style-name="Visited_20_Internet_20_Link"><text:span text:style-name="T11">But one last thing. To test the default block on its own,</text:span></text:a><text:span text:style-name="T12"> </text:span><text:a xlink:type="simple" xlink:href="https://app.pluralsight.com/course-player?clipId=938295d8-3852-4a20-b937-d9cf91e30e15&amp;startTime=145.43" office:target-frame-name="psplayer" xlink:show="replace" text:style-name="Internet_20_link" text:visited-style-name="Visited_20_Internet_20_Link"><text:span text:style-name="T11">we'll put whatever up here. So we're no longer going to</text:span></text:a><text:span text:style-name="T12"> </text:span><text:a xlink:type="simple" xlink:href="https://app.pluralsight.com/course-player?clipId=938295d8-3852-4a20-b937-d9cf91e30e15&amp;startTime=149.15" office:target-frame-name="psplayer" xlink:show="replace" text:style-name="Internet_20_link" text:visited-style-name="Visited_20_Internet_20_Link"><text:span text:style-name="T11">match on any of these cases.</text:span></text:a><text:span text:style-name="T12"> </text:span><text:a xlink:type="simple" xlink:href="https://app.pluralsight.com/course-player?clipId=938295d8-3852-4a20-b937-d9cf91e30e15&amp;startTime=151.5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38295d8-3852-4a20-b937-d9cf91e30e15&amp;startTime=151.92" office:target-frame-name="psplayer" xlink:show="replace" text:style-name="Internet_20_link" text:visited-style-name="Visited_20_Internet_20_Link"><text:span text:style-name="T11">save that, and there we go. We only got the default block. Now</text:span></text:a><text:span text:style-name="T12"> </text:span><text:a xlink:type="simple" xlink:href="https://app.pluralsight.com/course-player?clipId=938295d8-3852-4a20-b937-d9cf91e30e15&amp;startTime=159.68" office:target-frame-name="psplayer" xlink:show="replace" text:style-name="Internet_20_link" text:visited-style-name="Visited_20_Internet_20_Link"><text:span text:style-name="T11">then, and please don't hate me for this,</text:span></text:a><text:span text:style-name="T12"> </text:span><text:a xlink:type="simple" xlink:href="https://app.pluralsight.com/course-player?clipId=938295d8-3852-4a20-b937-d9cf91e30e15&amp;startTime=162.24" office:target-frame-name="psplayer" xlink:show="replace" text:style-name="Internet_20_link" text:visited-style-name="Visited_20_Internet_20_Link"><text:span text:style-name="T11">but it's more idiomatic in Go, and that just means more common,</text:span></text:a><text:span text:style-name="T12"> </text:span><text:a xlink:type="simple" xlink:href="https://app.pluralsight.com/course-player?clipId=938295d8-3852-4a20-b937-d9cf91e30e15&amp;startTime=166.26" office:target-frame-name="psplayer" xlink:show="replace" text:style-name="Internet_20_link" text:visited-style-name="Visited_20_Internet_20_Link"><text:span text:style-name="T11">by the way, or more of a good practice, but it is more idiomatic</text:span></text:a><text:span text:style-name="T12"> </text:span><text:a xlink:type="simple" xlink:href="https://app.pluralsight.com/course-player?clipId=938295d8-3852-4a20-b937-d9cf91e30e15&amp;startTime=169.8" office:target-frame-name="psplayer" xlink:show="replace" text:style-name="Internet_20_link" text:visited-style-name="Visited_20_Internet_20_Link"><text:span text:style-name="T11">not to use fallthrough and instead just match multiple values in</text:span></text:a><text:span text:style-name="T12"> </text:span><text:a xlink:type="simple" xlink:href="https://app.pluralsight.com/course-player?clipId=938295d8-3852-4a20-b937-d9cf91e30e15&amp;startTime=174.11" office:target-frame-name="psplayer" xlink:show="replace" text:style-name="Internet_20_link" text:visited-style-name="Visited_20_Internet_20_Link"><text:span text:style-name="T11">the same case statement.</text:span></text:a><text:span text:style-name="T12"> </text:span><text:a xlink:type="simple" xlink:href="https://app.pluralsight.com/course-player?clipId=938295d8-3852-4a20-b937-d9cf91e30e15&amp;startTime=176.64" office:target-frame-name="psplayer" xlink:show="replace" text:style-name="Internet_20_link" text:visited-style-name="Visited_20_Internet_20_Link"><text:span text:style-name="T11">So to demo this actually, I'll dial it back to this.</text:span></text:a><text:span text:style-name="T12"> </text:span><text:a xlink:type="simple" xlink:href="https://app.pluralsight.com/course-player?clipId=938295d8-3852-4a20-b937-d9cf91e30e15&amp;startTime=181.1" office:target-frame-name="psplayer" xlink:show="replace" text:style-name="Internet_20_link" text:visited-style-name="Visited_20_Internet_20_Link"><text:span text:style-name="T11">The actual code's in a file called idioswitch for idiomatic switch.</text:span></text:a><text:span text:style-name="T12"> </text:span><text:a xlink:type="simple" xlink:href="https://app.pluralsight.com/course-player?clipId=938295d8-3852-4a20-b937-d9cf91e30e15&amp;startTime=185.19" office:target-frame-name="psplayer" xlink:show="replace" text:style-name="Internet_20_link" text:visited-style-name="Visited_20_Internet_20_Link"><text:span text:style-name="T11">And, of course, it's in the conditionals folder of the GitHub</text:span></text:a><text:span text:style-name="T12"> </text:span><text:a xlink:type="simple" xlink:href="https://app.pluralsight.com/course-player?clipId=938295d8-3852-4a20-b937-d9cf91e30e15&amp;startTime=187.55" office:target-frame-name="psplayer" xlink:show="replace" text:style-name="Internet_20_link" text:visited-style-name="Visited_20_Internet_20_Link"><text:span text:style-name="T11">repo, if you're following along. Anyway,</text:span></text:a><text:span text:style-name="T12"> </text:span><text:a xlink:type="simple" xlink:href="https://app.pluralsight.com/course-player?clipId=938295d8-3852-4a20-b937-d9cf91e30e15&amp;startTime=190.85" office:target-frame-name="psplayer" xlink:show="replace" text:style-name="Internet_20_link" text:visited-style-name="Visited_20_Internet_20_Link"><text:span text:style-name="T11">I'm importing a couple of packages here to help with</text:span></text:a><text:span text:style-name="T12"> </text:span><text:a xlink:type="simple" xlink:href="https://app.pluralsight.com/course-player?clipId=938295d8-3852-4a20-b937-d9cf91e30e15&amp;startTime=192.94" office:target-frame-name="psplayer" xlink:show="replace" text:style-name="Internet_20_link" text:visited-style-name="Visited_20_Internet_20_Link"><text:span text:style-name="T11">some random number generation.</text:span></text:a><text:span text:style-name="T12"> </text:span><text:a xlink:type="simple" xlink:href="https://app.pluralsight.com/course-player?clipId=938295d8-3852-4a20-b937-d9cf91e30e15&amp;startTime=194.76" office:target-frame-name="psplayer" xlink:show="replace" text:style-name="Internet_20_link" text:visited-style-name="Visited_20_Internet_20_Link"><text:span text:style-name="T11">But also, we're getting a tad more realistic here by switching on a value</text:span></text:a><text:span text:style-name="T12"> </text:span><text:a xlink:type="simple" xlink:href="https://app.pluralsight.com/course-player?clipId=938295d8-3852-4a20-b937-d9cf91e30e15&amp;startTime=200.08" office:target-frame-name="psplayer" xlink:show="replace" text:style-name="Internet_20_link" text:visited-style-name="Visited_20_Internet_20_Link"><text:span text:style-name="T11">returned by a function rather than just some daft string literal.</text:span></text:a><text:span text:style-name="T12"> </text:span><text:a xlink:type="simple" xlink:href="https://app.pluralsight.com/course-player?clipId=938295d8-3852-4a20-b937-d9cf91e30e15&amp;startTime=205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38295d8-3852-4a20-b937-d9cf91e30e15&amp;startTime=205.71" office:target-frame-name="psplayer" xlink:show="replace" text:style-name="Internet_20_link" text:visited-style-name="Visited_20_Internet_20_Link"><text:span text:style-name="T11">we're declaring a new variable called tmpNum, and we're initializing it</text:span></text:a><text:span text:style-name="T12"> </text:span><text:a xlink:type="simple" xlink:href="https://app.pluralsight.com/course-player?clipId=938295d8-3852-4a20-b937-d9cf91e30e15&amp;startTime=209.08" office:target-frame-name="psplayer" xlink:show="replace" text:style-name="Internet_20_link" text:visited-style-name="Visited_20_Internet_20_Link"><text:span text:style-name="T11">with the value returned by a function called random.</text:span></text:a><text:span text:style-name="T12"> </text:span><text:a xlink:type="simple" xlink:href="https://app.pluralsight.com/course-player?clipId=938295d8-3852-4a20-b937-d9cf91e30e15&amp;startTime=212.74" office:target-frame-name="psplayer" xlink:show="replace" text:style-name="Internet_20_link" text:visited-style-name="Visited_20_Internet_20_Link"><text:span text:style-name="T11">So, down here, let's drop this code here in for the random</text:span></text:a><text:span text:style-name="T12"> </text:span><text:a xlink:type="simple" xlink:href="https://app.pluralsight.com/course-player?clipId=938295d8-3852-4a20-b937-d9cf91e30e15&amp;startTime=216.22" office:target-frame-name="psplayer" xlink:show="replace" text:style-name="Internet_20_link" text:visited-style-name="Visited_20_Internet_20_Link"><text:span text:style-name="T11">function. And if you've been following along,</text:span></text:a><text:span text:style-name="T12"> </text:span><text:a xlink:type="simple" xlink:href="https://app.pluralsight.com/course-player?clipId=938295d8-3852-4a20-b937-d9cf91e30e15&amp;startTime=219.16" office:target-frame-name="psplayer" xlink:show="replace" text:style-name="Internet_20_link" text:visited-style-name="Visited_20_Internet_20_Link"><text:span text:style-name="T11">you'll know it's taken no argument, but it is returning a single integer.</text:span></text:a><text:span text:style-name="T12"> </text:span><text:a xlink:type="simple" xlink:href="https://app.pluralsight.com/course-player?clipId=938295d8-3852-4a20-b937-d9cf91e30e15&amp;startTime=225.04" office:target-frame-name="psplayer" xlink:show="replace" text:style-name="Internet_20_link" text:visited-style-name="Visited_20_Internet_20_Link"><text:span text:style-name="T11">Here, we're setting it based on the current time to help with the</text:span></text:a><text:span text:style-name="T12"> </text:span><text:a xlink:type="simple" xlink:href="https://app.pluralsight.com/course-player?clipId=938295d8-3852-4a20-b937-d9cf91e30e15&amp;startTime=228.46" office:target-frame-name="psplayer" xlink:show="replace" text:style-name="Internet_20_link" text:visited-style-name="Visited_20_Internet_20_Link"><text:span text:style-name="T11">number generation, and then based off of that seed,</text:span></text:a><text:span text:style-name="T12"> </text:span><text:a xlink:type="simple" xlink:href="https://app.pluralsight.com/course-player?clipId=938295d8-3852-4a20-b937-d9cf91e30e15&amp;startTime=231.66" office:target-frame-name="psplayer" xlink:show="replace" text:style-name="Internet_20_link" text:visited-style-name="Visited_20_Internet_20_Link"><text:span text:style-name="T11">we're returning like a randomish number between 0 and 9.</text:span></text:a><text:span text:style-name="T12"> </text:span><text:a xlink:type="simple" xlink:href="https://app.pluralsight.com/course-player?clipId=938295d8-3852-4a20-b937-d9cf91e30e15&amp;startTime=236.84" office:target-frame-name="psplayer" xlink:show="replace" text:style-name="Internet_20_link" text:visited-style-name="Visited_20_Internet_20_Link"><text:span text:style-name="T11">So, back up here,</text:span></text:a><text:span text:style-name="T12"> </text:span><text:a xlink:type="simple" xlink:href="https://app.pluralsight.com/course-player?clipId=938295d8-3852-4a20-b937-d9cf91e30e15&amp;startTime=239.16" office:target-frame-name="psplayer" xlink:show="replace" text:style-name="Internet_20_link" text:visited-style-name="Visited_20_Internet_20_Link"><text:span text:style-name="T11">tmpNum gets assigned that random number that's going to be between 0 and 9.</text:span></text:a><text:span text:style-name="T12"> </text:span><text:a xlink:type="simple" xlink:href="https://app.pluralsight.com/course-player?clipId=938295d8-3852-4a20-b937-d9cf91e30e15&amp;startTime=244.34" office:target-frame-name="psplayer" xlink:show="replace" text:style-name="Internet_20_link" text:visited-style-name="Visited_20_Internet_20_Link"><text:span text:style-name="T11">So, in our case statements,</text:span></text:a><text:span text:style-name="T12"> </text:span><text:a xlink:type="simple" xlink:href="https://app.pluralsight.com/course-player?clipId=938295d8-3852-4a20-b937-d9cf91e30e15&amp;startTime=246.28" office:target-frame-name="psplayer" xlink:show="replace" text:style-name="Internet_20_link" text:visited-style-name="Visited_20_Internet_20_Link"><text:span text:style-name="T11">let's do this. Now, each line is a comma‑separated list that</text:span></text:a><text:span text:style-name="T12"> </text:span><text:a xlink:type="simple" xlink:href="https://app.pluralsight.com/course-player?clipId=938295d8-3852-4a20-b937-d9cf91e30e15&amp;startTime=252.96" office:target-frame-name="psplayer" xlink:show="replace" text:style-name="Internet_20_link" text:visited-style-name="Visited_20_Internet_20_Link"><text:span text:style-name="T11">importantly matches multiple values per case statement instead of</text:span></text:a><text:span text:style-name="T12"> </text:span><text:a xlink:type="simple" xlink:href="https://app.pluralsight.com/course-player?clipId=938295d8-3852-4a20-b937-d9cf91e30e15&amp;startTime=257.79" office:target-frame-name="psplayer" xlink:show="replace" text:style-name="Internet_20_link" text:visited-style-name="Visited_20_Internet_20_Link"><text:span text:style-name="T11">having loads of cases and loads of fallthroughs. Basically, we're</text:span></text:a><text:span text:style-name="T12"> </text:span><text:a xlink:type="simple" xlink:href="https://app.pluralsight.com/course-player?clipId=938295d8-3852-4a20-b937-d9cf91e30e15&amp;startTime=261.92" office:target-frame-name="psplayer" xlink:show="replace" text:style-name="Internet_20_link" text:visited-style-name="Visited_20_Internet_20_Link"><text:span text:style-name="T11">branching on whether the number is odd or even.</text:span></text:a><text:span text:style-name="T12"> </text:span><text:a xlink:type="simple" xlink:href="https://app.pluralsight.com/course-player?clipId=938295d8-3852-4a20-b937-d9cf91e30e15&amp;startTime=266.84" office:target-frame-name="psplayer" xlink:show="replace" text:style-name="Internet_20_link" text:visited-style-name="Visited_20_Internet_20_Link"><text:span text:style-name="T11">Well, as always,</text:span></text:a><text:span text:style-name="T12"> </text:span><text:a xlink:type="simple" xlink:href="https://app.pluralsight.com/course-player?clipId=938295d8-3852-4a20-b937-d9cf91e30e15&amp;startTime=267.76" office:target-frame-name="psplayer" xlink:show="replace" text:style-name="Internet_20_link" text:visited-style-name="Visited_20_Internet_20_Link"><text:span text:style-name="T11">let's see if it works. Okay. Yeah look, sometimes generating an odd</text:span></text:a><text:span text:style-name="T12"> </text:span><text:a xlink:type="simple" xlink:href="https://app.pluralsight.com/course-player?clipId=938295d8-3852-4a20-b937-d9cf91e30e15&amp;startTime=279.57" office:target-frame-name="psplayer" xlink:show="replace" text:style-name="Internet_20_link" text:visited-style-name="Visited_20_Internet_20_Link"><text:span text:style-name="T11">number, sometimes an even. Alright, time for one last look back at if, but in the context of error checking.</text:span></text:a></text:p>
      <text:h text:style-name="P3" text:outline-level="3"><text:soft-page-break/><text:a xlink:type="simple" xlink:href="https://app.pluralsight.com/course-player?clipId=9116922b-623b-421a-9985-5fac5d8d748f" office:target-frame-name="psplayer" xlink:show="replace" text:style-name="Internet_20_link" text:visited-style-name="Visited_20_Internet_20_Link"><text:span text:style-name="T11">"If" and Error Handling</text:span></text:a></text:h>
      <text:p text:style-name="P5"><text:a xlink:type="simple" xlink:href="https://app.pluralsight.com/course-player?clipId=9116922b-623b-421a-9985-5fac5d8d748f&amp;startTime=1.14" office:target-frame-name="psplayer" xlink:show="replace" text:style-name="Internet_20_link" text:visited-style-name="Visited_20_Internet_20_Link"><text:span text:style-name="T11">Right.</text:span></text:a><text:span text:style-name="T12"> </text:span><text:a xlink:type="simple" xlink:href="https://app.pluralsight.com/course-player?clipId=9116922b-623b-421a-9985-5fac5d8d748f&amp;startTime=1.68" office:target-frame-name="psplayer" xlink:show="replace" text:style-name="Internet_20_link" text:visited-style-name="Visited_20_Internet_20_Link"><text:span text:style-name="T11">Time for a quick look at how the if statement is</text:span></text:a><text:span text:style-name="T12"> </text:span><text:a xlink:type="simple" xlink:href="https://app.pluralsight.com/course-player?clipId=9116922b-623b-421a-9985-5fac5d8d748f&amp;startTime=4.27" office:target-frame-name="psplayer" xlink:show="replace" text:style-name="Internet_20_link" text:visited-style-name="Visited_20_Internet_20_Link"><text:span text:style-name="T11">commonly used for error handling.</text:span></text:a><text:span text:style-name="T12"> </text:span><text:a xlink:type="simple" xlink:href="https://app.pluralsight.com/course-player?clipId=9116922b-623b-421a-9985-5fac5d8d748f&amp;startTime=7.34" office:target-frame-name="psplayer" xlink:show="replace" text:style-name="Internet_20_link" text:visited-style-name="Visited_20_Internet_20_Link"><text:span text:style-name="T11">Now, there are other ways to handle errors,</text:span></text:a><text:span text:style-name="T12"> </text:span><text:a xlink:type="simple" xlink:href="https://app.pluralsight.com/course-player?clipId=9116922b-623b-421a-9985-5fac5d8d748f&amp;startTime=9.64" office:target-frame-name="psplayer" xlink:show="replace" text:style-name="Internet_20_link" text:visited-style-name="Visited_20_Internet_20_Link"><text:span text:style-name="T11">but what we're about to look at has been pretty much the way for the last,</text:span></text:a><text:span text:style-name="T12"> </text:span><text:a xlink:type="simple" xlink:href="https://app.pluralsight.com/course-player?clipId=9116922b-623b-421a-9985-5fac5d8d748f&amp;startTime=14.31" office:target-frame-name="psplayer" xlink:show="replace" text:style-name="Internet_20_link" text:visited-style-name="Visited_20_Internet_20_Link"><text:span text:style-name="T11">I don't know, forever.</text:span></text:a><text:span text:style-name="T12"> </text:span><text:a xlink:type="simple" xlink:href="https://app.pluralsight.com/course-player?clipId=9116922b-623b-421a-9985-5fac5d8d748f&amp;startTime=16.74" office:target-frame-name="psplayer" xlink:show="replace" text:style-name="Internet_20_link" text:visited-style-name="Visited_20_Internet_20_Link"><text:span text:style-name="T11">Basically, you'll see this in just about all code out there.</text:span></text:a><text:span text:style-name="T12"> </text:span><text:a xlink:type="simple" xlink:href="https://app.pluralsight.com/course-player?clipId=9116922b-623b-421a-9985-5fac5d8d748f&amp;startTime=20.75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9116922b-623b-421a-9985-5fac5d8d748f&amp;startTime=22.41" office:target-frame-name="psplayer" xlink:show="replace" text:style-name="Internet_20_link" text:visited-style-name="Visited_20_Internet_20_Link"><text:span text:style-name="T11">Error handling might possibly be the single most common usage of if in Go.</text:span></text:a><text:span text:style-name="T12"> </text:span><text:a xlink:type="simple" xlink:href="https://app.pluralsight.com/course-player?clipId=9116922b-623b-421a-9985-5fac5d8d748f&amp;startTime=29.51" office:target-frame-name="psplayer" xlink:show="replace" text:style-name="Internet_20_link" text:visited-style-name="Visited_20_Internet_20_Link"><text:span text:style-name="T11">Anyway look, and I'm not sure if we mentioned this yet,</text:span></text:a><text:span text:style-name="T12"> </text:span><text:a xlink:type="simple" xlink:href="https://app.pluralsight.com/course-player?clipId=9116922b-623b-421a-9985-5fac5d8d748f&amp;startTime=32.51" office:target-frame-name="psplayer" xlink:show="replace" text:style-name="Internet_20_link" text:visited-style-name="Visited_20_Internet_20_Link"><text:span text:style-name="T11">but it's idiomatic in Go for functions to return an</text:span></text:a><text:span text:style-name="T12"> </text:span><text:a xlink:type="simple" xlink:href="https://app.pluralsight.com/course-player?clipId=9116922b-623b-421a-9985-5fac5d8d748f&amp;startTime=36.64" office:target-frame-name="psplayer" xlink:show="replace" text:style-name="Internet_20_link" text:visited-style-name="Visited_20_Internet_20_Link"><text:span text:style-name="T11">error value as its last return,</text:span></text:a><text:span text:style-name="T12"> </text:span><text:a xlink:type="simple" xlink:href="https://app.pluralsight.com/course-player?clipId=9116922b-623b-421a-9985-5fac5d8d748f&amp;startTime=39.35" office:target-frame-name="psplayer" xlink:show="replace" text:style-name="Internet_20_link" text:visited-style-name="Visited_20_Internet_20_Link"><text:span text:style-name="T11">like this function here that's testing connectivity to a remote host.</text:span></text:a><text:span text:style-name="T12"> </text:span><text:a xlink:type="simple" xlink:href="https://app.pluralsight.com/course-player?clipId=9116922b-623b-421a-9985-5fac5d8d748f&amp;startTime=42.82" office:target-frame-name="psplayer" xlink:show="replace" text:style-name="Internet_20_link" text:visited-style-name="Visited_20_Internet_20_Link"><text:span text:style-name="T11">So we've got the function name and its input parameter and type,</text:span></text:a><text:span text:style-name="T12"> </text:span><text:a xlink:type="simple" xlink:href="https://app.pluralsight.com/course-player?clipId=9116922b-623b-421a-9985-5fac5d8d748f&amp;startTime=46.27" office:target-frame-name="psplayer" xlink:show="replace" text:style-name="Internet_20_link" text:visited-style-name="Visited_20_Internet_20_Link"><text:span text:style-name="T11">but then two return values, and of interest towards us is the last one,</text:span></text:a><text:span text:style-name="T12"> </text:span><text:a xlink:type="simple" xlink:href="https://app.pluralsight.com/course-player?clipId=9116922b-623b-421a-9985-5fac5d8d748f&amp;startTime=51.43" office:target-frame-name="psplayer" xlink:show="replace" text:style-name="Internet_20_link" text:visited-style-name="Visited_20_Internet_20_Link"><text:span text:style-name="T11">and yes, it is of type error.</text:span></text:a><text:span text:style-name="T12"> </text:span><text:a xlink:type="simple" xlink:href="https://app.pluralsight.com/course-player?clipId=9116922b-623b-421a-9985-5fac5d8d748f&amp;startTime=54.61" office:target-frame-name="psplayer" xlink:show="replace" text:style-name="Internet_20_link" text:visited-style-name="Visited_20_Internet_20_Link"><text:span text:style-name="T11">So yes, error is actually a defined type in Go,</text:span></text:a><text:span text:style-name="T12"> </text:span><text:a xlink:type="simple" xlink:href="https://app.pluralsight.com/course-player?clipId=9116922b-623b-421a-9985-5fac5d8d748f&amp;startTime=58.5" office:target-frame-name="psplayer" xlink:show="replace" text:style-name="Internet_20_link" text:visited-style-name="Visited_20_Internet_20_Link"><text:span text:style-name="T11">just like we've seen with strings and integers and Booleans and the likes.</text:span></text:a><text:span text:style-name="T12"> </text:span><text:a xlink:type="simple" xlink:href="https://app.pluralsight.com/course-player?clipId=9116922b-623b-421a-9985-5fac5d8d748f&amp;startTime=62.24" office:target-frame-name="psplayer" xlink:show="replace" text:style-name="Internet_20_link" text:visited-style-name="Visited_20_Internet_20_Link"><text:span text:style-name="T11">As well though,</text:span></text:a><text:span text:style-name="T12"> </text:span><text:a xlink:type="simple" xlink:href="https://app.pluralsight.com/course-player?clipId=9116922b-623b-421a-9985-5fac5d8d748f&amp;startTime=63.65" office:target-frame-name="psplayer" xlink:show="replace" text:style-name="Internet_20_link" text:visited-style-name="Visited_20_Internet_20_Link"><text:span text:style-name="T11">it's normal practice in computer science in general for a</text:span></text:a><text:span text:style-name="T12"> </text:span><text:a xlink:type="simple" xlink:href="https://app.pluralsight.com/course-player?clipId=9116922b-623b-421a-9985-5fac5d8d748f&amp;startTime=67.21" office:target-frame-name="psplayer" xlink:show="replace" text:style-name="Internet_20_link" text:visited-style-name="Visited_20_Internet_20_Link"><text:span text:style-name="T11">nil or 0 error code to indicate success,</text:span></text:a><text:span text:style-name="T12"> </text:span><text:a xlink:type="simple" xlink:href="https://app.pluralsight.com/course-player?clipId=9116922b-623b-421a-9985-5fac5d8d748f&amp;startTime=70.68" office:target-frame-name="psplayer" xlink:show="replace" text:style-name="Internet_20_link" text:visited-style-name="Visited_20_Internet_20_Link"><text:span text:style-name="T11">and then anything other than nil or 0 indicates an error.</text:span></text:a><text:span text:style-name="T12"> </text:span><text:a xlink:type="simple" xlink:href="https://app.pluralsight.com/course-player?clipId=9116922b-623b-421a-9985-5fac5d8d748f&amp;startTime=74.88" office:target-frame-name="psplayer" xlink:show="replace" text:style-name="Internet_20_link" text:visited-style-name="Visited_20_Internet_20_Link"><text:span text:style-name="T11">So if the function executes as expected,</text:span></text:a><text:span text:style-name="T12"> </text:span><text:a xlink:type="simple" xlink:href="https://app.pluralsight.com/course-player?clipId=9116922b-623b-421a-9985-5fac5d8d748f&amp;startTime=78.07" office:target-frame-name="psplayer" xlink:show="replace" text:style-name="Internet_20_link" text:visited-style-name="Visited_20_Internet_20_Link"><text:span text:style-name="T11">like it gets the input values and everything it needs,</text:span></text:a><text:span text:style-name="T12"> </text:span><text:a xlink:type="simple" xlink:href="https://app.pluralsight.com/course-player?clipId=9116922b-623b-421a-9985-5fac5d8d748f&amp;startTime=80.41" office:target-frame-name="psplayer" xlink:show="replace" text:style-name="Internet_20_link" text:visited-style-name="Visited_20_Internet_20_Link"><text:span text:style-name="T11">but more importantly, the function code executes as expected,</text:span></text:a><text:span text:style-name="T12"> </text:span><text:a xlink:type="simple" xlink:href="https://app.pluralsight.com/course-player?clipId=9116922b-623b-421a-9985-5fac5d8d748f&amp;startTime=84.72" office:target-frame-name="psplayer" xlink:show="replace" text:style-name="Internet_20_link" text:visited-style-name="Visited_20_Internet_20_Link"><text:span text:style-name="T11">then it returns nil value and all is good in the world,</text:span></text:a><text:span text:style-name="T12"> </text:span><text:a xlink:type="simple" xlink:href="https://app.pluralsight.com/course-player?clipId=9116922b-623b-421a-9985-5fac5d8d748f&amp;startTime=87.5" office:target-frame-name="psplayer" xlink:show="replace" text:style-name="Internet_20_link" text:visited-style-name="Visited_20_Internet_20_Link"><text:span text:style-name="T11">but if something goes wrong, then it returns a non‑0 code,</text:span></text:a><text:span text:style-name="T12"> </text:span><text:a xlink:type="simple" xlink:href="https://app.pluralsight.com/course-player?clipId=9116922b-623b-421a-9985-5fac5d8d748f&amp;startTime=91.56" office:target-frame-name="psplayer" xlink:show="replace" text:style-name="Internet_20_link" text:visited-style-name="Visited_20_Internet_20_Link"><text:span text:style-name="T11">like a 1, or a 2, or a 3, or whatever, right?</text:span></text:a><text:span text:style-name="T12"> </text:span><text:a xlink:type="simple" xlink:href="https://app.pluralsight.com/course-player?clipId=9116922b-623b-421a-9985-5fac5d8d748f&amp;startTime=94.13" office:target-frame-name="psplayer" xlink:show="replace" text:style-name="Internet_20_link" text:visited-style-name="Visited_20_Internet_20_Link"><text:span text:style-name="T11">And of course,</text:span></text:a><text:span text:style-name="T12"> </text:span><text:a xlink:type="simple" xlink:href="https://app.pluralsight.com/course-player?clipId=9116922b-623b-421a-9985-5fac5d8d748f&amp;startTime=94.93" office:target-frame-name="psplayer" xlink:show="replace" text:style-name="Internet_20_link" text:visited-style-name="Visited_20_Internet_20_Link"><text:span text:style-name="T11">it's normal to define different error codes based on the type of the error,</text:span></text:a><text:span text:style-name="T12"> </text:span><text:a xlink:type="simple" xlink:href="https://app.pluralsight.com/course-player?clipId=9116922b-623b-421a-9985-5fac5d8d748f&amp;startTime=99.56" office:target-frame-name="psplayer" xlink:show="replace" text:style-name="Internet_20_link" text:visited-style-name="Visited_20_Internet_20_Link"><text:span text:style-name="T11">and look, we'll see it in a second.</text:span></text:a><text:span text:style-name="T12"> </text:span><text:a xlink:type="simple" xlink:href="https://app.pluralsight.com/course-player?clipId=9116922b-623b-421a-9985-5fac5d8d748f&amp;startTime=101.79" office:target-frame-name="psplayer" xlink:show="replace" text:style-name="Internet_20_link" text:visited-style-name="Visited_20_Internet_20_Link"><text:span text:style-name="T11">Now then, of course,</text:span></text:a><text:span text:style-name="T12"> </text:span><text:a xlink:type="simple" xlink:href="https://app.pluralsight.com/course-player?clipId=9116922b-623b-421a-9985-5fac5d8d748f&amp;startTime=104.24" office:target-frame-name="psplayer" xlink:show="replace" text:style-name="Internet_20_link" text:visited-style-name="Visited_20_Internet_20_Link"><text:span text:style-name="T11">it's all well and good to write good functions that return error codes,</text:span></text:a><text:span text:style-name="T12"> </text:span><text:a xlink:type="simple" xlink:href="https://app.pluralsight.com/course-player?clipId=9116922b-623b-421a-9985-5fac5d8d748f&amp;startTime=107.42" office:target-frame-name="psplayer" xlink:show="replace" text:style-name="Internet_20_link" text:visited-style-name="Visited_20_Internet_20_Link"><text:span text:style-name="T11">but the onus is on us as developers to check for</text:span></text:a><text:span text:style-name="T12"> </text:span><text:a xlink:type="simple" xlink:href="https://app.pluralsight.com/course-player?clipId=9116922b-623b-421a-9985-5fac5d8d748f&amp;startTime=110.88" office:target-frame-name="psplayer" xlink:show="replace" text:style-name="Internet_20_link" text:visited-style-name="Visited_20_Internet_20_Link"><text:span text:style-name="T11">them and do something with them, and we'll see this in a second,</text:span></text:a><text:span text:style-name="T12"> </text:span><text:a xlink:type="simple" xlink:href="https://app.pluralsight.com/course-player?clipId=9116922b-623b-421a-9985-5fac5d8d748f&amp;startTime=113.82" office:target-frame-name="psplayer" xlink:show="replace" text:style-name="Internet_20_link" text:visited-style-name="Visited_20_Internet_20_Link"><text:span text:style-name="T11">right?</text:span></text:a><text:span text:style-name="T12"> </text:span><text:a xlink:type="simple" xlink:href="https://app.pluralsight.com/course-player?clipId=9116922b-623b-421a-9985-5fac5d8d748f&amp;startTime=114.23" office:target-frame-name="psplayer" xlink:show="replace" text:style-name="Internet_20_link" text:visited-style-name="Visited_20_Internet_20_Link"><text:span text:style-name="T11">But honestly, all good Go code consistently,</text:span></text:a><text:span text:style-name="T12"> </text:span><text:a xlink:type="simple" xlink:href="https://app.pluralsight.com/course-player?clipId=9116922b-623b-421a-9985-5fac5d8d748f&amp;startTime=118.14" office:target-frame-name="psplayer" xlink:show="replace" text:style-name="Internet_20_link" text:visited-style-name="Visited_20_Internet_20_Link"><text:span text:style-name="T11">like all the all the time, is checking for errors and acting accordingly.</text:span></text:a><text:span text:style-name="T12"> </text:span><text:a xlink:type="simple" xlink:href="https://app.pluralsight.com/course-player?clipId=9116922b-623b-421a-9985-5fac5d8d748f&amp;startTime=124.64" office:target-frame-name="psplayer" xlink:show="replace" text:style-name="Internet_20_link" text:visited-style-name="Visited_20_Internet_20_Link"><text:span text:style-name="T11">Anyway, what we've got here is a call to the open function in the OS package.</text:span></text:a><text:span text:style-name="T12"> </text:span><text:a xlink:type="simple" xlink:href="https://app.pluralsight.com/course-player?clipId=9116922b-623b-421a-9985-5fac5d8d748f&amp;startTime=129.35" office:target-frame-name="psplayer" xlink:show="replace" text:style-name="Internet_20_link" text:visited-style-name="Visited_20_Internet_20_Link"><text:span text:style-name="T11">Oh,</text:span></text:a><text:span text:style-name="T12"> </text:span><text:a xlink:type="simple" xlink:href="https://app.pluralsight.com/course-player?clipId=9116922b-623b-421a-9985-5fac5d8d748f&amp;startTime=129.89" office:target-frame-name="psplayer" xlink:show="replace" text:style-name="Internet_20_link" text:visited-style-name="Visited_20_Internet_20_Link"><text:span text:style-name="T11">and we're in the iferror.go program in the</text:span></text:a><text:span text:style-name="T12"> </text:span><text:a xlink:type="simple" xlink:href="https://app.pluralsight.com/course-player?clipId=9116922b-623b-421a-9985-5fac5d8d748f&amp;startTime=132.26" office:target-frame-name="psplayer" xlink:show="replace" text:style-name="Internet_20_link" text:visited-style-name="Visited_20_Internet_20_Link"><text:span text:style-name="T11">Conditionals folder of the Github repo, yes?</text:span></text:a><text:span text:style-name="T12"> </text:span><text:a xlink:type="simple" xlink:href="https://app.pluralsight.com/course-player?clipId=9116922b-623b-421a-9985-5fac5d8d748f&amp;startTime=134.24" office:target-frame-name="psplayer" xlink:show="replace" text:style-name="Internet_20_link" text:visited-style-name="Visited_20_Internet_20_Link"><text:span text:style-name="T11">Anyway, we're trying to open a file called test1.txt in my current directory.</text:span></text:a><text:span text:style-name="T12"> </text:span><text:a xlink:type="simple" xlink:href="https://app.pluralsight.com/course-player?clipId=9116922b-623b-421a-9985-5fac5d8d748f&amp;startTime=141.14" office:target-frame-name="psplayer" xlink:show="replace" text:style-name="Internet_20_link" text:visited-style-name="Visited_20_Internet_20_Link"><text:span text:style-name="T11">Now really quick,</text:span></text:a><text:span text:style-name="T12"> </text:span><text:a xlink:type="simple" xlink:href="https://app.pluralsight.com/course-player?clipId=9116922b-623b-421a-9985-5fac5d8d748f&amp;startTime=142.13" office:target-frame-name="psplayer" xlink:show="replace" text:style-name="Internet_20_link" text:visited-style-name="Visited_20_Internet_20_Link"><text:span text:style-name="T11">there are more idiomatic ways to open a file in the current working directory,</text:span></text:a><text:span text:style-name="T12"> </text:span><text:a xlink:type="simple" xlink:href="https://app.pluralsight.com/course-player?clipId=9116922b-623b-421a-9985-5fac5d8d748f&amp;startTime=146.56" office:target-frame-name="psplayer" xlink:show="replace" text:style-name="Internet_20_link" text:visited-style-name="Visited_20_Internet_20_Link"><text:span text:style-name="T11">such as the getwd or the executable functions,</text:span></text:a><text:span text:style-name="T12"> </text:span><text:a xlink:type="simple" xlink:href="https://app.pluralsight.com/course-player?clipId=9116922b-623b-421a-9985-5fac5d8d748f&amp;startTime=149.93" office:target-frame-name="psplayer" xlink:show="replace" text:style-name="Internet_20_link" text:visited-style-name="Visited_20_Internet_20_Link"><text:span text:style-name="T11">both from the OS package.</text:span></text:a><text:span text:style-name="T12"> </text:span><text:a xlink:type="simple" xlink:href="https://app.pluralsight.com/course-player?clipId=9116922b-623b-421a-9985-5fac5d8d748f&amp;startTime=151.86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9116922b-623b-421a-9985-5fac5d8d748f&amp;startTime=152.87" office:target-frame-name="psplayer" xlink:show="replace" text:style-name="Internet_20_link" text:visited-style-name="Visited_20_Internet_20_Link"><text:span text:style-name="T11">That'll just clutter this code and distract from what I'm showing.</text:span></text:a><text:span text:style-name="T12"> </text:span><text:a xlink:type="simple" xlink:href="https://app.pluralsight.com/course-player?clipId=9116922b-623b-421a-9985-5fac5d8d748f&amp;startTime=155.6" office:target-frame-name="psplayer" xlink:show="replace" text:style-name="Internet_20_link" text:visited-style-name="Visited_20_Internet_20_Link"><text:span text:style-name="T11">So I'm doing it like this.</text:span></text:a><text:span text:style-name="T12"> </text:span><text:a xlink:type="simple" xlink:href="https://app.pluralsight.com/course-player?clipId=9116922b-623b-421a-9985-5fac5d8d748f&amp;startTime=158.84" office:target-frame-name="psplayer" xlink:show="replace" text:style-name="Internet_20_link" text:visited-style-name="Visited_20_Internet_20_Link"><text:span text:style-name="T11">Anyway, the os.Open function returns two values.</text:span></text:a><text:span text:style-name="T12"> </text:span><text:a xlink:type="simple" xlink:href="https://app.pluralsight.com/course-player?clipId=9116922b-623b-421a-9985-5fac5d8d748f&amp;startTime=162.41" office:target-frame-name="psplayer" xlink:show="replace" text:style-name="Internet_20_link" text:visited-style-name="Visited_20_Internet_20_Link"><text:span text:style-name="T11">We're not bothered about the first one,</text:span></text:a><text:span text:style-name="T12"> </text:span><text:a xlink:type="simple" xlink:href="https://app.pluralsight.com/course-player?clipId=9116922b-623b-421a-9985-5fac5d8d748f&amp;startTime=164.33" office:target-frame-name="psplayer" xlink:show="replace" text:style-name="Internet_20_link" text:visited-style-name="Visited_20_Internet_20_Link"><text:span text:style-name="T11">so we'll just ignore it with the underscore,</text:span></text:a><text:span text:style-name="T12"> </text:span><text:a xlink:type="simple" xlink:href="https://app.pluralsight.com/course-player?clipId=9116922b-623b-421a-9985-5fac5d8d748f&amp;startTime=166.5" office:target-frame-name="psplayer" xlink:show="replace" text:style-name="Internet_20_link" text:visited-style-name="Visited_20_Internet_20_Link"><text:span text:style-name="T11">but the last value it returns is an error code,</text:span></text:a><text:span text:style-name="T12"> </text:span><text:a xlink:type="simple" xlink:href="https://app.pluralsight.com/course-player?clipId=9116922b-623b-421a-9985-5fac5d8d748f&amp;startTime=170.34" office:target-frame-name="psplayer" xlink:show="replace" text:style-name="Internet_20_link" text:visited-style-name="Visited_20_Internet_20_Link"><text:span text:style-name="T11">so we'll capture that there with the err variable.</text:span></text:a><text:span text:style-name="T12"> </text:span><text:a xlink:type="simple" xlink:href="https://app.pluralsight.com/course-player?clipId=9116922b-623b-421a-9985-5fac5d8d748f&amp;startTime=173.26" office:target-frame-name="psplayer" xlink:show="replace" text:style-name="Internet_20_link" text:visited-style-name="Visited_20_Internet_20_Link"><text:span text:style-name="T11">And honestly, oh, you are going to see this here everywhere,</text:span></text:a><text:span text:style-name="T12"> </text:span><text:a xlink:type="simple" xlink:href="https://app.pluralsight.com/course-player?clipId=9116922b-623b-421a-9985-5fac5d8d748f&amp;startTime=179.14" office:target-frame-name="psplayer" xlink:show="replace" text:style-name="Internet_20_link" text:visited-style-name="Visited_20_Internet_20_Link"><text:span text:style-name="T11">but, and this is the important bit,</text:span></text:a><text:span text:style-name="T12"> </text:span><text:a xlink:type="simple" xlink:href="https://app.pluralsight.com/course-player?clipId=9116922b-623b-421a-9985-5fac5d8d748f&amp;startTime=181.5" office:target-frame-name="psplayer" xlink:show="replace" text:style-name="Internet_20_link" text:visited-style-name="Visited_20_Internet_20_Link"><text:span text:style-name="T11">we check that error code stored in the err variable,</text:span></text:a><text:span text:style-name="T12"> </text:span><text:a xlink:type="simple" xlink:href="https://app.pluralsight.com/course-player?clipId=9116922b-623b-421a-9985-5fac5d8d748f&amp;startTime=184.71" office:target-frame-name="psplayer" xlink:show="replace" text:style-name="Internet_20_link" text:visited-style-name="Visited_20_Internet_20_Link"><text:span text:style-name="T11">and if it's not nil, so if there is an error,</text:span></text:a><text:span text:style-name="T12"> </text:span><text:a xlink:type="simple" xlink:href="https://app.pluralsight.com/course-player?clipId=9116922b-623b-421a-9985-5fac5d8d748f&amp;startTime=187.75" office:target-frame-name="psplayer" xlink:show="replace" text:style-name="Internet_20_link" text:visited-style-name="Visited_20_Internet_20_Link"><text:span text:style-name="T11">we're going to print it to the screen.</text:span></text:a><text:span text:style-name="T12"> </text:span><text:a xlink:type="simple" xlink:href="https://app.pluralsight.com/course-player?clipId=9116922b-623b-421a-9985-5fac5d8d748f&amp;startTime=189.38" office:target-frame-name="psplayer" xlink:show="replace" text:style-name="Internet_20_link" text:visited-style-name="Visited_20_Internet_20_Link"><text:span text:style-name="T11">Obviously, in the real world, we'd have some code hid to catch it and handle it,</text:span></text:a><text:span text:style-name="T12"> </text:span><text:a xlink:type="simple" xlink:href="https://app.pluralsight.com/course-player?clipId=9116922b-623b-421a-9985-5fac5d8d748f&amp;startTime=194.22" office:target-frame-name="psplayer" xlink:show="replace" text:style-name="Internet_20_link" text:visited-style-name="Visited_20_Internet_20_Link"><text:span text:style-name="T11">but because I want you to see what's actually in the error code,</text:span></text:a><text:span text:style-name="T12"> </text:span><text:a xlink:type="simple" xlink:href="https://app.pluralsight.com/course-player?clipId=9116922b-623b-421a-9985-5fac5d8d748f&amp;startTime=197.6" office:target-frame-name="psplayer" xlink:show="replace" text:style-name="Internet_20_link" text:visited-style-name="Visited_20_Internet_20_Link"><text:span text:style-name="T11">we'll print it to screen.</text:span></text:a><text:span text:style-name="T12"> </text:span><text:a xlink:type="simple" xlink:href="https://app.pluralsight.com/course-player?clipId=9116922b-623b-421a-9985-5fac5d8d748f&amp;startTime=199.74" office:target-frame-name="psplayer" xlink:show="replace" text:style-name="Internet_20_link" text:visited-style-name="Visited_20_Internet_20_Link"><text:span text:style-name="T11">Well, we'll save that and give it a whirl.</text:span></text:a><text:span text:style-name="T12"> </text:span><text:a xlink:type="simple" xlink:href="https://app.pluralsight.com/course-player?clipId=9116922b-623b-421a-9985-5fac5d8d748f&amp;startTime=202.44" office:target-frame-name="psplayer" xlink:show="replace" text:style-name="Internet_20_link" text:visited-style-name="Visited_20_Internet_20_Link"><text:span text:style-name="T11">I said this one was called iferror.go, and remember,</text:span></text:a><text:span text:style-name="T12"> </text:span><text:a xlink:type="simple" xlink:href="https://app.pluralsight.com/course-player?clipId=9116922b-623b-421a-9985-5fac5d8d748f&amp;startTime=206.3" office:target-frame-name="psplayer" xlink:show="replace" text:style-name="Internet_20_link" text:visited-style-name="Visited_20_Internet_20_Link"><text:span text:style-name="T11">you have to have saved any changes, but also,</text:span></text:a><text:span text:style-name="T12"> </text:span><text:a xlink:type="simple" xlink:href="https://app.pluralsight.com/course-player?clipId=9116922b-623b-421a-9985-5fac5d8d748f&amp;startTime=208.7" office:target-frame-name="psplayer" xlink:show="replace" text:style-name="Internet_20_link" text:visited-style-name="Visited_20_Internet_20_Link"><text:span text:style-name="T11">if you cloned the repo locally,</text:span></text:a><text:span text:style-name="T12"> </text:span><text:a xlink:type="simple" xlink:href="https://app.pluralsight.com/course-player?clipId=9116922b-623b-421a-9985-5fac5d8d748f&amp;startTime=210.32" office:target-frame-name="psplayer" xlink:show="replace" text:style-name="Internet_20_link" text:visited-style-name="Visited_20_Internet_20_Link"><text:span text:style-name="T11">you will need to run it from within the Conditionals folder.</text:span></text:a><text:span text:style-name="T12"> </text:span><text:a xlink:type="simple" xlink:href="https://app.pluralsight.com/course-player?clipId=9116922b-623b-421a-9985-5fac5d8d748f&amp;startTime=213.24" office:target-frame-name="psplayer" xlink:show="replace" text:style-name="Internet_20_link" text:visited-style-name="Visited_20_Internet_20_Link"><text:span text:style-name="T11">But there we go, and funnily enough, it threw an error.</text:span></text:a><text:span text:style-name="T12"> </text:span><text:a xlink:type="simple" xlink:href="https://app.pluralsight.com/course-player?clipId=9116922b-623b-421a-9985-5fac5d8d748f&amp;startTime=217.51" office:target-frame-name="psplayer" xlink:show="replace" text:style-name="Internet_20_link" text:visited-style-name="Visited_20_Internet_20_Link"><text:span text:style-name="T11">Who would have thought?</text:span></text:a><text:span text:style-name="T12"> </text:span><text:a xlink:type="simple" xlink:href="https://app.pluralsight.com/course-player?clipId=9116922b-623b-421a-9985-5fac5d8d748f&amp;startTime=218.66" office:target-frame-name="psplayer" xlink:show="replace" text:style-name="Internet_20_link" text:visited-style-name="Visited_20_Internet_20_Link"><text:span text:style-name="T11">Well, this is the actual text returned by the Open function in the OS package,</text:span></text:a><text:span text:style-name="T12"> </text:span><text:a xlink:type="simple" xlink:href="https://app.pluralsight.com/course-player?clipId=9116922b-623b-421a-9985-5fac5d8d748f&amp;startTime=223.42" office:target-frame-name="psplayer" xlink:show="replace" text:style-name="Internet_20_link" text:visited-style-name="Visited_20_Internet_20_Link"><text:span text:style-name="T11">and it looks like the file doesn't actually exist.</text:span></text:a><text:span text:style-name="T12"> </text:span><text:a xlink:type="simple" xlink:href="https://app.pluralsight.com/course-player?clipId=9116922b-623b-421a-9985-5fac5d8d748f&amp;startTime=226.13" office:target-frame-name="psplayer" xlink:show="replace" text:style-name="Internet_20_link" text:visited-style-name="Visited_20_Internet_20_Link"><text:span text:style-name="T11">Let's have a look.</text:span></text:a><text:span text:style-name="T12"> </text:span><text:a xlink:type="simple" xlink:href="https://app.pluralsight.com/course-player?clipId=9116922b-623b-421a-9985-5fac5d8d748f&amp;startTime=228.14" office:target-frame-name="psplayer" xlink:show="replace" text:style-name="Internet_20_link" text:visited-style-name="Visited_20_Internet_20_Link"><text:span text:style-name="T11">Ah!</text:span></text:a><text:span text:style-name="T12"> </text:span><text:a xlink:type="simple" xlink:href="https://app.pluralsight.com/course-player?clipId=9116922b-623b-421a-9985-5fac5d8d748f&amp;startTime=228.64" office:target-frame-name="psplayer" xlink:show="replace" text:style-name="Internet_20_link" text:visited-style-name="Visited_20_Internet_20_Link"><text:span text:style-name="T11">Right!</text:span></text:a><text:span text:style-name="T12"> </text:span><text:a xlink:type="simple" xlink:href="https://app.pluralsight.com/course-player?clipId=9116922b-623b-421a-9985-5fac5d8d748f&amp;startTime=229.48" office:target-frame-name="psplayer" xlink:show="replace" text:style-name="Internet_20_link" text:visited-style-name="Visited_20_Internet_20_Link"><text:span text:style-name="T11">We're looking for test1, but it's actually just test.</text:span></text:a><text:span text:style-name="T12"> </text:span><text:a xlink:type="simple" xlink:href="https://app.pluralsight.com/course-player?clipId=9116922b-623b-421a-9985-5fac5d8d748f&amp;startTime=232.61" office:target-frame-name="psplayer" xlink:show="replace" text:style-name="Internet_20_link" text:visited-style-name="Visited_20_Internet_20_Link"><text:span text:style-name="T11">So if we jump back here to our code and make this just test,</text:span></text:a><text:span text:style-name="T12"> </text:span><text:a xlink:type="simple" xlink:href="https://app.pluralsight.com/course-player?clipId=9116922b-623b-421a-9985-5fac5d8d748f&amp;startTime=236.2" office:target-frame-name="psplayer" xlink:show="replace" text:style-name="Internet_20_link" text:visited-style-name="Visited_20_Internet_20_Link"><text:span text:style-name="T11">and as it's obviously going to work this time,</text:span></text:a><text:span text:style-name="T12"> </text:span><text:a xlink:type="simple" xlink:href="https://app.pluralsight.com/course-player?clipId=9116922b-623b-421a-9985-5fac5d8d748f&amp;startTime=239.28" office:target-frame-name="psplayer" xlink:show="replace" text:style-name="Internet_20_link" text:visited-style-name="Visited_20_Internet_20_Link"><text:span text:style-name="T11">let's put a copy of this println down here,</text:span></text:a><text:span text:style-name="T12"> </text:span><text:a xlink:type="simple" xlink:href="https://app.pluralsight.com/course-player?clipId=9116922b-623b-421a-9985-5fac5d8d748f&amp;startTime=241.61" office:target-frame-name="psplayer" xlink:show="replace" text:style-name="Internet_20_link" text:visited-style-name="Visited_20_Internet_20_Link"><text:span text:style-name="T11">so we see what the return code looks like when it actually does work.</text:span></text:a><text:span text:style-name="T12"> </text:span><text:a xlink:type="simple" xlink:href="https://app.pluralsight.com/course-player?clipId=9116922b-623b-421a-9985-5fac5d8d748f&amp;startTime=245.4" office:target-frame-name="psplayer" xlink:show="replace" text:style-name="Internet_20_link" text:visited-style-name="Visited_20_Internet_20_Link"><text:span text:style-name="T11">Give that a Save and Run.</text:span></text:a><text:span text:style-name="T12"> </text:span><text:a xlink:type="simple" xlink:href="https://app.pluralsight.com/course-player?clipId=9116922b-623b-421a-9985-5fac5d8d748f&amp;startTime=248.54" office:target-frame-name="psplayer" xlink:show="replace" text:style-name="Internet_20_link" text:visited-style-name="Visited_20_Internet_20_Link"><text:span text:style-name="T11">Okay, magic!</text:span></text:a><text:span text:style-name="T12"> </text:span><text:a xlink:type="simple" xlink:href="https://app.pluralsight.com/course-player?clipId=9116922b-623b-421a-9985-5fac5d8d748f&amp;startTime=251.44" office:target-frame-name="psplayer" xlink:show="replace" text:style-name="Internet_20_link" text:visited-style-name="Visited_20_Internet_20_Link"><text:span text:style-name="T11">An actual nil value, just we said.</text:span></text:a><text:span text:style-name="T12"> </text:span><text:a xlink:type="simple" xlink:href="https://app.pluralsight.com/course-player?clipId=9116922b-623b-421a-9985-5fac5d8d748f&amp;startTime=255.84" office:target-frame-name="psplayer" xlink:show="replace" text:style-name="Internet_20_link" text:visited-style-name="Visited_20_Internet_20_Link"><text:span text:style-name="T11">So we've got this here when it errored out, and then a nil value when it worked.</text:span></text:a><text:span text:style-name="T12"> </text:span><text:a xlink:type="simple" xlink:href="https://app.pluralsight.com/course-player?clipId=9116922b-623b-421a-9985-5fac5d8d748f&amp;startTime=262.3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116922b-623b-421a-9985-5fac5d8d748f&amp;startTime=262.58" office:target-frame-name="psplayer" xlink:show="replace" text:style-name="Internet_20_link" text:visited-style-name="Visited_20_Internet_20_Link"><text:span text:style-name="T11">I have been saying you'll see this kind of error checking all over the place,</text:span></text:a><text:span text:style-name="T12"> </text:span><text:a xlink:type="simple" xlink:href="https://app.pluralsight.com/course-player?clipId=9116922b-623b-421a-9985-5fac5d8d748f&amp;startTime=266.7" office:target-frame-name="psplayer" xlink:show="replace" text:style-name="Internet_20_link" text:visited-style-name="Visited_20_Internet_20_Link"><text:span text:style-name="T11">so, oops, give me a second, actually.</text:span></text:a><text:span text:style-name="T12"> </text:span><text:a xlink:type="simple" xlink:href="https://app.pluralsight.com/course-player?clipId=9116922b-623b-421a-9985-5fac5d8d748f&amp;startTime=269.16" office:target-frame-name="psplayer" xlink:show="replace" text:style-name="Internet_20_link" text:visited-style-name="Visited_20_Internet_20_Link"><text:span text:style-name="T11">Right.</text:span></text:a><text:span text:style-name="T12"> </text:span><text:a xlink:type="simple" xlink:href="https://app.pluralsight.com/course-player?clipId=9116922b-623b-421a-9985-5fac5d8d748f&amp;startTime=269.63" office:target-frame-name="psplayer" xlink:show="replace" text:style-name="Internet_20_link" text:visited-style-name="Visited_20_Internet_20_Link"><text:span text:style-name="T11">This here is the deployment_controller package from the Kubernetes project,</text:span></text:a><text:span text:style-name="T12"> </text:span><text:a xlink:type="simple" xlink:href="https://app.pluralsight.com/course-player?clipId=9116922b-623b-421a-9985-5fac5d8d748f&amp;startTime=273.88" office:target-frame-name="psplayer" xlink:show="replace" text:style-name="Internet_20_link" text:visited-style-name="Visited_20_Internet_20_Link"><text:span text:style-name="T11">meaning Kubernetes is obviously written in Go,</text:span></text:a><text:span text:style-name="T12"> </text:span><text:a xlink:type="simple" xlink:href="https://app.pluralsight.com/course-player?clipId=9116922b-623b-421a-9985-5fac5d8d748f&amp;startTime=277" office:target-frame-name="psplayer" xlink:show="replace" text:style-name="Internet_20_link" text:visited-style-name="Visited_20_Internet_20_Link"><text:span text:style-name="T11">and actually, you know what?</text:span></text:a><text:span text:style-name="T12"> </text:span><text:a xlink:type="simple" xlink:href="https://app.pluralsight.com/course-player?clipId=9116922b-623b-421a-9985-5fac5d8d748f&amp;startTime=278.34" office:target-frame-name="psplayer" xlink:show="replace" text:style-name="Internet_20_link" text:visited-style-name="Visited_20_Internet_20_Link"><text:span text:style-name="T11">Most of the major cloud infrastructure projects are.</text:span></text:a><text:span text:style-name="T12"> </text:span><text:a xlink:type="simple" xlink:href="https://app.pluralsight.com/course-player?clipId=9116922b-623b-421a-9985-5fac5d8d748f&amp;startTime=281.29" office:target-frame-name="psplayer" xlink:show="replace" text:style-name="Internet_20_link" text:visited-style-name="Visited_20_Internet_20_Link"><text:span text:style-name="T11">So Docker, Istio, Linkerd, obviously Kubernetes,</text:span></text:a><text:span text:style-name="T12"> </text:span><text:a xlink:type="simple" xlink:href="https://app.pluralsight.com/course-player?clipId=9116922b-623b-421a-9985-5fac5d8d748f&amp;startTime=284.99" office:target-frame-name="psplayer" xlink:show="replace" text:style-name="Internet_20_link" text:visited-style-name="Visited_20_Internet_20_Link"><text:span text:style-name="T11">and way more, all of them, written in </text:span></text:a><text:soft-page-break/><text:a xlink:type="simple" xlink:href="https://app.pluralsight.com/course-player?clipId=9116922b-623b-421a-9985-5fac5d8d748f&amp;startTime=284.99" office:target-frame-name="psplayer" xlink:show="replace" text:style-name="Internet_20_link" text:visited-style-name="Visited_20_Internet_20_Link"><text:span text:style-name="T11">Go.</text:span></text:a><text:span text:style-name="T12"> </text:span><text:a xlink:type="simple" xlink:href="https://app.pluralsight.com/course-player?clipId=9116922b-623b-421a-9985-5fac5d8d748f&amp;startTime=288.4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9116922b-623b-421a-9985-5fac5d8d748f&amp;startTime=289.12" office:target-frame-name="psplayer" xlink:show="replace" text:style-name="Internet_20_link" text:visited-style-name="Visited_20_Internet_20_Link"><text:span text:style-name="T11">the reason we're looking at the Kubernetes code is that it</text:span></text:a><text:span text:style-name="T12"> </text:span><text:a xlink:type="simple" xlink:href="https://app.pluralsight.com/course-player?clipId=9116922b-623b-421a-9985-5fac5d8d748f&amp;startTime=291.63" office:target-frame-name="psplayer" xlink:show="replace" text:style-name="Internet_20_link" text:visited-style-name="Visited_20_Internet_20_Link"><text:span text:style-name="T11">is proper weapons‑grade production code.</text:span></text:a><text:span text:style-name="T12"> </text:span><text:a xlink:type="simple" xlink:href="https://app.pluralsight.com/course-player?clipId=9116922b-623b-421a-9985-5fac5d8d748f&amp;startTime=294.79" office:target-frame-name="psplayer" xlink:show="replace" text:style-name="Internet_20_link" text:visited-style-name="Visited_20_Internet_20_Link"><text:span text:style-name="T11">And if we search up here for if error, well,</text:span></text:a><text:span text:style-name="T12"> </text:span><text:a xlink:type="simple" xlink:href="https://app.pluralsight.com/course-player?clipId=9116922b-623b-421a-9985-5fac5d8d748f&amp;startTime=298.52" office:target-frame-name="psplayer" xlink:show="replace" text:style-name="Internet_20_link" text:visited-style-name="Visited_20_Internet_20_Link"><text:span text:style-name="T11">look at that; 20‑odd references just in this package.</text:span></text:a><text:span text:style-name="T12"> </text:span><text:a xlink:type="simple" xlink:href="https://app.pluralsight.com/course-player?clipId=9116922b-623b-421a-9985-5fac5d8d748f&amp;startTime=303.29" office:target-frame-name="psplayer" xlink:show="replace" text:style-name="Internet_20_link" text:visited-style-name="Visited_20_Internet_20_Link"><text:span text:style-name="T11">And look, the second one down is pretty much exactly what we've done.</text:span></text:a><text:span text:style-name="T12"> </text:span><text:a xlink:type="simple" xlink:href="https://app.pluralsight.com/course-player?clipId=9116922b-623b-421a-9985-5fac5d8d748f&amp;startTime=308.42" office:target-frame-name="psplayer" xlink:show="replace" text:style-name="Internet_20_link" text:visited-style-name="Visited_20_Internet_20_Link"><text:span text:style-name="T11">If err is not nil, okay, and this is saying or,</text:span></text:a><text:span text:style-name="T12"> </text:span><text:a xlink:type="simple" xlink:href="https://app.pluralsight.com/course-player?clipId=9116922b-623b-421a-9985-5fac5d8d748f&amp;startTime=312.41" office:target-frame-name="psplayer" xlink:show="replace" text:style-name="Internet_20_link" text:visited-style-name="Visited_20_Internet_20_Link"><text:span text:style-name="T11">if the length of the value in the deployments variable is 0,</text:span></text:a><text:span text:style-name="T12"> </text:span><text:a xlink:type="simple" xlink:href="https://app.pluralsight.com/course-player?clipId=9116922b-623b-421a-9985-5fac5d8d748f&amp;startTime=316.36" office:target-frame-name="psplayer" xlink:show="replace" text:style-name="Internet_20_link" text:visited-style-name="Visited_20_Internet_20_Link"><text:span text:style-name="T11">do this here, basically exit the function and return a nil value.</text:span></text:a><text:span text:style-name="T12"> </text:span><text:a xlink:type="simple" xlink:href="https://app.pluralsight.com/course-player?clipId=9116922b-623b-421a-9985-5fac5d8d748f&amp;startTime=320.84" office:target-frame-name="psplayer" xlink:show="replace" text:style-name="Internet_20_link" text:visited-style-name="Visited_20_Internet_20_Link"><text:span text:style-name="T11">So I guess yes, a tiny bit more complex than what we've just done,</text:span></text:a><text:span text:style-name="T12"> </text:span><text:a xlink:type="simple" xlink:href="https://app.pluralsight.com/course-player?clipId=9116922b-623b-421a-9985-5fac5d8d748f&amp;startTime=324.03" office:target-frame-name="psplayer" xlink:show="replace" text:style-name="Internet_20_link" text:visited-style-name="Visited_20_Internet_20_Link"><text:span text:style-name="T11">but the point is,</text:span></text:a><text:span text:style-name="T12"> </text:span><text:a xlink:type="simple" xlink:href="https://app.pluralsight.com/course-player?clipId=9116922b-623b-421a-9985-5fac5d8d748f&amp;startTime=325.11" office:target-frame-name="psplayer" xlink:show="replace" text:style-name="Internet_20_link" text:visited-style-name="Visited_20_Internet_20_Link"><text:span text:style-name="T11">the code is literally littered with this type of error checking,</text:span></text:a><text:span text:style-name="T12"> </text:span><text:a xlink:type="simple" xlink:href="https://app.pluralsight.com/course-player?clipId=9116922b-623b-421a-9985-5fac5d8d748f&amp;startTime=329.16" office:target-frame-name="psplayer" xlink:show="replace" text:style-name="Internet_20_link" text:visited-style-name="Visited_20_Internet_20_Link"><text:span text:style-name="T11">so like we said, very idiomatic.</text:span></text:a><text:span text:style-name="T12"> </text:span><text:a xlink:type="simple" xlink:href="https://app.pluralsight.com/course-player?clipId=9116922b-623b-421a-9985-5fac5d8d748f&amp;startTime=332.11" office:target-frame-name="psplayer" xlink:show="replace" text:style-name="Internet_20_link" text:visited-style-name="Visited_20_Internet_20_Link"><text:span text:style-name="T11">And you know what?</text:span></text:a><text:span text:style-name="T12"> </text:span><text:a xlink:type="simple" xlink:href="https://app.pluralsight.com/course-player?clipId=9116922b-623b-421a-9985-5fac5d8d748f&amp;startTime=333.72" office:target-frame-name="psplayer" xlink:show="replace" text:style-name="Internet_20_link" text:visited-style-name="Visited_20_Internet_20_Link"><text:span text:style-name="T11">That's been a lot. So time for a quick session recap.</text:span></text:a></text:p>
      <text:h text:style-name="P3" text:outline-level="3"><text:a xlink:type="simple" xlink:href="https://app.pluralsight.com/course-player?clipId=f05b3c73-fa0a-4f14-aad0-b3755bb9e0bf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f05b3c73-fa0a-4f14-aad0-b3755bb9e0bf&amp;startTime=1.54" office:target-frame-name="psplayer" xlink:show="replace" text:style-name="Internet_20_link" text:visited-style-name="Visited_20_Internet_20_Link"><text:span text:style-name="T11">Okay, I'm going to make this short and sweet.</text:span></text:a><text:span text:style-name="T12"> </text:span><text:a xlink:type="simple" xlink:href="https://app.pluralsight.com/course-player?clipId=f05b3c73-fa0a-4f14-aad0-b3755bb9e0bf&amp;startTime=3.56" office:target-frame-name="psplayer" xlink:show="replace" text:style-name="Internet_20_link" text:visited-style-name="Visited_20_Internet_20_Link"><text:span text:style-name="T11">We started out looking at if statements and how they use Boolean</text:span></text:a><text:span text:style-name="T12"> </text:span><text:a xlink:type="simple" xlink:href="https://app.pluralsight.com/course-player?clipId=f05b3c73-fa0a-4f14-aad0-b3755bb9e0bf&amp;startTime=6.96" office:target-frame-name="psplayer" xlink:show="replace" text:style-name="Internet_20_link" text:visited-style-name="Visited_20_Internet_20_Link"><text:span text:style-name="T11">logic to evaluate if things are true or false.</text:span></text:a><text:span text:style-name="T12"> </text:span><text:a xlink:type="simple" xlink:href="https://app.pluralsight.com/course-player?clipId=f05b3c73-fa0a-4f14-aad0-b3755bb9e0bf&amp;startTime=10.64" office:target-frame-name="psplayer" xlink:show="replace" text:style-name="Internet_20_link" text:visited-style-name="Visited_20_Internet_20_Link"><text:span text:style-name="T11">The structure is basically if something is true,</text:span></text:a><text:span text:style-name="T12"> </text:span><text:a xlink:type="simple" xlink:href="https://app.pluralsight.com/course-player?clipId=f05b3c73-fa0a-4f14-aad0-b3755bb9e0bf&amp;startTime=12.9" office:target-frame-name="psplayer" xlink:show="replace" text:style-name="Internet_20_link" text:visited-style-name="Visited_20_Internet_20_Link"><text:span text:style-name="T11">execute the block below it, and, of course, we can have as many else ifs as</text:span></text:a><text:span text:style-name="T12"> </text:span><text:a xlink:type="simple" xlink:href="https://app.pluralsight.com/course-player?clipId=f05b3c73-fa0a-4f14-aad0-b3755bb9e0bf&amp;startTime=17.81" office:target-frame-name="psplayer" xlink:show="replace" text:style-name="Internet_20_link" text:visited-style-name="Visited_20_Internet_20_Link"><text:span text:style-name="T11">we want, and then, obviously, if any of those are true,</text:span></text:a><text:span text:style-name="T12"> </text:span><text:a xlink:type="simple" xlink:href="https://app.pluralsight.com/course-player?clipId=f05b3c73-fa0a-4f14-aad0-b3755bb9e0bf&amp;startTime=20.27" office:target-frame-name="psplayer" xlink:show="replace" text:style-name="Internet_20_link" text:visited-style-name="Visited_20_Internet_20_Link"><text:span text:style-name="T11">execute their code, and we round things out with a catchall else</text:span></text:a><text:span text:style-name="T12"> </text:span><text:a xlink:type="simple" xlink:href="https://app.pluralsight.com/course-player?clipId=f05b3c73-fa0a-4f14-aad0-b3755bb9e0bf&amp;startTime=25.48" office:target-frame-name="psplayer" xlink:show="replace" text:style-name="Internet_20_link" text:visited-style-name="Visited_20_Internet_20_Link"><text:span text:style-name="T11">that'll run if none of the stuff above it is true.</text:span></text:a><text:span text:style-name="T12"> </text:span><text:a xlink:type="simple" xlink:href="https://app.pluralsight.com/course-player?clipId=f05b3c73-fa0a-4f14-aad0-b3755bb9e0bf&amp;startTime=29.34" office:target-frame-name="psplayer" xlink:show="replace" text:style-name="Internet_20_link" text:visited-style-name="Visited_20_Internet_20_Link"><text:span text:style-name="T11">Well we also said that as soon as any of the statements evaluates to true,</text:span></text:a><text:span text:style-name="T12"> </text:span><text:a xlink:type="simple" xlink:href="https://app.pluralsight.com/course-player?clipId=f05b3c73-fa0a-4f14-aad0-b3755bb9e0bf&amp;startTime=33.51" office:target-frame-name="psplayer" xlink:show="replace" text:style-name="Internet_20_link" text:visited-style-name="Visited_20_Internet_20_Link"><text:span text:style-name="T11">and we evaluate them from top to bottom, but, as soon as one fires as true,</text:span></text:a><text:span text:style-name="T12"> </text:span><text:a xlink:type="simple" xlink:href="https://app.pluralsight.com/course-player?clipId=f05b3c73-fa0a-4f14-aad0-b3755bb9e0bf&amp;startTime=37.84" office:target-frame-name="psplayer" xlink:show="replace" text:style-name="Internet_20_link" text:visited-style-name="Visited_20_Internet_20_Link"><text:span text:style-name="T11">we run its code, but then program execution jumps straight to the end, so</text:span></text:a><text:span text:style-name="T12"> </text:span><text:a xlink:type="simple" xlink:href="https://app.pluralsight.com/course-player?clipId=f05b3c73-fa0a-4f14-aad0-b3755bb9e0bf&amp;startTime=41.84" office:target-frame-name="psplayer" xlink:show="replace" text:style-name="Internet_20_link" text:visited-style-name="Visited_20_Internet_20_Link"><text:span text:style-name="T11">we don't bother checking the rest.</text:span></text:a><text:span text:style-name="T12"> </text:span><text:a xlink:type="simple" xlink:href="https://app.pluralsight.com/course-player?clipId=f05b3c73-fa0a-4f14-aad0-b3755bb9e0bf&amp;startTime=44.14" office:target-frame-name="psplayer" xlink:show="replace" text:style-name="Internet_20_link" text:visited-style-name="Visited_20_Internet_20_Link"><text:span text:style-name="T11">Well, then we looked at how if is commonly used to check for errors. So, it</text:span></text:a><text:span text:style-name="T12"> </text:span><text:a xlink:type="simple" xlink:href="https://app.pluralsight.com/course-player?clipId=f05b3c73-fa0a-4f14-aad0-b3755bb9e0bf&amp;startTime=48.5" office:target-frame-name="psplayer" xlink:show="replace" text:style-name="Internet_20_link" text:visited-style-name="Visited_20_Internet_20_Link"><text:span text:style-name="T11">is good practice for Go functions to return error codes as their last return</text:span></text:a><text:span text:style-name="T12"> </text:span><text:a xlink:type="simple" xlink:href="https://app.pluralsight.com/course-player?clipId=f05b3c73-fa0a-4f14-aad0-b3755bb9e0bf&amp;startTime=52.86" office:target-frame-name="psplayer" xlink:show="replace" text:style-name="Internet_20_link" text:visited-style-name="Visited_20_Internet_20_Link"><text:span text:style-name="T11">value, and then, we normally capture that in a variable called err, and then</text:span></text:a><text:span text:style-name="T12"> </text:span><text:a xlink:type="simple" xlink:href="https://app.pluralsight.com/course-player?clipId=f05b3c73-fa0a-4f14-aad0-b3755bb9e0bf&amp;startTime=57.6" office:target-frame-name="psplayer" xlink:show="replace" text:style-name="Internet_20_link" text:visited-style-name="Visited_20_Internet_20_Link"><text:span text:style-name="T11">use it to say if err isn't nil, so it's not nil, indicating an error, run</text:span></text:a><text:span text:style-name="T12"> </text:span><text:a xlink:type="simple" xlink:href="https://app.pluralsight.com/course-player?clipId=f05b3c73-fa0a-4f14-aad0-b3755bb9e0bf&amp;startTime=63.17" office:target-frame-name="psplayer" xlink:show="replace" text:style-name="Internet_20_link" text:visited-style-name="Visited_20_Internet_20_Link"><text:span text:style-name="T11">this code and handle it. Well,</text:span></text:a><text:span text:style-name="T12"> </text:span><text:a xlink:type="simple" xlink:href="https://app.pluralsight.com/course-player?clipId=f05b3c73-fa0a-4f14-aad0-b3755bb9e0bf&amp;startTime=66" office:target-frame-name="psplayer" xlink:show="replace" text:style-name="Internet_20_link" text:visited-style-name="Visited_20_Internet_20_Link"><text:span text:style-name="T11">we also looked at switch case in Go, and the logic is similar to if,</text:span></text:a><text:span text:style-name="T12"> </text:span><text:a xlink:type="simple" xlink:href="https://app.pluralsight.com/course-player?clipId=f05b3c73-fa0a-4f14-aad0-b3755bb9e0bf&amp;startTime=69.58" office:target-frame-name="psplayer" xlink:show="replace" text:style-name="Internet_20_link" text:visited-style-name="Visited_20_Internet_20_Link"><text:span text:style-name="T11">but, it tends to be a shorter way of writing an if block without</text:span></text:a><text:span text:style-name="T12"> </text:span><text:a xlink:type="simple" xlink:href="https://app.pluralsight.com/course-player?clipId=f05b3c73-fa0a-4f14-aad0-b3755bb9e0bf&amp;startTime=73.79" office:target-frame-name="psplayer" xlink:show="replace" text:style-name="Internet_20_link" text:visited-style-name="Visited_20_Internet_20_Link"><text:span text:style-name="T11">having to have tons of else ifs. Anyway,</text:span></text:a><text:span text:style-name="T12"> </text:span><text:a xlink:type="simple" xlink:href="https://app.pluralsight.com/course-player?clipId=f05b3c73-fa0a-4f14-aad0-b3755bb9e0bf&amp;startTime=77.23" office:target-frame-name="psplayer" xlink:show="replace" text:style-name="Internet_20_link" text:visited-style-name="Visited_20_Internet_20_Link"><text:span text:style-name="T11">we evaluate an expression. The first case to match runs its</text:span></text:a><text:span text:style-name="T12"> </text:span><text:a xlink:type="simple" xlink:href="https://app.pluralsight.com/course-player?clipId=f05b3c73-fa0a-4f14-aad0-b3755bb9e0bf&amp;startTime=80.33" office:target-frame-name="psplayer" xlink:show="replace" text:style-name="Internet_20_link" text:visited-style-name="Visited_20_Internet_20_Link"><text:span text:style-name="T11">code, and then it breaks to the end here. But if we want to run</text:span></text:a><text:span text:style-name="T12"> </text:span><text:a xlink:type="simple" xlink:href="https://app.pluralsight.com/course-player?clipId=f05b3c73-fa0a-4f14-aad0-b3755bb9e0bf&amp;startTime=84.65" office:target-frame-name="psplayer" xlink:show="replace" text:style-name="Internet_20_link" text:visited-style-name="Visited_20_Internet_20_Link"><text:span text:style-name="T11">more of the case statements, then we can drop in a fallthrough,</text:span></text:a><text:span text:style-name="T12"> </text:span><text:a xlink:type="simple" xlink:href="https://app.pluralsight.com/course-player?clipId=f05b3c73-fa0a-4f14-aad0-b3755bb9e0bf&amp;startTime=87.62" office:target-frame-name="psplayer" xlink:show="replace" text:style-name="Internet_20_link" text:visited-style-name="Visited_20_Internet_20_Link"><text:span text:style-name="T11">and the next one will run, but only the next one.</text:span></text:a><text:span text:style-name="T12"> </text:span><text:a xlink:type="simple" xlink:href="https://app.pluralsight.com/course-player?clipId=f05b3c73-fa0a-4f14-aad0-b3755bb9e0bf&amp;startTime=91.05" office:target-frame-name="psplayer" xlink:show="replace" text:style-name="Internet_20_link" text:visited-style-name="Visited_20_Internet_20_Link"><text:span text:style-name="T11">So, if we want them all to run, they all need a fallthrough.</text:span></text:a><text:span text:style-name="T12"> </text:span><text:a xlink:type="simple" xlink:href="https://app.pluralsight.com/course-player?clipId=f05b3c73-fa0a-4f14-aad0-b3755bb9e0bf&amp;startTime=95.84" office:target-frame-name="psplayer" xlink:show="replace" text:style-name="Internet_20_link" text:visited-style-name="Visited_20_Internet_20_Link"><text:span text:style-name="T11">And I reckon that about wraps it. Again,</text:span></text:a><text:span text:style-name="T12"> </text:span><text:a xlink:type="simple" xlink:href="https://app.pluralsight.com/course-player?clipId=f05b3c73-fa0a-4f14-aad0-b3755bb9e0bf&amp;startTime=98.18" office:target-frame-name="psplayer" xlink:show="replace" text:style-name="Internet_20_link" text:visited-style-name="Visited_20_Internet_20_Link"><text:span text:style-name="T11">practicing is vital,</text:span></text:a><text:span text:style-name="T12"> </text:span><text:a xlink:type="simple" xlink:href="https://app.pluralsight.com/course-player?clipId=f05b3c73-fa0a-4f14-aad0-b3755bb9e0bf&amp;startTime=99.86" office:target-frame-name="psplayer" xlink:show="replace" text:style-name="Internet_20_link" text:visited-style-name="Visited_20_Internet_20_Link"><text:span text:style-name="T11">so, fire up your editor and play around, and see if you</text:span></text:a><text:span text:style-name="T12"> </text:span><text:a xlink:type="simple" xlink:href="https://app.pluralsight.com/course-player?clipId=f05b3c73-fa0a-4f14-aad0-b3755bb9e0bf&amp;startTime=103.05" office:target-frame-name="psplayer" xlink:show="replace" text:style-name="Internet_20_link" text:visited-style-name="Visited_20_Internet_20_Link"><text:span text:style-name="T11">can break it and figure out what works and what doesn't,</text:span></text:a><text:span text:style-name="T12"> </text:span><text:a xlink:type="simple" xlink:href="https://app.pluralsight.com/course-player?clipId=f05b3c73-fa0a-4f14-aad0-b3755bb9e0bf&amp;startTime=105.3" office:target-frame-name="psplayer" xlink:show="replace" text:style-name="Internet_20_link" text:visited-style-name="Visited_20_Internet_20_Link"><text:span text:style-name="T11">and when you think you're good, join me in the next module, because we're looking at loops.</text:span></text:a></text:p>
      <text:h text:style-name="P1" text:outline-level="2"><text:a xlink:type="simple" xlink:href="https://app.pluralsight.com/course-player?clipId=471d07d8-50fb-41d9-871f-6ec0dd1ef43b" office:target-frame-name="psplayer" xlink:show="replace" text:style-name="Internet_20_link" text:visited-style-name="Visited_20_Internet_20_Link"><text:span text:style-name="T11">Working with Loops</text:span></text:a></text:h>
      <text:h text:style-name="P3" text:outline-level="3"><text:a xlink:type="simple" xlink:href="https://app.pluralsight.com/course-player?clipId=471d07d8-50fb-41d9-871f-6ec0dd1ef43b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471d07d8-50fb-41d9-871f-6ec0dd1ef43b&amp;startTime=1.54" office:target-frame-name="psplayer" xlink:show="replace" text:style-name="Internet_20_link" text:visited-style-name="Visited_20_Internet_20_Link"><text:span text:style-name="T11">Right, if you're following along, we are properly building some Go skills.</text:span></text:a><text:span text:style-name="T12"> </text:span><text:a xlink:type="simple" xlink:href="https://app.pluralsight.com/course-player?clipId=471d07d8-50fb-41d9-871f-6ec0dd1ef43b&amp;startTime=7.44" office:target-frame-name="psplayer" xlink:show="replace" text:style-name="Internet_20_link" text:visited-style-name="Visited_20_Internet_20_Link"><text:span text:style-name="T11">Well, in this module, we're looking at loops. And in Go, there's only one loop,</text:span></text:a><text:span text:style-name="T12"> </text:span><text:a xlink:type="simple" xlink:href="https://app.pluralsight.com/course-player?clipId=471d07d8-50fb-41d9-871f-6ec0dd1ef43b&amp;startTime=12.93" office:target-frame-name="psplayer" xlink:show="replace" text:style-name="Internet_20_link" text:visited-style-name="Visited_20_Internet_20_Link"><text:span text:style-name="T11">the for loop. But to be honest,</text:span></text:a><text:span text:style-name="T12"> </text:span><text:a xlink:type="simple" xlink:href="https://app.pluralsight.com/course-player?clipId=471d07d8-50fb-41d9-871f-6ec0dd1ef43b&amp;startTime=15.96" office:target-frame-name="psplayer" xlink:show="replace" text:style-name="Internet_20_link" text:visited-style-name="Visited_20_Internet_20_Link"><text:span text:style-name="T11">that's a bit misleading because it is a really flexible loop, in fact,</text:span></text:a><text:span text:style-name="T12"> </text:span><text:a xlink:type="simple" xlink:href="https://app.pluralsight.com/course-player?clipId=471d07d8-50fb-41d9-871f-6ec0dd1ef43b&amp;startTime=20.32" office:target-frame-name="psplayer" xlink:show="replace" text:style-name="Internet_20_link" text:visited-style-name="Visited_20_Internet_20_Link"><text:span text:style-name="T11">I should probably have said there's only one loop keyword in</text:span></text:a><text:span text:style-name="T12"> </text:span><text:a xlink:type="simple" xlink:href="https://app.pluralsight.com/course-player?clipId=471d07d8-50fb-41d9-871f-6ec0dd1ef43b&amp;startTime=24.2" office:target-frame-name="psplayer" xlink:show="replace" text:style-name="Internet_20_link" text:visited-style-name="Visited_20_Internet_20_Link"><text:span text:style-name="T11">Go, the for keyword. But it can do infinite loops, while loops,</text:span></text:a><text:span text:style-name="T12"> </text:span><text:a xlink:type="simple" xlink:href="https://app.pluralsight.com/course-player?clipId=471d07d8-50fb-41d9-871f-6ec0dd1ef43b&amp;startTime=30.08" office:target-frame-name="psplayer" xlink:show="replace" text:style-name="Internet_20_link" text:visited-style-name="Visited_20_Internet_20_Link"><text:span text:style-name="T11">and it can even range over lists.</text:span></text:a><text:span text:style-name="T12"> </text:span><text:a xlink:type="simple" xlink:href="https://app.pluralsight.com/course-player?clipId=471d07d8-50fb-41d9-871f-6ec0dd1ef43b&amp;startTime=33.04" office:target-frame-name="psplayer" xlink:show="replace" text:style-name="Internet_20_link" text:visited-style-name="Visited_20_Internet_20_Link"><text:span text:style-name="T11">Anyway, we'll hack it like this, we'll look at the basic syntax first,</text:span></text:a><text:span text:style-name="T12"> </text:span><text:a xlink:type="simple" xlink:href="https://app.pluralsight.com/course-player?clipId=471d07d8-50fb-41d9-871f-6ec0dd1ef43b&amp;startTime=37.01" office:target-frame-name="psplayer" xlink:show="replace" text:style-name="Internet_20_link" text:visited-style-name="Visited_20_Internet_20_Link"><text:span text:style-name="T11">then we'll look at infinite and while loops,</text:span></text:a><text:span text:style-name="T12"> </text:span><text:a xlink:type="simple" xlink:href="https://app.pluralsight.com/course-player?clipId=471d07d8-50fb-41d9-871f-6ec0dd1ef43b&amp;startTime=39.34" office:target-frame-name="psplayer" xlink:show="replace" text:style-name="Internet_20_link" text:visited-style-name="Visited_20_Internet_20_Link"><text:span text:style-name="T11">then ranging, and a bit about breaking and continuing,</text:span></text:a><text:span text:style-name="T12"> </text:span><text:a xlink:type="simple" xlink:href="https://app.pluralsight.com/course-player?clipId=471d07d8-50fb-41d9-871f-6ec0dd1ef43b&amp;startTime=42.48" office:target-frame-name="psplayer" xlink:show="replace" text:style-name="Internet_20_link" text:visited-style-name="Visited_20_Internet_20_Link"><text:span text:style-name="T11">and we'll finish with a recap. Well, let's do this.</text:span></text:a></text:p>
      <text:h text:style-name="P3" text:outline-level="3"><text:soft-page-break/><text:a xlink:type="simple" xlink:href="https://app.pluralsight.com/course-player?clipId=88be42a7-8876-4f71-9e97-d9a24be5dbe3" office:target-frame-name="psplayer" xlink:show="replace" text:style-name="Internet_20_link" text:visited-style-name="Visited_20_Internet_20_Link"><text:span text:style-name="T11">Syntax</text:span></text:a></text:h>
      <text:p text:style-name="P5"><text:a xlink:type="simple" xlink:href="https://app.pluralsight.com/course-player?clipId=88be42a7-8876-4f71-9e97-d9a24be5dbe3&amp;startTime=1.54" office:target-frame-name="psplayer" xlink:show="replace" text:style-name="Internet_20_link" text:visited-style-name="Visited_20_Internet_20_Link"><text:span text:style-name="T11">So the basic syntax is dead simple, it's the for keyword and an expression.</text:span></text:a><text:span text:style-name="T12"> </text:span><text:a xlink:type="simple" xlink:href="https://app.pluralsight.com/course-player?clipId=88be42a7-8876-4f71-9e97-d9a24be5dbe3&amp;startTime=6.91" office:target-frame-name="psplayer" xlink:show="replace" text:style-name="Internet_20_link" text:visited-style-name="Visited_20_Internet_20_Link"><text:span text:style-name="T11">Though actually,</text:span></text:a><text:span text:style-name="T12"> </text:span><text:a xlink:type="simple" xlink:href="https://app.pluralsight.com/course-player?clipId=88be42a7-8876-4f71-9e97-d9a24be5dbe3&amp;startTime=8.88" office:target-frame-name="psplayer" xlink:show="replace" text:style-name="Internet_20_link" text:visited-style-name="Visited_20_Internet_20_Link"><text:span text:style-name="T11">the way to create an infinite loop is to just leave out the expression.</text:span></text:a><text:span text:style-name="T12"> </text:span><text:a xlink:type="simple" xlink:href="https://app.pluralsight.com/course-player?clipId=88be42a7-8876-4f71-9e97-d9a24be5dbe3&amp;startTime=13.03" office:target-frame-name="psplayer" xlink:show="replace" text:style-name="Internet_20_link" text:visited-style-name="Visited_20_Internet_20_Link"><text:span text:style-name="T11">That way, Go assumes it's Boolean true and it will loop while true.</text:span></text:a><text:span text:style-name="T12"> </text:span><text:a xlink:type="simple" xlink:href="https://app.pluralsight.com/course-player?clipId=88be42a7-8876-4f71-9e97-d9a24be5dbe3&amp;startTime=18.84" office:target-frame-name="psplayer" xlink:show="replace" text:style-name="Internet_20_link" text:visited-style-name="Visited_20_Internet_20_Link"><text:span text:style-name="T11">If it's not blank though,</text:span></text:a><text:span text:style-name="T12"> </text:span><text:a xlink:type="simple" xlink:href="https://app.pluralsight.com/course-player?clipId=88be42a7-8876-4f71-9e97-d9a24be5dbe3&amp;startTime=20.65" office:target-frame-name="psplayer" xlink:show="replace" text:style-name="Internet_20_link" text:visited-style-name="Visited_20_Internet_20_Link"><text:span text:style-name="T11">then it can be either a Boolean expression or a range expression.</text:span></text:a><text:span text:style-name="T12"> </text:span><text:a xlink:type="simple" xlink:href="https://app.pluralsight.com/course-player?clipId=88be42a7-8876-4f71-9e97-d9a24be5dbe3&amp;startTime=24.79" office:target-frame-name="psplayer" xlink:show="replace" text:style-name="Internet_20_link" text:visited-style-name="Visited_20_Internet_20_Link"><text:span text:style-name="T11">And we're about to see them both,</text:span></text:a><text:span text:style-name="T12"> </text:span><text:a xlink:type="simple" xlink:href="https://app.pluralsight.com/course-player?clipId=88be42a7-8876-4f71-9e97-d9a24be5dbe3&amp;startTime=26.26" office:target-frame-name="psplayer" xlink:show="replace" text:style-name="Internet_20_link" text:visited-style-name="Visited_20_Internet_20_Link"><text:span text:style-name="T11">so don't worry if that's a bit confusing right now.</text:span></text:a><text:span text:style-name="T12"> </text:span><text:a xlink:type="simple" xlink:href="https://app.pluralsight.com/course-player?clipId=88be42a7-8876-4f71-9e97-d9a24be5dbe3&amp;startTime=29.34" office:target-frame-name="psplayer" xlink:show="replace" text:style-name="Internet_20_link" text:visited-style-name="Visited_20_Internet_20_Link"><text:span text:style-name="T11">Anyway, as always, placement of the curly braces is vital.</text:span></text:a><text:span text:style-name="T12"> </text:span><text:a xlink:type="simple" xlink:href="https://app.pluralsight.com/course-player?clipId=88be42a7-8876-4f71-9e97-d9a24be5dbe3&amp;startTime=33.64" office:target-frame-name="psplayer" xlink:show="replace" text:style-name="Internet_20_link" text:visited-style-name="Visited_20_Internet_20_Link"><text:span text:style-name="T11">Then between them, we put the code to execute.</text:span></text:a><text:span text:style-name="T12"> </text:span><text:a xlink:type="simple" xlink:href="https://app.pluralsight.com/course-player?clipId=88be42a7-8876-4f71-9e97-d9a24be5dbe3&amp;startTime=36.54" office:target-frame-name="psplayer" xlink:show="replace" text:style-name="Internet_20_link" text:visited-style-name="Visited_20_Internet_20_Link"><text:span text:style-name="T11">So, like we said, an infinite loop looks like this,</text:span></text:a><text:span text:style-name="T12"> </text:span><text:a xlink:type="simple" xlink:href="https://app.pluralsight.com/course-player?clipId=88be42a7-8876-4f71-9e97-d9a24be5dbe3&amp;startTime=39.54" office:target-frame-name="psplayer" xlink:show="replace" text:style-name="Internet_20_link" text:visited-style-name="Visited_20_Internet_20_Link"><text:span text:style-name="T11">just the for keyword followed by the opening curly.</text:span></text:a><text:span text:style-name="T12"> </text:span><text:a xlink:type="simple" xlink:href="https://app.pluralsight.com/course-player?clipId=88be42a7-8876-4f71-9e97-d9a24be5dbe3&amp;startTime=42.94" office:target-frame-name="psplayer" xlink:show="replace" text:style-name="Internet_20_link" text:visited-style-name="Visited_20_Internet_20_Link"><text:span text:style-name="T11">And, also like we just said, it's basically for true,</text:span></text:a><text:span text:style-name="T12"> </text:span><text:a xlink:type="simple" xlink:href="https://app.pluralsight.com/course-player?clipId=88be42a7-8876-4f71-9e97-d9a24be5dbe3&amp;startTime=46.27" office:target-frame-name="psplayer" xlink:show="replace" text:style-name="Internet_20_link" text:visited-style-name="Visited_20_Internet_20_Link"><text:span text:style-name="T11">or while true as you get in some other languages.</text:span></text:a><text:span text:style-name="T12"> </text:span><text:a xlink:type="simple" xlink:href="https://app.pluralsight.com/course-player?clipId=88be42a7-8876-4f71-9e97-d9a24be5dbe3&amp;startTime=49.26" office:target-frame-name="psplayer" xlink:show="replace" text:style-name="Internet_20_link" text:visited-style-name="Visited_20_Internet_20_Link"><text:span text:style-name="T11">The thing is,</text:span></text:a><text:span text:style-name="T12"> </text:span><text:a xlink:type="simple" xlink:href="https://app.pluralsight.com/course-player?clipId=88be42a7-8876-4f71-9e97-d9a24be5dbe3&amp;startTime=51.14" office:target-frame-name="psplayer" xlink:show="replace" text:style-name="Internet_20_link" text:visited-style-name="Visited_20_Internet_20_Link"><text:span text:style-name="T11">it'll loop forever unless we throw a break in the code somewhere here.</text:span></text:a><text:span text:style-name="T12"> </text:span><text:a xlink:type="simple" xlink:href="https://app.pluralsight.com/course-player?clipId=88be42a7-8876-4f71-9e97-d9a24be5dbe3&amp;startTime=57.04" office:target-frame-name="psplayer" xlink:show="replace" text:style-name="Internet_20_link" text:visited-style-name="Visited_20_Internet_20_Link"><text:span text:style-name="T11">Well, to loop on a Boolean expression looks something like this,</text:span></text:a><text:span text:style-name="T12"> </text:span><text:a xlink:type="simple" xlink:href="https://app.pluralsight.com/course-player?clipId=88be42a7-8876-4f71-9e97-d9a24be5dbe3&amp;startTime=60.57" office:target-frame-name="psplayer" xlink:show="replace" text:style-name="Internet_20_link" text:visited-style-name="Visited_20_Internet_20_Link"><text:span text:style-name="T11">this one's saying for i is less than 10,</text:span></text:a><text:span text:style-name="T12"> </text:span><text:a xlink:type="simple" xlink:href="https://app.pluralsight.com/course-player?clipId=88be42a7-8876-4f71-9e97-d9a24be5dbe3&amp;startTime=62.95" office:target-frame-name="psplayer" xlink:show="replace" text:style-name="Internet_20_link" text:visited-style-name="Visited_20_Internet_20_Link"><text:span text:style-name="T11">but you can use any valid Boolean expression,</text:span></text:a><text:span text:style-name="T12"> </text:span><text:a xlink:type="simple" xlink:href="https://app.pluralsight.com/course-player?clipId=88be42a7-8876-4f71-9e97-d9a24be5dbe3&amp;startTime=65.06" office:target-frame-name="psplayer" xlink:show="replace" text:style-name="Internet_20_link" text:visited-style-name="Visited_20_Internet_20_Link"><text:span text:style-name="T11">and it'll basically loop while i is less than 10.</text:span></text:a><text:span text:style-name="T12"> </text:span><text:a xlink:type="simple" xlink:href="https://app.pluralsight.com/course-player?clipId=88be42a7-8876-4f71-9e97-d9a24be5dbe3&amp;startTime=68.36" office:target-frame-name="psplayer" xlink:show="replace" text:style-name="Internet_20_link" text:visited-style-name="Visited_20_Internet_20_Link"><text:span text:style-name="T11">Oh,</text:span></text:a><text:span text:style-name="T12"> </text:span><text:a xlink:type="simple" xlink:href="https://app.pluralsight.com/course-player?clipId=88be42a7-8876-4f71-9e97-d9a24be5dbe3&amp;startTime=68.86" office:target-frame-name="psplayer" xlink:show="replace" text:style-name="Internet_20_link" text:visited-style-name="Visited_20_Internet_20_Link"><text:span text:style-name="T11">and it's idiomatic across just about all programming languages to use a</text:span></text:a><text:span text:style-name="T12"> </text:span><text:a xlink:type="simple" xlink:href="https://app.pluralsight.com/course-player?clipId=88be42a7-8876-4f71-9e97-d9a24be5dbe3&amp;startTime=72.99" office:target-frame-name="psplayer" xlink:show="replace" text:style-name="Internet_20_link" text:visited-style-name="Visited_20_Internet_20_Link"><text:span text:style-name="T11">lowercase i as your incremental or your index value.</text:span></text:a><text:span text:style-name="T12"> </text:span><text:a xlink:type="simple" xlink:href="https://app.pluralsight.com/course-player?clipId=88be42a7-8876-4f71-9e97-d9a24be5dbe3&amp;startTime=76.2" office:target-frame-name="psplayer" xlink:show="replace" text:style-name="Internet_20_link" text:visited-style-name="Visited_20_Internet_20_Link"><text:span text:style-name="T11">We'll see it soon.</text:span></text:a><text:span text:style-name="T12"> </text:span><text:a xlink:type="simple" xlink:href="https://app.pluralsight.com/course-player?clipId=88be42a7-8876-4f71-9e97-d9a24be5dbe3&amp;startTime=78.24" office:target-frame-name="psplayer" xlink:show="replace" text:style-name="Internet_20_link" text:visited-style-name="Visited_20_Internet_20_Link"><text:span text:style-name="T11">Anyway, finally, there's for range, and this is the bizzo, right?</text:span></text:a><text:span text:style-name="T12"> </text:span><text:a xlink:type="simple" xlink:href="https://app.pluralsight.com/course-player?clipId=88be42a7-8876-4f71-9e97-d9a24be5dbe3&amp;startTime=82.43" office:target-frame-name="psplayer" xlink:show="replace" text:style-name="Internet_20_link" text:visited-style-name="Visited_20_Internet_20_Link"><text:span text:style-name="T11">It takes a list of some sort, maybe a slice or a map,</text:span></text:a><text:span text:style-name="T12"> </text:span><text:a xlink:type="simple" xlink:href="https://app.pluralsight.com/course-player?clipId=88be42a7-8876-4f71-9e97-d9a24be5dbe3&amp;startTime=85.71" office:target-frame-name="psplayer" xlink:show="replace" text:style-name="Internet_20_link" text:visited-style-name="Visited_20_Internet_20_Link"><text:span text:style-name="T11">and we'll cover these next I think,</text:span></text:a><text:span text:style-name="T12"> </text:span><text:a xlink:type="simple" xlink:href="https://app.pluralsight.com/course-player?clipId=88be42a7-8876-4f71-9e97-d9a24be5dbe3&amp;startTime=87.28" office:target-frame-name="psplayer" xlink:show="replace" text:style-name="Internet_20_link" text:visited-style-name="Visited_20_Internet_20_Link"><text:span text:style-name="T11">but it takes the list and it illiterates or it ranges over it from the</text:span></text:a><text:span text:style-name="T12"> </text:span><text:a xlink:type="simple" xlink:href="https://app.pluralsight.com/course-player?clipId=88be42a7-8876-4f71-9e97-d9a24be5dbe3&amp;startTime=91.92" office:target-frame-name="psplayer" xlink:show="replace" text:style-name="Internet_20_link" text:visited-style-name="Visited_20_Internet_20_Link"><text:span text:style-name="T11">top to the bottom looping through the whole list.</text:span></text:a><text:span text:style-name="T12"> </text:span><text:a xlink:type="simple" xlink:href="https://app.pluralsight.com/course-player?clipId=88be42a7-8876-4f71-9e97-d9a24be5dbe3&amp;startTime=95.84" office:target-frame-name="psplayer" xlink:show="replace" text:style-name="Internet_20_link" text:visited-style-name="Visited_20_Internet_20_Link"><text:span text:style-name="T11">And then, when it reaches the end,</text:span></text:a><text:span text:style-name="T12"> </text:span><text:a xlink:type="simple" xlink:href="https://app.pluralsight.com/course-player?clipId=88be42a7-8876-4f71-9e97-d9a24be5dbe3&amp;startTime=97.31" office:target-frame-name="psplayer" xlink:show="replace" text:style-name="Internet_20_link" text:visited-style-name="Visited_20_Internet_20_Link"><text:span text:style-name="T11">the loop exits and code picks up after the closing curly.</text:span></text:a><text:span text:style-name="T12"> </text:span><text:a xlink:type="simple" xlink:href="https://app.pluralsight.com/course-player?clipId=88be42a7-8876-4f71-9e97-d9a24be5dbe3&amp;startTime=102.34" office:target-frame-name="psplayer" xlink:show="replace" text:style-name="Internet_20_link" text:visited-style-name="Visited_20_Internet_20_Link"><text:span text:style-name="T11">So, in the example we're looking at,</text:span></text:a><text:span text:style-name="T12"> </text:span><text:a xlink:type="simple" xlink:href="https://app.pluralsight.com/course-player?clipId=88be42a7-8876-4f71-9e97-d9a24be5dbe3&amp;startTime=104.82" office:target-frame-name="psplayer" xlink:show="replace" text:style-name="Internet_20_link" text:visited-style-name="Visited_20_Internet_20_Link"><text:span text:style-name="T11">the list is called courseList and for every iteration of the loop,</text:span></text:a><text:span text:style-name="T12"> </text:span><text:a xlink:type="simple" xlink:href="https://app.pluralsight.com/course-player?clipId=88be42a7-8876-4f71-9e97-d9a24be5dbe3&amp;startTime=108.53" office:target-frame-name="psplayer" xlink:show="replace" text:style-name="Internet_20_link" text:visited-style-name="Visited_20_Internet_20_Link"><text:span text:style-name="T11">it works its way down the list and assigns the current value to the i variable.</text:span></text:a><text:span text:style-name="T12"> </text:span><text:a xlink:type="simple" xlink:href="https://app.pluralsight.com/course-player?clipId=88be42a7-8876-4f71-9e97-d9a24be5dbe3&amp;startTime=114.74" office:target-frame-name="psplayer" xlink:show="replace" text:style-name="Internet_20_link" text:visited-style-name="Visited_20_Internet_20_Link"><text:span text:style-name="T11">Okay, one last thing about syntax before we see it in action.</text:span></text:a><text:span text:style-name="T12"> </text:span><text:a xlink:type="simple" xlink:href="https://app.pluralsight.com/course-player?clipId=88be42a7-8876-4f71-9e97-d9a24be5dbe3&amp;startTime=119.09" office:target-frame-name="psplayer" xlink:show="replace" text:style-name="Internet_20_link" text:visited-style-name="Visited_20_Internet_20_Link"><text:span text:style-name="T11">Just like with if and switch in the previous module,</text:span></text:a><text:span text:style-name="T12"> </text:span><text:a xlink:type="simple" xlink:href="https://app.pluralsight.com/course-player?clipId=88be42a7-8876-4f71-9e97-d9a24be5dbe3&amp;startTime=122.11" office:target-frame-name="psplayer" xlink:show="replace" text:style-name="Internet_20_link" text:visited-style-name="Visited_20_Internet_20_Link"><text:span text:style-name="T11">we can give simple pre and post statements on the opening line.</text:span></text:a><text:span text:style-name="T12"> </text:span><text:a xlink:type="simple" xlink:href="https://app.pluralsight.com/course-player?clipId=88be42a7-8876-4f71-9e97-d9a24be5dbe3&amp;startTime=127.14" office:target-frame-name="psplayer" xlink:show="replace" text:style-name="Internet_20_link" text:visited-style-name="Visited_20_Internet_20_Link"><text:span text:style-name="T11">So, if we want the example back to the Boolean expression,</text:span></text:a><text:span text:style-name="T12"> </text:span><text:a xlink:type="simple" xlink:href="https://app.pluralsight.com/course-player?clipId=88be42a7-8876-4f71-9e97-d9a24be5dbe3&amp;startTime=130.73" office:target-frame-name="psplayer" xlink:show="replace" text:style-name="Internet_20_link" text:visited-style-name="Visited_20_Internet_20_Link"><text:span text:style-name="T11">basically a while loop in a lot of languages,</text:span></text:a><text:span text:style-name="T12"> </text:span><text:a xlink:type="simple" xlink:href="https://app.pluralsight.com/course-player?clipId=88be42a7-8876-4f71-9e97-d9a24be5dbe3&amp;startTime=133.12" office:target-frame-name="psplayer" xlink:show="replace" text:style-name="Internet_20_link" text:visited-style-name="Visited_20_Internet_20_Link"><text:span text:style-name="T11">well, we can do this.</text:span></text:a><text:span text:style-name="T12"> </text:span><text:a xlink:type="simple" xlink:href="https://app.pluralsight.com/course-player?clipId=88be42a7-8876-4f71-9e97-d9a24be5dbe3&amp;startTime=136.14" office:target-frame-name="psplayer" xlink:show="replace" text:style-name="Internet_20_link" text:visited-style-name="Visited_20_Internet_20_Link"><text:span text:style-name="T11">So, it's three statements divided by semicolons.</text:span></text:a><text:span text:style-name="T12"> </text:span><text:a xlink:type="simple" xlink:href="https://app.pluralsight.com/course-player?clipId=88be42a7-8876-4f71-9e97-d9a24be5dbe3&amp;startTime=140.54" office:target-frame-name="psplayer" xlink:show="replace" text:style-name="Internet_20_link" text:visited-style-name="Visited_20_Internet_20_Link"><text:span text:style-name="T11">This is a simple pre statement, initializing i as zero.</text:span></text:a><text:span text:style-name="T12"> </text:span><text:a xlink:type="simple" xlink:href="https://app.pluralsight.com/course-player?clipId=88be42a7-8876-4f71-9e97-d9a24be5dbe3&amp;startTime=143.69" office:target-frame-name="psplayer" xlink:show="replace" text:style-name="Internet_20_link" text:visited-style-name="Visited_20_Internet_20_Link"><text:span text:style-name="T11">Next, is the Boolean expression saying loop while i is less than 10.</text:span></text:a><text:span text:style-name="T12"> </text:span><text:a xlink:type="simple" xlink:href="https://app.pluralsight.com/course-player?clipId=88be42a7-8876-4f71-9e97-d9a24be5dbe3&amp;startTime=147.61" office:target-frame-name="psplayer" xlink:show="replace" text:style-name="Internet_20_link" text:visited-style-name="Visited_20_Internet_20_Link"><text:span text:style-name="T11">And then, this final bit is the post statement,</text:span></text:a><text:span text:style-name="T12"> </text:span><text:a xlink:type="simple" xlink:href="https://app.pluralsight.com/course-player?clipId=88be42a7-8876-4f71-9e97-d9a24be5dbe3&amp;startTime=149.95" office:target-frame-name="psplayer" xlink:show="replace" text:style-name="Internet_20_link" text:visited-style-name="Visited_20_Internet_20_Link"><text:span text:style-name="T11">and it's applying the increment operator,</text:span></text:a><text:span text:style-name="T12"> </text:span><text:a xlink:type="simple" xlink:href="https://app.pluralsight.com/course-player?clipId=88be42a7-8876-4f71-9e97-d9a24be5dbe3&amp;startTime=152.41" office:target-frame-name="psplayer" xlink:show="replace" text:style-name="Internet_20_link" text:visited-style-name="Visited_20_Internet_20_Link"><text:span text:style-name="T11">basically, incrementing the value of i by 1 each time the loop completes.</text:span></text:a><text:span text:style-name="T12"> </text:span><text:a xlink:type="simple" xlink:href="https://app.pluralsight.com/course-player?clipId=88be42a7-8876-4f71-9e97-d9a24be5dbe3&amp;startTime=159.14" office:target-frame-name="psplayer" xlink:show="replace" text:style-name="Internet_20_link" text:visited-style-name="Visited_20_Internet_20_Link"><text:span text:style-name="T11">Now, it's important that this is a post statement, yeah.</text:span></text:a><text:span text:style-name="T12"> </text:span><text:a xlink:type="simple" xlink:href="https://app.pluralsight.com/course-player?clipId=88be42a7-8876-4f71-9e97-d9a24be5dbe3&amp;startTime=163.19" office:target-frame-name="psplayer" xlink:show="replace" text:style-name="Internet_20_link" text:visited-style-name="Visited_20_Internet_20_Link"><text:span text:style-name="T11">So it runs after each iteration of the loop.</text:span></text:a><text:span text:style-name="T12"> </text:span><text:a xlink:type="simple" xlink:href="https://app.pluralsight.com/course-player?clipId=88be42a7-8876-4f71-9e97-d9a24be5dbe3&amp;startTime=166.94" office:target-frame-name="psplayer" xlink:show="replace" text:style-name="Internet_20_link" text:visited-style-name="Visited_20_Internet_20_Link"><text:span text:style-name="T11">So we initialize i with 0 in the pre statement,</text:span></text:a><text:span text:style-name="T12"> </text:span><text:a xlink:type="simple" xlink:href="https://app.pluralsight.com/course-player?clipId=88be42a7-8876-4f71-9e97-d9a24be5dbe3&amp;startTime=169.78" office:target-frame-name="psplayer" xlink:show="replace" text:style-name="Internet_20_link" text:visited-style-name="Visited_20_Internet_20_Link"><text:span text:style-name="T11">the expression evaluates to true because,</text:span></text:a><text:span text:style-name="T12"> </text:span><text:a xlink:type="simple" xlink:href="https://app.pluralsight.com/course-player?clipId=88be42a7-8876-4f71-9e97-d9a24be5dbe3&amp;startTime=171.92" office:target-frame-name="psplayer" xlink:show="replace" text:style-name="Internet_20_link" text:visited-style-name="Visited_20_Internet_20_Link"><text:span text:style-name="T11">well, we've just set it to 0.</text:span></text:a><text:span text:style-name="T12"> </text:span><text:a xlink:type="simple" xlink:href="https://app.pluralsight.com/course-player?clipId=88be42a7-8876-4f71-9e97-d9a24be5dbe3&amp;startTime=174.54" office:target-frame-name="psplayer" xlink:show="replace" text:style-name="Internet_20_link" text:visited-style-name="Visited_20_Internet_20_Link"><text:span text:style-name="T11">The loop then runs and then the post statement increments it from 0 to 1,</text:span></text:a><text:span text:style-name="T12"> </text:span><text:a xlink:type="simple" xlink:href="https://app.pluralsight.com/course-player?clipId=88be42a7-8876-4f71-9e97-d9a24be5dbe3&amp;startTime=180.14" office:target-frame-name="psplayer" xlink:show="replace" text:style-name="Internet_20_link" text:visited-style-name="Visited_20_Internet_20_Link"><text:span text:style-name="T11">and we go again, rinse and repeat 10 times until i actually is 10.</text:span></text:a><text:span text:style-name="T12"> </text:span><text:a xlink:type="simple" xlink:href="https://app.pluralsight.com/course-player?clipId=88be42a7-8876-4f71-9e97-d9a24be5dbe3&amp;startTime=184.54" office:target-frame-name="psplayer" xlink:show="replace" text:style-name="Internet_20_link" text:visited-style-name="Visited_20_Internet_20_Link"><text:span text:style-name="T11">Then the loop exits, i gets garbage collected,</text:span></text:a><text:span text:style-name="T12"> </text:span><text:a xlink:type="simple" xlink:href="https://app.pluralsight.com/course-player?clipId=88be42a7-8876-4f71-9e97-d9a24be5dbe3&amp;startTime=187.16" office:target-frame-name="psplayer" xlink:show="replace" text:style-name="Internet_20_link" text:visited-style-name="Visited_20_Internet_20_Link"><text:span text:style-name="T11">and execution picks up after the final curly. Well, we know that talk is extremely cheap, so let's see this stuff in action.</text:span></text:a></text:p>
      <text:h text:style-name="P3" text:outline-level="3"><text:a xlink:type="simple" xlink:href="https://app.pluralsight.com/course-player?clipId=2f22fb8a-ce2b-4d32-920f-d7dbc77d6578" office:target-frame-name="psplayer" xlink:show="replace" text:style-name="Internet_20_link" text:visited-style-name="Visited_20_Internet_20_Link"><text:span text:style-name="T11">Infinite and While Loops</text:span></text:a></text:h>
      <text:p text:style-name="P5"><text:a xlink:type="simple" xlink:href="https://app.pluralsight.com/course-player?clipId=2f22fb8a-ce2b-4d32-920f-d7dbc77d6578&amp;startTime=1.64" office:target-frame-name="psplayer" xlink:show="replace" text:style-name="Internet_20_link" text:visited-style-name="Visited_20_Internet_20_Link"><text:span text:style-name="T11">Right then, we're in a new code file here called self‑destruct.go,</text:span></text:a><text:span text:style-name="T12"> </text:span><text:a xlink:type="simple" xlink:href="https://app.pluralsight.com/course-player?clipId=2f22fb8a-ce2b-4d32-920f-d7dbc77d6578&amp;startTime=6.6" office:target-frame-name="psplayer" xlink:show="replace" text:style-name="Internet_20_link" text:visited-style-name="Visited_20_Internet_20_Link"><text:span text:style-name="T11">and you'll see why in a second.</text:span></text:a><text:span text:style-name="T12"> </text:span><text:a xlink:type="simple" xlink:href="https://app.pluralsight.com/course-player?clipId=2f22fb8a-ce2b-4d32-920f-d7dbc77d6578&amp;startTime=8.84" office:target-frame-name="psplayer" xlink:show="replace" text:style-name="Internet_20_link" text:visited-style-name="Visited_20_Internet_20_Link"><text:span text:style-name="T11">But, it's in the loops folder of the GitHub repo, if you're following along.</text:span></text:a><text:span text:style-name="T12"> </text:span><text:a xlink:type="simple" xlink:href="https://app.pluralsight.com/course-player?clipId=2f22fb8a-ce2b-4d32-920f-d7dbc77d6578&amp;startTime=14.54" office:target-frame-name="psplayer" xlink:show="replace" text:style-name="Internet_20_link" text:visited-style-name="Visited_20_Internet_20_Link"><text:span text:style-name="T11">Now then, we're going to write a super quick countdown timer,</text:span></text:a><text:span text:style-name="T12"> </text:span><text:a xlink:type="simple" xlink:href="https://app.pluralsight.com/course-player?clipId=2f22fb8a-ce2b-4d32-920f-d7dbc77d6578&amp;startTime=17.34" office:target-frame-name="psplayer" xlink:show="replace" text:style-name="Internet_20_link" text:visited-style-name="Visited_20_Internet_20_Link"><text:span text:style-name="T11">counting from 10 down to 0.</text:span></text:a><text:span text:style-name="T12"> </text:span><text:a xlink:type="simple" xlink:href="https://app.pluralsight.com/course-player?clipId=2f22fb8a-ce2b-4d32-920f-d7dbc77d6578&amp;startTime=19.84" office:target-frame-name="psplayer" xlink:show="replace" text:style-name="Internet_20_link" text:visited-style-name="Visited_20_Internet_20_Link"><text:span text:style-name="T11">And, because I'm, I don't know, a little bit of a sci‑fi geek,</text:span></text:a><text:span text:style-name="T12"> </text:span><text:a xlink:type="simple" xlink:href="https://app.pluralsight.com/course-player?clipId=2f22fb8a-ce2b-4d32-920f-d7dbc77d6578&amp;startTime=24.87" office:target-frame-name="psplayer" xlink:show="replace" text:style-name="Internet_20_link" text:visited-style-name="Visited_20_Internet_20_Link"><text:span text:style-name="T11">I'm imagining we're on a spacetime ship that is under attack from a hostile</text:span></text:a><text:span text:style-name="T12"> </text:span><text:a xlink:type="simple" xlink:href="https://app.pluralsight.com/course-player?clipId=2f22fb8a-ce2b-4d32-920f-d7dbc77d6578&amp;startTime=28.92" office:target-frame-name="psplayer" xlink:show="replace" text:style-name="Internet_20_link" text:visited-style-name="Visited_20_Internet_20_Link"><text:span text:style-name="T11">alien force intent on stealing some important technology,</text:span></text:a><text:span text:style-name="T12"> </text:span><text:a xlink:type="simple" xlink:href="https://app.pluralsight.com/course-player?clipId=2f22fb8a-ce2b-4d32-920f-d7dbc77d6578&amp;startTime=32.06" office:target-frame-name="psplayer" xlink:show="replace" text:style-name="Internet_20_link" text:visited-style-name="Visited_20_Internet_20_Link"><text:span text:style-name="T11">of course.</text:span></text:a><text:span text:style-name="T12"> </text:span><text:a xlink:type="simple" xlink:href="https://app.pluralsight.com/course-player?clipId=2f22fb8a-ce2b-4d32-920f-d7dbc77d6578&amp;startTime=34.14" office:target-frame-name="psplayer" xlink:show="replace" text:style-name="Internet_20_link" text:visited-style-name="Visited_20_Internet_20_Link"><text:span text:style-name="T11">Well, we're also outgunned and we're about to lose the tech.</text:span></text:a><text:span text:style-name="T12"> </text:span><text:a xlink:type="simple" xlink:href="https://app.pluralsight.com/course-player?clipId=2f22fb8a-ce2b-4d32-920f-d7dbc77d6578&amp;startTime=37.76" office:target-frame-name="psplayer" xlink:show="replace" text:style-name="Internet_20_link" text:visited-style-name="Visited_20_Internet_20_Link"><text:span text:style-name="T11">So, as the captain of the ship,</text:span></text:a><text:span text:style-name="T12"> </text:span><text:a xlink:type="simple" xlink:href="https://app.pluralsight.com/course-player?clipId=2f22fb8a-ce2b-4d32-920f-d7dbc77d6578&amp;startTime=39.55" office:target-frame-name="psplayer" xlink:show="replace" text:style-name="Internet_20_link" text:visited-style-name="Visited_20_Internet_20_Link"><text:span text:style-name="T11">I've launched the rest of the crew in escape pods and heroically stayed behind</text:span></text:a><text:span text:style-name="T12"> </text:span><text:a xlink:type="simple" xlink:href="https://app.pluralsight.com/course-player?clipId=2f22fb8a-ce2b-4d32-920f-d7dbc77d6578&amp;startTime=44.07" office:target-frame-name="psplayer" xlink:show="replace" text:style-name="Internet_20_link" text:visited-style-name="Visited_20_Internet_20_Link"><text:span text:style-name="T11">to initiate the ship's self destruct on a 10 second timer.</text:span></text:a><text:span text:style-name="T12"> </text:span><text:a xlink:type="simple" xlink:href="https://app.pluralsight.com/course-player?clipId=2f22fb8a-ce2b-4d32-920f-d7dbc77d6578&amp;startTime=49.64" office:target-frame-name="psplayer" xlink:show="replace" text:style-name="Internet_20_link" text:visited-style-name="Visited_20_Internet_20_Link"><text:span text:style-name="T11">So, we're about to write that self‑destruct timer code.</text:span></text:a><text:span text:style-name="T12"> </text:span><text:a xlink:type="simple" xlink:href="https://app.pluralsight.com/course-player?clipId=2f22fb8a-ce2b-4d32-920f-d7dbc77d6578&amp;startTime=53.24" office:target-frame-name="psplayer" xlink:show="replace" text:style-name="Internet_20_link" text:visited-style-name="Visited_20_Internet_20_Link"><text:span text:style-name="T11">Anybody still here, or have you all left?</text:span></text:a><text:span text:style-name="T12"> </text:span><text:a xlink:type="simple" xlink:href="https://app.pluralsight.com/course-player?clipId=2f22fb8a-ce2b-4d32-920f-d7dbc77d6578&amp;startTime=56.84" office:target-frame-name="psplayer" xlink:show="replace" text:style-name="Internet_20_link" text:visited-style-name="Visited_20_Internet_20_Link"><text:span text:style-name="T11">Okay, look,</text:span></text:a><text:span text:style-name="T12"> </text:span><text:a xlink:type="simple" xlink:href="https://app.pluralsight.com/course-player?clipId=2f22fb8a-ce2b-4d32-920f-d7dbc77d6578&amp;startTime=57.9" office:target-frame-name="psplayer" xlink:show="replace" text:style-name="Internet_20_link" text:visited-style-name="Visited_20_Internet_20_Link"><text:span text:style-name="T11">we're inside the main function and I guess we could</text:span></text:a><text:span text:style-name="T12"> </text:span><text:a xlink:type="simple" xlink:href="https://app.pluralsight.com/course-player?clipId=2f22fb8a-ce2b-4d32-920f-d7dbc77d6578&amp;startTime=60.63" office:target-frame-name="psplayer" xlink:show="replace" text:style-name="Internet_20_link" text:visited-style-name="Visited_20_Internet_20_Link"><text:span text:style-name="T11">initialize the time of variable right here,</text:span></text:a><text:span text:style-name="T12"> </text:span><text:a xlink:type="simple" xlink:href="https://app.pluralsight.com/course-player?clipId=2f22fb8a-ce2b-4d32-920f-d7dbc77d6578&amp;startTime=62.61" office:target-frame-name="psplayer" xlink:show="replace" text:style-name="Internet_20_link" text:visited-style-name="Visited_20_Internet_20_Link"><text:span text:style-name="T11">but we're not going to, it's more idiomatic to declare it</text:span></text:a><text:span text:style-name="T12"> </text:span><text:a xlink:type="simple" xlink:href="https://app.pluralsight.com/course-player?clipId=2f22fb8a-ce2b-4d32-920f-d7dbc77d6578&amp;startTime=65.56" office:target-frame-name="psplayer" xlink:show="replace" text:style-name="Internet_20_link" text:visited-style-name="Visited_20_Internet_20_Link"><text:span text:style-name="T11">as part of the loop. And like I said,</text:span></text:a><text:span text:style-name="T12"> </text:span><text:a xlink:type="simple" xlink:href="https://app.pluralsight.com/course-player?clipId=2f22fb8a-ce2b-4d32-920f-d7dbc77d6578&amp;startTime=68.47" office:target-frame-name="psplayer" xlink:show="replace" text:style-name="Internet_20_link" text:visited-style-name="Visited_20_Internet_20_Link"><text:span text:style-name="T11">we'll start at 10, </text:span></text:a><text:soft-page-break/><text:a xlink:type="simple" xlink:href="https://app.pluralsight.com/course-player?clipId=2f22fb8a-ce2b-4d32-920f-d7dbc77d6578&amp;startTime=68.47" office:target-frame-name="psplayer" xlink:show="replace" text:style-name="Internet_20_link" text:visited-style-name="Visited_20_Internet_20_Link"><text:span text:style-name="T11">but, we want it to count down to 0 and</text:span></text:a><text:span text:style-name="T12"> </text:span><text:a xlink:type="simple" xlink:href="https://app.pluralsight.com/course-player?clipId=2f22fb8a-ce2b-4d32-920f-d7dbc77d6578&amp;startTime=73.1" office:target-frame-name="psplayer" xlink:show="replace" text:style-name="Internet_20_link" text:visited-style-name="Visited_20_Internet_20_Link"><text:span text:style-name="T11">then stop, so, each time the loop runs, we want to decrement the value by 1.</text:span></text:a><text:span text:style-name="T12"> </text:span><text:a xlink:type="simple" xlink:href="https://app.pluralsight.com/course-player?clipId=2f22fb8a-ce2b-4d32-920f-d7dbc77d6578&amp;startTime=79.74" office:target-frame-name="psplayer" xlink:show="replace" text:style-name="Internet_20_link" text:visited-style-name="Visited_20_Internet_20_Link"><text:span text:style-name="T11">Okay, well, like all good self‑destruct timers,</text:span></text:a><text:span text:style-name="T12"> </text:span><text:a xlink:type="simple" xlink:href="https://app.pluralsight.com/course-player?clipId=2f22fb8a-ce2b-4d32-920f-d7dbc77d6578&amp;startTime=82.53" office:target-frame-name="psplayer" xlink:show="replace" text:style-name="Internet_20_link" text:visited-style-name="Visited_20_Internet_20_Link"><text:span text:style-name="T11">we need something telling us how long is left, and we're</text:span></text:a><text:span text:style-name="T12"> </text:span><text:a xlink:type="simple" xlink:href="https://app.pluralsight.com/course-player?clipId=2f22fb8a-ce2b-4d32-920f-d7dbc77d6578&amp;startTime=86.34" office:target-frame-name="psplayer" xlink:show="replace" text:style-name="Internet_20_link" text:visited-style-name="Visited_20_Internet_20_Link"><text:span text:style-name="T11">going to need something to insert approximately a 1‑second</text:span></text:a><text:span text:style-name="T12"> </text:span><text:a xlink:type="simple" xlink:href="https://app.pluralsight.com/course-player?clipId=2f22fb8a-ce2b-4d32-920f-d7dbc77d6578&amp;startTime=89.72" office:target-frame-name="psplayer" xlink:show="replace" text:style-name="Internet_20_link" text:visited-style-name="Visited_20_Internet_20_Link"><text:span text:style-name="T11">delay each time we iterate.</text:span></text:a><text:span text:style-name="T12"> </text:span><text:a xlink:type="simple" xlink:href="https://app.pluralsight.com/course-player?clipId=2f22fb8a-ce2b-4d32-920f-d7dbc77d6578&amp;startTime=92.94" office:target-frame-name="psplayer" xlink:show="replace" text:style-name="Internet_20_link" text:visited-style-name="Visited_20_Internet_20_Link"><text:span text:style-name="T11">Okay, I reckon that might do us.</text:span></text:a><text:span text:style-name="T12"> </text:span><text:a xlink:type="simple" xlink:href="https://app.pluralsight.com/course-player?clipId=2f22fb8a-ce2b-4d32-920f-d7dbc77d6578&amp;startTime=94.57" office:target-frame-name="psplayer" xlink:show="replace" text:style-name="Internet_20_link" text:visited-style-name="Visited_20_Internet_20_Link"><text:span text:style-name="T11">Oh, I forgot to mention, obviously we're leveraging a couple of functions</text:span></text:a><text:span text:style-name="T12"> </text:span><text:a xlink:type="simple" xlink:href="https://app.pluralsight.com/course-player?clipId=2f22fb8a-ce2b-4d32-920f-d7dbc77d6578&amp;startTime=99.02" office:target-frame-name="psplayer" xlink:show="replace" text:style-name="Internet_20_link" text:visited-style-name="Visited_20_Internet_20_Link"><text:span text:style-name="T11">from the time package we're importing up here. Anyway,</text:span></text:a><text:span text:style-name="T12"> </text:span><text:a xlink:type="simple" xlink:href="https://app.pluralsight.com/course-player?clipId=2f22fb8a-ce2b-4d32-920f-d7dbc77d6578&amp;startTime=103.54" office:target-frame-name="psplayer" xlink:show="replace" text:style-name="Internet_20_link" text:visited-style-name="Visited_20_Internet_20_Link"><text:span text:style-name="T11">when the timer reaches 0, we want something a little bit</text:span></text:a><text:span text:style-name="T12"> </text:span><text:a xlink:type="simple" xlink:href="https://app.pluralsight.com/course-player?clipId=2f22fb8a-ce2b-4d32-920f-d7dbc77d6578&amp;startTime=106.59" office:target-frame-name="psplayer" xlink:show="replace" text:style-name="Internet_20_link" text:visited-style-name="Visited_20_Internet_20_Link"><text:span text:style-name="T11">spectacular, so let's whack in a quick if statement, so, if</text:span></text:a><text:span text:style-name="T12"> </text:span><text:a xlink:type="simple" xlink:href="https://app.pluralsight.com/course-player?clipId=2f22fb8a-ce2b-4d32-920f-d7dbc77d6578&amp;startTime=111.31" office:target-frame-name="psplayer" xlink:show="replace" text:style-name="Internet_20_link" text:visited-style-name="Visited_20_Internet_20_Link"><text:span text:style-name="T11">timer = 0, then run this, boom.</text:span></text:a><text:span text:style-name="T12"> </text:span><text:a xlink:type="simple" xlink:href="https://app.pluralsight.com/course-player?clipId=2f22fb8a-ce2b-4d32-920f-d7dbc77d6578&amp;startTime=114.74" office:target-frame-name="psplayer" xlink:show="replace" text:style-name="Internet_20_link" text:visited-style-name="Visited_20_Internet_20_Link"><text:span text:style-name="T11">Yeah, not quite so spectacular.</text:span></text:a><text:span text:style-name="T12"> </text:span><text:a xlink:type="simple" xlink:href="https://app.pluralsight.com/course-player?clipId=2f22fb8a-ce2b-4d32-920f-d7dbc77d6578&amp;startTime=117.35" office:target-frame-name="psplayer" xlink:show="replace" text:style-name="Internet_20_link" text:visited-style-name="Visited_20_Internet_20_Link"><text:span text:style-name="T11">Whatever though,</text:span></text:a><text:span text:style-name="T12"> </text:span><text:a xlink:type="simple" xlink:href="https://app.pluralsight.com/course-player?clipId=2f22fb8a-ce2b-4d32-920f-d7dbc77d6578&amp;startTime=118.42" office:target-frame-name="psplayer" xlink:show="replace" text:style-name="Internet_20_link" text:visited-style-name="Visited_20_Internet_20_Link"><text:span text:style-name="T11">let's give it a save and a run, literally, run, before</text:span></text:a><text:span text:style-name="T12"> </text:span><text:a xlink:type="simple" xlink:href="https://app.pluralsight.com/course-player?clipId=2f22fb8a-ce2b-4d32-920f-d7dbc77d6578&amp;startTime=121.8" office:target-frame-name="psplayer" xlink:show="replace" text:style-name="Internet_20_link" text:visited-style-name="Visited_20_Internet_20_Link"><text:span text:style-name="T11">the ship blows up. Oh dear. Okay,</text:span></text:a><text:span text:style-name="T12"> </text:span><text:a xlink:type="simple" xlink:href="https://app.pluralsight.com/course-player?clipId=2f22fb8a-ce2b-4d32-920f-d7dbc77d6578&amp;startTime=124.74" office:target-frame-name="psplayer" xlink:show="replace" text:style-name="Internet_20_link" text:visited-style-name="Visited_20_Internet_20_Link"><text:span text:style-name="T11">so, what shall I do in the last few seconds of my life?</text:span></text:a><text:span text:style-name="T12"> </text:span><text:a xlink:type="simple" xlink:href="https://app.pluralsight.com/course-player?clipId=2f22fb8a-ce2b-4d32-920f-d7dbc77d6578&amp;startTime=127.59" office:target-frame-name="psplayer" xlink:show="replace" text:style-name="Internet_20_link" text:visited-style-name="Visited_20_Internet_20_Link"><text:span text:style-name="T11">Oh, yeah, obviously, Sunderland are the greatest football team in the world,</text:span></text:a><text:span text:style-name="T12"> </text:span><text:a xlink:type="simple" xlink:href="https://app.pluralsight.com/course-player?clipId=2f22fb8a-ce2b-4d32-920f-d7dbc77d6578&amp;startTime=132.05" office:target-frame-name="psplayer" xlink:show="replace" text:style-name="Internet_20_link" text:visited-style-name="Visited_20_Internet_20_Link"><text:span text:style-name="T11">ciao, ciao. Okay, it worked, well,</text:span></text:a><text:span text:style-name="T12"> </text:span><text:a xlink:type="simple" xlink:href="https://app.pluralsight.com/course-player?clipId=2f22fb8a-ce2b-4d32-920f-d7dbc77d6578&amp;startTime=136.99" office:target-frame-name="psplayer" xlink:show="replace" text:style-name="Internet_20_link" text:visited-style-name="Visited_20_Internet_20_Link"><text:span text:style-name="T11">kind of, I've got this sloppy 0 hanging around. Now, to fix that, I</text:span></text:a><text:span text:style-name="T12"> </text:span><text:a xlink:type="simple" xlink:href="https://app.pluralsight.com/course-player?clipId=2f22fb8a-ce2b-4d32-920f-d7dbc77d6578&amp;startTime=141.86" office:target-frame-name="psplayer" xlink:show="replace" text:style-name="Internet_20_link" text:visited-style-name="Visited_20_Internet_20_Link"><text:span text:style-name="T11">guess we could loop while greater than or equal to one,</text:span></text:a><text:span text:style-name="T12"> </text:span><text:a xlink:type="simple" xlink:href="https://app.pluralsight.com/course-player?clipId=2f22fb8a-ce2b-4d32-920f-d7dbc77d6578&amp;startTime=145.74" office:target-frame-name="psplayer" xlink:show="replace" text:style-name="Internet_20_link" text:visited-style-name="Visited_20_Internet_20_Link"><text:span text:style-name="T11">but actually no, it would never trigger the if statement, would it?</text:span></text:a><text:span text:style-name="T12"> </text:span><text:a xlink:type="simple" xlink:href="https://app.pluralsight.com/course-player?clipId=2f22fb8a-ce2b-4d32-920f-d7dbc77d6578&amp;startTime=148.43" office:target-frame-name="psplayer" xlink:show="replace" text:style-name="Internet_20_link" text:visited-style-name="Visited_20_Internet_20_Link"><text:span text:style-name="T11">So, tell you what,</text:span></text:a><text:span text:style-name="T12"> </text:span><text:a xlink:type="simple" xlink:href="https://app.pluralsight.com/course-player?clipId=2f22fb8a-ce2b-4d32-920f-d7dbc77d6578&amp;startTime=149.42" office:target-frame-name="psplayer" xlink:show="replace" text:style-name="Internet_20_link" text:visited-style-name="Visited_20_Internet_20_Link"><text:span text:style-name="T11">we'll slap in a break. Now, we're going to look at break properly</text:span></text:a><text:span text:style-name="T12"> </text:span><text:a xlink:type="simple" xlink:href="https://app.pluralsight.com/course-player?clipId=2f22fb8a-ce2b-4d32-920f-d7dbc77d6578&amp;startTime=153.44" office:target-frame-name="psplayer" xlink:show="replace" text:style-name="Internet_20_link" text:visited-style-name="Visited_20_Internet_20_Link"><text:span text:style-name="T11">later. Anyhow, after we execute the boom, and I suppose it wouldn't</text:span></text:a><text:span text:style-name="T12"> </text:span><text:a xlink:type="simple" xlink:href="https://app.pluralsight.com/course-player?clipId=2f22fb8a-ce2b-4d32-920f-d7dbc77d6578&amp;startTime=158.33" office:target-frame-name="psplayer" xlink:show="replace" text:style-name="Internet_20_link" text:visited-style-name="Visited_20_Internet_20_Link"><text:span text:style-name="T11">make much of a sound in the near vacuum of space,</text:span></text:a><text:span text:style-name="T12"> </text:span><text:a xlink:type="simple" xlink:href="https://app.pluralsight.com/course-player?clipId=2f22fb8a-ce2b-4d32-920f-d7dbc77d6578&amp;startTime=160.87" office:target-frame-name="psplayer" xlink:show="replace" text:style-name="Internet_20_link" text:visited-style-name="Visited_20_Internet_20_Link"><text:span text:style-name="T11">but what the heck, then as soon as we hit the break,</text:span></text:a><text:span text:style-name="T12"> </text:span><text:a xlink:type="simple" xlink:href="https://app.pluralsight.com/course-player?clipId=2f22fb8a-ce2b-4d32-920f-d7dbc77d6578&amp;startTime=164.39" office:target-frame-name="psplayer" xlink:show="replace" text:style-name="Internet_20_link" text:visited-style-name="Visited_20_Internet_20_Link"><text:span text:style-name="T11">we exit the loop and we run any potential code immediately following the</text:span></text:a><text:span text:style-name="T12"> </text:span><text:a xlink:type="simple" xlink:href="https://app.pluralsight.com/course-player?clipId=2f22fb8a-ce2b-4d32-920f-d7dbc77d6578&amp;startTime=168.19" office:target-frame-name="psplayer" xlink:show="replace" text:style-name="Internet_20_link" text:visited-style-name="Visited_20_Internet_20_Link"><text:span text:style-name="T11">closing curly. Meaning, we shouldn't see the sloppy 0 anymore.</text:span></text:a><text:span text:style-name="T12"> </text:span><text:a xlink:type="simple" xlink:href="https://app.pluralsight.com/course-player?clipId=2f22fb8a-ce2b-4d32-920f-d7dbc77d6578&amp;startTime=174.24" office:target-frame-name="psplayer" xlink:show="replace" text:style-name="Internet_20_link" text:visited-style-name="Visited_20_Internet_20_Link"><text:span text:style-name="T11">Well, we'll check if that works.</text:span></text:a><text:span text:style-name="T12"> </text:span><text:a xlink:type="simple" xlink:href="https://app.pluralsight.com/course-player?clipId=2f22fb8a-ce2b-4d32-920f-d7dbc77d6578&amp;startTime=178.24" office:target-frame-name="psplayer" xlink:show="replace" text:style-name="Internet_20_link" text:visited-style-name="Visited_20_Internet_20_Link"><text:span text:style-name="T11">Let me speed it up this time, it's a bit like Groundhog</text:span></text:a><text:span text:style-name="T12"> </text:span><text:a xlink:type="simple" xlink:href="https://app.pluralsight.com/course-player?clipId=2f22fb8a-ce2b-4d32-920f-d7dbc77d6578&amp;startTime=180.8" office:target-frame-name="psplayer" xlink:show="replace" text:style-name="Internet_20_link" text:visited-style-name="Visited_20_Internet_20_Link"><text:span text:style-name="T11">Day or Boss Level, if you've seen that.</text:span></text:a><text:span text:style-name="T12"> </text:span><text:a xlink:type="simple" xlink:href="https://app.pluralsight.com/course-player?clipId=2f22fb8a-ce2b-4d32-920f-d7dbc77d6578&amp;startTime=183.44" office:target-frame-name="psplayer" xlink:show="replace" text:style-name="Internet_20_link" text:visited-style-name="Visited_20_Internet_20_Link"><text:span text:style-name="T11">All right, way better this time. But, really quick before we move on,</text:span></text:a><text:span text:style-name="T12"> </text:span><text:a xlink:type="simple" xlink:href="https://app.pluralsight.com/course-player?clipId=2f22fb8a-ce2b-4d32-920f-d7dbc77d6578&amp;startTime=188.42" office:target-frame-name="psplayer" xlink:show="replace" text:style-name="Internet_20_link" text:visited-style-name="Visited_20_Internet_20_Link"><text:span text:style-name="T11">just to be clear, this pre‑statement here gets executed before the first</text:span></text:a><text:span text:style-name="T12"> </text:span><text:a xlink:type="simple" xlink:href="https://app.pluralsight.com/course-player?clipId=2f22fb8a-ce2b-4d32-920f-d7dbc77d6578&amp;startTime=194.51" office:target-frame-name="psplayer" xlink:show="replace" text:style-name="Internet_20_link" text:visited-style-name="Visited_20_Internet_20_Link"><text:span text:style-name="T11">evaluation of the expression. Then, the post statement, that gets executed</text:span></text:a><text:span text:style-name="T12"> </text:span><text:a xlink:type="simple" xlink:href="https://app.pluralsight.com/course-player?clipId=2f22fb8a-ce2b-4d32-920f-d7dbc77d6578&amp;startTime=199.57" office:target-frame-name="psplayer" xlink:show="replace" text:style-name="Internet_20_link" text:visited-style-name="Visited_20_Internet_20_Link"><text:span text:style-name="T11">post, or after each iteration of the loop.</text:span></text:a><text:span text:style-name="T12"> </text:span><text:a xlink:type="simple" xlink:href="https://app.pluralsight.com/course-player?clipId=2f22fb8a-ce2b-4d32-920f-d7dbc77d6578&amp;startTime=202.64" office:target-frame-name="psplayer" xlink:show="replace" text:style-name="Internet_20_link" text:visited-style-name="Visited_20_Internet_20_Link"><text:span text:style-name="T11">But importantly, that is before we reevaluate the loop condition. Okay, well, next up, we'll look at for range loops.</text:span></text:a></text:p>
      <text:h text:style-name="P3" text:outline-level="3"><text:a xlink:type="simple" xlink:href="https://app.pluralsight.com/course-player?clipId=66d16939-c874-44d8-bc33-24aa1ec6a412" office:target-frame-name="psplayer" xlink:show="replace" text:style-name="Internet_20_link" text:visited-style-name="Visited_20_Internet_20_Link"><text:span text:style-name="T11">Range Loops</text:span></text:a></text:h>
      <text:p text:style-name="P5"><text:a xlink:type="simple" xlink:href="https://app.pluralsight.com/course-player?clipId=66d16939-c874-44d8-bc33-24aa1ec6a412&amp;startTime=1.64" office:target-frame-name="psplayer" xlink:show="replace" text:style-name="Internet_20_link" text:visited-style-name="Visited_20_Internet_20_Link"><text:span text:style-name="T11">Okay, for‑range loops.</text:span></text:a><text:span text:style-name="T12"> </text:span><text:a xlink:type="simple" xlink:href="https://app.pluralsight.com/course-player?clipId=66d16939-c874-44d8-bc33-24aa1ec6a412&amp;startTime=3.54" office:target-frame-name="psplayer" xlink:show="replace" text:style-name="Internet_20_link" text:visited-style-name="Visited_20_Internet_20_Link"><text:span text:style-name="T11">And to demo this,</text:span></text:a><text:span text:style-name="T12"> </text:span><text:a xlink:type="simple" xlink:href="https://app.pluralsight.com/course-player?clipId=66d16939-c874-44d8-bc33-24aa1ec6a412&amp;startTime=4.41" office:target-frame-name="psplayer" xlink:show="replace" text:style-name="Internet_20_link" text:visited-style-name="Visited_20_Internet_20_Link"><text:span text:style-name="T11">we're back from outer space. I guess I went back in time or</text:span></text:a><text:span text:style-name="T12"> </text:span><text:a xlink:type="simple" xlink:href="https://app.pluralsight.com/course-player?clipId=66d16939-c874-44d8-bc33-24aa1ec6a412&amp;startTime=8.07" office:target-frame-name="psplayer" xlink:show="replace" text:style-name="Internet_20_link" text:visited-style-name="Visited_20_Internet_20_Link"><text:span text:style-name="T11">something so that we're before the self‑destruct.</text:span></text:a><text:span text:style-name="T12"> </text:span><text:a xlink:type="simple" xlink:href="https://app.pluralsight.com/course-player?clipId=66d16939-c874-44d8-bc33-24aa1ec6a412&amp;startTime=10.36" office:target-frame-name="psplayer" xlink:show="replace" text:style-name="Internet_20_link" text:visited-style-name="Visited_20_Internet_20_Link"><text:span text:style-name="T11">Either way, we're back to our good old Pluralsight courses.</text:span></text:a><text:span text:style-name="T12"> </text:span><text:a xlink:type="simple" xlink:href="https://app.pluralsight.com/course-player?clipId=66d16939-c874-44d8-bc33-24aa1ec6a412&amp;startTime=14.44" office:target-frame-name="psplayer" xlink:show="replace" text:style-name="Internet_20_link" text:visited-style-name="Visited_20_Internet_20_Link"><text:span text:style-name="T11">Now then, this here is a list of courses in progress. And to make it</text:span></text:a><text:span text:style-name="T12"> </text:span><text:a xlink:type="simple" xlink:href="https://app.pluralsight.com/course-player?clipId=66d16939-c874-44d8-bc33-24aa1ec6a412&amp;startTime=18.65" office:target-frame-name="psplayer" xlink:show="replace" text:style-name="Internet_20_link" text:visited-style-name="Visited_20_Internet_20_Link"><text:span text:style-name="T11">easier to read, I've split it over multiple lines.</text:span></text:a><text:span text:style-name="T12"> </text:span><text:a xlink:type="simple" xlink:href="https://app.pluralsight.com/course-player?clipId=66d16939-c874-44d8-bc33-24aa1ec6a412&amp;startTime=21.46" office:target-frame-name="psplayer" xlink:show="replace" text:style-name="Internet_20_link" text:visited-style-name="Visited_20_Internet_20_Link"><text:span text:style-name="T11">Now technically, it's a slice, basically an unordered list of numbered items.</text:span></text:a><text:span text:style-name="T12"> </text:span><text:a xlink:type="simple" xlink:href="https://app.pluralsight.com/course-player?clipId=66d16939-c874-44d8-bc33-24aa1ec6a412&amp;startTime=26.84" office:target-frame-name="psplayer" xlink:show="replace" text:style-name="Internet_20_link" text:visited-style-name="Visited_20_Internet_20_Link"><text:span text:style-name="T11">Well actually, under the hood, it's a reference to an array and the likes,</text:span></text:a><text:span text:style-name="T12"> </text:span><text:a xlink:type="simple" xlink:href="https://app.pluralsight.com/course-player?clipId=66d16939-c874-44d8-bc33-24aa1ec6a412&amp;startTime=30.73" office:target-frame-name="psplayer" xlink:show="replace" text:style-name="Internet_20_link" text:visited-style-name="Visited_20_Internet_20_Link"><text:span text:style-name="T11">but we'll cover all of that in the next module. For now,</text:span></text:a><text:span text:style-name="T12"> </text:span><text:a xlink:type="simple" xlink:href="https://app.pluralsight.com/course-player?clipId=66d16939-c874-44d8-bc33-24aa1ec6a412&amp;startTime=34.31" office:target-frame-name="psplayer" xlink:show="replace" text:style-name="Internet_20_link" text:visited-style-name="Visited_20_Internet_20_Link"><text:span text:style-name="T11">all we need to know is it's a list.</text:span></text:a><text:span text:style-name="T12"> </text:span><text:a xlink:type="simple" xlink:href="https://app.pluralsight.com/course-player?clipId=66d16939-c874-44d8-bc33-24aa1ec6a412&amp;startTime=37.74" office:target-frame-name="psplayer" xlink:show="replace" text:style-name="Internet_20_link" text:visited-style-name="Visited_20_Internet_20_Link"><text:span text:style-name="T11">So, we've got a slice of four strings, four courses, here.</text:span></text:a><text:span text:style-name="T12"> </text:span><text:a xlink:type="simple" xlink:href="https://app.pluralsight.com/course-player?clipId=66d16939-c874-44d8-bc33-24aa1ec6a412&amp;startTime=41.72" office:target-frame-name="psplayer" xlink:show="replace" text:style-name="Internet_20_link" text:visited-style-name="Visited_20_Internet_20_Link"><text:span text:style-name="T11">And to ease you in gently, let's just jump straight and see for‑range in action.</text:span></text:a><text:span text:style-name="T12"> </text:span><text:a xlink:type="simple" xlink:href="https://app.pluralsight.com/course-player?clipId=66d16939-c874-44d8-bc33-24aa1ec6a412&amp;startTime=46.54" office:target-frame-name="psplayer" xlink:show="replace" text:style-name="Internet_20_link" text:visited-style-name="Visited_20_Internet_20_Link"><text:span text:style-name="T11">So, the range command is going to take the list, range over it, so step</text:span></text:a><text:span text:style-name="T12"> </text:span><text:a xlink:type="simple" xlink:href="https://app.pluralsight.com/course-player?clipId=66d16939-c874-44d8-bc33-24aa1ec6a412&amp;startTime=52.01" office:target-frame-name="psplayer" xlink:show="replace" text:style-name="Internet_20_link" text:visited-style-name="Visited_20_Internet_20_Link"><text:span text:style-name="T11">through it, one value at a time until it reaches the end, but it steps</text:span></text:a><text:span text:style-name="T12"> </text:span><text:a xlink:type="simple" xlink:href="https://app.pluralsight.com/course-player?clipId=66d16939-c874-44d8-bc33-24aa1ec6a412&amp;startTime=56.8" office:target-frame-name="psplayer" xlink:show="replace" text:style-name="Internet_20_link" text:visited-style-name="Visited_20_Internet_20_Link"><text:span text:style-name="T11">through one element of the list per iteration of the loop.</text:span></text:a><text:span text:style-name="T12"> </text:span><text:a xlink:type="simple" xlink:href="https://app.pluralsight.com/course-player?clipId=66d16939-c874-44d8-bc33-24aa1ec6a412&amp;startTime=60.84" office:target-frame-name="psplayer" xlink:show="replace" text:style-name="Internet_20_link" text:visited-style-name="Visited_20_Internet_20_Link"><text:span text:style-name="T11">So, the first time the loop runs, it'll get one course. The</text:span></text:a><text:span text:style-name="T12"> </text:span><text:a xlink:type="simple" xlink:href="https://app.pluralsight.com/course-player?clipId=66d16939-c874-44d8-bc33-24aa1ec6a412&amp;startTime=64.17" office:target-frame-name="psplayer" xlink:show="replace" text:style-name="Internet_20_link" text:visited-style-name="Visited_20_Internet_20_Link"><text:span text:style-name="T11">next time, it'll get another, and so on.</text:span></text:a><text:span text:style-name="T12"> </text:span><text:a xlink:type="simple" xlink:href="https://app.pluralsight.com/course-player?clipId=66d16939-c874-44d8-bc33-24aa1ec6a412&amp;startTime=68.04" office:target-frame-name="psplayer" xlink:show="replace" text:style-name="Internet_20_link" text:visited-style-name="Visited_20_Internet_20_Link"><text:span text:style-name="T11">Now then, with slices, for‑range returns two values each time it</text:span></text:a><text:span text:style-name="T12"> </text:span><text:a xlink:type="simple" xlink:href="https://app.pluralsight.com/course-player?clipId=66d16939-c874-44d8-bc33-24aa1ec6a412&amp;startTime=73.13" office:target-frame-name="psplayer" xlink:show="replace" text:style-name="Internet_20_link" text:visited-style-name="Visited_20_Internet_20_Link"><text:span text:style-name="T11">loops, the index value and the data value.</text:span></text:a><text:span text:style-name="T12"> </text:span><text:a xlink:type="simple" xlink:href="https://app.pluralsight.com/course-player?clipId=66d16939-c874-44d8-bc33-24aa1ec6a412&amp;startTime=76.84" office:target-frame-name="psplayer" xlink:show="replace" text:style-name="Internet_20_link" text:visited-style-name="Visited_20_Internet_20_Link"><text:span text:style-name="T11">We've got four items in our list, so that will be indexes 0 through 3.</text:span></text:a><text:span text:style-name="T12"> </text:span><text:a xlink:type="simple" xlink:href="https://app.pluralsight.com/course-player?clipId=66d16939-c874-44d8-bc33-24aa1ec6a412&amp;startTime=82.84" office:target-frame-name="psplayer" xlink:show="replace" text:style-name="Internet_20_link" text:visited-style-name="Visited_20_Internet_20_Link"><text:span text:style-name="T11">The first time through the loop,</text:span></text:a><text:span text:style-name="T12"> </text:span><text:a xlink:type="simple" xlink:href="https://app.pluralsight.com/course-player?clipId=66d16939-c874-44d8-bc33-24aa1ec6a412&amp;startTime=84.16" office:target-frame-name="psplayer" xlink:show="replace" text:style-name="Internet_20_link" text:visited-style-name="Visited_20_Internet_20_Link"><text:span text:style-name="T11">it's probably going to get 0 and Docker &amp; Kubernetes: The Big Picture.</text:span></text:a><text:span text:style-name="T12"> </text:span><text:a xlink:type="simple" xlink:href="https://app.pluralsight.com/course-player?clipId=66d16939-c874-44d8-bc33-24aa1ec6a412&amp;startTime=88.12" office:target-frame-name="psplayer" xlink:show="replace" text:style-name="Internet_20_link" text:visited-style-name="Visited_20_Internet_20_Link"><text:span text:style-name="T11">The second time, 1 and Docker Networking, Then 2 and Getting Started</text:span></text:a><text:span text:style-name="T12"> </text:span><text:a xlink:type="simple" xlink:href="https://app.pluralsight.com/course-player?clipId=66d16939-c874-44d8-bc33-24aa1ec6a412&amp;startTime=92.23" office:target-frame-name="psplayer" xlink:show="replace" text:style-name="Internet_20_link" text:visited-style-name="Visited_20_Internet_20_Link"><text:span text:style-name="T11">with Kubernetes, and finally, 3 and Kubernetes Deep Dive. Now, for</text:span></text:a><text:span text:style-name="T12"> </text:span><text:a xlink:type="simple" xlink:href="https://app.pluralsight.com/course-player?clipId=66d16939-c874-44d8-bc33-24aa1ec6a412&amp;startTime=97.83" office:target-frame-name="psplayer" xlink:show="replace" text:style-name="Internet_20_link" text:visited-style-name="Visited_20_Internet_20_Link"><text:span text:style-name="T11">our for loop, we're not bothered about the index value, so we'll</text:span></text:a><text:span text:style-name="T12"> </text:span><text:a xlink:type="simple" xlink:href="https://app.pluralsight.com/course-player?clipId=66d16939-c874-44d8-bc33-24aa1ec6a412&amp;startTime=100.85" office:target-frame-name="psplayer" xlink:show="replace" text:style-name="Internet_20_link" text:visited-style-name="Visited_20_Internet_20_Link"><text:span text:style-name="T11">ignore that by passing it to the underscore, the blank identifier.</text:span></text:a><text:span text:style-name="T12"> </text:span><text:a xlink:type="simple" xlink:href="https://app.pluralsight.com/course-player?clipId=66d16939-c874-44d8-bc33-24aa1ec6a412&amp;startTime=104.65" office:target-frame-name="psplayer" xlink:show="replace" text:style-name="Internet_20_link" text:visited-style-name="Visited_20_Internet_20_Link"><text:span text:style-name="T11">But each data value, yeah,</text:span></text:a><text:span text:style-name="T12"> </text:span><text:a xlink:type="simple" xlink:href="https://app.pluralsight.com/course-player?clipId=66d16939-c874-44d8-bc33-24aa1ec6a412&amp;startTime=108.31" office:target-frame-name="psplayer" xlink:show="replace" text:style-name="Internet_20_link" text:visited-style-name="Visited_20_Internet_20_Link"><text:span text:style-name="T11">we'll hang on to that with the i variable. Then obviously, we're</text:span></text:a><text:span text:style-name="T12"> </text:span><text:a xlink:type="simple" xlink:href="https://app.pluralsight.com/course-player?clipId=66d16939-c874-44d8-bc33-24aa1ec6a412&amp;startTime=112.4" office:target-frame-name="psplayer" xlink:show="replace" text:style-name="Internet_20_link" text:visited-style-name="Visited_20_Internet_20_Link"><text:span text:style-name="T11">printing i to the terminal each time we loop.</text:span></text:a><text:span text:style-name="T12"> </text:span><text:a xlink:type="simple" xlink:href="https://app.pluralsight.com/course-player?clipId=66d16939-c874-44d8-bc33-24aa1ec6a412&amp;startTime=114.87" office:target-frame-name="psplayer" xlink:show="replace" text:style-name="Internet_20_link" text:visited-style-name="Visited_20_Internet_20_Link"><text:span text:style-name="T11">So, we should end up printing the names of all four courses.</text:span></text:a><text:span text:style-name="T12"> </text:span><text:a xlink:type="simple" xlink:href="https://app.pluralsight.com/course-player?clipId=66d16939-c874-44d8-bc33-24aa1ec6a412&amp;startTime=121.54" office:target-frame-name="psplayer" xlink:show="replace" text:style-name="Internet_20_link" text:visited-style-name="Visited_20_Internet_20_Link"><text:span text:style-name="T11">Okay, let's save that and give it a go.</text:span></text:a><text:span text:style-name="T12"> </text:span><text:a xlink:type="simple" xlink:href="https://app.pluralsight.com/course-player?clipId=66d16939-c874-44d8-bc33-24aa1ec6a412&amp;startTime=126.84" office:target-frame-name="psplayer" xlink:show="replace" text:style-name="Internet_20_link" text:visited-style-name="Visited_20_Internet_20_Link"><text:span text:style-name="T11">Alright, just as expected.</text:span></text:a><text:span text:style-name="T12"> </text:span><text:a xlink:type="simple" xlink:href="https://app.pluralsight.com/course-player?clipId=66d16939-c874-44d8-bc33-24aa1ec6a412&amp;startTime=129.24" office:target-frame-name="psplayer" xlink:show="replace" text:style-name="Internet_20_link" text:visited-style-name="Visited_20_Internet_20_Link"><text:span text:style-name="T11">Now then, we can also nest loops, so loops within loops. So</text:span></text:a><text:span text:style-name="T12"> </text:span><text:a xlink:type="simple" xlink:href="https://app.pluralsight.com/course-player?clipId=66d16939-c874-44d8-bc33-24aa1ec6a412&amp;startTime=135.53" office:target-frame-name="psplayer" xlink:show="replace" text:style-name="Internet_20_link" text:visited-style-name="Visited_20_Internet_20_Link"><text:span text:style-name="T11">to do that, we'll have another slice of strings. This time,</text:span></text:a><text:span text:style-name="T12"> </text:span><text:a xlink:type="simple" xlink:href="https://app.pluralsight.com/course-player?clipId=66d16939-c874-44d8-bc33-24aa1ec6a412&amp;startTime=138.66" office:target-frame-name="psplayer" xlink:show="replace" text:style-name="Internet_20_link" text:visited-style-name="Visited_20_Internet_20_Link"><text:span text:style-name="T11">courses marked as completed.</text:span></text:a><text:span text:style-name="T12"> </text:span><text:a xlink:type="simple" xlink:href="https://app.pluralsight.com/course-player?clipId=66d16939-c874-44d8-bc33-24aa1ec6a412&amp;startTime=141.74" office:target-frame-name="psplayer" xlink:show="replace" text:style-name="Internet_20_link" text:visited-style-name="Visited_20_Internet_20_Link"><text:span text:style-name="T11">So, just to be clear, we've got two lists now, one listing courses in progress,</text:span></text:a><text:span text:style-name="T12"> </text:span><text:a xlink:type="simple" xlink:href="https://app.pluralsight.com/course-player?clipId=66d16939-c874-44d8-bc33-24aa1ec6a412&amp;startTime=147.19" office:target-frame-name="psplayer" xlink:show="replace" text:style-name="Internet_20_link" text:visited-style-name="Visited_20_Internet_20_Link"><text:span text:style-name="T11">the </text:span></text:a><text:soft-page-break/><text:a xlink:type="simple" xlink:href="https://app.pluralsight.com/course-player?clipId=66d16939-c874-44d8-bc33-24aa1ec6a412&amp;startTime=147.19" office:target-frame-name="psplayer" xlink:show="replace" text:style-name="Internet_20_link" text:visited-style-name="Visited_20_Internet_20_Link"><text:span text:style-name="T11">other listing courses completed.</text:span></text:a><text:span text:style-name="T12"> </text:span><text:a xlink:type="simple" xlink:href="https://app.pluralsight.com/course-player?clipId=66d16939-c874-44d8-bc33-24aa1ec6a412&amp;startTime=149.94" office:target-frame-name="psplayer" xlink:show="replace" text:style-name="Internet_20_link" text:visited-style-name="Visited_20_Internet_20_Link"><text:span text:style-name="T11">Well, let's add another for‑range here, importantly inside the existing loop.</text:span></text:a><text:span text:style-name="T12"> </text:span><text:a xlink:type="simple" xlink:href="https://app.pluralsight.com/course-player?clipId=66d16939-c874-44d8-bc33-24aa1ec6a412&amp;startTime=156.64" office:target-frame-name="psplayer" xlink:show="replace" text:style-name="Internet_20_link" text:visited-style-name="Visited_20_Internet_20_Link"><text:span text:style-name="T11">Well, this one's going to loop through the completed courses list, and</text:span></text:a><text:span text:style-name="T12"> </text:span><text:a xlink:type="simple" xlink:href="https://app.pluralsight.com/course-player?clipId=66d16939-c874-44d8-bc33-24aa1ec6a412&amp;startTime=160.9" office:target-frame-name="psplayer" xlink:show="replace" text:style-name="Internet_20_link" text:visited-style-name="Visited_20_Internet_20_Link"><text:span text:style-name="T11">see how it's using j to hold the values from it.</text:span></text:a><text:span text:style-name="T12"> </text:span><text:a xlink:type="simple" xlink:href="https://app.pluralsight.com/course-player?clipId=66d16939-c874-44d8-bc33-24aa1ec6a412&amp;startTime=164.72" office:target-frame-name="psplayer" xlink:show="replace" text:style-name="Internet_20_link" text:visited-style-name="Visited_20_Internet_20_Link"><text:span text:style-name="T11">So, the outer loop is holding values in i, the second inner one in j.</text:span></text:a><text:span text:style-name="T12"> </text:span><text:a xlink:type="simple" xlink:href="https://app.pluralsight.com/course-player?clipId=66d16939-c874-44d8-bc33-24aa1ec6a412&amp;startTime=171.94" office:target-frame-name="psplayer" xlink:show="replace" text:style-name="Internet_20_link" text:visited-style-name="Visited_20_Internet_20_Link"><text:span text:style-name="T11">Well, let's add an if here,</text:span></text:a><text:span text:style-name="T12"> </text:span><text:a xlink:type="simple" xlink:href="https://app.pluralsight.com/course-player?clipId=66d16939-c874-44d8-bc33-24aa1ec6a412&amp;startTime=173.57" office:target-frame-name="psplayer" xlink:show="replace" text:style-name="Internet_20_link" text:visited-style-name="Visited_20_Internet_20_Link"><text:span text:style-name="T11">comparing i with j and then printing this if they match.</text:span></text:a><text:span text:style-name="T12"> </text:span><text:a xlink:type="simple" xlink:href="https://app.pluralsight.com/course-player?clipId=66d16939-c874-44d8-bc33-24aa1ec6a412&amp;startTime=178.18" office:target-frame-name="psplayer" xlink:show="replace" text:style-name="Internet_20_link" text:visited-style-name="Visited_20_Internet_20_Link"><text:span text:style-name="T11">So, looping over courses in progress and also courses completed with an</text:span></text:a><text:span text:style-name="T12"> </text:span><text:a xlink:type="simple" xlink:href="https://app.pluralsight.com/course-player?clipId=66d16939-c874-44d8-bc33-24aa1ec6a412&amp;startTime=183.79" office:target-frame-name="psplayer" xlink:show="replace" text:style-name="Internet_20_link" text:visited-style-name="Visited_20_Internet_20_Link"><text:span text:style-name="T11">if block to spot if a course appears in both the in progress list and the</text:span></text:a><text:span text:style-name="T12"> </text:span><text:a xlink:type="simple" xlink:href="https://app.pluralsight.com/course-player?clipId=66d16939-c874-44d8-bc33-24aa1ec6a412&amp;startTime=189.38" office:target-frame-name="psplayer" xlink:show="replace" text:style-name="Internet_20_link" text:visited-style-name="Visited_20_Internet_20_Link"><text:span text:style-name="T11">completed list. And if you're new to this and it's feeling a bit much,</text:span></text:a><text:span text:style-name="T12"> </text:span><text:a xlink:type="simple" xlink:href="https://app.pluralsight.com/course-player?clipId=66d16939-c874-44d8-bc33-24aa1ec6a412&amp;startTime=195.19" office:target-frame-name="psplayer" xlink:show="replace" text:style-name="Internet_20_link" text:visited-style-name="Visited_20_Internet_20_Link"><text:span text:style-name="T11">let's just step through the flow nice and slowly. We have got the outer</text:span></text:a><text:span text:style-name="T12"> </text:span><text:a xlink:type="simple" xlink:href="https://app.pluralsight.com/course-player?clipId=66d16939-c874-44d8-bc33-24aa1ec6a412&amp;startTime=201.35" office:target-frame-name="psplayer" xlink:show="replace" text:style-name="Internet_20_link" text:visited-style-name="Visited_20_Internet_20_Link"><text:span text:style-name="T11">loop stepping through the list of courses in progress, but inside of</text:span></text:a><text:span text:style-name="T12"> </text:span><text:a xlink:type="simple" xlink:href="https://app.pluralsight.com/course-player?clipId=66d16939-c874-44d8-bc33-24aa1ec6a412&amp;startTime=205.41" office:target-frame-name="psplayer" xlink:show="replace" text:style-name="Internet_20_link" text:visited-style-name="Visited_20_Internet_20_Link"><text:span text:style-name="T11">that, we've got a second loop stepping through the list of courses</text:span></text:a><text:span text:style-name="T12"> </text:span><text:a xlink:type="simple" xlink:href="https://app.pluralsight.com/course-player?clipId=66d16939-c874-44d8-bc33-24aa1ec6a412&amp;startTime=208.5" office:target-frame-name="psplayer" xlink:show="replace" text:style-name="Internet_20_link" text:visited-style-name="Visited_20_Internet_20_Link"><text:span text:style-name="T11">completed.</text:span></text:a><text:span text:style-name="T12"> </text:span><text:a xlink:type="simple" xlink:href="https://app.pluralsight.com/course-player?clipId=66d16939-c874-44d8-bc33-24aa1ec6a412&amp;startTime=210.24" office:target-frame-name="psplayer" xlink:show="replace" text:style-name="Internet_20_link" text:visited-style-name="Visited_20_Internet_20_Link"><text:span text:style-name="T11">Now then, on the first iteration of the outer loop, it's going to stick</text:span></text:a><text:span text:style-name="T12"> </text:span><text:a xlink:type="simple" xlink:href="https://app.pluralsight.com/course-player?clipId=66d16939-c874-44d8-bc33-24aa1ec6a412&amp;startTime=214.38" office:target-frame-name="psplayer" xlink:show="replace" text:style-name="Internet_20_link" text:visited-style-name="Visited_20_Internet_20_Link"><text:span text:style-name="T11">Docker &amp; Kubernetes: The Big Picture into the i variable.</text:span></text:a><text:span text:style-name="T12"> </text:span><text:a xlink:type="simple" xlink:href="https://app.pluralsight.com/course-player?clipId=66d16939-c874-44d8-bc33-24aa1ec6a412&amp;startTime=217.99" office:target-frame-name="psplayer" xlink:show="replace" text:style-name="Internet_20_link" text:visited-style-name="Visited_20_Internet_20_Link"><text:span text:style-name="T11">In fact, let's put that up here.</text:span></text:a><text:span text:style-name="T12"> </text:span><text:a xlink:type="simple" xlink:href="https://app.pluralsight.com/course-player?clipId=66d16939-c874-44d8-bc33-24aa1ec6a412&amp;startTime=220.24" office:target-frame-name="psplayer" xlink:show="replace" text:style-name="Internet_20_link" text:visited-style-name="Visited_20_Internet_20_Link"><text:span text:style-name="T11">Okay, anyway. Next up, we hit this line here,</text:span></text:a><text:span text:style-name="T12"> </text:span><text:a xlink:type="simple" xlink:href="https://app.pluralsight.com/course-player?clipId=66d16939-c874-44d8-bc33-24aa1ec6a412&amp;startTime=223.5" office:target-frame-name="psplayer" xlink:show="replace" text:style-name="Internet_20_link" text:visited-style-name="Visited_20_Internet_20_Link"><text:span text:style-name="T11">so we start iterating through the inner loop. And we stick the</text:span></text:a><text:span text:style-name="T12"> </text:span><text:a xlink:type="simple" xlink:href="https://app.pluralsight.com/course-player?clipId=66d16939-c874-44d8-bc33-24aa1ec6a412&amp;startTime=226.9" office:target-frame-name="psplayer" xlink:show="replace" text:style-name="Internet_20_link" text:visited-style-name="Visited_20_Internet_20_Link"><text:span text:style-name="T11">first value from the completed list into the j variable. And look,</text:span></text:a><text:span text:style-name="T12"> </text:span><text:a xlink:type="simple" xlink:href="https://app.pluralsight.com/course-player?clipId=66d16939-c874-44d8-bc33-24aa1ec6a412&amp;startTime=230.9" office:target-frame-name="psplayer" xlink:show="replace" text:style-name="Internet_20_link" text:visited-style-name="Visited_20_Internet_20_Link"><text:span text:style-name="T11">it's going to be Docker &amp; Kubernetes: The Big Picture as well. That</text:span></text:a><text:span text:style-name="T12"> </text:span><text:a xlink:type="simple" xlink:href="https://app.pluralsight.com/course-player?clipId=66d16939-c874-44d8-bc33-24aa1ec6a412&amp;startTime=235.51" office:target-frame-name="psplayer" xlink:show="replace" text:style-name="Internet_20_link" text:visited-style-name="Visited_20_Internet_20_Link"><text:span text:style-name="T11">means when we do this if comparison here, we'll get a match, and</text:span></text:a><text:span text:style-name="T12"> </text:span><text:a xlink:type="simple" xlink:href="https://app.pluralsight.com/course-player?clipId=66d16939-c874-44d8-bc33-24aa1ec6a412&amp;startTime=239.65" office:target-frame-name="psplayer" xlink:show="replace" text:style-name="Internet_20_link" text:visited-style-name="Visited_20_Internet_20_Link"><text:span text:style-name="T11">we'll print this line.</text:span></text:a><text:span text:style-name="T12"> </text:span><text:a xlink:type="simple" xlink:href="https://app.pluralsight.com/course-player?clipId=66d16939-c874-44d8-bc33-24aa1ec6a412&amp;startTime=242.2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66d16939-c874-44d8-bc33-24aa1ec6a412&amp;startTime=243.12" office:target-frame-name="psplayer" xlink:show="replace" text:style-name="Internet_20_link" text:visited-style-name="Visited_20_Internet_20_Link"><text:span text:style-name="T11">well, we'll hit the closing curly of the if statement here, and</text:span></text:a><text:span text:style-name="T12"> </text:span><text:a xlink:type="simple" xlink:href="https://app.pluralsight.com/course-player?clipId=66d16939-c874-44d8-bc33-24aa1ec6a412&amp;startTime=246.74" office:target-frame-name="psplayer" xlink:show="replace" text:style-name="Internet_20_link" text:visited-style-name="Visited_20_Internet_20_Link"><text:span text:style-name="T11">we'll go back to the top of this loop again,</text:span></text:a><text:span text:style-name="T12"> </text:span><text:a xlink:type="simple" xlink:href="https://app.pluralsight.com/course-player?clipId=66d16939-c874-44d8-bc33-24aa1ec6a412&amp;startTime=249.16" office:target-frame-name="psplayer" xlink:show="replace" text:style-name="Internet_20_link" text:visited-style-name="Visited_20_Internet_20_Link"><text:span text:style-name="T11">the inner one, and we'll run through that again. This time,</text:span></text:a><text:span text:style-name="T12"> </text:span><text:a xlink:type="simple" xlink:href="https://app.pluralsight.com/course-player?clipId=66d16939-c874-44d8-bc33-24aa1ec6a412&amp;startTime=252.01" office:target-frame-name="psplayer" xlink:show="replace" text:style-name="Internet_20_link" text:visited-style-name="Visited_20_Internet_20_Link"><text:span text:style-name="T11">we'll put this in j.</text:span></text:a><text:span text:style-name="T12"> </text:span><text:a xlink:type="simple" xlink:href="https://app.pluralsight.com/course-player?clipId=66d16939-c874-44d8-bc33-24aa1ec6a412&amp;startTime=253.83" office:target-frame-name="psplayer" xlink:show="replace" text:style-name="Internet_20_link" text:visited-style-name="Visited_20_Internet_20_Link"><text:span text:style-name="T11">Does i match j this time? Negativo. And we hit the end of the completed list.</text:span></text:a><text:span text:style-name="T12"> </text:span><text:a xlink:type="simple" xlink:href="https://app.pluralsight.com/course-player?clipId=66d16939-c874-44d8-bc33-24aa1ec6a412&amp;startTime=259.94" office:target-frame-name="psplayer" xlink:show="replace" text:style-name="Internet_20_link" text:visited-style-name="Visited_20_Internet_20_Link"><text:span text:style-name="T11">So, we leave the inner loop. We hit the closing curly of the outer loop, but</text:span></text:a><text:span text:style-name="T12"> </text:span><text:a xlink:type="simple" xlink:href="https://app.pluralsight.com/course-player?clipId=66d16939-c874-44d8-bc33-24aa1ec6a412&amp;startTime=264.8" office:target-frame-name="psplayer" xlink:show="replace" text:style-name="Internet_20_link" text:visited-style-name="Visited_20_Internet_20_Link"><text:span text:style-name="T11">we've not reached the end of the list for the outer loop,</text:span></text:a><text:span text:style-name="T12"> </text:span><text:a xlink:type="simple" xlink:href="https://app.pluralsight.com/course-player?clipId=66d16939-c874-44d8-bc33-24aa1ec6a412&amp;startTime=267.49" office:target-frame-name="psplayer" xlink:show="replace" text:style-name="Internet_20_link" text:visited-style-name="Visited_20_Internet_20_Link"><text:span text:style-name="T11">so we go again.</text:span></text:a><text:span text:style-name="T12"> </text:span><text:a xlink:type="simple" xlink:href="https://app.pluralsight.com/course-player?clipId=66d16939-c874-44d8-bc33-24aa1ec6a412&amp;startTime=270.94" office:target-frame-name="psplayer" xlink:show="replace" text:style-name="Internet_20_link" text:visited-style-name="Visited_20_Internet_20_Link"><text:span text:style-name="T11">Well, this time we'll put the Docker Networking course</text:span></text:a><text:span text:style-name="T12"> </text:span><text:a xlink:type="simple" xlink:href="https://app.pluralsight.com/course-player?clipId=66d16939-c874-44d8-bc33-24aa1ec6a412&amp;startTime=272.97" office:target-frame-name="psplayer" xlink:show="replace" text:style-name="Internet_20_link" text:visited-style-name="Visited_20_Internet_20_Link"><text:span text:style-name="T11">into i and go through it all again.</text:span></text:a><text:span text:style-name="T12"> </text:span><text:a xlink:type="simple" xlink:href="https://app.pluralsight.com/course-player?clipId=66d16939-c874-44d8-bc33-24aa1ec6a412&amp;startTime=274.97" office:target-frame-name="psplayer" xlink:show="replace" text:style-name="Internet_20_link" text:visited-style-name="Visited_20_Internet_20_Link"><text:span text:style-name="T11">So back to our inner loop, a couple of iterations,</text:span></text:a><text:span text:style-name="T12"> </text:span><text:a xlink:type="simple" xlink:href="https://app.pluralsight.com/course-player?clipId=66d16939-c874-44d8-bc33-24aa1ec6a412&amp;startTime=277.96" office:target-frame-name="psplayer" xlink:show="replace" text:style-name="Internet_20_link" text:visited-style-name="Visited_20_Internet_20_Link"><text:span text:style-name="T11">one for each of the two values here.</text:span></text:a><text:span text:style-name="T12"> </text:span><text:a xlink:type="simple" xlink:href="https://app.pluralsight.com/course-player?clipId=66d16939-c874-44d8-bc33-24aa1ec6a412&amp;startTime=279.7" office:target-frame-name="psplayer" xlink:show="replace" text:style-name="Internet_20_link" text:visited-style-name="Visited_20_Internet_20_Link"><text:span text:style-name="T11">Each time again, checking for a match. This time,</text:span></text:a><text:span text:style-name="T12"> </text:span><text:a xlink:type="simple" xlink:href="https://app.pluralsight.com/course-player?clipId=66d16939-c874-44d8-bc33-24aa1ec6a412&amp;startTime=282.66" office:target-frame-name="psplayer" xlink:show="replace" text:style-name="Internet_20_link" text:visited-style-name="Visited_20_Internet_20_Link"><text:span text:style-name="T11">we won't get any matches, so we'll come back up here, rinse and repeat.</text:span></text:a><text:span text:style-name="T12"> </text:span><text:a xlink:type="simple" xlink:href="https://app.pluralsight.com/course-player?clipId=66d16939-c874-44d8-bc33-24aa1ec6a412&amp;startTime=288.44" office:target-frame-name="psplayer" xlink:show="replace" text:style-name="Internet_20_link" text:visited-style-name="Visited_20_Internet_20_Link"><text:span text:style-name="T11">Shall we see if it works?</text:span></text:a><text:span text:style-name="T12"> </text:span><text:a xlink:type="simple" xlink:href="https://app.pluralsight.com/course-player?clipId=66d16939-c874-44d8-bc33-24aa1ec6a412&amp;startTime=290.14" office:target-frame-name="psplayer" xlink:show="replace" text:style-name="Internet_20_link" text:visited-style-name="Visited_20_Internet_20_Link"><text:span text:style-name="T11">Okay, well, remember to save your changes.</text:span></text:a><text:span text:style-name="T12"> </text:span><text:a xlink:type="simple" xlink:href="https://app.pluralsight.com/course-player?clipId=66d16939-c874-44d8-bc33-24aa1ec6a412&amp;startTime=292.35" office:target-frame-name="psplayer" xlink:show="replace" text:style-name="Internet_20_link" text:visited-style-name="Visited_20_Internet_20_Link"><text:span text:style-name="T11">Oh, and we don't need this Println here anymore.</text:span></text:a><text:span text:style-name="T12"> </text:span><text:a xlink:type="simple" xlink:href="https://app.pluralsight.com/course-player?clipId=66d16939-c874-44d8-bc33-24aa1ec6a412&amp;startTime=295.54" office:target-frame-name="psplayer" xlink:show="replace" text:style-name="Internet_20_link" text:visited-style-name="Visited_20_Internet_20_Link"><text:span text:style-name="T11">Let's give it a go, though.</text:span></text:a><text:span text:style-name="T12"> </text:span><text:a xlink:type="simple" xlink:href="https://app.pluralsight.com/course-player?clipId=66d16939-c874-44d8-bc33-24aa1ec6a412&amp;startTime=301.44" office:target-frame-name="psplayer" xlink:show="replace" text:style-name="Internet_20_link" text:visited-style-name="Visited_20_Internet_20_Link"><text:span text:style-name="T11">Oh, and as if by magic, it works. Now, I know it was</text:span></text:a><text:span text:style-name="T12"> </text:span><text:a xlink:type="simple" xlink:href="https://app.pluralsight.com/course-player?clipId=66d16939-c874-44d8-bc33-24aa1ec6a412&amp;startTime=307.59" office:target-frame-name="psplayer" xlink:show="replace" text:style-name="Internet_20_link" text:visited-style-name="Visited_20_Internet_20_Link"><text:span text:style-name="T11">a bit of a convoluted example,</text:span></text:a><text:span text:style-name="T12"> </text:span><text:a xlink:type="simple" xlink:href="https://app.pluralsight.com/course-player?clipId=66d16939-c874-44d8-bc33-24aa1ec6a412&amp;startTime=309.54" office:target-frame-name="psplayer" xlink:show="replace" text:style-name="Internet_20_link" text:visited-style-name="Visited_20_Internet_20_Link"><text:span text:style-name="T11">but we've seen how to nest loops within loops, as</text:span></text:a><text:span text:style-name="T12"> </text:span><text:a xlink:type="simple" xlink:href="https://app.pluralsight.com/course-player?clipId=66d16939-c874-44d8-bc33-24aa1ec6a412&amp;startTime=313.15" office:target-frame-name="psplayer" xlink:show="replace" text:style-name="Internet_20_link" text:visited-style-name="Visited_20_Internet_20_Link"><text:span text:style-name="T11">well as throwing in some if blocks.</text:span></text:a><text:span text:style-name="T12"> </text:span><text:a xlink:type="simple" xlink:href="https://app.pluralsight.com/course-player?clipId=66d16939-c874-44d8-bc33-24aa1ec6a412&amp;startTime=316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66d16939-c874-44d8-bc33-24aa1ec6a412&amp;startTime=316.83" office:target-frame-name="psplayer" xlink:show="replace" text:style-name="Internet_20_link" text:visited-style-name="Visited_20_Internet_20_Link"><text:span text:style-name="T11">time for a quick look at break and continue before we recap everything we've learned.</text:span></text:a></text:p>
      <text:h text:style-name="P3" text:outline-level="3"><text:a xlink:type="simple" xlink:href="https://app.pluralsight.com/course-player?clipId=81700c8f-f504-4800-b889-63c96b0825ee" office:target-frame-name="psplayer" xlink:show="replace" text:style-name="Internet_20_link" text:visited-style-name="Visited_20_Internet_20_Link"><text:span text:style-name="T11">Break and Continue</text:span></text:a></text:h>
      <text:p text:style-name="P5"><text:a xlink:type="simple" xlink:href="https://app.pluralsight.com/course-player?clipId=81700c8f-f504-4800-b889-63c96b0825ee&amp;startTime=1.64" office:target-frame-name="psplayer" xlink:show="replace" text:style-name="Internet_20_link" text:visited-style-name="Visited_20_Internet_20_Link"><text:span text:style-name="T11">Time for a quick look into how break and continue work.</text:span></text:a><text:span text:style-name="T12"> </text:span><text:a xlink:type="simple" xlink:href="https://app.pluralsight.com/course-player?clipId=81700c8f-f504-4800-b889-63c96b0825ee&amp;startTime=4.61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81700c8f-f504-4800-b889-63c96b0825ee&amp;startTime=5.14" office:target-frame-name="psplayer" xlink:show="replace" text:style-name="Internet_20_link" text:visited-style-name="Visited_20_Internet_20_Link"><text:span text:style-name="T11">we saw break earlier when the self‑destruct timer was</text:span></text:a><text:span text:style-name="T12"> </text:span><text:a xlink:type="simple" xlink:href="https://app.pluralsight.com/course-player?clipId=81700c8f-f504-4800-b889-63c96b0825ee&amp;startTime=7.79" office:target-frame-name="psplayer" xlink:show="replace" text:style-name="Internet_20_link" text:visited-style-name="Visited_20_Internet_20_Link"><text:span text:style-name="T11">flashing a 0 that we didn't want.</text:span></text:a><text:span text:style-name="T12"> </text:span><text:a xlink:type="simple" xlink:href="https://app.pluralsight.com/course-player?clipId=81700c8f-f504-4800-b889-63c96b0825ee&amp;startTime=10.2" office:target-frame-name="psplayer" xlink:show="replace" text:style-name="Internet_20_link" text:visited-style-name="Visited_20_Internet_20_Link"><text:span text:style-name="T11">Remember, we put a break in here inside the if block,</text:span></text:a><text:span text:style-name="T12"> </text:span><text:a xlink:type="simple" xlink:href="https://app.pluralsight.com/course-player?clipId=81700c8f-f504-4800-b889-63c96b0825ee&amp;startTime=14.47" office:target-frame-name="psplayer" xlink:show="replace" text:style-name="Internet_20_link" text:visited-style-name="Visited_20_Internet_20_Link"><text:span text:style-name="T11">which in turn is inside the loop.</text:span></text:a><text:span text:style-name="T12"> </text:span><text:a xlink:type="simple" xlink:href="https://app.pluralsight.com/course-player?clipId=81700c8f-f504-4800-b889-63c96b0825ee&amp;startTime=17.04" office:target-frame-name="psplayer" xlink:show="replace" text:style-name="Internet_20_link" text:visited-style-name="Visited_20_Internet_20_Link"><text:span text:style-name="T11">But, as soon as program flow hits the break,</text:span></text:a><text:span text:style-name="T12"> </text:span><text:a xlink:type="simple" xlink:href="https://app.pluralsight.com/course-player?clipId=81700c8f-f504-4800-b889-63c96b0825ee&amp;startTime=19.62" office:target-frame-name="psplayer" xlink:show="replace" text:style-name="Internet_20_link" text:visited-style-name="Visited_20_Internet_20_Link"><text:span text:style-name="T11">it literally breaks out of the loop and execution</text:span></text:a><text:span text:style-name="T12"> </text:span><text:a xlink:type="simple" xlink:href="https://app.pluralsight.com/course-player?clipId=81700c8f-f504-4800-b889-63c96b0825ee&amp;startTime=22.66" office:target-frame-name="psplayer" xlink:show="replace" text:style-name="Internet_20_link" text:visited-style-name="Visited_20_Internet_20_Link"><text:span text:style-name="T11">picks up after its closing curly.</text:span></text:a><text:span text:style-name="T12"> </text:span><text:a xlink:type="simple" xlink:href="https://app.pluralsight.com/course-player?clipId=81700c8f-f504-4800-b889-63c96b0825ee&amp;startTime=25.08" office:target-frame-name="psplayer" xlink:show="replace" text:style-name="Internet_20_link" text:visited-style-name="Visited_20_Internet_20_Link"><text:span text:style-name="T11">And you know what, yeah, that is break in its most basic form.</text:span></text:a><text:span text:style-name="T12"> </text:span><text:a xlink:type="simple" xlink:href="https://app.pluralsight.com/course-player?clipId=81700c8f-f504-4800-b889-63c96b0825ee&amp;startTime=29.13" office:target-frame-name="psplayer" xlink:show="replace" text:style-name="Internet_20_link" text:visited-style-name="Visited_20_Internet_20_Link"><text:span text:style-name="T11">It breaks out of the current loop.</text:span></text:a><text:span text:style-name="T12"> </text:span><text:a xlink:type="simple" xlink:href="https://app.pluralsight.com/course-player?clipId=81700c8f-f504-4800-b889-63c96b0825ee&amp;startTime=32.34" office:target-frame-name="psplayer" xlink:show="replace" text:style-name="Internet_20_link" text:visited-style-name="Visited_20_Internet_20_Link"><text:span text:style-name="T11">But what about nested loops like we've got here?</text:span></text:a><text:span text:style-name="T12"> </text:span><text:a xlink:type="simple" xlink:href="https://app.pluralsight.com/course-player?clipId=81700c8f-f504-4800-b889-63c96b0825ee&amp;startTime=35.81" office:target-frame-name="psplayer" xlink:show="replace" text:style-name="Internet_20_link" text:visited-style-name="Visited_20_Internet_20_Link"><text:span text:style-name="T11">And apologies for the colors.</text:span></text:a><text:span text:style-name="T12"> </text:span><text:a xlink:type="simple" xlink:href="https://app.pluralsight.com/course-player?clipId=81700c8f-f504-4800-b889-63c96b0825ee&amp;startTime=37.97" office:target-frame-name="psplayer" xlink:show="replace" text:style-name="Internet_20_link" text:visited-style-name="Visited_20_Internet_20_Link"><text:span text:style-name="T11">They're just there trying to help highlight the different loops.</text:span></text:a><text:span text:style-name="T12"> </text:span><text:a xlink:type="simple" xlink:href="https://app.pluralsight.com/course-player?clipId=81700c8f-f504-4800-b889-63c96b0825ee&amp;startTime=41.18" office:target-frame-name="psplayer" xlink:show="replace" text:style-name="Internet_20_link" text:visited-style-name="Visited_20_Internet_20_Link"><text:span text:style-name="T11">But we've got three nested loops, and apologies if you're color blind.</text:span></text:a><text:span text:style-name="T12"> </text:span><text:a xlink:type="simple" xlink:href="https://app.pluralsight.com/course-player?clipId=81700c8f-f504-4800-b889-63c96b0825ee&amp;startTime=46.85" office:target-frame-name="psplayer" xlink:show="replace" text:style-name="Internet_20_link" text:visited-style-name="Visited_20_Internet_20_Link"><text:span text:style-name="T11">I hope they are visible and make sense.</text:span></text:a><text:span text:style-name="T12"> </text:span><text:a xlink:type="simple" xlink:href="https://app.pluralsight.com/course-player?clipId=81700c8f-f504-4800-b889-63c96b0825ee&amp;startTime=50.24" office:target-frame-name="psplayer" xlink:show="replace" text:style-name="Internet_20_link" text:visited-style-name="Visited_20_Internet_20_Link"><text:span text:style-name="T11">Well, if we break here in the innermost loop,</text:span></text:a><text:span text:style-name="T12"> </text:span><text:a xlink:type="simple" xlink:href="https://app.pluralsight.com/course-player?clipId=81700c8f-f504-4800-b889-63c96b0825ee&amp;startTime=53.75" office:target-frame-name="psplayer" xlink:show="replace" text:style-name="Internet_20_link" text:visited-style-name="Visited_20_Internet_20_Link"><text:span text:style-name="T11">we'll drop out of this loop here, the blue one.</text:span></text:a><text:span text:style-name="T12"> </text:span><text:a xlink:type="simple" xlink:href="https://app.pluralsight.com/course-player?clipId=81700c8f-f504-4800-b889-63c96b0825ee&amp;startTime=56.65" office:target-frame-name="psplayer" xlink:show="replace" text:style-name="Internet_20_link" text:visited-style-name="Visited_20_Internet_20_Link"><text:span text:style-name="T11">Then we'll hit its terminating curly, go back to the top for further evaluations,</text:span></text:a><text:span text:style-name="T12"> </text:span><text:a xlink:type="simple" xlink:href="https://app.pluralsight.com/course-player?clipId=81700c8f-f504-4800-b889-63c96b0825ee&amp;startTime=61.7" office:target-frame-name="psplayer" xlink:show="replace" text:style-name="Internet_20_link" text:visited-style-name="Visited_20_Internet_20_Link"><text:span text:style-name="T11">and potentially more iterations.</text:span></text:a><text:span text:style-name="T12"> </text:span><text:a xlink:type="simple" xlink:href="https://app.pluralsight.com/course-player?clipId=81700c8f-f504-4800-b889-63c96b0825ee&amp;startTime=64.28" office:target-frame-name="psplayer" xlink:show="replace" text:style-name="Internet_20_link" text:visited-style-name="Visited_20_Internet_20_Link"><text:span text:style-name="T11">Magic.</text:span></text:a><text:span text:style-name="T12"> </text:span><text:a xlink:type="simple" xlink:href="https://app.pluralsight.com/course-player?clipId=81700c8f-f504-4800-b889-63c96b0825ee&amp;startTime=65.69" office:target-frame-name="psplayer" xlink:show="replace" text:style-name="Internet_20_link" text:visited-style-name="Visited_20_Internet_20_Link"><text:span text:style-name="T11">But what if we want to break out, I don't know,</text:span></text:a><text:span text:style-name="T12"> </text:span><text:a xlink:type="simple" xlink:href="https://app.pluralsight.com/course-player?clipId=81700c8f-f504-4800-b889-63c96b0825ee&amp;startTime=68.63" office:target-frame-name="psplayer" xlink:show="replace" text:style-name="Internet_20_link" text:visited-style-name="Visited_20_Internet_20_Link"><text:span text:style-name="T11">two levels, maybe to the outermost orange loop?</text:span></text:a><text:span text:style-name="T12"> </text:span><text:a xlink:type="simple" xlink:href="https://app.pluralsight.com/course-player?clipId=81700c8f-f504-4800-b889-63c96b0825ee&amp;startTime=71.92" office:target-frame-name="psplayer" xlink:show="replace" text:style-name="Internet_20_link" text:visited-style-name="Visited_20_Internet_20_Link"><text:span text:style-name="T11">No sweat.</text:span></text:a><text:span text:style-name="T12"> </text:span><text:a xlink:type="simple" xlink:href="https://app.pluralsight.com/course-player?clipId=81700c8f-f504-4800-b889-63c96b0825ee&amp;startTime=72.8" office:target-frame-name="psplayer" xlink:show="replace" text:style-name="Internet_20_link" text:visited-style-name="Visited_20_Internet_20_Link"><text:span text:style-name="T11">That's where labels come into play.</text:span></text:a><text:span text:style-name="T12"> </text:span><text:a xlink:type="simple" xlink:href="https://app.pluralsight.com/course-player?clipId=81700c8f-f504-4800-b889-63c96b0825ee&amp;startTime=74.9" office:target-frame-name="psplayer" xlink:show="replace" text:style-name="Internet_20_link" text:visited-style-name="Visited_20_Internet_20_Link"><text:span text:style-name="T11">So, we can make a label up here.</text:span></text:a><text:span text:style-name="T12"> </text:span><text:a xlink:type="simple" xlink:href="https://app.pluralsight.com/course-player?clipId=81700c8f-f504-4800-b889-63c96b0825ee&amp;startTime=77.37" office:target-frame-name="psplayer" xlink:show="replace" text:style-name="Internet_20_link" text:visited-style-name="Visited_20_Internet_20_Link"><text:span text:style-name="T11">We'll call this one breakPoint.</text:span></text:a><text:span text:style-name="T12"> </text:span><text:a xlink:type="simple" xlink:href="https://app.pluralsight.com/course-player?clipId=81700c8f-f504-4800-b889-63c96b0825ee&amp;startTime=79.94" office:target-frame-name="psplayer" xlink:show="replace" text:style-name="Internet_20_link" text:visited-style-name="Visited_20_Internet_20_Link"><text:span text:style-name="T11">But, honestly, you can call it pretty much whatever you want.</text:span></text:a><text:span text:style-name="T12"> </text:span><text:a xlink:type="simple" xlink:href="https://app.pluralsight.com/course-player?clipId=81700c8f-f504-4800-b889-63c96b0825ee&amp;startTime=83.6" office:target-frame-name="psplayer" xlink:show="replace" text:style-name="Internet_20_link" text:visited-style-name="Visited_20_Internet_20_Link"><text:span text:style-name="T11">Just, obviously, don't call it one of Go's whatever it is, 25 keywords.</text:span></text:a><text:span text:style-name="T12"> </text:span><text:a xlink:type="simple" xlink:href="https://app.pluralsight.com/course-player?clipId=81700c8f-f504-4800-b889-63c96b0825ee&amp;startTime=88.66" office:target-frame-name="psplayer" xlink:show="replace" text:style-name="Internet_20_link" text:visited-style-name="Visited_20_Internet_20_Link"><text:span text:style-name="T11">Anyway, when we make the call to break here,</text:span></text:a><text:span text:style-name="T12"> </text:span><text:a xlink:type="simple" xlink:href="https://app.pluralsight.com/course-player?clipId=81700c8f-f504-4800-b889-63c96b0825ee&amp;startTime=92.26" office:target-frame-name="psplayer" xlink:show="replace" text:style-name="Internet_20_link" text:visited-style-name="Visited_20_Internet_20_Link"><text:span text:style-name="T11">if we give it the label, instead of just breaking out of the current loop,</text:span></text:a><text:span text:style-name="T12"> </text:span><text:a xlink:type="simple" xlink:href="https://app.pluralsight.com/course-player?clipId=81700c8f-f504-4800-b889-63c96b0825ee&amp;startTime=95.7" office:target-frame-name="psplayer" xlink:show="replace" text:style-name="Internet_20_link" text:visited-style-name="Visited_20_Internet_20_Link"><text:span text:style-name="T11">we'll break to here, thanks.</text:span></text:a><text:span text:style-name="T12"> </text:span><text:a xlink:type="simple" xlink:href="https://app.pluralsight.com/course-player?clipId=81700c8f-f504-4800-b889-63c96b0825ee&amp;startTime=98.74" office:target-frame-name="psplayer" xlink:show="replace" text:style-name="Internet_20_link" text:visited-style-name="Visited_20_Internet_20_Link"><text:span text:style-name="T11">And that really is the crux of break.</text:span></text:a><text:span text:style-name="T12"> </text:span><text:a xlink:type="simple" xlink:href="https://app.pluralsight.com/course-player?clipId=81700c8f-f504-4800-b889-63c96b0825ee&amp;startTime=101.13" office:target-frame-name="psplayer" xlink:show="replace" text:style-name="Internet_20_link" text:visited-style-name="Visited_20_Internet_20_Link"><text:span text:style-name="T11">In its most default form, it breaks us out of the current loop,</text:span></text:a><text:span text:style-name="T12"> </text:span><text:a xlink:type="simple" xlink:href="https://app.pluralsight.com/course-player?clipId=81700c8f-f504-4800-b889-63c96b0825ee&amp;startTime=104.67" office:target-frame-name="psplayer" xlink:show="replace" text:style-name="Internet_20_link" text:visited-style-name="Visited_20_Internet_20_Link"><text:span text:style-name="T11">but if we use labels we can break to pretty much anywhere we want.</text:span></text:a><text:span text:style-name="T12"> </text:span><text:a xlink:type="simple" xlink:href="https://app.pluralsight.com/course-player?clipId=81700c8f-f504-4800-b889-63c96b0825ee&amp;startTime=110.66" office:target-frame-name="psplayer" xlink:show="replace" text:style-name="Internet_20_link" text:visited-style-name="Visited_20_Internet_20_Link"><text:span text:style-name="T11">Though, a bit of a gotcha, Go being Go, yeah,</text:span></text:a><text:span text:style-name="T12"> </text:span><text:a xlink:type="simple" xlink:href="https://app.pluralsight.com/course-player?clipId=81700c8f-f504-4800-b889-63c96b0825ee&amp;startTime=114.65" office:target-frame-name="psplayer" xlink:show="replace" text:style-name="Internet_20_link" text:visited-style-name="Visited_20_Internet_20_Link"><text:span text:style-name="T11">it is not a fan of you defining labels and </text:span></text:a><text:soft-page-break/><text:a xlink:type="simple" xlink:href="https://app.pluralsight.com/course-player?clipId=81700c8f-f504-4800-b889-63c96b0825ee&amp;startTime=114.65" office:target-frame-name="psplayer" xlink:show="replace" text:style-name="Internet_20_link" text:visited-style-name="Visited_20_Internet_20_Link"><text:span text:style-name="T11">they're not using them.</text:span></text:a><text:span text:style-name="T12"> </text:span><text:a xlink:type="simple" xlink:href="https://app.pluralsight.com/course-player?clipId=81700c8f-f504-4800-b889-63c96b0825ee&amp;startTime=118.32" office:target-frame-name="psplayer" xlink:show="replace" text:style-name="Internet_20_link" text:visited-style-name="Visited_20_Internet_20_Link"><text:span text:style-name="T11">So, if you define one, you've got to use it.</text:span></text:a><text:span text:style-name="T12"> </text:span><text:a xlink:type="simple" xlink:href="https://app.pluralsight.com/course-player?clipId=81700c8f-f504-4800-b889-63c96b0825ee&amp;startTime=122.94" office:target-frame-name="psplayer" xlink:show="replace" text:style-name="Internet_20_link" text:visited-style-name="Visited_20_Internet_20_Link"><text:span text:style-name="T11">Well, switching gears slightly to continue.</text:span></text:a><text:span text:style-name="T12"> </text:span><text:a xlink:type="simple" xlink:href="https://app.pluralsight.com/course-player?clipId=81700c8f-f504-4800-b889-63c96b0825ee&amp;startTime=126.22" office:target-frame-name="psplayer" xlink:show="replace" text:style-name="Internet_20_link" text:visited-style-name="Visited_20_Internet_20_Link"><text:span text:style-name="T11">The idea with continue is that whenever Go encounters one in a loop,</text:span></text:a><text:span text:style-name="T12"> </text:span><text:a xlink:type="simple" xlink:href="https://app.pluralsight.com/course-player?clipId=81700c8f-f504-4800-b889-63c96b0825ee&amp;startTime=131.19" office:target-frame-name="psplayer" xlink:show="replace" text:style-name="Internet_20_link" text:visited-style-name="Visited_20_Internet_20_Link"><text:span text:style-name="T11">it drops whatever it was doing and it jumps straight back to the top for a new</text:span></text:a><text:span text:style-name="T12"> </text:span><text:a xlink:type="simple" xlink:href="https://app.pluralsight.com/course-player?clipId=81700c8f-f504-4800-b889-63c96b0825ee&amp;startTime=135.9" office:target-frame-name="psplayer" xlink:show="replace" text:style-name="Internet_20_link" text:visited-style-name="Visited_20_Internet_20_Link"><text:span text:style-name="T11">evaluation and potentially more iterations through the loop.</text:span></text:a><text:span text:style-name="T12"> </text:span><text:a xlink:type="simple" xlink:href="https://app.pluralsight.com/course-player?clipId=81700c8f-f504-4800-b889-63c96b0825ee&amp;startTime=140.54" office:target-frame-name="psplayer" xlink:show="replace" text:style-name="Internet_20_link" text:visited-style-name="Visited_20_Internet_20_Link"><text:span text:style-name="T11">Oh, and actually, post statements, they are actually</text:span></text:a><text:span text:style-name="T12"> </text:span><text:a xlink:type="simple" xlink:href="https://app.pluralsight.com/course-player?clipId=81700c8f-f504-4800-b889-63c96b0825ee&amp;startTime=144.73" office:target-frame-name="psplayer" xlink:show="replace" text:style-name="Internet_20_link" text:visited-style-name="Visited_20_Internet_20_Link"><text:span text:style-name="T11">executed as part of the continue.</text:span></text:a><text:span text:style-name="T12"> </text:span><text:a xlink:type="simple" xlink:href="https://app.pluralsight.com/course-player?clipId=81700c8f-f504-4800-b889-63c96b0825ee&amp;startTime=146.53" office:target-frame-name="psplayer" xlink:show="replace" text:style-name="Internet_20_link" text:visited-style-name="Visited_20_Internet_20_Link"><text:span text:style-name="T11">So basically, stop what you're doing, run any post statements, and</text:span></text:a><text:span text:style-name="T12"> </text:span><text:a xlink:type="simple" xlink:href="https://app.pluralsight.com/course-player?clipId=81700c8f-f504-4800-b889-63c96b0825ee&amp;startTime=150.66" office:target-frame-name="psplayer" xlink:show="replace" text:style-name="Internet_20_link" text:visited-style-name="Visited_20_Internet_20_Link"><text:span text:style-name="T11">then reevaluate the expression, and maybe go again.</text:span></text:a><text:span text:style-name="T12"> </text:span><text:a xlink:type="simple" xlink:href="https://app.pluralsight.com/course-player?clipId=81700c8f-f504-4800-b889-63c96b0825ee&amp;startTime=154.54" office:target-frame-name="psplayer" xlink:show="replace" text:style-name="Internet_20_link" text:visited-style-name="Visited_20_Internet_20_Link"><text:span text:style-name="T11">Well, we've got a bit of our old self‑destruct timer code here,</text:span></text:a><text:span text:style-name="T12"> </text:span><text:a xlink:type="simple" xlink:href="https://app.pluralsight.com/course-player?clipId=81700c8f-f504-4800-b889-63c96b0825ee&amp;startTime=158.89" office:target-frame-name="psplayer" xlink:show="replace" text:style-name="Internet_20_link" text:visited-style-name="Visited_20_Internet_20_Link"><text:span text:style-name="T11">so defining a timer as 10 and then looping while it is &gt;= 0 and</text:span></text:a><text:span text:style-name="T12"> </text:span><text:a xlink:type="simple" xlink:href="https://app.pluralsight.com/course-player?clipId=81700c8f-f504-4800-b889-63c96b0825ee&amp;startTime=164.87" office:target-frame-name="psplayer" xlink:show="replace" text:style-name="Internet_20_link" text:visited-style-name="Visited_20_Internet_20_Link"><text:span text:style-name="T11">decrementing by 1 for each iteration of the loop.</text:span></text:a><text:span text:style-name="T12"> </text:span><text:a xlink:type="simple" xlink:href="https://app.pluralsight.com/course-player?clipId=81700c8f-f504-4800-b889-63c96b0825ee&amp;startTime=168.34" office:target-frame-name="psplayer" xlink:show="replace" text:style-name="Internet_20_link" text:visited-style-name="Visited_20_Internet_20_Link"><text:span text:style-name="T11">Well, if we change this if statement to this, okay,</text:span></text:a><text:span text:style-name="T12"> </text:span><text:a xlink:type="simple" xlink:href="https://app.pluralsight.com/course-player?clipId=81700c8f-f504-4800-b889-63c96b0825ee&amp;startTime=174.98" office:target-frame-name="psplayer" xlink:show="replace" text:style-name="Internet_20_link" text:visited-style-name="Visited_20_Internet_20_Link"><text:span text:style-name="T11">we're using some simple math to determine whether or not the</text:span></text:a><text:span text:style-name="T12"> </text:span><text:a xlink:type="simple" xlink:href="https://app.pluralsight.com/course-player?clipId=81700c8f-f504-4800-b889-63c96b0825ee&amp;startTime=178.31" office:target-frame-name="psplayer" xlink:show="replace" text:style-name="Internet_20_link" text:visited-style-name="Visited_20_Internet_20_Link"><text:span text:style-name="T11">value in timer is an even number. If it is,</text:span></text:a><text:span text:style-name="T12"> </text:span><text:a xlink:type="simple" xlink:href="https://app.pluralsight.com/course-player?clipId=81700c8f-f504-4800-b889-63c96b0825ee&amp;startTime=182.47" office:target-frame-name="psplayer" xlink:show="replace" text:style-name="Internet_20_link" text:visited-style-name="Visited_20_Internet_20_Link"><text:span text:style-name="T11">we'll run the continue here,</text:span></text:a><text:span text:style-name="T12"> </text:span><text:a xlink:type="simple" xlink:href="https://app.pluralsight.com/course-player?clipId=81700c8f-f504-4800-b889-63c96b0825ee&amp;startTime=184.03" office:target-frame-name="psplayer" xlink:show="replace" text:style-name="Internet_20_link" text:visited-style-name="Visited_20_Internet_20_Link"><text:span text:style-name="T11">which, we just said, interrupts normal flow, so it skips the Println here</text:span></text:a><text:span text:style-name="T12"> </text:span><text:a xlink:type="simple" xlink:href="https://app.pluralsight.com/course-player?clipId=81700c8f-f504-4800-b889-63c96b0825ee&amp;startTime=188.62" office:target-frame-name="psplayer" xlink:show="replace" text:style-name="Internet_20_link" text:visited-style-name="Visited_20_Internet_20_Link"><text:span text:style-name="T11">and obviously the injection of time as well, but it jumps us straight back</text:span></text:a><text:span text:style-name="T12"> </text:span><text:a xlink:type="simple" xlink:href="https://app.pluralsight.com/course-player?clipId=81700c8f-f504-4800-b889-63c96b0825ee&amp;startTime=193.55" office:target-frame-name="psplayer" xlink:show="replace" text:style-name="Internet_20_link" text:visited-style-name="Visited_20_Internet_20_Link"><text:span text:style-name="T11">to the top where we run the post statement here to decrement the timer by 1,</text:span></text:a><text:span text:style-name="T12"> </text:span><text:a xlink:type="simple" xlink:href="https://app.pluralsight.com/course-player?clipId=81700c8f-f504-4800-b889-63c96b0825ee&amp;startTime=197.46" office:target-frame-name="psplayer" xlink:show="replace" text:style-name="Internet_20_link" text:visited-style-name="Visited_20_Internet_20_Link"><text:span text:style-name="T11">and then we reevaluate the expression.</text:span></text:a><text:span text:style-name="T12"> </text:span><text:a xlink:type="simple" xlink:href="https://app.pluralsight.com/course-player?clipId=81700c8f-f504-4800-b889-63c96b0825ee&amp;startTime=200.34" office:target-frame-name="psplayer" xlink:show="replace" text:style-name="Internet_20_link" text:visited-style-name="Visited_20_Internet_20_Link"><text:span text:style-name="T11">Look, basically, we are skipping the Println every time it's an even number,</text:span></text:a><text:span text:style-name="T12"> </text:span><text:a xlink:type="simple" xlink:href="https://app.pluralsight.com/course-player?clipId=81700c8f-f504-4800-b889-63c96b0825ee&amp;startTime=205.53" office:target-frame-name="psplayer" xlink:show="replace" text:style-name="Internet_20_link" text:visited-style-name="Visited_20_Internet_20_Link"><text:span text:style-name="T11">meaning when we run it, we should only see odd values.</text:span></text:a><text:span text:style-name="T12"> </text:span><text:a xlink:type="simple" xlink:href="https://app.pluralsight.com/course-player?clipId=81700c8f-f504-4800-b889-63c96b0825ee&amp;startTime=209.97" office:target-frame-name="psplayer" xlink:show="replace" text:style-name="Internet_20_link" text:visited-style-name="Visited_20_Internet_20_Link"><text:span text:style-name="T11">Well, let's go and see if that actually happens.</text:span></text:a><text:span text:style-name="T12"> </text:span><text:a xlink:type="simple" xlink:href="https://app.pluralsight.com/course-player?clipId=81700c8f-f504-4800-b889-63c96b0825ee&amp;startTime=215.04" office:target-frame-name="psplayer" xlink:show="replace" text:style-name="Internet_20_link" text:visited-style-name="Visited_20_Internet_20_Link"><text:span text:style-name="T11">Okay, magic, only odd numbers.</text:span></text:a><text:span text:style-name="T12"> </text:span><text:a xlink:type="simple" xlink:href="https://app.pluralsight.com/course-player?clipId=81700c8f-f504-4800-b889-63c96b0825ee&amp;startTime=217.54" office:target-frame-name="psplayer" xlink:show="replace" text:style-name="Internet_20_link" text:visited-style-name="Visited_20_Internet_20_Link"><text:span text:style-name="T11">And that, folks, is break and continue. Whoo, let's wrap the module with a quick recap.</text:span></text:a></text:p>
      <text:h text:style-name="P3" text:outline-level="3"><text:a xlink:type="simple" xlink:href="https://app.pluralsight.com/course-player?clipId=94a0e66d-939c-448b-aa4e-a9f67d1fe015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94a0e66d-939c-448b-aa4e-a9f67d1fe015&amp;startTime=1.54" office:target-frame-name="psplayer" xlink:show="replace" text:style-name="Internet_20_link" text:visited-style-name="Visited_20_Internet_20_Link"><text:span text:style-name="T11">Okay, let's make this quick. Go only has one key word for loops, for,</text:span></text:a><text:span text:style-name="T12"> </text:span><text:a xlink:type="simple" xlink:href="https://app.pluralsight.com/course-player?clipId=94a0e66d-939c-448b-aa4e-a9f67d1fe015&amp;startTime=7.34" office:target-frame-name="psplayer" xlink:show="replace" text:style-name="Internet_20_link" text:visited-style-name="Visited_20_Internet_20_Link"><text:span text:style-name="T11">but it is pretty flexible.</text:span></text:a><text:span text:style-name="T12"> </text:span><text:a xlink:type="simple" xlink:href="https://app.pluralsight.com/course-player?clipId=94a0e66d-939c-448b-aa4e-a9f67d1fe015&amp;startTime=9.71" office:target-frame-name="psplayer" xlink:show="replace" text:style-name="Internet_20_link" text:visited-style-name="Visited_20_Internet_20_Link"><text:span text:style-name="T11">It can do infinite loops, traditional while loops, where it</text:span></text:a><text:span text:style-name="T12"> </text:span><text:a xlink:type="simple" xlink:href="https://app.pluralsight.com/course-player?clipId=94a0e66d-939c-448b-aa4e-a9f67d1fe015&amp;startTime=12.75" office:target-frame-name="psplayer" xlink:show="replace" text:style-name="Internet_20_link" text:visited-style-name="Visited_20_Internet_20_Link"><text:span text:style-name="T11">loops while a Boolean expression is true, and it also does range</text:span></text:a><text:span text:style-name="T12"> </text:span><text:a xlink:type="simple" xlink:href="https://app.pluralsight.com/course-player?clipId=94a0e66d-939c-448b-aa4e-a9f67d1fe015&amp;startTime=16.64" office:target-frame-name="psplayer" xlink:show="replace" text:style-name="Internet_20_link" text:visited-style-name="Visited_20_Internet_20_Link"><text:span text:style-name="T11">loops, where it steps through a list.</text:span></text:a><text:span text:style-name="T12"> </text:span><text:a xlink:type="simple" xlink:href="https://app.pluralsight.com/course-player?clipId=94a0e66d-939c-448b-aa4e-a9f67d1fe015&amp;startTime=19.64" office:target-frame-name="psplayer" xlink:show="replace" text:style-name="Internet_20_link" text:visited-style-name="Visited_20_Internet_20_Link"><text:span text:style-name="T11">So, the for key word on its own is the equivalent of while true, so an</text:span></text:a><text:span text:style-name="T12"> </text:span><text:a xlink:type="simple" xlink:href="https://app.pluralsight.com/course-player?clipId=94a0e66d-939c-448b-aa4e-a9f67d1fe015&amp;startTime=24.47" office:target-frame-name="psplayer" xlink:show="replace" text:style-name="Internet_20_link" text:visited-style-name="Visited_20_Internet_20_Link"><text:span text:style-name="T11">infinite loop. If we use it with an expression like this,</text:span></text:a><text:span text:style-name="T12"> </text:span><text:a xlink:type="simple" xlink:href="https://app.pluralsight.com/course-player?clipId=94a0e66d-939c-448b-aa4e-a9f67d1fe015&amp;startTime=27.89" office:target-frame-name="psplayer" xlink:show="replace" text:style-name="Internet_20_link" text:visited-style-name="Visited_20_Internet_20_Link"><text:span text:style-name="T11">it loops while the expression evaluates to true.</text:span></text:a><text:span text:style-name="T12"> </text:span><text:a xlink:type="simple" xlink:href="https://app.pluralsight.com/course-player?clipId=94a0e66d-939c-448b-aa4e-a9f67d1fe015&amp;startTime=30.88" office:target-frame-name="psplayer" xlink:show="replace" text:style-name="Internet_20_link" text:visited-style-name="Visited_20_Internet_20_Link"><text:span text:style-name="T11">Like I said, a lot like a while loop in some other</text:span></text:a><text:span text:style-name="T12"> </text:span><text:a xlink:type="simple" xlink:href="https://app.pluralsight.com/course-player?clipId=94a0e66d-939c-448b-aa4e-a9f67d1fe015&amp;startTime=33.89" office:target-frame-name="psplayer" xlink:show="replace" text:style-name="Internet_20_link" text:visited-style-name="Visited_20_Internet_20_Link"><text:span text:style-name="T11">languages. But, then range loops,</text:span></text:a><text:span text:style-name="T12"> </text:span><text:a xlink:type="simple" xlink:href="https://app.pluralsight.com/course-player?clipId=94a0e66d-939c-448b-aa4e-a9f67d1fe015&amp;startTime=36.4" office:target-frame-name="psplayer" xlink:show="replace" text:style-name="Internet_20_link" text:visited-style-name="Visited_20_Internet_20_Link"><text:span text:style-name="T11">which look like this, range or iterate over a list, and the loop</text:span></text:a><text:span text:style-name="T12"> </text:span><text:a xlink:type="simple" xlink:href="https://app.pluralsight.com/course-player?clipId=94a0e66d-939c-448b-aa4e-a9f67d1fe015&amp;startTime=40.38" office:target-frame-name="psplayer" xlink:show="replace" text:style-name="Internet_20_link" text:visited-style-name="Visited_20_Internet_20_Link"><text:span text:style-name="T11">exits when the end of the list is reached.</text:span></text:a><text:span text:style-name="T12"> </text:span><text:a xlink:type="simple" xlink:href="https://app.pluralsight.com/course-player?clipId=94a0e66d-939c-448b-aa4e-a9f67d1fe015&amp;startTime=44.34" office:target-frame-name="psplayer" xlink:show="replace" text:style-name="Internet_20_link" text:visited-style-name="Visited_20_Internet_20_Link"><text:span text:style-name="T11">Well, as well as that, we saw they can have simple</text:span></text:a><text:span text:style-name="T12"> </text:span><text:a xlink:type="simple" xlink:href="https://app.pluralsight.com/course-player?clipId=94a0e66d-939c-448b-aa4e-a9f67d1fe015&amp;startTime=47.04" office:target-frame-name="psplayer" xlink:show="replace" text:style-name="Internet_20_link" text:visited-style-name="Visited_20_Internet_20_Link"><text:span text:style-name="T11">initialization statements that run before the loop starts, as</text:span></text:a><text:span text:style-name="T12"> </text:span><text:a xlink:type="simple" xlink:href="https://app.pluralsight.com/course-player?clipId=94a0e66d-939c-448b-aa4e-a9f67d1fe015&amp;startTime=50.85" office:target-frame-name="psplayer" xlink:show="replace" text:style-name="Internet_20_link" text:visited-style-name="Visited_20_Internet_20_Link"><text:span text:style-name="T11">well as post statements that run after each loop.</text:span></text:a><text:span text:style-name="T12"> </text:span><text:a xlink:type="simple" xlink:href="https://app.pluralsight.com/course-player?clipId=94a0e66d-939c-448b-aa4e-a9f67d1fe015&amp;startTime=55.44" office:target-frame-name="psplayer" xlink:show="replace" text:style-name="Internet_20_link" text:visited-style-name="Visited_20_Internet_20_Link"><text:span text:style-name="T11">Okay, we also saw we can nest loops within loops within loops within loops.</text:span></text:a><text:span text:style-name="T12"> </text:span><text:a xlink:type="simple" xlink:href="https://app.pluralsight.com/course-player?clipId=94a0e66d-939c-448b-aa4e-a9f67d1fe015&amp;startTime=60.2" office:target-frame-name="psplayer" xlink:show="replace" text:style-name="Internet_20_link" text:visited-style-name="Visited_20_Internet_20_Link"><text:span text:style-name="T11">And, of course, other code,</text:span></text:a><text:span text:style-name="T12"> </text:span><text:a xlink:type="simple" xlink:href="https://app.pluralsight.com/course-player?clipId=94a0e66d-939c-448b-aa4e-a9f67d1fe015&amp;startTime=61.5" office:target-frame-name="psplayer" xlink:show="replace" text:style-name="Internet_20_link" text:visited-style-name="Visited_20_Internet_20_Link"><text:span text:style-name="T11">like if statements and the likes, can all go inside of loops. But, then last</text:span></text:a><text:span text:style-name="T12"> </text:span><text:a xlink:type="simple" xlink:href="https://app.pluralsight.com/course-player?clipId=94a0e66d-939c-448b-aa4e-a9f67d1fe015&amp;startTime=68.06" office:target-frame-name="psplayer" xlink:show="replace" text:style-name="Internet_20_link" text:visited-style-name="Visited_20_Internet_20_Link"><text:span text:style-name="T11">but not least, we saw how we can use break on its own to break out of the</text:span></text:a><text:span text:style-name="T12"> </text:span><text:a xlink:type="simple" xlink:href="https://app.pluralsight.com/course-player?clipId=94a0e66d-939c-448b-aa4e-a9f67d1fe015&amp;startTime=72.09" office:target-frame-name="psplayer" xlink:show="replace" text:style-name="Internet_20_link" text:visited-style-name="Visited_20_Internet_20_Link"><text:span text:style-name="T11">current loop, but if we couple it with a label,</text:span></text:a><text:span text:style-name="T12"> </text:span><text:a xlink:type="simple" xlink:href="https://app.pluralsight.com/course-player?clipId=94a0e66d-939c-448b-aa4e-a9f67d1fe015&amp;startTime=75" office:target-frame-name="psplayer" xlink:show="replace" text:style-name="Internet_20_link" text:visited-style-name="Visited_20_Internet_20_Link"><text:span text:style-name="T11">we can target pretty much anywhere for break to land.</text:span></text:a><text:span text:style-name="T12"> </text:span><text:a xlink:type="simple" xlink:href="https://app.pluralsight.com/course-player?clipId=94a0e66d-939c-448b-aa4e-a9f67d1fe015&amp;startTime=79.72" office:target-frame-name="psplayer" xlink:show="replace" text:style-name="Internet_20_link" text:visited-style-name="Visited_20_Internet_20_Link"><text:span text:style-name="T11">And then, the continue key word lets us drop the current flow of</text:span></text:a><text:span text:style-name="T12"> </text:span><text:a xlink:type="simple" xlink:href="https://app.pluralsight.com/course-player?clipId=94a0e66d-939c-448b-aa4e-a9f67d1fe015&amp;startTime=82.82" office:target-frame-name="psplayer" xlink:show="replace" text:style-name="Internet_20_link" text:visited-style-name="Visited_20_Internet_20_Link"><text:span text:style-name="T11">a loop, return to the top where we run any post statements, and</text:span></text:a><text:span text:style-name="T12"> </text:span><text:a xlink:type="simple" xlink:href="https://app.pluralsight.com/course-player?clipId=94a0e66d-939c-448b-aa4e-a9f67d1fe015&amp;startTime=86.47" office:target-frame-name="psplayer" xlink:show="replace" text:style-name="Internet_20_link" text:visited-style-name="Visited_20_Internet_20_Link"><text:span text:style-name="T11">maybe run through the loop again.</text:span></text:a><text:span text:style-name="T12"> </text:span><text:a xlink:type="simple" xlink:href="https://app.pluralsight.com/course-player?clipId=94a0e66d-939c-448b-aa4e-a9f67d1fe015&amp;startTime=89.24" office:target-frame-name="psplayer" xlink:show="replace" text:style-name="Internet_20_link" text:visited-style-name="Visited_20_Internet_20_Link"><text:span text:style-name="T11">Okay, well, look,</text:span></text:a><text:span text:style-name="T12"> </text:span><text:a xlink:type="simple" xlink:href="https://app.pluralsight.com/course-player?clipId=94a0e66d-939c-448b-aa4e-a9f67d1fe015&amp;startTime=90.55" office:target-frame-name="psplayer" xlink:show="replace" text:style-name="Internet_20_link" text:visited-style-name="Visited_20_Internet_20_Link"><text:span text:style-name="T11">a really quick peek into the Kubernetes code base again, and we'll just go</text:span></text:a><text:span text:style-name="T12"> </text:span><text:a xlink:type="simple" xlink:href="https://app.pluralsight.com/course-player?clipId=94a0e66d-939c-448b-aa4e-a9f67d1fe015&amp;startTime=94.03" office:target-frame-name="psplayer" xlink:show="replace" text:style-name="Internet_20_link" text:visited-style-name="Visited_20_Internet_20_Link"><text:span text:style-name="T11">for the same deployment controller code that we went with last time. Only</text:span></text:a><text:span text:style-name="T12"> </text:span><text:a xlink:type="simple" xlink:href="https://app.pluralsight.com/course-player?clipId=94a0e66d-939c-448b-aa4e-a9f67d1fe015&amp;startTime=97.71" office:target-frame-name="psplayer" xlink:show="replace" text:style-name="Internet_20_link" text:visited-style-name="Visited_20_Internet_20_Link"><text:span text:style-name="T11">this time we'll look for for i. Yeah, anyway,</text:span></text:a><text:span text:style-name="T12"> </text:span><text:a xlink:type="simple" xlink:href="https://app.pluralsight.com/course-player?clipId=94a0e66d-939c-448b-aa4e-a9f67d1fe015&amp;startTime=101.83" office:target-frame-name="psplayer" xlink:show="replace" text:style-name="Internet_20_link" text:visited-style-name="Visited_20_Internet_20_Link"><text:span text:style-name="T11">look, it's just easier than looking for for on its own.</text:span></text:a><text:span text:style-name="T12"> </text:span><text:a xlink:type="simple" xlink:href="https://app.pluralsight.com/course-player?clipId=94a0e66d-939c-448b-aa4e-a9f67d1fe015&amp;startTime=106.44" office:target-frame-name="psplayer" xlink:show="replace" text:style-name="Internet_20_link" text:visited-style-name="Visited_20_Internet_20_Link"><text:span text:style-name="T11">Anyway, this one's a classic example.</text:span></text:a><text:span text:style-name="T12"> </text:span><text:a xlink:type="simple" xlink:href="https://app.pluralsight.com/course-player?clipId=94a0e66d-939c-448b-aa4e-a9f67d1fe015&amp;startTime=110.44" office:target-frame-name="psplayer" xlink:show="replace" text:style-name="Internet_20_link" text:visited-style-name="Visited_20_Internet_20_Link"><text:span text:style-name="T11">So we can see it's got a pre‑statement initializing i, told you it</text:span></text:a><text:span text:style-name="T12"> </text:span><text:a xlink:type="simple" xlink:href="https://app.pluralsight.com/course-player?clipId=94a0e66d-939c-448b-aa4e-a9f67d1fe015&amp;startTime=115.53" office:target-frame-name="psplayer" xlink:show="replace" text:style-name="Internet_20_link" text:visited-style-name="Visited_20_Internet_20_Link"><text:span text:style-name="T11">was idiomatic, then it's evaluating if i is less than the value</text:span></text:a><text:span text:style-name="T12"> </text:span><text:a xlink:type="simple" xlink:href="https://app.pluralsight.com/course-player?clipId=94a0e66d-939c-448b-aa4e-a9f67d1fe015&amp;startTime=119.86" office:target-frame-name="psplayer" xlink:show="replace" text:style-name="Internet_20_link" text:visited-style-name="Visited_20_Internet_20_Link"><text:span text:style-name="T11">stored in workers, and then, the post statement here increments it</text:span></text:a><text:span text:style-name="T12"> </text:span><text:a xlink:type="simple" xlink:href="https://app.pluralsight.com/course-player?clipId=94a0e66d-939c-448b-aa4e-a9f67d1fe015&amp;startTime=123.34" office:target-frame-name="psplayer" xlink:show="replace" text:style-name="Internet_20_link" text:visited-style-name="Visited_20_Internet_20_Link"><text:span text:style-name="T11">for each run of the loop.</text:span></text:a><text:span text:style-name="T12"> </text:span><text:a xlink:type="simple" xlink:href="https://app.pluralsight.com/course-player?clipId=94a0e66d-939c-448b-aa4e-a9f67d1fe015&amp;startTime=125.94" office:target-frame-name="psplayer" xlink:show="replace" text:style-name="Internet_20_link" text:visited-style-name="Visited_20_Internet_20_Link"><text:span text:style-name="T11">Then, of course, there's code here inside the loop to run, which this</text:span></text:a><text:span text:style-name="T12"> </text:span><text:a xlink:type="simple" xlink:href="https://app.pluralsight.com/course-player?clipId=94a0e66d-939c-448b-aa4e-a9f67d1fe015&amp;startTime=130" office:target-frame-name="psplayer" xlink:show="replace" text:style-name="Internet_20_link" text:visited-style-name="Visited_20_Internet_20_Link"><text:span text:style-name="T11">time is a call to a function, but it's using the Go key word to start</text:span></text:a><text:span text:style-name="T12"> </text:span><text:a xlink:type="simple" xlink:href="https://app.pluralsight.com/course-player?clipId=94a0e66d-939c-448b-aa4e-a9f67d1fe015&amp;startTime=133.68" office:target-frame-name="psplayer" xlink:show="replace" text:style-name="Internet_20_link" text:visited-style-name="Visited_20_Internet_20_Link"><text:span text:style-name="T11">it as a Go routine, and I know that might be a bit complicated, but if</text:span></text:a><text:span text:style-name="T12"> </text:span><text:a xlink:type="simple" xlink:href="https://app.pluralsight.com/course-player?clipId=94a0e66d-939c-448b-aa4e-a9f67d1fe015&amp;startTime=137.18" office:target-frame-name="psplayer" xlink:show="replace" text:style-name="Internet_20_link" text:visited-style-name="Visited_20_Internet_20_Link"><text:span text:style-name="T11">you've been following along,</text:span></text:a><text:span text:style-name="T12"> </text:span><text:a xlink:type="simple" xlink:href="https://app.pluralsight.com/course-player?clipId=94a0e66d-939c-448b-aa4e-a9f67d1fe015&amp;startTime=138.18" office:target-frame-name="psplayer" xlink:show="replace" text:style-name="Internet_20_link" text:visited-style-name="Visited_20_Internet_20_Link"><text:span text:style-name="T11">you'll know that the wait package here must be being imported somewhere at</text:span></text:a><text:span text:style-name="T12"> </text:span><text:a xlink:type="simple" xlink:href="https://app.pluralsight.com/course-player?clipId=94a0e66d-939c-448b-aa4e-a9f67d1fe015&amp;startTime=141.78" office:target-frame-name="psplayer" xlink:show="replace" text:style-name="Internet_20_link" text:visited-style-name="Visited_20_Internet_20_Link"><text:span text:style-name="T11">the top, and that this function here is part of that weight package and it's</text:span></text:a><text:span text:style-name="T12"> </text:span><text:a xlink:type="simple" xlink:href="https://app.pluralsight.com/course-player?clipId=94a0e66d-939c-448b-aa4e-a9f67d1fe015&amp;startTime=146.09" office:target-frame-name="psplayer" xlink:show="replace" text:style-name="Internet_20_link" text:visited-style-name="Visited_20_Internet_20_Link"><text:span text:style-name="T11">exposed because it starts with a capital letter.</text:span></text:a><text:span text:style-name="T12"> </text:span><text:a xlink:type="simple" xlink:href="https://app.pluralsight.com/course-player?clipId=94a0e66d-939c-448b-aa4e-a9f67d1fe015&amp;startTime=150.14" office:target-frame-name="psplayer" xlink:show="replace" text:style-name="Internet_20_link" text:visited-style-name="Visited_20_Internet_20_Link"><text:span text:style-name="T11">Actually, in fact, if we click this, yeah,</text:span></text:a><text:span text:style-name="T12"> </text:span><text:a xlink:type="simple" xlink:href="https://app.pluralsight.com/course-player?clipId=94a0e66d-939c-448b-aa4e-a9f67d1fe015&amp;startTime=153.19" office:target-frame-name="psplayer" xlink:show="replace" text:style-name="Internet_20_link" text:visited-style-name="Visited_20_Internet_20_Link"><text:span text:style-name="T11">look,</text:span></text:a><text:span text:style-name="T12"> </text:span><text:a xlink:type="simple" xlink:href="https://app.pluralsight.com/course-player?clipId=94a0e66d-939c-448b-aa4e-a9f67d1fe015&amp;startTime=153.69" office:target-frame-name="psplayer" xlink:show="replace" text:style-name="Internet_20_link" text:visited-style-name="Visited_20_Internet_20_Link"><text:span text:style-name="T11">this is the package it's declared in and we can</text:span></text:a><text:span text:style-name="T12"> </text:span><text:a xlink:type="simple" xlink:href="https://app.pluralsight.com/course-player?clipId=94a0e66d-939c-448b-aa4e-a9f67d1fe015&amp;startTime=155.88" office:target-frame-name="psplayer" xlink:show="replace" text:style-name="Internet_20_link" text:visited-style-name="Visited_20_Internet_20_Link"><text:span text:style-name="T11">even click this, and there it is.</text:span></text:a><text:span text:style-name="T12"> </text:span><text:a xlink:type="simple" xlink:href="https://app.pluralsight.com/course-player?clipId=94a0e66d-939c-448b-aa4e-a9f67d1fe015&amp;startTime=159.64" office:target-frame-name="psplayer" xlink:show="replace" text:style-name="Internet_20_link" text:visited-style-name="Visited_20_Internet_20_Link"><text:span text:style-name="T11">But you know what?</text:span></text:a><text:span text:style-name="T12"> </text:span><text:a xlink:type="simple" xlink:href="https://app.pluralsight.com/course-player?clipId=94a0e66d-939c-448b-aa4e-a9f67d1fe015&amp;startTime=160.17" office:target-frame-name="psplayer" xlink:show="replace" text:style-name="Internet_20_link" text:visited-style-name="Visited_20_Internet_20_Link"><text:span text:style-name="T11">That's not the point?</text:span></text:a><text:span text:style-name="T12"> </text:span><text:a xlink:type="simple" xlink:href="https://app.pluralsight.com/course-player?clipId=94a0e66d-939c-448b-aa4e-a9f67d1fe015&amp;startTime=161.1" office:target-frame-name="psplayer" xlink:show="replace" text:style-name="Internet_20_link" text:visited-style-name="Visited_20_Internet_20_Link"><text:span text:style-name="T11">The point is, you will see for loops everywhere in Go, massively useful. Okay, well we're rattling through stuff. Next on the card, arrays and slices.</text:span></text:a></text:p>
      <text:h text:style-name="P1" text:outline-level="2"><text:soft-page-break/><text:a xlink:type="simple" xlink:href="https://app.pluralsight.com/course-player?clipId=44a0f15a-a6a9-44f5-a48d-3b8e06381239" office:target-frame-name="psplayer" xlink:show="replace" text:style-name="Internet_20_link" text:visited-style-name="Visited_20_Internet_20_Link"><text:span text:style-name="T11">Arrays and Slices</text:span></text:a></text:h>
      <text:h text:style-name="P3" text:outline-level="3"><text:a xlink:type="simple" xlink:href="https://app.pluralsight.com/course-player?clipId=44a0f15a-a6a9-44f5-a48d-3b8e06381239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44a0f15a-a6a9-44f5-a48d-3b8e06381239&amp;startTime=1.5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44a0f15a-a6a9-44f5-a48d-3b8e06381239&amp;startTime=2.44" office:target-frame-name="psplayer" xlink:show="replace" text:style-name="Internet_20_link" text:visited-style-name="Visited_20_Internet_20_Link"><text:span text:style-name="T11">arrays and slices. And as usual, the idea is that when we're done, you'll have</text:span></text:a><text:span text:style-name="T12"> </text:span><text:a xlink:type="simple" xlink:href="https://app.pluralsight.com/course-player?clipId=44a0f15a-a6a9-44f5-a48d-3b8e06381239&amp;startTime=7.14" office:target-frame-name="psplayer" xlink:show="replace" text:style-name="Internet_20_link" text:visited-style-name="Visited_20_Internet_20_Link"><text:span text:style-name="T11">a decent grasp of what they both are, as well as obviously, how to work with</text:span></text:a><text:span text:style-name="T12"> </text:span><text:a xlink:type="simple" xlink:href="https://app.pluralsight.com/course-player?clipId=44a0f15a-a6a9-44f5-a48d-3b8e06381239&amp;startTime=10.77" office:target-frame-name="psplayer" xlink:show="replace" text:style-name="Internet_20_link" text:visited-style-name="Visited_20_Internet_20_Link"><text:span text:style-name="T11">them in Go. Well, we'll set about things like this.</text:span></text:a><text:span text:style-name="T12"> </text:span><text:a xlink:type="simple" xlink:href="https://app.pluralsight.com/course-player?clipId=44a0f15a-a6a9-44f5-a48d-3b8e06381239&amp;startTime=14.82" office:target-frame-name="psplayer" xlink:show="replace" text:style-name="Internet_20_link" text:visited-style-name="Visited_20_Internet_20_Link"><text:span text:style-name="T11">First up, we'll nail any theory we're going to need. You know,</text:span></text:a><text:span text:style-name="T12"> </text:span><text:a xlink:type="simple" xlink:href="https://app.pluralsight.com/course-player?clipId=44a0f15a-a6a9-44f5-a48d-3b8e06381239&amp;startTime=17.63" office:target-frame-name="psplayer" xlink:show="replace" text:style-name="Internet_20_link" text:visited-style-name="Visited_20_Internet_20_Link"><text:span text:style-name="T11">basic stuff like what are arrays and slices, and how are they different? But</text:span></text:a><text:span text:style-name="T12"> </text:span><text:a xlink:type="simple" xlink:href="https://app.pluralsight.com/course-player?clipId=44a0f15a-a6a9-44f5-a48d-3b8e06381239&amp;startTime=22.8" office:target-frame-name="psplayer" xlink:show="replace" text:style-name="Internet_20_link" text:visited-style-name="Visited_20_Internet_20_Link"><text:span text:style-name="T11">also, pretty much as we're about to see, how slices are better and more powerful</text:span></text:a><text:span text:style-name="T12"> </text:span><text:a xlink:type="simple" xlink:href="https://app.pluralsight.com/course-player?clipId=44a0f15a-a6a9-44f5-a48d-3b8e06381239&amp;startTime=28.49" office:target-frame-name="psplayer" xlink:show="replace" text:style-name="Internet_20_link" text:visited-style-name="Visited_20_Internet_20_Link"><text:span text:style-name="T11">than arrays. Then, we'll look at the syntax of how to declare them, and we'll</text:span></text:a><text:span text:style-name="T12"> </text:span><text:a xlink:type="simple" xlink:href="https://app.pluralsight.com/course-player?clipId=44a0f15a-a6a9-44f5-a48d-3b8e06381239&amp;startTime=33.47" office:target-frame-name="psplayer" xlink:show="replace" text:style-name="Internet_20_link" text:visited-style-name="Visited_20_Internet_20_Link"><text:span text:style-name="T11">see how to work with them. Along the way,</text:span></text:a><text:span text:style-name="T12"> </text:span><text:a xlink:type="simple" xlink:href="https://app.pluralsight.com/course-player?clipId=44a0f15a-a6a9-44f5-a48d-3b8e06381239&amp;startTime=36.27" office:target-frame-name="psplayer" xlink:show="replace" text:style-name="Internet_20_link" text:visited-style-name="Visited_20_Internet_20_Link"><text:span text:style-name="T11">we'll look at some examples, so see how to actually implement them in code.</text:span></text:a><text:span text:style-name="T12"> </text:span><text:a xlink:type="simple" xlink:href="https://app.pluralsight.com/course-player?clipId=44a0f15a-a6a9-44f5-a48d-3b8e06381239&amp;startTime=40.84" office:target-frame-name="psplayer" xlink:show="replace" text:style-name="Internet_20_link" text:visited-style-name="Visited_20_Internet_20_Link"><text:span text:style-name="T11">And I reckon also, we'll look at how we can manipulate them,</text:span></text:a><text:span text:style-name="T12"> </text:span><text:a xlink:type="simple" xlink:href="https://app.pluralsight.com/course-player?clipId=44a0f15a-a6a9-44f5-a48d-3b8e06381239&amp;startTime=43.77" office:target-frame-name="psplayer" xlink:show="replace" text:style-name="Internet_20_link" text:visited-style-name="Visited_20_Internet_20_Link"><text:span text:style-name="T11">like grow and shrink them, and change their values and stuff. And yeah,</text:span></text:a><text:span text:style-name="T12"> </text:span><text:a xlink:type="simple" xlink:href="https://app.pluralsight.com/course-player?clipId=44a0f15a-a6a9-44f5-a48d-3b8e06381239&amp;startTime=48.93" office:target-frame-name="psplayer" xlink:show="replace" text:style-name="Internet_20_link" text:visited-style-name="Visited_20_Internet_20_Link"><text:span text:style-name="T11">that's the plan.</text:span></text:a><text:span text:style-name="T12"> </text:span><text:a xlink:type="simple" xlink:href="https://app.pluralsight.com/course-player?clipId=44a0f15a-a6a9-44f5-a48d-3b8e06381239&amp;startTime=50.03" office:target-frame-name="psplayer" xlink:show="replace" text:style-name="Internet_20_link" text:visited-style-name="Visited_20_Internet_20_Link"><text:span text:style-name="T11">So first up then, let's go and see if we can explain the theory and the fundamentals.</text:span></text:a></text:p>
      <text:h text:style-name="P3" text:outline-level="3"><text:a xlink:type="simple" xlink:href="https://app.pluralsight.com/course-player?clipId=57f9d85b-8fdf-4b30-82f5-9003cd09cd7e" office:target-frame-name="psplayer" xlink:show="replace" text:style-name="Internet_20_link" text:visited-style-name="Visited_20_Internet_20_Link"><text:span text:style-name="T11">Theory</text:span></text:a></text:h>
      <text:p text:style-name="P5"><text:a xlink:type="simple" xlink:href="https://app.pluralsight.com/course-player?clipId=57f9d85b-8fdf-4b30-82f5-9003cd09cd7e&amp;startTime=1.64" office:target-frame-name="psplayer" xlink:show="replace" text:style-name="Internet_20_link" text:visited-style-name="Visited_20_Internet_20_Link"><text:span text:style-name="T11">Now then, right at the top here, I want to throw out this warning.</text:span></text:a><text:span text:style-name="T12"> </text:span><text:a xlink:type="simple" xlink:href="https://app.pluralsight.com/course-player?clipId=57f9d85b-8fdf-4b30-82f5-9003cd09cd7e&amp;startTime=6.04" office:target-frame-name="psplayer" xlink:show="replace" text:style-name="Internet_20_link" text:visited-style-name="Visited_20_Internet_20_Link"><text:span text:style-name="T11">If you've worked with other languages and you've got</text:span></text:a><text:span text:style-name="T12"> </text:span><text:a xlink:type="simple" xlink:href="https://app.pluralsight.com/course-player?clipId=57f9d85b-8fdf-4b30-82f5-9003cd09cd7e&amp;startTime=8.82" office:target-frame-name="psplayer" xlink:show="replace" text:style-name="Internet_20_link" text:visited-style-name="Visited_20_Internet_20_Link"><text:span text:style-name="T11">experience with arrays and slices, well,</text:span></text:a><text:span text:style-name="T12"> </text:span><text:a xlink:type="simple" xlink:href="https://app.pluralsight.com/course-player?clipId=57f9d85b-8fdf-4b30-82f5-9003cd09cd7e&amp;startTime=11.52" office:target-frame-name="psplayer" xlink:show="replace" text:style-name="Internet_20_link" text:visited-style-name="Visited_20_Internet_20_Link"><text:span text:style-name="T11">the way Go handles them might be different. So, don't just assume,</text:span></text:a><text:span text:style-name="T12"> </text:span><text:a xlink:type="simple" xlink:href="https://app.pluralsight.com/course-player?clipId=57f9d85b-8fdf-4b30-82f5-9003cd09cd7e&amp;startTime=15.63" office:target-frame-name="psplayer" xlink:show="replace" text:style-name="Internet_20_link" text:visited-style-name="Visited_20_Internet_20_Link"><text:span text:style-name="T11">oh, yeah, I've done this kind of stuff before.</text:span></text:a><text:span text:style-name="T12"> </text:span><text:a xlink:type="simple" xlink:href="https://app.pluralsight.com/course-player?clipId=57f9d85b-8fdf-4b30-82f5-9003cd09cd7e&amp;startTime=17.43" office:target-frame-name="psplayer" xlink:show="replace" text:style-name="Internet_20_link" text:visited-style-name="Visited_20_Internet_20_Link"><text:span text:style-name="T11">Let's just crack on.</text:span></text:a><text:span text:style-name="T12"> </text:span><text:a xlink:type="simple" xlink:href="https://app.pluralsight.com/course-player?clipId=57f9d85b-8fdf-4b30-82f5-9003cd09cd7e&amp;startTime=18.58" office:target-frame-name="psplayer" xlink:show="replace" text:style-name="Internet_20_link" text:visited-style-name="Visited_20_Internet_20_Link"><text:span text:style-name="T11">Don't. Just give me a few minutes of your time to make</text:span></text:a><text:span text:style-name="T12"> </text:span><text:a xlink:type="simple" xlink:href="https://app.pluralsight.com/course-player?clipId=57f9d85b-8fdf-4b30-82f5-9003cd09cd7e&amp;startTime=21.9" office:target-frame-name="psplayer" xlink:show="replace" text:style-name="Internet_20_link" text:visited-style-name="Visited_20_Internet_20_Link"><text:span text:style-name="T11">sure we're all on the same page.</text:span></text:a><text:span text:style-name="T12"> </text:span><text:a xlink:type="simple" xlink:href="https://app.pluralsight.com/course-player?clipId=57f9d85b-8fdf-4b30-82f5-9003cd09cd7e&amp;startTime=24.7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57f9d85b-8fdf-4b30-82f5-9003cd09cd7e&amp;startTime=25.21" office:target-frame-name="psplayer" xlink:show="replace" text:style-name="Internet_20_link" text:visited-style-name="Visited_20_Internet_20_Link"><text:span text:style-name="T11">jargon aside, we're basically talking about numbered lists, where</text:span></text:a><text:span text:style-name="T12"> </text:span><text:a xlink:type="simple" xlink:href="https://app.pluralsight.com/course-player?clipId=57f9d85b-8fdf-4b30-82f5-9003cd09cd7e&amp;startTime=29.02" office:target-frame-name="psplayer" xlink:show="replace" text:style-name="Internet_20_link" text:visited-style-name="Visited_20_Internet_20_Link"><text:span text:style-name="T11">everything in the list has to be of the same type, so I guess all</text:span></text:a><text:span text:style-name="T12"> </text:span><text:a xlink:type="simple" xlink:href="https://app.pluralsight.com/course-player?clipId=57f9d85b-8fdf-4b30-82f5-9003cd09cd7e&amp;startTime=32.88" office:target-frame-name="psplayer" xlink:show="replace" text:style-name="Internet_20_link" text:visited-style-name="Visited_20_Internet_20_Link"><text:span text:style-name="T11">strings or all integers or floats or whatever.</text:span></text:a><text:span text:style-name="T12"> </text:span><text:a xlink:type="simple" xlink:href="https://app.pluralsight.com/course-player?clipId=57f9d85b-8fdf-4b30-82f5-9003cd09cd7e&amp;startTime=35.94" office:target-frame-name="psplayer" xlink:show="replace" text:style-name="Internet_20_link" text:visited-style-name="Visited_20_Internet_20_Link"><text:span text:style-name="T11">Well, let's break that down.</text:span></text:a><text:span text:style-name="T12"> </text:span><text:a xlink:type="simple" xlink:href="https://app.pluralsight.com/course-player?clipId=57f9d85b-8fdf-4b30-82f5-9003cd09cd7e&amp;startTime=37.94" office:target-frame-name="psplayer" xlink:show="replace" text:style-name="Internet_20_link" text:visited-style-name="Visited_20_Internet_20_Link"><text:span text:style-name="T11">Like we said, we're talking about lists.</text:span></text:a><text:span text:style-name="T12"> </text:span><text:a xlink:type="simple" xlink:href="https://app.pluralsight.com/course-player?clipId=57f9d85b-8fdf-4b30-82f5-9003cd09cd7e&amp;startTime=40.83" office:target-frame-name="psplayer" xlink:show="replace" text:style-name="Internet_20_link" text:visited-style-name="Visited_20_Internet_20_Link"><text:span text:style-name="T11">So a list, of course, is here.</text:span></text:a><text:span text:style-name="T12"> </text:span><text:a xlink:type="simple" xlink:href="https://app.pluralsight.com/course-player?clipId=57f9d85b-8fdf-4b30-82f5-9003cd09cd7e&amp;startTime=42.88" office:target-frame-name="psplayer" xlink:show="replace" text:style-name="Internet_20_link" text:visited-style-name="Visited_20_Internet_20_Link"><text:span text:style-name="T11">And then each item in the list is numbered, or, as we tend to say,</text:span></text:a><text:span text:style-name="T12"> </text:span><text:a xlink:type="simple" xlink:href="https://app.pluralsight.com/course-player?clipId=57f9d85b-8fdf-4b30-82f5-9003cd09cd7e&amp;startTime=46.36" office:target-frame-name="psplayer" xlink:show="replace" text:style-name="Internet_20_link" text:visited-style-name="Visited_20_Internet_20_Link"><text:span text:style-name="T11">indexed. As well, though, every item's of the same type. Here,</text:span></text:a><text:span text:style-name="T12"> </text:span><text:a xlink:type="simple" xlink:href="https://app.pluralsight.com/course-player?clipId=57f9d85b-8fdf-4b30-82f5-9003cd09cd7e&amp;startTime=51.81" office:target-frame-name="psplayer" xlink:show="replace" text:style-name="Internet_20_link" text:visited-style-name="Visited_20_Internet_20_Link"><text:span text:style-name="T11">we're obviously strings, but it could be floats or ints or something else.</text:span></text:a><text:span text:style-name="T12"> </text:span><text:a xlink:type="simple" xlink:href="https://app.pluralsight.com/course-player?clipId=57f9d85b-8fdf-4b30-82f5-9003cd09cd7e&amp;startTime=56.14" office:target-frame-name="psplayer" xlink:show="replace" text:style-name="Internet_20_link" text:visited-style-name="Visited_20_Internet_20_Link"><text:span text:style-name="T11">The point is, within the same list, they've all got to be the same type.</text:span></text:a><text:span text:style-name="T12"> </text:span><text:a xlink:type="simple" xlink:href="https://app.pluralsight.com/course-player?clipId=57f9d85b-8fdf-4b30-82f5-9003cd09cd7e&amp;startTime=60.54" office:target-frame-name="psplayer" xlink:show="replace" text:style-name="Internet_20_link" text:visited-style-name="Visited_20_Internet_20_Link"><text:span text:style-name="T11">And I guess backing that, and I know I've said it a ton of</text:span></text:a><text:span text:style-name="T12"> </text:span><text:a xlink:type="simple" xlink:href="https://app.pluralsight.com/course-player?clipId=57f9d85b-8fdf-4b30-82f5-9003cd09cd7e&amp;startTime=62.68" office:target-frame-name="psplayer" xlink:show="replace" text:style-name="Internet_20_link" text:visited-style-name="Visited_20_Internet_20_Link"><text:span text:style-name="T11">times, Go really is picky about types.</text:span></text:a><text:span text:style-name="T12"> </text:span><text:a xlink:type="simple" xlink:href="https://app.pluralsight.com/course-player?clipId=57f9d85b-8fdf-4b30-82f5-9003cd09cd7e&amp;startTime=67.44" office:target-frame-name="psplayer" xlink:show="replace" text:style-name="Internet_20_link" text:visited-style-name="Visited_20_Internet_20_Link"><text:span text:style-name="T11">Anyway, same again for a list of ints,</text:span></text:a><text:span text:style-name="T12"> </text:span><text:a xlink:type="simple" xlink:href="https://app.pluralsight.com/course-player?clipId=57f9d85b-8fdf-4b30-82f5-9003cd09cd7e&amp;startTime=69.83" office:target-frame-name="psplayer" xlink:show="replace" text:style-name="Internet_20_link" text:visited-style-name="Visited_20_Internet_20_Link"><text:span text:style-name="T11">all the same type, oh, and always zero indexed.</text:span></text:a><text:span text:style-name="T12"> </text:span><text:a xlink:type="simple" xlink:href="https://app.pluralsight.com/course-player?clipId=57f9d85b-8fdf-4b30-82f5-9003cd09cd7e&amp;startTime=75.34" office:target-frame-name="psplayer" xlink:show="replace" text:style-name="Internet_20_link" text:visited-style-name="Visited_20_Internet_20_Link"><text:span text:style-name="T11">Oh, and then this one here, that's illegal.</text:span></text:a><text:span text:style-name="T12"> </text:span><text:a xlink:type="simple" xlink:href="https://app.pluralsight.com/course-player?clipId=57f9d85b-8fdf-4b30-82f5-9003cd09cd7e&amp;startTime=77.86" office:target-frame-name="psplayer" xlink:show="replace" text:style-name="Internet_20_link" text:visited-style-name="Visited_20_Internet_20_Link"><text:span text:style-name="T11">It's trying to mix types, and the compiler won't have it.</text:span></text:a><text:span text:style-name="T12"> </text:span><text:a xlink:type="simple" xlink:href="https://app.pluralsight.com/course-player?clipId=57f9d85b-8fdf-4b30-82f5-9003cd09cd7e&amp;startTime=82.64" office:target-frame-name="psplayer" xlink:show="replace" text:style-name="Internet_20_link" text:visited-style-name="Visited_20_Internet_20_Link"><text:span text:style-name="T11">And you know what, I reckon that'll do for the uber‑basics.</text:span></text:a><text:span text:style-name="T12"> </text:span><text:a xlink:type="simple" xlink:href="https://app.pluralsight.com/course-player?clipId=57f9d85b-8fdf-4b30-82f5-9003cd09cd7e&amp;startTime=86.42" office:target-frame-name="psplayer" xlink:show="replace" text:style-name="Internet_20_link" text:visited-style-name="Visited_20_Internet_20_Link"><text:span text:style-name="T11">Let's switch tack a bit, and we'll see how arrays and slices,</text:span></text:a><text:span text:style-name="T12"> </text:span><text:a xlink:type="simple" xlink:href="https://app.pluralsight.com/course-player?clipId=57f9d85b-8fdf-4b30-82f5-9003cd09cd7e&amp;startTime=90.07" office:target-frame-name="psplayer" xlink:show="replace" text:style-name="Internet_20_link" text:visited-style-name="Visited_20_Internet_20_Link"><text:span text:style-name="T11">while being similar, are actually different,</text:span></text:a><text:span text:style-name="T12"> </text:span><text:a xlink:type="simple" xlink:href="https://app.pluralsight.com/course-player?clipId=57f9d85b-8fdf-4b30-82f5-9003cd09cd7e&amp;startTime=93.02" office:target-frame-name="psplayer" xlink:show="replace" text:style-name="Internet_20_link" text:visited-style-name="Visited_20_Internet_20_Link"><text:span text:style-name="T11">but they work together.</text:span></text:a><text:span text:style-name="T12"> </text:span><text:a xlink:type="simple" xlink:href="https://app.pluralsight.com/course-player?clipId=57f9d85b-8fdf-4b30-82f5-9003cd09cd7e&amp;startTime=95.24" office:target-frame-name="psplayer" xlink:show="replace" text:style-name="Internet_20_link" text:visited-style-name="Visited_20_Internet_20_Link"><text:span text:style-name="T11">Talk about confusing.</text:span></text:a><text:span text:style-name="T12"> </text:span><text:a xlink:type="simple" xlink:href="https://app.pluralsight.com/course-player?clipId=57f9d85b-8fdf-4b30-82f5-9003cd09cd7e&amp;startTime=96.46" office:target-frame-name="psplayer" xlink:show="replace" text:style-name="Internet_20_link" text:visited-style-name="Visited_20_Internet_20_Link"><text:span text:style-name="T11">It's not actually, though. Join me in the next clip, and we'll see how easy it actually is.</text:span></text:a></text:p>
      <text:h text:style-name="P3" text:outline-level="3"><text:a xlink:type="simple" xlink:href="https://app.pluralsight.com/course-player?clipId=48d30a51-3fe7-4674-bb9a-66bf6cb0a764" office:target-frame-name="psplayer" xlink:show="replace" text:style-name="Internet_20_link" text:visited-style-name="Visited_20_Internet_20_Link"><text:span text:style-name="T11">Arrays vs. Slices</text:span></text:a></text:h>
      <text:p text:style-name="P5"><text:a xlink:type="simple" xlink:href="https://app.pluralsight.com/course-player?clipId=48d30a51-3fe7-4674-bb9a-66bf6cb0a764&amp;startTime=1.64" office:target-frame-name="psplayer" xlink:show="replace" text:style-name="Internet_20_link" text:visited-style-name="Visited_20_Internet_20_Link"><text:span text:style-name="T11">Right, then. Two quick things before we dive in. Slices are absolutely where the</text:span></text:a><text:span text:style-name="T12"> </text:span><text:a xlink:type="simple" xlink:href="https://app.pluralsight.com/course-player?clipId=48d30a51-3fe7-4674-bb9a-66bf6cb0a764&amp;startTime=7.19" office:target-frame-name="psplayer" xlink:show="replace" text:style-name="Internet_20_link" text:visited-style-name="Visited_20_Internet_20_Link"><text:span text:style-name="T11">action is, like you will rarely see arrays used directly in Go. As well though,</text:span></text:a><text:span text:style-name="T12"> </text:span><text:a xlink:type="simple" xlink:href="https://app.pluralsight.com/course-player?clipId=48d30a51-3fe7-4674-bb9a-66bf6cb0a764&amp;startTime=14.04" office:target-frame-name="psplayer" xlink:show="replace" text:style-name="Internet_20_link" text:visited-style-name="Visited_20_Internet_20_Link"><text:span text:style-name="T11">we're going to go a little heavier than normal on the theory here because I</text:span></text:a><text:span text:style-name="T12"> </text:span><text:a xlink:type="simple" xlink:href="https://app.pluralsight.com/course-player?clipId=48d30a51-3fe7-4674-bb9a-66bf6cb0a764&amp;startTime=17.92" office:target-frame-name="psplayer" xlink:show="replace" text:style-name="Internet_20_link" text:visited-style-name="Visited_20_Internet_20_Link"><text:span text:style-name="T11">think it's really important to understand how slices are put together behind the</text:span></text:a><text:span text:style-name="T12"> </text:span><text:a xlink:type="simple" xlink:href="https://app.pluralsight.com/course-player?clipId=48d30a51-3fe7-4674-bb9a-66bf6cb0a764&amp;startTime=21.78" office:target-frame-name="psplayer" xlink:show="replace" text:style-name="Internet_20_link" text:visited-style-name="Visited_20_Internet_20_Link"><text:span text:style-name="T11">scenes, certainly if you plan on being serious with Go. Well, arrays are like</text:span></text:a><text:span text:style-name="T12"> </text:span><text:a xlink:type="simple" xlink:href="https://app.pluralsight.com/course-player?clipId=48d30a51-3fe7-4674-bb9a-66bf6cb0a764&amp;startTime=27.17" office:target-frame-name="psplayer" xlink:show="replace" text:style-name="Internet_20_link" text:visited-style-name="Visited_20_Internet_20_Link"><text:span text:style-name="T11">the lists we just saw.</text:span></text:a><text:span text:style-name="T12"> </text:span><text:a xlink:type="simple" xlink:href="https://app.pluralsight.com/course-player?clipId=48d30a51-3fe7-4674-bb9a-66bf6cb0a764&amp;startTime=28.63" office:target-frame-name="psplayer" xlink:show="replace" text:style-name="Internet_20_link" text:visited-style-name="Visited_20_Internet_20_Link"><text:span text:style-name="T11">But importantly, arrays have a fixed length, meaning</text:span></text:a><text:span text:style-name="T12"> </text:span><text:a xlink:type="simple" xlink:href="https://app.pluralsight.com/course-player?clipId=48d30a51-3fe7-4674-bb9a-66bf6cb0a764&amp;startTime=32.75" office:target-frame-name="psplayer" xlink:show="replace" text:style-name="Internet_20_link" text:visited-style-name="Visited_20_Internet_20_Link"><text:span text:style-name="T11">if we create one with six elements,</text:span></text:a><text:span text:style-name="T12"> </text:span><text:a xlink:type="simple" xlink:href="https://app.pluralsight.com/course-player?clipId=48d30a51-3fe7-4674-bb9a-66bf6cb0a764&amp;startTime=35.54" office:target-frame-name="psplayer" xlink:show="replace" text:style-name="Internet_20_link" text:visited-style-name="Visited_20_Internet_20_Link"><text:span text:style-name="T11">then we're stuck with six, like there's no adding a seven or an eight.</text:span></text:a><text:span text:style-name="T12"> </text:span><text:a xlink:type="simple" xlink:href="https://app.pluralsight.com/course-player?clipId=48d30a51-3fe7-4674-bb9a-66bf6cb0a764&amp;startTime=40.33" office:target-frame-name="psplayer" xlink:show="replace" text:style-name="Internet_20_link" text:visited-style-name="Visited_20_Internet_20_Link"><text:span text:style-name="T11">I mean, technically you can do it, but it is a proper bunch of work.</text:span></text:a><text:span text:style-name="T12"> </text:span><text:a xlink:type="simple" xlink:href="https://app.pluralsight.com/course-player?clipId=48d30a51-3fe7-4674-bb9a-66bf6cb0a764&amp;startTime=44.76" office:target-frame-name="psplayer" xlink:show="replace" text:style-name="Internet_20_link" text:visited-style-name="Visited_20_Internet_20_Link"><text:span text:style-name="T11">Like, you'll have to create a new array,</text:span></text:a><text:span text:style-name="T12"> </text:span><text:a xlink:type="simple" xlink:href="https://app.pluralsight.com/course-player?clipId=48d30a51-3fe7-4674-bb9a-66bf6cb0a764&amp;startTime=46.93" office:target-frame-name="psplayer" xlink:show="replace" text:style-name="Internet_20_link" text:visited-style-name="Visited_20_Internet_20_Link"><text:span text:style-name="T11">copy the contents of the old one over, do a bunch of renaming, and</text:span></text:a><text:span text:style-name="T12"> </text:span><text:a xlink:type="simple" xlink:href="https://app.pluralsight.com/course-player?clipId=48d30a51-3fe7-4674-bb9a-66bf6cb0a764&amp;startTime=50.13" office:target-frame-name="psplayer" xlink:show="replace" text:style-name="Internet_20_link" text:visited-style-name="Visited_20_Internet_20_Link"><text:span text:style-name="T11">probably a bunch of other stuff I can't think of right now.</text:span></text:a><text:span text:style-name="T12"> </text:span><text:a xlink:type="simple" xlink:href="https://app.pluralsight.com/course-player?clipId=48d30a51-3fe7-4674-bb9a-66bf6cb0a764&amp;startTime=53.64" office:target-frame-name="psplayer" xlink:show="replace" text:style-name="Internet_20_link" text:visited-style-name="Visited_20_Internet_20_Link"><text:span text:style-name="T11">So, if only there were a better </text:span></text:a><text:soft-page-break/><text:a xlink:type="simple" xlink:href="https://app.pluralsight.com/course-player?clipId=48d30a51-3fe7-4674-bb9a-66bf6cb0a764&amp;startTime=53.64" office:target-frame-name="psplayer" xlink:show="replace" text:style-name="Internet_20_link" text:visited-style-name="Visited_20_Internet_20_Link"><text:span text:style-name="T11">way.</text:span></text:a><text:span text:style-name="T12"> </text:span><text:a xlink:type="simple" xlink:href="https://app.pluralsight.com/course-player?clipId=48d30a51-3fe7-4674-bb9a-66bf6cb0a764&amp;startTime=57.94" office:target-frame-name="psplayer" xlink:show="replace" text:style-name="Internet_20_link" text:visited-style-name="Visited_20_Internet_20_Link"><text:span text:style-name="T11">Captain obvious, say hello to slices.</text:span></text:a><text:span text:style-name="T12"> </text:span><text:a xlink:type="simple" xlink:href="https://app.pluralsight.com/course-player?clipId=48d30a51-3fe7-4674-bb9a-66bf6cb0a764&amp;startTime=64.24" office:target-frame-name="psplayer" xlink:show="replace" text:style-name="Internet_20_link" text:visited-style-name="Visited_20_Internet_20_Link"><text:span text:style-name="T11">So at the very highest level, slices look and feel like arrays,</text:span></text:a><text:span text:style-name="T12"> </text:span><text:a xlink:type="simple" xlink:href="https://app.pluralsight.com/course-player?clipId=48d30a51-3fe7-4674-bb9a-66bf6cb0a764&amp;startTime=68.36" office:target-frame-name="psplayer" xlink:show="replace" text:style-name="Internet_20_link" text:visited-style-name="Visited_20_Internet_20_Link"><text:span text:style-name="T11">but they're resizable, meaning need to add some elements? No</text:span></text:a><text:span text:style-name="T12"> </text:span><text:a xlink:type="simple" xlink:href="https://app.pluralsight.com/course-player?clipId=48d30a51-3fe7-4674-bb9a-66bf6cb0a764&amp;startTime=74" office:target-frame-name="psplayer" xlink:show="replace" text:style-name="Internet_20_link" text:visited-style-name="Visited_20_Internet_20_Link"><text:span text:style-name="T11">sweat. Append a value to the end.</text:span></text:a><text:span text:style-name="T12"> </text:span><text:a xlink:type="simple" xlink:href="https://app.pluralsight.com/course-player?clipId=48d30a51-3fe7-4674-bb9a-66bf6cb0a764&amp;startTime=76.1" office:target-frame-name="psplayer" xlink:show="replace" text:style-name="Internet_20_link" text:visited-style-name="Visited_20_Internet_20_Link"><text:span text:style-name="T11">Need to make the slice shorter? Ha, walk in the park. Just</text:span></text:a><text:span text:style-name="T12"> </text:span><text:a xlink:type="simple" xlink:href="https://app.pluralsight.com/course-player?clipId=48d30a51-3fe7-4674-bb9a-66bf6cb0a764&amp;startTime=80.18" office:target-frame-name="psplayer" xlink:show="replace" text:style-name="Internet_20_link" text:visited-style-name="Visited_20_Internet_20_Link"><text:span text:style-name="T11">create a slice of it, so a slice of a slice. Now then, the way</text:span></text:a><text:span text:style-name="T12"> </text:span><text:a xlink:type="simple" xlink:href="https://app.pluralsight.com/course-player?clipId=48d30a51-3fe7-4674-bb9a-66bf6cb0a764&amp;startTime=86.2" office:target-frame-name="psplayer" xlink:show="replace" text:style-name="Internet_20_link" text:visited-style-name="Visited_20_Internet_20_Link"><text:span text:style-name="T11">it all happens is basically abstraction.</text:span></text:a><text:span text:style-name="T12"> </text:span><text:a xlink:type="simple" xlink:href="https://app.pluralsight.com/course-player?clipId=48d30a51-3fe7-4674-bb9a-66bf6cb0a764&amp;startTime=89.14" office:target-frame-name="psplayer" xlink:show="replace" text:style-name="Internet_20_link" text:visited-style-name="Visited_20_Internet_20_Link"><text:span text:style-name="T11">You see, slices are actually built on top of arrays. And I'm</text:span></text:a><text:span text:style-name="T12"> </text:span><text:a xlink:type="simple" xlink:href="https://app.pluralsight.com/course-player?clipId=48d30a51-3fe7-4674-bb9a-66bf6cb0a764&amp;startTime=93.47" office:target-frame-name="psplayer" xlink:show="replace" text:style-name="Internet_20_link" text:visited-style-name="Visited_20_Internet_20_Link"><text:span text:style-name="T11">going to back right up and repeat that again because it is dead</text:span></text:a><text:span text:style-name="T12"> </text:span><text:a xlink:type="simple" xlink:href="https://app.pluralsight.com/course-player?clipId=48d30a51-3fe7-4674-bb9a-66bf6cb0a764&amp;startTime=96.55" office:target-frame-name="psplayer" xlink:show="replace" text:style-name="Internet_20_link" text:visited-style-name="Visited_20_Internet_20_Link"><text:span text:style-name="T11">important to know, so here it is, slices are built on top of arrays. In fact,</text:span></text:a><text:span text:style-name="T12"> </text:span><text:a xlink:type="simple" xlink:href="https://app.pluralsight.com/course-player?clipId=48d30a51-3fe7-4674-bb9a-66bf6cb0a764&amp;startTime=102.84" office:target-frame-name="psplayer" xlink:show="replace" text:style-name="Internet_20_link" text:visited-style-name="Visited_20_Internet_20_Link"><text:span text:style-name="T11">it's probably where the name comes from because slices, well yeah,</text:span></text:a><text:span text:style-name="T12"> </text:span><text:a xlink:type="simple" xlink:href="https://app.pluralsight.com/course-player?clipId=48d30a51-3fe7-4674-bb9a-66bf6cb0a764&amp;startTime=108.27" office:target-frame-name="psplayer" xlink:show="replace" text:style-name="Internet_20_link" text:visited-style-name="Visited_20_Internet_20_Link"><text:span text:style-name="T11">slices of an array. And maybe actually a picture helps.</text:span></text:a><text:span text:style-name="T12"> </text:span><text:a xlink:type="simple" xlink:href="https://app.pluralsight.com/course-player?clipId=48d30a51-3fe7-4674-bb9a-66bf6cb0a764&amp;startTime=113.14" office:target-frame-name="psplayer" xlink:show="replace" text:style-name="Internet_20_link" text:visited-style-name="Visited_20_Internet_20_Link"><text:span text:style-name="T11">So this is an array with 10 elements, then on top of it we</text:span></text:a><text:span text:style-name="T12"> </text:span><text:a xlink:type="simple" xlink:href="https://app.pluralsight.com/course-player?clipId=48d30a51-3fe7-4674-bb9a-66bf6cb0a764&amp;startTime=117.01" office:target-frame-name="psplayer" xlink:show="replace" text:style-name="Internet_20_link" text:visited-style-name="Visited_20_Internet_20_Link"><text:span text:style-name="T11">create a slice of just 3 of them. And it doesn't have to be the</text:span></text:a><text:span text:style-name="T12"> </text:span><text:a xlink:type="simple" xlink:href="https://app.pluralsight.com/course-player?clipId=48d30a51-3fe7-4674-bb9a-66bf6cb0a764&amp;startTime=121.85" office:target-frame-name="psplayer" xlink:show="replace" text:style-name="Internet_20_link" text:visited-style-name="Visited_20_Internet_20_Link"><text:span text:style-name="T11">first three. It could actually be any,</text:span></text:a><text:span text:style-name="T12"> </text:span><text:a xlink:type="simple" xlink:href="https://app.pluralsight.com/course-player?clipId=48d30a51-3fe7-4674-bb9a-66bf6cb0a764&amp;startTime=123.63" office:target-frame-name="psplayer" xlink:show="replace" text:style-name="Internet_20_link" text:visited-style-name="Visited_20_Internet_20_Link"><text:span text:style-name="T11">as long as they are contiguous. In fact, drawing it</text:span></text:a><text:span text:style-name="T12"> </text:span><text:a xlink:type="simple" xlink:href="https://app.pluralsight.com/course-player?clipId=48d30a51-3fe7-4674-bb9a-66bf6cb0a764&amp;startTime=128.19" office:target-frame-name="psplayer" xlink:show="replace" text:style-name="Internet_20_link" text:visited-style-name="Visited_20_Internet_20_Link"><text:span text:style-name="T11">like this might be a bit better,</text:span></text:a><text:span text:style-name="T12"> </text:span><text:a xlink:type="simple" xlink:href="https://app.pluralsight.com/course-player?clipId=48d30a51-3fe7-4674-bb9a-66bf6cb0a764&amp;startTime=129.87" office:target-frame-name="psplayer" xlink:show="replace" text:style-name="Internet_20_link" text:visited-style-name="Visited_20_Internet_20_Link"><text:span text:style-name="T11">a bit more obvious to see why we call it a slice, yeah. Back here though,</text:span></text:a><text:span text:style-name="T12"> </text:span><text:a xlink:type="simple" xlink:href="https://app.pluralsight.com/course-player?clipId=48d30a51-3fe7-4674-bb9a-66bf6cb0a764&amp;startTime=135.48" office:target-frame-name="psplayer" xlink:show="replace" text:style-name="Internet_20_link" text:visited-style-name="Visited_20_Internet_20_Link"><text:span text:style-name="T11">no actual data gets stored in the slice construct.</text:span></text:a><text:span text:style-name="T12"> </text:span><text:a xlink:type="simple" xlink:href="https://app.pluralsight.com/course-player?clipId=48d30a51-3fe7-4674-bb9a-66bf6cb0a764&amp;startTime=139.38" office:target-frame-name="psplayer" xlink:show="replace" text:style-name="Internet_20_link" text:visited-style-name="Visited_20_Internet_20_Link"><text:span text:style-name="T11">It's basically pointers pointing to the actual data in the array below,</text:span></text:a><text:span text:style-name="T12"> </text:span><text:a xlink:type="simple" xlink:href="https://app.pluralsight.com/course-player?clipId=48d30a51-3fe7-4674-bb9a-66bf6cb0a764&amp;startTime=144.44" office:target-frame-name="psplayer" xlink:show="replace" text:style-name="Internet_20_link" text:visited-style-name="Visited_20_Internet_20_Link"><text:span text:style-name="T11">meaning the slice itself is basically a name,</text:span></text:a><text:span text:style-name="T12"> </text:span><text:a xlink:type="simple" xlink:href="https://app.pluralsight.com/course-player?clipId=48d30a51-3fe7-4674-bb9a-66bf6cb0a764&amp;startTime=148.05" office:target-frame-name="psplayer" xlink:show="replace" text:style-name="Internet_20_link" text:visited-style-name="Visited_20_Internet_20_Link"><text:span text:style-name="T11">I guess a type, an offset in the underlying array, and a length,</text:span></text:a><text:span text:style-name="T12"> </text:span><text:a xlink:type="simple" xlink:href="https://app.pluralsight.com/course-player?clipId=48d30a51-3fe7-4674-bb9a-66bf6cb0a764&amp;startTime=151.9" office:target-frame-name="psplayer" xlink:show="replace" text:style-name="Internet_20_link" text:visited-style-name="Visited_20_Internet_20_Link"><text:span text:style-name="T11">no actual data.</text:span></text:a><text:span text:style-name="T12"> </text:span><text:a xlink:type="simple" xlink:href="https://app.pluralsight.com/course-player?clipId=48d30a51-3fe7-4674-bb9a-66bf6cb0a764&amp;startTime=154.54" office:target-frame-name="psplayer" xlink:show="replace" text:style-name="Internet_20_link" text:visited-style-name="Visited_20_Internet_20_Link"><text:span text:style-name="T11">And just to blow your mind,</text:span></text:a><text:span text:style-name="T12"> </text:span><text:a xlink:type="simple" xlink:href="https://app.pluralsight.com/course-player?clipId=48d30a51-3fe7-4674-bb9a-66bf6cb0a764&amp;startTime=156.99" office:target-frame-name="psplayer" xlink:show="replace" text:style-name="Internet_20_link" text:visited-style-name="Visited_20_Internet_20_Link"><text:span text:style-name="T11">we can have multiple slices of underlying arrays. And if we</text:span></text:a><text:span text:style-name="T12"> </text:span><text:a xlink:type="simple" xlink:href="https://app.pluralsight.com/course-player?clipId=48d30a51-3fe7-4674-bb9a-66bf6cb0a764&amp;startTime=160.65" office:target-frame-name="psplayer" xlink:show="replace" text:style-name="Internet_20_link" text:visited-style-name="Visited_20_Internet_20_Link"><text:span text:style-name="T11">do that, as they're basically pointers, they are really cheap. However,</text:span></text:a><text:span text:style-name="T12"> </text:span><text:a xlink:type="simple" xlink:href="https://app.pluralsight.com/course-player?clipId=48d30a51-3fe7-4674-bb9a-66bf6cb0a764&amp;startTime=166.37" office:target-frame-name="psplayer" xlink:show="replace" text:style-name="Internet_20_link" text:visited-style-name="Visited_20_Internet_20_Link"><text:span text:style-name="T11">in that model,</text:span></text:a><text:span text:style-name="T12"> </text:span><text:a xlink:type="simple" xlink:href="https://app.pluralsight.com/course-player?clipId=48d30a51-3fe7-4674-bb9a-66bf6cb0a764&amp;startTime=167.42" office:target-frame-name="psplayer" xlink:show="replace" text:style-name="Internet_20_link" text:visited-style-name="Visited_20_Internet_20_Link"><text:span text:style-name="T11">obviously changing the value of any element in one of the</text:span></text:a><text:span text:style-name="T12"> </text:span><text:a xlink:type="simple" xlink:href="https://app.pluralsight.com/course-player?clipId=48d30a51-3fe7-4674-bb9a-66bf6cb0a764&amp;startTime=171.81" office:target-frame-name="psplayer" xlink:show="replace" text:style-name="Internet_20_link" text:visited-style-name="Visited_20_Internet_20_Link"><text:span text:style-name="T11">slices changes it in the array below,</text:span></text:a><text:span text:style-name="T12"> </text:span><text:a xlink:type="simple" xlink:href="https://app.pluralsight.com/course-player?clipId=48d30a51-3fe7-4674-bb9a-66bf6cb0a764&amp;startTime=174.52" office:target-frame-name="psplayer" xlink:show="replace" text:style-name="Internet_20_link" text:visited-style-name="Visited_20_Internet_20_Link"><text:span text:style-name="T11">meaning every other slice that references it sees the change. And look,</text:span></text:a><text:span text:style-name="T12"> </text:span><text:a xlink:type="simple" xlink:href="https://app.pluralsight.com/course-player?clipId=48d30a51-3fe7-4674-bb9a-66bf6cb0a764&amp;startTime=180.38" office:target-frame-name="psplayer" xlink:show="replace" text:style-name="Internet_20_link" text:visited-style-name="Visited_20_Internet_20_Link"><text:span text:style-name="T11">I know it's not rocket science, but it is super important to know,</text:span></text:a><text:span text:style-name="T12"> </text:span><text:a xlink:type="simple" xlink:href="https://app.pluralsight.com/course-player?clipId=48d30a51-3fe7-4674-bb9a-66bf6cb0a764&amp;startTime=184.2" office:target-frame-name="psplayer" xlink:show="replace" text:style-name="Internet_20_link" text:visited-style-name="Visited_20_Internet_20_Link"><text:span text:style-name="T11">especially when passing slices as arguments to functions.</text:span></text:a><text:span text:style-name="T12"> </text:span><text:a xlink:type="simple" xlink:href="https://app.pluralsight.com/course-player?clipId=48d30a51-3fe7-4674-bb9a-66bf6cb0a764&amp;startTime=188.3" office:target-frame-name="psplayer" xlink:show="replace" text:style-name="Internet_20_link" text:visited-style-name="Visited_20_Internet_20_Link"><text:span text:style-name="T11">So, because slices are references by nature referencing the array, well,</text:span></text:a><text:span text:style-name="T12"> </text:span><text:a xlink:type="simple" xlink:href="https://app.pluralsight.com/course-player?clipId=48d30a51-3fe7-4674-bb9a-66bf6cb0a764&amp;startTime=196.49" office:target-frame-name="psplayer" xlink:show="replace" text:style-name="Internet_20_link" text:visited-style-name="Visited_20_Internet_20_Link"><text:span text:style-name="T11">when we pass them to functions, they get passed by reference,</text:span></text:a><text:span text:style-name="T12"> </text:span><text:a xlink:type="simple" xlink:href="https://app.pluralsight.com/course-player?clipId=48d30a51-3fe7-4674-bb9a-66bf6cb0a764&amp;startTime=199.91" office:target-frame-name="psplayer" xlink:show="replace" text:style-name="Internet_20_link" text:visited-style-name="Visited_20_Internet_20_Link"><text:span text:style-name="T11">not value.</text:span></text:a><text:span text:style-name="T12"> </text:span><text:a xlink:type="simple" xlink:href="https://app.pluralsight.com/course-player?clipId=48d30a51-3fe7-4674-bb9a-66bf6cb0a764&amp;startTime=201.34" office:target-frame-name="psplayer" xlink:show="replace" text:style-name="Internet_20_link" text:visited-style-name="Visited_20_Internet_20_Link"><text:span text:style-name="T11">Well, actually, the slice header,</text:span></text:a><text:span text:style-name="T12"> </text:span><text:a xlink:type="simple" xlink:href="https://app.pluralsight.com/course-player?clipId=48d30a51-3fe7-4674-bb9a-66bf6cb0a764&amp;startTime=203.04" office:target-frame-name="psplayer" xlink:show="replace" text:style-name="Internet_20_link" text:visited-style-name="Visited_20_Internet_20_Link"><text:span text:style-name="T11">which is basically jargon for the location of where the</text:span></text:a><text:span text:style-name="T12"> </text:span><text:a xlink:type="simple" xlink:href="https://app.pluralsight.com/course-player?clipId=48d30a51-3fe7-4674-bb9a-66bf6cb0a764&amp;startTime=205.84" office:target-frame-name="psplayer" xlink:show="replace" text:style-name="Internet_20_link" text:visited-style-name="Visited_20_Internet_20_Link"><text:span text:style-name="T11">data actually is in the array, that does get passed as a</text:span></text:a><text:span text:style-name="T12"> </text:span><text:a xlink:type="simple" xlink:href="https://app.pluralsight.com/course-player?clipId=48d30a51-3fe7-4674-bb9a-66bf6cb0a764&amp;startTime=208.86" office:target-frame-name="psplayer" xlink:show="replace" text:style-name="Internet_20_link" text:visited-style-name="Visited_20_Internet_20_Link"><text:span text:style-name="T11">value, so copied to the function.</text:span></text:a><text:span text:style-name="T12"> </text:span><text:a xlink:type="simple" xlink:href="https://app.pluralsight.com/course-player?clipId=48d30a51-3fe7-4674-bb9a-66bf6cb0a764&amp;startTime=212.24" office:target-frame-name="psplayer" xlink:show="replace" text:style-name="Internet_20_link" text:visited-style-name="Visited_20_Internet_20_Link"><text:span text:style-name="T11">But as it is actually a reference to the real data in the array,</text:span></text:a><text:span text:style-name="T12"> </text:span><text:a xlink:type="simple" xlink:href="https://app.pluralsight.com/course-player?clipId=48d30a51-3fe7-4674-bb9a-66bf6cb0a764&amp;startTime=216.38" office:target-frame-name="psplayer" xlink:show="replace" text:style-name="Internet_20_link" text:visited-style-name="Visited_20_Internet_20_Link"><text:span text:style-name="T11">the overall effect is that of passing by reference.</text:span></text:a><text:span text:style-name="T12"> </text:span><text:a xlink:type="simple" xlink:href="https://app.pluralsight.com/course-player?clipId=48d30a51-3fe7-4674-bb9a-66bf6cb0a764&amp;startTime=220.64" office:target-frame-name="psplayer" xlink:show="replace" text:style-name="Internet_20_link" text:visited-style-name="Visited_20_Internet_20_Link"><text:span text:style-name="T11">Oh, now, I know that might sound confusing,</text:span></text:a><text:span text:style-name="T12"> </text:span><text:a xlink:type="simple" xlink:href="https://app.pluralsight.com/course-player?clipId=48d30a51-3fe7-4674-bb9a-66bf6cb0a764&amp;startTime=224.08" office:target-frame-name="psplayer" xlink:show="replace" text:style-name="Internet_20_link" text:visited-style-name="Visited_20_Internet_20_Link"><text:span text:style-name="T11">especially if you're new to all of this,</text:span></text:a><text:span text:style-name="T12"> </text:span><text:a xlink:type="simple" xlink:href="https://app.pluralsight.com/course-player?clipId=48d30a51-3fe7-4674-bb9a-66bf6cb0a764&amp;startTime=226.64" office:target-frame-name="psplayer" xlink:show="replace" text:style-name="Internet_20_link" text:visited-style-name="Visited_20_Internet_20_Link"><text:span text:style-name="T11">but it should be pretty simple if you watch the functions module where we</text:span></text:a><text:span text:style-name="T12"> </text:span><text:a xlink:type="simple" xlink:href="https://app.pluralsight.com/course-player?clipId=48d30a51-3fe7-4674-bb9a-66bf6cb0a764&amp;startTime=231.36" office:target-frame-name="psplayer" xlink:show="replace" text:style-name="Internet_20_link" text:visited-style-name="Visited_20_Internet_20_Link"><text:span text:style-name="T11">covered passing by reference and passing by value. Basically look,</text:span></text:a><text:span text:style-name="T12"> </text:span><text:a xlink:type="simple" xlink:href="https://app.pluralsight.com/course-player?clipId=48d30a51-3fe7-4674-bb9a-66bf6cb0a764&amp;startTime=235.84" office:target-frame-name="psplayer" xlink:show="replace" text:style-name="Internet_20_link" text:visited-style-name="Visited_20_Internet_20_Link"><text:span text:style-name="T11">the slice itself gets passed to the function by value,</text:span></text:a><text:span text:style-name="T12"> </text:span><text:a xlink:type="simple" xlink:href="https://app.pluralsight.com/course-player?clipId=48d30a51-3fe7-4674-bb9a-66bf6cb0a764&amp;startTime=238.92" office:target-frame-name="psplayer" xlink:show="replace" text:style-name="Internet_20_link" text:visited-style-name="Visited_20_Internet_20_Link"><text:span text:style-name="T11">so a copy of the slice is passed to the function.</text:span></text:a><text:span text:style-name="T12"> </text:span><text:a xlink:type="simple" xlink:href="https://app.pluralsight.com/course-player?clipId=48d30a51-3fe7-4674-bb9a-66bf6cb0a764&amp;startTime=241.94" office:target-frame-name="psplayer" xlink:show="replace" text:style-name="Internet_20_link" text:visited-style-name="Visited_20_Internet_20_Link"><text:span text:style-name="T11">But seeing as how the slice is actually just pointing us to the array,</text:span></text:a><text:span text:style-name="T12"> </text:span><text:a xlink:type="simple" xlink:href="https://app.pluralsight.com/course-player?clipId=48d30a51-3fe7-4674-bb9a-66bf6cb0a764&amp;startTime=245.64" office:target-frame-name="psplayer" xlink:show="replace" text:style-name="Internet_20_link" text:visited-style-name="Visited_20_Internet_20_Link"><text:span text:style-name="T11">the actual array values are not passed to the function, just the slice,</text:span></text:a><text:span text:style-name="T12"> </text:span><text:a xlink:type="simple" xlink:href="https://app.pluralsight.com/course-player?clipId=48d30a51-3fe7-4674-bb9a-66bf6cb0a764&amp;startTime=250.84" office:target-frame-name="psplayer" xlink:show="replace" text:style-name="Internet_20_link" text:visited-style-name="Visited_20_Internet_20_Link"><text:span text:style-name="T11">and the slice is basically a reference.</text:span></text:a><text:span text:style-name="T12"> </text:span><text:a xlink:type="simple" xlink:href="https://app.pluralsight.com/course-player?clipId=48d30a51-3fe7-4674-bb9a-66bf6cb0a764&amp;startTime=254.04" office:target-frame-name="psplayer" xlink:show="replace" text:style-name="Internet_20_link" text:visited-style-name="Visited_20_Internet_20_Link"><text:span text:style-name="T11">I'm starting to confuse myself.</text:span></text:a><text:span text:style-name="T12"> </text:span><text:a xlink:type="simple" xlink:href="https://app.pluralsight.com/course-player?clipId=48d30a51-3fe7-4674-bb9a-66bf6cb0a764&amp;startTime=255.98" office:target-frame-name="psplayer" xlink:show="replace" text:style-name="Internet_20_link" text:visited-style-name="Visited_20_Internet_20_Link"><text:span text:style-name="T11">No, just kidding. But actually, I reckon that is enough on the theory. Let's go and get our hands on.</text:span></text:a></text:p>
      <text:h text:style-name="P3" text:outline-level="3"><text:a xlink:type="simple" xlink:href="https://app.pluralsight.com/course-player?clipId=0c518831-2e5a-4bfc-a405-32b4f558d9d7" office:target-frame-name="psplayer" xlink:show="replace" text:style-name="Internet_20_link" text:visited-style-name="Visited_20_Internet_20_Link"><text:span text:style-name="T11">Working with Slices</text:span></text:a></text:h>
      <text:p text:style-name="P5"><text:a xlink:type="simple" xlink:href="https://app.pluralsight.com/course-player?clipId=0c518831-2e5a-4bfc-a405-32b4f558d9d7&amp;startTime=1.64" office:target-frame-name="psplayer" xlink:show="replace" text:style-name="Internet_20_link" text:visited-style-name="Visited_20_Internet_20_Link"><text:span text:style-name="T11">All alright, to create a slice,</text:span></text:a><text:span text:style-name="T12"> </text:span><text:a xlink:type="simple" xlink:href="https://app.pluralsight.com/course-player?clipId=0c518831-2e5a-4bfc-a405-32b4f558d9d7&amp;startTime=4.44" office:target-frame-name="psplayer" xlink:show="replace" text:style-name="Internet_20_link" text:visited-style-name="Visited_20_Internet_20_Link"><text:span text:style-name="T11">and we'll be working exclusively with slices by the way.</text:span></text:a><text:span text:style-name="T12"> </text:span><text:a xlink:type="simple" xlink:href="https://app.pluralsight.com/course-player?clipId=0c518831-2e5a-4bfc-a405-32b4f558d9d7&amp;startTime=7.38" office:target-frame-name="psplayer" xlink:show="replace" text:style-name="Internet_20_link" text:visited-style-name="Visited_20_Internet_20_Link"><text:span text:style-name="T11">Remember, slices are where the action is.</text:span></text:a><text:span text:style-name="T12"> </text:span><text:a xlink:type="simple" xlink:href="https://app.pluralsight.com/course-player?clipId=0c518831-2e5a-4bfc-a405-32b4f558d9d7&amp;startTime=10.24" office:target-frame-name="psplayer" xlink:show="replace" text:style-name="Internet_20_link" text:visited-style-name="Visited_20_Internet_20_Link"><text:span text:style-name="T11">But, to create one, we can use the built‑in make function.</text:span></text:a><text:span text:style-name="T12"> </text:span><text:a xlink:type="simple" xlink:href="https://app.pluralsight.com/course-player?clipId=0c518831-2e5a-4bfc-a405-32b4f558d9d7&amp;startTime=15.34" office:target-frame-name="psplayer" xlink:show="replace" text:style-name="Internet_20_link" text:visited-style-name="Visited_20_Internet_20_Link"><text:span text:style-name="T11">Now, this accepts three values, type, length, and capacity.</text:span></text:a><text:span text:style-name="T12"> </text:span><text:a xlink:type="simple" xlink:href="https://app.pluralsight.com/course-player?clipId=0c518831-2e5a-4bfc-a405-32b4f558d9d7&amp;startTime=20.23" office:target-frame-name="psplayer" xlink:show="replace" text:style-name="Internet_20_link" text:visited-style-name="Visited_20_Internet_20_Link"><text:span text:style-name="T11">The type, well I guess that's pretty obvious.</text:span></text:a><text:span text:style-name="T12"> </text:span><text:a xlink:type="simple" xlink:href="https://app.pluralsight.com/course-player?clipId=0c518831-2e5a-4bfc-a405-32b4f558d9d7&amp;startTime=22.33" office:target-frame-name="psplayer" xlink:show="replace" text:style-name="Internet_20_link" text:visited-style-name="Visited_20_Internet_20_Link"><text:span text:style-name="T11">Are we making a slice of strings or integers or whatever?</text:span></text:a><text:span text:style-name="T12"> </text:span><text:a xlink:type="simple" xlink:href="https://app.pluralsight.com/course-player?clipId=0c518831-2e5a-4bfc-a405-32b4f558d9d7&amp;startTime=26.04" office:target-frame-name="psplayer" xlink:show="replace" text:style-name="Internet_20_link" text:visited-style-name="Visited_20_Internet_20_Link"><text:span text:style-name="T11">I reckon the length should be pretty obvious as well.</text:span></text:a><text:span text:style-name="T12"> </text:span><text:a xlink:type="simple" xlink:href="https://app.pluralsight.com/course-player?clipId=0c518831-2e5a-4bfc-a405-32b4f558d9d7&amp;startTime=28.8" office:target-frame-name="psplayer" xlink:show="replace" text:style-name="Internet_20_link" text:visited-style-name="Visited_20_Internet_20_Link"><text:span text:style-name="T11">How many elements do we want in the slice?</text:span></text:a><text:span text:style-name="T12"> </text:span><text:a xlink:type="simple" xlink:href="https://app.pluralsight.com/course-player?clipId=0c518831-2e5a-4bfc-a405-32b4f558d9d7&amp;startTime=31.54" office:target-frame-name="psplayer" xlink:show="replace" text:style-name="Internet_20_link" text:visited-style-name="Visited_20_Internet_20_Link"><text:span text:style-name="T11">Like how many entries.</text:span></text:a><text:span text:style-name="T12"> </text:span><text:a xlink:type="simple" xlink:href="https://app.pluralsight.com/course-player?clipId=0c518831-2e5a-4bfc-a405-32b4f558d9d7&amp;startTime=33.54" office:target-frame-name="psplayer" xlink:show="replace" text:style-name="Internet_20_link" text:visited-style-name="Visited_20_Internet_20_Link"><text:span text:style-name="T11">But capacity.</text:span></text:a><text:span text:style-name="T12"> </text:span><text:a xlink:type="simple" xlink:href="https://app.pluralsight.com/course-player?clipId=0c518831-2e5a-4bfc-a405-32b4f558d9d7&amp;startTime=35.05" office:target-frame-name="psplayer" xlink:show="replace" text:style-name="Internet_20_link" text:visited-style-name="Visited_20_Internet_20_Link"><text:span text:style-name="T11">What's that about?</text:span></text:a><text:span text:style-name="T12"> </text:span><text:a xlink:type="simple" xlink:href="https://app.pluralsight.com/course-player?clipId=0c518831-2e5a-4bfc-a405-32b4f558d9d7&amp;startTime=36.26" office:target-frame-name="psplayer" xlink:show="replace" text:style-name="Internet_20_link" text:visited-style-name="Visited_20_Internet_20_Link"><text:span text:style-name="T11">And how is it different to length?</text:span></text:a><text:span text:style-name="T12"> </text:span><text:a xlink:type="simple" xlink:href="https://app.pluralsight.com/course-player?clipId=0c518831-2e5a-4bfc-a405-32b4f558d9d7&amp;startTime=39.04" office:target-frame-name="psplayer" xlink:show="replace" text:style-name="Internet_20_link" text:visited-style-name="Visited_20_Internet_20_Link"><text:span text:style-name="T11">Well, capacity specifies the maximum size of the slice,</text:span></text:a><text:span text:style-name="T12"> </text:span><text:a xlink:type="simple" xlink:href="https://app.pluralsight.com/course-player?clipId=0c518831-2e5a-4bfc-a405-32b4f558d9d7&amp;startTime=42.09" office:target-frame-name="psplayer" xlink:show="replace" text:style-name="Internet_20_link" text:visited-style-name="Visited_20_Internet_20_Link"><text:span text:style-name="T11">or maybe actually, the expected size.</text:span></text:a><text:span text:style-name="T12"> </text:span><text:a xlink:type="simple" xlink:href="https://app.pluralsight.com/course-player?clipId=0c518831-2e5a-4bfc-a405-32b4f558d9d7&amp;startTime=45.44" office:target-frame-name="psplayer" xlink:show="replace" text:style-name="Internet_20_link" text:visited-style-name="Visited_20_Internet_20_Link"><text:span text:style-name="T11">Basically, under the hood,</text:span></text:a><text:span text:style-name="T12"> </text:span><text:a xlink:type="simple" xlink:href="https://app.pluralsight.com/course-player?clipId=0c518831-2e5a-4bfc-a405-32b4f558d9d7&amp;startTime=47" office:target-frame-name="psplayer" xlink:show="replace" text:style-name="Internet_20_link" text:visited-style-name="Visited_20_Internet_20_Link"><text:span text:style-name="T11">this is going to be how big to size the array that's backing it.</text:span></text:a><text:span text:style-name="T12"> </text:span><text:a xlink:type="simple" xlink:href="https://app.pluralsight.com/course-player?clipId=0c518831-2e5a-4bfc-a405-32b4f558d9d7&amp;startTime=51.34" office:target-frame-name="psplayer" xlink:show="replace" text:style-name="Internet_20_link" text:visited-style-name="Visited_20_Internet_20_Link"><text:span text:style-name="T11">Which is why we did what we did, explaining how slices are backed by arrays.</text:span></text:a><text:span text:style-name="T12"> </text:span><text:a xlink:type="simple" xlink:href="https://app.pluralsight.com/course-player?clipId=0c518831-2e5a-4bfc-a405-32b4f558d9d7&amp;startTime=56" office:target-frame-name="psplayer" xlink:show="replace" text:style-name="Internet_20_link" text:visited-style-name="Visited_20_Internet_20_Link"><text:span text:style-name="T11">It's kind of fundamental to know.</text:span></text:a><text:span text:style-name="T12"> </text:span><text:a xlink:type="simple" xlink:href="https://app.pluralsight.com/course-player?clipId=0c518831-2e5a-4bfc-a405-32b4f558d9d7&amp;startTime=58.64" office:target-frame-name="psplayer" xlink:show="replace" text:style-name="Internet_20_link" text:visited-style-name="Visited_20_Internet_20_Link"><text:span text:style-name="T11">Well, anytime we create a slice, Go creates an array to hold the actual data,</text:span></text:a><text:span text:style-name="T12"> </text:span><text:a xlink:type="simple" xlink:href="https://app.pluralsight.com/course-player?clipId=0c518831-2e5a-4bfc-a405-32b4f558d9d7&amp;startTime=63.42" office:target-frame-name="psplayer" xlink:show="replace" text:style-name="Internet_20_link" text:visited-style-name="Visited_20_Internet_20_Link"><text:span text:style-name="T11">remember?</text:span></text:a><text:span text:style-name="T12"> </text:span><text:a xlink:type="simple" xlink:href="https://app.pluralsight.com/course-player?clipId=0c518831-2e5a-4bfc-a405-32b4f558d9d7&amp;startTime=64.17" office:target-frame-name="psplayer" xlink:show="replace" text:style-name="Internet_20_link" text:visited-style-name="Visited_20_Internet_20_Link"><text:span text:style-name="T11">And I know, I am beating this point to death,</text:span></text:a><text:span text:style-name="T12"> </text:span><text:a xlink:type="simple" xlink:href="https://app.pluralsight.com/course-player?clipId=0c518831-2e5a-4bfc-a405-32b4f558d9d7&amp;startTime=67.07" office:target-frame-name="psplayer" xlink:show="replace" text:style-name="Internet_20_link" text:visited-style-name="Visited_20_Internet_20_Link"><text:span text:style-name="T11">but a lot of us do learn by repetition, so slices don't actually store data,</text:span></text:a><text:span text:style-name="T12"> </text:span><text:a xlink:type="simple" xlink:href="https://app.pluralsight.com/course-player?clipId=0c518831-2e5a-4bfc-a405-32b4f558d9d7&amp;startTime=72.16" office:target-frame-name="psplayer" xlink:show="replace" text:style-name="Internet_20_link" text:visited-style-name="Visited_20_Internet_20_Link"><text:span text:style-name="T11">it's always stored in the array.</text:span></text:a><text:span text:style-name="T12"> </text:span><text:a xlink:type="simple" xlink:href="https://app.pluralsight.com/course-player?clipId=0c518831-2e5a-4bfc-a405-32b4f558d9d7&amp;startTime=73.58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0c518831-2e5a-4bfc-a405-32b4f558d9d7&amp;startTime=74.54" office:target-frame-name="psplayer" xlink:show="replace" text:style-name="Internet_20_link" text:visited-style-name="Visited_20_Internet_20_Link"><text:span text:style-name="T11">if we wanted to define a slice of strings with an</text:span></text:a><text:span text:style-name="T12"> </text:span><text:a xlink:type="simple" xlink:href="https://app.pluralsight.com/course-player?clipId=0c518831-2e5a-4bfc-a405-32b4f558d9d7&amp;startTime=77.39" office:target-frame-name="psplayer" xlink:show="replace" text:style-name="Internet_20_link" text:visited-style-name="Visited_20_Internet_20_Link"><text:span text:style-name="T11">initial length of 5 and a capacity of 10,</text:span></text:a><text:span text:style-name="T12"> </text:span><text:a xlink:type="simple" xlink:href="https://app.pluralsight.com/course-player?clipId=0c518831-2e5a-4bfc-a405-32b4f558d9d7&amp;startTime=79.9" office:target-frame-name="psplayer" xlink:show="replace" text:style-name="Internet_20_link" text:visited-style-name="Visited_20_Internet_20_Link"><text:span text:style-name="T11">we'd do it like this.</text:span></text:a><text:span text:style-name="T12"> </text:span><text:a xlink:type="simple" xlink:href="https://app.pluralsight.com/course-player?clipId=0c518831-2e5a-4bfc-a405-32b4f558d9d7&amp;startTime=82.34" office:target-frame-name="psplayer" xlink:show="replace" text:style-name="Internet_20_link" text:visited-style-name="Visited_20_Internet_20_Link"><text:span text:style-name="T11">Okay, let's add this here.</text:span></text:a><text:span text:style-name="T12"> </text:span><text:a xlink:type="simple" xlink:href="https://app.pluralsight.com/course-player?clipId=0c518831-2e5a-4bfc-a405-32b4f558d9d7&amp;startTime=83.93" office:target-frame-name="psplayer" xlink:show="replace" text:style-name="Internet_20_link" text:visited-style-name="Visited_20_Internet_20_Link"><text:span text:style-name="T11">It's basically a Printf from the fmt package that </text:span></text:a><text:soft-page-break/><text:a xlink:type="simple" xlink:href="https://app.pluralsight.com/course-player?clipId=0c518831-2e5a-4bfc-a405-32b4f558d9d7&amp;startTime=83.93" office:target-frame-name="psplayer" xlink:show="replace" text:style-name="Internet_20_link" text:visited-style-name="Visited_20_Internet_20_Link"><text:span text:style-name="T11">displays</text:span></text:a><text:span text:style-name="T12"> </text:span><text:a xlink:type="simple" xlink:href="https://app.pluralsight.com/course-player?clipId=0c518831-2e5a-4bfc-a405-32b4f558d9d7&amp;startTime=87.61" office:target-frame-name="psplayer" xlink:show="replace" text:style-name="Internet_20_link" text:visited-style-name="Visited_20_Internet_20_Link"><text:span text:style-name="T11">the length and the capacity of the slice.</text:span></text:a><text:span text:style-name="T12"> </text:span><text:a xlink:type="simple" xlink:href="https://app.pluralsight.com/course-player?clipId=0c518831-2e5a-4bfc-a405-32b4f558d9d7&amp;startTime=89.86" office:target-frame-name="psplayer" xlink:show="replace" text:style-name="Internet_20_link" text:visited-style-name="Visited_20_Internet_20_Link"><text:span text:style-name="T11">This here just says, insert the output of len(courses) here,</text:span></text:a><text:span text:style-name="T12"> </text:span><text:a xlink:type="simple" xlink:href="https://app.pluralsight.com/course-player?clipId=0c518831-2e5a-4bfc-a405-32b4f558d9d7&amp;startTime=93.6" office:target-frame-name="psplayer" xlink:show="replace" text:style-name="Internet_20_link" text:visited-style-name="Visited_20_Internet_20_Link"><text:span text:style-name="T11">and the output of cap(courses) here, but a standard base 10 integers.</text:span></text:a><text:span text:style-name="T12"> </text:span><text:a xlink:type="simple" xlink:href="https://app.pluralsight.com/course-player?clipId=0c518831-2e5a-4bfc-a405-32b4f558d9d7&amp;startTime=99.34" office:target-frame-name="psplayer" xlink:show="replace" text:style-name="Internet_20_link" text:visited-style-name="Visited_20_Internet_20_Link"><text:span text:style-name="T11">And then, okay,</text:span></text:a><text:span text:style-name="T12"> </text:span><text:a xlink:type="simple" xlink:href="https://app.pluralsight.com/course-player?clipId=0c518831-2e5a-4bfc-a405-32b4f558d9d7&amp;startTime=101.11" office:target-frame-name="psplayer" xlink:show="replace" text:style-name="Internet_20_link" text:visited-style-name="Visited_20_Internet_20_Link"><text:span text:style-name="T11">len and cap are built‑in functions that return the</text:span></text:a><text:span text:style-name="T12"> </text:span><text:a xlink:type="simple" xlink:href="https://app.pluralsight.com/course-player?clipId=0c518831-2e5a-4bfc-a405-32b4f558d9d7&amp;startTime=103.47" office:target-frame-name="psplayer" xlink:show="replace" text:style-name="Internet_20_link" text:visited-style-name="Visited_20_Internet_20_Link"><text:span text:style-name="T11">length and capacity of slices.</text:span></text:a><text:span text:style-name="T12"> </text:span><text:a xlink:type="simple" xlink:href="https://app.pluralsight.com/course-player?clipId=0c518831-2e5a-4bfc-a405-32b4f558d9d7&amp;startTime=106.24" office:target-frame-name="psplayer" xlink:show="replace" text:style-name="Internet_20_link" text:visited-style-name="Visited_20_Internet_20_Link"><text:span text:style-name="T11">Anyway, look, we'll get length of slices 5, and capacity is 10.</text:span></text:a><text:span text:style-name="T12"> </text:span><text:a xlink:type="simple" xlink:href="https://app.pluralsight.com/course-player?clipId=0c518831-2e5a-4bfc-a405-32b4f558d9d7&amp;startTime=111.34" office:target-frame-name="psplayer" xlink:show="replace" text:style-name="Internet_20_link" text:visited-style-name="Visited_20_Internet_20_Link"><text:span text:style-name="T11">Well, let's give it a save and a try.</text:span></text:a><text:span text:style-name="T12"> </text:span><text:a xlink:type="simple" xlink:href="https://app.pluralsight.com/course-player?clipId=0c518831-2e5a-4bfc-a405-32b4f558d9d7&amp;startTime=115.84" office:target-frame-name="psplayer" xlink:show="replace" text:style-name="Internet_20_link" text:visited-style-name="Visited_20_Internet_20_Link"><text:span text:style-name="T11">Marvelous.</text:span></text:a><text:span text:style-name="T12"> </text:span><text:a xlink:type="simple" xlink:href="https://app.pluralsight.com/course-player?clipId=0c518831-2e5a-4bfc-a405-32b4f558d9d7&amp;startTime=117.24" office:target-frame-name="psplayer" xlink:show="replace" text:style-name="Internet_20_link" text:visited-style-name="Visited_20_Internet_20_Link"><text:span text:style-name="T11">Now then, all we've actually done so far is declare the slice,</text:span></text:a><text:span text:style-name="T12"> </text:span><text:a xlink:type="simple" xlink:href="https://app.pluralsight.com/course-player?clipId=0c518831-2e5a-4bfc-a405-32b4f558d9d7&amp;startTime=120.61" office:target-frame-name="psplayer" xlink:show="replace" text:style-name="Internet_20_link" text:visited-style-name="Visited_20_Internet_20_Link"><text:span text:style-name="T11">we've not initialized it with any values,</text:span></text:a><text:span text:style-name="T12"> </text:span><text:a xlink:type="simple" xlink:href="https://app.pluralsight.com/course-player?clipId=0c518831-2e5a-4bfc-a405-32b4f558d9d7&amp;startTime=122.85" office:target-frame-name="psplayer" xlink:show="replace" text:style-name="Internet_20_link" text:visited-style-name="Visited_20_Internet_20_Link"><text:span text:style-name="T11">so it's basically an empty slice.</text:span></text:a><text:span text:style-name="T12"> </text:span><text:a xlink:type="simple" xlink:href="https://app.pluralsight.com/course-player?clipId=0c518831-2e5a-4bfc-a405-32b4f558d9d7&amp;startTime=126.74" office:target-frame-name="psplayer" xlink:show="replace" text:style-name="Internet_20_link" text:visited-style-name="Visited_20_Internet_20_Link"><text:span text:style-name="T11">Well, to actually put some data values into it, we can do this.</text:span></text:a><text:span text:style-name="T12"> </text:span><text:a xlink:type="simple" xlink:href="https://app.pluralsight.com/course-player?clipId=0c518831-2e5a-4bfc-a405-32b4f558d9d7&amp;startTime=130.74" office:target-frame-name="psplayer" xlink:show="replace" text:style-name="Internet_20_link" text:visited-style-name="Visited_20_Internet_20_Link"><text:span text:style-name="T11">And look, I could put this anywhere,</text:span></text:a><text:span text:style-name="T12"> </text:span><text:a xlink:type="simple" xlink:href="https://app.pluralsight.com/course-player?clipId=0c518831-2e5a-4bfc-a405-32b4f558d9d7&amp;startTime=132.56" office:target-frame-name="psplayer" xlink:show="replace" text:style-name="Internet_20_link" text:visited-style-name="Visited_20_Internet_20_Link"><text:span text:style-name="T11">but I'm putting it up here below the definition of the slice,</text:span></text:a><text:span text:style-name="T12"> </text:span><text:a xlink:type="simple" xlink:href="https://app.pluralsight.com/course-player?clipId=0c518831-2e5a-4bfc-a405-32b4f558d9d7&amp;startTime=135.32" office:target-frame-name="psplayer" xlink:show="replace" text:style-name="Internet_20_link" text:visited-style-name="Visited_20_Internet_20_Link"><text:span text:style-name="T11">basically, because I think it looks tidier.</text:span></text:a><text:span text:style-name="T12"> </text:span><text:a xlink:type="simple" xlink:href="https://app.pluralsight.com/course-player?clipId=0c518831-2e5a-4bfc-a405-32b4f558d9d7&amp;startTime=138.54" office:target-frame-name="psplayer" xlink:show="replace" text:style-name="Internet_20_link" text:visited-style-name="Visited_20_Internet_20_Link"><text:span text:style-name="T11">But,</text:span></text:a><text:span text:style-name="T12"> </text:span><text:a xlink:type="simple" xlink:href="https://app.pluralsight.com/course-player?clipId=0c518831-2e5a-4bfc-a405-32b4f558d9d7&amp;startTime=138.99" office:target-frame-name="psplayer" xlink:show="replace" text:style-name="Internet_20_link" text:visited-style-name="Visited_20_Internet_20_Link"><text:span text:style-name="T11">what we're saying is stick with this in here as the first entry</text:span></text:a><text:span text:style-name="T12"> </text:span><text:a xlink:type="simple" xlink:href="https://app.pluralsight.com/course-player?clipId=0c518831-2e5a-4bfc-a405-32b4f558d9d7&amp;startTime=143.39" office:target-frame-name="psplayer" xlink:show="replace" text:style-name="Internet_20_link" text:visited-style-name="Visited_20_Internet_20_Link"><text:span text:style-name="T11">in the slice, remember? Slice is a 0 index,</text:span></text:a><text:span text:style-name="T12"> </text:span><text:a xlink:type="simple" xlink:href="https://app.pluralsight.com/course-player?clipId=0c518831-2e5a-4bfc-a405-32b4f558d9d7&amp;startTime=146.61" office:target-frame-name="psplayer" xlink:show="replace" text:style-name="Internet_20_link" text:visited-style-name="Visited_20_Internet_20_Link"><text:span text:style-name="T11">so the first element is always item 0.</text:span></text:a><text:span text:style-name="T12"> </text:span><text:a xlink:type="simple" xlink:href="https://app.pluralsight.com/course-player?clipId=0c518831-2e5a-4bfc-a405-32b4f558d9d7&amp;startTime=150.64" office:target-frame-name="psplayer" xlink:show="replace" text:style-name="Internet_20_link" text:visited-style-name="Visited_20_Internet_20_Link"><text:span text:style-name="T11">But then, stick this in at element 1, and then this at element 2.</text:span></text:a><text:span text:style-name="T12"> </text:span><text:a xlink:type="simple" xlink:href="https://app.pluralsight.com/course-player?clipId=0c518831-2e5a-4bfc-a405-32b4f558d9d7&amp;startTime=156.04" office:target-frame-name="psplayer" xlink:show="replace" text:style-name="Internet_20_link" text:visited-style-name="Visited_20_Internet_20_Link"><text:span text:style-name="T11">Well, let's add this to print the contents of the slice to the screen,</text:span></text:a><text:span text:style-name="T12"> </text:span><text:a xlink:type="simple" xlink:href="https://app.pluralsight.com/course-player?clipId=0c518831-2e5a-4bfc-a405-32b4f558d9d7&amp;startTime=159.32" office:target-frame-name="psplayer" xlink:show="replace" text:style-name="Internet_20_link" text:visited-style-name="Visited_20_Internet_20_Link"><text:span text:style-name="T11">and it's going to be ugly, but it'll do the job, for now,</text:span></text:a><text:span text:style-name="T12"> </text:span><text:a xlink:type="simple" xlink:href="https://app.pluralsight.com/course-player?clipId=0c518831-2e5a-4bfc-a405-32b4f558d9d7&amp;startTime=162.64" office:target-frame-name="psplayer" xlink:show="replace" text:style-name="Internet_20_link" text:visited-style-name="Visited_20_Internet_20_Link"><text:span text:style-name="T11">we'll throw a loop in later to tidy it up.</text:span></text:a><text:span text:style-name="T12"> </text:span><text:a xlink:type="simple" xlink:href="https://app.pluralsight.com/course-player?clipId=0c518831-2e5a-4bfc-a405-32b4f558d9d7&amp;startTime=165.05" office:target-frame-name="psplayer" xlink:show="replace" text:style-name="Internet_20_link" text:visited-style-name="Visited_20_Internet_20_Link"><text:span text:style-name="T11">I really want to focus at the moment to be on slices and not anything else.</text:span></text:a><text:span text:style-name="T12"> </text:span><text:a xlink:type="simple" xlink:href="https://app.pluralsight.com/course-player?clipId=0c518831-2e5a-4bfc-a405-32b4f558d9d7&amp;startTime=170.44" office:target-frame-name="psplayer" xlink:show="replace" text:style-name="Internet_20_link" text:visited-style-name="Visited_20_Internet_20_Link"><text:span text:style-name="T11">Well, let's give it a whirl.</text:span></text:a><text:span text:style-name="T12"> </text:span><text:a xlink:type="simple" xlink:href="https://app.pluralsight.com/course-player?clipId=0c518831-2e5a-4bfc-a405-32b4f558d9d7&amp;startTime=174.94" office:target-frame-name="psplayer" xlink:show="replace" text:style-name="Internet_20_link" text:visited-style-name="Visited_20_Internet_20_Link"><text:span text:style-name="T11">All right, so the same length and capacity, but now it's showing the entries.</text:span></text:a><text:span text:style-name="T12"> </text:span><text:a xlink:type="simple" xlink:href="https://app.pluralsight.com/course-player?clipId=0c518831-2e5a-4bfc-a405-32b4f558d9d7&amp;startTime=181.34" office:target-frame-name="psplayer" xlink:show="replace" text:style-name="Internet_20_link" text:visited-style-name="Visited_20_Internet_20_Link"><text:span text:style-name="T11">But the thing is, we can make it look a lot tidier.</text:span></text:a><text:span text:style-name="T12"> </text:span><text:a xlink:type="simple" xlink:href="https://app.pluralsight.com/course-player?clipId=0c518831-2e5a-4bfc-a405-32b4f558d9d7&amp;startTime=184.94" office:target-frame-name="psplayer" xlink:show="replace" text:style-name="Internet_20_link" text:visited-style-name="Visited_20_Internet_20_Link"><text:span text:style-name="T11">So instead of declaring the slice here and then initializing it later,</text:span></text:a><text:span text:style-name="T12"> </text:span><text:a xlink:type="simple" xlink:href="https://app.pluralsight.com/course-player?clipId=0c518831-2e5a-4bfc-a405-32b4f558d9d7&amp;startTime=188.54" office:target-frame-name="psplayer" xlink:show="replace" text:style-name="Internet_20_link" text:visited-style-name="Visited_20_Internet_20_Link"><text:span text:style-name="T11">seeing as how we know the values now, let's just do it all in one go</text:span></text:a><text:span text:style-name="T12"> </text:span><text:a xlink:type="simple" xlink:href="https://app.pluralsight.com/course-player?clipId=0c518831-2e5a-4bfc-a405-32b4f558d9d7&amp;startTime=191.96" office:target-frame-name="psplayer" xlink:show="replace" text:style-name="Internet_20_link" text:visited-style-name="Visited_20_Internet_20_Link"><text:span text:style-name="T11">like this. Now interesting. What do you suppose the length and the</text:span></text:a><text:span text:style-name="T12"> </text:span><text:a xlink:type="simple" xlink:href="https://app.pluralsight.com/course-player?clipId=0c518831-2e5a-4bfc-a405-32b4f558d9d7&amp;startTime=197.71" office:target-frame-name="psplayer" xlink:show="replace" text:style-name="Internet_20_link" text:visited-style-name="Visited_20_Internet_20_Link"><text:span text:style-name="T11">capacity functions here are going to return now?</text:span></text:a><text:span text:style-name="T12"> </text:span><text:a xlink:type="simple" xlink:href="https://app.pluralsight.com/course-player?clipId=0c518831-2e5a-4bfc-a405-32b4f558d9d7&amp;startTime=200.54" office:target-frame-name="psplayer" xlink:show="replace" text:style-name="Internet_20_link" text:visited-style-name="Visited_20_Internet_20_Link"><text:span text:style-name="T11">I mean, we've just declared and initialized it with 3 values, but</text:span></text:a><text:span text:style-name="T12"> </text:span><text:a xlink:type="simple" xlink:href="https://app.pluralsight.com/course-player?clipId=0c518831-2e5a-4bfc-a405-32b4f558d9d7&amp;startTime=204.78" office:target-frame-name="psplayer" xlink:show="replace" text:style-name="Internet_20_link" text:visited-style-name="Visited_20_Internet_20_Link"><text:span text:style-name="T11">we've not specified a length and a capacity.</text:span></text:a><text:span text:style-name="T12"> </text:span><text:a xlink:type="simple" xlink:href="https://app.pluralsight.com/course-player?clipId=0c518831-2e5a-4bfc-a405-32b4f558d9d7&amp;startTime=207.94" office:target-frame-name="psplayer" xlink:show="replace" text:style-name="Internet_20_link" text:visited-style-name="Visited_20_Internet_20_Link"><text:span text:style-name="T11">Well, my guess is we'll get 3s. But before we check, this was a bit ugly,</text:span></text:a><text:span text:style-name="T12"> </text:span><text:a xlink:type="simple" xlink:href="https://app.pluralsight.com/course-player?clipId=0c518831-2e5a-4bfc-a405-32b4f558d9d7&amp;startTime=213.25" office:target-frame-name="psplayer" xlink:show="replace" text:style-name="Internet_20_link" text:visited-style-name="Visited_20_Internet_20_Link"><text:span text:style-name="T11">wasn't it?</text:span></text:a><text:span text:style-name="T12"> </text:span><text:a xlink:type="simple" xlink:href="https://app.pluralsight.com/course-player?clipId=0c518831-2e5a-4bfc-a405-32b4f558d9d7&amp;startTime=213.74" office:target-frame-name="psplayer" xlink:show="replace" text:style-name="Internet_20_link" text:visited-style-name="Visited_20_Internet_20_Link"><text:span text:style-name="T11">I'd rather see each element on its own line, so we'll do this. Recognize</text:span></text:a><text:span text:style-name="T12"> </text:span><text:a xlink:type="simple" xlink:href="https://app.pluralsight.com/course-player?clipId=0c518831-2e5a-4bfc-a405-32b4f558d9d7&amp;startTime=219.32" office:target-frame-name="psplayer" xlink:show="replace" text:style-name="Internet_20_link" text:visited-style-name="Visited_20_Internet_20_Link"><text:span text:style-name="T11">that? You should, it's our old friend for range. And we're basically</text:span></text:a><text:span text:style-name="T12"> </text:span><text:a xlink:type="simple" xlink:href="https://app.pluralsight.com/course-player?clipId=0c518831-2e5a-4bfc-a405-32b4f558d9d7&amp;startTime=224.77" office:target-frame-name="psplayer" xlink:show="replace" text:style-name="Internet_20_link" text:visited-style-name="Visited_20_Internet_20_Link"><text:span text:style-name="T11">saying, range over our courses slice, and for each iteration of the loop,</text:span></text:a><text:span text:style-name="T12"> </text:span><text:a xlink:type="simple" xlink:href="https://app.pluralsight.com/course-player?clipId=0c518831-2e5a-4bfc-a405-32b4f558d9d7&amp;startTime=229.62" office:target-frame-name="psplayer" xlink:show="replace" text:style-name="Internet_20_link" text:visited-style-name="Visited_20_Internet_20_Link"><text:span text:style-name="T11">assign the data value to i, and print i.</text:span></text:a><text:span text:style-name="T12"> </text:span><text:a xlink:type="simple" xlink:href="https://app.pluralsight.com/course-player?clipId=0c518831-2e5a-4bfc-a405-32b4f558d9d7&amp;startTime=233.74" office:target-frame-name="psplayer" xlink:show="replace" text:style-name="Internet_20_link" text:visited-style-name="Visited_20_Internet_20_Link"><text:span text:style-name="T11">And then because Println automatically adds a new line each</text:span></text:a><text:span text:style-name="T12"> </text:span><text:a xlink:type="simple" xlink:href="https://app.pluralsight.com/course-player?clipId=0c518831-2e5a-4bfc-a405-32b4f558d9d7&amp;startTime=237.17" office:target-frame-name="psplayer" xlink:show="replace" text:style-name="Internet_20_link" text:visited-style-name="Visited_20_Internet_20_Link"><text:span text:style-name="T11">time it runs, we'll get three entries printed over three lines,</text:span></text:a><text:span text:style-name="T12"> </text:span><text:a xlink:type="simple" xlink:href="https://app.pluralsight.com/course-player?clipId=0c518831-2e5a-4bfc-a405-32b4f558d9d7&amp;startTime=241.23" office:target-frame-name="psplayer" xlink:show="replace" text:style-name="Internet_20_link" text:visited-style-name="Visited_20_Internet_20_Link"><text:span text:style-name="T11">it'll look a lot tidier, trust me.</text:span></text:a><text:span text:style-name="T12"> </text:span><text:a xlink:type="simple" xlink:href="https://app.pluralsight.com/course-player?clipId=0c518831-2e5a-4bfc-a405-32b4f558d9d7&amp;startTime=243.74" office:target-frame-name="psplayer" xlink:show="replace" text:style-name="Internet_20_link" text:visited-style-name="Visited_20_Internet_20_Link"><text:span text:style-name="T11">Well, let's see.</text:span></text:a><text:span text:style-name="T12"> </text:span><text:a xlink:type="simple" xlink:href="https://app.pluralsight.com/course-player?clipId=0c518831-2e5a-4bfc-a405-32b4f558d9d7&amp;startTime=247.54" office:target-frame-name="psplayer" xlink:show="replace" text:style-name="Internet_20_link" text:visited-style-name="Visited_20_Internet_20_Link"><text:span text:style-name="T11">Epic.</text:span></text:a><text:span text:style-name="T12"> </text:span><text:a xlink:type="simple" xlink:href="https://app.pluralsight.com/course-player?clipId=0c518831-2e5a-4bfc-a405-32b4f558d9d7&amp;startTime=248.16" office:target-frame-name="psplayer" xlink:show="replace" text:style-name="Internet_20_link" text:visited-style-name="Visited_20_Internet_20_Link"><text:span text:style-name="T11">Oh and look, length is 3 and so is capacity. Brilliant. Well, let's go and dig a little bit deeper.</text:span></text:a></text:p>
      <text:h text:style-name="P3" text:outline-level="3"><text:a xlink:type="simple" xlink:href="https://app.pluralsight.com/course-player?clipId=ff701c81-f618-41cb-8668-d96db3dab289" office:target-frame-name="psplayer" xlink:show="replace" text:style-name="Internet_20_link" text:visited-style-name="Visited_20_Internet_20_Link"><text:span text:style-name="T11">Getting Under the Hood</text:span></text:a></text:h>
      <text:p text:style-name="P5"><text:a xlink:type="simple" xlink:href="https://app.pluralsight.com/course-player?clipId=ff701c81-f618-41cb-8668-d96db3dab289&amp;startTime=1.54" office:target-frame-name="psplayer" xlink:show="replace" text:style-name="Internet_20_link" text:visited-style-name="Visited_20_Internet_20_Link"><text:span text:style-name="T11">We've already seen a bit of this in the last clip,</text:span></text:a><text:span text:style-name="T12"> </text:span><text:a xlink:type="simple" xlink:href="https://app.pluralsight.com/course-player?clipId=ff701c81-f618-41cb-8668-d96db3dab289&amp;startTime=4.44" office:target-frame-name="psplayer" xlink:show="replace" text:style-name="Internet_20_link" text:visited-style-name="Visited_20_Internet_20_Link"><text:span text:style-name="T11">but we can manipulate slice elements by whacking the</text:span></text:a><text:span text:style-name="T12"> </text:span><text:a xlink:type="simple" xlink:href="https://app.pluralsight.com/course-player?clipId=ff701c81-f618-41cb-8668-d96db3dab289&amp;startTime=8.25" office:target-frame-name="psplayer" xlink:show="replace" text:style-name="Internet_20_link" text:visited-style-name="Visited_20_Internet_20_Link"><text:span text:style-name="T11">element's index value inside of square brackets.</text:span></text:a><text:span text:style-name="T12"> </text:span><text:a xlink:type="simple" xlink:href="https://app.pluralsight.com/course-player?clipId=ff701c81-f618-41cb-8668-d96db3dab289&amp;startTime=12.34" office:target-frame-name="psplayer" xlink:show="replace" text:style-name="Internet_20_link" text:visited-style-name="Visited_20_Internet_20_Link"><text:span text:style-name="T11">In fact, remember this.</text:span></text:a><text:span text:style-name="T12"> </text:span><text:a xlink:type="simple" xlink:href="https://app.pluralsight.com/course-player?clipId=ff701c81-f618-41cb-8668-d96db3dab289&amp;startTime=14.44" office:target-frame-name="psplayer" xlink:show="replace" text:style-name="Internet_20_link" text:visited-style-name="Visited_20_Internet_20_Link"><text:span text:style-name="T11">So, these are the element's index values,</text:span></text:a><text:span text:style-name="T12"> </text:span><text:a xlink:type="simple" xlink:href="https://app.pluralsight.com/course-player?clipId=ff701c81-f618-41cb-8668-d96db3dab289&amp;startTime=17.28" office:target-frame-name="psplayer" xlink:show="replace" text:style-name="Internet_20_link" text:visited-style-name="Visited_20_Internet_20_Link"><text:span text:style-name="T11">and we populated them with these data values.</text:span></text:a><text:span text:style-name="T12"> </text:span><text:a xlink:type="simple" xlink:href="https://app.pluralsight.com/course-player?clipId=ff701c81-f618-41cb-8668-d96db3dab289&amp;startTime=21.44" office:target-frame-name="psplayer" xlink:show="replace" text:style-name="Internet_20_link" text:visited-style-name="Visited_20_Internet_20_Link"><text:span text:style-name="T11">Okay, well,</text:span></text:a><text:span text:style-name="T12"> </text:span><text:a xlink:type="simple" xlink:href="https://app.pluralsight.com/course-player?clipId=ff701c81-f618-41cb-8668-d96db3dab289&amp;startTime=22.17" office:target-frame-name="psplayer" xlink:show="replace" text:style-name="Internet_20_link" text:visited-style-name="Visited_20_Internet_20_Link"><text:span text:style-name="T11">I'm switching to the elements.go file in the slices folder of the GitHub repo.</text:span></text:a><text:span text:style-name="T12"> </text:span><text:a xlink:type="simple" xlink:href="https://app.pluralsight.com/course-player?clipId=ff701c81-f618-41cb-8668-d96db3dab289&amp;startTime=26.6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ff701c81-f618-41cb-8668-d96db3dab289&amp;startTime=27.07" office:target-frame-name="psplayer" xlink:show="replace" text:style-name="Internet_20_link" text:visited-style-name="Visited_20_Internet_20_Link"><text:span text:style-name="T11">we've got a slice of 10 integers and a Println to put them on the screen.</text:span></text:a><text:span text:style-name="T12"> </text:span><text:a xlink:type="simple" xlink:href="https://app.pluralsight.com/course-player?clipId=ff701c81-f618-41cb-8668-d96db3dab289&amp;startTime=31.54" office:target-frame-name="psplayer" xlink:show="replace" text:style-name="Internet_20_link" text:visited-style-name="Visited_20_Internet_20_Link"><text:span text:style-name="T11">I reckon this will look tidy enough without putting a loop in.</text:span></text:a><text:span text:style-name="T12"> </text:span><text:a xlink:type="simple" xlink:href="https://app.pluralsight.com/course-player?clipId=ff701c81-f618-41cb-8668-d96db3dab289&amp;startTime=35.34" office:target-frame-name="psplayer" xlink:show="replace" text:style-name="Internet_20_link" text:visited-style-name="Visited_20_Internet_20_Link"><text:span text:style-name="T11">However, if we put an element number in here like this,</text:span></text:a><text:span text:style-name="T12"> </text:span><text:a xlink:type="simple" xlink:href="https://app.pluralsight.com/course-player?clipId=ff701c81-f618-41cb-8668-d96db3dab289&amp;startTime=39.47" office:target-frame-name="psplayer" xlink:show="replace" text:style-name="Internet_20_link" text:visited-style-name="Visited_20_Internet_20_Link"><text:span text:style-name="T11">it will only print the value at index position 4,</text:span></text:a><text:span text:style-name="T12"> </text:span><text:a xlink:type="simple" xlink:href="https://app.pluralsight.com/course-player?clipId=ff701c81-f618-41cb-8668-d96db3dab289&amp;startTime=42.62" office:target-frame-name="psplayer" xlink:show="replace" text:style-name="Internet_20_link" text:visited-style-name="Visited_20_Internet_20_Link"><text:span text:style-name="T11">so let's test it.</text:span></text:a><text:span text:style-name="T12"> </text:span><text:a xlink:type="simple" xlink:href="https://app.pluralsight.com/course-player?clipId=ff701c81-f618-41cb-8668-d96db3dab289&amp;startTime=49.14" office:target-frame-name="psplayer" xlink:show="replace" text:style-name="Internet_20_link" text:visited-style-name="Visited_20_Internet_20_Link"><text:span text:style-name="T11">Okay, 5, but we wanted element 4.</text:span></text:a><text:span text:style-name="T12"> </text:span><text:a xlink:type="simple" xlink:href="https://app.pluralsight.com/course-player?clipId=ff701c81-f618-41cb-8668-d96db3dab289&amp;startTime=54.4" office:target-frame-name="psplayer" xlink:show="replace" text:style-name="Internet_20_link" text:visited-style-name="Visited_20_Internet_20_Link"><text:span text:style-name="T11">Now, I'm only messing with you really,</text:span></text:a><text:span text:style-name="T12"> </text:span><text:a xlink:type="simple" xlink:href="https://app.pluralsight.com/course-player?clipId=ff701c81-f618-41cb-8668-d96db3dab289&amp;startTime=57.29" office:target-frame-name="psplayer" xlink:show="replace" text:style-name="Internet_20_link" text:visited-style-name="Visited_20_Internet_20_Link"><text:span text:style-name="T11">and I'm sure some of you know what's going on.</text:span></text:a><text:span text:style-name="T12"> </text:span><text:a xlink:type="simple" xlink:href="https://app.pluralsight.com/course-player?clipId=ff701c81-f618-41cb-8668-d96db3dab289&amp;startTime=59.36" office:target-frame-name="psplayer" xlink:show="replace" text:style-name="Internet_20_link" text:visited-style-name="Visited_20_Internet_20_Link"><text:span text:style-name="T11">But just for clarity, like all good computer systems,</text:span></text:a><text:span text:style-name="T12"> </text:span><text:a xlink:type="simple" xlink:href="https://app.pluralsight.com/course-player?clipId=ff701c81-f618-41cb-8668-d96db3dab289&amp;startTime=63" office:target-frame-name="psplayer" xlink:show="replace" text:style-name="Internet_20_link" text:visited-style-name="Visited_20_Internet_20_Link"><text:span text:style-name="T11">Go starts counting at 0, not 1, meaning our index positions are like this.</text:span></text:a><text:span text:style-name="T12"> </text:span><text:a xlink:type="simple" xlink:href="https://app.pluralsight.com/course-player?clipId=ff701c81-f618-41cb-8668-d96db3dab289&amp;startTime=70.09" office:target-frame-name="psplayer" xlink:show="replace" text:style-name="Internet_20_link" text:visited-style-name="Visited_20_Internet_20_Link"><text:span text:style-name="T11">So index 4 is data value 5.</text:span></text:a><text:span text:style-name="T12"> </text:span><text:a xlink:type="simple" xlink:href="https://app.pluralsight.com/course-player?clipId=ff701c81-f618-41cb-8668-d96db3dab289&amp;startTime=74.6" office:target-frame-name="psplayer" xlink:show="replace" text:style-name="Internet_20_link" text:visited-style-name="Visited_20_Internet_20_Link"><text:span text:style-name="T11">And again, I know it's not rocket science, but it is easy to forget.</text:span></text:a><text:span text:style-name="T12"> </text:span><text:a xlink:type="simple" xlink:href="https://app.pluralsight.com/course-player?clipId=ff701c81-f618-41cb-8668-d96db3dab289&amp;startTime=79.13" office:target-frame-name="psplayer" xlink:show="replace" text:style-name="Internet_20_link" text:visited-style-name="Visited_20_Internet_20_Link"><text:span text:style-name="T11">And when you do, and most of us do from time to time,</text:span></text:a><text:span text:style-name="T12"> </text:span><text:a xlink:type="simple" xlink:href="https://app.pluralsight.com/course-player?clipId=ff701c81-f618-41cb-8668-d96db3dab289&amp;startTime=82.5" office:target-frame-name="psplayer" xlink:show="replace" text:style-name="Internet_20_link" text:visited-style-name="Visited_20_Internet_20_Link"><text:span text:style-name="T11">but when we do, it can be properly frustrating.</text:span></text:a><text:span text:style-name="T12"> </text:span><text:a xlink:type="simple" xlink:href="https://app.pluralsight.com/course-player?clipId=ff701c81-f618-41cb-8668-d96db3dab289&amp;startTime=87.66" office:target-frame-name="psplayer" xlink:show="replace" text:style-name="Internet_20_link" text:visited-style-name="Visited_20_Internet_20_Link"><text:span text:style-name="T11">But, just to keep you on your toes, and this makes perfect sense actually,</text:span></text:a><text:span text:style-name="T12"> </text:span><text:a xlink:type="simple" xlink:href="https://app.pluralsight.com/course-player?clipId=ff701c81-f618-41cb-8668-d96db3dab289&amp;startTime=92.59" office:target-frame-name="psplayer" xlink:show="replace" text:style-name="Internet_20_link" text:visited-style-name="Visited_20_Internet_20_Link"><text:span text:style-name="T11">but functions like len and cap, they obviously start counting at 1.</text:span></text:a><text:span text:style-name="T12"> </text:span><text:a xlink:type="simple" xlink:href="https://app.pluralsight.com/course-player?clipId=ff701c81-f618-41cb-8668-d96db3dab289&amp;startTime=97.43" office:target-frame-name="psplayer" xlink:show="replace" text:style-name="Internet_20_link" text:visited-style-name="Visited_20_Internet_20_Link"><text:span text:style-name="T11">I mean, we can't have a slice with one value, but then</text:span></text:a><text:span text:style-name="T12"> </text:span><text:a xlink:type="simple" xlink:href="https://app.pluralsight.com/course-player?clipId=ff701c81-f618-41cb-8668-d96db3dab289&amp;startTime=100.66" office:target-frame-name="psplayer" xlink:show="replace" text:style-name="Internet_20_link" text:visited-style-name="Visited_20_Internet_20_Link"><text:span text:style-name="T11">have len return its length as 0.</text:span></text:a><text:span text:style-name="T12"> </text:span><text:a xlink:type="simple" xlink:href="https://app.pluralsight.com/course-player?clipId=ff701c81-f618-41cb-8668-d96db3dab289&amp;startTime=103.22" office:target-frame-name="psplayer" xlink:show="replace" text:style-name="Internet_20_link" text:visited-style-name="Visited_20_Internet_20_Link"><text:span text:style-name="T11">I mean, that would be proper madness. Anyway, as well as referencing elements</text:span></text:a><text:span text:style-name="T12"> </text:span><text:a xlink:type="simple" xlink:href="https://app.pluralsight.com/course-player?clipId=ff701c81-f618-41cb-8668-d96db3dab289&amp;startTime=109.15" office:target-frame-name="psplayer" xlink:show="replace" text:style-name="Internet_20_link" text:visited-style-name="Visited_20_Internet_20_Link"><text:span text:style-name="T11">for printing, we can obviously manipulate them as well.</text:span></text:a><text:span text:style-name="T12"> </text:span><text:a xlink:type="simple" xlink:href="https://app.pluralsight.com/course-player?clipId=ff701c81-f618-41cb-8668-d96db3dab289&amp;startTime=112.48" office:target-frame-name="psplayer" xlink:show="replace" text:style-name="Internet_20_link" text:visited-style-name="Visited_20_Internet_20_Link"><text:span text:style-name="T11">So, this here is going to change the value of element 1 to be a 0.</text:span></text:a><text:span text:style-name="T12"> </text:span><text:a xlink:type="simple" xlink:href="https://app.pluralsight.com/course-player?clipId=ff701c81-f618-41cb-8668-d96db3dab289&amp;startTime=118.11" office:target-frame-name="psplayer" xlink:show="replace" text:style-name="Internet_20_link" text:visited-style-name="Visited_20_Internet_20_Link"><text:span text:style-name="T11">Now remember,</text:span></text:a><text:span text:style-name="T12"> </text:span><text:a xlink:type="simple" xlink:href="https://app.pluralsight.com/course-player?clipId=ff701c81-f618-41cb-8668-d96db3dab289&amp;startTime=119.29" office:target-frame-name="psplayer" xlink:show="replace" text:style-name="Internet_20_link" text:visited-style-name="Visited_20_Internet_20_Link"><text:span text:style-name="T11">element 1 is actually the second element, so it's currently holding a 2.</text:span></text:a><text:span text:style-name="T12"> </text:span><text:a xlink:type="simple" xlink:href="https://app.pluralsight.com/course-player?clipId=ff701c81-f618-41cb-8668-d96db3dab289&amp;startTime=125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ff701c81-f618-41cb-8668-d96db3dab289&amp;startTime=125.23" office:target-frame-name="psplayer" xlink:show="replace" text:style-name="Internet_20_link" text:visited-style-name="Visited_20_Internet_20_Link"><text:span text:style-name="T11">we'll stick a Println here to verify the change, and let's take that for a spin.</text:span></text:a><text:span text:style-name="T12"> </text:span><text:a xlink:type="simple" xlink:href="https://app.pluralsight.com/course-player?clipId=ff701c81-f618-41cb-8668-d96db3dab289&amp;startTime=131.74" office:target-frame-name="psplayer" xlink:show="replace" text:style-name="Internet_20_link" text:visited-style-name="Visited_20_Internet_20_Link"><text:span text:style-name="T11">Okay, element 1, now holding a 0.</text:span></text:a><text:span text:style-name="T12"> </text:span><text:a xlink:type="simple" xlink:href="https://app.pluralsight.com/course-player?clipId=ff701c81-f618-41cb-8668-d96db3dab289&amp;startTime=136.94" office:target-frame-name="psplayer" xlink:show="replace" text:style-name="Internet_20_link" text:visited-style-name="Visited_20_Internet_20_Link"><text:span text:style-name="T11">Well, we can also slice a slice.</text:span></text:a><text:span text:style-name="T12"> </text:span><text:a xlink:type="simple" xlink:href="https://app.pluralsight.com/course-player?clipId=ff701c81-f618-41cb-8668-d96db3dab289&amp;startTime=140.33" office:target-frame-name="psplayer" xlink:show="replace" text:style-name="Internet_20_link" text:visited-style-name="Visited_20_Internet_20_Link"><text:span text:style-name="T11">In fact, that's how we make a slice </text:span></text:a><text:soft-page-break/><text:a xlink:type="simple" xlink:href="https://app.pluralsight.com/course-player?clipId=ff701c81-f618-41cb-8668-d96db3dab289&amp;startTime=140.33" office:target-frame-name="psplayer" xlink:show="replace" text:style-name="Internet_20_link" text:visited-style-name="Visited_20_Internet_20_Link"><text:span text:style-name="T11">smaller.</text:span></text:a><text:span text:style-name="T12"> </text:span><text:a xlink:type="simple" xlink:href="https://app.pluralsight.com/course-player?clipId=ff701c81-f618-41cb-8668-d96db3dab289&amp;startTime=143.34" office:target-frame-name="psplayer" xlink:show="replace" text:style-name="Internet_20_link" text:visited-style-name="Visited_20_Internet_20_Link"><text:span text:style-name="T11">So to do that,</text:span></text:a><text:span text:style-name="T12"> </text:span><text:a xlink:type="simple" xlink:href="https://app.pluralsight.com/course-player?clipId=ff701c81-f618-41cb-8668-d96db3dab289&amp;startTime=144.22" office:target-frame-name="psplayer" xlink:show="replace" text:style-name="Internet_20_link" text:visited-style-name="Visited_20_Internet_20_Link"><text:span text:style-name="T11">we create a new slice, and we tell it to point to a</text:span></text:a><text:span text:style-name="T12"> </text:span><text:a xlink:type="simple" xlink:href="https://app.pluralsight.com/course-player?clipId=ff701c81-f618-41cb-8668-d96db3dab289&amp;startTime=147.5" office:target-frame-name="psplayer" xlink:show="replace" text:style-name="Internet_20_link" text:visited-style-name="Visited_20_Internet_20_Link"><text:span text:style-name="T11">subsection of the existing slice. Here,</text:span></text:a><text:span text:style-name="T12"> </text:span><text:a xlink:type="simple" xlink:href="https://app.pluralsight.com/course-player?clipId=ff701c81-f618-41cb-8668-d96db3dab289&amp;startTime=151.3" office:target-frame-name="psplayer" xlink:show="replace" text:style-name="Internet_20_link" text:visited-style-name="Visited_20_Internet_20_Link"><text:span text:style-name="T11">we've got a new slice called sliceOfSlice, and it's basing itself</text:span></text:a><text:span text:style-name="T12"> </text:span><text:a xlink:type="simple" xlink:href="https://app.pluralsight.com/course-player?clipId=ff701c81-f618-41cb-8668-d96db3dab289&amp;startTime=155.3" office:target-frame-name="psplayer" xlink:show="replace" text:style-name="Internet_20_link" text:visited-style-name="Visited_20_Internet_20_Link"><text:span text:style-name="T11">off of values 2 through 5 from mySlice. Though, and I'm starting to</text:span></text:a><text:span text:style-name="T12"> </text:span><text:a xlink:type="simple" xlink:href="https://app.pluralsight.com/course-player?clipId=ff701c81-f618-41cb-8668-d96db3dab289&amp;startTime=161.45" office:target-frame-name="psplayer" xlink:show="replace" text:style-name="Internet_20_link" text:visited-style-name="Visited_20_Internet_20_Link"><text:span text:style-name="T11">think slices have quite a few quirks,</text:span></text:a><text:span text:style-name="T12"> </text:span><text:a xlink:type="simple" xlink:href="https://app.pluralsight.com/course-player?clipId=ff701c81-f618-41cb-8668-d96db3dab289&amp;startTime=163.74" office:target-frame-name="psplayer" xlink:show="replace" text:style-name="Internet_20_link" text:visited-style-name="Visited_20_Internet_20_Link"><text:span text:style-name="T11">but the way Go works is it will use values 2 through 4,</text:span></text:a><text:span text:style-name="T12"> </text:span><text:a xlink:type="simple" xlink:href="https://app.pluralsight.com/course-player?clipId=ff701c81-f618-41cb-8668-d96db3dab289&amp;startTime=167.84" office:target-frame-name="psplayer" xlink:show="replace" text:style-name="Internet_20_link" text:visited-style-name="Visited_20_Internet_20_Link"><text:span text:style-name="T11">so not 2 through 5.</text:span></text:a><text:span text:style-name="T12"> </text:span><text:a xlink:type="simple" xlink:href="https://app.pluralsight.com/course-player?clipId=ff701c81-f618-41cb-8668-d96db3dab289&amp;startTime=170.94" office:target-frame-name="psplayer" xlink:show="replace" text:style-name="Internet_20_link" text:visited-style-name="Visited_20_Internet_20_Link"><text:span text:style-name="T11">I know. Basically, the first number that we specify is</text:span></text:a><text:span text:style-name="T12"> </text:span><text:a xlink:type="simple" xlink:href="https://app.pluralsight.com/course-player?clipId=ff701c81-f618-41cb-8668-d96db3dab289&amp;startTime=175.55" office:target-frame-name="psplayer" xlink:show="replace" text:style-name="Internet_20_link" text:visited-style-name="Visited_20_Internet_20_Link"><text:span text:style-name="T11">inclusive, so we'll be including element 2,</text:span></text:a><text:span text:style-name="T12"> </text:span><text:a xlink:type="simple" xlink:href="https://app.pluralsight.com/course-player?clipId=ff701c81-f618-41cb-8668-d96db3dab289&amp;startTime=178.29" office:target-frame-name="psplayer" xlink:show="replace" text:style-name="Internet_20_link" text:visited-style-name="Visited_20_Internet_20_Link"><text:span text:style-name="T11">but the last number isn't included, so it'll stop at element 4.</text:span></text:a><text:span text:style-name="T12"> </text:span><text:a xlink:type="simple" xlink:href="https://app.pluralsight.com/course-player?clipId=ff701c81-f618-41cb-8668-d96db3dab289&amp;startTime=183.98" office:target-frame-name="psplayer" xlink:show="replace" text:style-name="Internet_20_link" text:visited-style-name="Visited_20_Internet_20_Link"><text:span text:style-name="T11">And by my reckoning, we'll get 3, 4, and 5,</text:span></text:a><text:span text:style-name="T12"> </text:span><text:a xlink:type="simple" xlink:href="https://app.pluralsight.com/course-player?clipId=ff701c81-f618-41cb-8668-d96db3dab289&amp;startTime=189.21" office:target-frame-name="psplayer" xlink:show="replace" text:style-name="Internet_20_link" text:visited-style-name="Visited_20_Internet_20_Link"><text:span text:style-name="T11">which will be elements 2, 3, and 4. Well,</text:span></text:a><text:span text:style-name="T12"> </text:span><text:a xlink:type="simple" xlink:href="https://app.pluralsight.com/course-player?clipId=ff701c81-f618-41cb-8668-d96db3dab289&amp;startTime=193.11" office:target-frame-name="psplayer" xlink:show="replace" text:style-name="Internet_20_link" text:visited-style-name="Visited_20_Internet_20_Link"><text:span text:style-name="T11">let's whack in this Println, and we'll see if we're right. Bingo!</text:span></text:a><text:span text:style-name="T12"> </text:span><text:a xlink:type="simple" xlink:href="https://app.pluralsight.com/course-player?clipId=ff701c81-f618-41cb-8668-d96db3dab289&amp;startTime=199.7" office:target-frame-name="psplayer" xlink:show="replace" text:style-name="Internet_20_link" text:visited-style-name="Visited_20_Internet_20_Link"><text:span text:style-name="T11">Anyway, a couple of points on the syntax of slicing. When creating</text:span></text:a><text:span text:style-name="T12"> </text:span><text:a xlink:type="simple" xlink:href="https://app.pluralsight.com/course-player?clipId=ff701c81-f618-41cb-8668-d96db3dab289&amp;startTime=206.11" office:target-frame-name="psplayer" xlink:show="replace" text:style-name="Internet_20_link" text:visited-style-name="Visited_20_Internet_20_Link"><text:span text:style-name="T11">slices or even actually referencing elements, if we don't put</text:span></text:a><text:span text:style-name="T12"> </text:span><text:a xlink:type="simple" xlink:href="https://app.pluralsight.com/course-player?clipId=ff701c81-f618-41cb-8668-d96db3dab289&amp;startTime=209.92" office:target-frame-name="psplayer" xlink:show="replace" text:style-name="Internet_20_link" text:visited-style-name="Visited_20_Internet_20_Link"><text:span text:style-name="T11">anything before the colon operator here, index 0 gets implied at</text:span></text:a><text:span text:style-name="T12"> </text:span><text:a xlink:type="simple" xlink:href="https://app.pluralsight.com/course-player?clipId=ff701c81-f618-41cb-8668-d96db3dab289&amp;startTime=214.44" office:target-frame-name="psplayer" xlink:show="replace" text:style-name="Internet_20_link" text:visited-style-name="Visited_20_Internet_20_Link"><text:span text:style-name="T11">the start of the slice.</text:span></text:a><text:span text:style-name="T12"> </text:span><text:a xlink:type="simple" xlink:href="https://app.pluralsight.com/course-player?clipId=ff701c81-f618-41cb-8668-d96db3dab289&amp;startTime=216.84" office:target-frame-name="psplayer" xlink:show="replace" text:style-name="Internet_20_link" text:visited-style-name="Visited_20_Internet_20_Link"><text:span text:style-name="T11">So this here will be 0 to 5,</text:span></text:a><text:span text:style-name="T12"> </text:span><text:a xlink:type="simple" xlink:href="https://app.pluralsight.com/course-player?clipId=ff701c81-f618-41cb-8668-d96db3dab289&amp;startTime=220.44" office:target-frame-name="psplayer" xlink:show="replace" text:style-name="Internet_20_link" text:visited-style-name="Visited_20_Internet_20_Link"><text:span text:style-name="T11">and it's the same for emitting the value after the colon.</text:span></text:a><text:span text:style-name="T12"> </text:span><text:a xlink:type="simple" xlink:href="https://app.pluralsight.com/course-player?clipId=ff701c81-f618-41cb-8668-d96db3dab289&amp;startTime=223.59" office:target-frame-name="psplayer" xlink:show="replace" text:style-name="Internet_20_link" text:visited-style-name="Visited_20_Internet_20_Link"><text:span text:style-name="T11">So in this instance, the end of the slice is implied.</text:span></text:a><text:span text:style-name="T12"> </text:span><text:a xlink:type="simple" xlink:href="https://app.pluralsight.com/course-player?clipId=ff701c81-f618-41cb-8668-d96db3dab289&amp;startTime=227.34" office:target-frame-name="psplayer" xlink:show="replace" text:style-name="Internet_20_link" text:visited-style-name="Visited_20_Internet_20_Link"><text:span text:style-name="T11">Also, just one last quick reminder that passing slices to functions,</text:span></text:a><text:span text:style-name="T12"> </text:span><text:a xlink:type="simple" xlink:href="https://app.pluralsight.com/course-player?clipId=ff701c81-f618-41cb-8668-d96db3dab289&amp;startTime=231.47" office:target-frame-name="psplayer" xlink:show="replace" text:style-name="Internet_20_link" text:visited-style-name="Visited_20_Internet_20_Link"><text:span text:style-name="T11">although it actually passes by value,</text:span></text:a><text:span text:style-name="T12"> </text:span><text:a xlink:type="simple" xlink:href="https://app.pluralsight.com/course-player?clipId=ff701c81-f618-41cb-8668-d96db3dab289&amp;startTime=234.43" office:target-frame-name="psplayer" xlink:show="replace" text:style-name="Internet_20_link" text:visited-style-name="Visited_20_Internet_20_Link"><text:span text:style-name="T11">because the slice itself is a reference to an array,</text:span></text:a><text:span text:style-name="T12"> </text:span><text:a xlink:type="simple" xlink:href="https://app.pluralsight.com/course-player?clipId=ff701c81-f618-41cb-8668-d96db3dab289&amp;startTime=237.25" office:target-frame-name="psplayer" xlink:show="replace" text:style-name="Internet_20_link" text:visited-style-name="Visited_20_Internet_20_Link"><text:span text:style-name="T11">it's effectively passing by reference. And I reckon that'll do. Next up, we'll see how to expand a slice.</text:span></text:a></text:p>
      <text:h text:style-name="P3" text:outline-level="3"><text:a xlink:type="simple" xlink:href="https://app.pluralsight.com/course-player?clipId=3f25ffe0-dc40-4ada-bf5e-03210f08f421" office:target-frame-name="psplayer" xlink:show="replace" text:style-name="Internet_20_link" text:visited-style-name="Visited_20_Internet_20_Link"><text:span text:style-name="T11">Appending to Slices</text:span></text:a></text:h>
      <text:p text:style-name="P5"><text:a xlink:type="simple" xlink:href="https://app.pluralsight.com/course-player?clipId=3f25ffe0-dc40-4ada-bf5e-03210f08f421&amp;startTime=1.54" office:target-frame-name="psplayer" xlink:show="replace" text:style-name="Internet_20_link" text:visited-style-name="Visited_20_Internet_20_Link"><text:span text:style-name="T11">I think I mentioned it, probably at the top of the module,</text:span></text:a><text:span text:style-name="T12"> </text:span><text:a xlink:type="simple" xlink:href="https://app.pluralsight.com/course-player?clipId=3f25ffe0-dc40-4ada-bf5e-03210f08f421&amp;startTime=5.07" office:target-frame-name="psplayer" xlink:show="replace" text:style-name="Internet_20_link" text:visited-style-name="Visited_20_Internet_20_Link"><text:span text:style-name="T11">that a major benefit that slices have over arrays is they can grow and shrink.</text:span></text:a><text:span text:style-name="T12"> </text:span><text:a xlink:type="simple" xlink:href="https://app.pluralsight.com/course-player?clipId=3f25ffe0-dc40-4ada-bf5e-03210f08f421&amp;startTime=10.16" office:target-frame-name="psplayer" xlink:show="replace" text:style-name="Internet_20_link" text:visited-style-name="Visited_20_Internet_20_Link"><text:span text:style-name="T11">Well, to grow an array, we can use the built‑in append() function,</text:span></text:a><text:span text:style-name="T12"> </text:span><text:a xlink:type="simple" xlink:href="https://app.pluralsight.com/course-player?clipId=3f25ffe0-dc40-4ada-bf5e-03210f08f421&amp;startTime=15.24" office:target-frame-name="psplayer" xlink:show="replace" text:style-name="Internet_20_link" text:visited-style-name="Visited_20_Internet_20_Link"><text:span text:style-name="T11">and it works like this.</text:span></text:a><text:span text:style-name="T12"> </text:span><text:a xlink:type="simple" xlink:href="https://app.pluralsight.com/course-player?clipId=3f25ffe0-dc40-4ada-bf5e-03210f08f421&amp;startTime=16.57" office:target-frame-name="psplayer" xlink:show="replace" text:style-name="Internet_20_link" text:visited-style-name="Visited_20_Internet_20_Link"><text:span text:style-name="T11">Go take the current capacity of the underlying array,</text:span></text:a><text:span text:style-name="T12"> </text:span><text:a xlink:type="simple" xlink:href="https://app.pluralsight.com/course-player?clipId=3f25ffe0-dc40-4ada-bf5e-03210f08f421&amp;startTime=20.34" office:target-frame-name="psplayer" xlink:show="replace" text:style-name="Internet_20_link" text:visited-style-name="Visited_20_Internet_20_Link"><text:span text:style-name="T11">And for each append(), it adds data to the next slot in the array.</text:span></text:a><text:span text:style-name="T12"> </text:span><text:a xlink:type="simple" xlink:href="https://app.pluralsight.com/course-player?clipId=3f25ffe0-dc40-4ada-bf5e-03210f08f421&amp;startTime=24.94" office:target-frame-name="psplayer" xlink:show="replace" text:style-name="Internet_20_link" text:visited-style-name="Visited_20_Internet_20_Link"><text:span text:style-name="T11">So if we've got a slice here with the length of 1,</text:span></text:a><text:span text:style-name="T12"> </text:span><text:a xlink:type="simple" xlink:href="https://app.pluralsight.com/course-player?clipId=3f25ffe0-dc40-4ada-bf5e-03210f08f421&amp;startTime=27.76" office:target-frame-name="psplayer" xlink:show="replace" text:style-name="Internet_20_link" text:visited-style-name="Visited_20_Internet_20_Link"><text:span text:style-name="T11">but a capacity of 4 and then we add a value,</text:span></text:a><text:span text:style-name="T12"> </text:span><text:a xlink:type="simple" xlink:href="https://app.pluralsight.com/course-player?clipId=3f25ffe0-dc40-4ada-bf5e-03210f08f421&amp;startTime=30.97" office:target-frame-name="psplayer" xlink:show="replace" text:style-name="Internet_20_link" text:visited-style-name="Visited_20_Internet_20_Link"><text:span text:style-name="T11">it'll go to the second element of the array below,</text:span></text:a><text:span text:style-name="T12"> </text:span><text:a xlink:type="simple" xlink:href="https://app.pluralsight.com/course-player?clipId=3f25ffe0-dc40-4ada-bf5e-03210f08f421&amp;startTime=33.35" office:target-frame-name="psplayer" xlink:show="replace" text:style-name="Internet_20_link" text:visited-style-name="Visited_20_Internet_20_Link"><text:span text:style-name="T11">if we add a third, it'll go here, and a fourth here.</text:span></text:a><text:span text:style-name="T12"> </text:span><text:a xlink:type="simple" xlink:href="https://app.pluralsight.com/course-player?clipId=3f25ffe0-dc40-4ada-bf5e-03210f08f421&amp;startTime=37.14" office:target-frame-name="psplayer" xlink:show="replace" text:style-name="Internet_20_link" text:visited-style-name="Visited_20_Internet_20_Link"><text:span text:style-name="T11">But as soon as we add a fifth, Go doubles the size of the array below,</text:span></text:a><text:span text:style-name="T12"> </text:span><text:a xlink:type="simple" xlink:href="https://app.pluralsight.com/course-player?clipId=3f25ffe0-dc40-4ada-bf5e-03210f08f421&amp;startTime=42.14" office:target-frame-name="psplayer" xlink:show="replace" text:style-name="Internet_20_link" text:visited-style-name="Visited_20_Internet_20_Link"><text:span text:style-name="T11">so we'll go from an array with four slots to one with eight.</text:span></text:a><text:span text:style-name="T12"> </text:span><text:a xlink:type="simple" xlink:href="https://app.pluralsight.com/course-player?clipId=3f25ffe0-dc40-4ada-bf5e-03210f08f421&amp;startTime=45.61" office:target-frame-name="psplayer" xlink:show="replace" text:style-name="Internet_20_link" text:visited-style-name="Visited_20_Internet_20_Link"><text:span text:style-name="T11">Only, I don't know, Nigel, I thought you said arrays can't be expanded?</text:span></text:a><text:span text:style-name="T12"> </text:span><text:a xlink:type="simple" xlink:href="https://app.pluralsight.com/course-player?clipId=3f25ffe0-dc40-4ada-bf5e-03210f08f421&amp;startTime=50.04" office:target-frame-name="psplayer" xlink:show="replace" text:style-name="Internet_20_link" text:visited-style-name="Visited_20_Internet_20_Link"><text:span text:style-name="T11">True.</text:span></text:a><text:span text:style-name="T12"> </text:span><text:a xlink:type="simple" xlink:href="https://app.pluralsight.com/course-player?clipId=3f25ffe0-dc40-4ada-bf5e-03210f08f421&amp;startTime=51.24" office:target-frame-name="psplayer" xlink:show="replace" text:style-name="Internet_20_link" text:visited-style-name="Visited_20_Internet_20_Link"><text:span text:style-name="T11">So Go is actually doing a bit of magic in the background,</text:span></text:a><text:span text:style-name="T12"> </text:span><text:a xlink:type="simple" xlink:href="https://app.pluralsight.com/course-player?clipId=3f25ffe0-dc40-4ada-bf5e-03210f08f421&amp;startTime=54.58" office:target-frame-name="psplayer" xlink:show="replace" text:style-name="Internet_20_link" text:visited-style-name="Visited_20_Internet_20_Link"><text:span text:style-name="T11">creating a new backing array of double the size,</text:span></text:a><text:span text:style-name="T12"> </text:span><text:a xlink:type="simple" xlink:href="https://app.pluralsight.com/course-player?clipId=3f25ffe0-dc40-4ada-bf5e-03210f08f421&amp;startTime=58.31" office:target-frame-name="psplayer" xlink:show="replace" text:style-name="Internet_20_link" text:visited-style-name="Visited_20_Internet_20_Link"><text:span text:style-name="T11">copying over any values,</text:span></text:a><text:span text:style-name="T12"> </text:span><text:a xlink:type="simple" xlink:href="https://app.pluralsight.com/course-player?clipId=3f25ffe0-dc40-4ada-bf5e-03210f08f421&amp;startTime=60.1" office:target-frame-name="psplayer" xlink:show="replace" text:style-name="Internet_20_link" text:visited-style-name="Visited_20_Internet_20_Link"><text:span text:style-name="T11">and doing anything else that needs to make the whole process seamless,</text:span></text:a><text:span text:style-name="T12"> </text:span><text:a xlink:type="simple" xlink:href="https://app.pluralsight.com/course-player?clipId=3f25ffe0-dc40-4ada-bf5e-03210f08f421&amp;startTime=63.87" office:target-frame-name="psplayer" xlink:show="replace" text:style-name="Internet_20_link" text:visited-style-name="Visited_20_Internet_20_Link"><text:span text:style-name="T11">and we don't even notice.</text:span></text:a><text:span text:style-name="T12"> </text:span><text:a xlink:type="simple" xlink:href="https://app.pluralsight.com/course-player?clipId=3f25ffe0-dc40-4ada-bf5e-03210f08f421&amp;startTime=67.24" office:target-frame-name="psplayer" xlink:show="replace" text:style-name="Internet_20_link" text:visited-style-name="Visited_20_Internet_20_Link"><text:span text:style-name="T11">And that's the crack,</text:span></text:a><text:span text:style-name="T12"> </text:span><text:a xlink:type="simple" xlink:href="https://app.pluralsight.com/course-player?clipId=3f25ffe0-dc40-4ada-bf5e-03210f08f421&amp;startTime=69.11" office:target-frame-name="psplayer" xlink:show="replace" text:style-name="Internet_20_link" text:visited-style-name="Visited_20_Internet_20_Link"><text:span text:style-name="T11">fill up the current backing array until it's full. Once we outgrow it,</text:span></text:a><text:span text:style-name="T12"> </text:span><text:a xlink:type="simple" xlink:href="https://app.pluralsight.com/course-player?clipId=3f25ffe0-dc40-4ada-bf5e-03210f08f421&amp;startTime=73.32" office:target-frame-name="psplayer" xlink:show="replace" text:style-name="Internet_20_link" text:visited-style-name="Visited_20_Internet_20_Link"><text:span text:style-name="T11">Go performs a little bit of background magic and doubles its size.</text:span></text:a><text:span text:style-name="T12"> </text:span><text:a xlink:type="simple" xlink:href="https://app.pluralsight.com/course-player?clipId=3f25ffe0-dc40-4ada-bf5e-03210f08f421&amp;startTime=78.24" office:target-frame-name="psplayer" xlink:show="replace" text:style-name="Internet_20_link" text:visited-style-name="Visited_20_Internet_20_Link"><text:span text:style-name="T11">Well, I think it's time to put that to the test with a bit of code.</text:span></text:a><text:span text:style-name="T12"> </text:span><text:a xlink:type="simple" xlink:href="https://app.pluralsight.com/course-player?clipId=3f25ffe0-dc40-4ada-bf5e-03210f08f421&amp;startTime=83.24" office:target-frame-name="psplayer" xlink:show="replace" text:style-name="Internet_20_link" text:visited-style-name="Visited_20_Internet_20_Link"><text:span text:style-name="T11">All right, let's step through that.</text:span></text:a><text:span text:style-name="T12"> </text:span><text:a xlink:type="simple" xlink:href="https://app.pluralsight.com/course-player?clipId=3f25ffe0-dc40-4ada-bf5e-03210f08f421&amp;startTime=85.44" office:target-frame-name="psplayer" xlink:show="replace" text:style-name="Internet_20_link" text:visited-style-name="Visited_20_Internet_20_Link"><text:span text:style-name="T11">Obviously, we're making a slice here with the length of 1 and a capacity of 4,</text:span></text:a><text:span text:style-name="T12"> </text:span><text:a xlink:type="simple" xlink:href="https://app.pluralsight.com/course-player?clipId=3f25ffe0-dc40-4ada-bf5e-03210f08f421&amp;startTime=89.23" office:target-frame-name="psplayer" xlink:show="replace" text:style-name="Internet_20_link" text:visited-style-name="Visited_20_Internet_20_Link"><text:span text:style-name="T11">and then this line here is printing the info to the terminal,</text:span></text:a><text:span text:style-name="T12"> </text:span><text:a xlink:type="simple" xlink:href="https://app.pluralsight.com/course-player?clipId=3f25ffe0-dc40-4ada-bf5e-03210f08f421&amp;startTime=92.12" office:target-frame-name="psplayer" xlink:show="replace" text:style-name="Internet_20_link" text:visited-style-name="Visited_20_Internet_20_Link"><text:span text:style-name="T11">basically just proving our starting point.</text:span></text:a><text:span text:style-name="T12"> </text:span><text:a xlink:type="simple" xlink:href="https://app.pluralsight.com/course-player?clipId=3f25ffe0-dc40-4ada-bf5e-03210f08f421&amp;startTime=94.51" office:target-frame-name="psplayer" xlink:show="replace" text:style-name="Internet_20_link" text:visited-style-name="Visited_20_Internet_20_Link"><text:span text:style-name="T11">In fact, we'll put up here what we're expecting to see.</text:span></text:a><text:span text:style-name="T12"> </text:span><text:a xlink:type="simple" xlink:href="https://app.pluralsight.com/course-player?clipId=3f25ffe0-dc40-4ada-bf5e-03210f08f421&amp;startTime=98.06" office:target-frame-name="psplayer" xlink:show="replace" text:style-name="Internet_20_link" text:visited-style-name="Visited_20_Internet_20_Link"><text:span text:style-name="T11">Anyway, we create a loop here that'll iterate 17 times.</text:span></text:a><text:span text:style-name="T12"> </text:span><text:a xlink:type="simple" xlink:href="https://app.pluralsight.com/course-player?clipId=3f25ffe0-dc40-4ada-bf5e-03210f08f421&amp;startTime=104.36" office:target-frame-name="psplayer" xlink:show="replace" text:style-name="Internet_20_link" text:visited-style-name="Visited_20_Internet_20_Link"><text:span text:style-name="T11">And as we can see, for each iteration,</text:span></text:a><text:span text:style-name="T12"> </text:span><text:a xlink:type="simple" xlink:href="https://app.pluralsight.com/course-player?clipId=3f25ffe0-dc40-4ada-bf5e-03210f08f421&amp;startTime=107.56" office:target-frame-name="psplayer" xlink:show="replace" text:style-name="Internet_20_link" text:visited-style-name="Visited_20_Internet_20_Link"><text:span text:style-name="T11">we're appending a new element to the end of the array,</text:span></text:a><text:span text:style-name="T12"> </text:span><text:a xlink:type="simple" xlink:href="https://app.pluralsight.com/course-player?clipId=3f25ffe0-dc40-4ada-bf5e-03210f08f421&amp;startTime=111.02" office:target-frame-name="psplayer" xlink:show="replace" text:style-name="Internet_20_link" text:visited-style-name="Visited_20_Internet_20_Link"><text:span text:style-name="T11">but we're also printing this line here saying the</text:span></text:a><text:span text:style-name="T12"> </text:span><text:a xlink:type="simple" xlink:href="https://app.pluralsight.com/course-player?clipId=3f25ffe0-dc40-4ada-bf5e-03210f08f421&amp;startTime=114.16" office:target-frame-name="psplayer" xlink:show="replace" text:style-name="Internet_20_link" text:visited-style-name="Visited_20_Internet_20_Link"><text:span text:style-name="T11">current length is X and the capacity is Y.</text:span></text:a><text:span text:style-name="T12"> </text:span><text:a xlink:type="simple" xlink:href="https://app.pluralsight.com/course-player?clipId=3f25ffe0-dc40-4ada-bf5e-03210f08f421&amp;startTime=119.24" office:target-frame-name="psplayer" xlink:show="replace" text:style-name="Internet_20_link" text:visited-style-name="Visited_20_Internet_20_Link"><text:span text:style-name="T11">So, for the first run through, we'll see array length is 2, but capacity is 4.</text:span></text:a><text:span text:style-name="T12"> </text:span><text:a xlink:type="simple" xlink:href="https://app.pluralsight.com/course-player?clipId=3f25ffe0-dc40-4ada-bf5e-03210f08f421&amp;startTime=124.29" office:target-frame-name="psplayer" xlink:show="replace" text:style-name="Internet_20_link" text:visited-style-name="Visited_20_Internet_20_Link"><text:span text:style-name="T11">Next time, it'll be 3 and 4 and then 4 and 4.</text:span></text:a><text:span text:style-name="T12"> </text:span><text:a xlink:type="simple" xlink:href="https://app.pluralsight.com/course-player?clipId=3f25ffe0-dc40-4ada-bf5e-03210f08f421&amp;startTime=127.54" office:target-frame-name="psplayer" xlink:show="replace" text:style-name="Internet_20_link" text:visited-style-name="Visited_20_Internet_20_Link"><text:span text:style-name="T11">But as soon as we append the fifth value goes,</text:span></text:a><text:span text:style-name="T12"> </text:span><text:a xlink:type="simple" xlink:href="https://app.pluralsight.com/course-player?clipId=3f25ffe0-dc40-4ada-bf5e-03210f08f421&amp;startTime=131.46" office:target-frame-name="psplayer" xlink:show="replace" text:style-name="Internet_20_link" text:visited-style-name="Visited_20_Internet_20_Link"><text:span text:style-name="T11">Go is going to work its magic to double the underlying array size,</text:span></text:a><text:span text:style-name="T12"> </text:span><text:a xlink:type="simple" xlink:href="https://app.pluralsight.com/course-player?clipId=3f25ffe0-dc40-4ada-bf5e-03210f08f421&amp;startTime=135.58" office:target-frame-name="psplayer" xlink:show="replace" text:style-name="Internet_20_link" text:visited-style-name="Visited_20_Internet_20_Link"><text:span text:style-name="T11">which is basically the capacity of the slice.</text:span></text:a><text:span text:style-name="T12"> </text:span><text:a xlink:type="simple" xlink:href="https://app.pluralsight.com/course-player?clipId=3f25ffe0-dc40-4ada-bf5e-03210f08f421&amp;startTime=138.62" office:target-frame-name="psplayer" xlink:show="replace" text:style-name="Internet_20_link" text:visited-style-name="Visited_20_Internet_20_Link"><text:span text:style-name="T11">So, on the screen, we'll get length is 5, but capacity is 8.</text:span></text:a><text:span text:style-name="T12"> </text:span><text:a xlink:type="simple" xlink:href="https://app.pluralsight.com/course-player?clipId=3f25ffe0-dc40-4ada-bf5e-03210f08f421&amp;startTime=144.74" office:target-frame-name="psplayer" xlink:show="replace" text:style-name="Internet_20_link" text:visited-style-name="Visited_20_Internet_20_Link"><text:span text:style-name="T11">Well, we'll rinse and repeat until we get to 9,</text:span></text:a><text:span text:style-name="T12"> </text:span><text:a xlink:type="simple" xlink:href="https://app.pluralsight.com/course-player?clipId=3f25ffe0-dc40-4ada-bf5e-03210f08f421&amp;startTime=146.86" office:target-frame-name="psplayer" xlink:show="replace" text:style-name="Internet_20_link" text:visited-style-name="Visited_20_Internet_20_Link"><text:span text:style-name="T11">at which point, Go should up the array to 16,</text:span></text:a><text:span text:style-name="T12"> </text:span><text:a xlink:type="simple" xlink:href="https://app.pluralsight.com/course-player?clipId=3f25ffe0-dc40-4ada-bf5e-03210f08f421&amp;startTime=149.71" office:target-frame-name="psplayer" xlink:show="replace" text:style-name="Internet_20_link" text:visited-style-name="Visited_20_Internet_20_Link"><text:span text:style-name="T11">more rinsing and repeating until we reached 17, and it should be doubled to 32.</text:span></text:a><text:span text:style-name="T12"> </text:span><text:a xlink:type="simple" xlink:href="https://app.pluralsight.com/course-player?clipId=3f25ffe0-dc40-4ada-bf5e-03210f08f421&amp;startTime=156.14" office:target-frame-name="psplayer" xlink:show="replace" text:style-name="Internet_20_link" text:visited-style-name="Visited_20_Internet_20_Link"><text:span text:style-name="T11">Well, everything looks good on the slides.</text:span></text:a><text:span text:style-name="T12"> </text:span><text:a xlink:type="simple" xlink:href="https://app.pluralsight.com/course-player?clipId=3f25ffe0-dc40-4ada-bf5e-03210f08f421&amp;startTime=158.34" office:target-frame-name="psplayer" xlink:show="replace" text:style-name="Internet_20_link" text:visited-style-name="Visited_20_Internet_20_Link"><text:span text:style-name="T11">Let's see if it actually works like that.</text:span></text:a><text:span text:style-name="T12"> </text:span><text:a xlink:type="simple" xlink:href="https://app.pluralsight.com/course-player?clipId=3f25ffe0-dc40-4ada-bf5e-03210f08f421&amp;startTime=162.34" office:target-frame-name="psplayer" xlink:show="replace" text:style-name="Internet_20_link" text:visited-style-name="Visited_20_Internet_20_Link"><text:span text:style-name="T11">(Laughing) As if there was ever any doubt.</text:span></text:a><text:span text:style-name="T12"> </text:span><text:a xlink:type="simple" xlink:href="https://app.pluralsight.com/course-player?clipId=3f25ffe0-dc40-4ada-bf5e-03210f08f421&amp;startTime=167.94" office:target-frame-name="psplayer" xlink:show="replace" text:style-name="Internet_20_link" text:visited-style-name="Visited_20_Internet_20_Link"><text:span text:style-name="T11">Well, you know what,</text:span></text:a><text:span text:style-name="T12"> </text:span><text:a xlink:type="simple" xlink:href="https://app.pluralsight.com/course-player?clipId=3f25ffe0-dc40-4ada-bf5e-03210f08f421&amp;startTime=168.92" office:target-frame-name="psplayer" xlink:show="replace" text:style-name="Internet_20_link" text:visited-style-name="Visited_20_Internet_20_Link"><text:span text:style-name="T11">take a second to look at that. But it's essentially what we sketched out on</text:span></text:a><text:span text:style-name="T12"> </text:span><text:a xlink:type="simple" xlink:href="https://app.pluralsight.com/course-player?clipId=3f25ffe0-dc40-4ada-bf5e-03210f08f421&amp;startTime=172.78" office:target-frame-name="psplayer" xlink:show="replace" text:style-name="Internet_20_link" text:visited-style-name="Visited_20_Internet_20_Link"><text:span text:style-name="T11">the slides, appending to the existing array until we reach its capacity, then</text:span></text:a><text:span text:style-name="T12"> </text:span><text:a xlink:type="simple" xlink:href="https://app.pluralsight.com/course-player?clipId=3f25ffe0-dc40-4ada-bf5e-03210f08f421&amp;startTime=177" office:target-frame-name="psplayer" xlink:show="replace" text:style-name="Internet_20_link" text:visited-style-name="Visited_20_Internet_20_Link"><text:span text:style-name="T11">doubling its size, and rinsing and repeating.</text:span></text:a><text:span text:style-name="T12"> </text:span><text:a xlink:type="simple" xlink:href="https://app.pluralsight.com/course-player?clipId=3f25ffe0-dc40-4ada-bf5e-03210f08f421&amp;startTime=180.44" office:target-frame-name="psplayer" xlink:show="replace" text:style-name="Internet_20_link" text:visited-style-name="Visited_20_Internet_20_Link"><text:span text:style-name="T11">Magic! Well, there's a couple of other things I want to point out before we do a recap.</text:span></text:a></text:p>
      <text:h text:style-name="P3" text:outline-level="3"><text:soft-page-break/><text:a xlink:type="simple" xlink:href="https://app.pluralsight.com/course-player?clipId=c331c1be-93ec-4c2f-8c26-f45e9c40d809" office:target-frame-name="psplayer" xlink:show="replace" text:style-name="Internet_20_link" text:visited-style-name="Visited_20_Internet_20_Link"><text:span text:style-name="T11">Miscellaneous</text:span></text:a></text:h>
      <text:p text:style-name="P5"><text:a xlink:type="simple" xlink:href="https://app.pluralsight.com/course-player?clipId=c331c1be-93ec-4c2f-8c26-f45e9c40d809&amp;startTime=1.54" office:target-frame-name="psplayer" xlink:show="replace" text:style-name="Internet_20_link" text:visited-style-name="Visited_20_Internet_20_Link"><text:span text:style-name="T11">All right, let's tidy up a few loose ends.</text:span></text:a><text:span text:style-name="T12"> </text:span><text:a xlink:type="simple" xlink:href="https://app.pluralsight.com/course-player?clipId=c331c1be-93ec-4c2f-8c26-f45e9c40d809&amp;startTime=4.04" office:target-frame-name="psplayer" xlink:show="replace" text:style-name="Internet_20_link" text:visited-style-name="Visited_20_Internet_20_Link"><text:span text:style-name="T11">Simply referencing an array or slice like we do with a variable,</text:span></text:a><text:span text:style-name="T12"> </text:span><text:a xlink:type="simple" xlink:href="https://app.pluralsight.com/course-player?clipId=c331c1be-93ec-4c2f-8c26-f45e9c40d809&amp;startTime=7.89" office:target-frame-name="psplayer" xlink:show="replace" text:style-name="Internet_20_link" text:visited-style-name="Visited_20_Internet_20_Link"><text:span text:style-name="T11">so here the slice is called mySlice, well,</text:span></text:a><text:span text:style-name="T12"> </text:span><text:a xlink:type="simple" xlink:href="https://app.pluralsight.com/course-player?clipId=c331c1be-93ec-4c2f-8c26-f45e9c40d809&amp;startTime=11.3" office:target-frame-name="psplayer" xlink:show="replace" text:style-name="Internet_20_link" text:visited-style-name="Visited_20_Internet_20_Link"><text:span text:style-name="T11">that'll reference the entire thing, like every entry,</text:span></text:a><text:span text:style-name="T12"> </text:span><text:a xlink:type="simple" xlink:href="https://app.pluralsight.com/course-player?clipId=c331c1be-93ec-4c2f-8c26-f45e9c40d809&amp;startTime=14.37" office:target-frame-name="psplayer" xlink:show="replace" text:style-name="Internet_20_link" text:visited-style-name="Visited_20_Internet_20_Link"><text:span text:style-name="T11">which isn't necessarily the same as other languages.</text:span></text:a><text:span text:style-name="T12"> </text:span><text:a xlink:type="simple" xlink:href="https://app.pluralsight.com/course-player?clipId=c331c1be-93ec-4c2f-8c26-f45e9c40d809&amp;startTime=18.44" office:target-frame-name="psplayer" xlink:show="replace" text:style-name="Internet_20_link" text:visited-style-name="Visited_20_Internet_20_Link"><text:span text:style-name="T11">I know, like, for example, doing this in C only returns the first element.</text:span></text:a><text:span text:style-name="T12"> </text:span><text:a xlink:type="simple" xlink:href="https://app.pluralsight.com/course-player?clipId=c331c1be-93ec-4c2f-8c26-f45e9c40d809&amp;startTime=22.76" office:target-frame-name="psplayer" xlink:show="replace" text:style-name="Internet_20_link" text:visited-style-name="Visited_20_Internet_20_Link"><text:span text:style-name="T11">But here in Go, it returns the entire thing.</text:span></text:a><text:span text:style-name="T12"> </text:span><text:a xlink:type="simple" xlink:href="https://app.pluralsight.com/course-player?clipId=c331c1be-93ec-4c2f-8c26-f45e9c40d809&amp;startTime=26.54" office:target-frame-name="psplayer" xlink:show="replace" text:style-name="Internet_20_link" text:visited-style-name="Visited_20_Internet_20_Link"><text:span text:style-name="T11">Also, and I know I showed this earlier,</text:span></text:a><text:span text:style-name="T12"> </text:span><text:a xlink:type="simple" xlink:href="https://app.pluralsight.com/course-player?clipId=c331c1be-93ec-4c2f-8c26-f45e9c40d809&amp;startTime=29.35" office:target-frame-name="psplayer" xlink:show="replace" text:style-name="Internet_20_link" text:visited-style-name="Visited_20_Internet_20_Link"><text:span text:style-name="T11">but for‑range loops are pretty much perfect for working with slices,</text:span></text:a><text:span text:style-name="T12"> </text:span><text:a xlink:type="simple" xlink:href="https://app.pluralsight.com/course-player?clipId=c331c1be-93ec-4c2f-8c26-f45e9c40d809&amp;startTime=34.45" office:target-frame-name="psplayer" xlink:show="replace" text:style-name="Internet_20_link" text:visited-style-name="Visited_20_Internet_20_Link"><text:span text:style-name="T11">and you'll see them together, like, all the time.</text:span></text:a><text:span text:style-name="T12"> </text:span><text:a xlink:type="simple" xlink:href="https://app.pluralsight.com/course-player?clipId=c331c1be-93ec-4c2f-8c26-f45e9c40d809&amp;startTime=38.74" office:target-frame-name="psplayer" xlink:show="replace" text:style-name="Internet_20_link" text:visited-style-name="Visited_20_Internet_20_Link"><text:span text:style-name="T11">But recapping, for‑range returns two values for every iteration of the loop,</text:span></text:a><text:span text:style-name="T12"> </text:span><text:a xlink:type="simple" xlink:href="https://app.pluralsight.com/course-player?clipId=c331c1be-93ec-4c2f-8c26-f45e9c40d809&amp;startTime=44.83" office:target-frame-name="psplayer" xlink:show="replace" text:style-name="Internet_20_link" text:visited-style-name="Visited_20_Internet_20_Link"><text:span text:style-name="T11">so it returns the index value and then the data itself.</text:span></text:a><text:span text:style-name="T12"> </text:span><text:a xlink:type="simple" xlink:href="https://app.pluralsight.com/course-player?clipId=c331c1be-93ec-4c2f-8c26-f45e9c40d809&amp;startTime=49.64" office:target-frame-name="psplayer" xlink:show="replace" text:style-name="Internet_20_link" text:visited-style-name="Visited_20_Internet_20_Link"><text:span text:style-name="T11">Now, actually, this might not be the best example here,</text:span></text:a><text:span text:style-name="T12"> </text:span><text:a xlink:type="simple" xlink:href="https://app.pluralsight.com/course-player?clipId=c331c1be-93ec-4c2f-8c26-f45e9c40d809&amp;startTime=52.85" office:target-frame-name="psplayer" xlink:show="replace" text:style-name="Internet_20_link" text:visited-style-name="Visited_20_Internet_20_Link"><text:span text:style-name="T11">because it is a slice of integers and just might make it look confusing.</text:span></text:a><text:span text:style-name="T12"> </text:span><text:a xlink:type="simple" xlink:href="https://app.pluralsight.com/course-player?clipId=c331c1be-93ec-4c2f-8c26-f45e9c40d809&amp;startTime=56.82" office:target-frame-name="psplayer" xlink:show="replace" text:style-name="Internet_20_link" text:visited-style-name="Visited_20_Internet_20_Link"><text:span text:style-name="T11">But the first run through is going to return index position 0 and data value 1,</text:span></text:a><text:span text:style-name="T12"> </text:span><text:a xlink:type="simple" xlink:href="https://app.pluralsight.com/course-player?clipId=c331c1be-93ec-4c2f-8c26-f45e9c40d809&amp;startTime=63.24" office:target-frame-name="psplayer" xlink:show="replace" text:style-name="Internet_20_link" text:visited-style-name="Visited_20_Internet_20_Link"><text:span text:style-name="T11">second run, index 1 and data value 2,</text:span></text:a><text:span text:style-name="T12"> </text:span><text:a xlink:type="simple" xlink:href="https://app.pluralsight.com/course-player?clipId=c331c1be-93ec-4c2f-8c26-f45e9c40d809&amp;startTime=66.27" office:target-frame-name="psplayer" xlink:show="replace" text:style-name="Internet_20_link" text:visited-style-name="Visited_20_Internet_20_Link"><text:span text:style-name="T11">eventually finishing with index position 4 and data value 5.</text:span></text:a><text:span text:style-name="T12"> </text:span><text:a xlink:type="simple" xlink:href="https://app.pluralsight.com/course-player?clipId=c331c1be-93ec-4c2f-8c26-f45e9c40d809&amp;startTime=72.24" office:target-frame-name="psplayer" xlink:show="replace" text:style-name="Internet_20_link" text:visited-style-name="Visited_20_Internet_20_Link"><text:span text:style-name="T11">However, if you're only interested in the data value,</text:span></text:a><text:span text:style-name="T12"> </text:span><text:a xlink:type="simple" xlink:href="https://app.pluralsight.com/course-player?clipId=c331c1be-93ec-4c2f-8c26-f45e9c40d809&amp;startTime=75.77" office:target-frame-name="psplayer" xlink:show="replace" text:style-name="Internet_20_link" text:visited-style-name="Visited_20_Internet_20_Link"><text:span text:style-name="T11">which is pretty common,</text:span></text:a><text:span text:style-name="T12"> </text:span><text:a xlink:type="simple" xlink:href="https://app.pluralsight.com/course-player?clipId=c331c1be-93ec-4c2f-8c26-f45e9c40d809&amp;startTime=77.32" office:target-frame-name="psplayer" xlink:show="replace" text:style-name="Internet_20_link" text:visited-style-name="Visited_20_Internet_20_Link"><text:span text:style-name="T11">then you can disregard the index value by passing it to</text:span></text:a><text:span text:style-name="T12"> </text:span><text:a xlink:type="simple" xlink:href="https://app.pluralsight.com/course-player?clipId=c331c1be-93ec-4c2f-8c26-f45e9c40d809&amp;startTime=80.1" office:target-frame-name="psplayer" xlink:show="replace" text:style-name="Internet_20_link" text:visited-style-name="Visited_20_Internet_20_Link"><text:span text:style-name="T11">the underscore like we're doing here.</text:span></text:a><text:span text:style-name="T12"> </text:span><text:a xlink:type="simple" xlink:href="https://app.pluralsight.com/course-player?clipId=c331c1be-93ec-4c2f-8c26-f45e9c40d809&amp;startTime=82.84" office:target-frame-name="psplayer" xlink:show="replace" text:style-name="Internet_20_link" text:visited-style-name="Visited_20_Internet_20_Link"><text:span text:style-name="T11">Well, next up, seeing as we just looked at append,</text:span></text:a><text:span text:style-name="T12"> </text:span><text:a xlink:type="simple" xlink:href="https://app.pluralsight.com/course-player?clipId=c331c1be-93ec-4c2f-8c26-f45e9c40d809&amp;startTime=86.07" office:target-frame-name="psplayer" xlink:show="replace" text:style-name="Internet_20_link" text:visited-style-name="Visited_20_Internet_20_Link"><text:span text:style-name="T11">it is totally possible to append slices to slices.</text:span></text:a><text:span text:style-name="T12"> </text:span><text:a xlink:type="simple" xlink:href="https://app.pluralsight.com/course-player?clipId=c331c1be-93ec-4c2f-8c26-f45e9c40d809&amp;startTime=90.84" office:target-frame-name="psplayer" xlink:show="replace" text:style-name="Internet_20_link" text:visited-style-name="Visited_20_Internet_20_Link"><text:span text:style-name="T11">Well, it kind of is.</text:span></text:a><text:span text:style-name="T12"> </text:span><text:a xlink:type="simple" xlink:href="https://app.pluralsight.com/course-player?clipId=c331c1be-93ec-4c2f-8c26-f45e9c40d809&amp;startTime=92.44" office:target-frame-name="psplayer" xlink:show="replace" text:style-name="Internet_20_link" text:visited-style-name="Visited_20_Internet_20_Link"><text:span text:style-name="T11">You see,</text:span></text:a><text:span text:style-name="T12"> </text:span><text:a xlink:type="simple" xlink:href="https://app.pluralsight.com/course-player?clipId=c331c1be-93ec-4c2f-8c26-f45e9c40d809&amp;startTime=93.28" office:target-frame-name="psplayer" xlink:show="replace" text:style-name="Internet_20_link" text:visited-style-name="Visited_20_Internet_20_Link"><text:span text:style-name="T11">the process doesn't actually append one slice to the other; it appends the</text:span></text:a><text:span text:style-name="T12"> </text:span><text:a xlink:type="simple" xlink:href="https://app.pluralsight.com/course-player?clipId=c331c1be-93ec-4c2f-8c26-f45e9c40d809&amp;startTime=97.11" office:target-frame-name="psplayer" xlink:show="replace" text:style-name="Internet_20_link" text:visited-style-name="Visited_20_Internet_20_Link"><text:span text:style-name="T11">values from one slice to the end of the existing one.</text:span></text:a><text:span text:style-name="T12"> </text:span><text:a xlink:type="simple" xlink:href="https://app.pluralsight.com/course-player?clipId=c331c1be-93ec-4c2f-8c26-f45e9c40d809&amp;startTime=101.24" office:target-frame-name="psplayer" xlink:show="replace" text:style-name="Internet_20_link" text:visited-style-name="Visited_20_Internet_20_Link"><text:span text:style-name="T11">I mean, look, the result's the same,</text:span></text:a><text:span text:style-name="T12"> </text:span><text:a xlink:type="simple" xlink:href="https://app.pluralsight.com/course-player?clipId=c331c1be-93ec-4c2f-8c26-f45e9c40d809&amp;startTime=103.07" office:target-frame-name="psplayer" xlink:show="replace" text:style-name="Internet_20_link" text:visited-style-name="Visited_20_Internet_20_Link"><text:span text:style-name="T11">but how it happens under the hood maybe isn't what the operation looks like.</text:span></text:a><text:span text:style-name="T12"> </text:span><text:a xlink:type="simple" xlink:href="https://app.pluralsight.com/course-player?clipId=c331c1be-93ec-4c2f-8c26-f45e9c40d809&amp;startTime=107.74" office:target-frame-name="psplayer" xlink:show="replace" text:style-name="Internet_20_link" text:visited-style-name="Visited_20_Internet_20_Link"><text:span text:style-name="T11">But look, honestly, the result is the same.</text:span></text:a><text:span text:style-name="T12"> </text:span><text:a xlink:type="simple" xlink:href="https://app.pluralsight.com/course-player?clipId=c331c1be-93ec-4c2f-8c26-f45e9c40d809&amp;startTime=111.24" office:target-frame-name="psplayer" xlink:show="replace" text:style-name="Internet_20_link" text:visited-style-name="Visited_20_Internet_20_Link"><text:span text:style-name="T11">Now, small print does apply, but it's all pretty obvious,</text:span></text:a><text:span text:style-name="T12"> </text:span><text:a xlink:type="simple" xlink:href="https://app.pluralsight.com/course-player?clipId=c331c1be-93ec-4c2f-8c26-f45e9c40d809&amp;startTime=114.85" office:target-frame-name="psplayer" xlink:show="replace" text:style-name="Internet_20_link" text:visited-style-name="Visited_20_Internet_20_Link"><text:span text:style-name="T11">like you can't append slices of different types.</text:span></text:a><text:span text:style-name="T12"> </text:span><text:a xlink:type="simple" xlink:href="https://app.pluralsight.com/course-player?clipId=c331c1be-93ec-4c2f-8c26-f45e9c40d809&amp;startTime=117.83" office:target-frame-name="psplayer" xlink:show="replace" text:style-name="Internet_20_link" text:visited-style-name="Visited_20_Internet_20_Link"><text:span text:style-name="T11">So, if you've got a slice of strings, you can only append other strings to it.</text:span></text:a><text:span text:style-name="T12"> </text:span><text:a xlink:type="simple" xlink:href="https://app.pluralsight.com/course-player?clipId=c331c1be-93ec-4c2f-8c26-f45e9c40d809&amp;startTime=123.94" office:target-frame-name="psplayer" xlink:show="replace" text:style-name="Internet_20_link" text:visited-style-name="Visited_20_Internet_20_Link"><text:span text:style-name="T11">Anyway, we've got a slice called mySlice with a bunch of ints,</text:span></text:a><text:span text:style-name="T12"> </text:span><text:a xlink:type="simple" xlink:href="https://app.pluralsight.com/course-player?clipId=c331c1be-93ec-4c2f-8c26-f45e9c40d809&amp;startTime=127.45" office:target-frame-name="psplayer" xlink:show="replace" text:style-name="Internet_20_link" text:visited-style-name="Visited_20_Internet_20_Link"><text:span text:style-name="T11">so let's create a new one,</text:span></text:a><text:span text:style-name="T12"> </text:span><text:a xlink:type="simple" xlink:href="https://app.pluralsight.com/course-player?clipId=c331c1be-93ec-4c2f-8c26-f45e9c40d809&amp;startTime=130.22" office:target-frame-name="psplayer" xlink:show="replace" text:style-name="Internet_20_link" text:visited-style-name="Visited_20_Internet_20_Link"><text:span text:style-name="T11">and I know I've gone a bit OTT with the crazy names here.</text:span></text:a><text:span text:style-name="T12"> </text:span><text:a xlink:type="simple" xlink:href="https://app.pluralsight.com/course-player?clipId=c331c1be-93ec-4c2f-8c26-f45e9c40d809&amp;startTime=134.64" office:target-frame-name="psplayer" xlink:show="replace" text:style-name="Internet_20_link" text:visited-style-name="Visited_20_Internet_20_Link"><text:span text:style-name="T11">But the point is it's all integers, and then we append to it like this.</text:span></text:a><text:span text:style-name="T12"> </text:span><text:a xlink:type="simple" xlink:href="https://app.pluralsight.com/course-player?clipId=c331c1be-93ec-4c2f-8c26-f45e9c40d809&amp;startTime=139.4" office:target-frame-name="psplayer" xlink:show="replace" text:style-name="Internet_20_link" text:visited-style-name="Visited_20_Internet_20_Link"><text:span text:style-name="T11">And I get it; i totally looks like‑‑‑well,</text:span></text:a><text:span text:style-name="T12"> </text:span><text:a xlink:type="simple" xlink:href="https://app.pluralsight.com/course-player?clipId=c331c1be-93ec-4c2f-8c26-f45e9c40d809&amp;startTime=143.12" office:target-frame-name="psplayer" xlink:show="replace" text:style-name="Internet_20_link" text:visited-style-name="Visited_20_Internet_20_Link"><text:span text:style-name="T11">actually, first, the formula for the syntax is the slice to append to,</text:span></text:a><text:span text:style-name="T12"> </text:span><text:a xlink:type="simple" xlink:href="https://app.pluralsight.com/course-player?clipId=c331c1be-93ec-4c2f-8c26-f45e9c40d809&amp;startTime=148.06" office:target-frame-name="psplayer" xlink:show="replace" text:style-name="Internet_20_link" text:visited-style-name="Visited_20_Internet_20_Link"><text:span text:style-name="T11">followed by the slice to append from, with ellipses bolted to the end.</text:span></text:a><text:span text:style-name="T12"> </text:span><text:a xlink:type="simple" xlink:href="https://app.pluralsight.com/course-player?clipId=c331c1be-93ec-4c2f-8c26-f45e9c40d809&amp;startTime=153.84" office:target-frame-name="psplayer" xlink:show="replace" text:style-name="Internet_20_link" text:visited-style-name="Visited_20_Internet_20_Link"><text:span text:style-name="T11">So, this one will append newSlice to the end of mySlice.</text:span></text:a><text:span text:style-name="T12"> </text:span><text:a xlink:type="simple" xlink:href="https://app.pluralsight.com/course-player?clipId=c331c1be-93ec-4c2f-8c26-f45e9c40d809&amp;startTime=158.54" office:target-frame-name="psplayer" xlink:show="replace" text:style-name="Internet_20_link" text:visited-style-name="Visited_20_Internet_20_Link"><text:span text:style-name="T11">Only, like I said,</text:span></text:a><text:span text:style-name="T12"> </text:span><text:a xlink:type="simple" xlink:href="https://app.pluralsight.com/course-player?clipId=c331c1be-93ec-4c2f-8c26-f45e9c40d809&amp;startTime=160.11" office:target-frame-name="psplayer" xlink:show="replace" text:style-name="Internet_20_link" text:visited-style-name="Visited_20_Internet_20_Link"><text:span text:style-name="T11">what it's really doing is it is appending the data values</text:span></text:a><text:span text:style-name="T12"> </text:span><text:a xlink:type="simple" xlink:href="https://app.pluralsight.com/course-player?clipId=c331c1be-93ec-4c2f-8c26-f45e9c40d809&amp;startTime=163.46" office:target-frame-name="psplayer" xlink:show="replace" text:style-name="Internet_20_link" text:visited-style-name="Visited_20_Internet_20_Link"><text:span text:style-name="T11">from newSlice to the end of mySlice.</text:span></text:a><text:span text:style-name="T12"> </text:span><text:a xlink:type="simple" xlink:href="https://app.pluralsight.com/course-player?clipId=c331c1be-93ec-4c2f-8c26-f45e9c40d809&amp;startTime=166.04" office:target-frame-name="psplayer" xlink:show="replace" text:style-name="Internet_20_link" text:visited-style-name="Visited_20_Internet_20_Link"><text:span text:style-name="T11">But again, like I said, the mechanics don't massively matter.</text:span></text:a><text:span text:style-name="T12"> </text:span><text:a xlink:type="simple" xlink:href="https://app.pluralsight.com/course-player?clipId=c331c1be-93ec-4c2f-8c26-f45e9c40d809&amp;startTime=169.34" office:target-frame-name="psplayer" xlink:show="replace" text:style-name="Internet_20_link" text:visited-style-name="Visited_20_Internet_20_Link"><text:span text:style-name="T11">We'll end up with a slice of, what is that, eight elements.</text:span></text:a><text:span text:style-name="T12"> </text:span><text:a xlink:type="simple" xlink:href="https://app.pluralsight.com/course-player?clipId=c331c1be-93ec-4c2f-8c26-f45e9c40d809&amp;startTime=175.14" office:target-frame-name="psplayer" xlink:show="replace" text:style-name="Internet_20_link" text:visited-style-name="Visited_20_Internet_20_Link"><text:span text:style-name="T11">Well, let's throw another Println here to make sure.</text:span></text:a><text:span text:style-name="T12"> </text:span><text:a xlink:type="simple" xlink:href="https://app.pluralsight.com/course-player?clipId=c331c1be-93ec-4c2f-8c26-f45e9c40d809&amp;startTime=179.14" office:target-frame-name="psplayer" xlink:show="replace" text:style-name="Internet_20_link" text:visited-style-name="Visited_20_Internet_20_Link"><text:span text:style-name="T11">But actually, before trying it out, let's quickly step through.</text:span></text:a><text:span text:style-name="T12"> </text:span><text:a xlink:type="simple" xlink:href="https://app.pluralsight.com/course-player?clipId=c331c1be-93ec-4c2f-8c26-f45e9c40d809&amp;startTime=182.64" office:target-frame-name="psplayer" xlink:show="replace" text:style-name="Internet_20_link" text:visited-style-name="Visited_20_Internet_20_Link"><text:span text:style-name="T11">We are declaring and initializing mySlice here as a slice of 5</text:span></text:a><text:span text:style-name="T12"> </text:span><text:a xlink:type="simple" xlink:href="https://app.pluralsight.com/course-player?clipId=c331c1be-93ec-4c2f-8c26-f45e9c40d809&amp;startTime=187.09" office:target-frame-name="psplayer" xlink:show="replace" text:style-name="Internet_20_link" text:visited-style-name="Visited_20_Internet_20_Link"><text:span text:style-name="T11">integers with a length and a capacity of 5.</text:span></text:a><text:span text:style-name="T12"> </text:span><text:a xlink:type="simple" xlink:href="https://app.pluralsight.com/course-player?clipId=c331c1be-93ec-4c2f-8c26-f45e9c40d809&amp;startTime=191.24" office:target-frame-name="psplayer" xlink:show="replace" text:style-name="Internet_20_link" text:visited-style-name="Visited_20_Internet_20_Link"><text:span text:style-name="T11">And then we're proving that with this line here. Then we're</text:span></text:a><text:span text:style-name="T12"> </text:span><text:a xlink:type="simple" xlink:href="https://app.pluralsight.com/course-player?clipId=c331c1be-93ec-4c2f-8c26-f45e9c40d809&amp;startTime=195.12" office:target-frame-name="psplayer" xlink:show="replace" text:style-name="Internet_20_link" text:visited-style-name="Visited_20_Internet_20_Link"><text:span text:style-name="T11">showcasing a for‑range loop that'll put the data value from the</text:span></text:a><text:span text:style-name="T12"> </text:span><text:a xlink:type="simple" xlink:href="https://app.pluralsight.com/course-player?clipId=c331c1be-93ec-4c2f-8c26-f45e9c40d809&amp;startTime=199.28" office:target-frame-name="psplayer" xlink:show="replace" text:style-name="Internet_20_link" text:visited-style-name="Visited_20_Internet_20_Link"><text:span text:style-name="T11">slice in the i variable and print it to screen.</text:span></text:a><text:span text:style-name="T12"> </text:span><text:a xlink:type="simple" xlink:href="https://app.pluralsight.com/course-player?clipId=c331c1be-93ec-4c2f-8c26-f45e9c40d809&amp;startTime=203.74" office:target-frame-name="psplayer" xlink:show="replace" text:style-name="Internet_20_link" text:visited-style-name="Visited_20_Internet_20_Link"><text:span text:style-name="T11">So, we should get lines showing 1 through 5, and we'll get a new line each</text:span></text:a><text:span text:style-name="T12"> </text:span><text:a xlink:type="simple" xlink:href="https://app.pluralsight.com/course-player?clipId=c331c1be-93ec-4c2f-8c26-f45e9c40d809&amp;startTime=209.59" office:target-frame-name="psplayer" xlink:show="replace" text:style-name="Internet_20_link" text:visited-style-name="Visited_20_Internet_20_Link"><text:span text:style-name="T11">time because Println prints a new line each time it runs. Anyway, then we're</text:span></text:a><text:span text:style-name="T12"> </text:span><text:a xlink:type="simple" xlink:href="https://app.pluralsight.com/course-player?clipId=c331c1be-93ec-4c2f-8c26-f45e9c40d809&amp;startTime=215.31" office:target-frame-name="psplayer" xlink:show="replace" text:style-name="Internet_20_link" text:visited-style-name="Visited_20_Internet_20_Link"><text:span text:style-name="T11">creating a new slice called newSlice with these three values and appending it</text:span></text:a><text:span text:style-name="T12"> </text:span><text:a xlink:type="simple" xlink:href="https://app.pluralsight.com/course-player?clipId=c331c1be-93ec-4c2f-8c26-f45e9c40d809&amp;startTime=221.11" office:target-frame-name="psplayer" xlink:show="replace" text:style-name="Internet_20_link" text:visited-style-name="Visited_20_Internet_20_Link"><text:span text:style-name="T11">to the end of mySlice and printing this.</text:span></text:a><text:span text:style-name="T12"> </text:span><text:a xlink:type="simple" xlink:href="https://app.pluralsight.com/course-player?clipId=c331c1be-93ec-4c2f-8c26-f45e9c40d809&amp;startTime=224.72" office:target-frame-name="psplayer" xlink:show="replace" text:style-name="Internet_20_link" text:visited-style-name="Visited_20_Internet_20_Link"><text:span text:style-name="T11">So, we should get mySlice NOW contains [1 2 3 4 5 10 20 30] and has</text:span></text:a><text:span text:style-name="T12"> </text:span><text:a xlink:type="simple" xlink:href="https://app.pluralsight.com/course-player?clipId=c331c1be-93ec-4c2f-8c26-f45e9c40d809&amp;startTime=232.78" office:target-frame-name="psplayer" xlink:show="replace" text:style-name="Internet_20_link" text:visited-style-name="Visited_20_Internet_20_Link"><text:span text:style-name="T11">a length of whatever and a capacity of whatever.</text:span></text:a><text:span text:style-name="T12"> </text:span><text:a xlink:type="simple" xlink:href="https://app.pluralsight.com/course-player?clipId=c331c1be-93ec-4c2f-8c26-f45e9c40d809&amp;startTime=236.14" office:target-frame-name="psplayer" xlink:show="replace" text:style-name="Internet_20_link" text:visited-style-name="Visited_20_Internet_20_Link"><text:span text:style-name="T11">And I reckon the length will be 8 because of the 8 values, but</text:span></text:a><text:span text:style-name="T12"> </text:span><text:a xlink:type="simple" xlink:href="https://app.pluralsight.com/course-player?clipId=c331c1be-93ec-4c2f-8c26-f45e9c40d809&amp;startTime=240.21" office:target-frame-name="psplayer" xlink:show="replace" text:style-name="Internet_20_link" text:visited-style-name="Visited_20_Internet_20_Link"><text:span text:style-name="T11">the capacity will be 10, because when we went over the initial</text:span></text:a><text:span text:style-name="T12"> </text:span><text:a xlink:type="simple" xlink:href="https://app.pluralsight.com/course-player?clipId=c331c1be-93ec-4c2f-8c26-f45e9c40d809&amp;startTime=243.69" office:target-frame-name="psplayer" xlink:show="replace" text:style-name="Internet_20_link" text:visited-style-name="Visited_20_Internet_20_Link"><text:span text:style-name="T11">capacity of 5, Go will double it to 10.</text:span></text:a><text:span text:style-name="T12"> </text:span><text:a xlink:type="simple" xlink:href="https://app.pluralsight.com/course-player?clipId=c331c1be-93ec-4c2f-8c26-f45e9c40d809&amp;startTime=247.64" office:target-frame-name="psplayer" xlink:show="replace" text:style-name="Internet_20_link" text:visited-style-name="Visited_20_Internet_20_Link"><text:span text:style-name="T11">Well, shall we see?</text:span></text:a><text:span text:style-name="T12"> </text:span><text:a xlink:type="simple" xlink:href="https://app.pluralsight.com/course-player?clipId=c331c1be-93ec-4c2f-8c26-f45e9c40d809&amp;startTime=251.24" office:target-frame-name="psplayer" xlink:show="replace" text:style-name="Internet_20_link" text:visited-style-name="Visited_20_Internet_20_Link"><text:span text:style-name="T11">Epic. I reckon, yeah,</text:span></text:a><text:span text:style-name="T12"> </text:span><text:a xlink:type="simple" xlink:href="https://app.pluralsight.com/course-player?clipId=c331c1be-93ec-4c2f-8c26-f45e9c40d809&amp;startTime=253.98" office:target-frame-name="psplayer" xlink:show="replace" text:style-name="Internet_20_link" text:visited-style-name="Visited_20_Internet_20_Link"><text:span text:style-name="T11">I reckon that's exactly what we expected. Now, maybe you might want to</text:span></text:a><text:span text:style-name="T12"> </text:span><text:a xlink:type="simple" xlink:href="https://app.pluralsight.com/course-player?clipId=c331c1be-93ec-4c2f-8c26-f45e9c40d809&amp;startTime=258" office:target-frame-name="psplayer" xlink:show="replace" text:style-name="Internet_20_link" text:visited-style-name="Visited_20_Internet_20_Link"><text:span text:style-name="T11">pause the video here and just double‑check that,</text:span></text:a><text:span text:style-name="T12"> </text:span><text:a xlink:type="simple" xlink:href="https://app.pluralsight.com/course-player?clipId=c331c1be-93ec-4c2f-8c26-f45e9c40d809&amp;startTime=260.58" office:target-frame-name="psplayer" xlink:show="replace" text:style-name="Internet_20_link" text:visited-style-name="Visited_20_Internet_20_Link"><text:span text:style-name="T11">especially if you're following along in your own code.</text:span></text:a><text:span text:style-name="T12"> </text:span><text:a xlink:type="simple" xlink:href="https://app.pluralsight.com/course-player?clipId=c331c1be-93ec-4c2f-8c26-f45e9c40d809&amp;startTime=263.24" office:target-frame-name="psplayer" xlink:show="replace" text:style-name="Internet_20_link" text:visited-style-name="Visited_20_Internet_20_Link"><text:span text:style-name="T11">But yeah, that looks right to me. Anyway, look, next up, quick recap.</text:span></text:a></text:p>
      <text:h text:style-name="P3" text:outline-level="3"><text:a xlink:type="simple" xlink:href="https://app.pluralsight.com/course-player?clipId=475d137d-5928-48e2-be17-6d6599deb46f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475d137d-5928-48e2-be17-6d6599deb46f&amp;startTime=1.64" office:target-frame-name="psplayer" xlink:show="replace" text:style-name="Internet_20_link" text:visited-style-name="Visited_20_Internet_20_Link"><text:span text:style-name="T11">All right.</text:span></text:a><text:span text:style-name="T12"> </text:span><text:a xlink:type="simple" xlink:href="https://app.pluralsight.com/course-player?clipId=475d137d-5928-48e2-be17-6d6599deb46f&amp;startTime=2.51" office:target-frame-name="psplayer" xlink:show="replace" text:style-name="Internet_20_link" text:visited-style-name="Visited_20_Internet_20_Link"><text:span text:style-name="T11">We started out by saying that when it comes to arrays and slices all the action,</text:span></text:a><text:span text:style-name="T12"> </text:span><text:a xlink:type="simple" xlink:href="https://app.pluralsight.com/course-player?clipId=475d137d-5928-48e2-be17-6d6599deb46f&amp;startTime=7.44" office:target-frame-name="psplayer" xlink:show="replace" text:style-name="Internet_20_link" text:visited-style-name="Visited_20_Internet_20_Link"><text:span text:style-name="T11">and I do mean, all the action is with slices.</text:span></text:a><text:span text:style-name="T12"> </text:span><text:a xlink:type="simple" xlink:href="https://app.pluralsight.com/course-player?clipId=475d137d-5928-48e2-be17-6d6599deb46f&amp;startTime=12.34" office:target-frame-name="psplayer" xlink:show="replace" text:style-name="Internet_20_link" text:visited-style-name="Visited_20_Internet_20_Link"><text:span text:style-name="T11">They are both lists of a single data type, but arrays have </text:span></text:a><text:soft-page-break/><text:a xlink:type="simple" xlink:href="https://app.pluralsight.com/course-player?clipId=475d137d-5928-48e2-be17-6d6599deb46f&amp;startTime=12.34" office:target-frame-name="psplayer" xlink:show="replace" text:style-name="Internet_20_link" text:visited-style-name="Visited_20_Internet_20_Link"><text:span text:style-name="T11">got a fixed capacity,</text:span></text:a><text:span text:style-name="T12"> </text:span><text:a xlink:type="simple" xlink:href="https://app.pluralsight.com/course-player?clipId=475d137d-5928-48e2-be17-6d6599deb46f&amp;startTime=17.31" office:target-frame-name="psplayer" xlink:show="replace" text:style-name="Internet_20_link" text:visited-style-name="Visited_20_Internet_20_Link"><text:span text:style-name="T11">whereas slices don't. The long and short,</text:span></text:a><text:span text:style-name="T12"> </text:span><text:a xlink:type="simple" xlink:href="https://app.pluralsight.com/course-player?clipId=475d137d-5928-48e2-be17-6d6599deb46f&amp;startTime=20.21" office:target-frame-name="psplayer" xlink:show="replace" text:style-name="Internet_20_link" text:visited-style-name="Visited_20_Internet_20_Link"><text:span text:style-name="T11">we can append two slices to make them bigger, and we can</text:span></text:a><text:span text:style-name="T12"> </text:span><text:a xlink:type="simple" xlink:href="https://app.pluralsight.com/course-player?clipId=475d137d-5928-48e2-be17-6d6599deb46f&amp;startTime=22.91" office:target-frame-name="psplayer" xlink:show="replace" text:style-name="Internet_20_link" text:visited-style-name="Visited_20_Internet_20_Link"><text:span text:style-name="T11">slice slices to make them smaller.</text:span></text:a><text:span text:style-name="T12"> </text:span><text:a xlink:type="simple" xlink:href="https://app.pluralsight.com/course-player?clipId=475d137d-5928-48e2-be17-6d6599deb46f&amp;startTime=26.03" office:target-frame-name="psplayer" xlink:show="replace" text:style-name="Internet_20_link" text:visited-style-name="Visited_20_Internet_20_Link"><text:span text:style-name="T11">The moral of the story, 99% of the time, use slices, not arrays.</text:span></text:a><text:span text:style-name="T12"> </text:span><text:a xlink:type="simple" xlink:href="https://app.pluralsight.com/course-player?clipId=475d137d-5928-48e2-be17-6d6599deb46f&amp;startTime=32.54" office:target-frame-name="psplayer" xlink:show="replace" text:style-name="Internet_20_link" text:visited-style-name="Visited_20_Internet_20_Link"><text:span text:style-name="T11">That being said,</text:span></text:a><text:span text:style-name="T12"> </text:span><text:a xlink:type="simple" xlink:href="https://app.pluralsight.com/course-player?clipId=475d137d-5928-48e2-be17-6d6599deb46f&amp;startTime=33.59" office:target-frame-name="psplayer" xlink:show="replace" text:style-name="Internet_20_link" text:visited-style-name="Visited_20_Internet_20_Link"><text:span text:style-name="T11">we did dig into the theory a bit and slices are just a bunch of</text:span></text:a><text:span text:style-name="T12"> </text:span><text:a xlink:type="simple" xlink:href="https://app.pluralsight.com/course-player?clipId=475d137d-5928-48e2-be17-6d6599deb46f&amp;startTime=37.01" office:target-frame-name="psplayer" xlink:show="replace" text:style-name="Internet_20_link" text:visited-style-name="Visited_20_Internet_20_Link"><text:span text:style-name="T11">pointers that point to the real data stored in arrays.</text:span></text:a><text:span text:style-name="T12"> </text:span><text:a xlink:type="simple" xlink:href="https://app.pluralsight.com/course-player?clipId=475d137d-5928-48e2-be17-6d6599deb46f&amp;startTime=40.34" office:target-frame-name="psplayer" xlink:show="replace" text:style-name="Internet_20_link" text:visited-style-name="Visited_20_Internet_20_Link"><text:span text:style-name="T11">But of course, it's all done cleverly, so we basically never need to know.</text:span></text:a><text:span text:style-name="T12"> </text:span><text:a xlink:type="simple" xlink:href="https://app.pluralsight.com/course-player?clipId=475d137d-5928-48e2-be17-6d6599deb46f&amp;startTime=44.63" office:target-frame-name="psplayer" xlink:show="replace" text:style-name="Internet_20_link" text:visited-style-name="Visited_20_Internet_20_Link"><text:span text:style-name="T11">We just act on a slice like it's a flexible array. Though, I do think that</text:span></text:a><text:span text:style-name="T12"> </text:span><text:a xlink:type="simple" xlink:href="https://app.pluralsight.com/course-player?clipId=475d137d-5928-48e2-be17-6d6599deb46f&amp;startTime=49.84" office:target-frame-name="psplayer" xlink:show="replace" text:style-name="Internet_20_link" text:visited-style-name="Visited_20_Internet_20_Link"><text:span text:style-name="T11">knowing the inner workings helps you understand things like why if</text:span></text:a><text:span text:style-name="T12"> </text:span><text:a xlink:type="simple" xlink:href="https://app.pluralsight.com/course-player?clipId=475d137d-5928-48e2-be17-6d6599deb46f&amp;startTime=55.36" office:target-frame-name="psplayer" xlink:show="replace" text:style-name="Internet_20_link" text:visited-style-name="Visited_20_Internet_20_Link"><text:span text:style-name="T11">multiple slices point to the same array elements,</text:span></text:a><text:span text:style-name="T12"> </text:span><text:a xlink:type="simple" xlink:href="https://app.pluralsight.com/course-player?clipId=475d137d-5928-48e2-be17-6d6599deb46f&amp;startTime=57.68" office:target-frame-name="psplayer" xlink:show="replace" text:style-name="Internet_20_link" text:visited-style-name="Visited_20_Internet_20_Link"><text:span text:style-name="T11">changing the value in one slice impacts all the</text:span></text:a><text:span text:style-name="T12"> </text:span><text:a xlink:type="simple" xlink:href="https://app.pluralsight.com/course-player?clipId=475d137d-5928-48e2-be17-6d6599deb46f&amp;startTime=61.1" office:target-frame-name="psplayer" xlink:show="replace" text:style-name="Internet_20_link" text:visited-style-name="Visited_20_Internet_20_Link"><text:span text:style-name="T11">others pointing to the same elements.</text:span></text:a><text:span text:style-name="T12"> </text:span><text:a xlink:type="simple" xlink:href="https://app.pluralsight.com/course-player?clipId=475d137d-5928-48e2-be17-6d6599deb46f&amp;startTime=64.24" office:target-frame-name="psplayer" xlink:show="replace" text:style-name="Internet_20_link" text:visited-style-name="Visited_20_Internet_20_Link"><text:span text:style-name="T11">We also said that the for range loop is the perfect companion for</text:span></text:a><text:span text:style-name="T12"> </text:span><text:a xlink:type="simple" xlink:href="https://app.pluralsight.com/course-player?clipId=475d137d-5928-48e2-be17-6d6599deb46f&amp;startTime=68.34" office:target-frame-name="psplayer" xlink:show="replace" text:style-name="Internet_20_link" text:visited-style-name="Visited_20_Internet_20_Link"><text:span text:style-name="T11">slices. Like it iterates over a slice with the loop exiting once the</text:span></text:a><text:span text:style-name="T12"> </text:span><text:a xlink:type="simple" xlink:href="https://app.pluralsight.com/course-player?clipId=475d137d-5928-48e2-be17-6d6599deb46f&amp;startTime=73.39" office:target-frame-name="psplayer" xlink:show="replace" text:style-name="Internet_20_link" text:visited-style-name="Visited_20_Internet_20_Link"><text:span text:style-name="T11">end of the slice is reached. And honestly, you'll see the two of</text:span></text:a><text:span text:style-name="T12"> </text:span><text:a xlink:type="simple" xlink:href="https://app.pluralsight.com/course-player?clipId=475d137d-5928-48e2-be17-6d6599deb46f&amp;startTime=75.95" office:target-frame-name="psplayer" xlink:show="replace" text:style-name="Internet_20_link" text:visited-style-name="Visited_20_Internet_20_Link"><text:span text:style-name="T11">them used together all the time. But I reckon that's it, and I'm keen to get on to the next topic, maps.</text:span></text:a></text:p>
      <text:h text:style-name="P1" text:outline-level="2"><text:a xlink:type="simple" xlink:href="https://app.pluralsight.com/course-player?clipId=9207978e-99cd-4727-9a92-2f1302347927" office:target-frame-name="psplayer" xlink:show="replace" text:style-name="Internet_20_link" text:visited-style-name="Visited_20_Internet_20_Link"><text:span text:style-name="T11">Working with Maps</text:span></text:a></text:h>
      <text:h text:style-name="P3" text:outline-level="3"><text:a xlink:type="simple" xlink:href="https://app.pluralsight.com/course-player?clipId=9207978e-99cd-4727-9a92-2f1302347927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9207978e-99cd-4727-9a92-2f1302347927&amp;startTime=1.7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9207978e-99cd-4727-9a92-2f1302347927&amp;startTime=2.37" office:target-frame-name="psplayer" xlink:show="replace" text:style-name="Internet_20_link" text:visited-style-name="Visited_20_Internet_20_Link"><text:span text:style-name="T11">maps in Go. And if you've been following along, they're going to look a bit</text:span></text:a><text:span text:style-name="T12"> </text:span><text:a xlink:type="simple" xlink:href="https://app.pluralsight.com/course-player?clipId=9207978e-99cd-4727-9a92-2f1302347927&amp;startTime=6.3" office:target-frame-name="psplayer" xlink:show="replace" text:style-name="Internet_20_link" text:visited-style-name="Visited_20_Internet_20_Link"><text:span text:style-name="T11">familiar because they're quite a bit like arrays and slices,</text:span></text:a><text:span text:style-name="T12"> </text:span><text:a xlink:type="simple" xlink:href="https://app.pluralsight.com/course-player?clipId=9207978e-99cd-4727-9a92-2f1302347927&amp;startTime=9.21" office:target-frame-name="psplayer" xlink:show="replace" text:style-name="Internet_20_link" text:visited-style-name="Visited_20_Internet_20_Link"><text:span text:style-name="T11">but there are a couple of differences. I think</text:span></text:a><text:span text:style-name="T12"> </text:span><text:a xlink:type="simple" xlink:href="https://app.pluralsight.com/course-player?clipId=9207978e-99cd-4727-9a92-2f1302347927&amp;startTime=12.5" office:target-frame-name="psplayer" xlink:show="replace" text:style-name="Internet_20_link" text:visited-style-name="Visited_20_Internet_20_Link"><text:span text:style-name="T11">first and foremost, maps are, well,</text:span></text:a><text:span text:style-name="T12"> </text:span><text:a xlink:type="simple" xlink:href="https://app.pluralsight.com/course-player?clipId=9207978e-99cd-4727-9a92-2f1302347927&amp;startTime=16.78" office:target-frame-name="psplayer" xlink:show="replace" text:style-name="Internet_20_link" text:visited-style-name="Visited_20_Internet_20_Link"><text:span text:style-name="T11">maps are key sorted lists, or at least, sometimes they are.</text:span></text:a><text:span text:style-name="T12"> </text:span><text:a xlink:type="simple" xlink:href="https://app.pluralsight.com/course-player?clipId=9207978e-99cd-4727-9a92-2f1302347927&amp;startTime=22.14" office:target-frame-name="psplayer" xlink:show="replace" text:style-name="Internet_20_link" text:visited-style-name="Visited_20_Internet_20_Link"><text:span text:style-name="T11">Uh, what's that, Nigel? Sometimes? Oh dear, go on, do tell.</text:span></text:a><text:span text:style-name="T12"> </text:span><text:a xlink:type="simple" xlink:href="https://app.pluralsight.com/course-player?clipId=9207978e-99cd-4727-9a92-2f1302347927&amp;startTime=28.14" office:target-frame-name="psplayer" xlink:show="replace" text:style-name="Internet_20_link" text:visited-style-name="Visited_20_Internet_20_Link"><text:span text:style-name="T11">And you're going to see this as we go, but, retrieving a map</text:span></text:a><text:span text:style-name="T12"> </text:span><text:a xlink:type="simple" xlink:href="https://app.pluralsight.com/course-player?clipId=9207978e-99cd-4727-9a92-2f1302347927&amp;startTime=31.78" office:target-frame-name="psplayer" xlink:show="replace" text:style-name="Internet_20_link" text:visited-style-name="Visited_20_Internet_20_Link"><text:span text:style-name="T11">without a loop, Go's going to return it in key‑sorted order. But</text:span></text:a><text:span text:style-name="T12"> </text:span><text:a xlink:type="simple" xlink:href="https://app.pluralsight.com/course-player?clipId=9207978e-99cd-4727-9a92-2f1302347927&amp;startTime=36.15" office:target-frame-name="psplayer" xlink:show="replace" text:style-name="Internet_20_link" text:visited-style-name="Visited_20_Internet_20_Link"><text:span text:style-name="T11">when iterating it with a range loop, ha, you get them back in</text:span></text:a><text:span text:style-name="T12"> </text:span><text:a xlink:type="simple" xlink:href="https://app.pluralsight.com/course-player?clipId=9207978e-99cd-4727-9a92-2f1302347927&amp;startTime=40.44" office:target-frame-name="psplayer" xlink:show="replace" text:style-name="Internet_20_link" text:visited-style-name="Visited_20_Internet_20_Link"><text:span text:style-name="T11">random order, or at least, there's no guarantee the order you'll</text:span></text:a><text:span text:style-name="T12"> </text:span><text:a xlink:type="simple" xlink:href="https://app.pluralsight.com/course-player?clipId=9207978e-99cd-4727-9a92-2f1302347927&amp;startTime=44.47" office:target-frame-name="psplayer" xlink:show="replace" text:style-name="Internet_20_link" text:visited-style-name="Visited_20_Internet_20_Link"><text:span text:style-name="T11">get them in. And I get it right, if that sounds a bit confusing,</text:span></text:a><text:span text:style-name="T12"> </text:span><text:a xlink:type="simple" xlink:href="https://app.pluralsight.com/course-player?clipId=9207978e-99cd-4727-9a92-2f1302347927&amp;startTime=47.85" office:target-frame-name="psplayer" xlink:show="replace" text:style-name="Internet_20_link" text:visited-style-name="Visited_20_Internet_20_Link"><text:span text:style-name="T11">I don't blame you,</text:span></text:a><text:span text:style-name="T12"> </text:span><text:a xlink:type="simple" xlink:href="https://app.pluralsight.com/course-player?clipId=9207978e-99cd-4727-9a92-2f1302347927&amp;startTime=49.14" office:target-frame-name="psplayer" xlink:show="replace" text:style-name="Internet_20_link" text:visited-style-name="Visited_20_Internet_20_Link"><text:span text:style-name="T11">but it will be crystal clear by the end of the module. Anyway, another</text:span></text:a><text:span text:style-name="T12"> </text:span><text:a xlink:type="simple" xlink:href="https://app.pluralsight.com/course-player?clipId=9207978e-99cd-4727-9a92-2f1302347927&amp;startTime=54.09" office:target-frame-name="psplayer" xlink:show="replace" text:style-name="Internet_20_link" text:visited-style-name="Visited_20_Internet_20_Link"><text:span text:style-name="T11">difference with slices is that maps are key‑value pairs. And if you've</text:span></text:a><text:span text:style-name="T12"> </text:span><text:a xlink:type="simple" xlink:href="https://app.pluralsight.com/course-player?clipId=9207978e-99cd-4727-9a92-2f1302347927&amp;startTime=58.79" office:target-frame-name="psplayer" xlink:show="replace" text:style-name="Internet_20_link" text:visited-style-name="Visited_20_Internet_20_Link"><text:span text:style-name="T11">programmed in other languages, you might think hello,</text:span></text:a><text:span text:style-name="T12"> </text:span><text:a xlink:type="simple" xlink:href="https://app.pluralsight.com/course-player?clipId=9207978e-99cd-4727-9a92-2f1302347927&amp;startTime=61.77" office:target-frame-name="psplayer" xlink:show="replace" text:style-name="Internet_20_link" text:visited-style-name="Visited_20_Internet_20_Link"><text:span text:style-name="T11">you look like,</text:span></text:a><text:span text:style-name="T12"> </text:span><text:a xlink:type="simple" xlink:href="https://app.pluralsight.com/course-player?clipId=9207978e-99cd-4727-9a92-2f1302347927&amp;startTime=62.89" office:target-frame-name="psplayer" xlink:show="replace" text:style-name="Internet_20_link" text:visited-style-name="Visited_20_Internet_20_Link"><text:span text:style-name="T11">I don't know, a dictionary or maybe an associative array</text:span></text:a><text:span text:style-name="T12"> </text:span><text:a xlink:type="simple" xlink:href="https://app.pluralsight.com/course-player?clipId=9207978e-99cd-4727-9a92-2f1302347927&amp;startTime=65.82" office:target-frame-name="psplayer" xlink:show="replace" text:style-name="Internet_20_link" text:visited-style-name="Visited_20_Internet_20_Link"><text:span text:style-name="T11">or a hash table. In fact, yeah. Maps are basically Go's</text:span></text:a><text:span text:style-name="T12"> </text:span><text:a xlink:type="simple" xlink:href="https://app.pluralsight.com/course-player?clipId=9207978e-99cd-4727-9a92-2f1302347927&amp;startTime=69.18" office:target-frame-name="psplayer" xlink:show="replace" text:style-name="Internet_20_link" text:visited-style-name="Visited_20_Internet_20_Link"><text:span text:style-name="T11">implementation of a hash table.</text:span></text:a><text:span text:style-name="T12"> </text:span><text:a xlink:type="simple" xlink:href="https://app.pluralsight.com/course-player?clipId=9207978e-99cd-4727-9a92-2f1302347927&amp;startTime=71.94" office:target-frame-name="psplayer" xlink:show="replace" text:style-name="Internet_20_link" text:visited-style-name="Visited_20_Internet_20_Link"><text:span text:style-name="T11">So, as a quick example, and I know, I'm getting ahead of myself a bit,</text:span></text:a><text:span text:style-name="T12"> </text:span><text:a xlink:type="simple" xlink:href="https://app.pluralsight.com/course-player?clipId=9207978e-99cd-4727-9a92-2f1302347927&amp;startTime=75.9" office:target-frame-name="psplayer" xlink:show="replace" text:style-name="Internet_20_link" text:visited-style-name="Visited_20_Internet_20_Link"><text:span text:style-name="T11">but I do like seeding ideas before diving in,</text:span></text:a><text:span text:style-name="T12"> </text:span><text:a xlink:type="simple" xlink:href="https://app.pluralsight.com/course-player?clipId=9207978e-99cd-4727-9a92-2f1302347927&amp;startTime=79.74" office:target-frame-name="psplayer" xlink:show="replace" text:style-name="Internet_20_link" text:visited-style-name="Visited_20_Internet_20_Link"><text:span text:style-name="T11">but this is a list of some of the bigger football teams in England and</text:span></text:a><text:span text:style-name="T12"> </text:span><text:a xlink:type="simple" xlink:href="https://app.pluralsight.com/course-player?clipId=9207978e-99cd-4727-9a92-2f1302347927&amp;startTime=83" office:target-frame-name="psplayer" xlink:show="replace" text:style-name="Internet_20_link" text:visited-style-name="Visited_20_Internet_20_Link"><text:span text:style-name="T11">how many times each one has won the top league. Now,</text:span></text:a><text:span text:style-name="T12"> </text:span><text:a xlink:type="simple" xlink:href="https://app.pluralsight.com/course-player?clipId=9207978e-99cd-4727-9a92-2f1302347927&amp;startTime=86.79" office:target-frame-name="psplayer" xlink:show="replace" text:style-name="Internet_20_link" text:visited-style-name="Visited_20_Internet_20_Link"><text:span text:style-name="T11">it's not a full list and it's not in order or</text:span></text:a><text:span text:style-name="T12"> </text:span><text:a xlink:type="simple" xlink:href="https://app.pluralsight.com/course-player?clipId=9207978e-99cd-4727-9a92-2f1302347927&amp;startTime=88.74" office:target-frame-name="psplayer" xlink:show="replace" text:style-name="Internet_20_link" text:visited-style-name="Visited_20_Internet_20_Link"><text:span text:style-name="T11">anything, it's really just a sampling.</text:span></text:a><text:span text:style-name="T12"> </text:span><text:a xlink:type="simple" xlink:href="https://app.pluralsight.com/course-player?clipId=9207978e-99cd-4727-9a92-2f1302347927&amp;startTime=90.74" office:target-frame-name="psplayer" xlink:show="replace" text:style-name="Internet_20_link" text:visited-style-name="Visited_20_Internet_20_Link"><text:span text:style-name="T11">Well, the column on the left is the key, and the one on the right's the</text:span></text:a><text:span text:style-name="T12"> </text:span><text:a xlink:type="simple" xlink:href="https://app.pluralsight.com/course-player?clipId=9207978e-99cd-4727-9a92-2f1302347927&amp;startTime=94.5" office:target-frame-name="psplayer" xlink:show="replace" text:style-name="Internet_20_link" text:visited-style-name="Visited_20_Internet_20_Link"><text:span text:style-name="T11">values. And then, we can dynamically update stuff like adding, and</text:span></text:a><text:span text:style-name="T12"> </text:span><text:a xlink:type="simple" xlink:href="https://app.pluralsight.com/course-player?clipId=9207978e-99cd-4727-9a92-2f1302347927&amp;startTime=99.83" office:target-frame-name="psplayer" xlink:show="replace" text:style-name="Internet_20_link" text:visited-style-name="Visited_20_Internet_20_Link"><text:span text:style-name="T11">removing, and even updating existing entries.</text:span></text:a><text:span text:style-name="T12"> </text:span><text:a xlink:type="simple" xlink:href="https://app.pluralsight.com/course-player?clipId=9207978e-99cd-4727-9a92-2f1302347927&amp;startTime=102.03" office:target-frame-name="psplayer" xlink:show="replace" text:style-name="Internet_20_link" text:visited-style-name="Visited_20_Internet_20_Link"><text:span text:style-name="T11">So, yeah go on, let's get rid of Newcastle here and we'll throw in Man City.</text:span></text:a><text:span text:style-name="T12"> </text:span><text:a xlink:type="simple" xlink:href="https://app.pluralsight.com/course-player?clipId=9207978e-99cd-4727-9a92-2f1302347927&amp;startTime=106.83" office:target-frame-name="psplayer" xlink:show="replace" text:style-name="Internet_20_link" text:visited-style-name="Visited_20_Internet_20_Link"><text:span text:style-name="T11">And then, what about predicting the future?</text:span></text:a><text:span text:style-name="T12"> </text:span><text:a xlink:type="simple" xlink:href="https://app.pluralsight.com/course-player?clipId=9207978e-99cd-4727-9a92-2f1302347927&amp;startTime=111.04" office:target-frame-name="psplayer" xlink:show="replace" text:style-name="Internet_20_link" text:visited-style-name="Visited_20_Internet_20_Link"><text:span text:style-name="T11">Okay, that's unlikely to happen if you know anything about English football,</text:span></text:a><text:span text:style-name="T12"> </text:span><text:a xlink:type="simple" xlink:href="https://app.pluralsight.com/course-player?clipId=9207978e-99cd-4727-9a92-2f1302347927&amp;startTime=115.07" office:target-frame-name="psplayer" xlink:show="replace" text:style-name="Internet_20_link" text:visited-style-name="Visited_20_Internet_20_Link"><text:span text:style-name="T11">but as far as maps go, heck, yeah, that's all doable.</text:span></text:a><text:span text:style-name="T12"> </text:span><text:a xlink:type="simple" xlink:href="https://app.pluralsight.com/course-player?clipId=9207978e-99cd-4727-9a92-2f1302347927&amp;startTime=120.14" office:target-frame-name="psplayer" xlink:show="replace" text:style-name="Internet_20_link" text:visited-style-name="Visited_20_Internet_20_Link"><text:span text:style-name="T11">We'll look back on track, here's the plan.</text:span></text:a><text:span text:style-name="T12"> </text:span><text:a xlink:type="simple" xlink:href="https://app.pluralsight.com/course-player?clipId=9207978e-99cd-4727-9a92-2f1302347927&amp;startTime=122.64" office:target-frame-name="psplayer" xlink:show="replace" text:style-name="Internet_20_link" text:visited-style-name="Visited_20_Internet_20_Link"><text:span text:style-name="T11">Well look at the basic syntax and getting our hands on with some basics.</text:span></text:a><text:span text:style-name="T12"> </text:span><text:a xlink:type="simple" xlink:href="https://app.pluralsight.com/course-player?clipId=9207978e-99cd-4727-9a92-2f1302347927&amp;startTime=126.37" office:target-frame-name="psplayer" xlink:show="replace" text:style-name="Internet_20_link" text:visited-style-name="Visited_20_Internet_20_Link"><text:span text:style-name="T11">We'll look at iterating over them with range loops,</text:span></text:a><text:span text:style-name="T12"> </text:span><text:a xlink:type="simple" xlink:href="https://app.pluralsight.com/course-player?clipId=9207978e-99cd-4727-9a92-2f1302347927&amp;startTime=130.24" office:target-frame-name="psplayer" xlink:show="replace" text:style-name="Internet_20_link" text:visited-style-name="Visited_20_Internet_20_Link"><text:span text:style-name="T11">we'll see how to insert and delete elements, we'll fill in a</text:span></text:a><text:span text:style-name="T12"> </text:span><text:a xlink:type="simple" xlink:href="https://app.pluralsight.com/course-player?clipId=9207978e-99cd-4727-9a92-2f1302347927&amp;startTime=133.38" office:target-frame-name="psplayer" xlink:show="replace" text:style-name="Internet_20_link" text:visited-style-name="Visited_20_Internet_20_Link"><text:span text:style-name="T11">few of the gaps, and finish on a recap. Well, let's crack on.</text:span></text:a></text:p>
      <text:h text:style-name="P3" text:outline-level="3"><text:a xlink:type="simple" xlink:href="https://app.pluralsight.com/course-player?clipId=c0c2745b-72e3-485a-ad70-06b2d690536d" office:target-frame-name="psplayer" xlink:show="replace" text:style-name="Internet_20_link" text:visited-style-name="Visited_20_Internet_20_Link"><text:span text:style-name="T11">Getting Started with Maps</text:span></text:a></text:h>
      <text:p text:style-name="P5"><text:a xlink:type="simple" xlink:href="https://app.pluralsight.com/course-player?clipId=c0c2745b-72e3-485a-ad70-06b2d690536d&amp;startTime=1.34" office:target-frame-name="psplayer" xlink:show="replace" text:style-name="Internet_20_link" text:visited-style-name="Visited_20_Internet_20_Link"><text:span text:style-name="T11">First up, let's see how to define maps, and like I've said already,</text:span></text:a><text:span text:style-name="T12"> </text:span><text:a xlink:type="simple" xlink:href="https://app.pluralsight.com/course-player?clipId=c0c2745b-72e3-485a-ad70-06b2d690536d&amp;startTime=5.8" office:target-frame-name="psplayer" xlink:show="replace" text:style-name="Internet_20_link" text:visited-style-name="Visited_20_Internet_20_Link"><text:span text:style-name="T11">they're a bit similar to slices.</text:span></text:a><text:span text:style-name="T12"> </text:span><text:a xlink:type="simple" xlink:href="https://app.pluralsight.com/course-player?clipId=c0c2745b-72e3-485a-ad70-06b2d690536d&amp;startTime=7.98" office:target-frame-name="psplayer" xlink:show="replace" text:style-name="Internet_20_link" text:visited-style-name="Visited_20_Internet_20_Link"><text:span text:style-name="T11">Well, then so are the ways that we declare and initialize them.</text:span></text:a><text:span text:style-name="T12"> </text:span><text:a xlink:type="simple" xlink:href="https://app.pluralsight.com/course-player?clipId=c0c2745b-72e3-485a-ad70-06b2d690536d&amp;startTime=12.04" office:target-frame-name="psplayer" xlink:show="replace" text:style-name="Internet_20_link" text:visited-style-name="Visited_20_Internet_20_Link"><text:span text:style-name="T11">Anyway, the basic syntax is map, and then because Go's strict about</text:span></text:a><text:span text:style-name="T12"> </text:span><text:a xlink:type="simple" xlink:href="https://app.pluralsight.com/course-player?clipId=c0c2745b-72e3-485a-ad70-06b2d690536d&amp;startTime=16.16" office:target-frame-name="psplayer" xlink:show="replace" text:style-name="Internet_20_link" text:visited-style-name="Visited_20_Internet_20_Link"><text:span text:style-name="T11">types, we'll declare the key type in square </text:span></text:a><text:soft-page-break/><text:a xlink:type="simple" xlink:href="https://app.pluralsight.com/course-player?clipId=c0c2745b-72e3-485a-ad70-06b2d690536d&amp;startTime=16.16" office:target-frame-name="psplayer" xlink:show="replace" text:style-name="Internet_20_link" text:visited-style-name="Visited_20_Internet_20_Link"><text:span text:style-name="T11">brackets like this and</text:span></text:a><text:span text:style-name="T12"> </text:span><text:a xlink:type="simple" xlink:href="https://app.pluralsight.com/course-player?clipId=c0c2745b-72e3-485a-ad70-06b2d690536d&amp;startTime=19.45" office:target-frame-name="psplayer" xlink:show="replace" text:style-name="Internet_20_link" text:visited-style-name="Visited_20_Internet_20_Link"><text:span text:style-name="T11">then the value type right after it.</text:span></text:a><text:span text:style-name="T12"> </text:span><text:a xlink:type="simple" xlink:href="https://app.pluralsight.com/course-player?clipId=c0c2745b-72e3-485a-ad70-06b2d690536d&amp;startTime=22.94" office:target-frame-name="psplayer" xlink:show="replace" text:style-name="Internet_20_link" text:visited-style-name="Visited_20_Internet_20_Link"><text:span text:style-name="T11">Now, a couple of things. The key type has to be a comparable type.</text:span></text:a><text:span text:style-name="T12"> </text:span><text:a xlink:type="simple" xlink:href="https://app.pluralsight.com/course-player?clipId=c0c2745b-72e3-485a-ad70-06b2d690536d&amp;startTime=27.14" office:target-frame-name="psplayer" xlink:show="replace" text:style-name="Internet_20_link" text:visited-style-name="Visited_20_Internet_20_Link"><text:span text:style-name="T11">So, a type that can be compared with either the equals or not equals operators,</text:span></text:a><text:span text:style-name="T12"> </text:span><text:a xlink:type="simple" xlink:href="https://app.pluralsight.com/course-player?clipId=c0c2745b-72e3-485a-ad70-06b2d690536d&amp;startTime=33.14" office:target-frame-name="psplayer" xlink:show="replace" text:style-name="Internet_20_link" text:visited-style-name="Visited_20_Internet_20_Link"><text:span text:style-name="T11">basically, that's bools, strings,</text:span></text:a><text:span text:style-name="T12"> </text:span><text:a xlink:type="simple" xlink:href="https://app.pluralsight.com/course-player?clipId=c0c2745b-72e3-485a-ad70-06b2d690536d&amp;startTime=35.35" office:target-frame-name="psplayer" xlink:show="replace" text:style-name="Internet_20_link" text:visited-style-name="Visited_20_Internet_20_Link"><text:span text:style-name="T11">numeric data types, and pretty much any of the other types like arrays</text:span></text:a><text:span text:style-name="T12"> </text:span><text:a xlink:type="simple" xlink:href="https://app.pluralsight.com/course-player?clipId=c0c2745b-72e3-485a-ad70-06b2d690536d&amp;startTime=39.37" office:target-frame-name="psplayer" xlink:show="replace" text:style-name="Internet_20_link" text:visited-style-name="Visited_20_Internet_20_Link"><text:span text:style-name="T11">and structs, so long as they are composed of bools,</text:span></text:a><text:span text:style-name="T12"> </text:span><text:a xlink:type="simple" xlink:href="https://app.pluralsight.com/course-player?clipId=c0c2745b-72e3-485a-ad70-06b2d690536d&amp;startTime=42.7" office:target-frame-name="psplayer" xlink:show="replace" text:style-name="Internet_20_link" text:visited-style-name="Visited_20_Internet_20_Link"><text:span text:style-name="T11">strings, and ints; however, it does not include non‑comparable types,</text:span></text:a><text:span text:style-name="T12"> </text:span><text:a xlink:type="simple" xlink:href="https://app.pluralsight.com/course-player?clipId=c0c2745b-72e3-485a-ad70-06b2d690536d&amp;startTime=48.38" office:target-frame-name="psplayer" xlink:show="replace" text:style-name="Internet_20_link" text:visited-style-name="Visited_20_Internet_20_Link"><text:span text:style-name="T11">so, not slices and not functions. As well though, and this one's</text:span></text:a><text:span text:style-name="T12"> </text:span><text:a xlink:type="simple" xlink:href="https://app.pluralsight.com/course-player?clipId=c0c2745b-72e3-485a-ad70-06b2d690536d&amp;startTime=53.72" office:target-frame-name="psplayer" xlink:show="replace" text:style-name="Internet_20_link" text:visited-style-name="Visited_20_Internet_20_Link"><text:span text:style-name="T11">pretty obvious, but key entries have to be unique.</text:span></text:a><text:span text:style-name="T12"> </text:span><text:a xlink:type="simple" xlink:href="https://app.pluralsight.com/course-player?clipId=c0c2745b-72e3-485a-ad70-06b2d690536d&amp;startTime=58.09" office:target-frame-name="psplayer" xlink:show="replace" text:style-name="Internet_20_link" text:visited-style-name="Visited_20_Internet_20_Link"><text:span text:style-name="T11">You cannot have two entries in the same map, with the same key.</text:span></text:a><text:span text:style-name="T12"> </text:span><text:a xlink:type="simple" xlink:href="https://app.pluralsight.com/course-player?clipId=c0c2745b-72e3-485a-ad70-06b2d690536d&amp;startTime=63.34" office:target-frame-name="psplayer" xlink:show="replace" text:style-name="Internet_20_link" text:visited-style-name="Visited_20_Internet_20_Link"><text:span text:style-name="T11">All right look, enough with the theory. I'm in the titles.go</text:span></text:a><text:span text:style-name="T12"> </text:span><text:a xlink:type="simple" xlink:href="https://app.pluralsight.com/course-player?clipId=c0c2745b-72e3-485a-ad70-06b2d690536d&amp;startTime=67.22" office:target-frame-name="psplayer" xlink:show="replace" text:style-name="Internet_20_link" text:visited-style-name="Visited_20_Internet_20_Link"><text:span text:style-name="T11">file in the maps folder of the courses GitHub repo, and we can</text:span></text:a><text:span text:style-name="T12"> </text:span><text:a xlink:type="simple" xlink:href="https://app.pluralsight.com/course-player?clipId=c0c2745b-72e3-485a-ad70-06b2d690536d&amp;startTime=70.26" office:target-frame-name="psplayer" xlink:show="replace" text:style-name="Internet_20_link" text:visited-style-name="Visited_20_Internet_20_Link"><text:span text:style-name="T11">use the make function like this.</text:span></text:a><text:span text:style-name="T12"> </text:span><text:a xlink:type="simple" xlink:href="https://app.pluralsight.com/course-player?clipId=c0c2745b-72e3-485a-ad70-06b2d690536d&amp;startTime=73.74" office:target-frame-name="psplayer" xlink:show="replace" text:style-name="Internet_20_link" text:visited-style-name="Visited_20_Internet_20_Link"><text:span text:style-name="T11">So, this is creating a map called leagueTitles with the key</text:span></text:a><text:span text:style-name="T12"> </text:span><text:a xlink:type="simple" xlink:href="https://app.pluralsight.com/course-player?clipId=c0c2745b-72e3-485a-ad70-06b2d690536d&amp;startTime=78.23" office:target-frame-name="psplayer" xlink:show="replace" text:style-name="Internet_20_link" text:visited-style-name="Visited_20_Internet_20_Link"><text:span text:style-name="T11">type as a string and the data type int.</text:span></text:a><text:span text:style-name="T12"> </text:span><text:a xlink:type="simple" xlink:href="https://app.pluralsight.com/course-player?clipId=c0c2745b-72e3-485a-ad70-06b2d690536d&amp;startTime=81.34" office:target-frame-name="psplayer" xlink:show="replace" text:style-name="Internet_20_link" text:visited-style-name="Visited_20_Internet_20_Link"><text:span text:style-name="T11">Now, it's only declaring the map, so it's not initializing any</text:span></text:a><text:span text:style-name="T12"> </text:span><text:a xlink:type="simple" xlink:href="https://app.pluralsight.com/course-player?clipId=c0c2745b-72e3-485a-ad70-06b2d690536d&amp;startTime=84.96" office:target-frame-name="psplayer" xlink:show="replace" text:style-name="Internet_20_link" text:visited-style-name="Visited_20_Internet_20_Link"><text:span text:style-name="T11">values. To do that, we can go with something like this.</text:span></text:a><text:span text:style-name="T12"> </text:span><text:a xlink:type="simple" xlink:href="https://app.pluralsight.com/course-player?clipId=c0c2745b-72e3-485a-ad70-06b2d690536d&amp;startTime=89.74" office:target-frame-name="psplayer" xlink:show="replace" text:style-name="Internet_20_link" text:visited-style-name="Visited_20_Internet_20_Link"><text:span text:style-name="T11">So we reference the map, populate the key, a string here,</text:span></text:a><text:span text:style-name="T12"> </text:span><text:a xlink:type="simple" xlink:href="https://app.pluralsight.com/course-player?clipId=c0c2745b-72e3-485a-ad70-06b2d690536d&amp;startTime=93.41" office:target-frame-name="psplayer" xlink:show="replace" text:style-name="Internet_20_link" text:visited-style-name="Visited_20_Internet_20_Link"><text:span text:style-name="T11">then the value is an int.</text:span></text:a><text:span text:style-name="T12"> </text:span><text:a xlink:type="simple" xlink:href="https://app.pluralsight.com/course-player?clipId=c0c2745b-72e3-485a-ad70-06b2d690536d&amp;startTime=95.29" office:target-frame-name="psplayer" xlink:show="replace" text:style-name="Internet_20_link" text:visited-style-name="Visited_20_Internet_20_Link"><text:span text:style-name="T11">So, Sunderland have won 6 English league titles.</text:span></text:a><text:span text:style-name="T12"> </text:span><text:a xlink:type="simple" xlink:href="https://app.pluralsight.com/course-player?clipId=c0c2745b-72e3-485a-ad70-06b2d690536d&amp;startTime=99.01" office:target-frame-name="psplayer" xlink:show="replace" text:style-name="Internet_20_link" text:visited-style-name="Visited_20_Internet_20_Link"><text:span text:style-name="T11">That's actually 6 in the all‑time list by the way. Anyway,</text:span></text:a><text:span text:style-name="T12"> </text:span><text:a xlink:type="simple" xlink:href="https://app.pluralsight.com/course-player?clipId=c0c2745b-72e3-485a-ad70-06b2d690536d&amp;startTime=103.05" office:target-frame-name="psplayer" xlink:show="replace" text:style-name="Internet_20_link" text:visited-style-name="Visited_20_Internet_20_Link"><text:span text:style-name="T11">look, same again for Newcastle only, they've only got 4 titles,</text:span></text:a><text:span text:style-name="T12"> </text:span><text:a xlink:type="simple" xlink:href="https://app.pluralsight.com/course-player?clipId=c0c2745b-72e3-485a-ad70-06b2d690536d&amp;startTime=106.94" office:target-frame-name="psplayer" xlink:show="replace" text:style-name="Internet_20_link" text:visited-style-name="Visited_20_Internet_20_Link"><text:span text:style-name="T11">which again, if you know much about English football, that is to be expected.</text:span></text:a><text:span text:style-name="T12"> </text:span><text:a xlink:type="simple" xlink:href="https://app.pluralsight.com/course-player?clipId=c0c2745b-72e3-485a-ad70-06b2d690536d&amp;startTime=110.98" office:target-frame-name="psplayer" xlink:show="replace" text:style-name="Internet_20_link" text:visited-style-name="Visited_20_Internet_20_Link"><text:span text:style-name="T11">They're not as old as Sunderland, and they don't have as rich a history. Anyway,</text:span></text:a><text:span text:style-name="T12"> </text:span><text:a xlink:type="simple" xlink:href="https://app.pluralsight.com/course-player?clipId=c0c2745b-72e3-485a-ad70-06b2d690536d&amp;startTime=115.84" office:target-frame-name="psplayer" xlink:show="replace" text:style-name="Internet_20_link" text:visited-style-name="Visited_20_Internet_20_Link"><text:span text:style-name="T11">as with slices, we can declare and initialize them in a</text:span></text:a><text:span text:style-name="T12"> </text:span><text:a xlink:type="simple" xlink:href="https://app.pluralsight.com/course-player?clipId=c0c2745b-72e3-485a-ad70-06b2d690536d&amp;startTime=119.16" office:target-frame-name="psplayer" xlink:show="replace" text:style-name="Internet_20_link" text:visited-style-name="Visited_20_Internet_20_Link"><text:span text:style-name="T11">single go with the composite literal form.</text:span></text:a><text:span text:style-name="T12"> </text:span><text:a xlink:type="simple" xlink:href="https://app.pluralsight.com/course-player?clipId=c0c2745b-72e3-485a-ad70-06b2d690536d&amp;startTime=122.94" office:target-frame-name="psplayer" xlink:show="replace" text:style-name="Internet_20_link" text:visited-style-name="Visited_20_Internet_20_Link"><text:span text:style-name="T11">So, this time we're calling the map recentHead2HeadWins, any Newcastle</text:span></text:a><text:span text:style-name="T12"> </text:span><text:a xlink:type="simple" xlink:href="https://app.pluralsight.com/course-player?clipId=c0c2745b-72e3-485a-ad70-06b2d690536d&amp;startTime=128.2" office:target-frame-name="psplayer" xlink:show="replace" text:style-name="Internet_20_link" text:visited-style-name="Visited_20_Internet_20_Link"><text:span text:style-name="T11">fans are not going to like me. The map keyword again,</text:span></text:a><text:span text:style-name="T12"> </text:span><text:a xlink:type="simple" xlink:href="https://app.pluralsight.com/course-player?clipId=c0c2745b-72e3-485a-ad70-06b2d690536d&amp;startTime=131.53" office:target-frame-name="psplayer" xlink:show="replace" text:style-name="Internet_20_link" text:visited-style-name="Visited_20_Internet_20_Link"><text:span text:style-name="T11">we'll have strings and ints again, and then a couple of entries.</text:span></text:a><text:span text:style-name="T12"> </text:span><text:a xlink:type="simple" xlink:href="https://app.pluralsight.com/course-player?clipId=c0c2745b-72e3-485a-ad70-06b2d690536d&amp;startTime=134.77" office:target-frame-name="psplayer" xlink:show="replace" text:style-name="Internet_20_link" text:visited-style-name="Visited_20_Internet_20_Link"><text:span text:style-name="T11">Now this time, we're listing the number of wins that each team</text:span></text:a><text:span text:style-name="T12"> </text:span><text:a xlink:type="simple" xlink:href="https://app.pluralsight.com/course-player?clipId=c0c2745b-72e3-485a-ad70-06b2d690536d&amp;startTime=138.12" office:target-frame-name="psplayer" xlink:show="replace" text:style-name="Internet_20_link" text:visited-style-name="Visited_20_Internet_20_Link"><text:span text:style-name="T11">has from the last seven clashes.</text:span></text:a><text:span text:style-name="T12"> </text:span><text:a xlink:type="simple" xlink:href="https://app.pluralsight.com/course-player?clipId=c0c2745b-72e3-485a-ad70-06b2d690536d&amp;startTime=140.16" office:target-frame-name="psplayer" xlink:show="replace" text:style-name="Internet_20_link" text:visited-style-name="Visited_20_Internet_20_Link"><text:span text:style-name="T11">Obviously, there's only one winner there, Sunderland</text:span></text:a><text:span text:style-name="T12"> </text:span><text:a xlink:type="simple" xlink:href="https://app.pluralsight.com/course-player?clipId=c0c2745b-72e3-485a-ad70-06b2d690536d&amp;startTime=142.94" office:target-frame-name="psplayer" xlink:show="replace" text:style-name="Internet_20_link" text:visited-style-name="Visited_20_Internet_20_Link"><text:span text:style-name="T11">with 6, Newcastle, oh dear, none.</text:span></text:a><text:span text:style-name="T12"> </text:span><text:a xlink:type="simple" xlink:href="https://app.pluralsight.com/course-player?clipId=c0c2745b-72e3-485a-ad70-06b2d690536d&amp;startTime=145.74" office:target-frame-name="psplayer" xlink:show="replace" text:style-name="Internet_20_link" text:visited-style-name="Visited_20_Internet_20_Link"><text:span text:style-name="T11">The other one was a draw.</text:span></text:a><text:span text:style-name="T12"> </text:span><text:a xlink:type="simple" xlink:href="https://app.pluralsight.com/course-player?clipId=c0c2745b-72e3-485a-ad70-06b2d690536d&amp;startTime=147.74" office:target-frame-name="psplayer" xlink:show="replace" text:style-name="Internet_20_link" text:visited-style-name="Visited_20_Internet_20_Link"><text:span text:style-name="T11">The thing is though, look,</text:span></text:a><text:span text:style-name="T12"> </text:span><text:a xlink:type="simple" xlink:href="https://app.pluralsight.com/course-player?clipId=c0c2745b-72e3-485a-ad70-06b2d690536d&amp;startTime=149.24" office:target-frame-name="psplayer" xlink:show="replace" text:style-name="Internet_20_link" text:visited-style-name="Visited_20_Internet_20_Link"><text:span text:style-name="T11">we'll put a Printf here to display then, and let's give that a save and a try.</text:span></text:a><text:span text:style-name="T12"> </text:span><text:a xlink:type="simple" xlink:href="https://app.pluralsight.com/course-player?clipId=c0c2745b-72e3-485a-ad70-06b2d690536d&amp;startTime=157.34" office:target-frame-name="psplayer" xlink:show="replace" text:style-name="Internet_20_link" text:visited-style-name="Visited_20_Internet_20_Link"><text:span text:style-name="T11">All right, the formatting is a bit nasty, well,</text:span></text:a><text:span text:style-name="T12"> </text:span><text:a xlink:type="simple" xlink:href="https://app.pluralsight.com/course-player?clipId=c0c2745b-72e3-485a-ad70-06b2d690536d&amp;startTime=160.23" office:target-frame-name="psplayer" xlink:show="replace" text:style-name="Internet_20_link" text:visited-style-name="Visited_20_Internet_20_Link"><text:span text:style-name="T11">so are the stats,</text:span></text:a><text:span text:style-name="T12"> </text:span><text:a xlink:type="simple" xlink:href="https://app.pluralsight.com/course-player?clipId=c0c2745b-72e3-485a-ad70-06b2d690536d&amp;startTime=161.16" office:target-frame-name="psplayer" xlink:show="replace" text:style-name="Internet_20_link" text:visited-style-name="Visited_20_Internet_20_Link"><text:span text:style-name="T11">if you're a Newcastle fan. For now though, we only really care that we</text:span></text:a><text:span text:style-name="T12"> </text:span><text:a xlink:type="simple" xlink:href="https://app.pluralsight.com/course-player?clipId=c0c2745b-72e3-485a-ad70-06b2d690536d&amp;startTime=165.51" office:target-frame-name="psplayer" xlink:show="replace" text:style-name="Internet_20_link" text:visited-style-name="Visited_20_Internet_20_Link"><text:span text:style-name="T11">have defined and populated two maps and we can see them.</text:span></text:a><text:span text:style-name="T12"> </text:span><text:a xlink:type="simple" xlink:href="https://app.pluralsight.com/course-player?clipId=c0c2745b-72e3-485a-ad70-06b2d690536d&amp;startTime=170.24" office:target-frame-name="psplayer" xlink:show="replace" text:style-name="Internet_20_link" text:visited-style-name="Visited_20_Internet_20_Link"><text:span text:style-name="T11">Oh, but look, see how it's returned Newcastle first both times,</text:span></text:a><text:span text:style-name="T12"> </text:span><text:a xlink:type="simple" xlink:href="https://app.pluralsight.com/course-player?clipId=c0c2745b-72e3-485a-ad70-06b2d690536d&amp;startTime=174.66" office:target-frame-name="psplayer" xlink:show="replace" text:style-name="Internet_20_link" text:visited-style-name="Visited_20_Internet_20_Link"><text:span text:style-name="T11">even though I think, yeah, we've actually added Newcastle second both times.</text:span></text:a><text:span text:style-name="T12"> </text:span><text:a xlink:type="simple" xlink:href="https://app.pluralsight.com/course-player?clipId=c0c2745b-72e3-485a-ad70-06b2d690536d&amp;startTime=179.89" office:target-frame-name="psplayer" xlink:show="replace" text:style-name="Internet_20_link" text:visited-style-name="Visited_20_Internet_20_Link"><text:span text:style-name="T11">So that is Go returning them in key order and for Newcastle coming before S for</text:span></text:a><text:span text:style-name="T12"> </text:span><text:a xlink:type="simple" xlink:href="https://app.pluralsight.com/course-player?clipId=c0c2745b-72e3-485a-ad70-06b2d690536d&amp;startTime=185.64" office:target-frame-name="psplayer" xlink:show="replace" text:style-name="Internet_20_link" text:visited-style-name="Visited_20_Internet_20_Link"><text:span text:style-name="T11">Sunderland in the alphabet. But that's the basics. Up next, we'll see how to use a range loop to iterate over them.</text:span></text:a></text:p>
      <text:h text:style-name="P3" text:outline-level="3"><text:a xlink:type="simple" xlink:href="https://app.pluralsight.com/course-player?clipId=5aa7ecda-11a2-471f-816b-2debd97beee3" office:target-frame-name="psplayer" xlink:show="replace" text:style-name="Internet_20_link" text:visited-style-name="Visited_20_Internet_20_Link"><text:span text:style-name="T11">Iterating Maps</text:span></text:a></text:h>
      <text:p text:style-name="P5"><text:a xlink:type="simple" xlink:href="https://app.pluralsight.com/course-player?clipId=5aa7ecda-11a2-471f-816b-2debd97beee3&amp;startTime=1.74" office:target-frame-name="psplayer" xlink:show="replace" text:style-name="Internet_20_link" text:visited-style-name="Visited_20_Internet_20_Link"><text:span text:style-name="T11">So here we go.</text:span></text:a><text:span text:style-name="T12"> </text:span><text:a xlink:type="simple" xlink:href="https://app.pluralsight.com/course-player?clipId=5aa7ecda-11a2-471f-816b-2debd97beee3&amp;startTime=2.67" office:target-frame-name="psplayer" xlink:show="replace" text:style-name="Internet_20_link" text:visited-style-name="Visited_20_Internet_20_Link"><text:span text:style-name="T11">We just saw that Go returns maps in a key‑ordered fashion</text:span></text:a><text:span text:style-name="T12"> </text:span><text:a xlink:type="simple" xlink:href="https://app.pluralsight.com/course-player?clipId=5aa7ecda-11a2-471f-816b-2debd97beee3&amp;startTime=7.65" office:target-frame-name="psplayer" xlink:show="replace" text:style-name="Internet_20_link" text:visited-style-name="Visited_20_Internet_20_Link"><text:span text:style-name="T11">when retrieving them outside of a loop.</text:span></text:a><text:span text:style-name="T12"> </text:span><text:a xlink:type="simple" xlink:href="https://app.pluralsight.com/course-player?clipId=5aa7ecda-11a2-471f-816b-2debd97beee3&amp;startTime=9.81" office:target-frame-name="psplayer" xlink:show="replace" text:style-name="Internet_20_link" text:visited-style-name="Visited_20_Internet_20_Link"><text:span text:style-name="T11">Fair play.</text:span></text:a><text:span text:style-name="T12"> </text:span><text:a xlink:type="simple" xlink:href="https://app.pluralsight.com/course-player?clipId=5aa7ecda-11a2-471f-816b-2debd97beee3&amp;startTime=11.14" office:target-frame-name="psplayer" xlink:show="replace" text:style-name="Internet_20_link" text:visited-style-name="Visited_20_Internet_20_Link"><text:span text:style-name="T11">But instead, it gets all random if we use a range loop.</text:span></text:a><text:span text:style-name="T12"> </text:span><text:a xlink:type="simple" xlink:href="https://app.pluralsight.com/course-player?clipId=5aa7ecda-11a2-471f-816b-2debd97beee3&amp;startTime=15.54" office:target-frame-name="psplayer" xlink:show="replace" text:style-name="Internet_20_link" text:visited-style-name="Visited_20_Internet_20_Link"><text:span text:style-name="T11">Well, to show that,</text:span></text:a><text:span text:style-name="T12"> </text:span><text:a xlink:type="simple" xlink:href="https://app.pluralsight.com/course-player?clipId=5aa7ecda-11a2-471f-816b-2debd97beee3&amp;startTime=16.87" office:target-frame-name="psplayer" xlink:show="replace" text:style-name="Internet_20_link" text:visited-style-name="Visited_20_Internet_20_Link"><text:span text:style-name="T11">I am in the maploop.go file from the maps folder in the GitHub repo,</text:span></text:a><text:span text:style-name="T12"> </text:span><text:a xlink:type="simple" xlink:href="https://app.pluralsight.com/course-player?clipId=5aa7ecda-11a2-471f-816b-2debd97beee3&amp;startTime=22.22" office:target-frame-name="psplayer" xlink:show="replace" text:style-name="Internet_20_link" text:visited-style-name="Visited_20_Internet_20_Link"><text:span text:style-name="T11">and we're looking at a simple strings to int,</text:span></text:a><text:span text:style-name="T12"> </text:span><text:a xlink:type="simple" xlink:href="https://app.pluralsight.com/course-player?clipId=5aa7ecda-11a2-471f-816b-2debd97beee3&amp;startTime=25.56" office:target-frame-name="psplayer" xlink:show="replace" text:style-name="Internet_20_link" text:visited-style-name="Visited_20_Internet_20_Link"><text:span text:style-name="T11">so mapping capital letters to their position in the alphabet.</text:span></text:a><text:span text:style-name="T12"> </text:span><text:a xlink:type="simple" xlink:href="https://app.pluralsight.com/course-player?clipId=5aa7ecda-11a2-471f-816b-2debd97beee3&amp;startTime=30.34" office:target-frame-name="psplayer" xlink:show="replace" text:style-name="Internet_20_link" text:visited-style-name="Visited_20_Internet_20_Link"><text:span text:style-name="T11">Well, let's throw in a quick range loop,</text:span></text:a><text:span text:style-name="T12"> </text:span><text:a xlink:type="simple" xlink:href="https://app.pluralsight.com/course-player?clipId=5aa7ecda-11a2-471f-816b-2debd97beee3&amp;startTime=33.09" office:target-frame-name="psplayer" xlink:show="replace" text:style-name="Internet_20_link" text:visited-style-name="Visited_20_Internet_20_Link"><text:span text:style-name="T11">and like with slices, the loop executes for each key in the map.</text:span></text:a><text:span text:style-name="T12"> </text:span><text:a xlink:type="simple" xlink:href="https://app.pluralsight.com/course-player?clipId=5aa7ecda-11a2-471f-816b-2debd97beee3&amp;startTime=38.5" office:target-frame-name="psplayer" xlink:show="replace" text:style-name="Internet_20_link" text:visited-style-name="Visited_20_Internet_20_Link"><text:span text:style-name="T11">And then for each iteration, it returns two values, the Key and the Value.</text:span></text:a><text:span text:style-name="T12"> </text:span><text:a xlink:type="simple" xlink:href="https://app.pluralsight.com/course-player?clipId=5aa7ecda-11a2-471f-816b-2debd97beee3&amp;startTime=43.64" office:target-frame-name="psplayer" xlink:show="replace" text:style-name="Internet_20_link" text:visited-style-name="Visited_20_Internet_20_Link"><text:span text:style-name="T11">So here,</text:span></text:a><text:span text:style-name="T12"> </text:span><text:a xlink:type="simple" xlink:href="https://app.pluralsight.com/course-player?clipId=5aa7ecda-11a2-471f-816b-2debd97beee3&amp;startTime=44.23" office:target-frame-name="psplayer" xlink:show="replace" text:style-name="Internet_20_link" text:visited-style-name="Visited_20_Internet_20_Link"><text:span text:style-name="T11">we're assigning the key to a variable called mapKey</text:span></text:a><text:span text:style-name="T12"> </text:span><text:a xlink:type="simple" xlink:href="https://app.pluralsight.com/course-player?clipId=5aa7ecda-11a2-471f-816b-2debd97beee3&amp;startTime=46.82" office:target-frame-name="psplayer" xlink:show="replace" text:style-name="Internet_20_link" text:visited-style-name="Visited_20_Internet_20_Link"><text:span text:style-name="T11">and the value to one called mapVal,</text:span></text:a><text:span text:style-name="T12"> </text:span><text:a xlink:type="simple" xlink:href="https://app.pluralsight.com/course-player?clipId=5aa7ecda-11a2-471f-816b-2debd97beee3&amp;startTime=49.18" office:target-frame-name="psplayer" xlink:show="replace" text:style-name="Internet_20_link" text:visited-style-name="Visited_20_Internet_20_Link"><text:span text:style-name="T11">and then foreach loop will print the values to the screen.</text:span></text:a><text:span text:style-name="T12"> </text:span><text:a xlink:type="simple" xlink:href="https://app.pluralsight.com/course-player?clipId=5aa7ecda-11a2-471f-816b-2debd97beee3&amp;startTime=52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aa7ecda-11a2-471f-816b-2debd97beee3&amp;startTime=53.34" office:target-frame-name="psplayer" xlink:show="replace" text:style-name="Internet_20_link" text:visited-style-name="Visited_20_Internet_20_Link"><text:span text:style-name="T11">this %v format verb here is saying, print these two variables, but</text:span></text:a><text:span text:style-name="T12"> </text:span><text:a xlink:type="simple" xlink:href="https://app.pluralsight.com/course-player?clipId=5aa7ecda-11a2-471f-816b-2debd97beee3&amp;startTime=58.87" office:target-frame-name="psplayer" xlink:show="replace" text:style-name="Internet_20_link" text:visited-style-name="Visited_20_Internet_20_Link"><text:span text:style-name="T11">instead of printing them as base‑10 integers,</text:span></text:a><text:span text:style-name="T12"> </text:span><text:a xlink:type="simple" xlink:href="https://app.pluralsight.com/course-player?clipId=5aa7ecda-11a2-471f-816b-2debd97beee3&amp;startTime=60.94" office:target-frame-name="psplayer" xlink:show="replace" text:style-name="Internet_20_link" text:visited-style-name="Visited_20_Internet_20_Link"><text:span text:style-name="T11">like we've seen with %d already, well, this time, just go</text:span></text:a><text:span text:style-name="T12"> </text:span><text:a xlink:type="simple" xlink:href="https://app.pluralsight.com/course-player?clipId=5aa7ecda-11a2-471f-816b-2debd97beee3&amp;startTime=64.5" office:target-frame-name="psplayer" xlink:show="replace" text:style-name="Internet_20_link" text:visited-style-name="Visited_20_Internet_20_Link"><text:span text:style-name="T11">with whatever the default type is. Anyway,</text:span></text:a><text:span text:style-name="T12"> </text:span><text:a xlink:type="simple" xlink:href="https://app.pluralsight.com/course-player?clipId=5aa7ecda-11a2-471f-816b-2debd97beee3&amp;startTime=67.45" office:target-frame-name="psplayer" xlink:show="replace" text:style-name="Internet_20_link" text:visited-style-name="Visited_20_Internet_20_Link"><text:span text:style-name="T11">we should get nine lines saying Key is whatever and</text:span></text:a><text:span text:style-name="T12"> </text:span><text:a xlink:type="simple" xlink:href="https://app.pluralsight.com/course-player?clipId=5aa7ecda-11a2-471f-816b-2debd97beee3&amp;startTime=70.65" office:target-frame-name="psplayer" xlink:show="replace" text:style-name="Internet_20_link" text:visited-style-name="Visited_20_Internet_20_Link"><text:span text:style-name="T11">then Value is whatever, and as well,</text:span></text:a><text:span text:style-name="T12"> </text:span><text:a xlink:type="simple" xlink:href="https://app.pluralsight.com/course-player?clipId=5aa7ecda-11a2-471f-816b-2debd97beee3&amp;startTime=73.98" office:target-frame-name="psplayer" xlink:show="replace" text:style-name="Internet_20_link" text:visited-style-name="Visited_20_Internet_20_Link"><text:span text:style-name="T11">if we run it a few times, we should see different ordering.</text:span></text:a><text:span text:style-name="T12"> </text:span><text:a xlink:type="simple" xlink:href="https://app.pluralsight.com/course-player?clipId=5aa7ecda-11a2-471f-816b-2debd97beee3&amp;startTime=76.89" office:target-frame-name="psplayer" xlink:show="replace" text:style-name="Internet_20_link" text:visited-style-name="Visited_20_Internet_20_Link"><text:span text:style-name="T11">Remember, Go doesn't guarantee iteration order with range loops. Fair enough.</text:span></text:a><text:span text:style-name="T12"> </text:span><text:a xlink:type="simple" xlink:href="https://app.pluralsight.com/course-player?clipId=5aa7ecda-11a2-471f-816b-2debd97beee3&amp;startTime=83.42" office:target-frame-name="psplayer" xlink:show="replace" text:style-name="Internet_20_link" text:visited-style-name="Visited_20_Internet_20_Link"><text:span text:style-name="T11">Let's go and see if it's actually true. Yeah,</text:span></text:a><text:span text:style-name="T12"> </text:span><text:a xlink:type="simple" xlink:href="https://app.pluralsight.com/course-player?clipId=5aa7ecda-11a2-471f-816b-2debd97beee3&amp;startTime=94.01" office:target-frame-name="psplayer" xlink:show="replace" text:style-name="Internet_20_link" text:visited-style-name="Visited_20_Internet_20_Link"><text:span text:style-name="T11">starting at a different offset pretty much every time.</text:span></text:a><text:span text:style-name="T12"> </text:span><text:a xlink:type="simple" xlink:href="https://app.pluralsight.com/course-player?clipId=5aa7ecda-11a2-471f-816b-2debd97beee3&amp;startTime=97.82" office:target-frame-name="psplayer" xlink:show="replace" text:style-name="Internet_20_link" text:visited-style-name="Visited_20_Internet_20_Link"><text:span text:style-name="T11">Anyway, up next, we'll have a crack at inserting, updating, and deleting entries from the map.</text:span></text:a></text:p>
      <text:h text:style-name="P3" text:outline-level="3"><text:soft-page-break/><text:a xlink:type="simple" xlink:href="https://app.pluralsight.com/course-player?clipId=69496522-43f8-46c9-8e8c-4e03608e4082" office:target-frame-name="psplayer" xlink:show="replace" text:style-name="Internet_20_link" text:visited-style-name="Visited_20_Internet_20_Link"><text:span text:style-name="T11">Updating Maps</text:span></text:a></text:h>
      <text:p text:style-name="P5"><text:a xlink:type="simple" xlink:href="https://app.pluralsight.com/course-player?clipId=69496522-43f8-46c9-8e8c-4e03608e4082&amp;startTime=1.64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69496522-43f8-46c9-8e8c-4e03608e4082&amp;startTime=2.49" office:target-frame-name="psplayer" xlink:show="replace" text:style-name="Internet_20_link" text:visited-style-name="Visited_20_Internet_20_Link"><text:span text:style-name="T11">And again, this is the same as with slices, but we reference</text:span></text:a><text:span text:style-name="T12"> </text:span><text:a xlink:type="simple" xlink:href="https://app.pluralsight.com/course-player?clipId=69496522-43f8-46c9-8e8c-4e03608e4082&amp;startTime=6.78" office:target-frame-name="psplayer" xlink:show="replace" text:style-name="Internet_20_link" text:visited-style-name="Visited_20_Internet_20_Link"><text:span text:style-name="T11">individual map entries with square brackets.</text:span></text:a><text:span text:style-name="T12"> </text:span><text:a xlink:type="simple" xlink:href="https://app.pluralsight.com/course-player?clipId=69496522-43f8-46c9-8e8c-4e03608e4082&amp;startTime=10.34" office:target-frame-name="psplayer" xlink:show="replace" text:style-name="Internet_20_link" text:visited-style-name="Visited_20_Internet_20_Link"><text:span text:style-name="T11">So sticking with the same code file as before, if we lose the</text:span></text:a><text:span text:style-name="T12"> </text:span><text:a xlink:type="simple" xlink:href="https://app.pluralsight.com/course-player?clipId=69496522-43f8-46c9-8e8c-4e03608e4082&amp;startTime=13.53" office:target-frame-name="psplayer" xlink:show="replace" text:style-name="Internet_20_link" text:visited-style-name="Visited_20_Internet_20_Link"><text:span text:style-name="T11">loop here, and then put this Println in.</text:span></text:a><text:span text:style-name="T12"> </text:span><text:a xlink:type="simple" xlink:href="https://app.pluralsight.com/course-player?clipId=69496522-43f8-46c9-8e8c-4e03608e4082&amp;startTime=16.94" office:target-frame-name="psplayer" xlink:show="replace" text:style-name="Internet_20_link" text:visited-style-name="Visited_20_Internet_20_Link"><text:span text:style-name="T11">Well, like this,</text:span></text:a><text:span text:style-name="T12"> </text:span><text:a xlink:type="simple" xlink:href="https://app.pluralsight.com/course-player?clipId=69496522-43f8-46c9-8e8c-4e03608e4082&amp;startTime=18.24" office:target-frame-name="psplayer" xlink:show="replace" text:style-name="Internet_20_link" text:visited-style-name="Visited_20_Internet_20_Link"><text:span text:style-name="T11">it will print the entire map, but if we do this, it'll just print C. Well,</text:span></text:a><text:span text:style-name="T12"> </text:span><text:a xlink:type="simple" xlink:href="https://app.pluralsight.com/course-player?clipId=69496522-43f8-46c9-8e8c-4e03608e4082&amp;startTime=24.26" office:target-frame-name="psplayer" xlink:show="replace" text:style-name="Internet_20_link" text:visited-style-name="Visited_20_Internet_20_Link"><text:span text:style-name="T11">actually, it'll print the value associated with C, so 3. We're basically</text:span></text:a><text:span text:style-name="T12"> </text:span><text:a xlink:type="simple" xlink:href="https://app.pluralsight.com/course-player?clipId=69496522-43f8-46c9-8e8c-4e03608e4082&amp;startTime=29.02" office:target-frame-name="psplayer" xlink:show="replace" text:style-name="Internet_20_link" text:visited-style-name="Visited_20_Internet_20_Link"><text:span text:style-name="T11">saying, print the value associated with the C key.</text:span></text:a><text:span text:style-name="T12"> </text:span><text:a xlink:type="simple" xlink:href="https://app.pluralsight.com/course-player?clipId=69496522-43f8-46c9-8e8c-4e03608e4082&amp;startTime=33.84" office:target-frame-name="psplayer" xlink:show="replace" text:style-name="Internet_20_link" text:visited-style-name="Visited_20_Internet_20_Link"><text:span text:style-name="T11">Let's give it a try.</text:span></text:a><text:span text:style-name="T12"> </text:span><text:a xlink:type="simple" xlink:href="https://app.pluralsight.com/course-player?clipId=69496522-43f8-46c9-8e8c-4e03608e4082&amp;startTime=37.74" office:target-frame-name="psplayer" xlink:show="replace" text:style-name="Internet_20_link" text:visited-style-name="Visited_20_Internet_20_Link"><text:span text:style-name="T11">Okay, magic.</text:span></text:a><text:span text:style-name="T12"> </text:span><text:a xlink:type="simple" xlink:href="https://app.pluralsight.com/course-player?clipId=69496522-43f8-46c9-8e8c-4e03608e4082&amp;startTime=39.34" office:target-frame-name="psplayer" xlink:show="replace" text:style-name="Internet_20_link" text:visited-style-name="Visited_20_Internet_20_Link"><text:span text:style-name="T11">Well, let's say we want to update a value, maybe change A to 100.</text:span></text:a><text:span text:style-name="T12"> </text:span><text:a xlink:type="simple" xlink:href="https://app.pluralsight.com/course-player?clipId=69496522-43f8-46c9-8e8c-4e03608e4082&amp;startTime=46.04" office:target-frame-name="psplayer" xlink:show="replace" text:style-name="Internet_20_link" text:visited-style-name="Visited_20_Internet_20_Link"><text:span text:style-name="T11">Well, here we can just say testMap "A" equals 100. And don't</text:span></text:a><text:span text:style-name="T12"> </text:span><text:a xlink:type="simple" xlink:href="https://app.pluralsight.com/course-player?clipId=69496522-43f8-46c9-8e8c-4e03608e4082&amp;startTime=52.98" office:target-frame-name="psplayer" xlink:show="replace" text:style-name="Internet_20_link" text:visited-style-name="Visited_20_Internet_20_Link"><text:span text:style-name="T11">forget the quotes, yeah? The compiler needs to be sure of the</text:span></text:a><text:span text:style-name="T12"> </text:span><text:a xlink:type="simple" xlink:href="https://app.pluralsight.com/course-player?clipId=69496522-43f8-46c9-8e8c-4e03608e4082&amp;startTime=56.76" office:target-frame-name="psplayer" xlink:show="replace" text:style-name="Internet_20_link" text:visited-style-name="Visited_20_Internet_20_Link"><text:span text:style-name="T11">type, but that will change A to 100.</text:span></text:a><text:span text:style-name="T12"> </text:span><text:a xlink:type="simple" xlink:href="https://app.pluralsight.com/course-player?clipId=69496522-43f8-46c9-8e8c-4e03608e4082&amp;startTime=60.44" office:target-frame-name="psplayer" xlink:show="replace" text:style-name="Internet_20_link" text:visited-style-name="Visited_20_Internet_20_Link"><text:span text:style-name="T11">Well, I'll tell you what,</text:span></text:a><text:span text:style-name="T12"> </text:span><text:a xlink:type="simple" xlink:href="https://app.pluralsight.com/course-player?clipId=69496522-43f8-46c9-8e8c-4e03608e4082&amp;startTime=61.18" office:target-frame-name="psplayer" xlink:show="replace" text:style-name="Internet_20_link" text:visited-style-name="Visited_20_Internet_20_Link"><text:span text:style-name="T11">let's change this back here to return the entire map, and let's go again.</text:span></text:a><text:span text:style-name="T12"> </text:span><text:a xlink:type="simple" xlink:href="https://app.pluralsight.com/course-player?clipId=69496522-43f8-46c9-8e8c-4e03608e4082&amp;startTime=67.74" office:target-frame-name="psplayer" xlink:show="replace" text:style-name="Internet_20_link" text:visited-style-name="Visited_20_Internet_20_Link"><text:span text:style-name="T11">Magic.</text:span></text:a><text:span text:style-name="T12"> </text:span><text:a xlink:type="simple" xlink:href="https://app.pluralsight.com/course-player?clipId=69496522-43f8-46c9-8e8c-4e03608e4082&amp;startTime=68.36" office:target-frame-name="psplayer" xlink:show="replace" text:style-name="Internet_20_link" text:visited-style-name="Visited_20_Internet_20_Link"><text:span text:style-name="T11">A: 100. And go on, what the heck. Yeah, running it a few</text:span></text:a><text:span text:style-name="T12"> </text:span><text:a xlink:type="simple" xlink:href="https://app.pluralsight.com/course-player?clipId=69496522-43f8-46c9-8e8c-4e03608e4082&amp;startTime=74.19" office:target-frame-name="psplayer" xlink:show="replace" text:style-name="Internet_20_link" text:visited-style-name="Visited_20_Internet_20_Link"><text:span text:style-name="T11">times, see how it's always ordered by key.</text:span></text:a><text:span text:style-name="T12"> </text:span><text:a xlink:type="simple" xlink:href="https://app.pluralsight.com/course-player?clipId=69496522-43f8-46c9-8e8c-4e03608e4082&amp;startTime=79.04" office:target-frame-name="psplayer" xlink:show="replace" text:style-name="Internet_20_link" text:visited-style-name="Visited_20_Internet_20_Link"><text:span text:style-name="T11">Anyway, if we want to add a new item,</text:span></text:a><text:span text:style-name="T12"> </text:span><text:a xlink:type="simple" xlink:href="https://app.pluralsight.com/course-player?clipId=69496522-43f8-46c9-8e8c-4e03608e4082&amp;startTime=81.31" office:target-frame-name="psplayer" xlink:show="replace" text:style-name="Internet_20_link" text:visited-style-name="Visited_20_Internet_20_Link"><text:span text:style-name="T11">it's the same syntax. Just call the name of the map, put the key</text:span></text:a><text:span text:style-name="T12"> </text:span><text:a xlink:type="simple" xlink:href="https://app.pluralsight.com/course-player?clipId=69496522-43f8-46c9-8e8c-4e03608e4082&amp;startTime=84.86" office:target-frame-name="psplayer" xlink:show="replace" text:style-name="Internet_20_link" text:visited-style-name="Visited_20_Internet_20_Link"><text:span text:style-name="T11">in square brackets, and assign it a value.</text:span></text:a><text:span text:style-name="T12"> </text:span><text:a xlink:type="simple" xlink:href="https://app.pluralsight.com/course-player?clipId=69496522-43f8-46c9-8e8c-4e03608e4082&amp;startTime=87.59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69496522-43f8-46c9-8e8c-4e03608e4082&amp;startTime=88.4" office:target-frame-name="psplayer" xlink:show="replace" text:style-name="Internet_20_link" text:visited-style-name="Visited_20_Internet_20_Link"><text:span text:style-name="T11">if the key already exists, like it did actually when we just</text:span></text:a><text:span text:style-name="T12"> </text:span><text:a xlink:type="simple" xlink:href="https://app.pluralsight.com/course-player?clipId=69496522-43f8-46c9-8e8c-4e03608e4082&amp;startTime=91.08" office:target-frame-name="psplayer" xlink:show="replace" text:style-name="Internet_20_link" text:visited-style-name="Visited_20_Internet_20_Link"><text:span text:style-name="T11">updated A, it'll get this here as its new value.</text:span></text:a><text:span text:style-name="T12"> </text:span><text:a xlink:type="simple" xlink:href="https://app.pluralsight.com/course-player?clipId=69496522-43f8-46c9-8e8c-4e03608e4082&amp;startTime=93.99" office:target-frame-name="psplayer" xlink:show="replace" text:style-name="Internet_20_link" text:visited-style-name="Visited_20_Internet_20_Link"><text:span text:style-name="T11">But, if it doesn't exist, the whole thing gets created.</text:span></text:a><text:span text:style-name="T12"> </text:span><text:a xlink:type="simple" xlink:href="https://app.pluralsight.com/course-player?clipId=69496522-43f8-46c9-8e8c-4e03608e4082&amp;startTime=97.13" office:target-frame-name="psplayer" xlink:show="replace" text:style-name="Internet_20_link" text:visited-style-name="Visited_20_Internet_20_Link"><text:span text:style-name="T11">Key and value.</text:span></text:a><text:span text:style-name="T12"> </text:span><text:a xlink:type="simple" xlink:href="https://app.pluralsight.com/course-player?clipId=69496522-43f8-46c9-8e8c-4e03608e4082&amp;startTime=100.24" office:target-frame-name="psplayer" xlink:show="replace" text:style-name="Internet_20_link" text:visited-style-name="Visited_20_Internet_20_Link"><text:span text:style-name="T11">Well, let's take that for a spin.</text:span></text:a><text:span text:style-name="T12"> </text:span><text:a xlink:type="simple" xlink:href="https://app.pluralsight.com/course-player?clipId=69496522-43f8-46c9-8e8c-4e03608e4082&amp;startTime=104.34" office:target-frame-name="psplayer" xlink:show="replace" text:style-name="Internet_20_link" text:visited-style-name="Visited_20_Internet_20_Link"><text:span text:style-name="T11">All right, J equals 1973. And again, Go maintaining its ordering by key.</text:span></text:a><text:span text:style-name="T12"> </text:span><text:a xlink:type="simple" xlink:href="https://app.pluralsight.com/course-player?clipId=69496522-43f8-46c9-8e8c-4e03608e4082&amp;startTime=112.44" office:target-frame-name="psplayer" xlink:show="replace" text:style-name="Internet_20_link" text:visited-style-name="Visited_20_Internet_20_Link"><text:span text:style-name="T11">Well, to delete an element, we use the built‑in delete</text:span></text:a><text:span text:style-name="T12"> </text:span><text:a xlink:type="simple" xlink:href="https://app.pluralsight.com/course-player?clipId=69496522-43f8-46c9-8e8c-4e03608e4082&amp;startTime=115.14" office:target-frame-name="psplayer" xlink:show="replace" text:style-name="Internet_20_link" text:visited-style-name="Visited_20_Internet_20_Link"><text:span text:style-name="T11">function, and inside the operands, we just name the map</text:span></text:a><text:span text:style-name="T12"> </text:span><text:a xlink:type="simple" xlink:href="https://app.pluralsight.com/course-player?clipId=69496522-43f8-46c9-8e8c-4e03608e4082&amp;startTime=118.28" office:target-frame-name="psplayer" xlink:show="replace" text:style-name="Internet_20_link" text:visited-style-name="Visited_20_Internet_20_Link"><text:span text:style-name="T11">and tell it which entry to lose.</text:span></text:a><text:span text:style-name="T12"> </text:span><text:a xlink:type="simple" xlink:href="https://app.pluralsight.com/course-player?clipId=69496522-43f8-46c9-8e8c-4e03608e4082&amp;startTime=121.14" office:target-frame-name="psplayer" xlink:show="replace" text:style-name="Internet_20_link" text:visited-style-name="Visited_20_Internet_20_Link"><text:span text:style-name="T11">Okay, so we're updating A, adding J, and then printing this to the screen.</text:span></text:a><text:span text:style-name="T12"> </text:span><text:a xlink:type="simple" xlink:href="https://app.pluralsight.com/course-player?clipId=69496522-43f8-46c9-8e8c-4e03608e4082&amp;startTime=127.04" office:target-frame-name="psplayer" xlink:show="replace" text:style-name="Internet_20_link" text:visited-style-name="Visited_20_Internet_20_Link"><text:span text:style-name="T11">Then we're deleting J, so let's add another Println here to prove it's gone.</text:span></text:a><text:span text:style-name="T12"> </text:span><text:a xlink:type="simple" xlink:href="https://app.pluralsight.com/course-player?clipId=69496522-43f8-46c9-8e8c-4e03608e4082&amp;startTime=130.97" office:target-frame-name="psplayer" xlink:show="replace" text:style-name="Internet_20_link" text:visited-style-name="Visited_20_Internet_20_Link"><text:span text:style-name="T11">So we'll get one line with a J and then one line without.</text:span></text:a><text:span text:style-name="T12"> </text:span><text:a xlink:type="simple" xlink:href="https://app.pluralsight.com/course-player?clipId=69496522-43f8-46c9-8e8c-4e03608e4082&amp;startTime=134.78" office:target-frame-name="psplayer" xlink:show="replace" text:style-name="Internet_20_link" text:visited-style-name="Visited_20_Internet_20_Link"><text:span text:style-name="T11">Let's have a look.</text:span></text:a><text:span text:style-name="T12"> </text:span><text:a xlink:type="simple" xlink:href="https://app.pluralsight.com/course-player?clipId=69496522-43f8-46c9-8e8c-4e03608e4082&amp;startTime=139.44" office:target-frame-name="psplayer" xlink:show="replace" text:style-name="Internet_20_link" text:visited-style-name="Visited_20_Internet_20_Link"><text:span text:style-name="T11">All right, nice one.</text:span></text:a><text:span text:style-name="T12"> </text:span><text:a xlink:type="simple" xlink:href="https://app.pluralsight.com/course-player?clipId=69496522-43f8-46c9-8e8c-4e03608e4082&amp;startTime=140.72" office:target-frame-name="psplayer" xlink:show="replace" text:style-name="Internet_20_link" text:visited-style-name="Visited_20_Internet_20_Link"><text:span text:style-name="T11">There it is in the first line, but it's gone in the second. Right, I've got a few more things I want to show you before we do a recap.</text:span></text:a></text:p>
      <text:h text:style-name="P3" text:outline-level="3"><text:a xlink:type="simple" xlink:href="https://app.pluralsight.com/course-player?clipId=a389dbf4-1e14-440b-a857-68b472068d4e" office:target-frame-name="psplayer" xlink:show="replace" text:style-name="Internet_20_link" text:visited-style-name="Visited_20_Internet_20_Link"><text:span text:style-name="T11">Miscellaneous</text:span></text:a></text:h>
      <text:p text:style-name="P5"><text:a xlink:type="simple" xlink:href="https://app.pluralsight.com/course-player?clipId=a389dbf4-1e14-440b-a857-68b472068d4e&amp;startTime=1.54" office:target-frame-name="psplayer" xlink:show="replace" text:style-name="Internet_20_link" text:visited-style-name="Visited_20_Internet_20_Link"><text:span text:style-name="T11">Okay, just a couple of quick things before a recap. Like we just saw with slices,</text:span></text:a><text:span text:style-name="T12"> </text:span><text:a xlink:type="simple" xlink:href="https://app.pluralsight.com/course-player?clipId=a389dbf4-1e14-440b-a857-68b472068d4e&amp;startTime=6.79" office:target-frame-name="psplayer" xlink:show="replace" text:style-name="Internet_20_link" text:visited-style-name="Visited_20_Internet_20_Link"><text:span text:style-name="T11">maps are reference types.</text:span></text:a><text:span text:style-name="T12"> </text:span><text:a xlink:type="simple" xlink:href="https://app.pluralsight.com/course-player?clipId=a389dbf4-1e14-440b-a857-68b472068d4e&amp;startTime=9.01" office:target-frame-name="psplayer" xlink:show="replace" text:style-name="Internet_20_link" text:visited-style-name="Visited_20_Internet_20_Link"><text:span text:style-name="T11">This means when we pass them to functions,</text:span></text:a><text:span text:style-name="T12"> </text:span><text:a xlink:type="simple" xlink:href="https://app.pluralsight.com/course-player?clipId=a389dbf4-1e14-440b-a857-68b472068d4e&amp;startTime=11.27" office:target-frame-name="psplayer" xlink:show="replace" text:style-name="Internet_20_link" text:visited-style-name="Visited_20_Internet_20_Link"><text:span text:style-name="T11">they get passed by reference. Which in turn means, any</text:span></text:a><text:span text:style-name="T12"> </text:span><text:a xlink:type="simple" xlink:href="https://app.pluralsight.com/course-player?clipId=a389dbf4-1e14-440b-a857-68b472068d4e&amp;startTime=15.15" office:target-frame-name="psplayer" xlink:show="replace" text:style-name="Internet_20_link" text:visited-style-name="Visited_20_Internet_20_Link"><text:span text:style-name="T11">changes a function makes to the map, well,</text:span></text:a><text:span text:style-name="T12"> </text:span><text:a xlink:type="simple" xlink:href="https://app.pluralsight.com/course-player?clipId=a389dbf4-1e14-440b-a857-68b472068d4e&amp;startTime=18.2" office:target-frame-name="psplayer" xlink:show="replace" text:style-name="Internet_20_link" text:visited-style-name="Visited_20_Internet_20_Link"><text:span text:style-name="T11">they're obviously visible to the caller, but also any other functions.</text:span></text:a><text:span text:style-name="T12"> </text:span><text:a xlink:type="simple" xlink:href="https://app.pluralsight.com/course-player?clipId=a389dbf4-1e14-440b-a857-68b472068d4e&amp;startTime=22.94" office:target-frame-name="psplayer" xlink:show="replace" text:style-name="Internet_20_link" text:visited-style-name="Visited_20_Internet_20_Link"><text:span text:style-name="T11">In layperson terms, if a function modifies a map,</text:span></text:a><text:span text:style-name="T12"> </text:span><text:a xlink:type="simple" xlink:href="https://app.pluralsight.com/course-player?clipId=a389dbf4-1e14-440b-a857-68b472068d4e&amp;startTime=26.57" office:target-frame-name="psplayer" xlink:show="replace" text:style-name="Internet_20_link" text:visited-style-name="Visited_20_Internet_20_Link"><text:span text:style-name="T11">it really does modify it,</text:span></text:a><text:span text:style-name="T12"> </text:span><text:a xlink:type="simple" xlink:href="https://app.pluralsight.com/course-player?clipId=a389dbf4-1e14-440b-a857-68b472068d4e&amp;startTime=28.06" office:target-frame-name="psplayer" xlink:show="replace" text:style-name="Internet_20_link" text:visited-style-name="Visited_20_Internet_20_Link"><text:span text:style-name="T11">like it's not acting on a copy or anything. No,</text:span></text:a><text:span text:style-name="T12"> </text:span><text:a xlink:type="simple" xlink:href="https://app.pluralsight.com/course-player?clipId=a389dbf4-1e14-440b-a857-68b472068d4e&amp;startTime=31.19" office:target-frame-name="psplayer" xlink:show="replace" text:style-name="Internet_20_link" text:visited-style-name="Visited_20_Internet_20_Link"><text:span text:style-name="T11">functions modify actual map data.</text:span></text:a><text:span text:style-name="T12"> </text:span><text:a xlink:type="simple" xlink:href="https://app.pluralsight.com/course-player?clipId=a389dbf4-1e14-440b-a857-68b472068d4e&amp;startTime=35.1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a389dbf4-1e14-440b-a857-68b472068d4e&amp;startTime=35.67" office:target-frame-name="psplayer" xlink:show="replace" text:style-name="Internet_20_link" text:visited-style-name="Visited_20_Internet_20_Link"><text:span text:style-name="T11">a knock‑on effect of this behavior is that maps are cheap like you can</text:span></text:a><text:span text:style-name="T12"> </text:span><text:a xlink:type="simple" xlink:href="https://app.pluralsight.com/course-player?clipId=a389dbf4-1e14-440b-a857-68b472068d4e&amp;startTime=39.26" office:target-frame-name="psplayer" xlink:show="replace" text:style-name="Internet_20_link" text:visited-style-name="Visited_20_Internet_20_Link"><text:span text:style-name="T11">have a huge old map, but passing it around, cheap as chips. Because</text:span></text:a><text:span text:style-name="T12"> </text:span><text:a xlink:type="simple" xlink:href="https://app.pluralsight.com/course-player?clipId=a389dbf4-1e14-440b-a857-68b472068d4e&amp;startTime=43.64" office:target-frame-name="psplayer" xlink:show="replace" text:style-name="Internet_20_link" text:visited-style-name="Visited_20_Internet_20_Link"><text:span text:style-name="T11">remember, you're not really passing the map,</text:span></text:a><text:span text:style-name="T12"> </text:span><text:a xlink:type="simple" xlink:href="https://app.pluralsight.com/course-player?clipId=a389dbf4-1e14-440b-a857-68b472068d4e&amp;startTime=45.41" office:target-frame-name="psplayer" xlink:show="replace" text:style-name="Internet_20_link" text:visited-style-name="Visited_20_Internet_20_Link"><text:span text:style-name="T11">are you?</text:span></text:a><text:span text:style-name="T12"> </text:span><text:a xlink:type="simple" xlink:href="https://app.pluralsight.com/course-player?clipId=a389dbf4-1e14-440b-a857-68b472068d4e&amp;startTime=45.91" office:target-frame-name="psplayer" xlink:show="replace" text:style-name="Internet_20_link" text:visited-style-name="Visited_20_Internet_20_Link"><text:span text:style-name="T11">You're only passing pointers. And on the topic of performance actually, it is</text:span></text:a><text:span text:style-name="T12"> </text:span><text:a xlink:type="simple" xlink:href="https://app.pluralsight.com/course-player?clipId=a389dbf4-1e14-440b-a857-68b472068d4e&amp;startTime=51.28" office:target-frame-name="psplayer" xlink:show="replace" text:style-name="Internet_20_link" text:visited-style-name="Visited_20_Internet_20_Link"><text:span text:style-name="T11">often considered a good practice to specify the size of a map,</text:span></text:a><text:span text:style-name="T12"> </text:span><text:a xlink:type="simple" xlink:href="https://app.pluralsight.com/course-player?clipId=a389dbf4-1e14-440b-a857-68b472068d4e&amp;startTime=55.09" office:target-frame-name="psplayer" xlink:show="replace" text:style-name="Internet_20_link" text:visited-style-name="Visited_20_Internet_20_Link"><text:span text:style-name="T11">especially if it's a big one.</text:span></text:a><text:span text:style-name="T12"> </text:span><text:a xlink:type="simple" xlink:href="https://app.pluralsight.com/course-player?clipId=a389dbf4-1e14-440b-a857-68b472068d4e&amp;startTime=56.73" office:target-frame-name="psplayer" xlink:show="replace" text:style-name="Internet_20_link" text:visited-style-name="Visited_20_Internet_20_Link"><text:span text:style-name="T11">I mean, you know have to, and Go can resize them on the go,</text:span></text:a><text:span text:style-name="T12"> </text:span><text:a xlink:type="simple" xlink:href="https://app.pluralsight.com/course-player?clipId=a389dbf4-1e14-440b-a857-68b472068d4e&amp;startTime=60.26" office:target-frame-name="psplayer" xlink:show="replace" text:style-name="Internet_20_link" text:visited-style-name="Visited_20_Internet_20_Link"><text:span text:style-name="T11">but there is a cost to re‑sizing large maps. As well right, and</text:span></text:a><text:span text:style-name="T12"> </text:span><text:a xlink:type="simple" xlink:href="https://app.pluralsight.com/course-player?clipId=a389dbf4-1e14-440b-a857-68b472068d4e&amp;startTime=68.81" office:target-frame-name="psplayer" xlink:show="replace" text:style-name="Internet_20_link" text:visited-style-name="Visited_20_Internet_20_Link"><text:span text:style-name="T11">it's probably out of scope for this course,</text:span></text:a><text:span text:style-name="T12"> </text:span><text:a xlink:type="simple" xlink:href="https://app.pluralsight.com/course-player?clipId=a389dbf4-1e14-440b-a857-68b472068d4e&amp;startTime=71.09" office:target-frame-name="psplayer" xlink:show="replace" text:style-name="Internet_20_link" text:visited-style-name="Visited_20_Internet_20_Link"><text:span text:style-name="T11">but maps are not thread safe,</text:span></text:a><text:span text:style-name="T12"> </text:span><text:a xlink:type="simple" xlink:href="https://app.pluralsight.com/course-player?clipId=a389dbf4-1e14-440b-a857-68b472068d4e&amp;startTime=73.88" office:target-frame-name="psplayer" xlink:show="replace" text:style-name="Internet_20_link" text:visited-style-name="Visited_20_Internet_20_Link"><text:span text:style-name="T11">so they are not safe for concurrency. Basically, it's not defined</text:span></text:a><text:span text:style-name="T12"> </text:span><text:a xlink:type="simple" xlink:href="https://app.pluralsight.com/course-player?clipId=a389dbf4-1e14-440b-a857-68b472068d4e&amp;startTime=78.97" office:target-frame-name="psplayer" xlink:show="replace" text:style-name="Internet_20_link" text:visited-style-name="Visited_20_Internet_20_Link"><text:span text:style-name="T11">what happens to them if written to simultaneously. But you know what, that is enough of that, time for a quick recap.</text:span></text:a></text:p>
      <text:h text:style-name="P3" text:outline-level="3"><text:a xlink:type="simple" xlink:href="https://app.pluralsight.com/course-player?clipId=363486be-64fb-4211-adeb-408e34281d3a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363486be-64fb-4211-adeb-408e34281d3a&amp;startTime=1.54" office:target-frame-name="psplayer" xlink:show="replace" text:style-name="Internet_20_link" text:visited-style-name="Visited_20_Internet_20_Link"><text:span text:style-name="T11">Then, what did we learn?</text:span></text:a><text:span text:style-name="T12"> </text:span><text:a xlink:type="simple" xlink:href="https://app.pluralsight.com/course-player?clipId=363486be-64fb-4211-adeb-408e34281d3a&amp;startTime=3.84" office:target-frame-name="psplayer" xlink:show="replace" text:style-name="Internet_20_link" text:visited-style-name="Visited_20_Internet_20_Link"><text:span text:style-name="T11">Well, first up, we learned how to declare and initialize maps, so we can use</text:span></text:a><text:span text:style-name="T12"> </text:span><text:a xlink:type="simple" xlink:href="https://app.pluralsight.com/course-player?clipId=363486be-64fb-4211-adeb-408e34281d3a&amp;startTime=9.34" office:target-frame-name="psplayer" xlink:show="replace" text:style-name="Internet_20_link" text:visited-style-name="Visited_20_Internet_20_Link"><text:span text:style-name="T11">the make keyword pretty much the same as we do with slices.</text:span></text:a><text:span text:style-name="T12"> </text:span><text:a xlink:type="simple" xlink:href="https://app.pluralsight.com/course-player?clipId=363486be-64fb-4211-adeb-408e34281d3a&amp;startTime=13.24" office:target-frame-name="psplayer" xlink:show="replace" text:style-name="Internet_20_link" text:visited-style-name="Visited_20_Internet_20_Link"><text:span text:style-name="T11">And as Go is strongly typed, we've got to tell it the type</text:span></text:a><text:span text:style-name="T12"> </text:span><text:a xlink:type="simple" xlink:href="https://app.pluralsight.com/course-player?clipId=363486be-64fb-4211-adeb-408e34281d3a&amp;startTime=17.22" office:target-frame-name="psplayer" xlink:show="replace" text:style-name="Internet_20_link" text:visited-style-name="Visited_20_Internet_20_Link"><text:span text:style-name="T11">of the key and the type of the value.</text:span></text:a><text:span text:style-name="T12"> </text:span><text:a xlink:type="simple" xlink:href="https://app.pluralsight.com/course-player?clipId=363486be-64fb-4211-adeb-408e34281d3a&amp;startTime=21.24" office:target-frame-name="psplayer" xlink:show="replace" text:style-name="Internet_20_link" text:visited-style-name="Visited_20_Internet_20_Link"><text:span text:style-name="T11">Anyway, then we confused things over ordering.</text:span></text:a><text:span text:style-name="T12"> </text:span><text:a xlink:type="simple" xlink:href="https://app.pluralsight.com/course-player?clipId=363486be-64fb-4211-adeb-408e34281d3a&amp;startTime=23.93" office:target-frame-name="psplayer" xlink:show="replace" text:style-name="Internet_20_link" text:visited-style-name="Visited_20_Internet_20_Link"><text:span text:style-name="T11">So, as of Go 1.12, which is kind of a while ago, but maps are basically key</text:span></text:a><text:span text:style-name="T12"> </text:span><text:a xlink:type="simple" xlink:href="https://app.pluralsight.com/course-player?clipId=363486be-64fb-4211-adeb-408e34281d3a&amp;startTime=30.13" office:target-frame-name="psplayer" xlink:show="replace" text:style-name="Internet_20_link" text:visited-style-name="Visited_20_Internet_20_Link"><text:span text:style-name="T11">ordered unless we're retrieving them through a range loop.</text:span></text:a><text:span text:style-name="T12"> </text:span><text:a xlink:type="simple" xlink:href="https://app.pluralsight.com/course-player?clipId=363486be-64fb-4211-adeb-408e34281d3a&amp;startTime=34.84" office:target-frame-name="psplayer" xlink:show="replace" text:style-name="Internet_20_link" text:visited-style-name="Visited_20_Internet_20_Link"><text:span text:style-name="T11">We also learned how </text:span></text:a><text:soft-page-break/><text:a xlink:type="simple" xlink:href="https://app.pluralsight.com/course-player?clipId=363486be-64fb-4211-adeb-408e34281d3a&amp;startTime=34.84" office:target-frame-name="psplayer" xlink:show="replace" text:style-name="Internet_20_link" text:visited-style-name="Visited_20_Internet_20_Link"><text:span text:style-name="T11">we can insert,</text:span></text:a><text:span text:style-name="T12"> </text:span><text:a xlink:type="simple" xlink:href="https://app.pluralsight.com/course-player?clipId=363486be-64fb-4211-adeb-408e34281d3a&amp;startTime=37.53" office:target-frame-name="psplayer" xlink:show="replace" text:style-name="Internet_20_link" text:visited-style-name="Visited_20_Internet_20_Link"><text:span text:style-name="T11">update, and even retrieve individual elements using the name of the map</text:span></text:a><text:span text:style-name="T12"> </text:span><text:a xlink:type="simple" xlink:href="https://app.pluralsight.com/course-player?clipId=363486be-64fb-4211-adeb-408e34281d3a&amp;startTime=42.18" office:target-frame-name="psplayer" xlink:show="replace" text:style-name="Internet_20_link" text:visited-style-name="Visited_20_Internet_20_Link"><text:span text:style-name="T11">followed by the elements key in a set of square brackets, and we can use</text:span></text:a><text:span text:style-name="T12"> </text:span><text:a xlink:type="simple" xlink:href="https://app.pluralsight.com/course-player?clipId=363486be-64fb-4211-adeb-408e34281d3a&amp;startTime=47.24" office:target-frame-name="psplayer" xlink:show="replace" text:style-name="Internet_20_link" text:visited-style-name="Visited_20_Internet_20_Link"><text:span text:style-name="T11">the built‑in delete function to delete elements.</text:span></text:a><text:span text:style-name="T12"> </text:span><text:a xlink:type="simple" xlink:href="https://app.pluralsight.com/course-player?clipId=363486be-64fb-4211-adeb-408e34281d3a&amp;startTime=51.64" office:target-frame-name="psplayer" xlink:show="replace" text:style-name="Internet_20_link" text:visited-style-name="Visited_20_Internet_20_Link"><text:span text:style-name="T11">Well, I reckon that's probably it. Oh, no, actually, look, let's not</text:span></text:a><text:span text:style-name="T12"> </text:span><text:a xlink:type="simple" xlink:href="https://app.pluralsight.com/course-player?clipId=363486be-64fb-4211-adeb-408e34281d3a&amp;startTime=54.72" office:target-frame-name="psplayer" xlink:show="replace" text:style-name="Internet_20_link" text:visited-style-name="Visited_20_Internet_20_Link"><text:span text:style-name="T11">forget we just learned that maps are reference types. So when they get</text:span></text:a><text:span text:style-name="T12"> </text:span><text:a xlink:type="simple" xlink:href="https://app.pluralsight.com/course-player?clipId=363486be-64fb-4211-adeb-408e34281d3a&amp;startTime=58.79" office:target-frame-name="psplayer" xlink:show="replace" text:style-name="Internet_20_link" text:visited-style-name="Visited_20_Internet_20_Link"><text:span text:style-name="T11">passed functions, they get passed by reference and not value. And now,</text:span></text:a><text:span text:style-name="T12"> </text:span><text:a xlink:type="simple" xlink:href="https://app.pluralsight.com/course-player?clipId=363486be-64fb-4211-adeb-408e34281d3a&amp;startTime=63.95" office:target-frame-name="psplayer" xlink:show="replace" text:style-name="Internet_20_link" text:visited-style-name="Visited_20_Internet_20_Link"><text:span text:style-name="T11">we definitely are finished. Though, next up, structs, proper cool stuff.</text:span></text:a></text:p>
      <text:h text:style-name="P1" text:outline-level="2"><text:a xlink:type="simple" xlink:href="https://app.pluralsight.com/course-player?clipId=3379db67-fad9-4e3f-a269-e90a6727f9f1" office:target-frame-name="psplayer" xlink:show="replace" text:style-name="Internet_20_link" text:visited-style-name="Visited_20_Internet_20_Link"><text:span text:style-name="T11">Working with Structs</text:span></text:a></text:h>
      <text:h text:style-name="P3" text:outline-level="3"><text:a xlink:type="simple" xlink:href="https://app.pluralsight.com/course-player?clipId=3379db67-fad9-4e3f-a269-e90a6727f9f1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3379db67-fad9-4e3f-a269-e90a6727f9f1&amp;startTime=1.74" office:target-frame-name="psplayer" xlink:show="replace" text:style-name="Internet_20_link" text:visited-style-name="Visited_20_Internet_20_Link"><text:span text:style-name="T11">Okay, we've seen a few of the different types of Go supports.</text:span></text:a><text:span text:style-name="T12"> </text:span><text:a xlink:type="simple" xlink:href="https://app.pluralsight.com/course-player?clipId=3379db67-fad9-4e3f-a269-e90a6727f9f1&amp;startTime=4.9" office:target-frame-name="psplayer" xlink:show="replace" text:style-name="Internet_20_link" text:visited-style-name="Visited_20_Internet_20_Link"><text:span text:style-name="T11">Obviously, we've worked a bit with strings and ints. But arrays and</text:span></text:a><text:span text:style-name="T12"> </text:span><text:a xlink:type="simple" xlink:href="https://app.pluralsight.com/course-player?clipId=3379db67-fad9-4e3f-a269-e90a6727f9f1&amp;startTime=9.63" office:target-frame-name="psplayer" xlink:show="replace" text:style-name="Internet_20_link" text:visited-style-name="Visited_20_Internet_20_Link"><text:span text:style-name="T11">slices, and we've just done maps, these are all types as well. So, strings</text:span></text:a><text:span text:style-name="T12"> </text:span><text:a xlink:type="simple" xlink:href="https://app.pluralsight.com/course-player?clipId=3379db67-fad9-4e3f-a269-e90a6727f9f1&amp;startTime=15.31" office:target-frame-name="psplayer" xlink:show="replace" text:style-name="Internet_20_link" text:visited-style-name="Visited_20_Internet_20_Link"><text:span text:style-name="T11">and ints are like the basic types, then pointers,</text:span></text:a><text:span text:style-name="T12"> </text:span><text:a xlink:type="simple" xlink:href="https://app.pluralsight.com/course-player?clipId=3379db67-fad9-4e3f-a269-e90a6727f9f1&amp;startTime=18.28" office:target-frame-name="psplayer" xlink:show="replace" text:style-name="Internet_20_link" text:visited-style-name="Visited_20_Internet_20_Link"><text:span text:style-name="T11">slices, maps, even functions, actually, are reference types. And I know, right,</text:span></text:a><text:span text:style-name="T12"> </text:span><text:a xlink:type="simple" xlink:href="https://app.pluralsight.com/course-player?clipId=3379db67-fad9-4e3f-a269-e90a6727f9f1&amp;startTime=23.54" office:target-frame-name="psplayer" xlink:show="replace" text:style-name="Internet_20_link" text:visited-style-name="Visited_20_Internet_20_Link"><text:span text:style-name="T11">we've mentioned that as we've been going. But I don't</text:span></text:a><text:span text:style-name="T12"> </text:span><text:a xlink:type="simple" xlink:href="https://app.pluralsight.com/course-player?clipId=3379db67-fad9-4e3f-a269-e90a6727f9f1&amp;startTime=26.19" office:target-frame-name="psplayer" xlink:show="replace" text:style-name="Internet_20_link" text:visited-style-name="Visited_20_Internet_20_Link"><text:span text:style-name="T11">actually think we have for functions.</text:span></text:a><text:span text:style-name="T12"> </text:span><text:a xlink:type="simple" xlink:href="https://app.pluralsight.com/course-player?clipId=3379db67-fad9-4e3f-a269-e90a6727f9f1&amp;startTime=28.06" office:target-frame-name="psplayer" xlink:show="replace" text:style-name="Internet_20_link" text:visited-style-name="Visited_20_Internet_20_Link"><text:span text:style-name="T11">I mean, I know we've done functions, but we've really</text:span></text:a><text:span text:style-name="T12"> </text:span><text:a xlink:type="simple" xlink:href="https://app.pluralsight.com/course-player?clipId=3379db67-fad9-4e3f-a269-e90a6727f9f1&amp;startTime=31.29" office:target-frame-name="psplayer" xlink:show="replace" text:style-name="Internet_20_link" text:visited-style-name="Visited_20_Internet_20_Link"><text:span text:style-name="T11">only scratched the surface. Anyway, despite all of these types,</text:span></text:a><text:span text:style-name="T12"> </text:span><text:a xlink:type="simple" xlink:href="https://app.pluralsight.com/course-player?clipId=3379db67-fad9-4e3f-a269-e90a6727f9f1&amp;startTime=35.96" office:target-frame-name="psplayer" xlink:show="replace" text:style-name="Internet_20_link" text:visited-style-name="Visited_20_Internet_20_Link"><text:span text:style-name="T11">there's still going to be times when you need something a bit more</text:span></text:a><text:span text:style-name="T12"> </text:span><text:a xlink:type="simple" xlink:href="https://app.pluralsight.com/course-player?clipId=3379db67-fad9-4e3f-a269-e90a6727f9f1&amp;startTime=38.57" office:target-frame-name="psplayer" xlink:show="replace" text:style-name="Internet_20_link" text:visited-style-name="Visited_20_Internet_20_Link"><text:span text:style-name="T11">specialized, and this is where structs come into play.</text:span></text:a><text:span text:style-name="T12"> </text:span><text:a xlink:type="simple" xlink:href="https://app.pluralsight.com/course-player?clipId=3379db67-fad9-4e3f-a269-e90a6727f9f1&amp;startTime=41.81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3379db67-fad9-4e3f-a269-e90a6727f9f1&amp;startTime=42.31" office:target-frame-name="psplayer" xlink:show="replace" text:style-name="Internet_20_link" text:visited-style-name="Visited_20_Internet_20_Link"><text:span text:style-name="T11">we'll go about the module like this. We'll wrap our heads</text:span></text:a><text:span text:style-name="T12"> </text:span><text:a xlink:type="simple" xlink:href="https://app.pluralsight.com/course-player?clipId=3379db67-fad9-4e3f-a269-e90a6727f9f1&amp;startTime=45.46" office:target-frame-name="psplayer" xlink:show="replace" text:style-name="Internet_20_link" text:visited-style-name="Visited_20_Internet_20_Link"><text:span text:style-name="T11">around the high‑level stuff. Actually,</text:span></text:a><text:span text:style-name="T12"> </text:span><text:a xlink:type="simple" xlink:href="https://app.pluralsight.com/course-player?clipId=3379db67-fad9-4e3f-a269-e90a6727f9f1&amp;startTime=47.33" office:target-frame-name="psplayer" xlink:show="replace" text:style-name="Internet_20_link" text:visited-style-name="Visited_20_Internet_20_Link"><text:span text:style-name="T11">then we'll give a mention to object‑oriented programming from a Go perspective.</text:span></text:a><text:span text:style-name="T12"> </text:span><text:a xlink:type="simple" xlink:href="https://app.pluralsight.com/course-player?clipId=3379db67-fad9-4e3f-a269-e90a6727f9f1&amp;startTime=51.73" office:target-frame-name="psplayer" xlink:show="replace" text:style-name="Internet_20_link" text:visited-style-name="Visited_20_Internet_20_Link"><text:span text:style-name="T11">Then we'll get our hands on defining structs and seeing them in action, and then we'll finish with a recap. Come on.</text:span></text:a></text:p>
      <text:h text:style-name="P3" text:outline-level="3"><text:a xlink:type="simple" xlink:href="https://app.pluralsight.com/course-player?clipId=1252eaba-126e-4ea7-b8ca-d7d4e3163d36" office:target-frame-name="psplayer" xlink:show="replace" text:style-name="Internet_20_link" text:visited-style-name="Visited_20_Internet_20_Link"><text:span text:style-name="T11">What Is a Struct?</text:span></text:a></text:h>
      <text:p text:style-name="P5"><text:a xlink:type="simple" xlink:href="https://app.pluralsight.com/course-player?clipId=1252eaba-126e-4ea7-b8ca-d7d4e3163d36&amp;startTime=1.54" office:target-frame-name="psplayer" xlink:show="replace" text:style-name="Internet_20_link" text:visited-style-name="Visited_20_Internet_20_Link"><text:span text:style-name="T11">Right then, at a high level, structs are how we define custom data types,</text:span></text:a><text:span text:style-name="T12"> </text:span><text:a xlink:type="simple" xlink:href="https://app.pluralsight.com/course-player?clipId=1252eaba-126e-4ea7-b8ca-d7d4e3163d36&amp;startTime=6.15" office:target-frame-name="psplayer" xlink:show="replace" text:style-name="Internet_20_link" text:visited-style-name="Visited_20_Internet_20_Link"><text:span text:style-name="T11">and like I said,</text:span></text:a><text:span text:style-name="T12"> </text:span><text:a xlink:type="simple" xlink:href="https://app.pluralsight.com/course-player?clipId=1252eaba-126e-4ea7-b8ca-d7d4e3163d36&amp;startTime=7.11" office:target-frame-name="psplayer" xlink:show="replace" text:style-name="Internet_20_link" text:visited-style-name="Visited_20_Internet_20_Link"><text:span text:style-name="T11">they are the bizzo when the standard data types don't quite do what you need.</text:span></text:a><text:span text:style-name="T12"> </text:span><text:a xlink:type="simple" xlink:href="https://app.pluralsight.com/course-player?clipId=1252eaba-126e-4ea7-b8ca-d7d4e3163d36&amp;startTime=12.93" office:target-frame-name="psplayer" xlink:show="replace" text:style-name="Internet_20_link" text:visited-style-name="Visited_20_Internet_20_Link"><text:span text:style-name="T11">Anyway, the classic example for needing a struct is a geometric shape,</text:span></text:a><text:span text:style-name="T12"> </text:span><text:a xlink:type="simple" xlink:href="https://app.pluralsight.com/course-player?clipId=1252eaba-126e-4ea7-b8ca-d7d4e3163d36&amp;startTime=17.14" office:target-frame-name="psplayer" xlink:show="replace" text:style-name="Internet_20_link" text:visited-style-name="Visited_20_Internet_20_Link"><text:span text:style-name="T11">like, I don't know, a circle.</text:span></text:a><text:span text:style-name="T12"> </text:span><text:a xlink:type="simple" xlink:href="https://app.pluralsight.com/course-player?clipId=1252eaba-126e-4ea7-b8ca-d7d4e3163d36&amp;startTime=19.54" office:target-frame-name="psplayer" xlink:show="replace" text:style-name="Internet_20_link" text:visited-style-name="Visited_20_Internet_20_Link"><text:span text:style-name="T11">Well, clearly, none of the standard types are fit for a circle.</text:span></text:a><text:span text:style-name="T12"> </text:span><text:a xlink:type="simple" xlink:href="https://app.pluralsight.com/course-player?clipId=1252eaba-126e-4ea7-b8ca-d7d4e3163d36&amp;startTime=23.84" office:target-frame-name="psplayer" xlink:show="replace" text:style-name="Internet_20_link" text:visited-style-name="Visited_20_Internet_20_Link"><text:span text:style-name="T11">Like, to accurately describe one, we'd probably want properties like radius,</text:span></text:a><text:span text:style-name="T12"> </text:span><text:a xlink:type="simple" xlink:href="https://app.pluralsight.com/course-player?clipId=1252eaba-126e-4ea7-b8ca-d7d4e3163d36&amp;startTime=28.13" office:target-frame-name="psplayer" xlink:show="replace" text:style-name="Internet_20_link" text:visited-style-name="Visited_20_Internet_20_Link"><text:span text:style-name="T11">diameter, and circumference.</text:span></text:a><text:span text:style-name="T12"> </text:span><text:a xlink:type="simple" xlink:href="https://app.pluralsight.com/course-player?clipId=1252eaba-126e-4ea7-b8ca-d7d4e3163d36&amp;startTime=30.64" office:target-frame-name="psplayer" xlink:show="replace" text:style-name="Internet_20_link" text:visited-style-name="Visited_20_Internet_20_Link"><text:span text:style-name="T11">Well, halle‑freakin‑lujah,</text:span></text:a><text:span text:style-name="T12"> </text:span><text:a xlink:type="simple" xlink:href="https://app.pluralsight.com/course-player?clipId=1252eaba-126e-4ea7-b8ca-d7d4e3163d36&amp;startTime=33.03" office:target-frame-name="psplayer" xlink:show="replace" text:style-name="Internet_20_link" text:visited-style-name="Visited_20_Internet_20_Link"><text:span text:style-name="T11">structs let us define a custom type with all of those fields,</text:span></text:a><text:span text:style-name="T12"> </text:span><text:a xlink:type="simple" xlink:href="https://app.pluralsight.com/course-player?clipId=1252eaba-126e-4ea7-b8ca-d7d4e3163d36&amp;startTime=36.7" office:target-frame-name="psplayer" xlink:show="replace" text:style-name="Internet_20_link" text:visited-style-name="Visited_20_Internet_20_Link"><text:span text:style-name="T11">and we can even call it a circle if we want. Then, when that's</text:span></text:a><text:span text:style-name="T12"> </text:span><text:a xlink:type="simple" xlink:href="https://app.pluralsight.com/course-player?clipId=1252eaba-126e-4ea7-b8ca-d7d4e3163d36&amp;startTime=40.86" office:target-frame-name="psplayer" xlink:show="replace" text:style-name="Internet_20_link" text:visited-style-name="Visited_20_Internet_20_Link"><text:span text:style-name="T11">created, we can reference it or create variables like we do any</text:span></text:a><text:span text:style-name="T12"> </text:span><text:a xlink:type="simple" xlink:href="https://app.pluralsight.com/course-player?clipId=1252eaba-126e-4ea7-b8ca-d7d4e3163d36&amp;startTime=45.39" office:target-frame-name="psplayer" xlink:show="replace" text:style-name="Internet_20_link" text:visited-style-name="Visited_20_Internet_20_Link"><text:span text:style-name="T11">other type. Now, yeah, I know we don't need all of those values for a circle.</text:span></text:a><text:span text:style-name="T12"> </text:span><text:a xlink:type="simple" xlink:href="https://app.pluralsight.com/course-player?clipId=1252eaba-126e-4ea7-b8ca-d7d4e3163d36&amp;startTime=51.57" office:target-frame-name="psplayer" xlink:show="replace" text:style-name="Internet_20_link" text:visited-style-name="Visited_20_Internet_20_Link"><text:span text:style-name="T11">We can infer some of them. But, you get my point. What we're looking</text:span></text:a><text:span text:style-name="T12"> </text:span><text:a xlink:type="simple" xlink:href="https://app.pluralsight.com/course-player?clipId=1252eaba-126e-4ea7-b8ca-d7d4e3163d36&amp;startTime=55.04" office:target-frame-name="psplayer" xlink:show="replace" text:style-name="Internet_20_link" text:visited-style-name="Visited_20_Internet_20_Link"><text:span text:style-name="T11">at right now is a custom type, perfect for defining and working with</text:span></text:a><text:span text:style-name="T12"> </text:span><text:a xlink:type="simple" xlink:href="https://app.pluralsight.com/course-player?clipId=1252eaba-126e-4ea7-b8ca-d7d4e3163d36&amp;startTime=58.91" office:target-frame-name="psplayer" xlink:show="replace" text:style-name="Internet_20_link" text:visited-style-name="Visited_20_Internet_20_Link"><text:span text:style-name="T11">circles. Now then, just for clarity, although they actually are in this example,</text:span></text:a><text:span text:style-name="T12"> </text:span><text:a xlink:type="simple" xlink:href="https://app.pluralsight.com/course-player?clipId=1252eaba-126e-4ea7-b8ca-d7d4e3163d36&amp;startTime=65.34" office:target-frame-name="psplayer" xlink:show="replace" text:style-name="Internet_20_link" text:visited-style-name="Visited_20_Internet_20_Link"><text:span text:style-name="T11">the fields making up a struct do not need to be all of the same type.</text:span></text:a><text:span text:style-name="T12"> </text:span><text:a xlink:type="simple" xlink:href="https://app.pluralsight.com/course-player?clipId=1252eaba-126e-4ea7-b8ca-d7d4e3163d36&amp;startTime=71.04" office:target-frame-name="psplayer" xlink:show="replace" text:style-name="Internet_20_link" text:visited-style-name="Visited_20_Internet_20_Link"><text:span text:style-name="T11">Okay, anyway, the point is,</text:span></text:a><text:span text:style-name="T12"> </text:span><text:a xlink:type="simple" xlink:href="https://app.pluralsight.com/course-player?clipId=1252eaba-126e-4ea7-b8ca-d7d4e3163d36&amp;startTime=72.61" office:target-frame-name="psplayer" xlink:show="replace" text:style-name="Internet_20_link" text:visited-style-name="Visited_20_Internet_20_Link"><text:span text:style-name="T11">well, two actually. Firstly, this is only defining the type.</text:span></text:a><text:span text:style-name="T12"> </text:span><text:a xlink:type="simple" xlink:href="https://app.pluralsight.com/course-player?clipId=1252eaba-126e-4ea7-b8ca-d7d4e3163d36&amp;startTime=77.01" office:target-frame-name="psplayer" xlink:show="replace" text:style-name="Internet_20_link" text:visited-style-name="Visited_20_Internet_20_Link"><text:span text:style-name="T11">We're not instantiating any variables here.</text:span></text:a><text:span text:style-name="T12"> </text:span><text:a xlink:type="simple" xlink:href="https://app.pluralsight.com/course-player?clipId=1252eaba-126e-4ea7-b8ca-d7d4e3163d36&amp;startTime=79.41" office:target-frame-name="psplayer" xlink:show="replace" text:style-name="Internet_20_link" text:visited-style-name="Visited_20_Internet_20_Link"><text:span text:style-name="T11">So, we're basically saying, hey,</text:span></text:a><text:span text:style-name="T12"> </text:span><text:a xlink:type="simple" xlink:href="https://app.pluralsight.com/course-player?clipId=1252eaba-126e-4ea7-b8ca-d7d4e3163d36&amp;startTime=81.41" office:target-frame-name="psplayer" xlink:show="replace" text:style-name="Internet_20_link" text:visited-style-name="Visited_20_Internet_20_Link"><text:span text:style-name="T11">Go, define me a new type called circle with all of these</text:span></text:a><text:span text:style-name="T12"> </text:span><text:a xlink:type="simple" xlink:href="https://app.pluralsight.com/course-player?clipId=1252eaba-126e-4ea7-b8ca-d7d4e3163d36&amp;startTime=84.44" office:target-frame-name="psplayer" xlink:show="replace" text:style-name="Internet_20_link" text:visited-style-name="Visited_20_Internet_20_Link"><text:span text:style-name="T11">attributes, but don't actually create me one yet.</text:span></text:a><text:span text:style-name="T12"> </text:span><text:a xlink:type="simple" xlink:href="https://app.pluralsight.com/course-player?clipId=1252eaba-126e-4ea7-b8ca-d7d4e3163d36&amp;startTime=88.44" office:target-frame-name="psplayer" xlink:show="replace" text:style-name="Internet_20_link" text:visited-style-name="Visited_20_Internet_20_Link"><text:span text:style-name="T11">Well, then, the fields that comprise it, yeah,</text:span></text:a><text:span text:style-name="T12"> </text:span><text:a xlink:type="simple" xlink:href="https://app.pluralsight.com/course-player?clipId=1252eaba-126e-4ea7-b8ca-d7d4e3163d36&amp;startTime=91.55" office:target-frame-name="psplayer" xlink:show="replace" text:style-name="Internet_20_link" text:visited-style-name="Visited_20_Internet_20_Link"><text:span text:style-name="T11">they're named and they have set types, but we can pretty</text:span></text:a><text:span text:style-name="T12"> </text:span><text:a xlink:type="simple" xlink:href="https://app.pluralsight.com/course-player?clipId=1252eaba-126e-4ea7-b8ca-d7d4e3163d36&amp;startTime=94.65" office:target-frame-name="psplayer" xlink:show="replace" text:style-name="Internet_20_link" text:visited-style-name="Visited_20_Internet_20_Link"><text:span text:style-name="T11">much have as many of them as we need.</text:span></text:a><text:span text:style-name="T12"> </text:span><text:a xlink:type="simple" xlink:href="https://app.pluralsight.com/course-player?clipId=1252eaba-126e-4ea7-b8ca-d7d4e3163d36&amp;startTime=97.84" office:target-frame-name="psplayer" xlink:show="replace" text:style-name="Internet_20_link" text:visited-style-name="Visited_20_Internet_20_Link"><text:span text:style-name="T11">So, like, I don't know, if we created a struct to define a</text:span></text:a><text:span text:style-name="T12"> </text:span><text:a xlink:type="simple" xlink:href="https://app.pluralsight.com/course-player?clipId=1252eaba-126e-4ea7-b8ca-d7d4e3163d36&amp;startTime=102.38" office:target-frame-name="psplayer" xlink:show="replace" text:style-name="Internet_20_link" text:visited-style-name="Visited_20_Internet_20_Link"><text:span text:style-name="T11">new type called person, we could have, well,</text:span></text:a><text:span text:style-name="T12"> </text:span><text:a xlink:type="simple" xlink:href="https://app.pluralsight.com/course-player?clipId=1252eaba-126e-4ea7-b8ca-d7d4e3163d36&amp;startTime=105.24" office:target-frame-name="psplayer" xlink:show="replace" text:style-name="Internet_20_link" text:visited-style-name="Visited_20_Internet_20_Link"><text:span text:style-name="T11">honestly, loads of fields, but things like name and age, preferred pronouns,</text:span></text:a><text:span text:style-name="T12"> </text:span><text:a xlink:type="simple" xlink:href="https://app.pluralsight.com/course-player?clipId=1252eaba-126e-4ea7-b8ca-d7d4e3163d36&amp;startTime=109.8" office:target-frame-name="psplayer" xlink:show="replace" text:style-name="Internet_20_link" text:visited-style-name="Visited_20_Internet_20_Link"><text:span text:style-name="T11">eye color, hair color, whatever.</text:span></text:a><text:span text:style-name="T12"> </text:span><text:a xlink:type="simple" xlink:href="https://app.pluralsight.com/course-player?clipId=1252eaba-126e-4ea7-b8ca-d7d4e3163d36&amp;startTime=111.98" office:target-frame-name="psplayer" xlink:show="replace" text:style-name="Internet_20_link" text:visited-style-name="Visited_20_Internet_20_Link"><text:span text:style-name="T11">We've pretty much got free reign.</text:span></text:a><text:span text:style-name="T12"> </text:span><text:a xlink:type="simple" xlink:href="https://app.pluralsight.com/course-player?clipId=1252eaba-126e-4ea7-b8ca-d7d4e3163d36&amp;startTime=115.34" office:target-frame-name="psplayer" xlink:show="replace" text:style-name="Internet_20_link" text:visited-style-name="Visited_20_Internet_20_Link"><text:span text:style-name="T11">And I reckon that's the basics. Now,</text:span></text:a><text:span text:style-name="T12"> </text:span><text:a xlink:type="simple" xlink:href="https://app.pluralsight.com/course-player?clipId=1252eaba-126e-4ea7-b8ca-d7d4e3163d36&amp;startTime=117.81" office:target-frame-name="psplayer" xlink:show="replace" text:style-name="Internet_20_link" text:visited-style-name="Visited_20_Internet_20_Link"><text:span text:style-name="T11">we are going to get hands on with them in a second,</text:span></text:a><text:span text:style-name="T12"> </text:span><text:a xlink:type="simple" xlink:href="https://app.pluralsight.com/course-player?clipId=1252eaba-126e-4ea7-b8ca-d7d4e3163d36&amp;startTime=119.95" office:target-frame-name="psplayer" xlink:show="replace" text:style-name="Internet_20_link" text:visited-style-name="Visited_20_Internet_20_Link"><text:span text:style-name="T11">but I do just want to make a quick side step to mention object‑oriented programming.</text:span></text:a></text:p>
      <text:h text:style-name="P3" text:outline-level="3"><text:soft-page-break/><text:a xlink:type="simple" xlink:href="https://app.pluralsight.com/course-player?clipId=4c031618-5d3d-4807-911f-885c7c6283e4" office:target-frame-name="psplayer" xlink:show="replace" text:style-name="Internet_20_link" text:visited-style-name="Visited_20_Internet_20_Link"><text:span text:style-name="T11">Object-oriented Programming and Go</text:span></text:a></text:h>
      <text:p text:style-name="P5"><text:a xlink:type="simple" xlink:href="https://app.pluralsight.com/course-player?clipId=4c031618-5d3d-4807-911f-885c7c6283e4&amp;startTime=1.44" office:target-frame-name="psplayer" xlink:show="replace" text:style-name="Internet_20_link" text:visited-style-name="Visited_20_Internet_20_Link"><text:span text:style-name="T11">Okay, so a very quick sidestep here, and,</text:span></text:a><text:span text:style-name="T12"> </text:span><text:a xlink:type="simple" xlink:href="https://app.pluralsight.com/course-player?clipId=4c031618-5d3d-4807-911f-885c7c6283e4&amp;startTime=3.81" office:target-frame-name="psplayer" xlink:show="replace" text:style-name="Internet_20_link" text:visited-style-name="Visited_20_Internet_20_Link"><text:span text:style-name="T11">look, you know what, if you're not already into object‑oriented programming,</text:span></text:a><text:span text:style-name="T12"> </text:span><text:a xlink:type="simple" xlink:href="https://app.pluralsight.com/course-player?clipId=4c031618-5d3d-4807-911f-885c7c6283e4&amp;startTime=7.84" office:target-frame-name="psplayer" xlink:show="replace" text:style-name="Internet_20_link" text:visited-style-name="Visited_20_Internet_20_Link"><text:span text:style-name="T11">honestly,</text:span></text:a><text:span text:style-name="T12"> </text:span><text:a xlink:type="simple" xlink:href="https://app.pluralsight.com/course-player?clipId=4c031618-5d3d-4807-911f-885c7c6283e4&amp;startTime=8.58" office:target-frame-name="psplayer" xlink:show="replace" text:style-name="Internet_20_link" text:visited-style-name="Visited_20_Internet_20_Link"><text:span text:style-name="T11">just hit that forward button down there, save yourself a</text:span></text:a><text:span text:style-name="T12"> </text:span><text:a xlink:type="simple" xlink:href="https://app.pluralsight.com/course-player?clipId=4c031618-5d3d-4807-911f-885c7c6283e4&amp;startTime=11.13" office:target-frame-name="psplayer" xlink:show="replace" text:style-name="Internet_20_link" text:visited-style-name="Visited_20_Internet_20_Link"><text:span text:style-name="T11">couple of minutes. Still here? Okay, well, look,</text:span></text:a><text:span text:style-name="T12"> </text:span><text:a xlink:type="simple" xlink:href="https://app.pluralsight.com/course-player?clipId=4c031618-5d3d-4807-911f-885c7c6283e4&amp;startTime=16.34" office:target-frame-name="psplayer" xlink:show="replace" text:style-name="Internet_20_link" text:visited-style-name="Visited_20_Internet_20_Link"><text:span text:style-name="T11">just in case you're not an object‑oriented programmer and you ignored</text:span></text:a><text:span text:style-name="T12"> </text:span><text:a xlink:type="simple" xlink:href="https://app.pluralsight.com/course-player?clipId=4c031618-5d3d-4807-911f-885c7c6283e4&amp;startTime=20.28" office:target-frame-name="psplayer" xlink:show="replace" text:style-name="Internet_20_link" text:visited-style-name="Visited_20_Internet_20_Link"><text:span text:style-name="T11">my advice and didn't hit the forward button, well,</text:span></text:a><text:span text:style-name="T12"> </text:span><text:a xlink:type="simple" xlink:href="https://app.pluralsight.com/course-player?clipId=4c031618-5d3d-4807-911f-885c7c6283e4&amp;startTime=22.96" office:target-frame-name="psplayer" xlink:show="replace" text:style-name="Internet_20_link" text:visited-style-name="Visited_20_Internet_20_Link"><text:span text:style-name="T11">object‑oriented programming is pretty much an application of</text:span></text:a><text:span text:style-name="T12"> </text:span><text:a xlink:type="simple" xlink:href="https://app.pluralsight.com/course-player?clipId=4c031618-5d3d-4807-911f-885c7c6283e4&amp;startTime=26.68" office:target-frame-name="psplayer" xlink:show="replace" text:style-name="Internet_20_link" text:visited-style-name="Visited_20_Internet_20_Link"><text:span text:style-name="T11">the old UNIX philosophy of creating smaller,</text:span></text:a><text:span text:style-name="T12"> </text:span><text:a xlink:type="simple" xlink:href="https://app.pluralsight.com/course-player?clipId=4c031618-5d3d-4807-911f-885c7c6283e4&amp;startTime=29.83" office:target-frame-name="psplayer" xlink:show="replace" text:style-name="Internet_20_link" text:visited-style-name="Visited_20_Internet_20_Link"><text:span text:style-name="T11">modular, reusable components, objects, yeah,</text:span></text:a><text:span text:style-name="T12"> </text:span><text:a xlink:type="simple" xlink:href="https://app.pluralsight.com/course-player?clipId=4c031618-5d3d-4807-911f-885c7c6283e4&amp;startTime=32.84" office:target-frame-name="psplayer" xlink:show="replace" text:style-name="Internet_20_link" text:visited-style-name="Visited_20_Internet_20_Link"><text:span text:style-name="T11">that specialize in doing one thing,</text:span></text:a><text:span text:style-name="T12"> </text:span><text:a xlink:type="simple" xlink:href="https://app.pluralsight.com/course-player?clipId=4c031618-5d3d-4807-911f-885c7c6283e4&amp;startTime=35.44" office:target-frame-name="psplayer" xlink:show="replace" text:style-name="Internet_20_link" text:visited-style-name="Visited_20_Internet_20_Link"><text:span text:style-name="T11">but then bringing lots of those specialist objects together to form a useful</text:span></text:a><text:span text:style-name="T12"> </text:span><text:a xlink:type="simple" xlink:href="https://app.pluralsight.com/course-player?clipId=4c031618-5d3d-4807-911f-885c7c6283e4&amp;startTime=39.74" office:target-frame-name="psplayer" xlink:show="replace" text:style-name="Internet_20_link" text:visited-style-name="Visited_20_Internet_20_Link"><text:span text:style-name="T11">application. Anyway, if you've got experience with OO,</text:span></text:a><text:span text:style-name="T12"> </text:span><text:a xlink:type="simple" xlink:href="https://app.pluralsight.com/course-player?clipId=4c031618-5d3d-4807-911f-885c7c6283e4&amp;startTime=44.32" office:target-frame-name="psplayer" xlink:show="replace" text:style-name="Internet_20_link" text:visited-style-name="Visited_20_Internet_20_Link"><text:span text:style-name="T11">then I'm sorry to say, Go does not have an object type, and,</text:span></text:a><text:span text:style-name="T12"> </text:span><text:a xlink:type="simple" xlink:href="https://app.pluralsight.com/course-player?clipId=4c031618-5d3d-4807-911f-885c7c6283e4&amp;startTime=49.36" office:target-frame-name="psplayer" xlink:show="replace" text:style-name="Internet_20_link" text:visited-style-name="Visited_20_Internet_20_Link"><text:span text:style-name="T11">actually, it doesn't have a class keyword either.</text:span></text:a><text:span text:style-name="T12"> </text:span><text:a xlink:type="simple" xlink:href="https://app.pluralsight.com/course-player?clipId=4c031618-5d3d-4807-911f-885c7c6283e4&amp;startTime=52.84" office:target-frame-name="psplayer" xlink:show="replace" text:style-name="Internet_20_link" text:visited-style-name="Visited_20_Internet_20_Link"><text:span text:style-name="T11">So, while structs might look like we're heading towards OO with Go,</text:span></text:a><text:span text:style-name="T12"> </text:span><text:a xlink:type="simple" xlink:href="https://app.pluralsight.com/course-player?clipId=4c031618-5d3d-4807-911f-885c7c6283e4&amp;startTime=57.92" office:target-frame-name="psplayer" xlink:show="replace" text:style-name="Internet_20_link" text:visited-style-name="Visited_20_Internet_20_Link"><text:span text:style-name="T11">I'm really sorry, we're not. Because they're just not objects in the full sense.</text:span></text:a><text:span text:style-name="T12"> </text:span><text:a xlink:type="simple" xlink:href="https://app.pluralsight.com/course-player?clipId=4c031618-5d3d-4807-911f-885c7c6283e4&amp;startTime=63.09" office:target-frame-name="psplayer" xlink:show="replace" text:style-name="Internet_20_link" text:visited-style-name="Visited_20_Internet_20_Link"><text:span text:style-name="T11">I mean, yeah,</text:span></text:a><text:span text:style-name="T12"> </text:span><text:a xlink:type="simple" xlink:href="https://app.pluralsight.com/course-player?clipId=4c031618-5d3d-4807-911f-885c7c6283e4&amp;startTime=64" office:target-frame-name="psplayer" xlink:show="replace" text:style-name="Internet_20_link" text:visited-style-name="Visited_20_Internet_20_Link"><text:span text:style-name="T11">they're a bunch of named fields and you can associate methods with them,</text:span></text:a><text:span text:style-name="T12"> </text:span><text:a xlink:type="simple" xlink:href="https://app.pluralsight.com/course-player?clipId=4c031618-5d3d-4807-911f-885c7c6283e4&amp;startTime=67.02" office:target-frame-name="psplayer" xlink:show="replace" text:style-name="Internet_20_link" text:visited-style-name="Visited_20_Internet_20_Link"><text:span text:style-name="T11">but they don't support inheritance.</text:span></text:a><text:span text:style-name="T12"> </text:span><text:a xlink:type="simple" xlink:href="https://app.pluralsight.com/course-player?clipId=4c031618-5d3d-4807-911f-885c7c6283e4&amp;startTime=70.34" office:target-frame-name="psplayer" xlink:show="replace" text:style-name="Internet_20_link" text:visited-style-name="Visited_20_Internet_20_Link"><text:span text:style-name="T11">So, no true objects,</text:span></text:a><text:span text:style-name="T12"> </text:span><text:a xlink:type="simple" xlink:href="https://app.pluralsight.com/course-player?clipId=4c031618-5d3d-4807-911f-885c7c6283e4&amp;startTime=72.38" office:target-frame-name="psplayer" xlink:show="replace" text:style-name="Internet_20_link" text:visited-style-name="Visited_20_Internet_20_Link"><text:span text:style-name="T11">no classes, and no inheritance. Basically, no OO with Go, and that's by</text:span></text:a><text:span text:style-name="T12"> </text:span><text:a xlink:type="simple" xlink:href="https://app.pluralsight.com/course-player?clipId=4c031618-5d3d-4807-911f-885c7c6283e4&amp;startTime=77.43" office:target-frame-name="psplayer" xlink:show="replace" text:style-name="Internet_20_link" text:visited-style-name="Visited_20_Internet_20_Link"><text:span text:style-name="T11">design. Now, yeah, like all things, you can be clever and make Go do things</text:span></text:a><text:span text:style-name="T12"> </text:span><text:a xlink:type="simple" xlink:href="https://app.pluralsight.com/course-player?clipId=4c031618-5d3d-4807-911f-885c7c6283e4&amp;startTime=83.19" office:target-frame-name="psplayer" xlink:show="replace" text:style-name="Internet_20_link" text:visited-style-name="Visited_20_Internet_20_Link"><text:span text:style-name="T11">it was never designed to do, but I wouldn't recommend it. If you're going to</text:span></text:a><text:span text:style-name="T12"> </text:span><text:a xlink:type="simple" xlink:href="https://app.pluralsight.com/course-player?clipId=4c031618-5d3d-4807-911f-885c7c6283e4&amp;startTime=87.1" office:target-frame-name="psplayer" xlink:show="replace" text:style-name="Internet_20_link" text:visited-style-name="Visited_20_Internet_20_Link"><text:span text:style-name="T11">be using Go, honestly, leave whatever OO you can behind you, and work with</text:span></text:a><text:span text:style-name="T12"> </text:span><text:a xlink:type="simple" xlink:href="https://app.pluralsight.com/course-player?clipId=4c031618-5d3d-4807-911f-885c7c6283e4&amp;startTime=92.25" office:target-frame-name="psplayer" xlink:show="replace" text:style-name="Internet_20_link" text:visited-style-name="Visited_20_Internet_20_Link"><text:span text:style-name="T11">Go the way it was intended.</text:span></text:a><text:span text:style-name="T12"> </text:span><text:a xlink:type="simple" xlink:href="https://app.pluralsight.com/course-player?clipId=4c031618-5d3d-4807-911f-885c7c6283e4&amp;startTime=95.04" office:target-frame-name="psplayer" xlink:show="replace" text:style-name="Internet_20_link" text:visited-style-name="Visited_20_Internet_20_Link"><text:span text:style-name="T11">But look, I'm waffling. Structs are not OO in Go, but they are quality, so let's get our hands on with them.</text:span></text:a></text:p>
      <text:h text:style-name="P3" text:outline-level="3"><text:a xlink:type="simple" xlink:href="https://app.pluralsight.com/course-player?clipId=a923ab23-8c46-4c27-b138-9ccb5303e7a6" office:target-frame-name="psplayer" xlink:show="replace" text:style-name="Internet_20_link" text:visited-style-name="Visited_20_Internet_20_Link"><text:span text:style-name="T11">Defining Structs</text:span></text:a></text:h>
      <text:p text:style-name="P5"><text:a xlink:type="simple" xlink:href="https://app.pluralsight.com/course-player?clipId=a923ab23-8c46-4c27-b138-9ccb5303e7a6&amp;startTime=1.6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a923ab23-8c46-4c27-b138-9ccb5303e7a6&amp;startTime=2.14" office:target-frame-name="psplayer" xlink:show="replace" text:style-name="Internet_20_link" text:visited-style-name="Visited_20_Internet_20_Link"><text:span text:style-name="T11">no more slides. And actually, I am in the struct.go file in the structs</text:span></text:a><text:span text:style-name="T12"> </text:span><text:a xlink:type="simple" xlink:href="https://app.pluralsight.com/course-player?clipId=a923ab23-8c46-4c27-b138-9ccb5303e7a6&amp;startTime=6.64" office:target-frame-name="psplayer" xlink:show="replace" text:style-name="Internet_20_link" text:visited-style-name="Visited_20_Internet_20_Link"><text:span text:style-name="T11">folder of the GitHub repo. Now to define a struct in go,</text:span></text:a><text:span text:style-name="T12"> </text:span><text:a xlink:type="simple" xlink:href="https://app.pluralsight.com/course-player?clipId=a923ab23-8c46-4c27-b138-9ccb5303e7a6&amp;startTime=10.73" office:target-frame-name="psplayer" xlink:show="replace" text:style-name="Internet_20_link" text:visited-style-name="Visited_20_Internet_20_Link"><text:span text:style-name="T11">we can use the type keyword. Then, we give it a name.</text:span></text:a><text:span text:style-name="T12"> </text:span><text:a xlink:type="simple" xlink:href="https://app.pluralsight.com/course-player?clipId=a923ab23-8c46-4c27-b138-9ccb5303e7a6&amp;startTime=15.14" office:target-frame-name="psplayer" xlink:show="replace" text:style-name="Internet_20_link" text:visited-style-name="Visited_20_Internet_20_Link"><text:span text:style-name="T11">Now look,</text:span></text:a><text:span text:style-name="T12"> </text:span><text:a xlink:type="simple" xlink:href="https://app.pluralsight.com/course-player?clipId=a923ab23-8c46-4c27-b138-9ccb5303e7a6&amp;startTime=15.79" office:target-frame-name="psplayer" xlink:show="replace" text:style-name="Internet_20_link" text:visited-style-name="Visited_20_Internet_20_Link"><text:span text:style-name="T11">geometric shapes have been done to death with structs, so I'm</text:span></text:a><text:span text:style-name="T12"> </text:span><text:a xlink:type="simple" xlink:href="https://app.pluralsight.com/course-player?clipId=a923ab23-8c46-4c27-b138-9ccb5303e7a6&amp;startTime=19.58" office:target-frame-name="psplayer" xlink:show="replace" text:style-name="Internet_20_link" text:visited-style-name="Visited_20_Internet_20_Link"><text:span text:style-name="T11">going with Pluralsight courses. Though to be fair,</text:span></text:a><text:span text:style-name="T12"> </text:span><text:a xlink:type="simple" xlink:href="https://app.pluralsight.com/course-player?clipId=a923ab23-8c46-4c27-b138-9ccb5303e7a6&amp;startTime=22.45" office:target-frame-name="psplayer" xlink:show="replace" text:style-name="Internet_20_link" text:visited-style-name="Visited_20_Internet_20_Link"><text:span text:style-name="T11">I've probably overdone them a bit in this course.</text:span></text:a><text:span text:style-name="T12"> </text:span><text:a xlink:type="simple" xlink:href="https://app.pluralsight.com/course-player?clipId=a923ab23-8c46-4c27-b138-9ccb5303e7a6&amp;startTime=24.71" office:target-frame-name="psplayer" xlink:show="replace" text:style-name="Internet_20_link" text:visited-style-name="Visited_20_Internet_20_Link"><text:span text:style-name="T11">Anyway, look,</text:span></text:a><text:span text:style-name="T12"> </text:span><text:a xlink:type="simple" xlink:href="https://app.pluralsight.com/course-player?clipId=a923ab23-8c46-4c27-b138-9ccb5303e7a6&amp;startTime=25.68" office:target-frame-name="psplayer" xlink:show="replace" text:style-name="Internet_20_link" text:visited-style-name="Visited_20_Internet_20_Link"><text:span text:style-name="T11">we're going to call our new type courseMeta. Then we go struct because</text:span></text:a><text:span text:style-name="T12"> </text:span><text:a xlink:type="simple" xlink:href="https://app.pluralsight.com/course-player?clipId=a923ab23-8c46-4c27-b138-9ccb5303e7a6&amp;startTime=31.29" office:target-frame-name="psplayer" xlink:show="replace" text:style-name="Internet_20_link" text:visited-style-name="Visited_20_Internet_20_Link"><text:span text:style-name="T11">it's going to be a struct. Now, actually, we can define new types as</text:span></text:a><text:span text:style-name="T12"> </text:span><text:a xlink:type="simple" xlink:href="https://app.pluralsight.com/course-player?clipId=a923ab23-8c46-4c27-b138-9ccb5303e7a6&amp;startTime=36.79" office:target-frame-name="psplayer" xlink:show="replace" text:style-name="Internet_20_link" text:visited-style-name="Visited_20_Internet_20_Link"><text:span text:style-name="T11">simple ints and strings and the likes if we want to.</text:span></text:a><text:span text:style-name="T12"> </text:span><text:a xlink:type="simple" xlink:href="https://app.pluralsight.com/course-player?clipId=a923ab23-8c46-4c27-b138-9ccb5303e7a6&amp;startTime=40.04" office:target-frame-name="psplayer" xlink:show="replace" text:style-name="Internet_20_link" text:visited-style-name="Visited_20_Internet_20_Link"><text:span text:style-name="T11">So yeah, even though there's already an int type,</text:span></text:a><text:span text:style-name="T12"> </text:span><text:a xlink:type="simple" xlink:href="https://app.pluralsight.com/course-player?clipId=a923ab23-8c46-4c27-b138-9ccb5303e7a6&amp;startTime=43.36" office:target-frame-name="psplayer" xlink:show="replace" text:style-name="Internet_20_link" text:visited-style-name="Visited_20_Internet_20_Link"><text:span text:style-name="T11">we can create a new int type that's a simple int as well. And the reason we do</text:span></text:a><text:span text:style-name="T12"> </text:span><text:a xlink:type="simple" xlink:href="https://app.pluralsight.com/course-player?clipId=a923ab23-8c46-4c27-b138-9ccb5303e7a6&amp;startTime=48.24" office:target-frame-name="psplayer" xlink:show="replace" text:style-name="Internet_20_link" text:visited-style-name="Visited_20_Internet_20_Link"><text:span text:style-name="T11">this sometimes is we can assign methods to custom types,</text:span></text:a><text:span text:style-name="T12"> </text:span><text:a xlink:type="simple" xlink:href="https://app.pluralsight.com/course-player?clipId=a923ab23-8c46-4c27-b138-9ccb5303e7a6&amp;startTime=51.88" office:target-frame-name="psplayer" xlink:show="replace" text:style-name="Internet_20_link" text:visited-style-name="Visited_20_Internet_20_Link"><text:span text:style-name="T11">basically attaching a function to the type. Anyhow, look,</text:span></text:a><text:span text:style-name="T12"> </text:span><text:a xlink:type="simple" xlink:href="https://app.pluralsight.com/course-player?clipId=a923ab23-8c46-4c27-b138-9ccb5303e7a6&amp;startTime=56.65" office:target-frame-name="psplayer" xlink:show="replace" text:style-name="Internet_20_link" text:visited-style-name="Visited_20_Internet_20_Link"><text:span text:style-name="T11">we slapped the fields inside a set of curlys, and of</text:span></text:a><text:span text:style-name="T12"> </text:span><text:a xlink:type="simple" xlink:href="https://app.pluralsight.com/course-player?clipId=a923ab23-8c46-4c27-b138-9ccb5303e7a6&amp;startTime=59.07" office:target-frame-name="psplayer" xlink:show="replace" text:style-name="Internet_20_link" text:visited-style-name="Visited_20_Internet_20_Link"><text:span text:style-name="T11">course, we make sure they have unique names.</text:span></text:a><text:span text:style-name="T12"> </text:span><text:a xlink:type="simple" xlink:href="https://app.pluralsight.com/course-player?clipId=a923ab23-8c46-4c27-b138-9ccb5303e7a6&amp;startTime=62.14" office:target-frame-name="psplayer" xlink:show="replace" text:style-name="Internet_20_link" text:visited-style-name="Visited_20_Internet_20_Link"><text:span text:style-name="T11">Well, as we're going with metadata for Pluralsight</text:span></text:a><text:span text:style-name="T12"> </text:span><text:a xlink:type="simple" xlink:href="https://app.pluralsight.com/course-player?clipId=a923ab23-8c46-4c27-b138-9ccb5303e7a6&amp;startTime=64.63" office:target-frame-name="psplayer" xlink:show="replace" text:style-name="Internet_20_link" text:visited-style-name="Visited_20_Internet_20_Link"><text:span text:style-name="T11">courses, we're having author as a string, level as a</text:span></text:a><text:span text:style-name="T12"> </text:span><text:a xlink:type="simple" xlink:href="https://app.pluralsight.com/course-player?clipId=a923ab23-8c46-4c27-b138-9ccb5303e7a6&amp;startTime=67.59" office:target-frame-name="psplayer" xlink:show="replace" text:style-name="Internet_20_link" text:visited-style-name="Visited_20_Internet_20_Link"><text:span text:style-name="T11">string, and then rating as a float64.</text:span></text:a><text:span text:style-name="T12"> </text:span><text:a xlink:type="simple" xlink:href="https://app.pluralsight.com/course-player?clipId=a923ab23-8c46-4c27-b138-9ccb5303e7a6&amp;startTime=71.54" office:target-frame-name="psplayer" xlink:show="replace" text:style-name="Internet_20_link" text:visited-style-name="Visited_20_Internet_20_Link"><text:span text:style-name="T11">Now we could have more, but that'll do for now. And now then, I know</text:span></text:a><text:span text:style-name="T12"> </text:span><text:a xlink:type="simple" xlink:href="https://app.pluralsight.com/course-player?clipId=a923ab23-8c46-4c27-b138-9ccb5303e7a6&amp;startTime=78.2" office:target-frame-name="psplayer" xlink:show="replace" text:style-name="Internet_20_link" text:visited-style-name="Visited_20_Internet_20_Link"><text:span text:style-name="T11">I'm over‑stressing this, but in case it's new to you,</text:span></text:a><text:span text:style-name="T12"> </text:span><text:a xlink:type="simple" xlink:href="https://app.pluralsight.com/course-player?clipId=a923ab23-8c46-4c27-b138-9ccb5303e7a6&amp;startTime=81.26" office:target-frame-name="psplayer" xlink:show="replace" text:style-name="Internet_20_link" text:visited-style-name="Visited_20_Internet_20_Link"><text:span text:style-name="T11">all this is doing is defining a new type.</text:span></text:a><text:span text:style-name="T12"> </text:span><text:a xlink:type="simple" xlink:href="https://app.pluralsight.com/course-player?clipId=a923ab23-8c46-4c27-b138-9ccb5303e7a6&amp;startTime=84.23" office:target-frame-name="psplayer" xlink:show="replace" text:style-name="Internet_20_link" text:visited-style-name="Visited_20_Internet_20_Link"><text:span text:style-name="T11">So it's called courseMeta, and it's got these properties, we're not</text:span></text:a><text:span text:style-name="T12"> </text:span><text:a xlink:type="simple" xlink:href="https://app.pluralsight.com/course-player?clipId=a923ab23-8c46-4c27-b138-9ccb5303e7a6&amp;startTime=88.12" office:target-frame-name="psplayer" xlink:show="replace" text:style-name="Internet_20_link" text:visited-style-name="Visited_20_Internet_20_Link"><text:span text:style-name="T11">actually creating a variable of this type yet.</text:span></text:a><text:span text:style-name="T12"> </text:span><text:a xlink:type="simple" xlink:href="https://app.pluralsight.com/course-player?clipId=a923ab23-8c46-4c27-b138-9ccb5303e7a6&amp;startTime=91.54" office:target-frame-name="psplayer" xlink:show="replace" text:style-name="Internet_20_link" text:visited-style-name="Visited_20_Internet_20_Link"><text:span text:style-name="T11">Well, to actually do that, we can go either this or this.</text:span></text:a><text:span text:style-name="T12"> </text:span><text:a xlink:type="simple" xlink:href="https://app.pluralsight.com/course-player?clipId=a923ab23-8c46-4c27-b138-9ccb5303e7a6&amp;startTime=97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a923ab23-8c46-4c27-b138-9ccb5303e7a6&amp;startTime=97.56" office:target-frame-name="psplayer" xlink:show="replace" text:style-name="Internet_20_link" text:visited-style-name="Visited_20_Internet_20_Link"><text:span text:style-name="T11">both of these declare a new variable called</text:span></text:a><text:span text:style-name="T12"> </text:span><text:a xlink:type="simple" xlink:href="https://app.pluralsight.com/course-player?clipId=a923ab23-8c46-4c27-b138-9ccb5303e7a6&amp;startTime=99.44" office:target-frame-name="psplayer" xlink:show="replace" text:style-name="Internet_20_link" text:visited-style-name="Visited_20_Internet_20_Link"><text:span text:style-name="T11">gettingStartedWithK8s, but importantly,</text:span></text:a><text:span text:style-name="T12"> </text:span><text:a xlink:type="simple" xlink:href="https://app.pluralsight.com/course-player?clipId=a923ab23-8c46-4c27-b138-9ccb5303e7a6&amp;startTime=102.99" office:target-frame-name="psplayer" xlink:show="replace" text:style-name="Internet_20_link" text:visited-style-name="Visited_20_Internet_20_Link"><text:span text:style-name="T11">instead of its type being an int or something,</text:span></text:a><text:span text:style-name="T12"> </text:span><text:a xlink:type="simple" xlink:href="https://app.pluralsight.com/course-player?clipId=a923ab23-8c46-4c27-b138-9ccb5303e7a6&amp;startTime=105.62" office:target-frame-name="psplayer" xlink:show="replace" text:style-name="Internet_20_link" text:visited-style-name="Visited_20_Internet_20_Link"><text:span text:style-name="T11">it's of our new courseMeta type.</text:span></text:a><text:span text:style-name="T12"> </text:span><text:a xlink:type="simple" xlink:href="https://app.pluralsight.com/course-player?clipId=a923ab23-8c46-4c27-b138-9ccb5303e7a6&amp;startTime=108.84" office:target-frame-name="psplayer" xlink:show="replace" text:style-name="Internet_20_link" text:visited-style-name="Visited_20_Internet_20_Link"><text:span text:style-name="T11">But again, these only declare the variable, so they</text:span></text:a><text:span text:style-name="T12"> </text:span><text:a xlink:type="simple" xlink:href="https://app.pluralsight.com/course-player?clipId=a923ab23-8c46-4c27-b138-9ccb5303e7a6&amp;startTime=112.19" office:target-frame-name="psplayer" xlink:show="replace" text:style-name="Internet_20_link" text:visited-style-name="Visited_20_Internet_20_Link"><text:span text:style-name="T11">initialize all the fields with default 0 values.</text:span></text:a><text:span text:style-name="T12"> </text:span><text:a xlink:type="simple" xlink:href="https://app.pluralsight.com/course-player?clipId=a923ab23-8c46-4c27-b138-9ccb5303e7a6&amp;startTime=115.29" office:target-frame-name="psplayer" xlink:show="replace" text:style-name="Internet_20_link" text:visited-style-name="Visited_20_Internet_20_Link"><text:span text:style-name="T11">But there is a difference between the two, using the</text:span></text:a><text:span text:style-name="T12"> </text:span><text:a xlink:type="simple" xlink:href="https://app.pluralsight.com/course-player?clipId=a923ab23-8c46-4c27-b138-9ccb5303e7a6&amp;startTime=117.7" office:target-frame-name="psplayer" xlink:show="replace" text:style-name="Internet_20_link" text:visited-style-name="Visited_20_Internet_20_Link"><text:span text:style-name="T11">new keyword here yields a pointer.</text:span></text:a><text:span text:style-name="T12"> </text:span><text:a xlink:type="simple" xlink:href="https://app.pluralsight.com/course-player?clipId=a923ab23-8c46-4c27-b138-9ccb5303e7a6&amp;startTime=121.94" office:target-frame-name="psplayer" xlink:show="replace" text:style-name="Internet_20_link" text:visited-style-name="Visited_20_Internet_20_Link"><text:span text:style-name="T11">Now then, we're not going to use either of those, but I am going</text:span></text:a><text:span text:style-name="T12"> </text:span><text:a xlink:type="simple" xlink:href="https://app.pluralsight.com/course-player?clipId=a923ab23-8c46-4c27-b138-9ccb5303e7a6&amp;startTime=125.35" office:target-frame-name="psplayer" xlink:show="replace" text:style-name="Internet_20_link" text:visited-style-name="Visited_20_Internet_20_Link"><text:span text:style-name="T11">to leave them on there just for reference.</text:span></text:a><text:span text:style-name="T12"> </text:span><text:a xlink:type="simple" xlink:href="https://app.pluralsight.com/course-player?clipId=a923ab23-8c46-4c27-b138-9ccb5303e7a6&amp;startTime=128.94" office:target-frame-name="psplayer" xlink:show="replace" text:style-name="Internet_20_link" text:visited-style-name="Visited_20_Internet_20_Link"><text:span text:style-name="T11">Okay, the composite literal form looks like this.</text:span></text:a><text:span text:style-name="T12"> </text:span><text:a xlink:type="simple" xlink:href="https://app.pluralsight.com/course-player?clipId=a923ab23-8c46-4c27-b138-9ccb5303e7a6&amp;startTime=133.11" office:target-frame-name="psplayer" xlink:show="replace" text:style-name="Internet_20_link" text:visited-style-name="Visited_20_Internet_20_Link"><text:span text:style-name="T11">So we're declaring a new variable again called</text:span></text:a><text:span text:style-name="T12"> </text:span><text:a xlink:type="simple" xlink:href="https://app.pluralsight.com/course-player?clipId=a923ab23-8c46-4c27-b138-9ccb5303e7a6&amp;startTime=135.66" office:target-frame-name="psplayer" xlink:show="replace" text:style-name="Internet_20_link" text:visited-style-name="Visited_20_Internet_20_Link"><text:span text:style-name="T11">gettingStartedWithK8s, but this time we're initializing it as well.</text:span></text:a><text:span text:style-name="T12"> </text:span><text:a xlink:type="simple" xlink:href="https://app.pluralsight.com/course-player?clipId=a923ab23-8c46-4c27-b138-9ccb5303e7a6&amp;startTime=140.84" office:target-frame-name="psplayer" xlink:show="replace" text:style-name="Internet_20_link" text:visited-style-name="Visited_20_Internet_20_Link"><text:span text:style-name="T11">So why not, go on. From the top real quick.</text:span></text:a><text:span text:style-name="T12"> </text:span><text:a xlink:type="simple" xlink:href="https://app.pluralsight.com/course-player?clipId=a923ab23-8c46-4c27-b138-9ccb5303e7a6&amp;startTime=144.05" office:target-frame-name="psplayer" xlink:show="replace" text:style-name="Internet_20_link" text:visited-style-name="Visited_20_Internet_20_Link"><text:span text:style-name="T11">We're defining a new type here called courseMeta with three named fields.</text:span></text:a><text:span text:style-name="T12"> </text:span><text:a xlink:type="simple" xlink:href="https://app.pluralsight.com/course-player?clipId=a923ab23-8c46-4c27-b138-9ccb5303e7a6&amp;startTime=148.54" office:target-frame-name="psplayer" xlink:show="replace" text:style-name="Internet_20_link" text:visited-style-name="Visited_20_Internet_20_Link"><text:span text:style-name="T11">These are a couple of ways to create the variable of this new type,</text:span></text:a><text:span text:style-name="T12"> </text:span><text:a xlink:type="simple" xlink:href="https://app.pluralsight.com/course-player?clipId=a923ab23-8c46-4c27-b138-9ccb5303e7a6&amp;startTime=152.46" office:target-frame-name="psplayer" xlink:show="replace" text:style-name="Internet_20_link" text:visited-style-name="Visited_20_Internet_20_Link"><text:span text:style-name="T11">but they only declare it and they don't initialize it.</text:span></text:a><text:span text:style-name="T12"> </text:span><text:a xlink:type="simple" xlink:href="https://app.pluralsight.com/course-player?clipId=a923ab23-8c46-4c27-b138-9ccb5303e7a6&amp;startTime=155.59" office:target-frame-name="psplayer" xlink:show="replace" text:style-name="Internet_20_link" text:visited-style-name="Visited_20_Internet_20_Link"><text:span text:style-name="T11">Well, </text:span></text:a><text:soft-page-break/><text:a xlink:type="simple" xlink:href="https://app.pluralsight.com/course-player?clipId=a923ab23-8c46-4c27-b138-9ccb5303e7a6&amp;startTime=155.59" office:target-frame-name="psplayer" xlink:show="replace" text:style-name="Internet_20_link" text:visited-style-name="Visited_20_Internet_20_Link"><text:span text:style-name="T11">down here we are declaring and initializing in one shot.</text:span></text:a><text:span text:style-name="T12"> </text:span><text:a xlink:type="simple" xlink:href="https://app.pluralsight.com/course-player?clipId=a923ab23-8c46-4c27-b138-9ccb5303e7a6&amp;startTime=161.64" office:target-frame-name="psplayer" xlink:show="replace" text:style-name="Internet_20_link" text:visited-style-name="Visited_20_Internet_20_Link"><text:span text:style-name="T11">Well, I'll tell you what,</text:span></text:a><text:span text:style-name="T12"> </text:span><text:a xlink:type="simple" xlink:href="https://app.pluralsight.com/course-player?clipId=a923ab23-8c46-4c27-b138-9ccb5303e7a6&amp;startTime=162.93" office:target-frame-name="psplayer" xlink:show="replace" text:style-name="Internet_20_link" text:visited-style-name="Visited_20_Internet_20_Link"><text:span text:style-name="T11">let's have a Println here to show its values and we'll give this a try.</text:span></text:a><text:span text:style-name="T12"> </text:span><text:a xlink:type="simple" xlink:href="https://app.pluralsight.com/course-player?clipId=a923ab23-8c46-4c27-b138-9ccb5303e7a6&amp;startTime=169.04" office:target-frame-name="psplayer" xlink:show="replace" text:style-name="Internet_20_link" text:visited-style-name="Visited_20_Internet_20_Link"><text:span text:style-name="T11">Okay, not bad. Well, next up, we'll see how to work a little bit more intricately with structs.</text:span></text:a></text:p>
      <text:h text:style-name="P3" text:outline-level="3"><text:a xlink:type="simple" xlink:href="https://app.pluralsight.com/course-player?clipId=15916c4d-d4af-4e0f-b773-b9e9206dc872" office:target-frame-name="psplayer" xlink:show="replace" text:style-name="Internet_20_link" text:visited-style-name="Visited_20_Internet_20_Link"><text:span text:style-name="T11">Working with Structs</text:span></text:a></text:h>
      <text:p text:style-name="P5"><text:a xlink:type="simple" xlink:href="https://app.pluralsight.com/course-player?clipId=15916c4d-d4af-4e0f-b773-b9e9206dc872&amp;startTime=1.54" office:target-frame-name="psplayer" xlink:show="replace" text:style-name="Internet_20_link" text:visited-style-name="Visited_20_Internet_20_Link"><text:span text:style-name="T11">Right then. We referenced individual fields in a</text:span></text:a><text:span text:style-name="T12"> </text:span><text:a xlink:type="simple" xlink:href="https://app.pluralsight.com/course-player?clipId=15916c4d-d4af-4e0f-b773-b9e9206dc872&amp;startTime=4.69" office:target-frame-name="psplayer" xlink:show="replace" text:style-name="Internet_20_link" text:visited-style-name="Visited_20_Internet_20_Link"><text:span text:style-name="T11">struct with the period operator.</text:span></text:a><text:span text:style-name="T12"> </text:span><text:a xlink:type="simple" xlink:href="https://app.pluralsight.com/course-player?clipId=15916c4d-d4af-4e0f-b773-b9e9206dc872&amp;startTime=7.54" office:target-frame-name="psplayer" xlink:show="replace" text:style-name="Internet_20_link" text:visited-style-name="Visited_20_Internet_20_Link"><text:span text:style-name="T11">So, I'll tell you what, let's change this Println here to be this.</text:span></text:a><text:span text:style-name="T12"> </text:span><text:a xlink:type="simple" xlink:href="https://app.pluralsight.com/course-player?clipId=15916c4d-d4af-4e0f-b773-b9e9206dc872&amp;startTime=11.54" office:target-frame-name="psplayer" xlink:show="replace" text:style-name="Internet_20_link" text:visited-style-name="Visited_20_Internet_20_Link"><text:span text:style-name="T11">So, we've got some texts saying Author of Getting Started</text:span></text:a><text:span text:style-name="T12"> </text:span><text:a xlink:type="simple" xlink:href="https://app.pluralsight.com/course-player?clipId=15916c4d-d4af-4e0f-b773-b9e9206dc872&amp;startTime=14.62" office:target-frame-name="psplayer" xlink:show="replace" text:style-name="Internet_20_link" text:visited-style-name="Visited_20_Internet_20_Link"><text:span text:style-name="T11">with Kubernetes is and then we're referencing the author</text:span></text:a><text:span text:style-name="T12"> </text:span><text:a xlink:type="simple" xlink:href="https://app.pluralsight.com/course-player?clipId=15916c4d-d4af-4e0f-b773-b9e9206dc872&amp;startTime=18.17" office:target-frame-name="psplayer" xlink:show="replace" text:style-name="Internet_20_link" text:visited-style-name="Visited_20_Internet_20_Link"><text:span text:style-name="T11">field from the new variable.</text:span></text:a><text:span text:style-name="T12"> </text:span><text:a xlink:type="simple" xlink:href="https://app.pluralsight.com/course-player?clipId=15916c4d-d4af-4e0f-b773-b9e9206dc872&amp;startTime=21.34" office:target-frame-name="psplayer" xlink:show="replace" text:style-name="Internet_20_link" text:visited-style-name="Visited_20_Internet_20_Link"><text:span text:style-name="T11">So, it is variable name,</text:span></text:a><text:span text:style-name="T12"> </text:span><text:a xlink:type="simple" xlink:href="https://app.pluralsight.com/course-player?clipId=15916c4d-d4af-4e0f-b773-b9e9206dc872&amp;startTime=23.28" office:target-frame-name="psplayer" xlink:show="replace" text:style-name="Internet_20_link" text:visited-style-name="Visited_20_Internet_20_Link"><text:span text:style-name="T11">period, and then the field we're referencing. And remember, this is the</text:span></text:a><text:span text:style-name="T12"> </text:span><text:a xlink:type="simple" xlink:href="https://app.pluralsight.com/course-player?clipId=15916c4d-d4af-4e0f-b773-b9e9206dc872&amp;startTime=27.87" office:target-frame-name="psplayer" xlink:show="replace" text:style-name="Internet_20_link" text:visited-style-name="Visited_20_Internet_20_Link"><text:span text:style-name="T11">gettingStartedWithK8s variable of type courseMeta,</text:span></text:a><text:span text:style-name="T12"> </text:span><text:a xlink:type="simple" xlink:href="https://app.pluralsight.com/course-player?clipId=15916c4d-d4af-4e0f-b773-b9e9206dc872&amp;startTime=32.02" office:target-frame-name="psplayer" xlink:show="replace" text:style-name="Internet_20_link" text:visited-style-name="Visited_20_Internet_20_Link"><text:span text:style-name="T11">which is a custom type created as a struct. Boom.</text:span></text:a><text:span text:style-name="T12"> </text:span><text:a xlink:type="simple" xlink:href="https://app.pluralsight.com/course-player?clipId=15916c4d-d4af-4e0f-b773-b9e9206dc872&amp;startTime=37.95" office:target-frame-name="psplayer" xlink:show="replace" text:style-name="Internet_20_link" text:visited-style-name="Visited_20_Internet_20_Link"><text:span text:style-name="T11">Well, let's see if it works.</text:span></text:a><text:span text:style-name="T12"> </text:span><text:a xlink:type="simple" xlink:href="https://app.pluralsight.com/course-player?clipId=15916c4d-d4af-4e0f-b773-b9e9206dc872&amp;startTime=43.54" office:target-frame-name="psplayer" xlink:show="replace" text:style-name="Internet_20_link" text:visited-style-name="Visited_20_Internet_20_Link"><text:span text:style-name="T11">Ah, magic.</text:span></text:a><text:span text:style-name="T12"> </text:span><text:a xlink:type="simple" xlink:href="https://app.pluralsight.com/course-player?clipId=15916c4d-d4af-4e0f-b773-b9e9206dc872&amp;startTime=45.34" office:target-frame-name="psplayer" xlink:show="replace" text:style-name="Internet_20_link" text:visited-style-name="Visited_20_Internet_20_Link"><text:span text:style-name="T11">Obviously, we can use the period to more than just</text:span></text:a><text:span text:style-name="T12"> </text:span><text:a xlink:type="simple" xlink:href="https://app.pluralsight.com/course-player?clipId=15916c4d-d4af-4e0f-b773-b9e9206dc872&amp;startTime=47.5" office:target-frame-name="psplayer" xlink:show="replace" text:style-name="Internet_20_link" text:visited-style-name="Visited_20_Internet_20_Link"><text:span text:style-name="T11">retrieve fields, we can change them as well.</text:span></text:a><text:span text:style-name="T12"> </text:span><text:a xlink:type="simple" xlink:href="https://app.pluralsight.com/course-player?clipId=15916c4d-d4af-4e0f-b773-b9e9206dc872&amp;startTime=50.84" office:target-frame-name="psplayer" xlink:show="replace" text:style-name="Internet_20_link" text:visited-style-name="Visited_20_Internet_20_Link"><text:span text:style-name="T11">So, probably not a good idea,</text:span></text:a><text:span text:style-name="T12"> </text:span><text:a xlink:type="simple" xlink:href="https://app.pluralsight.com/course-player?clipId=15916c4d-d4af-4e0f-b773-b9e9206dc872&amp;startTime=53.1" office:target-frame-name="psplayer" xlink:show="replace" text:style-name="Internet_20_link" text:visited-style-name="Visited_20_Internet_20_Link"><text:span text:style-name="T11">but let's say the impossible happened and everybody fell out</text:span></text:a><text:span text:style-name="T12"> </text:span><text:a xlink:type="simple" xlink:href="https://app.pluralsight.com/course-player?clipId=15916c4d-d4af-4e0f-b773-b9e9206dc872&amp;startTime=56.09" office:target-frame-name="psplayer" xlink:show="replace" text:style-name="Internet_20_link" text:visited-style-name="Visited_20_Internet_20_Link"><text:span text:style-name="T11">of love with the course. I don't know,</text:span></text:a><text:span text:style-name="T12"> </text:span><text:a xlink:type="simple" xlink:href="https://app.pluralsight.com/course-player?clipId=15916c4d-d4af-4e0f-b773-b9e9206dc872&amp;startTime=58.13" office:target-frame-name="psplayer" xlink:show="replace" text:style-name="Internet_20_link" text:visited-style-name="Visited_20_Internet_20_Link"><text:span text:style-name="T11">maybe the rating plummets from 5 stars to 1.2, or something horrific like that.</text:span></text:a><text:span text:style-name="T12"> </text:span><text:a xlink:type="simple" xlink:href="https://app.pluralsight.com/course-player?clipId=15916c4d-d4af-4e0f-b773-b9e9206dc872&amp;startTime=64.04" office:target-frame-name="psplayer" xlink:show="replace" text:style-name="Internet_20_link" text:visited-style-name="Visited_20_Internet_20_Link"><text:span text:style-name="T11">Well, it's just like working with the other types we've been doing all course.</text:span></text:a><text:span text:style-name="T12"> </text:span><text:a xlink:type="simple" xlink:href="https://app.pluralsight.com/course-player?clipId=15916c4d-d4af-4e0f-b773-b9e9206dc872&amp;startTime=67.74" office:target-frame-name="psplayer" xlink:show="replace" text:style-name="Internet_20_link" text:visited-style-name="Visited_20_Internet_20_Link"><text:span text:style-name="T11">So if you've already declared an instance,</text:span></text:a><text:span text:style-name="T12"> </text:span><text:a xlink:type="simple" xlink:href="https://app.pluralsight.com/course-player?clipId=15916c4d-d4af-4e0f-b773-b9e9206dc872&amp;startTime=70.07" office:target-frame-name="psplayer" xlink:show="replace" text:style-name="Internet_20_link" text:visited-style-name="Visited_20_Internet_20_Link"><text:span text:style-name="T11">you can use the equals operator to assign new values.</text:span></text:a><text:span text:style-name="T12"> </text:span><text:a xlink:type="simple" xlink:href="https://app.pluralsight.com/course-player?clipId=15916c4d-d4af-4e0f-b773-b9e9206dc872&amp;startTime=74.44" office:target-frame-name="psplayer" xlink:show="replace" text:style-name="Internet_20_link" text:visited-style-name="Visited_20_Internet_20_Link"><text:span text:style-name="T11">We'll put this Println here to show the new rating, and let's give it a run.</text:span></text:a><text:span text:style-name="T12"> </text:span><text:a xlink:type="simple" xlink:href="https://app.pluralsight.com/course-player?clipId=15916c4d-d4af-4e0f-b773-b9e9206dc872&amp;startTime=81.04" office:target-frame-name="psplayer" xlink:show="replace" text:style-name="Internet_20_link" text:visited-style-name="Visited_20_Internet_20_Link"><text:span text:style-name="T11">Okay, all good, or not so much actually,</text:span></text:a><text:span text:style-name="T12"> </text:span><text:a xlink:type="simple" xlink:href="https://app.pluralsight.com/course-player?clipId=15916c4d-d4af-4e0f-b773-b9e9206dc872&amp;startTime=83.73" office:target-frame-name="psplayer" xlink:show="replace" text:style-name="Internet_20_link" text:visited-style-name="Visited_20_Internet_20_Link"><text:span text:style-name="T11">if you are me, the author of that course.</text:span></text:a><text:span text:style-name="T12"> </text:span><text:a xlink:type="simple" xlink:href="https://app.pluralsight.com/course-player?clipId=15916c4d-d4af-4e0f-b773-b9e9206dc872&amp;startTime=86.11" office:target-frame-name="psplayer" xlink:show="replace" text:style-name="Internet_20_link" text:visited-style-name="Visited_20_Internet_20_Link"><text:span text:style-name="T11">But look, that's it.</text:span></text:a><text:span text:style-name="T12"> </text:span><text:a xlink:type="simple" xlink:href="https://app.pluralsight.com/course-player?clipId=15916c4d-d4af-4e0f-b773-b9e9206dc872&amp;startTime=87.33" office:target-frame-name="psplayer" xlink:show="replace" text:style-name="Internet_20_link" text:visited-style-name="Visited_20_Internet_20_Link"><text:span text:style-name="T11">That is the basics of struct.</text:span></text:a><text:span text:style-name="T12"> </text:span><text:a xlink:type="simple" xlink:href="https://app.pluralsight.com/course-player?clipId=15916c4d-d4af-4e0f-b773-b9e9206dc872&amp;startTime=89.12" office:target-frame-name="psplayer" xlink:show="replace" text:style-name="Internet_20_link" text:visited-style-name="Visited_20_Internet_20_Link"><text:span text:style-name="T11">I mean, obviously, there is a ton more,</text:span></text:a><text:span text:style-name="T12"> </text:span><text:a xlink:type="simple" xlink:href="https://app.pluralsight.com/course-player?clipId=15916c4d-d4af-4e0f-b773-b9e9206dc872&amp;startTime=91.27" office:target-frame-name="psplayer" xlink:show="replace" text:style-name="Internet_20_link" text:visited-style-name="Visited_20_Internet_20_Link"><text:span text:style-name="T11">we could spend all day and fry our brains on the stuff,</text:span></text:a><text:span text:style-name="T12"> </text:span><text:a xlink:type="simple" xlink:href="https://app.pluralsight.com/course-player?clipId=15916c4d-d4af-4e0f-b773-b9e9206dc872&amp;startTime=94.95" office:target-frame-name="psplayer" xlink:show="replace" text:style-name="Internet_20_link" text:visited-style-name="Visited_20_Internet_20_Link"><text:span text:style-name="T11">but for a beginner‑level course, that is done. Time for a quick recap before moving on.</text:span></text:a></text:p>
      <text:h text:style-name="P3" text:outline-level="3"><text:a xlink:type="simple" xlink:href="https://app.pluralsight.com/course-player?clipId=ca474ae2-f58d-4780-ae24-eee24004fc3a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ca474ae2-f58d-4780-ae24-eee24004fc3a&amp;startTime=1.44" office:target-frame-name="psplayer" xlink:show="replace" text:style-name="Internet_20_link" text:visited-style-name="Visited_20_Internet_20_Link"><text:span text:style-name="T11">Then we've seen a bunch of Go's built‑in types,</text:span></text:a><text:span text:style-name="T12"> </text:span><text:a xlink:type="simple" xlink:href="https://app.pluralsight.com/course-player?clipId=ca474ae2-f58d-4780-ae24-eee24004fc3a&amp;startTime=4.43" office:target-frame-name="psplayer" xlink:show="replace" text:style-name="Internet_20_link" text:visited-style-name="Visited_20_Internet_20_Link"><text:span text:style-name="T11">ints, floats, strings, even arrays, slices,</text:span></text:a><text:span text:style-name="T12"> </text:span><text:a xlink:type="simple" xlink:href="https://app.pluralsight.com/course-player?clipId=ca474ae2-f58d-4780-ae24-eee24004fc3a&amp;startTime=7.01" office:target-frame-name="psplayer" xlink:show="replace" text:style-name="Internet_20_link" text:visited-style-name="Visited_20_Internet_20_Link"><text:span text:style-name="T11">and maps,</text:span></text:a><text:span text:style-name="T12"> </text:span><text:a xlink:type="simple" xlink:href="https://app.pluralsight.com/course-player?clipId=ca474ae2-f58d-4780-ae24-eee24004fc3a&amp;startTime=7.98" office:target-frame-name="psplayer" xlink:show="replace" text:style-name="Internet_20_link" text:visited-style-name="Visited_20_Internet_20_Link"><text:span text:style-name="T11">and that's only a few of them. B ut there's still loads of times</text:span></text:a><text:span text:style-name="T12"> </text:span><text:a xlink:type="simple" xlink:href="https://app.pluralsight.com/course-player?clipId=ca474ae2-f58d-4780-ae24-eee24004fc3a&amp;startTime=12.44" office:target-frame-name="psplayer" xlink:show="replace" text:style-name="Internet_20_link" text:visited-style-name="Visited_20_Internet_20_Link"><text:span text:style-name="T11">when we need something a bit more specialized,</text:span></text:a><text:span text:style-name="T12"> </text:span><text:a xlink:type="simple" xlink:href="https://app.pluralsight.com/course-player?clipId=ca474ae2-f58d-4780-ae24-eee24004fc3a&amp;startTime=15.09" office:target-frame-name="psplayer" xlink:show="replace" text:style-name="Internet_20_link" text:visited-style-name="Visited_20_Internet_20_Link"><text:span text:style-name="T11">and that's where structs to come into play.</text:span></text:a><text:span text:style-name="T12"> </text:span><text:a xlink:type="simple" xlink:href="https://app.pluralsight.com/course-player?clipId=ca474ae2-f58d-4780-ae24-eee24004fc3a&amp;startTime=17.13" office:target-frame-name="psplayer" xlink:show="replace" text:style-name="Internet_20_link" text:visited-style-name="Visited_20_Internet_20_Link"><text:span text:style-name="T11">They are literally Go's way of defining custom types that we</text:span></text:a><text:span text:style-name="T12"> </text:span><text:a xlink:type="simple" xlink:href="https://app.pluralsight.com/course-player?clipId=ca474ae2-f58d-4780-ae24-eee24004fc3a&amp;startTime=21.11" office:target-frame-name="psplayer" xlink:show="replace" text:style-name="Internet_20_link" text:visited-style-name="Visited_20_Internet_20_Link"><text:span text:style-name="T11">can use just as if they're regular variables.</text:span></text:a><text:span text:style-name="T12"> </text:span><text:a xlink:type="simple" xlink:href="https://app.pluralsight.com/course-player?clipId=ca474ae2-f58d-4780-ae24-eee24004fc3a&amp;startTime=25.74" office:target-frame-name="psplayer" xlink:show="replace" text:style-name="Internet_20_link" text:visited-style-name="Visited_20_Internet_20_Link"><text:span text:style-name="T11">So, under the hood, a struct is a new type with an arbitrary number of fields,</text:span></text:a><text:span text:style-name="T12"> </text:span><text:a xlink:type="simple" xlink:href="https://app.pluralsight.com/course-player?clipId=ca474ae2-f58d-4780-ae24-eee24004fc3a&amp;startTime=31.21" office:target-frame-name="psplayer" xlink:show="replace" text:style-name="Internet_20_link" text:visited-style-name="Visited_20_Internet_20_Link"><text:span text:style-name="T11">each field is named and has its own specific type, and each field can be of a</text:span></text:a><text:span text:style-name="T12"> </text:span><text:a xlink:type="simple" xlink:href="https://app.pluralsight.com/course-player?clipId=ca474ae2-f58d-4780-ae24-eee24004fc3a&amp;startTime=36.59" office:target-frame-name="psplayer" xlink:show="replace" text:style-name="Internet_20_link" text:visited-style-name="Visited_20_Internet_20_Link"><text:span text:style-name="T11">different type; they don't all have to be the same.</text:span></text:a><text:span text:style-name="T12"> </text:span><text:a xlink:type="simple" xlink:href="https://app.pluralsight.com/course-player?clipId=ca474ae2-f58d-4780-ae24-eee24004fc3a&amp;startTime=39.94" office:target-frame-name="psplayer" xlink:show="replace" text:style-name="Internet_20_link" text:visited-style-name="Visited_20_Internet_20_Link"><text:span text:style-name="T11">I think in our example, we use the type command to create a new type</text:span></text:a><text:span text:style-name="T12"> </text:span><text:a xlink:type="simple" xlink:href="https://app.pluralsight.com/course-player?clipId=ca474ae2-f58d-4780-ae24-eee24004fc3a&amp;startTime=43.67" office:target-frame-name="psplayer" xlink:show="replace" text:style-name="Internet_20_link" text:visited-style-name="Visited_20_Internet_20_Link"><text:span text:style-name="T11">called courseMeta of type struct, and we used it to store details of a</text:span></text:a><text:span text:style-name="T12"> </text:span><text:a xlink:type="simple" xlink:href="https://app.pluralsight.com/course-player?clipId=ca474ae2-f58d-4780-ae24-eee24004fc3a&amp;startTime=48.33" office:target-frame-name="psplayer" xlink:show="replace" text:style-name="Internet_20_link" text:visited-style-name="Visited_20_Internet_20_Link"><text:span text:style-name="T11">top quality Pluralsight course called Getting Started with Kubernetes.</text:span></text:a><text:span text:style-name="T12"> </text:span><text:a xlink:type="simple" xlink:href="https://app.pluralsight.com/course-player?clipId=ca474ae2-f58d-4780-ae24-eee24004fc3a&amp;startTime=52.14" office:target-frame-name="psplayer" xlink:show="replace" text:style-name="Internet_20_link" text:visited-style-name="Visited_20_Internet_20_Link"><text:span text:style-name="T11">Though, actually, just to be clear,</text:span></text:a><text:span text:style-name="T12"> </text:span><text:a xlink:type="simple" xlink:href="https://app.pluralsight.com/course-player?clipId=ca474ae2-f58d-4780-ae24-eee24004fc3a&amp;startTime=55.42" office:target-frame-name="psplayer" xlink:show="replace" text:style-name="Internet_20_link" text:visited-style-name="Visited_20_Internet_20_Link"><text:span text:style-name="T11">the type was called courseMeta, it had three fields for</text:span></text:a><text:span text:style-name="T12"> </text:span><text:a xlink:type="simple" xlink:href="https://app.pluralsight.com/course-player?clipId=ca474ae2-f58d-4780-ae24-eee24004fc3a&amp;startTime=59.32" office:target-frame-name="psplayer" xlink:show="replace" text:style-name="Internet_20_link" text:visited-style-name="Visited_20_Internet_20_Link"><text:span text:style-name="T11">storing the author of the course,</text:span></text:a><text:span text:style-name="T12"> </text:span><text:a xlink:type="simple" xlink:href="https://app.pluralsight.com/course-player?clipId=ca474ae2-f58d-4780-ae24-eee24004fc3a&amp;startTime=61.34" office:target-frame-name="psplayer" xlink:show="replace" text:style-name="Internet_20_link" text:visited-style-name="Visited_20_Internet_20_Link"><text:span text:style-name="T11">its intended audience level, and a customer rating.</text:span></text:a><text:span text:style-name="T12"> </text:span><text:a xlink:type="simple" xlink:href="https://app.pluralsight.com/course-player?clipId=ca474ae2-f58d-4780-ae24-eee24004fc3a&amp;startTime=64.34" office:target-frame-name="psplayer" xlink:show="replace" text:style-name="Internet_20_link" text:visited-style-name="Visited_20_Internet_20_Link"><text:span text:style-name="T11">Then we created a variable called gettingStartedWithK8s, and the</text:span></text:a><text:span text:style-name="T12"> </text:span><text:a xlink:type="simple" xlink:href="https://app.pluralsight.com/course-player?clipId=ca474ae2-f58d-4780-ae24-eee24004fc3a&amp;startTime=69.2" office:target-frame-name="psplayer" xlink:show="replace" text:style-name="Internet_20_link" text:visited-style-name="Visited_20_Internet_20_Link"><text:span text:style-name="T11">type of that variable, instead of it being a slice, or an integer,</text:span></text:a><text:span text:style-name="T12"> </text:span><text:a xlink:type="simple" xlink:href="https://app.pluralsight.com/course-player?clipId=ca474ae2-f58d-4780-ae24-eee24004fc3a&amp;startTime=72.62" office:target-frame-name="psplayer" xlink:show="replace" text:style-name="Internet_20_link" text:visited-style-name="Visited_20_Internet_20_Link"><text:span text:style-name="T11">or whatever, it was a courseMeta type.</text:span></text:a><text:span text:style-name="T12"> </text:span><text:a xlink:type="simple" xlink:href="https://app.pluralsight.com/course-player?clipId=ca474ae2-f58d-4780-ae24-eee24004fc3a&amp;startTime=77.04" office:target-frame-name="psplayer" xlink:show="replace" text:style-name="Internet_20_link" text:visited-style-name="Visited_20_Internet_20_Link"><text:span text:style-name="T11">Whew! Marvelous! Well, we also saw how to manipulate individual</text:span></text:a><text:span text:style-name="T12"> </text:span><text:a xlink:type="simple" xlink:href="https://app.pluralsight.com/course-player?clipId=ca474ae2-f58d-4780-ae24-eee24004fc3a&amp;startTime=82.24" office:target-frame-name="psplayer" xlink:show="replace" text:style-name="Internet_20_link" text:visited-style-name="Visited_20_Internet_20_Link"><text:span text:style-name="T11">fields with the period operator, and I reckon that was about it, and</text:span></text:a><text:span text:style-name="T12"> </text:span><text:a xlink:type="simple" xlink:href="https://app.pluralsight.com/course-player?clipId=ca474ae2-f58d-4780-ae24-eee24004fc3a&amp;startTime=87.67" office:target-frame-name="psplayer" xlink:show="replace" text:style-name="Internet_20_link" text:visited-style-name="Visited_20_Internet_20_Link"><text:span text:style-name="T11">honestly, that is the basics of structs.</text:span></text:a><text:span text:style-name="T12"> </text:span><text:a xlink:type="simple" xlink:href="https://app.pluralsight.com/course-player?clipId=ca474ae2-f58d-4780-ae24-eee24004fc3a&amp;startTime=89.81" office:target-frame-name="psplayer" xlink:show="replace" text:style-name="Internet_20_link" text:visited-style-name="Visited_20_Internet_20_Link"><text:span text:style-name="T11">Next up, and oh my goodness,</text:span></text:a><text:span text:style-name="T12"> </text:span><text:a xlink:type="simple" xlink:href="https://app.pluralsight.com/course-player?clipId=ca474ae2-f58d-4780-ae24-eee24004fc3a&amp;startTime=91.72" office:target-frame-name="psplayer" xlink:show="replace" text:style-name="Internet_20_link" text:visited-style-name="Visited_20_Internet_20_Link"><text:span text:style-name="T11">our last module, but it is a proper good one, concurrency. See you there.</text:span></text:a></text:p>
      <text:h text:style-name="P1" text:outline-level="2"><text:soft-page-break/><text:a xlink:type="simple" xlink:href="https://app.pluralsight.com/course-player?clipId=56ac8bc3-91b2-4a12-9e17-ddefb19e227b" office:target-frame-name="psplayer" xlink:show="replace" text:style-name="Internet_20_link" text:visited-style-name="Visited_20_Internet_20_Link"><text:span text:style-name="T11">Concurrency in Go</text:span></text:a></text:h>
      <text:h text:style-name="P3" text:outline-level="3"><text:a xlink:type="simple" xlink:href="https://app.pluralsight.com/course-player?clipId=56ac8bc3-91b2-4a12-9e17-ddefb19e227b" office:target-frame-name="psplayer" xlink:show="replace" text:style-name="Internet_20_link" text:visited-style-name="Visited_20_Internet_20_Link"><text:span text:style-name="T11">Module Intro</text:span></text:a></text:h>
      <text:p text:style-name="P5"><text:a xlink:type="simple" xlink:href="https://app.pluralsight.com/course-player?clipId=56ac8bc3-91b2-4a12-9e17-ddefb19e227b&amp;startTime=1.64" office:target-frame-name="psplayer" xlink:show="replace" text:style-name="Internet_20_link" text:visited-style-name="Visited_20_Internet_20_Link"><text:span text:style-name="T11">Right then, our final, final topic of the course,</text:span></text:a><text:span text:style-name="T12"> </text:span><text:a xlink:type="simple" xlink:href="https://app.pluralsight.com/course-player?clipId=56ac8bc3-91b2-4a12-9e17-ddefb19e227b&amp;startTime=5.51" office:target-frame-name="psplayer" xlink:show="replace" text:style-name="Internet_20_link" text:visited-style-name="Visited_20_Internet_20_Link"><text:span text:style-name="T11">and it's a really good one and a real puller actually.</text:span></text:a><text:span text:style-name="T12"> </text:span><text:a xlink:type="simple" xlink:href="https://app.pluralsight.com/course-player?clipId=56ac8bc3-91b2-4a12-9e17-ddefb19e227b&amp;startTime=9.02" office:target-frame-name="psplayer" xlink:show="replace" text:style-name="Internet_20_link" text:visited-style-name="Visited_20_Internet_20_Link"><text:span text:style-name="T11">Like,</text:span></text:a><text:span text:style-name="T12"> </text:span><text:a xlink:type="simple" xlink:href="https://app.pluralsight.com/course-player?clipId=56ac8bc3-91b2-4a12-9e17-ddefb19e227b&amp;startTime=9.75" office:target-frame-name="psplayer" xlink:show="replace" text:style-name="Internet_20_link" text:visited-style-name="Visited_20_Internet_20_Link"><text:span text:style-name="T11">it's one of the major features that brings both developers and projects to Go.</text:span></text:a><text:span text:style-name="T12"> </text:span><text:a xlink:type="simple" xlink:href="https://app.pluralsight.com/course-player?clipId=56ac8bc3-91b2-4a12-9e17-ddefb19e227b&amp;startTime=14.84" office:target-frame-name="psplayer" xlink:show="replace" text:style-name="Internet_20_link" text:visited-style-name="Visited_20_Internet_20_Link"><text:span text:style-name="T11">But, you know what, it's also a topic that's easily misunderstood.</text:span></text:a><text:span text:style-name="T12"> </text:span><text:a xlink:type="simple" xlink:href="https://app.pluralsight.com/course-player?clipId=56ac8bc3-91b2-4a12-9e17-ddefb19e227b&amp;startTime=20.44" office:target-frame-name="psplayer" xlink:show="replace" text:style-name="Internet_20_link" text:visited-style-name="Visited_20_Internet_20_Link"><text:span text:style-name="T11">Anyway, as the title suggests, we're exploring concurrency in Go,</text:span></text:a><text:span text:style-name="T12"> </text:span><text:a xlink:type="simple" xlink:href="https://app.pluralsight.com/course-player?clipId=56ac8bc3-91b2-4a12-9e17-ddefb19e227b&amp;startTime=24.73" office:target-frame-name="psplayer" xlink:show="replace" text:style-name="Internet_20_link" text:visited-style-name="Visited_20_Internet_20_Link"><text:span text:style-name="T11">and we'll go about things like this.</text:span></text:a><text:span text:style-name="T12"> </text:span><text:a xlink:type="simple" xlink:href="https://app.pluralsight.com/course-player?clipId=56ac8bc3-91b2-4a12-9e17-ddefb19e227b&amp;startTime=27.74" office:target-frame-name="psplayer" xlink:show="replace" text:style-name="Internet_20_link" text:visited-style-name="Visited_20_Internet_20_Link"><text:span text:style-name="T11">First off, we'll figure out what concurrency is,</text:span></text:a><text:span text:style-name="T12"> </text:span><text:a xlink:type="simple" xlink:href="https://app.pluralsight.com/course-player?clipId=56ac8bc3-91b2-4a12-9e17-ddefb19e227b&amp;startTime=30.63" office:target-frame-name="psplayer" xlink:show="replace" text:style-name="Internet_20_link" text:visited-style-name="Visited_20_Internet_20_Link"><text:span text:style-name="T11">we'll explain how Go implements it,</text:span></text:a><text:span text:style-name="T12"> </text:span><text:a xlink:type="simple" xlink:href="https://app.pluralsight.com/course-player?clipId=56ac8bc3-91b2-4a12-9e17-ddefb19e227b&amp;startTime=32.83" office:target-frame-name="psplayer" xlink:show="replace" text:style-name="Internet_20_link" text:visited-style-name="Visited_20_Internet_20_Link"><text:span text:style-name="T11">and at some point we're going to compare and contrast it with parallelism,</text:span></text:a><text:span text:style-name="T12"> </text:span><text:a xlink:type="simple" xlink:href="https://app.pluralsight.com/course-player?clipId=56ac8bc3-91b2-4a12-9e17-ddefb19e227b&amp;startTime=36.81" office:target-frame-name="psplayer" xlink:show="replace" text:style-name="Internet_20_link" text:visited-style-name="Visited_20_Internet_20_Link"><text:span text:style-name="T11">because, yeah, for sure, they are related topics,</text:span></text:a><text:span text:style-name="T12"> </text:span><text:a xlink:type="simple" xlink:href="https://app.pluralsight.com/course-player?clipId=56ac8bc3-91b2-4a12-9e17-ddefb19e227b&amp;startTime=40.14" office:target-frame-name="psplayer" xlink:show="replace" text:style-name="Internet_20_link" text:visited-style-name="Visited_20_Internet_20_Link"><text:span text:style-name="T11">but they're absolutely not the same thing.</text:span></text:a><text:span text:style-name="T12"> </text:span><text:a xlink:type="simple" xlink:href="https://app.pluralsight.com/course-player?clipId=56ac8bc3-91b2-4a12-9e17-ddefb19e227b&amp;startTime=43.64" office:target-frame-name="psplayer" xlink:show="replace" text:style-name="Internet_20_link" text:visited-style-name="Visited_20_Internet_20_Link"><text:span text:style-name="T11">Anyway, we'll also get our hands on coding some simple examples,</text:span></text:a><text:span text:style-name="T12"> </text:span><text:a xlink:type="simple" xlink:href="https://app.pluralsight.com/course-player?clipId=56ac8bc3-91b2-4a12-9e17-ddefb19e227b&amp;startTime=47.35" office:target-frame-name="psplayer" xlink:show="replace" text:style-name="Internet_20_link" text:visited-style-name="Visited_20_Internet_20_Link"><text:span text:style-name="T11">and we'll cover off channels as we go.</text:span></text:a><text:span text:style-name="T12"> </text:span><text:a xlink:type="simple" xlink:href="https://app.pluralsight.com/course-player?clipId=56ac8bc3-91b2-4a12-9e17-ddefb19e227b&amp;startTime=51.64" office:target-frame-name="psplayer" xlink:show="replace" text:style-name="Internet_20_link" text:visited-style-name="Visited_20_Internet_20_Link"><text:span text:style-name="T11">Now then, looking at that, there's probably going to be a bunch of theory,</text:span></text:a><text:span text:style-name="T12"> </text:span><text:a xlink:type="simple" xlink:href="https://app.pluralsight.com/course-player?clipId=56ac8bc3-91b2-4a12-9e17-ddefb19e227b&amp;startTime=55.53" office:target-frame-name="psplayer" xlink:show="replace" text:style-name="Internet_20_link" text:visited-style-name="Visited_20_Internet_20_Link"><text:span text:style-name="T11">especially up top.</text:span></text:a><text:span text:style-name="T12"> </text:span><text:a xlink:type="simple" xlink:href="https://app.pluralsight.com/course-player?clipId=56ac8bc3-91b2-4a12-9e17-ddefb19e227b&amp;startTime=57.44" office:target-frame-name="psplayer" xlink:show="replace" text:style-name="Internet_20_link" text:visited-style-name="Visited_20_Internet_20_Link"><text:span text:style-name="T11">And I just ask that you stick with me on this,</text:span></text:a><text:span text:style-name="T12"> </text:span><text:a xlink:type="simple" xlink:href="https://app.pluralsight.com/course-player?clipId=56ac8bc3-91b2-4a12-9e17-ddefb19e227b&amp;startTime=59.55" office:target-frame-name="psplayer" xlink:show="replace" text:style-name="Internet_20_link" text:visited-style-name="Visited_20_Internet_20_Link"><text:span text:style-name="T11">because it really is important,</text:span></text:a><text:span text:style-name="T12"> </text:span><text:a xlink:type="simple" xlink:href="https://app.pluralsight.com/course-player?clipId=56ac8bc3-91b2-4a12-9e17-ddefb19e227b&amp;startTime=61.42" office:target-frame-name="psplayer" xlink:show="replace" text:style-name="Internet_20_link" text:visited-style-name="Visited_20_Internet_20_Link"><text:span text:style-name="T11">but you can also see we will be getting our hands dirty.</text:span></text:a><text:span text:style-name="T12"> </text:span><text:a xlink:type="simple" xlink:href="https://app.pluralsight.com/course-player?clipId=56ac8bc3-91b2-4a12-9e17-ddefb19e227b&amp;startTime=65.44" office:target-frame-name="psplayer" xlink:show="replace" text:style-name="Internet_20_link" text:visited-style-name="Visited_20_Internet_20_Link"><text:span text:style-name="T11">Okay, well, one last thing before we get going.</text:span></text:a><text:span text:style-name="T12"> </text:span><text:a xlink:type="simple" xlink:href="https://app.pluralsight.com/course-player?clipId=56ac8bc3-91b2-4a12-9e17-ddefb19e227b&amp;startTime=68.03" office:target-frame-name="psplayer" xlink:show="replace" text:style-name="Internet_20_link" text:visited-style-name="Visited_20_Internet_20_Link"><text:span text:style-name="T11">The aim of the game is to give you a decent picture of what</text:span></text:a><text:span text:style-name="T12"> </text:span><text:a xlink:type="simple" xlink:href="https://app.pluralsight.com/course-player?clipId=56ac8bc3-91b2-4a12-9e17-ddefb19e227b&amp;startTime=71.47" office:target-frame-name="psplayer" xlink:show="replace" text:style-name="Internet_20_link" text:visited-style-name="Visited_20_Internet_20_Link"><text:span text:style-name="T11">concurrency is and how to start implementing it in Go.</text:span></text:a><text:span text:style-name="T12"> </text:span><text:a xlink:type="simple" xlink:href="https://app.pluralsight.com/course-player?clipId=56ac8bc3-91b2-4a12-9e17-ddefb19e227b&amp;startTime=76.04" office:target-frame-name="psplayer" xlink:show="replace" text:style-name="Internet_20_link" text:visited-style-name="Visited_20_Internet_20_Link"><text:span text:style-name="T11">But remember, we're only a beginner course,</text:span></text:a><text:span text:style-name="T12"> </text:span><text:a xlink:type="simple" xlink:href="https://app.pluralsight.com/course-player?clipId=56ac8bc3-91b2-4a12-9e17-ddefb19e227b&amp;startTime=78.13" office:target-frame-name="psplayer" xlink:show="replace" text:style-name="Internet_20_link" text:visited-style-name="Visited_20_Internet_20_Link"><text:span text:style-name="T11">so you're not going to walk away ready to implement</text:span></text:a><text:span text:style-name="T12"> </text:span><text:a xlink:type="simple" xlink:href="https://app.pluralsight.com/course-player?clipId=56ac8bc3-91b2-4a12-9e17-ddefb19e227b&amp;startTime=81.15" office:target-frame-name="psplayer" xlink:show="replace" text:style-name="Internet_20_link" text:visited-style-name="Visited_20_Internet_20_Link"><text:span text:style-name="T11">concurrency in a major project at work, but,</text:span></text:a><text:span text:style-name="T12"> </text:span><text:a xlink:type="simple" xlink:href="https://app.pluralsight.com/course-player?clipId=56ac8bc3-91b2-4a12-9e17-ddefb19e227b&amp;startTime=84.5" office:target-frame-name="psplayer" xlink:show="replace" text:style-name="Internet_20_link" text:visited-style-name="Visited_20_Internet_20_Link"><text:span text:style-name="T11">you definitely will be bootstrapped and ready to take your next steps. So, look, as per this plan, let's crack on with the theory.</text:span></text:a></text:p>
      <text:h text:style-name="P3" text:outline-level="3"><text:a xlink:type="simple" xlink:href="https://app.pluralsight.com/course-player?clipId=91b632ba-9c19-46be-a5a8-7057745d8b4b" office:target-frame-name="psplayer" xlink:show="replace" text:style-name="Internet_20_link" text:visited-style-name="Visited_20_Internet_20_Link"><text:span text:style-name="T11">Explaining Concurrency</text:span></text:a></text:h>
      <text:p text:style-name="P5"><text:a xlink:type="simple" xlink:href="https://app.pluralsight.com/course-player?clipId=91b632ba-9c19-46be-a5a8-7057745d8b4b&amp;startTime=1.54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91b632ba-9c19-46be-a5a8-7057745d8b4b&amp;startTime=2.17" office:target-frame-name="psplayer" xlink:show="replace" text:style-name="Internet_20_link" text:visited-style-name="Visited_20_Internet_20_Link"><text:span text:style-name="T11">So what even is concurrency?</text:span></text:a><text:span text:style-name="T12"> </text:span><text:a xlink:type="simple" xlink:href="https://app.pluralsight.com/course-player?clipId=91b632ba-9c19-46be-a5a8-7057745d8b4b&amp;startTime=5.5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1b632ba-9c19-46be-a5a8-7057745d8b4b&amp;startTime=6" office:target-frame-name="psplayer" xlink:show="replace" text:style-name="Internet_20_link" text:visited-style-name="Visited_20_Internet_20_Link"><text:span text:style-name="T11">at the highest level it's about creating multiple</text:span></text:a><text:span text:style-name="T12"> </text:span><text:a xlink:type="simple" xlink:href="https://app.pluralsight.com/course-player?clipId=91b632ba-9c19-46be-a5a8-7057745d8b4b&amp;startTime=8.89" office:target-frame-name="psplayer" xlink:show="replace" text:style-name="Internet_20_link" text:visited-style-name="Visited_20_Internet_20_Link"><text:span text:style-name="T11">processes, and I use the term processes lightly.</text:span></text:a><text:span text:style-name="T12"> </text:span><text:a xlink:type="simple" xlink:href="https://app.pluralsight.com/course-player?clipId=91b632ba-9c19-46be-a5a8-7057745d8b4b&amp;startTime=11.64" office:target-frame-name="psplayer" xlink:show="replace" text:style-name="Internet_20_link" text:visited-style-name="Visited_20_Internet_20_Link"><text:span text:style-name="T11">But, it is about creating multiple processes that execute</text:span></text:a><text:span text:style-name="T12"> </text:span><text:a xlink:type="simple" xlink:href="https://app.pluralsight.com/course-player?clipId=91b632ba-9c19-46be-a5a8-7057745d8b4b&amp;startTime=16.43" office:target-frame-name="psplayer" xlink:show="replace" text:style-name="Internet_20_link" text:visited-style-name="Visited_20_Internet_20_Link"><text:span text:style-name="T11">independently. Now, while I do use the term process lightly,</text:span></text:a><text:span text:style-name="T12"> </text:span><text:a xlink:type="simple" xlink:href="https://app.pluralsight.com/course-player?clipId=91b632ba-9c19-46be-a5a8-7057745d8b4b&amp;startTime=21.26" office:target-frame-name="psplayer" xlink:show="replace" text:style-name="Internet_20_link" text:visited-style-name="Visited_20_Internet_20_Link"><text:span text:style-name="T11">I am very serious about the term independently.</text:span></text:a><text:span text:style-name="T12"> </text:span><text:a xlink:type="simple" xlink:href="https://app.pluralsight.com/course-player?clipId=91b632ba-9c19-46be-a5a8-7057745d8b4b&amp;startTime=24.35" office:target-frame-name="psplayer" xlink:show="replace" text:style-name="Internet_20_link" text:visited-style-name="Visited_20_Internet_20_Link"><text:span text:style-name="T11">Like, I do not mean simultaneously and I don't mean in parallel.</text:span></text:a><text:span text:style-name="T12"> </text:span><text:a xlink:type="simple" xlink:href="https://app.pluralsight.com/course-player?clipId=91b632ba-9c19-46be-a5a8-7057745d8b4b&amp;startTime=30.54" office:target-frame-name="psplayer" xlink:show="replace" text:style-name="Internet_20_link" text:visited-style-name="Visited_20_Internet_20_Link"><text:span text:style-name="T11">Yeah,</text:span></text:a><text:span text:style-name="T12"> </text:span><text:a xlink:type="simple" xlink:href="https://app.pluralsight.com/course-player?clipId=91b632ba-9c19-46be-a5a8-7057745d8b4b&amp;startTime=30.87" office:target-frame-name="psplayer" xlink:show="replace" text:style-name="Internet_20_link" text:visited-style-name="Visited_20_Internet_20_Link"><text:span text:style-name="T11">go on, maybe an analogy will help. Though, it is just an</text:span></text:a><text:span text:style-name="T12"> </text:span><text:a xlink:type="simple" xlink:href="https://app.pluralsight.com/course-player?clipId=91b632ba-9c19-46be-a5a8-7057745d8b4b&amp;startTime=34.56" office:target-frame-name="psplayer" xlink:show="replace" text:style-name="Internet_20_link" text:visited-style-name="Visited_20_Internet_20_Link"><text:span text:style-name="T11">analogy, so don't take it too far. Anyway look,</text:span></text:a><text:span text:style-name="T12"> </text:span><text:a xlink:type="simple" xlink:href="https://app.pluralsight.com/course-player?clipId=91b632ba-9c19-46be-a5a8-7057745d8b4b&amp;startTime=38.23" office:target-frame-name="psplayer" xlink:show="replace" text:style-name="Internet_20_link" text:visited-style-name="Visited_20_Internet_20_Link"><text:span text:style-name="T11">most mornings when I start work,</text:span></text:a><text:span text:style-name="T12"> </text:span><text:a xlink:type="simple" xlink:href="https://app.pluralsight.com/course-player?clipId=91b632ba-9c19-46be-a5a8-7057745d8b4b&amp;startTime=40.58" office:target-frame-name="psplayer" xlink:show="replace" text:style-name="Internet_20_link" text:visited-style-name="Visited_20_Internet_20_Link"><text:span text:style-name="T11">I've got a bunch of things I need to do that day.</text:span></text:a><text:span text:style-name="T12"> </text:span><text:a xlink:type="simple" xlink:href="https://app.pluralsight.com/course-player?clipId=91b632ba-9c19-46be-a5a8-7057745d8b4b&amp;startTime=42.99" office:target-frame-name="psplayer" xlink:show="replace" text:style-name="Internet_20_link" text:visited-style-name="Visited_20_Internet_20_Link"><text:span text:style-name="T11">Like obviously, I've got project work to do, like editing</text:span></text:a><text:span text:style-name="T12"> </text:span><text:a xlink:type="simple" xlink:href="https://app.pluralsight.com/course-player?clipId=91b632ba-9c19-46be-a5a8-7057745d8b4b&amp;startTime=46.01" office:target-frame-name="psplayer" xlink:show="replace" text:style-name="Internet_20_link" text:visited-style-name="Visited_20_Internet_20_Link"><text:span text:style-name="T11">videos and planning and testing labs and maybe finishing</text:span></text:a><text:span text:style-name="T12"> </text:span><text:a xlink:type="simple" xlink:href="https://app.pluralsight.com/course-player?clipId=91b632ba-9c19-46be-a5a8-7057745d8b4b&amp;startTime=49.47" office:target-frame-name="psplayer" xlink:show="replace" text:style-name="Internet_20_link" text:visited-style-name="Visited_20_Internet_20_Link"><text:span text:style-name="T11">book chapters and the likes.</text:span></text:a><text:span text:style-name="T12"> </text:span><text:a xlink:type="simple" xlink:href="https://app.pluralsight.com/course-player?clipId=91b632ba-9c19-46be-a5a8-7057745d8b4b&amp;startTime=51.74" office:target-frame-name="psplayer" xlink:show="replace" text:style-name="Internet_20_link" text:visited-style-name="Visited_20_Internet_20_Link"><text:span text:style-name="T11">But, I've also got a bunch of admin stuff as well,</text:span></text:a><text:span text:style-name="T12"> </text:span><text:a xlink:type="simple" xlink:href="https://app.pluralsight.com/course-player?clipId=91b632ba-9c19-46be-a5a8-7057745d8b4b&amp;startTime=54.24" office:target-frame-name="psplayer" xlink:show="replace" text:style-name="Internet_20_link" text:visited-style-name="Visited_20_Internet_20_Link"><text:span text:style-name="T11">like emails and messages that demand answering.</text:span></text:a><text:span text:style-name="T12"> </text:span><text:a xlink:type="simple" xlink:href="https://app.pluralsight.com/course-player?clipId=91b632ba-9c19-46be-a5a8-7057745d8b4b&amp;startTime=58.04" office:target-frame-name="psplayer" xlink:show="replace" text:style-name="Internet_20_link" text:visited-style-name="Visited_20_Internet_20_Link"><text:span text:style-name="T11">So let's say I've got a couple of project‑related</text:span></text:a><text:span text:style-name="T12"> </text:span><text:a xlink:type="simple" xlink:href="https://app.pluralsight.com/course-player?clipId=91b632ba-9c19-46be-a5a8-7057745d8b4b&amp;startTime=59.9" office:target-frame-name="psplayer" xlink:show="replace" text:style-name="Internet_20_link" text:visited-style-name="Visited_20_Internet_20_Link"><text:span text:style-name="T11">emails to start the day with. Well,</text:span></text:a><text:span text:style-name="T12"> </text:span><text:a xlink:type="simple" xlink:href="https://app.pluralsight.com/course-player?clipId=91b632ba-9c19-46be-a5a8-7057745d8b4b&amp;startTime=62.23" office:target-frame-name="psplayer" xlink:show="replace" text:style-name="Internet_20_link" text:visited-style-name="Visited_20_Internet_20_Link"><text:span text:style-name="T11">instead of firing off the first one and then putting my feet up</text:span></text:a><text:span text:style-name="T12"> </text:span><text:a xlink:type="simple" xlink:href="https://app.pluralsight.com/course-player?clipId=91b632ba-9c19-46be-a5a8-7057745d8b4b&amp;startTime=65.17" office:target-frame-name="psplayer" xlink:show="replace" text:style-name="Internet_20_link" text:visited-style-name="Visited_20_Internet_20_Link"><text:span text:style-name="T11">and sitting around waiting for a response.</text:span></text:a><text:span text:style-name="T12"> </text:span><text:a xlink:type="simple" xlink:href="https://app.pluralsight.com/course-player?clipId=91b632ba-9c19-46be-a5a8-7057745d8b4b&amp;startTime=67.54" office:target-frame-name="psplayer" xlink:show="replace" text:style-name="Internet_20_link" text:visited-style-name="Visited_20_Internet_20_Link"><text:span text:style-name="T11">You know what?</text:span></text:a><text:span text:style-name="T12"> </text:span><text:a xlink:type="simple" xlink:href="https://app.pluralsight.com/course-player?clipId=91b632ba-9c19-46be-a5a8-7057745d8b4b&amp;startTime=68.16" office:target-frame-name="psplayer" xlink:show="replace" text:style-name="Internet_20_link" text:visited-style-name="Visited_20_Internet_20_Link"><text:span text:style-name="T11">I'll just crack straight on with the next one and then when</text:span></text:a><text:span text:style-name="T12"> </text:span><text:a xlink:type="simple" xlink:href="https://app.pluralsight.com/course-player?clipId=91b632ba-9c19-46be-a5a8-7057745d8b4b&amp;startTime=71.12" office:target-frame-name="psplayer" xlink:show="replace" text:style-name="Internet_20_link" text:visited-style-name="Visited_20_Internet_20_Link"><text:span text:style-name="T11">that's sent and I'm waiting for responses to them.</text:span></text:a><text:span text:style-name="T12"> </text:span><text:a xlink:type="simple" xlink:href="https://app.pluralsight.com/course-player?clipId=91b632ba-9c19-46be-a5a8-7057745d8b4b&amp;startTime=73.49" office:target-frame-name="psplayer" xlink:show="replace" text:style-name="Internet_20_link" text:visited-style-name="Visited_20_Internet_20_Link"><text:span text:style-name="T11">I don't know, yeah,</text:span></text:a><text:span text:style-name="T12"> </text:span><text:a xlink:type="simple" xlink:href="https://app.pluralsight.com/course-player?clipId=91b632ba-9c19-46be-a5a8-7057745d8b4b&amp;startTime=74.41" office:target-frame-name="psplayer" xlink:show="replace" text:style-name="Internet_20_link" text:visited-style-name="Visited_20_Internet_20_Link"><text:span text:style-name="T11">go on. Let's say I finished recording and editing a new module</text:span></text:a><text:span text:style-name="T12"> </text:span><text:a xlink:type="simple" xlink:href="https://app.pluralsight.com/course-player?clipId=91b632ba-9c19-46be-a5a8-7057745d8b4b&amp;startTime=77.08" office:target-frame-name="psplayer" xlink:show="replace" text:style-name="Internet_20_link" text:visited-style-name="Visited_20_Internet_20_Link"><text:span text:style-name="T11">for a video course, so I set it off converting to an MP4 and</text:span></text:a><text:span text:style-name="T12"> </text:span><text:a xlink:type="simple" xlink:href="https://app.pluralsight.com/course-player?clipId=91b632ba-9c19-46be-a5a8-7057745d8b4b&amp;startTime=80.58" office:target-frame-name="psplayer" xlink:show="replace" text:style-name="Internet_20_link" text:visited-style-name="Visited_20_Internet_20_Link"><text:span text:style-name="T11">uploading to Dropbox or whatever.</text:span></text:a><text:span text:style-name="T12"> </text:span><text:a xlink:type="simple" xlink:href="https://app.pluralsight.com/course-player?clipId=91b632ba-9c19-46be-a5a8-7057745d8b4b&amp;startTime=83.44" office:target-frame-name="psplayer" xlink:show="replace" text:style-name="Internet_20_link" text:visited-style-name="Visited_20_Internet_20_Link"><text:span text:style-name="T11">Well, while all that's happening,</text:span></text:a><text:span text:style-name="T12"> </text:span><text:a xlink:type="simple" xlink:href="https://app.pluralsight.com/course-player?clipId=91b632ba-9c19-46be-a5a8-7057745d8b4b&amp;startTime=86.05" office:target-frame-name="psplayer" xlink:show="replace" text:style-name="Internet_20_link" text:visited-style-name="Visited_20_Internet_20_Link"><text:span text:style-name="T11">I'll go and check through a chapter of one of my books that's been translated,</text:span></text:a><text:span text:style-name="T12"> </text:span><text:a xlink:type="simple" xlink:href="https://app.pluralsight.com/course-player?clipId=91b632ba-9c19-46be-a5a8-7057745d8b4b&amp;startTime=88.95" office:target-frame-name="psplayer" xlink:show="replace" text:style-name="Internet_20_link" text:visited-style-name="Visited_20_Internet_20_Link"><text:span text:style-name="T11">you know,</text:span></text:a><text:span text:style-name="T12"> </text:span><text:a xlink:type="simple" xlink:href="https://app.pluralsight.com/course-player?clipId=91b632ba-9c19-46be-a5a8-7057745d8b4b&amp;startTime=89.43" office:target-frame-name="psplayer" xlink:show="replace" text:style-name="Internet_20_link" text:visited-style-name="Visited_20_Internet_20_Link"><text:span text:style-name="T11">making sure all the images are still in the right places and the</text:span></text:a><text:span text:style-name="T12"> </text:span><text:a xlink:type="simple" xlink:href="https://app.pluralsight.com/course-player?clipId=91b632ba-9c19-46be-a5a8-7057745d8b4b&amp;startTime=91.91" office:target-frame-name="psplayer" xlink:show="replace" text:style-name="Internet_20_link" text:visited-style-name="Visited_20_Internet_20_Link"><text:span text:style-name="T11">fonts all line up and all that kind of jazz.</text:span></text:a><text:span text:style-name="T12"> </text:span><text:a xlink:type="simple" xlink:href="https://app.pluralsight.com/course-player?clipId=91b632ba-9c19-46be-a5a8-7057745d8b4b&amp;startTime=94.94" office:target-frame-name="psplayer" xlink:show="replace" text:style-name="Internet_20_link" text:visited-style-name="Visited_20_Internet_20_Link"><text:span text:style-name="T11">Well, okay, I've got three things going here.</text:span></text:a><text:span text:style-name="T12"> </text:span><text:a xlink:type="simple" xlink:href="https://app.pluralsight.com/course-player?clipId=91b632ba-9c19-46be-a5a8-7057745d8b4b&amp;startTime=97.79" office:target-frame-name="psplayer" xlink:show="replace" text:style-name="Internet_20_link" text:visited-style-name="Visited_20_Internet_20_Link"><text:span text:style-name="T11">I'm waiting on responses to a couple of emails, I'm waiting on a video</text:span></text:a><text:span text:style-name="T12"> </text:span><text:a xlink:type="simple" xlink:href="https://app.pluralsight.com/course-player?clipId=91b632ba-9c19-46be-a5a8-7057745d8b4b&amp;startTime=100.95" office:target-frame-name="psplayer" xlink:show="replace" text:style-name="Internet_20_link" text:visited-style-name="Visited_20_Internet_20_Link"><text:span text:style-name="T11">production and upload, and I'm reviewing a translated book chapter.</text:span></text:a><text:span text:style-name="T12"> </text:span><text:a xlink:type="simple" xlink:href="https://app.pluralsight.com/course-player?clipId=91b632ba-9c19-46be-a5a8-7057745d8b4b&amp;startTime=106.2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1b632ba-9c19-46be-a5a8-7057745d8b4b&amp;startTime=106.55" office:target-frame-name="psplayer" xlink:show="replace" text:style-name="Internet_20_link" text:visited-style-name="Visited_20_Internet_20_Link"><text:span text:style-name="T11">here's the difference between concurrency and parallelism. At no point, am</text:span></text:a><text:span text:style-name="T12"> </text:span><text:a xlink:type="simple" xlink:href="https://app.pluralsight.com/course-player?clipId=91b632ba-9c19-46be-a5a8-7057745d8b4b&amp;startTime=112.04" office:target-frame-name="psplayer" xlink:show="replace" text:style-name="Internet_20_link" text:visited-style-name="Visited_20_Internet_20_Link"><text:span text:style-name="T11">I working on any of those three tasks at the same time. I'm not, like, I</text:span></text:a><text:span text:style-name="T12"> </text:span><text:a xlink:type="simple" xlink:href="https://app.pluralsight.com/course-player?clipId=91b632ba-9c19-46be-a5a8-7057745d8b4b&amp;startTime=117.65" office:target-frame-name="psplayer" xlink:show="replace" text:style-name="Internet_20_link" text:visited-style-name="Visited_20_Internet_20_Link"><text:span text:style-name="T11">wrote one email at a time, and then only after I'd sent them, did I switch</text:span></text:a><text:span text:style-name="T12"> </text:span><text:a xlink:type="simple" xlink:href="https://app.pluralsight.com/course-player?clipId=91b632ba-9c19-46be-a5a8-7057745d8b4b&amp;startTime=122.59" office:target-frame-name="psplayer" xlink:show="replace" text:style-name="Internet_20_link" text:visited-style-name="Visited_20_Internet_20_Link"><text:span text:style-name="T11">to the video editing and uploading.</text:span></text:a><text:span text:style-name="T12"> </text:span><text:a xlink:type="simple" xlink:href="https://app.pluralsight.com/course-player?clipId=91b632ba-9c19-46be-a5a8-7057745d8b4b&amp;startTime=124.94" office:target-frame-name="psplayer" xlink:show="replace" text:style-name="Internet_20_link" text:visited-style-name="Visited_20_Internet_20_Link"><text:span text:style-name="T11">And again,</text:span></text:a><text:span text:style-name="T12"> </text:span><text:a xlink:type="simple" xlink:href="https://app.pluralsight.com/course-player?clipId=91b632ba-9c19-46be-a5a8-7057745d8b4b&amp;startTime=125.6" office:target-frame-name="psplayer" xlink:show="replace" text:style-name="Internet_20_link" text:visited-style-name="Visited_20_Internet_20_Link"><text:span text:style-name="T11">only when I kicked off the upload did I switch to the book</text:span></text:a><text:span text:style-name="T12"> </text:span><text:a xlink:type="simple" xlink:href="https://app.pluralsight.com/course-player?clipId=91b632ba-9c19-46be-a5a8-7057745d8b4b&amp;startTime=128.62" office:target-frame-name="psplayer" xlink:show="replace" text:style-name="Internet_20_link" text:visited-style-name="Visited_20_Internet_20_Link"><text:span text:style-name="T11">translation. And that people, is concurrency.</text:span></text:a><text:span text:style-name="T12"> </text:span><text:a xlink:type="simple" xlink:href="https://app.pluralsight.com/course-player?clipId=91b632ba-9c19-46be-a5a8-7057745d8b4b&amp;startTime=133.04" office:target-frame-name="psplayer" xlink:show="replace" text:style-name="Internet_20_link" text:visited-style-name="Visited_20_Internet_20_Link"><text:span text:style-name="T11">So instead of firing off the emails and sitting around waiting for responses,</text:span></text:a><text:span text:style-name="T12"> </text:span><text:a xlink:type="simple" xlink:href="https://app.pluralsight.com/course-player?clipId=91b632ba-9c19-46be-a5a8-7057745d8b4b&amp;startTime=136.47" office:target-frame-name="psplayer" xlink:show="replace" text:style-name="Internet_20_link" text:visited-style-name="Visited_20_Internet_20_Link"><text:span text:style-name="T11">which might not actually come until later in the week, by the </text:span></text:a><text:soft-page-break/><text:a xlink:type="simple" xlink:href="https://app.pluralsight.com/course-player?clipId=91b632ba-9c19-46be-a5a8-7057745d8b4b&amp;startTime=136.47" office:target-frame-name="psplayer" xlink:show="replace" text:style-name="Internet_20_link" text:visited-style-name="Visited_20_Internet_20_Link"><text:span text:style-name="T11">way,</text:span></text:a><text:span text:style-name="T12"> </text:span><text:a xlink:type="simple" xlink:href="https://app.pluralsight.com/course-player?clipId=91b632ba-9c19-46be-a5a8-7057745d8b4b&amp;startTime=139.31" office:target-frame-name="psplayer" xlink:show="replace" text:style-name="Internet_20_link" text:visited-style-name="Visited_20_Internet_20_Link"><text:span text:style-name="T11">I cracked on with something else, the video work. And then, when</text:span></text:a><text:span text:style-name="T12"> </text:span><text:a xlink:type="simple" xlink:href="https://app.pluralsight.com/course-player?clipId=91b632ba-9c19-46be-a5a8-7057745d8b4b&amp;startTime=142.91" office:target-frame-name="psplayer" xlink:show="replace" text:style-name="Internet_20_link" text:visited-style-name="Visited_20_Internet_20_Link"><text:span text:style-name="T11">that started producing and uploading, instead of hanging around</text:span></text:a><text:span text:style-name="T12"> </text:span><text:a xlink:type="simple" xlink:href="https://app.pluralsight.com/course-player?clipId=91b632ba-9c19-46be-a5a8-7057745d8b4b&amp;startTime=145.64" office:target-frame-name="psplayer" xlink:show="replace" text:style-name="Internet_20_link" text:visited-style-name="Visited_20_Internet_20_Link"><text:span text:style-name="T11">again and waiting for that to happen,</text:span></text:a><text:span text:style-name="T12"> </text:span><text:a xlink:type="simple" xlink:href="https://app.pluralsight.com/course-player?clipId=91b632ba-9c19-46be-a5a8-7057745d8b4b&amp;startTime=147.59" office:target-frame-name="psplayer" xlink:show="replace" text:style-name="Internet_20_link" text:visited-style-name="Visited_20_Internet_20_Link"><text:span text:style-name="T11">which could be several hours with large videos, I cracked</text:span></text:a><text:span text:style-name="T12"> </text:span><text:a xlink:type="simple" xlink:href="https://app.pluralsight.com/course-player?clipId=91b632ba-9c19-46be-a5a8-7057745d8b4b&amp;startTime=150.73" office:target-frame-name="psplayer" xlink:show="replace" text:style-name="Internet_20_link" text:visited-style-name="Visited_20_Internet_20_Link"><text:span text:style-name="T11">on with reviewing the book translation.</text:span></text:a><text:span text:style-name="T12"> </text:span><text:a xlink:type="simple" xlink:href="https://app.pluralsight.com/course-player?clipId=91b632ba-9c19-46be-a5a8-7057745d8b4b&amp;startTime=154.44" office:target-frame-name="psplayer" xlink:show="replace" text:style-name="Internet_20_link" text:visited-style-name="Visited_20_Internet_20_Link"><text:span text:style-name="T11">But remember, I'm just one person, so I only did one</text:span></text:a><text:span text:style-name="T12"> </text:span><text:a xlink:type="simple" xlink:href="https://app.pluralsight.com/course-player?clipId=91b632ba-9c19-46be-a5a8-7057745d8b4b&amp;startTime=158.74" office:target-frame-name="psplayer" xlink:show="replace" text:style-name="Internet_20_link" text:visited-style-name="Visited_20_Internet_20_Link"><text:span text:style-name="T11">of those at any point in time.</text:span></text:a><text:span text:style-name="T12"> </text:span><text:a xlink:type="simple" xlink:href="https://app.pluralsight.com/course-player?clipId=91b632ba-9c19-46be-a5a8-7057745d8b4b&amp;startTime=162.04" office:target-frame-name="psplayer" xlink:show="replace" text:style-name="Internet_20_link" text:visited-style-name="Visited_20_Internet_20_Link"><text:span text:style-name="T11">If let's say I want to work on the book translation at the same time</text:span></text:a><text:span text:style-name="T12"> </text:span><text:a xlink:type="simple" xlink:href="https://app.pluralsight.com/course-player?clipId=91b632ba-9c19-46be-a5a8-7057745d8b4b&amp;startTime=165.71" office:target-frame-name="psplayer" xlink:show="replace" text:style-name="Internet_20_link" text:visited-style-name="Visited_20_Internet_20_Link"><text:span text:style-name="T11">as writing emails and doing the video stuff, well,</text:span></text:a><text:span text:style-name="T12"> </text:span><text:a xlink:type="simple" xlink:href="https://app.pluralsight.com/course-player?clipId=91b632ba-9c19-46be-a5a8-7057745d8b4b&amp;startTime=168.74" office:target-frame-name="psplayer" xlink:show="replace" text:style-name="Internet_20_link" text:visited-style-name="Visited_20_Internet_20_Link"><text:span text:style-name="T11">either I need a major brain upgrade or I need to hire some help.</text:span></text:a><text:span text:style-name="T12"> </text:span><text:a xlink:type="simple" xlink:href="https://app.pluralsight.com/course-player?clipId=91b632ba-9c19-46be-a5a8-7057745d8b4b&amp;startTime=175.34" office:target-frame-name="psplayer" xlink:show="replace" text:style-name="Internet_20_link" text:visited-style-name="Visited_20_Internet_20_Link"><text:span text:style-name="T11">Now one last thing actually,</text:span></text:a><text:span text:style-name="T12"> </text:span><text:a xlink:type="simple" xlink:href="https://app.pluralsight.com/course-player?clipId=91b632ba-9c19-46be-a5a8-7057745d8b4b&amp;startTime=176.75" office:target-frame-name="psplayer" xlink:show="replace" text:style-name="Internet_20_link" text:visited-style-name="Visited_20_Internet_20_Link"><text:span text:style-name="T11">if I'm doing the video work or the book stuff and I get a</text:span></text:a><text:span text:style-name="T12"> </text:span><text:a xlink:type="simple" xlink:href="https://app.pluralsight.com/course-player?clipId=91b632ba-9c19-46be-a5a8-7057745d8b4b&amp;startTime=179.55" office:target-frame-name="psplayer" xlink:show="replace" text:style-name="Internet_20_link" text:visited-style-name="Visited_20_Internet_20_Link"><text:span text:style-name="T11">notification that I've got an email response,</text:span></text:a><text:span text:style-name="T12"> </text:span><text:a xlink:type="simple" xlink:href="https://app.pluralsight.com/course-player?clipId=91b632ba-9c19-46be-a5a8-7057745d8b4b&amp;startTime=182.12" office:target-frame-name="psplayer" xlink:show="replace" text:style-name="Internet_20_link" text:visited-style-name="Visited_20_Internet_20_Link"><text:span text:style-name="T11">then heck yeah, I can break from what I'm doing and I can check that email.</text:span></text:a><text:span text:style-name="T12"> </text:span><text:a xlink:type="simple" xlink:href="https://app.pluralsight.com/course-player?clipId=91b632ba-9c19-46be-a5a8-7057745d8b4b&amp;startTime=187.44" office:target-frame-name="psplayer" xlink:show="replace" text:style-name="Internet_20_link" text:visited-style-name="Visited_20_Internet_20_Link"><text:span text:style-name="T11">But the point is, I do have to break from whatever it is I'm doing at that time.</text:span></text:a><text:span text:style-name="T12"> </text:span><text:a xlink:type="simple" xlink:href="https://app.pluralsight.com/course-player?clipId=91b632ba-9c19-46be-a5a8-7057745d8b4b&amp;startTime=192.04" office:target-frame-name="psplayer" xlink:show="replace" text:style-name="Internet_20_link" text:visited-style-name="Visited_20_Internet_20_Link"><text:span text:style-name="T11">Like, I can't do both at once. So, concurrency is</text:span></text:a><text:span text:style-name="T12"> </text:span><text:a xlink:type="simple" xlink:href="https://app.pluralsight.com/course-player?clipId=91b632ba-9c19-46be-a5a8-7057745d8b4b&amp;startTime=197.49" office:target-frame-name="psplayer" xlink:show="replace" text:style-name="Internet_20_link" text:visited-style-name="Visited_20_Internet_20_Link"><text:span text:style-name="T11">dealing with lots of things at once,</text:span></text:a><text:span text:style-name="T12"> </text:span><text:a xlink:type="simple" xlink:href="https://app.pluralsight.com/course-player?clipId=91b632ba-9c19-46be-a5a8-7057745d8b4b&amp;startTime=199.65" office:target-frame-name="psplayer" xlink:show="replace" text:style-name="Internet_20_link" text:visited-style-name="Visited_20_Internet_20_Link"><text:span text:style-name="T11">whereas parallelism is doing lots of things at once.</text:span></text:a><text:span text:style-name="T12"> </text:span><text:a xlink:type="simple" xlink:href="https://app.pluralsight.com/course-player?clipId=91b632ba-9c19-46be-a5a8-7057745d8b4b&amp;startTime=205.44" office:target-frame-name="psplayer" xlink:show="replace" text:style-name="Internet_20_link" text:visited-style-name="Visited_20_Internet_20_Link"><text:span text:style-name="T11">Well, let's have a quick look at how we sometimes achieve this in computer programs.</text:span></text:a></text:p>
      <text:h text:style-name="P3" text:outline-level="3"><text:a xlink:type="simple" xlink:href="https://app.pluralsight.com/course-player?clipId=964852ad-1652-46da-bf21-fb1fde27e31f" office:target-frame-name="psplayer" xlink:show="replace" text:style-name="Internet_20_link" text:visited-style-name="Visited_20_Internet_20_Link"><text:span text:style-name="T11">Concurrency in Computer Programs</text:span></text:a></text:h>
      <text:p text:style-name="P5"><text:a xlink:type="simple" xlink:href="https://app.pluralsight.com/course-player?clipId=964852ad-1652-46da-bf21-fb1fde27e31f&amp;startTime=1.54" office:target-frame-name="psplayer" xlink:show="replace" text:style-name="Internet_20_link" text:visited-style-name="Visited_20_Internet_20_Link"><text:span text:style-name="T11">In order to understand Go's implementation of concurrency,</text:span></text:a><text:span text:style-name="T12"> </text:span><text:a xlink:type="simple" xlink:href="https://app.pluralsight.com/course-player?clipId=964852ad-1652-46da-bf21-fb1fde27e31f&amp;startTime=4.16" office:target-frame-name="psplayer" xlink:show="replace" text:style-name="Internet_20_link" text:visited-style-name="Visited_20_Internet_20_Link"><text:span text:style-name="T11">I think we need to be clear on a very quick bit of computer science.</text:span></text:a><text:span text:style-name="T12"> </text:span><text:a xlink:type="simple" xlink:href="https://app.pluralsight.com/course-player?clipId=964852ad-1652-46da-bf21-fb1fde27e31f&amp;startTime=8.9" office:target-frame-name="psplayer" xlink:show="replace" text:style-name="Internet_20_link" text:visited-style-name="Visited_20_Internet_20_Link"><text:span text:style-name="T11">So, computers have processors, and for this simple example,</text:span></text:a><text:span text:style-name="T12"> </text:span><text:a xlink:type="simple" xlink:href="https://app.pluralsight.com/course-player?clipId=964852ad-1652-46da-bf21-fb1fde27e31f&amp;startTime=12.73" office:target-frame-name="psplayer" xlink:show="replace" text:style-name="Internet_20_link" text:visited-style-name="Visited_20_Internet_20_Link"><text:span text:style-name="T11">actually, let's assume it's got a single core.</text:span></text:a><text:span text:style-name="T12"> </text:span><text:a xlink:type="simple" xlink:href="https://app.pluralsight.com/course-player?clipId=964852ad-1652-46da-bf21-fb1fde27e31f&amp;startTime=15.75" office:target-frame-name="psplayer" xlink:show="replace" text:style-name="Internet_20_link" text:visited-style-name="Visited_20_Internet_20_Link"><text:span text:style-name="T11">Old school, I know, but stick with me.</text:span></text:a><text:span text:style-name="T12"> </text:span><text:a xlink:type="simple" xlink:href="https://app.pluralsight.com/course-player?clipId=964852ad-1652-46da-bf21-fb1fde27e31f&amp;startTime=19.34" office:target-frame-name="psplayer" xlink:show="replace" text:style-name="Internet_20_link" text:visited-style-name="Visited_20_Internet_20_Link"><text:span text:style-name="T11">Well, then we've got an application, and when we run it,</text:span></text:a><text:span text:style-name="T12"> </text:span><text:a xlink:type="simple" xlink:href="https://app.pluralsight.com/course-player?clipId=964852ad-1652-46da-bf21-fb1fde27e31f&amp;startTime=22.46" office:target-frame-name="psplayer" xlink:show="replace" text:style-name="Internet_20_link" text:visited-style-name="Visited_20_Internet_20_Link"><text:span text:style-name="T11">the OS creates a process, which is basically the runtime instance of the program.</text:span></text:a><text:span text:style-name="T12"> </text:span><text:a xlink:type="simple" xlink:href="https://app.pluralsight.com/course-player?clipId=964852ad-1652-46da-bf21-fb1fde27e31f&amp;startTime=28.24" office:target-frame-name="psplayer" xlink:show="replace" text:style-name="Internet_20_link" text:visited-style-name="Visited_20_Internet_20_Link"><text:span text:style-name="T11">So it's the process that tracks memory, file handles, I/O, all of that jazz.</text:span></text:a><text:span text:style-name="T12"> </text:span><text:a xlink:type="simple" xlink:href="https://app.pluralsight.com/course-player?clipId=964852ad-1652-46da-bf21-fb1fde27e31f&amp;startTime=33.22" office:target-frame-name="psplayer" xlink:show="replace" text:style-name="Internet_20_link" text:visited-style-name="Visited_20_Internet_20_Link"><text:span text:style-name="T11">And also, the process starts out with a single thread,</text:span></text:a><text:span text:style-name="T12"> </text:span><text:a xlink:type="simple" xlink:href="https://app.pluralsight.com/course-player?clipId=964852ad-1652-46da-bf21-fb1fde27e31f&amp;startTime=36.18" office:target-frame-name="psplayer" xlink:show="replace" text:style-name="Internet_20_link" text:visited-style-name="Visited_20_Internet_20_Link"><text:span text:style-name="T11">threads being what actually run on processor cores and execute the program code.</text:span></text:a><text:span text:style-name="T12"> </text:span><text:a xlink:type="simple" xlink:href="https://app.pluralsight.com/course-player?clipId=964852ad-1652-46da-bf21-fb1fde27e31f&amp;startTime=42.84" office:target-frame-name="psplayer" xlink:show="replace" text:style-name="Internet_20_link" text:visited-style-name="Visited_20_Internet_20_Link"><text:span text:style-name="T11">Well, the program starts with a single thread,</text:span></text:a><text:span text:style-name="T12"> </text:span><text:a xlink:type="simple" xlink:href="https://app.pluralsight.com/course-player?clipId=964852ad-1652-46da-bf21-fb1fde27e31f&amp;startTime=44.87" office:target-frame-name="psplayer" xlink:show="replace" text:style-name="Internet_20_link" text:visited-style-name="Visited_20_Internet_20_Link"><text:span text:style-name="T11">though it can launch more,</text:span></text:a><text:span text:style-name="T12"> </text:span><text:a xlink:type="simple" xlink:href="https://app.pluralsight.com/course-player?clipId=964852ad-1652-46da-bf21-fb1fde27e31f&amp;startTime=46.28" office:target-frame-name="psplayer" xlink:show="replace" text:style-name="Internet_20_link" text:visited-style-name="Visited_20_Internet_20_Link"><text:span text:style-name="T11">but it is the job of the OS to schedule threads on cores.</text:span></text:a><text:span text:style-name="T12"> </text:span><text:a xlink:type="simple" xlink:href="https://app.pluralsight.com/course-player?clipId=964852ad-1652-46da-bf21-fb1fde27e31f&amp;startTime=51.84" office:target-frame-name="psplayer" xlink:show="replace" text:style-name="Internet_20_link" text:visited-style-name="Visited_20_Internet_20_Link"><text:span text:style-name="T11">Okay, magic, why are you telling us this, Nigel?</text:span></text:a><text:span text:style-name="T12"> </text:span><text:a xlink:type="simple" xlink:href="https://app.pluralsight.com/course-player?clipId=964852ad-1652-46da-bf21-fb1fde27e31f&amp;startTime=54.08" office:target-frame-name="psplayer" xlink:show="replace" text:style-name="Internet_20_link" text:visited-style-name="Visited_20_Internet_20_Link"><text:span text:style-name="T11">Well, it is a common way of achieving concurrency,</text:span></text:a><text:span text:style-name="T12"> </text:span><text:a xlink:type="simple" xlink:href="https://app.pluralsight.com/course-player?clipId=964852ad-1652-46da-bf21-fb1fde27e31f&amp;startTime=56.98" office:target-frame-name="psplayer" xlink:show="replace" text:style-name="Internet_20_link" text:visited-style-name="Visited_20_Internet_20_Link"><text:span text:style-name="T11">and you know what, even parallelism, if you've got multiple cores.</text:span></text:a><text:span text:style-name="T12"> </text:span><text:a xlink:type="simple" xlink:href="https://app.pluralsight.com/course-player?clipId=964852ad-1652-46da-bf21-fb1fde27e31f&amp;startTime=60.69" office:target-frame-name="psplayer" xlink:show="replace" text:style-name="Internet_20_link" text:visited-style-name="Visited_20_Internet_20_Link"><text:span text:style-name="T11">So, for parallelism,</text:span></text:a><text:span text:style-name="T12"> </text:span><text:a xlink:type="simple" xlink:href="https://app.pluralsight.com/course-player?clipId=964852ad-1652-46da-bf21-fb1fde27e31f&amp;startTime=62.3" office:target-frame-name="psplayer" xlink:show="replace" text:style-name="Internet_20_link" text:visited-style-name="Visited_20_Internet_20_Link"><text:span text:style-name="T11">all the OS does is it runs different threads in parallel on different cores.</text:span></text:a><text:span text:style-name="T12"> </text:span><text:a xlink:type="simple" xlink:href="https://app.pluralsight.com/course-player?clipId=964852ad-1652-46da-bf21-fb1fde27e31f&amp;startTime=68.84" office:target-frame-name="psplayer" xlink:show="replace" text:style-name="Internet_20_link" text:visited-style-name="Visited_20_Internet_20_Link"><text:span text:style-name="T11">You know what, though, back to concurrency.</text:span></text:a><text:span text:style-name="T12"> </text:span><text:a xlink:type="simple" xlink:href="https://app.pluralsight.com/course-player?clipId=964852ad-1652-46da-bf21-fb1fde27e31f&amp;startTime=70.88" office:target-frame-name="psplayer" xlink:show="replace" text:style-name="Internet_20_link" text:visited-style-name="Visited_20_Internet_20_Link"><text:span text:style-name="T11">The orange thread here could be the first email I sent in the morning,</text:span></text:a><text:span text:style-name="T12"> </text:span><text:a xlink:type="simple" xlink:href="https://app.pluralsight.com/course-player?clipId=964852ad-1652-46da-bf21-fb1fde27e31f&amp;startTime=74.6" office:target-frame-name="psplayer" xlink:show="replace" text:style-name="Internet_20_link" text:visited-style-name="Visited_20_Internet_20_Link"><text:span text:style-name="T11">then this blue one could be the second, the green one,</text:span></text:a><text:span text:style-name="T12"> </text:span><text:a xlink:type="simple" xlink:href="https://app.pluralsight.com/course-player?clipId=964852ad-1652-46da-bf21-fb1fde27e31f&amp;startTime=77.22" office:target-frame-name="psplayer" xlink:show="replace" text:style-name="Internet_20_link" text:visited-style-name="Visited_20_Internet_20_Link"><text:span text:style-name="T11">the video processing, and then whatever this is,</text:span></text:a><text:span text:style-name="T12"> </text:span><text:a xlink:type="simple" xlink:href="https://app.pluralsight.com/course-player?clipId=964852ad-1652-46da-bf21-fb1fde27e31f&amp;startTime=79.62" office:target-frame-name="psplayer" xlink:show="replace" text:style-name="Internet_20_link" text:visited-style-name="Visited_20_Internet_20_Link"><text:span text:style-name="T11">plum?</text:span></text:a><text:span text:style-name="T12"> </text:span><text:a xlink:type="simple" xlink:href="https://app.pluralsight.com/course-player?clipId=964852ad-1652-46da-bf21-fb1fde27e31f&amp;startTime=80.52" office:target-frame-name="psplayer" xlink:show="replace" text:style-name="Internet_20_link" text:visited-style-name="Visited_20_Internet_20_Link"><text:span text:style-name="T11">I don't know, but it could be the book translation.</text:span></text:a><text:span text:style-name="T12"> </text:span><text:a xlink:type="simple" xlink:href="https://app.pluralsight.com/course-player?clipId=964852ad-1652-46da-bf21-fb1fde27e31f&amp;startTime=84.34" office:target-frame-name="psplayer" xlink:show="replace" text:style-name="Internet_20_link" text:visited-style-name="Visited_20_Internet_20_Link"><text:span text:style-name="T11">So, four threads or four things on the go,</text:span></text:a><text:span text:style-name="T12"> </text:span><text:a xlink:type="simple" xlink:href="https://app.pluralsight.com/course-player?clipId=964852ad-1652-46da-bf21-fb1fde27e31f&amp;startTime=87.96" office:target-frame-name="psplayer" xlink:show="replace" text:style-name="Internet_20_link" text:visited-style-name="Visited_20_Internet_20_Link"><text:span text:style-name="T11">but only a single core in my head or on the processor,</text:span></text:a><text:span text:style-name="T12"> </text:span><text:a xlink:type="simple" xlink:href="https://app.pluralsight.com/course-player?clipId=964852ad-1652-46da-bf21-fb1fde27e31f&amp;startTime=91.84" office:target-frame-name="psplayer" xlink:show="replace" text:style-name="Internet_20_link" text:visited-style-name="Visited_20_Internet_20_Link"><text:span text:style-name="T11">so basically only one of these actively working at any one point in time.</text:span></text:a><text:span text:style-name="T12"> </text:span><text:a xlink:type="simple" xlink:href="https://app.pluralsight.com/course-player?clipId=964852ad-1652-46da-bf21-fb1fde27e31f&amp;startTime=98.55" office:target-frame-name="psplayer" xlink:show="replace" text:style-name="Internet_20_link" text:visited-style-name="Visited_20_Internet_20_Link"><text:span text:style-name="T11">And that's threads, and, yeah, they're pretty low level,</text:span></text:a><text:span text:style-name="T12"> </text:span><text:a xlink:type="simple" xlink:href="https://app.pluralsight.com/course-player?clipId=964852ad-1652-46da-bf21-fb1fde27e31f&amp;startTime=102.71" office:target-frame-name="psplayer" xlink:show="replace" text:style-name="Internet_20_link" text:visited-style-name="Visited_20_Internet_20_Link"><text:span text:style-name="T11">they're kind of complicated, they're actually a bit resource hungry,</text:span></text:a><text:span text:style-name="T12"> </text:span><text:a xlink:type="simple" xlink:href="https://app.pluralsight.com/course-player?clipId=964852ad-1652-46da-bf21-fb1fde27e31f&amp;startTime=106.37" office:target-frame-name="psplayer" xlink:show="replace" text:style-name="Internet_20_link" text:visited-style-name="Visited_20_Internet_20_Link"><text:span text:style-name="T11">and if you're not careful, they can drag down performance.</text:span></text:a><text:span text:style-name="T12"> </text:span><text:a xlink:type="simple" xlink:href="https://app.pluralsight.com/course-player?clipId=964852ad-1652-46da-bf21-fb1fde27e31f&amp;startTime=110.54" office:target-frame-name="psplayer" xlink:show="replace" text:style-name="Internet_20_link" text:visited-style-name="Visited_20_Internet_20_Link"><text:span text:style-name="T11">Well, it's just as well that Go doesn't use threads for concurrency. Wait, what?</text:span></text:a></text:p>
      <text:h text:style-name="P3" text:outline-level="3"><text:a xlink:type="simple" xlink:href="https://app.pluralsight.com/course-player?clipId=073eaf6a-ee2b-433c-826a-1a0e1b42cedb" office:target-frame-name="psplayer" xlink:show="replace" text:style-name="Internet_20_link" text:visited-style-name="Visited_20_Internet_20_Link"><text:span text:style-name="T11">Go's Concurrency Model</text:span></text:a></text:h>
      <text:p text:style-name="P5"><text:a xlink:type="simple" xlink:href="https://app.pluralsight.com/course-player?clipId=073eaf6a-ee2b-433c-826a-1a0e1b42cedb&amp;startTime=1.64" office:target-frame-name="psplayer" xlink:show="replace" text:style-name="Internet_20_link" text:visited-style-name="Visited_20_Internet_20_Link"><text:span text:style-name="T11">Okay, hang on, Nigel.</text:span></text:a><text:span text:style-name="T12"> </text:span><text:a xlink:type="simple" xlink:href="https://app.pluralsight.com/course-player?clipId=073eaf6a-ee2b-433c-826a-1a0e1b42cedb&amp;startTime=3.21" office:target-frame-name="psplayer" xlink:show="replace" text:style-name="Internet_20_link" text:visited-style-name="Visited_20_Internet_20_Link"><text:span text:style-name="T11">What is the point of talking about threads if Go doesn't even use them?</text:span></text:a><text:span text:style-name="T12"> </text:span><text:a xlink:type="simple" xlink:href="https://app.pluralsight.com/course-player?clipId=073eaf6a-ee2b-433c-826a-1a0e1b42cedb&amp;startTime=8.14" office:target-frame-name="psplayer" xlink:show="replace" text:style-name="Internet_20_link" text:visited-style-name="Visited_20_Internet_20_Link"><text:span text:style-name="T11">Well, explaining concurrency the way we just did with threads,</text:span></text:a><text:span text:style-name="T12"> </text:span><text:a xlink:type="simple" xlink:href="https://app.pluralsight.com/course-player?clipId=073eaf6a-ee2b-433c-826a-1a0e1b42cedb&amp;startTime=12.03" office:target-frame-name="psplayer" xlink:show="replace" text:style-name="Internet_20_link" text:visited-style-name="Visited_20_Internet_20_Link"><text:span text:style-name="T11">it's actually useful for understanding the concepts of concurrency.</text:span></text:a><text:span text:style-name="T12"> </text:span><text:a xlink:type="simple" xlink:href="https://app.pluralsight.com/course-player?clipId=073eaf6a-ee2b-433c-826a-1a0e1b42cedb&amp;startTime=15.83" office:target-frame-name="psplayer" xlink:show="replace" text:style-name="Internet_20_link" text:visited-style-name="Visited_20_Internet_20_Link"><text:span text:style-name="T11">But, Go does actually use threads; it's just,</text:span></text:a><text:span text:style-name="T12"> </text:span><text:a xlink:type="simple" xlink:href="https://app.pluralsight.com/course-player?clipId=073eaf6a-ee2b-433c-826a-1a0e1b42cedb&amp;startTime=20.4" office:target-frame-name="psplayer" xlink:show="replace" text:style-name="Internet_20_link" text:visited-style-name="Visited_20_Internet_20_Link"><text:span text:style-name="T11">it abstracts them through a lightweight construct layered on top.</text:span></text:a><text:span text:style-name="T12"> </text:span><text:a xlink:type="simple" xlink:href="https://app.pluralsight.com/course-player?clipId=073eaf6a-ee2b-433c-826a-1a0e1b42cedb&amp;startTime=25.74" office:target-frame-name="psplayer" xlink:show="replace" text:style-name="Internet_20_link" text:visited-style-name="Visited_20_Internet_20_Link"><text:span text:style-name="T11">Well, this lightweight abstraction is called a goroutine,</text:span></text:a><text:span text:style-name="T12"> </text:span><text:a xlink:type="simple" xlink:href="https://app.pluralsight.com/course-player?clipId=073eaf6a-ee2b-433c-826a-1a0e1b42cedb&amp;startTime=29.17" office:target-frame-name="psplayer" xlink:show="replace" text:style-name="Internet_20_link" text:visited-style-name="Visited_20_Internet_20_Link"><text:span text:style-name="T11">and if you know your computer science, they're a bit like green threads,</text:span></text:a><text:span text:style-name="T12"> </text:span><text:a xlink:type="simple" xlink:href="https://app.pluralsight.com/course-player?clipId=073eaf6a-ee2b-433c-826a-1a0e1b42cedb&amp;startTime=33.02" office:target-frame-name="psplayer" xlink:show="replace" text:style-name="Internet_20_link" text:visited-style-name="Visited_20_Internet_20_Link"><text:span text:style-name="T11">or they are,</text:span></text:a><text:span text:style-name="T12"> </text:span><text:a xlink:type="simple" xlink:href="https://app.pluralsight.com/course-player?clipId=073eaf6a-ee2b-433c-826a-1a0e1b42cedb&amp;startTime=33.63" office:target-frame-name="psplayer" xlink:show="replace" text:style-name="Internet_20_link" text:visited-style-name="Visited_20_Internet_20_Link"><text:span text:style-name="T11">at least from the fact that they're not scheduled by the OS;</text:span></text:a><text:span text:style-name="T12"> </text:span><text:a xlink:type="simple" xlink:href="https://app.pluralsight.com/course-player?clipId=073eaf6a-ee2b-433c-826a-1a0e1b42cedb&amp;startTime=36.28" office:target-frame-name="psplayer" xlink:show="replace" text:style-name="Internet_20_link" text:visited-style-name="Visited_20_Internet_20_Link"><text:span text:style-name="T11">it's the Go runtime that schedules them.</text:span></text:a><text:span text:style-name="T12"> </text:span><text:a xlink:type="simple" xlink:href="https://app.pluralsight.com/course-player?clipId=073eaf6a-ee2b-433c-826a-1a0e1b42cedb&amp;startTime=39.64" office:target-frame-name="psplayer" xlink:show="replace" text:style-name="Internet_20_link" text:visited-style-name="Visited_20_Internet_20_Link"><text:span text:style-name="T11">Fair enough.</text:span></text:a><text:span text:style-name="T12"> </text:span><text:a xlink:type="simple" xlink:href="https://app.pluralsight.com/course-player?clipId=073eaf6a-ee2b-433c-826a-1a0e1b42cedb&amp;startTime=40.84" office:target-frame-name="psplayer" xlink:show="replace" text:style-name="Internet_20_link" text:visited-style-name="Visited_20_Internet_20_Link"><text:span text:style-name="T11">But why use this model instead of traditional OS threads?</text:span></text:a><text:span text:style-name="T12"> </text:span><text:a xlink:type="simple" xlink:href="https://app.pluralsight.com/course-player?clipId=073eaf6a-ee2b-433c-826a-1a0e1b42cedb&amp;startTime=45.24" office:target-frame-name="psplayer" xlink:show="replace" text:style-name="Internet_20_link" text:visited-style-name="Visited_20_Internet_20_Link"><text:span text:style-name="T11">Well, a bunch of reasons actually.</text:span></text:a><text:span text:style-name="T12"> </text:span><text:a xlink:type="simple" xlink:href="https://app.pluralsight.com/course-player?clipId=073eaf6a-ee2b-433c-826a-1a0e1b42cedb&amp;startTime=47.06" office:target-frame-name="psplayer" xlink:show="replace" text:style-name="Internet_20_link" text:visited-style-name="Visited_20_Internet_20_Link"><text:span text:style-name="T11">So, goroutines are way lighter than OS threads.</text:span></text:a><text:span text:style-name="T12"> </text:span><text:a xlink:type="simple" xlink:href="https://app.pluralsight.com/course-player?clipId=073eaf6a-ee2b-433c-826a-1a0e1b42cedb&amp;startTime=51.06" office:target-frame-name="psplayer" xlink:show="replace" text:style-name="Internet_20_link" text:visited-style-name="Visited_20_Internet_20_Link"><text:span text:style-name="T11">I think the initial stack size, it's tiny,</text:span></text:a><text:span text:style-name="T12"> </text:span><text:a xlink:type="simple" xlink:href="https://app.pluralsight.com/course-player?clipId=073eaf6a-ee2b-433c-826a-1a0e1b42cedb&amp;startTime=53.67" office:target-frame-name="psplayer" xlink:show="replace" text:style-name="Internet_20_link" text:visited-style-name="Visited_20_Internet_20_Link"><text:span text:style-name="T11">like 2K, so way smaller than around a MB for OS </text:span></text:a><text:soft-page-break/><text:a xlink:type="simple" xlink:href="https://app.pluralsight.com/course-player?clipId=073eaf6a-ee2b-433c-826a-1a0e1b42cedb&amp;startTime=53.67" office:target-frame-name="psplayer" xlink:show="replace" text:style-name="Internet_20_link" text:visited-style-name="Visited_20_Internet_20_Link"><text:span text:style-name="T11">threads.</text:span></text:a><text:span text:style-name="T12"> </text:span><text:a xlink:type="simple" xlink:href="https://app.pluralsight.com/course-player?clipId=073eaf6a-ee2b-433c-826a-1a0e1b42cedb&amp;startTime=57.91" office:target-frame-name="psplayer" xlink:show="replace" text:style-name="Internet_20_link" text:visited-style-name="Visited_20_Internet_20_Link"><text:span text:style-name="T11">Plus, they can grow and shrink as needed.</text:span></text:a><text:span text:style-name="T12"> </text:span><text:a xlink:type="simple" xlink:href="https://app.pluralsight.com/course-player?clipId=073eaf6a-ee2b-433c-826a-1a0e1b42cedb&amp;startTime=60.57" office:target-frame-name="psplayer" xlink:show="replace" text:style-name="Internet_20_link" text:visited-style-name="Visited_20_Internet_20_Link"><text:span text:style-name="T11">As well though, Go does all of the heavy lifting with goroutines,</text:span></text:a><text:span text:style-name="T12"> </text:span><text:a xlink:type="simple" xlink:href="https://app.pluralsight.com/course-player?clipId=073eaf6a-ee2b-433c-826a-1a0e1b42cedb&amp;startTime=65.02" office:target-frame-name="psplayer" xlink:show="replace" text:style-name="Internet_20_link" text:visited-style-name="Visited_20_Internet_20_Link"><text:span text:style-name="T11">and that is a mahoosive bonus.</text:span></text:a><text:span text:style-name="T12"> </text:span><text:a xlink:type="simple" xlink:href="https://app.pluralsight.com/course-player?clipId=073eaf6a-ee2b-433c-826a-1a0e1b42cedb&amp;startTime=68.43" office:target-frame-name="psplayer" xlink:show="replace" text:style-name="Internet_20_link" text:visited-style-name="Visited_20_Internet_20_Link"><text:span text:style-name="T11">Because it means you and I as developers,</text:span></text:a><text:span text:style-name="T12"> </text:span><text:a xlink:type="simple" xlink:href="https://app.pluralsight.com/course-player?clipId=073eaf6a-ee2b-433c-826a-1a0e1b42cedb&amp;startTime=71.12" office:target-frame-name="psplayer" xlink:show="replace" text:style-name="Internet_20_link" text:visited-style-name="Visited_20_Internet_20_Link"><text:span text:style-name="T11">we can just crack on with our app code; we don't need to</text:span></text:a><text:span text:style-name="T12"> </text:span><text:a xlink:type="simple" xlink:href="https://app.pluralsight.com/course-player?clipId=073eaf6a-ee2b-433c-826a-1a0e1b42cedb&amp;startTime=73.87" office:target-frame-name="psplayer" xlink:show="replace" text:style-name="Internet_20_link" text:visited-style-name="Visited_20_Internet_20_Link"><text:span text:style-name="T11">learn about OS‑specific thread stuff.</text:span></text:a><text:span text:style-name="T12"> </text:span><text:a xlink:type="simple" xlink:href="https://app.pluralsight.com/course-player?clipId=073eaf6a-ee2b-433c-826a-1a0e1b42cedb&amp;startTime=77.17" office:target-frame-name="psplayer" xlink:show="replace" text:style-name="Internet_20_link" text:visited-style-name="Visited_20_Internet_20_Link"><text:span text:style-name="T11">As well though, switches are expensive with OS threads.</text:span></text:a><text:span text:style-name="T12"> </text:span><text:a xlink:type="simple" xlink:href="https://app.pluralsight.com/course-player?clipId=073eaf6a-ee2b-433c-826a-1a0e1b42cedb&amp;startTime=80.91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073eaf6a-ee2b-433c-826a-1a0e1b42cedb&amp;startTime=81.49" office:target-frame-name="psplayer" xlink:show="replace" text:style-name="Internet_20_link" text:visited-style-name="Visited_20_Internet_20_Link"><text:span text:style-name="T11">they're expensive with goroutines as well; it's just</text:span></text:a><text:span text:style-name="T12"> </text:span><text:a xlink:type="simple" xlink:href="https://app.pluralsight.com/course-player?clipId=073eaf6a-ee2b-433c-826a-1a0e1b42cedb&amp;startTime=84.03" office:target-frame-name="psplayer" xlink:show="replace" text:style-name="Internet_20_link" text:visited-style-name="Visited_20_Internet_20_Link"><text:span text:style-name="T11">they happen way less with goroutines.</text:span></text:a><text:span text:style-name="T12"> </text:span><text:a xlink:type="simple" xlink:href="https://app.pluralsight.com/course-player?clipId=073eaf6a-ee2b-433c-826a-1a0e1b42cedb&amp;startTime=87.84" office:target-frame-name="psplayer" xlink:show="replace" text:style-name="Internet_20_link" text:visited-style-name="Visited_20_Internet_20_Link"><text:span text:style-name="T11">So Go layers goroutines on top of threads, yeah.</text:span></text:a><text:span text:style-name="T12"> </text:span><text:a xlink:type="simple" xlink:href="https://app.pluralsight.com/course-player?clipId=073eaf6a-ee2b-433c-826a-1a0e1b42cedb&amp;startTime=90.72" office:target-frame-name="psplayer" xlink:show="replace" text:style-name="Internet_20_link" text:visited-style-name="Visited_20_Internet_20_Link"><text:span text:style-name="T11">And then when a goroutine blocks,</text:span></text:a><text:span text:style-name="T12"> </text:span><text:a xlink:type="simple" xlink:href="https://app.pluralsight.com/course-player?clipId=073eaf6a-ee2b-433c-826a-1a0e1b42cedb&amp;startTime=92.86" office:target-frame-name="psplayer" xlink:show="replace" text:style-name="Internet_20_link" text:visited-style-name="Visited_20_Internet_20_Link"><text:span text:style-name="T11">like maybe it's waiting on network I/O or something,</text:span></text:a><text:span text:style-name="T12"> </text:span><text:a xlink:type="simple" xlink:href="https://app.pluralsight.com/course-player?clipId=073eaf6a-ee2b-433c-826a-1a0e1b42cedb&amp;startTime=95.78" office:target-frame-name="psplayer" xlink:show="replace" text:style-name="Internet_20_link" text:visited-style-name="Visited_20_Internet_20_Link"><text:span text:style-name="T11">no sweat.</text:span></text:a><text:span text:style-name="T12"> </text:span><text:a xlink:type="simple" xlink:href="https://app.pluralsight.com/course-player?clipId=073eaf6a-ee2b-433c-826a-1a0e1b42cedb&amp;startTime=96.61" office:target-frame-name="psplayer" xlink:show="replace" text:style-name="Internet_20_link" text:visited-style-name="Visited_20_Internet_20_Link"><text:span text:style-name="T11">Go just swaps it out for another goroutine, but running on the same thread.</text:span></text:a><text:span text:style-name="T12"> </text:span><text:a xlink:type="simple" xlink:href="https://app.pluralsight.com/course-player?clipId=073eaf6a-ee2b-433c-826a-1a0e1b42cedb&amp;startTime=102.8" office:target-frame-name="psplayer" xlink:show="replace" text:style-name="Internet_20_link" text:visited-style-name="Visited_20_Internet_20_Link"><text:span text:style-name="T11">And, I mean, yeah, of course there's overhead with doing that,</text:span></text:a><text:span text:style-name="T12"> </text:span><text:a xlink:type="simple" xlink:href="https://app.pluralsight.com/course-player?clipId=073eaf6a-ee2b-433c-826a-1a0e1b42cedb&amp;startTime=106.6" office:target-frame-name="psplayer" xlink:show="replace" text:style-name="Internet_20_link" text:visited-style-name="Visited_20_Internet_20_Link"><text:span text:style-name="T11">but it is massively less than scheduling a full new thread.</text:span></text:a><text:span text:style-name="T12"> </text:span><text:a xlink:type="simple" xlink:href="https://app.pluralsight.com/course-player?clipId=073eaf6a-ee2b-433c-826a-1a0e1b42cedb&amp;startTime=111.84" office:target-frame-name="psplayer" xlink:show="replace" text:style-name="Internet_20_link" text:visited-style-name="Visited_20_Internet_20_Link"><text:span text:style-name="T11">Whew, now, a footnote here.</text:span></text:a><text:span text:style-name="T12"> </text:span><text:a xlink:type="simple" xlink:href="https://app.pluralsight.com/course-player?clipId=073eaf6a-ee2b-433c-826a-1a0e1b42cedb&amp;startTime=114.1" office:target-frame-name="psplayer" xlink:show="replace" text:style-name="Internet_20_link" text:visited-style-name="Visited_20_Internet_20_Link"><text:span text:style-name="T11">Even with goroutines,</text:span></text:a><text:span text:style-name="T12"> </text:span><text:a xlink:type="simple" xlink:href="https://app.pluralsight.com/course-player?clipId=073eaf6a-ee2b-433c-826a-1a0e1b42cedb&amp;startTime=115.92" office:target-frame-name="psplayer" xlink:show="replace" text:style-name="Internet_20_link" text:visited-style-name="Visited_20_Internet_20_Link"><text:span text:style-name="T11">there's going to be block conditions needing a brand‑new thread.</text:span></text:a><text:span text:style-name="T12"> </text:span><text:a xlink:type="simple" xlink:href="https://app.pluralsight.com/course-player?clipId=073eaf6a-ee2b-433c-826a-1a0e1b42cedb&amp;startTime=119.3" office:target-frame-name="psplayer" xlink:show="replace" text:style-name="Internet_20_link" text:visited-style-name="Visited_20_Internet_20_Link"><text:span text:style-name="T11">It's just that happens way less often.</text:span></text:a><text:span text:style-name="T12"> </text:span><text:a xlink:type="simple" xlink:href="https://app.pluralsight.com/course-player?clipId=073eaf6a-ee2b-433c-826a-1a0e1b42cedb&amp;startTime=122.84" office:target-frame-name="psplayer" xlink:show="replace" text:style-name="Internet_20_link" text:visited-style-name="Visited_20_Internet_20_Link"><text:span text:style-name="T11">And as well, goroutines have faster startup times and,</text:span></text:a><text:span text:style-name="T12"> </text:span><text:a xlink:type="simple" xlink:href="https://app.pluralsight.com/course-player?clipId=073eaf6a-ee2b-433c-826a-1a0e1b42cedb&amp;startTime=126" office:target-frame-name="psplayer" xlink:show="replace" text:style-name="Internet_20_link" text:visited-style-name="Visited_20_Internet_20_Link"><text:span text:style-name="T11">thanks to channels,</text:span></text:a><text:span text:style-name="T12"> </text:span><text:a xlink:type="simple" xlink:href="https://app.pluralsight.com/course-player?clipId=073eaf6a-ee2b-433c-826a-1a0e1b42cedb&amp;startTime=127.06" office:target-frame-name="psplayer" xlink:show="replace" text:style-name="Internet_20_link" text:visited-style-name="Visited_20_Internet_20_Link"><text:span text:style-name="T11">multiple goroutines can easily and safely communicate and share data.</text:span></text:a><text:span text:style-name="T12"> </text:span><text:a xlink:type="simple" xlink:href="https://app.pluralsight.com/course-player?clipId=073eaf6a-ee2b-433c-826a-1a0e1b42cedb&amp;startTime=133.24" office:target-frame-name="psplayer" xlink:show="replace" text:style-name="Internet_20_link" text:visited-style-name="Visited_20_Internet_20_Link"><text:span text:style-name="T11">Whew, look, the long and short,</text:span></text:a><text:span text:style-name="T12"> </text:span><text:a xlink:type="simple" xlink:href="https://app.pluralsight.com/course-player?clipId=073eaf6a-ee2b-433c-826a-1a0e1b42cedb&amp;startTime=136.17" office:target-frame-name="psplayer" xlink:show="replace" text:style-name="Internet_20_link" text:visited-style-name="Visited_20_Internet_20_Link"><text:span text:style-name="T11">goroutines let us switch a lot of work on and off a single thread.</text:span></text:a><text:span text:style-name="T12"> </text:span><text:a xlink:type="simple" xlink:href="https://app.pluralsight.com/course-player?clipId=073eaf6a-ee2b-433c-826a-1a0e1b42cedb&amp;startTime=140.57" office:target-frame-name="psplayer" xlink:show="replace" text:style-name="Internet_20_link" text:visited-style-name="Visited_20_Internet_20_Link"><text:span text:style-name="T11">And I think I've said a few times,</text:span></text:a><text:span text:style-name="T12"> </text:span><text:a xlink:type="simple" xlink:href="https://app.pluralsight.com/course-player?clipId=073eaf6a-ee2b-433c-826a-1a0e1b42cedb&amp;startTime=142.3" office:target-frame-name="psplayer" xlink:show="replace" text:style-name="Internet_20_link" text:visited-style-name="Visited_20_Internet_20_Link"><text:span text:style-name="T11">they work threads to within an inch of their lives.</text:span></text:a><text:span text:style-name="T12"> </text:span><text:a xlink:type="simple" xlink:href="https://app.pluralsight.com/course-player?clipId=073eaf6a-ee2b-433c-826a-1a0e1b42cedb&amp;startTime=146.24" office:target-frame-name="psplayer" xlink:show="replace" text:style-name="Internet_20_link" text:visited-style-name="Visited_20_Internet_20_Link"><text:span text:style-name="T11">And you know what, due to the cost of threads,</text:span></text:a><text:span text:style-name="T12"> </text:span><text:a xlink:type="simple" xlink:href="https://app.pluralsight.com/course-player?clipId=073eaf6a-ee2b-433c-826a-1a0e1b42cedb&amp;startTime=148.69" office:target-frame-name="psplayer" xlink:show="replace" text:style-name="Internet_20_link" text:visited-style-name="Visited_20_Internet_20_Link"><text:span text:style-name="T11">if you can do something on a single thread,</text:span></text:a><text:span text:style-name="T12"> </text:span><text:a xlink:type="simple" xlink:href="https://app.pluralsight.com/course-player?clipId=073eaf6a-ee2b-433c-826a-1a0e1b42cedb&amp;startTime=151.16" office:target-frame-name="psplayer" xlink:show="replace" text:style-name="Internet_20_link" text:visited-style-name="Visited_20_Internet_20_Link"><text:span text:style-name="T11">I'm telling you, you absolutely should.</text:span></text:a><text:span text:style-name="T12"> </text:span><text:a xlink:type="simple" xlink:href="https://app.pluralsight.com/course-player?clipId=073eaf6a-ee2b-433c-826a-1a0e1b42cedb&amp;startTime=153.95" office:target-frame-name="psplayer" xlink:show="replace" text:style-name="Internet_20_link" text:visited-style-name="Visited_20_Internet_20_Link"><text:span text:style-name="T11">I mean,</text:span></text:a><text:span text:style-name="T12"> </text:span><text:a xlink:type="simple" xlink:href="https://app.pluralsight.com/course-player?clipId=073eaf6a-ee2b-433c-826a-1a0e1b42cedb&amp;startTime=154.41" office:target-frame-name="psplayer" xlink:show="replace" text:style-name="Internet_20_link" text:visited-style-name="Visited_20_Internet_20_Link"><text:span text:style-name="T11">way too many cycles get lost into the black hole of queuing and</text:span></text:a><text:span text:style-name="T12"> </text:span><text:a xlink:type="simple" xlink:href="https://app.pluralsight.com/course-player?clipId=073eaf6a-ee2b-433c-826a-1a0e1b42cedb&amp;startTime=158.87" office:target-frame-name="psplayer" xlink:show="replace" text:style-name="Internet_20_link" text:visited-style-name="Visited_20_Internet_20_Link"><text:span text:style-name="T11">swapping threads on and off processor cores. Look,</text:span></text:a><text:span text:style-name="T12"> </text:span><text:a xlink:type="simple" xlink:href="https://app.pluralsight.com/course-player?clipId=073eaf6a-ee2b-433c-826a-1a0e1b42cedb&amp;startTime=162.33" office:target-frame-name="psplayer" xlink:show="replace" text:style-name="Internet_20_link" text:visited-style-name="Visited_20_Internet_20_Link"><text:span text:style-name="T11">when it comes to threads, less is definitely more.</text:span></text:a><text:span text:style-name="T12"> </text:span><text:a xlink:type="simple" xlink:href="https://app.pluralsight.com/course-player?clipId=073eaf6a-ee2b-433c-826a-1a0e1b42cedb&amp;startTime=167.14" office:target-frame-name="psplayer" xlink:show="replace" text:style-name="Internet_20_link" text:visited-style-name="Visited_20_Internet_20_Link"><text:span text:style-name="T11">Now then, as we wrap the theory, just in case you're interested,</text:span></text:a><text:span text:style-name="T12"> </text:span><text:a xlink:type="simple" xlink:href="https://app.pluralsight.com/course-player?clipId=073eaf6a-ee2b-433c-826a-1a0e1b42cedb&amp;startTime=171.17" office:target-frame-name="psplayer" xlink:show="replace" text:style-name="Internet_20_link" text:visited-style-name="Visited_20_Internet_20_Link"><text:span text:style-name="T11">the concurrency model used by Go is the actor model, or, if you like</text:span></text:a><text:span text:style-name="T12"> </text:span><text:a xlink:type="simple" xlink:href="https://app.pluralsight.com/course-player?clipId=073eaf6a-ee2b-433c-826a-1a0e1b42cedb&amp;startTime=175.72" office:target-frame-name="psplayer" xlink:show="replace" text:style-name="Internet_20_link" text:visited-style-name="Visited_20_Internet_20_Link"><text:span text:style-name="T11">to sound technical and you want to impress people,</text:span></text:a><text:span text:style-name="T12"> </text:span><text:a xlink:type="simple" xlink:href="https://app.pluralsight.com/course-player?clipId=073eaf6a-ee2b-433c-826a-1a0e1b42cedb&amp;startTime=177.88" office:target-frame-name="psplayer" xlink:show="replace" text:style-name="Internet_20_link" text:visited-style-name="Visited_20_Internet_20_Link"><text:span text:style-name="T11">it's a modern implementation of the communicating sequential</text:span></text:a><text:span text:style-name="T12"> </text:span><text:a xlink:type="simple" xlink:href="https://app.pluralsight.com/course-player?clipId=073eaf6a-ee2b-433c-826a-1a0e1b42cedb&amp;startTime=181.14" office:target-frame-name="psplayer" xlink:show="replace" text:style-name="Internet_20_link" text:visited-style-name="Visited_20_Internet_20_Link"><text:span text:style-name="T11">processes model, CSP, if you like your acronyms. Anyway,</text:span></text:a><text:span text:style-name="T12"> </text:span><text:a xlink:type="simple" xlink:href="https://app.pluralsight.com/course-player?clipId=073eaf6a-ee2b-433c-826a-1a0e1b42cedb&amp;startTime=185.55" office:target-frame-name="psplayer" xlink:show="replace" text:style-name="Internet_20_link" text:visited-style-name="Visited_20_Internet_20_Link"><text:span text:style-name="T11">though, in this model,</text:span></text:a><text:span text:style-name="T12"> </text:span><text:a xlink:type="simple" xlink:href="https://app.pluralsight.com/course-player?clipId=073eaf6a-ee2b-433c-826a-1a0e1b42cedb&amp;startTime=186.95" office:target-frame-name="psplayer" xlink:show="replace" text:style-name="Internet_20_link" text:visited-style-name="Visited_20_Internet_20_Link"><text:span text:style-name="T11">actors safely pass messages between each other via channels. Well,</text:span></text:a><text:span text:style-name="T12"> </text:span><text:a xlink:type="simple" xlink:href="https://app.pluralsight.com/course-player?clipId=073eaf6a-ee2b-433c-826a-1a0e1b42cedb&amp;startTime=191.48" office:target-frame-name="psplayer" xlink:show="replace" text:style-name="Internet_20_link" text:visited-style-name="Visited_20_Internet_20_Link"><text:span text:style-name="T11">in Go, actors are goroutines, and channels, well,</text:span></text:a><text:span text:style-name="T12"> </text:span><text:a xlink:type="simple" xlink:href="https://app.pluralsight.com/course-player?clipId=073eaf6a-ee2b-433c-826a-1a0e1b42cedb&amp;startTime=194.79" office:target-frame-name="psplayer" xlink:show="replace" text:style-name="Internet_20_link" text:visited-style-name="Visited_20_Internet_20_Link"><text:span text:style-name="T11">they're called channels.</text:span></text:a><text:span text:style-name="T12"> </text:span><text:a xlink:type="simple" xlink:href="https://app.pluralsight.com/course-player?clipId=073eaf6a-ee2b-433c-826a-1a0e1b42cedb&amp;startTime=196.84" office:target-frame-name="psplayer" xlink:show="replace" text:style-name="Internet_20_link" text:visited-style-name="Visited_20_Internet_20_Link"><text:span text:style-name="T11">So, I suppose we need to explain channels.</text:span></text:a><text:span text:style-name="T12"> </text:span><text:a xlink:type="simple" xlink:href="https://app.pluralsight.com/course-player?clipId=073eaf6a-ee2b-433c-826a-1a0e1b42cedb&amp;startTime=199.76" office:target-frame-name="psplayer" xlink:show="replace" text:style-name="Internet_20_link" text:visited-style-name="Visited_20_Internet_20_Link"><text:span text:style-name="T11">I'll tell you what, trying to keep this brief is harder than I thought.</text:span></text:a><text:span text:style-name="T12"> </text:span><text:a xlink:type="simple" xlink:href="https://app.pluralsight.com/course-player?clipId=073eaf6a-ee2b-433c-826a-1a0e1b42cedb&amp;startTime=202.7" office:target-frame-name="psplayer" xlink:show="replace" text:style-name="Internet_20_link" text:visited-style-name="Visited_20_Internet_20_Link"><text:span text:style-name="T11">But look, channels are just like pipes.</text:span></text:a><text:span text:style-name="T12"> </text:span><text:a xlink:type="simple" xlink:href="https://app.pluralsight.com/course-player?clipId=073eaf6a-ee2b-433c-826a-1a0e1b42cedb&amp;startTime=205.16" office:target-frame-name="psplayer" xlink:show="replace" text:style-name="Internet_20_link" text:visited-style-name="Visited_20_Internet_20_Link"><text:span text:style-name="T11">One goroutine puts data onto the channel, and another goroutine</text:span></text:a><text:span text:style-name="T12"> </text:span><text:a xlink:type="simple" xlink:href="https://app.pluralsight.com/course-player?clipId=073eaf6a-ee2b-433c-826a-1a0e1b42cedb&amp;startTime=209.16" office:target-frame-name="psplayer" xlink:show="replace" text:style-name="Internet_20_link" text:visited-style-name="Visited_20_Internet_20_Link"><text:span text:style-name="T11">grabs it off, simple. And you know what, for now,</text:span></text:a><text:span text:style-name="T12"> </text:span><text:a xlink:type="simple" xlink:href="https://app.pluralsight.com/course-player?clipId=073eaf6a-ee2b-433c-826a-1a0e1b42cedb&amp;startTime=212.55" office:target-frame-name="psplayer" xlink:show="replace" text:style-name="Internet_20_link" text:visited-style-name="Visited_20_Internet_20_Link"><text:span text:style-name="T11">I'm just going to leave channels there. Let's go and see how some of this stuff actually works.</text:span></text:a></text:p>
      <text:h text:style-name="P3" text:outline-level="3"><text:a xlink:type="simple" xlink:href="https://app.pluralsight.com/course-player?clipId=5ea8f0d8-53f3-4fec-97c6-b7e148edc176" office:target-frame-name="psplayer" xlink:show="replace" text:style-name="Internet_20_link" text:visited-style-name="Visited_20_Internet_20_Link"><text:span text:style-name="T11">Writing a Concurrent Program</text:span></text:a></text:h>
      <text:p text:style-name="P5"><text:a xlink:type="simple" xlink:href="https://app.pluralsight.com/course-player?clipId=5ea8f0d8-53f3-4fec-97c6-b7e148edc176&amp;startTime=1.64" office:target-frame-name="psplayer" xlink:show="replace" text:style-name="Internet_20_link" text:visited-style-name="Visited_20_Internet_20_Link"><text:span text:style-name="T11">Right then.</text:span></text:a><text:span text:style-name="T12"> </text:span><text:a xlink:type="simple" xlink:href="https://app.pluralsight.com/course-player?clipId=5ea8f0d8-53f3-4fec-97c6-b7e148edc176&amp;startTime=2.15" office:target-frame-name="psplayer" xlink:show="replace" text:style-name="Internet_20_link" text:visited-style-name="Visited_20_Internet_20_Link"><text:span text:style-name="T11">We've got a simple program here,</text:span></text:a><text:span text:style-name="T12"> </text:span><text:a xlink:type="simple" xlink:href="https://app.pluralsight.com/course-player?clipId=5ea8f0d8-53f3-4fec-97c6-b7e148edc176&amp;startTime=3.95" office:target-frame-name="psplayer" xlink:show="replace" text:style-name="Internet_20_link" text:visited-style-name="Visited_20_Internet_20_Link"><text:span text:style-name="T11">package stuff, imports, a main function, and a couple of anonymous functions.</text:span></text:a><text:span text:style-name="T12"> </text:span><text:a xlink:type="simple" xlink:href="https://app.pluralsight.com/course-player?clipId=5ea8f0d8-53f3-4fec-97c6-b7e148edc176&amp;startTime=8.64" office:target-frame-name="psplayer" xlink:show="replace" text:style-name="Internet_20_link" text:visited-style-name="Visited_20_Internet_20_Link"><text:span text:style-name="T11">So as things stand,</text:span></text:a><text:span text:style-name="T12"> </text:span><text:a xlink:type="simple" xlink:href="https://app.pluralsight.com/course-player?clipId=5ea8f0d8-53f3-4fec-97c6-b7e148edc176&amp;startTime=10.02" office:target-frame-name="psplayer" xlink:show="replace" text:style-name="Internet_20_link" text:visited-style-name="Visited_20_Internet_20_Link"><text:span text:style-name="T11">execution comes in at main, then our first anonymous function gets called.</text:span></text:a><text:span text:style-name="T12"> </text:span><text:a xlink:type="simple" xlink:href="https://app.pluralsight.com/course-player?clipId=5ea8f0d8-53f3-4fec-97c6-b7e148edc176&amp;startTime=15.33" office:target-frame-name="psplayer" xlink:show="replace" text:style-name="Internet_20_link" text:visited-style-name="Visited_20_Internet_20_Link"><text:span text:style-name="T11">Though actually, I don't think we've actually mentioned anonymous functions.</text:span></text:a><text:span text:style-name="T12"> </text:span><text:a xlink:type="simple" xlink:href="https://app.pluralsight.com/course-player?clipId=5ea8f0d8-53f3-4fec-97c6-b7e148edc176&amp;startTime=20.04" office:target-frame-name="psplayer" xlink:show="replace" text:style-name="Internet_20_link" text:visited-style-name="Visited_20_Internet_20_Link"><text:span text:style-name="T11">Yeah, no, I don't think we have.</text:span></text:a><text:span text:style-name="T12"> </text:span><text:a xlink:type="simple" xlink:href="https://app.pluralsight.com/course-player?clipId=5ea8f0d8-53f3-4fec-97c6-b7e148edc176&amp;startTime=21.54" office:target-frame-name="psplayer" xlink:show="replace" text:style-name="Internet_20_link" text:visited-style-name="Visited_20_Internet_20_Link"><text:span text:style-name="T11">Well look, Go let's you create functions without names,</text:span></text:a><text:span text:style-name="T12"> </text:span><text:a xlink:type="simple" xlink:href="https://app.pluralsight.com/course-player?clipId=5ea8f0d8-53f3-4fec-97c6-b7e148edc176&amp;startTime=25.39" office:target-frame-name="psplayer" xlink:show="replace" text:style-name="Internet_20_link" text:visited-style-name="Visited_20_Internet_20_Link"><text:span text:style-name="T11">so nothing in the operands here. And then sticking an empty set of</text:span></text:a><text:span text:style-name="T12"> </text:span><text:a xlink:type="simple" xlink:href="https://app.pluralsight.com/course-player?clipId=5ea8f0d8-53f3-4fec-97c6-b7e148edc176&amp;startTime=29.01" office:target-frame-name="psplayer" xlink:show="replace" text:style-name="Internet_20_link" text:visited-style-name="Visited_20_Internet_20_Link"><text:span text:style-name="T11">operands at the end makes it self executing. Anyway, program flow</text:span></text:a><text:span text:style-name="T12"> </text:span><text:a xlink:type="simple" xlink:href="https://app.pluralsight.com/course-player?clipId=5ea8f0d8-53f3-4fec-97c6-b7e148edc176&amp;startTime=34.36" office:target-frame-name="psplayer" xlink:show="replace" text:style-name="Internet_20_link" text:visited-style-name="Visited_20_Internet_20_Link"><text:span text:style-name="T11">will come in, and we'll hit the sleep here. That will put the entire</text:span></text:a><text:span text:style-name="T12"> </text:span><text:a xlink:type="simple" xlink:href="https://app.pluralsight.com/course-player?clipId=5ea8f0d8-53f3-4fec-97c6-b7e148edc176&amp;startTime=37.85" office:target-frame-name="psplayer" xlink:show="replace" text:style-name="Internet_20_link" text:visited-style-name="Visited_20_Internet_20_Link"><text:span text:style-name="T11">program to sleep for 5 seconds.</text:span></text:a><text:span text:style-name="T12"> </text:span><text:a xlink:type="simple" xlink:href="https://app.pluralsight.com/course-player?clipId=5ea8f0d8-53f3-4fec-97c6-b7e148edc176&amp;startTime=40.24" office:target-frame-name="psplayer" xlink:show="replace" text:style-name="Internet_20_link" text:visited-style-name="Visited_20_Internet_20_Link"><text:span text:style-name="T11">Once they're up, we'll print Hello to the terminal and drop back into main.</text:span></text:a><text:span text:style-name="T12"> </text:span><text:a xlink:type="simple" xlink:href="https://app.pluralsight.com/course-player?clipId=5ea8f0d8-53f3-4fec-97c6-b7e148edc176&amp;startTime=44.94" office:target-frame-name="psplayer" xlink:show="replace" text:style-name="Internet_20_link" text:visited-style-name="Visited_20_Internet_20_Link"><text:span text:style-name="T11">This next anonymous function will be called, that'll print Pluralsight to the</text:span></text:a><text:span text:style-name="T12"> </text:span><text:a xlink:type="simple" xlink:href="https://app.pluralsight.com/course-player?clipId=5ea8f0d8-53f3-4fec-97c6-b7e148edc176&amp;startTime=48.32" office:target-frame-name="psplayer" xlink:show="replace" text:style-name="Internet_20_link" text:visited-style-name="Visited_20_Internet_20_Link"><text:span text:style-name="T11">screen, and then as there's nothing else left to execute, the program will</text:span></text:a><text:span text:style-name="T12"> </text:span><text:a xlink:type="simple" xlink:href="https://app.pluralsight.com/course-player?clipId=5ea8f0d8-53f3-4fec-97c6-b7e148edc176&amp;startTime=52.03" office:target-frame-name="psplayer" xlink:show="replace" text:style-name="Internet_20_link" text:visited-style-name="Visited_20_Internet_20_Link"><text:span text:style-name="T11">exit. Net will get Hello Pluralsight. Now look,</text:span></text:a><text:span text:style-name="T12"> </text:span><text:a xlink:type="simple" xlink:href="https://app.pluralsight.com/course-player?clipId=5ea8f0d8-53f3-4fec-97c6-b7e148edc176&amp;startTime=57.68" office:target-frame-name="psplayer" xlink:show="replace" text:style-name="Internet_20_link" text:visited-style-name="Visited_20_Internet_20_Link"><text:span text:style-name="T11">I know it's far from special,</text:span></text:a><text:span text:style-name="T12"> </text:span><text:a xlink:type="simple" xlink:href="https://app.pluralsight.com/course-player?clipId=5ea8f0d8-53f3-4fec-97c6-b7e148edc176&amp;startTime=59.18" office:target-frame-name="psplayer" xlink:show="replace" text:style-name="Internet_20_link" text:visited-style-name="Visited_20_Internet_20_Link"><text:span text:style-name="T11">but it's program flow that we're interested in, so</text:span></text:a><text:span text:style-name="T12"> </text:span><text:a xlink:type="simple" xlink:href="https://app.pluralsight.com/course-player?clipId=5ea8f0d8-53f3-4fec-97c6-b7e148edc176&amp;startTime=62.77" office:target-frame-name="psplayer" xlink:show="replace" text:style-name="Internet_20_link" text:visited-style-name="Visited_20_Internet_20_Link"><text:span text:style-name="T11">execution is top to bottom, one line at a time,</text:span></text:a><text:span text:style-name="T12"> </text:span><text:a xlink:type="simple" xlink:href="https://app.pluralsight.com/course-player?clipId=5ea8f0d8-53f3-4fec-97c6-b7e148edc176&amp;startTime=65.59" office:target-frame-name="psplayer" xlink:show="replace" text:style-name="Internet_20_link" text:visited-style-name="Visited_20_Internet_20_Link"><text:span text:style-name="T11">one function at a time.</text:span></text:a><text:span text:style-name="T12"> </text:span><text:a xlink:type="simple" xlink:href="https://app.pluralsight.com/course-player?clipId=5ea8f0d8-53f3-4fec-97c6-b7e148edc176&amp;startTime=67.02" office:target-frame-name="psplayer" xlink:show="replace" text:style-name="Internet_20_link" text:visited-style-name="Visited_20_Internet_20_Link"><text:span text:style-name="T11">So, when we hit the sleep here,</text:span></text:a><text:span text:style-name="T12"> </text:span><text:a xlink:type="simple" xlink:href="https://app.pluralsight.com/course-player?clipId=5ea8f0d8-53f3-4fec-97c6-b7e148edc176&amp;startTime=69.64" office:target-frame-name="psplayer" xlink:show="replace" text:style-name="Internet_20_link" text:visited-style-name="Visited_20_Internet_20_Link"><text:span text:style-name="T11">the entire program blocks and we do nothing for 5 seconds,</text:span></text:a><text:span text:style-name="T12"> </text:span><text:a xlink:type="simple" xlink:href="https://app.pluralsight.com/course-player?clipId=5ea8f0d8-53f3-4fec-97c6-b7e148edc176&amp;startTime=73.72" office:target-frame-name="psplayer" xlink:show="replace" text:style-name="Internet_20_link" text:visited-style-name="Visited_20_Internet_20_Link"><text:span text:style-name="T11">literally nothing.</text:span></text:a><text:span text:style-name="T12"> </text:span><text:a xlink:type="simple" xlink:href="https://app.pluralsight.com/course-player?clipId=5ea8f0d8-53f3-4fec-97c6-b7e148edc176&amp;startTime=75.84" office:target-frame-name="psplayer" xlink:show="replace" text:style-name="Internet_20_link" text:visited-style-name="Visited_20_Internet_20_Link"><text:span text:style-name="T11">Well, when the 5 seconds are up,</text:span></text:a><text:span text:style-name="T12"> </text:span><text:a xlink:type="simple" xlink:href="https://app.pluralsight.com/course-player?clipId=5ea8f0d8-53f3-4fec-97c6-b7e148edc176&amp;startTime=77.8" office:target-frame-name="psplayer" xlink:show="replace" text:style-name="Internet_20_link" text:visited-style-name="Visited_20_Internet_20_Link"><text:span text:style-name="T11">we're back in business stepping through one line at a time.</text:span></text:a><text:span text:style-name="T12"> </text:span><text:a xlink:type="simple" xlink:href="https://app.pluralsight.com/course-player?clipId=5ea8f0d8-53f3-4fec-97c6-b7e148edc176&amp;startTime=81.34" office:target-frame-name="psplayer" xlink:show="replace" text:style-name="Internet_20_link" text:visited-style-name="Visited_20_Internet_20_Link"><text:span text:style-name="T11">Well, I'll tell you what, before we do anything else, we should probably see it.</text:span></text:a><text:span text:style-name="T12"> </text:span><text:a xlink:type="simple" xlink:href="https://app.pluralsight.com/course-player?clipId=5ea8f0d8-53f3-4fec-97c6-b7e148edc176&amp;startTime=87.94" office:target-frame-name="psplayer" xlink:show="replace" text:style-name="Internet_20_link" text:visited-style-name="Visited_20_Internet_20_Link"><text:span text:style-name="T11">Okay, so this is waiting for the 5 seconds. All right.</text:span></text:a><text:span text:style-name="T12"> </text:span><text:a xlink:type="simple" xlink:href="https://app.pluralsight.com/course-player?clipId=5ea8f0d8-53f3-4fec-97c6-b7e148edc176&amp;startTime=92.98" office:target-frame-name="psplayer" xlink:show="replace" text:style-name="Internet_20_link" text:visited-style-name="Visited_20_Internet_20_Link"><text:span text:style-name="T11">Okay.</text:span></text:a><text:span text:style-name="T12"> </text:span><text:a xlink:type="simple" xlink:href="https://app.pluralsight.com/course-player?clipId=5ea8f0d8-53f3-4fec-97c6-b7e148edc176&amp;startTime=93.42" office:target-frame-name="psplayer" xlink:show="replace" text:style-name="Internet_20_link" text:visited-style-name="Visited_20_Internet_20_Link"><text:span text:style-name="T11">Tell you what, let's go and add some concurrency. And you know what?</text:span></text:a><text:span text:style-name="T12"> </text:span><text:a xlink:type="simple" xlink:href="https://app.pluralsight.com/course-player?clipId=5ea8f0d8-53f3-4fec-97c6-b7e148edc176&amp;startTime=97.51" office:target-frame-name="psplayer" xlink:show="replace" text:style-name="Internet_20_link" text:visited-style-name="Visited_20_Internet_20_Link"><text:span text:style-name="T11">It could not be easier, just slap the go keyword here in front</text:span></text:a><text:span text:style-name="T12"> </text:span><text:a xlink:type="simple" xlink:href="https://app.pluralsight.com/course-player?clipId=5ea8f0d8-53f3-4fec-97c6-b7e148edc176&amp;startTime=101.59" office:target-frame-name="psplayer" xlink:show="replace" text:style-name="Internet_20_link" text:visited-style-name="Visited_20_Internet_20_Link"><text:span text:style-name="T11">of each function, and it makes them into goroutines. And as</text:span></text:a><text:span text:style-name="T12"> </text:span><text:a xlink:type="simple" xlink:href="https://app.pluralsight.com/course-player?clipId=5ea8f0d8-53f3-4fec-97c6-b7e148edc176&amp;startTime=105.48" office:target-frame-name="psplayer" xlink:show="replace" text:style-name="Internet_20_link" text:visited-style-name="Visited_20_Internet_20_Link"><text:span text:style-name="T11">we'll see, it </text:span></text:a><text:soft-page-break/><text:a xlink:type="simple" xlink:href="https://app.pluralsight.com/course-player?clipId=5ea8f0d8-53f3-4fec-97c6-b7e148edc176&amp;startTime=105.48" office:target-frame-name="psplayer" xlink:show="replace" text:style-name="Internet_20_link" text:visited-style-name="Visited_20_Internet_20_Link"><text:span text:style-name="T11">totally changes flow.</text:span></text:a><text:span text:style-name="T12"> </text:span><text:a xlink:type="simple" xlink:href="https://app.pluralsight.com/course-player?clipId=5ea8f0d8-53f3-4fec-97c6-b7e148edc176&amp;startTime=108.74" office:target-frame-name="psplayer" xlink:show="replace" text:style-name="Internet_20_link" text:visited-style-name="Visited_20_Internet_20_Link"><text:span text:style-name="T11">So going from the top again,</text:span></text:a><text:span text:style-name="T12"> </text:span><text:a xlink:type="simple" xlink:href="https://app.pluralsight.com/course-player?clipId=5ea8f0d8-53f3-4fec-97c6-b7e148edc176&amp;startTime=110.74" office:target-frame-name="psplayer" xlink:show="replace" text:style-name="Internet_20_link" text:visited-style-name="Visited_20_Internet_20_Link"><text:span text:style-name="T11">we step through a line at a time until we hit our first anonymous function.</text:span></text:a><text:span text:style-name="T12"> </text:span><text:a xlink:type="simple" xlink:href="https://app.pluralsight.com/course-player?clipId=5ea8f0d8-53f3-4fec-97c6-b7e148edc176&amp;startTime=115.1" office:target-frame-name="psplayer" xlink:show="replace" text:style-name="Internet_20_link" text:visited-style-name="Visited_20_Internet_20_Link"><text:span text:style-name="T11">But, that's a goroutine now, so this time when we hit the sleep, only this</text:span></text:a><text:span text:style-name="T12"> </text:span><text:a xlink:type="simple" xlink:href="https://app.pluralsight.com/course-player?clipId=5ea8f0d8-53f3-4fec-97c6-b7e148edc176&amp;startTime=120.5" office:target-frame-name="psplayer" xlink:show="replace" text:style-name="Internet_20_link" text:visited-style-name="Visited_20_Internet_20_Link"><text:span text:style-name="T11">goroutine blocks. So, flow picks up here with the next anonymous function,</text:span></text:a><text:span text:style-name="T12"> </text:span><text:a xlink:type="simple" xlink:href="https://app.pluralsight.com/course-player?clipId=5ea8f0d8-53f3-4fec-97c6-b7e148edc176&amp;startTime=125.08" office:target-frame-name="psplayer" xlink:show="replace" text:style-name="Internet_20_link" text:visited-style-name="Visited_20_Internet_20_Link"><text:span text:style-name="T11">which is also a goroutine, and that gets switched onto the thread and starts</text:span></text:a><text:span text:style-name="T12"> </text:span><text:a xlink:type="simple" xlink:href="https://app.pluralsight.com/course-player?clipId=5ea8f0d8-53f3-4fec-97c6-b7e148edc176&amp;startTime=129.78" office:target-frame-name="psplayer" xlink:show="replace" text:style-name="Internet_20_link" text:visited-style-name="Visited_20_Internet_20_Link"><text:span text:style-name="T11">executing. And of course, it's fast, yeah,</text:span></text:a><text:span text:style-name="T12"> </text:span><text:a xlink:type="simple" xlink:href="https://app.pluralsight.com/course-player?clipId=5ea8f0d8-53f3-4fec-97c6-b7e148edc176&amp;startTime=133.25" office:target-frame-name="psplayer" xlink:show="replace" text:style-name="Internet_20_link" text:visited-style-name="Visited_20_Internet_20_Link"><text:span text:style-name="T11">like, it is not going to take 5 seconds,</text:span></text:a><text:span text:style-name="T12"> </text:span><text:a xlink:type="simple" xlink:href="https://app.pluralsight.com/course-player?clipId=5ea8f0d8-53f3-4fec-97c6-b7e148edc176&amp;startTime=135.94" office:target-frame-name="psplayer" xlink:show="replace" text:style-name="Internet_20_link" text:visited-style-name="Visited_20_Internet_20_Link"><text:span text:style-name="T11">that's for sure.</text:span></text:a><text:span text:style-name="T12"> </text:span><text:a xlink:type="simple" xlink:href="https://app.pluralsight.com/course-player?clipId=5ea8f0d8-53f3-4fec-97c6-b7e148edc176&amp;startTime=136.71" office:target-frame-name="psplayer" xlink:show="replace" text:style-name="Internet_20_link" text:visited-style-name="Visited_20_Internet_20_Link"><text:span text:style-name="T11">So, we'll get Pluralsight printed to the screen and that</text:span></text:a><text:span text:style-name="T12"> </text:span><text:a xlink:type="simple" xlink:href="https://app.pluralsight.com/course-player?clipId=5ea8f0d8-53f3-4fec-97c6-b7e148edc176&amp;startTime=140.01" office:target-frame-name="psplayer" xlink:show="replace" text:style-name="Internet_20_link" text:visited-style-name="Visited_20_Internet_20_Link"><text:span text:style-name="T11">goroutine lets it. When the 5 seconds is up,</text:span></text:a><text:span text:style-name="T12"> </text:span><text:a xlink:type="simple" xlink:href="https://app.pluralsight.com/course-player?clipId=5ea8f0d8-53f3-4fec-97c6-b7e148edc176&amp;startTime=143.5" office:target-frame-name="psplayer" xlink:show="replace" text:style-name="Internet_20_link" text:visited-style-name="Visited_20_Internet_20_Link"><text:span text:style-name="T11">this one will resume execution so get back onto the thread and it will</text:span></text:a><text:span text:style-name="T12"> </text:span><text:a xlink:type="simple" xlink:href="https://app.pluralsight.com/course-player?clipId=5ea8f0d8-53f3-4fec-97c6-b7e148edc176&amp;startTime=147.27" office:target-frame-name="psplayer" xlink:show="replace" text:style-name="Internet_20_link" text:visited-style-name="Visited_20_Internet_20_Link"><text:span text:style-name="T11">print Hello. Net result will get Pluralsight Hello.</text:span></text:a><text:span text:style-name="T12"> </text:span><text:a xlink:type="simple" xlink:href="https://app.pluralsight.com/course-player?clipId=5ea8f0d8-53f3-4fec-97c6-b7e148edc176&amp;startTime=152.14" office:target-frame-name="psplayer" xlink:show="replace" text:style-name="Internet_20_link" text:visited-style-name="Visited_20_Internet_20_Link"><text:span text:style-name="T11">Now there's one more thing we need to do before we can actually run this,</text:span></text:a><text:span text:style-name="T12"> </text:span><text:a xlink:type="simple" xlink:href="https://app.pluralsight.com/course-player?clipId=5ea8f0d8-53f3-4fec-97c6-b7e148edc176&amp;startTime=155.55" office:target-frame-name="psplayer" xlink:show="replace" text:style-name="Internet_20_link" text:visited-style-name="Visited_20_Internet_20_Link"><text:span text:style-name="T11">func main here is also a goroutine, it's the main one,</text:span></text:a><text:span text:style-name="T12"> </text:span><text:a xlink:type="simple" xlink:href="https://app.pluralsight.com/course-player?clipId=5ea8f0d8-53f3-4fec-97c6-b7e148edc176&amp;startTime=159.74" office:target-frame-name="psplayer" xlink:show="replace" text:style-name="Internet_20_link" text:visited-style-name="Visited_20_Internet_20_Link"><text:span text:style-name="T11">so as soon as it exits the whole program does, and for us, that means</text:span></text:a><text:span text:style-name="T12"> </text:span><text:a xlink:type="simple" xlink:href="https://app.pluralsight.com/course-player?clipId=5ea8f0d8-53f3-4fec-97c6-b7e148edc176&amp;startTime=164.92" office:target-frame-name="psplayer" xlink:show="replace" text:style-name="Internet_20_link" text:visited-style-name="Visited_20_Internet_20_Link"><text:span text:style-name="T11">our main function is going to exit before any of this completes. Well,</text:span></text:a><text:span text:style-name="T12"> </text:span><text:a xlink:type="simple" xlink:href="https://app.pluralsight.com/course-player?clipId=5ea8f0d8-53f3-4fec-97c6-b7e148edc176&amp;startTime=169.7" office:target-frame-name="psplayer" xlink:show="replace" text:style-name="Internet_20_link" text:visited-style-name="Visited_20_Internet_20_Link"><text:span text:style-name="T11">definitely this one here with the 5‑second sleep. So, we need to use</text:span></text:a><text:span text:style-name="T12"> </text:span><text:a xlink:type="simple" xlink:href="https://app.pluralsight.com/course-player?clipId=5ea8f0d8-53f3-4fec-97c6-b7e148edc176&amp;startTime=174.46" office:target-frame-name="psplayer" xlink:show="replace" text:style-name="Internet_20_link" text:visited-style-name="Visited_20_Internet_20_Link"><text:span text:style-name="T11">waitGrp from sync package so that our goroutines have a way to tell main</text:span></text:a><text:span text:style-name="T12"> </text:span><text:a xlink:type="simple" xlink:href="https://app.pluralsight.com/course-player?clipId=5ea8f0d8-53f3-4fec-97c6-b7e148edc176&amp;startTime=178.81" office:target-frame-name="psplayer" xlink:show="replace" text:style-name="Internet_20_link" text:visited-style-name="Visited_20_Internet_20_Link"><text:span text:style-name="T11">when they're finished. So we'll import sync up here and then we'll add</text:span></text:a><text:span text:style-name="T12"> </text:span><text:a xlink:type="simple" xlink:href="https://app.pluralsight.com/course-player?clipId=5ea8f0d8-53f3-4fec-97c6-b7e148edc176&amp;startTime=183.33" office:target-frame-name="psplayer" xlink:show="replace" text:style-name="Internet_20_link" text:visited-style-name="Visited_20_Internet_20_Link"><text:span text:style-name="T11">these lines here.</text:span></text:a><text:span text:style-name="T12"> </text:span><text:a xlink:type="simple" xlink:href="https://app.pluralsight.com/course-player?clipId=5ea8f0d8-53f3-4fec-97c6-b7e148edc176&amp;startTime=187.04" office:target-frame-name="psplayer" xlink:show="replace" text:style-name="Internet_20_link" text:visited-style-name="Visited_20_Internet_20_Link"><text:span text:style-name="T11">Okay, then we'll add 2 to the waitGrp, so one for each</text:span></text:a><text:span text:style-name="T12"> </text:span><text:a xlink:type="simple" xlink:href="https://app.pluralsight.com/course-player?clipId=5ea8f0d8-53f3-4fec-97c6-b7e148edc176&amp;startTime=190.6" office:target-frame-name="psplayer" xlink:show="replace" text:style-name="Internet_20_link" text:visited-style-name="Visited_20_Internet_20_Link"><text:span text:style-name="T11">goroutine. This way main's going to wait until both report</text:span></text:a><text:span text:style-name="T12"> </text:span><text:a xlink:type="simple" xlink:href="https://app.pluralsight.com/course-player?clipId=5ea8f0d8-53f3-4fec-97c6-b7e148edc176&amp;startTime=193.51" office:target-frame-name="psplayer" xlink:show="replace" text:style-name="Internet_20_link" text:visited-style-name="Visited_20_Internet_20_Link"><text:span text:style-name="T11">back before it continues and exits.</text:span></text:a><text:span text:style-name="T12"> </text:span><text:a xlink:type="simple" xlink:href="https://app.pluralsight.com/course-player?clipId=5ea8f0d8-53f3-4fec-97c6-b7e148edc176&amp;startTime=195.62" office:target-frame-name="psplayer" xlink:show="replace" text:style-name="Internet_20_link" text:visited-style-name="Visited_20_Internet_20_Link"><text:span text:style-name="T11">Anyway, look, that should make those good to go. So, remember to save</text:span></text:a><text:span text:style-name="T12"> </text:span><text:a xlink:type="simple" xlink:href="https://app.pluralsight.com/course-player?clipId=5ea8f0d8-53f3-4fec-97c6-b7e148edc176&amp;startTime=199.61" office:target-frame-name="psplayer" xlink:show="replace" text:style-name="Internet_20_link" text:visited-style-name="Visited_20_Internet_20_Link"><text:span text:style-name="T11">your changes, and we'll give it a try. Now remember, we're expecting to</text:span></text:a><text:span text:style-name="T12"> </text:span><text:a xlink:type="simple" xlink:href="https://app.pluralsight.com/course-player?clipId=5ea8f0d8-53f3-4fec-97c6-b7e148edc176&amp;startTime=203.98" office:target-frame-name="psplayer" xlink:show="replace" text:style-name="Internet_20_link" text:visited-style-name="Visited_20_Internet_20_Link"><text:span text:style-name="T11">see Pluralsight, then a bit of a pause, and then Hello. Okay, sleeping</text:span></text:a><text:span text:style-name="T12"> </text:span><text:a xlink:type="simple" xlink:href="https://app.pluralsight.com/course-player?clipId=5ea8f0d8-53f3-4fec-97c6-b7e148edc176&amp;startTime=209.65" office:target-frame-name="psplayer" xlink:show="replace" text:style-name="Internet_20_link" text:visited-style-name="Visited_20_Internet_20_Link"><text:span text:style-name="T11">for a few seconds, and there we go.</text:span></text:a><text:span text:style-name="T12"> </text:span><text:a xlink:type="simple" xlink:href="https://app.pluralsight.com/course-player?clipId=5ea8f0d8-53f3-4fec-97c6-b7e148edc176&amp;startTime=212.51" office:target-frame-name="psplayer" xlink:show="replace" text:style-name="Internet_20_link" text:visited-style-name="Visited_20_Internet_20_Link"><text:span text:style-name="T11">Quality. So our code executed top to bottom, one line at a time</text:span></text:a><text:span text:style-name="T12"> </text:span><text:a xlink:type="simple" xlink:href="https://app.pluralsight.com/course-player?clipId=5ea8f0d8-53f3-4fec-97c6-b7e148edc176&amp;startTime=217.56" office:target-frame-name="psplayer" xlink:show="replace" text:style-name="Internet_20_link" text:visited-style-name="Visited_20_Internet_20_Link"><text:span text:style-name="T11">until our first goroutine fired. At that point,</text:span></text:a><text:span text:style-name="T12"> </text:span><text:a xlink:type="simple" xlink:href="https://app.pluralsight.com/course-player?clipId=5ea8f0d8-53f3-4fec-97c6-b7e148edc176&amp;startTime=221.57" office:target-frame-name="psplayer" xlink:show="replace" text:style-name="Internet_20_link" text:visited-style-name="Visited_20_Internet_20_Link"><text:span text:style-name="T11">execution continued and a second goroutine was created for this</text:span></text:a><text:span text:style-name="T12"> </text:span><text:a xlink:type="simple" xlink:href="https://app.pluralsight.com/course-player?clipId=5ea8f0d8-53f3-4fec-97c6-b7e148edc176&amp;startTime=224.68" office:target-frame-name="psplayer" xlink:show="replace" text:style-name="Internet_20_link" text:visited-style-name="Visited_20_Internet_20_Link"><text:span text:style-name="T11">function here, but it didn't get any time on the thread until the</text:span></text:a><text:span text:style-name="T12"> </text:span><text:a xlink:type="simple" xlink:href="https://app.pluralsight.com/course-player?clipId=5ea8f0d8-53f3-4fec-97c6-b7e148edc176&amp;startTime=228.53" office:target-frame-name="psplayer" xlink:show="replace" text:style-name="Internet_20_link" text:visited-style-name="Visited_20_Internet_20_Link"><text:span text:style-name="T11">first one blocked on the 5‑second sleep. Well,</text:span></text:a><text:span text:style-name="T12"> </text:span><text:a xlink:type="simple" xlink:href="https://app.pluralsight.com/course-player?clipId=5ea8f0d8-53f3-4fec-97c6-b7e148edc176&amp;startTime=232.6" office:target-frame-name="psplayer" xlink:show="replace" text:style-name="Internet_20_link" text:visited-style-name="Visited_20_Internet_20_Link"><text:span text:style-name="T11">as soon as that happened, the sleeper got bumped off the thread, and the</text:span></text:a><text:span text:style-name="T12"> </text:span><text:a xlink:type="simple" xlink:href="https://app.pluralsight.com/course-player?clipId=5ea8f0d8-53f3-4fec-97c6-b7e148edc176&amp;startTime=235.58" office:target-frame-name="psplayer" xlink:show="replace" text:style-name="Internet_20_link" text:visited-style-name="Visited_20_Internet_20_Link"><text:span text:style-name="T11">second one got its moment. It punched out Pluralsight and it reported back to</text:span></text:a><text:span text:style-name="T12"> </text:span><text:a xlink:type="simple" xlink:href="https://app.pluralsight.com/course-player?clipId=5ea8f0d8-53f3-4fec-97c6-b7e148edc176&amp;startTime=240.76" office:target-frame-name="psplayer" xlink:show="replace" text:style-name="Internet_20_link" text:visited-style-name="Visited_20_Internet_20_Link"><text:span text:style-name="T11">waitGrp that it was done. After 5 seconds was up, the first one here came back</text:span></text:a><text:span text:style-name="T12"> </text:span><text:a xlink:type="simple" xlink:href="https://app.pluralsight.com/course-player?clipId=5ea8f0d8-53f3-4fec-97c6-b7e148edc176&amp;startTime=245.51" office:target-frame-name="psplayer" xlink:show="replace" text:style-name="Internet_20_link" text:visited-style-name="Visited_20_Internet_20_Link"><text:span text:style-name="T11">to life, printed Hello to the terminal, and also reported back that it was</text:span></text:a><text:span text:style-name="T12"> </text:span><text:a xlink:type="simple" xlink:href="https://app.pluralsight.com/course-player?clipId=5ea8f0d8-53f3-4fec-97c6-b7e148edc176&amp;startTime=249.78" office:target-frame-name="psplayer" xlink:show="replace" text:style-name="Internet_20_link" text:visited-style-name="Visited_20_Internet_20_Link"><text:span text:style-name="T11">done. Then at that point, main continues. Well, there's no more code to</text:span></text:a><text:span text:style-name="T12"> </text:span><text:a xlink:type="simple" xlink:href="https://app.pluralsight.com/course-player?clipId=5ea8f0d8-53f3-4fec-97c6-b7e148edc176&amp;startTime=254.67" office:target-frame-name="psplayer" xlink:show="replace" text:style-name="Internet_20_link" text:visited-style-name="Visited_20_Internet_20_Link"><text:span text:style-name="T11">execute and the program exited.</text:span></text:a><text:span text:style-name="T12"> </text:span><text:a xlink:type="simple" xlink:href="https://app.pluralsight.com/course-player?clipId=5ea8f0d8-53f3-4fec-97c6-b7e148edc176&amp;startTime=258.24" office:target-frame-name="psplayer" xlink:show="replace" text:style-name="Internet_20_link" text:visited-style-name="Visited_20_Internet_20_Link"><text:span text:style-name="T11">Brilliant. Though I know, not rocket science, but not bad at explaining the</text:span></text:a><text:span text:style-name="T12"> </text:span><text:a xlink:type="simple" xlink:href="https://app.pluralsight.com/course-player?clipId=5ea8f0d8-53f3-4fec-97c6-b7e148edc176&amp;startTime=265.28" office:target-frame-name="psplayer" xlink:show="replace" text:style-name="Internet_20_link" text:visited-style-name="Visited_20_Internet_20_Link"><text:span text:style-name="T11">high‑level concepts of goroutines. And it shows a potential pitfall, our text</text:span></text:a><text:span text:style-name="T12"> </text:span><text:a xlink:type="simple" xlink:href="https://app.pluralsight.com/course-player?clipId=5ea8f0d8-53f3-4fec-97c6-b7e148edc176&amp;startTime=270.69" office:target-frame-name="psplayer" xlink:show="replace" text:style-name="Internet_20_link" text:visited-style-name="Visited_20_Internet_20_Link"><text:span text:style-name="T11">came out back to front because of the delay in scheduling. So, you need to keep</text:span></text:a><text:span text:style-name="T12"> </text:span><text:a xlink:type="simple" xlink:href="https://app.pluralsight.com/course-player?clipId=5ea8f0d8-53f3-4fec-97c6-b7e148edc176&amp;startTime=276.5" office:target-frame-name="psplayer" xlink:show="replace" text:style-name="Internet_20_link" text:visited-style-name="Visited_20_Internet_20_Link"><text:span text:style-name="T11">that in mind when working with concurrency. Anyway, let's take a look at channels.</text:span></text:a></text:p>
      <text:h text:style-name="P3" text:outline-level="3"><text:a xlink:type="simple" xlink:href="https://app.pluralsight.com/course-player?clipId=2b9e7a13-f277-4193-bce6-4e47d4b9e60f" office:target-frame-name="psplayer" xlink:show="replace" text:style-name="Internet_20_link" text:visited-style-name="Visited_20_Internet_20_Link"><text:span text:style-name="T11">Channels</text:span></text:a></text:h>
      <text:p text:style-name="P5"><text:a xlink:type="simple" xlink:href="https://app.pluralsight.com/course-player?clipId=2b9e7a13-f277-4193-bce6-4e47d4b9e60f&amp;startTime=1.54" office:target-frame-name="psplayer" xlink:show="replace" text:style-name="Internet_20_link" text:visited-style-name="Visited_20_Internet_20_Link"><text:span text:style-name="T11">So we mentioned before that Goroutines use channels to safely share data.</text:span></text:a><text:span text:style-name="T12"> </text:span><text:a xlink:type="simple" xlink:href="https://app.pluralsight.com/course-player?clipId=2b9e7a13-f277-4193-bce6-4e47d4b9e60f&amp;startTime=5.94" office:target-frame-name="psplayer" xlink:show="replace" text:style-name="Internet_20_link" text:visited-style-name="Visited_20_Internet_20_Link"><text:span text:style-name="T11">Well, there's two types of channel, buffered and unbuffered.</text:span></text:a><text:span text:style-name="T12"> </text:span><text:a xlink:type="simple" xlink:href="https://app.pluralsight.com/course-player?clipId=2b9e7a13-f277-4193-bce6-4e47d4b9e60f&amp;startTime=10.64" office:target-frame-name="psplayer" xlink:show="replace" text:style-name="Internet_20_link" text:visited-style-name="Visited_20_Internet_20_Link"><text:span text:style-name="T11">And unbuffered channels can't hold data.</text:span></text:a><text:span text:style-name="T12"> </text:span><text:a xlink:type="simple" xlink:href="https://app.pluralsight.com/course-player?clipId=2b9e7a13-f277-4193-bce6-4e47d4b9e60f&amp;startTime=13.21" office:target-frame-name="psplayer" xlink:show="replace" text:style-name="Internet_20_link" text:visited-style-name="Visited_20_Internet_20_Link"><text:span text:style-name="T11">So any Goroutine putting data onto one blocks until there's a receiver on the</text:span></text:a><text:span text:style-name="T12"> </text:span><text:a xlink:type="simple" xlink:href="https://app.pluralsight.com/course-player?clipId=2b9e7a13-f277-4193-bce6-4e47d4b9e60f&amp;startTime=17.74" office:target-frame-name="psplayer" xlink:show="replace" text:style-name="Internet_20_link" text:visited-style-name="Visited_20_Internet_20_Link"><text:span text:style-name="T11">other end. I guess kind of forcing synchronous behavior. Well, on the other</text:span></text:a><text:span text:style-name="T12"> </text:span><text:a xlink:type="simple" xlink:href="https://app.pluralsight.com/course-player?clipId=2b9e7a13-f277-4193-bce6-4e47d4b9e60f&amp;startTime=22.85" office:target-frame-name="psplayer" xlink:show="replace" text:style-name="Internet_20_link" text:visited-style-name="Visited_20_Internet_20_Link"><text:span text:style-name="T11">hand, buffered channels, they can hold data, so a Goroutine can drop data onto</text:span></text:a><text:span text:style-name="T12"> </text:span><text:a xlink:type="simple" xlink:href="https://app.pluralsight.com/course-player?clipId=2b9e7a13-f277-4193-bce6-4e47d4b9e60f&amp;startTime=27.91" office:target-frame-name="psplayer" xlink:show="replace" text:style-name="Internet_20_link" text:visited-style-name="Visited_20_Internet_20_Link"><text:span text:style-name="T11">it and crack straight on with whatever it was doing without having to care if</text:span></text:a><text:span text:style-name="T12"> </text:span><text:a xlink:type="simple" xlink:href="https://app.pluralsight.com/course-player?clipId=2b9e7a13-f277-4193-bce6-4e47d4b9e60f&amp;startTime=31.53" office:target-frame-name="psplayer" xlink:show="replace" text:style-name="Internet_20_link" text:visited-style-name="Visited_20_Internet_20_Link"><text:span text:style-name="T11">there's a receiver on the other end.</text:span></text:a><text:span text:style-name="T12"> </text:span><text:a xlink:type="simple" xlink:href="https://app.pluralsight.com/course-player?clipId=2b9e7a13-f277-4193-bce6-4e47d4b9e60f&amp;startTime=34.74" office:target-frame-name="psplayer" xlink:show="replace" text:style-name="Internet_20_link" text:visited-style-name="Visited_20_Internet_20_Link"><text:span text:style-name="T11">Okay, marvelous.</text:span></text:a><text:span text:style-name="T12"> </text:span><text:a xlink:type="simple" xlink:href="https://app.pluralsight.com/course-player?clipId=2b9e7a13-f277-4193-bce6-4e47d4b9e60f&amp;startTime=35.78" office:target-frame-name="psplayer" xlink:show="replace" text:style-name="Internet_20_link" text:visited-style-name="Visited_20_Internet_20_Link"><text:span text:style-name="T11">Well, to create an unbuffered channel, we can use make with the chan</text:span></text:a><text:span text:style-name="T12"> </text:span><text:a xlink:type="simple" xlink:href="https://app.pluralsight.com/course-player?clipId=2b9e7a13-f277-4193-bce6-4e47d4b9e60f&amp;startTime=39.74" office:target-frame-name="psplayer" xlink:show="replace" text:style-name="Internet_20_link" text:visited-style-name="Visited_20_Internet_20_Link"><text:span text:style-name="T11">keyword. And then, obviously, Go wants to know the type of data the channel</text:span></text:a><text:span text:style-name="T12"> </text:span><text:a xlink:type="simple" xlink:href="https://app.pluralsight.com/course-player?clipId=2b9e7a13-f277-4193-bce6-4e47d4b9e60f&amp;startTime=44.02" office:target-frame-name="psplayer" xlink:show="replace" text:style-name="Internet_20_link" text:visited-style-name="Visited_20_Internet_20_Link"><text:span text:style-name="T11">is going to hold. Remember, Go is obsessed with types. But, you know what,</text:span></text:a><text:span text:style-name="T12"> </text:span><text:a xlink:type="simple" xlink:href="https://app.pluralsight.com/course-player?clipId=2b9e7a13-f277-4193-bce6-4e47d4b9e60f&amp;startTime=49.34" office:target-frame-name="psplayer" xlink:show="replace" text:style-name="Internet_20_link" text:visited-style-name="Visited_20_Internet_20_Link"><text:span text:style-name="T11">for an unbuffered channel, that's it.</text:span></text:a><text:span text:style-name="T12"> </text:span><text:a xlink:type="simple" xlink:href="https://app.pluralsight.com/course-player?clipId=2b9e7a13-f277-4193-bce6-4e47d4b9e60f&amp;startTime=52.24" office:target-frame-name="psplayer" xlink:show="replace" text:style-name="Internet_20_link" text:visited-style-name="Visited_20_Internet_20_Link"><text:span text:style-name="T11">But to make it buffered, all we do is add buffers. So</text:span></text:a><text:span text:style-name="T12"> </text:span><text:a xlink:type="simple" xlink:href="https://app.pluralsight.com/course-player?clipId=2b9e7a13-f277-4193-bce6-4e47d4b9e60f&amp;startTime=56.32" office:target-frame-name="psplayer" xlink:show="replace" text:style-name="Internet_20_link" text:visited-style-name="Visited_20_Internet_20_Link"><text:span text:style-name="T11">this one here will have 5, and because it's for int, it</text:span></text:a><text:span text:style-name="T12"> </text:span><text:a xlink:type="simple" xlink:href="https://app.pluralsight.com/course-player?clipId=2b9e7a13-f277-4193-bce6-4e47d4b9e60f&amp;startTime=59.87" office:target-frame-name="psplayer" xlink:show="replace" text:style-name="Internet_20_link" text:visited-style-name="Visited_20_Internet_20_Link"><text:span text:style-name="T11">means it can hold up to 5 ints.</text:span></text:a><text:span text:style-name="T12"> </text:span><text:a xlink:type="simple" xlink:href="https://app.pluralsight.com/course-player?clipId=2b9e7a13-f277-4193-bce6-4e47d4b9e60f&amp;startTime=63.74" office:target-frame-name="psplayer" xlink:show="replace" text:style-name="Internet_20_link" text:visited-style-name="Visited_20_Internet_20_Link"><text:span text:style-name="T11">Well, like we said,</text:span></text:a><text:span text:style-name="T12"> </text:span><text:a xlink:type="simple" xlink:href="https://app.pluralsight.com/course-player?clipId=2b9e7a13-f277-4193-bce6-4e47d4b9e60f&amp;startTime=65.04" office:target-frame-name="psplayer" xlink:show="replace" text:style-name="Internet_20_link" text:visited-style-name="Visited_20_Internet_20_Link"><text:span text:style-name="T11">the effect of a buffered channel is that Goroutines</text:span></text:a><text:span text:style-name="T12"> </text:span><text:a xlink:type="simple" xlink:href="https://app.pluralsight.com/course-player?clipId=2b9e7a13-f277-4193-bce6-4e47d4b9e60f&amp;startTime=67.89" office:target-frame-name="psplayer" xlink:show="replace" text:style-name="Internet_20_link" text:visited-style-name="Visited_20_Internet_20_Link"><text:span text:style-name="T11">using it don't need to block.</text:span></text:a><text:span text:style-name="T12"> </text:span><text:a xlink:type="simple" xlink:href="https://app.pluralsight.com/course-player?clipId=2b9e7a13-f277-4193-bce6-4e47d4b9e60f&amp;startTime=69.84" office:target-frame-name="psplayer" xlink:show="replace" text:style-name="Internet_20_link" text:visited-style-name="Visited_20_Internet_20_Link"><text:span text:style-name="T11">In fact, actually, as long as the channel is not full, other Goroutines</text:span></text:a><text:span text:style-name="T12"> </text:span><text:a xlink:type="simple" xlink:href="https://app.pluralsight.com/course-player?clipId=2b9e7a13-f277-4193-bce6-4e47d4b9e60f&amp;startTime=74.05" office:target-frame-name="psplayer" xlink:show="replace" text:style-name="Internet_20_link" text:visited-style-name="Visited_20_Internet_20_Link"><text:span text:style-name="T11">can come along after and can also put data on it.</text:span></text:a><text:span text:style-name="T12"> </text:span><text:a xlink:type="simple" xlink:href="https://app.pluralsight.com/course-player?clipId=2b9e7a13-f277-4193-bce6-4e47d4b9e60f&amp;startTime=77.18" office:target-frame-name="psplayer" xlink:show="replace" text:style-name="Internet_20_link" text:visited-style-name="Visited_20_Internet_20_Link"><text:span text:style-name="T11">So proper asynchronous behavior. Now, obviously, if a buffered channel is full,</text:span></text:a><text:span text:style-name="T12"> </text:span><text:a xlink:type="simple" xlink:href="https://app.pluralsight.com/course-player?clipId=2b9e7a13-f277-4193-bce6-4e47d4b9e60f&amp;startTime=83.47" office:target-frame-name="psplayer" xlink:show="replace" text:style-name="Internet_20_link" text:visited-style-name="Visited_20_Internet_20_Link"><text:span text:style-name="T11">then, for sure, any Go routines wanting to use it are going to block until it</text:span></text:a><text:span text:style-name="T12"> </text:span><text:a xlink:type="simple" xlink:href="https://app.pluralsight.com/course-player?clipId=2b9e7a13-f277-4193-bce6-4e47d4b9e60f&amp;startTime=87.38" office:target-frame-name="psplayer" xlink:show="replace" text:style-name="Internet_20_link" text:visited-style-name="Visited_20_Internet_20_Link"><text:span text:style-name="T11">frees up. And then, likewise, if a receiver is trying to grab data off of a</text:span></text:a><text:span text:style-name="T12"> </text:span><text:a xlink:type="simple" xlink:href="https://app.pluralsight.com/course-player?clipId=2b9e7a13-f277-4193-bce6-4e47d4b9e60f&amp;startTime=93.14" office:target-frame-name="psplayer" xlink:show="replace" text:style-name="Internet_20_link" text:visited-style-name="Visited_20_Internet_20_Link"><text:span text:style-name="T11">channel and the </text:span></text:a><text:soft-page-break/><text:a xlink:type="simple" xlink:href="https://app.pluralsight.com/course-player?clipId=2b9e7a13-f277-4193-bce6-4e47d4b9e60f&amp;startTime=93.14" office:target-frame-name="psplayer" xlink:show="replace" text:style-name="Internet_20_link" text:visited-style-name="Visited_20_Internet_20_Link"><text:span text:style-name="T11">data's not there yet, well that blocks until it is. And you know</text:span></text:a><text:span text:style-name="T12"> </text:span><text:a xlink:type="simple" xlink:href="https://app.pluralsight.com/course-player?clipId=2b9e7a13-f277-4193-bce6-4e47d4b9e60f&amp;startTime=98" office:target-frame-name="psplayer" xlink:show="replace" text:style-name="Internet_20_link" text:visited-style-name="Visited_20_Internet_20_Link"><text:span text:style-name="T11">what, that's enough for a taster. Let's go and wrap the module.</text:span></text:a></text:p>
      <text:h text:style-name="P3" text:outline-level="3"><text:a xlink:type="simple" xlink:href="https://app.pluralsight.com/course-player?clipId=0d6e5db1-2a0b-4422-9fa2-5829e3e7fb06" office:target-frame-name="psplayer" xlink:show="replace" text:style-name="Internet_20_link" text:visited-style-name="Visited_20_Internet_20_Link"><text:span text:style-name="T11">Recap</text:span></text:a></text:h>
      <text:p text:style-name="P5"><text:a xlink:type="simple" xlink:href="https://app.pluralsight.com/course-player?clipId=0d6e5db1-2a0b-4422-9fa2-5829e3e7fb06&amp;startTime=1.54" office:target-frame-name="psplayer" xlink:show="replace" text:style-name="Internet_20_link" text:visited-style-name="Visited_20_Internet_20_Link"><text:span text:style-name="T11">Well, that's the module.</text:span></text:a><text:span text:style-name="T12"> </text:span><text:a xlink:type="simple" xlink:href="https://app.pluralsight.com/course-player?clipId=0d6e5db1-2a0b-4422-9fa2-5829e3e7fb06&amp;startTime=3.02" office:target-frame-name="psplayer" xlink:show="replace" text:style-name="Internet_20_link" text:visited-style-name="Visited_20_Internet_20_Link"><text:span text:style-name="T11">In fact, if you've been following along, that's the course pretty much.</text:span></text:a><text:span text:style-name="T12"> </text:span><text:a xlink:type="simple" xlink:href="https://app.pluralsight.com/course-player?clipId=0d6e5db1-2a0b-4422-9fa2-5829e3e7fb06&amp;startTime=8.44" office:target-frame-name="psplayer" xlink:show="replace" text:style-name="Internet_20_link" text:visited-style-name="Visited_20_Internet_20_Link"><text:span text:style-name="T11">Anyway, concurrency. We learned that it's about spinning lots of plates,</text:span></text:a><text:span text:style-name="T12"> </text:span><text:a xlink:type="simple" xlink:href="https://app.pluralsight.com/course-player?clipId=0d6e5db1-2a0b-4422-9fa2-5829e3e7fb06&amp;startTime=12.63" office:target-frame-name="psplayer" xlink:show="replace" text:style-name="Internet_20_link" text:visited-style-name="Visited_20_Internet_20_Link"><text:span text:style-name="T11">so dealing with lots of things,</text:span></text:a><text:span text:style-name="T12"> </text:span><text:a xlink:type="simple" xlink:href="https://app.pluralsight.com/course-player?clipId=0d6e5db1-2a0b-4422-9fa2-5829e3e7fb06&amp;startTime=14.96" office:target-frame-name="psplayer" xlink:show="replace" text:style-name="Internet_20_link" text:visited-style-name="Visited_20_Internet_20_Link"><text:span text:style-name="T11">but it's not about doing lots of things at the same time.</text:span></text:a><text:span text:style-name="T12"> </text:span><text:a xlink:type="simple" xlink:href="https://app.pluralsight.com/course-player?clipId=0d6e5db1-2a0b-4422-9fa2-5829e3e7fb06&amp;startTime=19" office:target-frame-name="psplayer" xlink:show="replace" text:style-name="Internet_20_link" text:visited-style-name="Visited_20_Internet_20_Link"><text:span text:style-name="T11">That's parallelism.</text:span></text:a><text:span text:style-name="T12"> </text:span><text:a xlink:type="simple" xlink:href="https://app.pluralsight.com/course-player?clipId=0d6e5db1-2a0b-4422-9fa2-5829e3e7fb06&amp;startTime=21.14" office:target-frame-name="psplayer" xlink:show="replace" text:style-name="Internet_20_link" text:visited-style-name="Visited_20_Internet_20_Link"><text:span text:style-name="T11">So I think I said I can fire off a bunch of emails,</text:span></text:a><text:span text:style-name="T12"> </text:span><text:a xlink:type="simple" xlink:href="https://app.pluralsight.com/course-player?clipId=0d6e5db1-2a0b-4422-9fa2-5829e3e7fb06&amp;startTime=24.65" office:target-frame-name="psplayer" xlink:show="replace" text:style-name="Internet_20_link" text:visited-style-name="Visited_20_Internet_20_Link"><text:span text:style-name="T11">and while I wait on responses,</text:span></text:a><text:span text:style-name="T12"> </text:span><text:a xlink:type="simple" xlink:href="https://app.pluralsight.com/course-player?clipId=0d6e5db1-2a0b-4422-9fa2-5829e3e7fb06&amp;startTime=26.79" office:target-frame-name="psplayer" xlink:show="replace" text:style-name="Internet_20_link" text:visited-style-name="Visited_20_Internet_20_Link"><text:span text:style-name="T11">I can crack on with other stuff, maybe edit a video. Then,</text:span></text:a><text:span text:style-name="T12"> </text:span><text:a xlink:type="simple" xlink:href="https://app.pluralsight.com/course-player?clipId=0d6e5db1-2a0b-4422-9fa2-5829e3e7fb06&amp;startTime=31.26" office:target-frame-name="psplayer" xlink:show="replace" text:style-name="Internet_20_link" text:visited-style-name="Visited_20_Internet_20_Link"><text:span text:style-name="T11">if I reply to an email that comes in,</text:span></text:a><text:span text:style-name="T12"> </text:span><text:a xlink:type="simple" xlink:href="https://app.pluralsight.com/course-player?clipId=0d6e5db1-2a0b-4422-9fa2-5829e3e7fb06&amp;startTime=33.44" office:target-frame-name="psplayer" xlink:show="replace" text:style-name="Internet_20_link" text:visited-style-name="Visited_20_Internet_20_Link"><text:span text:style-name="T11">of course, I can park the video stuff and I can reply to the email. Then</text:span></text:a><text:span text:style-name="T12"> </text:span><text:a xlink:type="simple" xlink:href="https://app.pluralsight.com/course-player?clipId=0d6e5db1-2a0b-4422-9fa2-5829e3e7fb06&amp;startTime=37.23" office:target-frame-name="psplayer" xlink:show="replace" text:style-name="Internet_20_link" text:visited-style-name="Visited_20_Internet_20_Link"><text:span text:style-name="T11">when I'm done with that, I pick up the video work again.</text:span></text:a><text:span text:style-name="T12"> </text:span><text:a xlink:type="simple" xlink:href="https://app.pluralsight.com/course-player?clipId=0d6e5db1-2a0b-4422-9fa2-5829e3e7fb06&amp;startTime=40.64" office:target-frame-name="psplayer" xlink:show="replace" text:style-name="Internet_20_link" text:visited-style-name="Visited_20_Internet_20_Link"><text:span text:style-name="T11">So yeah, like we said, we're only doing one thing at a time,</text:span></text:a><text:span text:style-name="T12"> </text:span><text:a xlink:type="simple" xlink:href="https://app.pluralsight.com/course-player?clipId=0d6e5db1-2a0b-4422-9fa2-5829e3e7fb06&amp;startTime=45.32" office:target-frame-name="psplayer" xlink:show="replace" text:style-name="Internet_20_link" text:visited-style-name="Visited_20_Internet_20_Link"><text:span text:style-name="T11">but we're actually dealing with lots of things.</text:span></text:a><text:span text:style-name="T12"> </text:span><text:a xlink:type="simple" xlink:href="https://app.pluralsight.com/course-player?clipId=0d6e5db1-2a0b-4422-9fa2-5829e3e7fb06&amp;startTime=48.64" office:target-frame-name="psplayer" xlink:show="replace" text:style-name="Internet_20_link" text:visited-style-name="Visited_20_Internet_20_Link"><text:span text:style-name="T11">Anyway, Go has native support for concurrency via goroutines, which are just</text:span></text:a><text:span text:style-name="T12"> </text:span><text:a xlink:type="simple" xlink:href="https://app.pluralsight.com/course-player?clipId=0d6e5db1-2a0b-4422-9fa2-5829e3e7fb06&amp;startTime=53.72" office:target-frame-name="psplayer" xlink:show="replace" text:style-name="Internet_20_link" text:visited-style-name="Visited_20_Internet_20_Link"><text:span text:style-name="T11">regular old functions prefixed with the go keyword. Though,</text:span></text:a><text:span text:style-name="T12"> </text:span><text:a xlink:type="simple" xlink:href="https://app.pluralsight.com/course-player?clipId=0d6e5db1-2a0b-4422-9fa2-5829e3e7fb06&amp;startTime=58.52" office:target-frame-name="psplayer" xlink:show="replace" text:style-name="Internet_20_link" text:visited-style-name="Visited_20_Internet_20_Link"><text:span text:style-name="T11">you've got to be careful of the scheduling and timing impact that can</text:span></text:a><text:span text:style-name="T12"> </text:span><text:a xlink:type="simple" xlink:href="https://app.pluralsight.com/course-player?clipId=0d6e5db1-2a0b-4422-9fa2-5829e3e7fb06&amp;startTime=61.33" office:target-frame-name="psplayer" xlink:show="replace" text:style-name="Internet_20_link" text:visited-style-name="Visited_20_Internet_20_Link"><text:span text:style-name="T11">have. Remember, we saw Hello Pluralsight printed as Pluralsight Hello</text:span></text:a><text:span text:style-name="T12"> </text:span><text:a xlink:type="simple" xlink:href="https://app.pluralsight.com/course-player?clipId=0d6e5db1-2a0b-4422-9fa2-5829e3e7fb06&amp;startTime=67.01" office:target-frame-name="psplayer" xlink:show="replace" text:style-name="Internet_20_link" text:visited-style-name="Visited_20_Internet_20_Link"><text:span text:style-name="T11">because of some blocking and scheduling.</text:span></text:a><text:span text:style-name="T12"> </text:span><text:a xlink:type="simple" xlink:href="https://app.pluralsight.com/course-player?clipId=0d6e5db1-2a0b-4422-9fa2-5829e3e7fb06&amp;startTime=70.34" office:target-frame-name="psplayer" xlink:show="replace" text:style-name="Internet_20_link" text:visited-style-name="Visited_20_Internet_20_Link"><text:span text:style-name="T11">Well, under the hood,</text:span></text:a><text:span text:style-name="T12"> </text:span><text:a xlink:type="simple" xlink:href="https://app.pluralsight.com/course-player?clipId=0d6e5db1-2a0b-4422-9fa2-5829e3e7fb06&amp;startTime=71.56" office:target-frame-name="psplayer" xlink:show="replace" text:style-name="Internet_20_link" text:visited-style-name="Visited_20_Internet_20_Link"><text:span text:style-name="T11">goroutines are built on threads, but they're more</text:span></text:a><text:span text:style-name="T12"> </text:span><text:a xlink:type="simple" xlink:href="https://app.pluralsight.com/course-player?clipId=0d6e5db1-2a0b-4422-9fa2-5829e3e7fb06&amp;startTime=74.63" office:target-frame-name="psplayer" xlink:show="replace" text:style-name="Internet_20_link" text:visited-style-name="Visited_20_Internet_20_Link"><text:span text:style-name="T11">lightweight and they are way easier to code.</text:span></text:a><text:span text:style-name="T12"> </text:span><text:a xlink:type="simple" xlink:href="https://app.pluralsight.com/course-player?clipId=0d6e5db1-2a0b-4422-9fa2-5829e3e7fb06&amp;startTime=78.24" office:target-frame-name="psplayer" xlink:show="replace" text:style-name="Internet_20_link" text:visited-style-name="Visited_20_Internet_20_Link"><text:span text:style-name="T11">They also use a construct called a channel to share data, and we just said that</text:span></text:a><text:span text:style-name="T12"> </text:span><text:a xlink:type="simple" xlink:href="https://app.pluralsight.com/course-player?clipId=0d6e5db1-2a0b-4422-9fa2-5829e3e7fb06&amp;startTime=82.27" office:target-frame-name="psplayer" xlink:show="replace" text:style-name="Internet_20_link" text:visited-style-name="Visited_20_Internet_20_Link"><text:span text:style-name="T11">channels can be buffered or unbuffered, with the buffered kind allowing</text:span></text:a><text:span text:style-name="T12"> </text:span><text:a xlink:type="simple" xlink:href="https://app.pluralsight.com/course-player?clipId=0d6e5db1-2a0b-4422-9fa2-5829e3e7fb06&amp;startTime=86.72" office:target-frame-name="psplayer" xlink:show="replace" text:style-name="Internet_20_link" text:visited-style-name="Visited_20_Internet_20_Link"><text:span text:style-name="T11">asynchronous behavior where senders can drop data onto the channel and crack</text:span></text:a><text:span text:style-name="T12"> </text:span><text:a xlink:type="simple" xlink:href="https://app.pluralsight.com/course-player?clipId=0d6e5db1-2a0b-4422-9fa2-5829e3e7fb06&amp;startTime=91.01" office:target-frame-name="psplayer" xlink:show="replace" text:style-name="Internet_20_link" text:visited-style-name="Visited_20_Internet_20_Link"><text:span text:style-name="T11">straight on with whatever else they're doing.</text:span></text:a><text:span text:style-name="T12"> </text:span><text:a xlink:type="simple" xlink:href="https://app.pluralsight.com/course-player?clipId=0d6e5db1-2a0b-4422-9fa2-5829e3e7fb06&amp;startTime=94.9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0d6e5db1-2a0b-4422-9fa2-5829e3e7fb06&amp;startTime=95.59" office:target-frame-name="psplayer" xlink:show="replace" text:style-name="Internet_20_link" text:visited-style-name="Visited_20_Internet_20_Link"><text:span text:style-name="T11">that's us just about done. Join me for one last super quick module to discuss where to go and what to do next.</text:span></text:a></text:p>
      <text:h text:style-name="P1" text:outline-level="2"><text:a xlink:type="simple" xlink:href="https://app.pluralsight.com/course-player?clipId=bcbeaf93-9f5d-4033-8f2c-276aea23cb72" office:target-frame-name="psplayer" xlink:show="replace" text:style-name="Internet_20_link" text:visited-style-name="Visited_20_Internet_20_Link"><text:span text:style-name="T11">What Next?</text:span></text:a></text:h>
      <text:h text:style-name="P3" text:outline-level="3"><text:a xlink:type="simple" xlink:href="https://app.pluralsight.com/course-player?clipId=bcbeaf93-9f5d-4033-8f2c-276aea23cb72" office:target-frame-name="psplayer" xlink:show="replace" text:style-name="Internet_20_link" text:visited-style-name="Visited_20_Internet_20_Link"><text:span text:style-name="T11">What Next?</text:span></text:a></text:h>
      <text:p text:style-name="P5"><text:a xlink:type="simple" xlink:href="https://app.pluralsight.com/course-player?clipId=bcbeaf93-9f5d-4033-8f2c-276aea23cb72&amp;startTime=1.64" office:target-frame-name="psplayer" xlink:show="replace" text:style-name="Internet_20_link" text:visited-style-name="Visited_20_Internet_20_Link"><text:span text:style-name="T11">Right then, we're done.</text:span></text:a><text:span text:style-name="T12"> </text:span><text:a xlink:type="simple" xlink:href="https://app.pluralsight.com/course-player?clipId=bcbeaf93-9f5d-4033-8f2c-276aea23cb72&amp;startTime=3.4" office:target-frame-name="psplayer" xlink:show="replace" text:style-name="Internet_20_link" text:visited-style-name="Visited_20_Internet_20_Link"><text:span text:style-name="T11">Amazing, yeah? And you know what? Massive congrats if you've made it all the</text:span></text:a><text:span text:style-name="T12"> </text:span><text:a xlink:type="simple" xlink:href="https://app.pluralsight.com/course-player?clipId=bcbeaf93-9f5d-4033-8f2c-276aea23cb72&amp;startTime=8.59" office:target-frame-name="psplayer" xlink:show="replace" text:style-name="Internet_20_link" text:visited-style-name="Visited_20_Internet_20_Link"><text:span text:style-name="T11">way through. You should be rightly proud of yourself. And you know what else?</text:span></text:a><text:span text:style-name="T12"> </text:span><text:a xlink:type="simple" xlink:href="https://app.pluralsight.com/course-player?clipId=bcbeaf93-9f5d-4033-8f2c-276aea23cb72&amp;startTime=13.88" office:target-frame-name="psplayer" xlink:show="replace" text:style-name="Internet_20_link" text:visited-style-name="Visited_20_Internet_20_Link"><text:span text:style-name="T11">If you've been with me from the start, honestly,</text:span></text:a><text:span text:style-name="T12"> </text:span><text:a xlink:type="simple" xlink:href="https://app.pluralsight.com/course-player?clipId=bcbeaf93-9f5d-4033-8f2c-276aea23cb72&amp;startTime=16.7" office:target-frame-name="psplayer" xlink:show="replace" text:style-name="Internet_20_link" text:visited-style-name="Visited_20_Internet_20_Link"><text:span text:style-name="T11">thank you.</text:span></text:a><text:span text:style-name="T12"> </text:span><text:a xlink:type="simple" xlink:href="https://app.pluralsight.com/course-player?clipId=bcbeaf93-9f5d-4033-8f2c-276aea23cb72&amp;startTime=17.65" office:target-frame-name="psplayer" xlink:show="replace" text:style-name="Internet_20_link" text:visited-style-name="Visited_20_Internet_20_Link"><text:span text:style-name="T11">I genuinely appreciate your time.</text:span></text:a><text:span text:style-name="T12"> </text:span><text:a xlink:type="simple" xlink:href="https://app.pluralsight.com/course-player?clipId=bcbeaf93-9f5d-4033-8f2c-276aea23cb72&amp;startTime=20.64" office:target-frame-name="psplayer" xlink:show="replace" text:style-name="Internet_20_link" text:visited-style-name="Visited_20_Internet_20_Link"><text:span text:style-name="T11">But as well, looking at the stuff we've covered,</text:span></text:a><text:span text:style-name="T12"> </text:span><text:a xlink:type="simple" xlink:href="https://app.pluralsight.com/course-player?clipId=bcbeaf93-9f5d-4033-8f2c-276aea23cb72&amp;startTime=23.57" office:target-frame-name="psplayer" xlink:show="replace" text:style-name="Internet_20_link" text:visited-style-name="Visited_20_Internet_20_Link"><text:span text:style-name="T11">you should have a decent grasp of Go and some of this stuff that it can do.</text:span></text:a><text:span text:style-name="T12"> </text:span><text:a xlink:type="simple" xlink:href="https://app.pluralsight.com/course-player?clipId=bcbeaf93-9f5d-4033-8f2c-276aea23cb72&amp;startTime=29.44" office:target-frame-name="psplayer" xlink:show="replace" text:style-name="Internet_20_link" text:visited-style-name="Visited_20_Internet_20_Link"><text:span text:style-name="T11">But we've only scratched the surface, and I'm telling you,</text:span></text:a><text:span text:style-name="T12"> </text:span><text:a xlink:type="simple" xlink:href="https://app.pluralsight.com/course-player?clipId=bcbeaf93-9f5d-4033-8f2c-276aea23cb72&amp;startTime=33.47" office:target-frame-name="psplayer" xlink:show="replace" text:style-name="Internet_20_link" text:visited-style-name="Visited_20_Internet_20_Link"><text:span text:style-name="T11">there isn't much that Go can't do.</text:span></text:a><text:span text:style-name="T12"> </text:span><text:a xlink:type="simple" xlink:href="https://app.pluralsight.com/course-player?clipId=bcbeaf93-9f5d-4033-8f2c-276aea23cb72&amp;startTime=37.24" office:target-frame-name="psplayer" xlink:show="replace" text:style-name="Internet_20_link" text:visited-style-name="Visited_20_Internet_20_Link"><text:span text:style-name="T11">Now look, if you like what you've seen,</text:span></text:a><text:span text:style-name="T12"> </text:span><text:a xlink:type="simple" xlink:href="https://app.pluralsight.com/course-player?clipId=bcbeaf93-9f5d-4033-8f2c-276aea23cb72&amp;startTime=39.17" office:target-frame-name="psplayer" xlink:show="replace" text:style-name="Internet_20_link" text:visited-style-name="Visited_20_Internet_20_Link"><text:span text:style-name="T11">then honestly, check out all the other stuff we have got here</text:span></text:a><text:span text:style-name="T12"> </text:span><text:a xlink:type="simple" xlink:href="https://app.pluralsight.com/course-player?clipId=bcbeaf93-9f5d-4033-8f2c-276aea23cb72&amp;startTime=42.74" office:target-frame-name="psplayer" xlink:show="replace" text:style-name="Internet_20_link" text:visited-style-name="Visited_20_Internet_20_Link"><text:span text:style-name="T11">on Pluralsight. We've honestly got loads, and we're adding more</text:span></text:a><text:span text:style-name="T12"> </text:span><text:a xlink:type="simple" xlink:href="https://app.pluralsight.com/course-player?clipId=bcbeaf93-9f5d-4033-8f2c-276aea23cb72&amp;startTime=46.06" office:target-frame-name="psplayer" xlink:show="replace" text:style-name="Internet_20_link" text:visited-style-name="Visited_20_Internet_20_Link"><text:span text:style-name="T11">all the time. And you know what?</text:span></text:a><text:span text:style-name="T12"> </text:span><text:a xlink:type="simple" xlink:href="https://app.pluralsight.com/course-player?clipId=bcbeaf93-9f5d-4033-8f2c-276aea23cb72&amp;startTime=48.33" office:target-frame-name="psplayer" xlink:show="replace" text:style-name="Internet_20_link" text:visited-style-name="Visited_20_Internet_20_Link"><text:span text:style-name="T11">It's not just video courses, I always recommend you get your hands</text:span></text:a><text:span text:style-name="T12"> </text:span><text:a xlink:type="simple" xlink:href="https://app.pluralsight.com/course-player?clipId=bcbeaf93-9f5d-4033-8f2c-276aea23cb72&amp;startTime=52.16" office:target-frame-name="psplayer" xlink:show="replace" text:style-name="Internet_20_link" text:visited-style-name="Visited_20_Internet_20_Link"><text:span text:style-name="T11">on as much as possible, and then any tests, and self‑assessments,</text:span></text:a><text:span text:style-name="T12"> </text:span><text:a xlink:type="simple" xlink:href="https://app.pluralsight.com/course-player?clipId=bcbeaf93-9f5d-4033-8f2c-276aea23cb72&amp;startTime=56.34" office:target-frame-name="psplayer" xlink:show="replace" text:style-name="Internet_20_link" text:visited-style-name="Visited_20_Internet_20_Link"><text:span text:style-name="T11">and things that we provide, seriously,</text:span></text:a><text:span text:style-name="T12"> </text:span><text:a xlink:type="simple" xlink:href="https://app.pluralsight.com/course-player?clipId=bcbeaf93-9f5d-4033-8f2c-276aea23cb72&amp;startTime=58.41" office:target-frame-name="psplayer" xlink:show="replace" text:style-name="Internet_20_link" text:visited-style-name="Visited_20_Internet_20_Link"><text:span text:style-name="T11">you should do them and don't stress about them.</text:span></text:a><text:span text:style-name="T12"> </text:span><text:a xlink:type="simple" xlink:href="https://app.pluralsight.com/course-player?clipId=bcbeaf93-9f5d-4033-8f2c-276aea23cb72&amp;startTime=61.14" office:target-frame-name="psplayer" xlink:show="replace" text:style-name="Internet_20_link" text:visited-style-name="Visited_20_Internet_20_Link"><text:span text:style-name="T11">Just enjoy them.</text:span></text:a><text:span text:style-name="T12"> </text:span><text:a xlink:type="simple" xlink:href="https://app.pluralsight.com/course-player?clipId=bcbeaf93-9f5d-4033-8f2c-276aea23cb72&amp;startTime=62.25" office:target-frame-name="psplayer" xlink:show="replace" text:style-name="Internet_20_link" text:visited-style-name="Visited_20_Internet_20_Link"><text:span text:style-name="T11">They're always good fun.</text:span></text:a><text:span text:style-name="T12"> </text:span><text:a xlink:type="simple" xlink:href="https://app.pluralsight.com/course-player?clipId=bcbeaf93-9f5d-4033-8f2c-276aea23cb72&amp;startTime=65.14" office:target-frame-name="psplayer" xlink:show="replace" text:style-name="Internet_20_link" text:visited-style-name="Visited_20_Internet_20_Link"><text:span text:style-name="T11">Anyway,</text:span></text:a><text:span text:style-name="T12"> </text:span><text:a xlink:type="simple" xlink:href="https://app.pluralsight.com/course-player?clipId=bcbeaf93-9f5d-4033-8f2c-276aea23cb72&amp;startTime=65.61" office:target-frame-name="psplayer" xlink:show="replace" text:style-name="Internet_20_link" text:visited-style-name="Visited_20_Internet_20_Link"><text:span text:style-name="T11">away from Pluralsight, and I suppose aside from the obvious of</text:span></text:a><text:span text:style-name="T12"> </text:span><text:a xlink:type="simple" xlink:href="https://app.pluralsight.com/course-player?clipId=bcbeaf93-9f5d-4033-8f2c-276aea23cb72&amp;startTime=69.08" office:target-frame-name="psplayer" xlink:show="replace" text:style-name="Internet_20_link" text:visited-style-name="Visited_20_Internet_20_Link"><text:span text:style-name="T11">get your hands on and hack a few of your own projects, but get</text:span></text:a><text:span text:style-name="T12"> </text:span><text:a xlink:type="simple" xlink:href="https://app.pluralsight.com/course-player?clipId=bcbeaf93-9f5d-4033-8f2c-276aea23cb72&amp;startTime=72.51" office:target-frame-name="psplayer" xlink:show="replace" text:style-name="Internet_20_link" text:visited-style-name="Visited_20_Internet_20_Link"><text:span text:style-name="T11">involved with the community.</text:span></text:a><text:span text:style-name="T12"> </text:span><text:a xlink:type="simple" xlink:href="https://app.pluralsight.com/course-player?clipId=bcbeaf93-9f5d-4033-8f2c-276aea23cb72&amp;startTime=75.14" office:target-frame-name="psplayer" xlink:show="replace" text:style-name="Internet_20_link" text:visited-style-name="Visited_20_Internet_20_Link"><text:span text:style-name="T11">So things like conferences,</text:span></text:a><text:span text:style-name="T12"> </text:span><text:a xlink:type="simple" xlink:href="https://app.pluralsight.com/course-player?clipId=bcbeaf93-9f5d-4033-8f2c-276aea23cb72&amp;startTime=76.94" office:target-frame-name="psplayer" xlink:show="replace" text:style-name="Internet_20_link" text:visited-style-name="Visited_20_Internet_20_Link"><text:span text:style-name="T11">I love them, they're always a great way to learn</text:span></text:a><text:span text:style-name="T12"> </text:span><text:a xlink:type="simple" xlink:href="https://app.pluralsight.com/course-player?clipId=bcbeaf93-9f5d-4033-8f2c-276aea23cb72&amp;startTime=79.18" office:target-frame-name="psplayer" xlink:show="replace" text:style-name="Internet_20_link" text:visited-style-name="Visited_20_Internet_20_Link"><text:span text:style-name="T11">new stuff and meet great people.</text:span></text:a><text:span text:style-name="T12"> </text:span><text:a xlink:type="simple" xlink:href="https://app.pluralsight.com/course-player?clipId=bcbeaf93-9f5d-4033-8f2c-276aea23cb72&amp;startTime=81.36" office:target-frame-name="psplayer" xlink:show="replace" text:style-name="Internet_20_link" text:visited-style-name="Visited_20_Internet_20_Link"><text:span text:style-name="T11">So maybe search for gophercon and golang conferences, and you know, what even</text:span></text:a><text:span text:style-name="T12"> </text:span><text:a xlink:type="simple" xlink:href="https://app.pluralsight.com/course-player?clipId=bcbeaf93-9f5d-4033-8f2c-276aea23cb72&amp;startTime=86.36" office:target-frame-name="psplayer" xlink:show="replace" text:style-name="Internet_20_link" text:visited-style-name="Visited_20_Internet_20_Link"><text:span text:style-name="T11">golang meetups. There's probably a meet up close to you.</text:span></text:a><text:span text:style-name="T12"> </text:span><text:a xlink:type="simple" xlink:href="https://app.pluralsight.com/course-player?clipId=bcbeaf93-9f5d-4033-8f2c-276aea23cb72&amp;startTime=91.54" office:target-frame-name="psplayer" xlink:show="replace" text:style-name="Internet_20_link" text:visited-style-name="Visited_20_Internet_20_Link"><text:span text:style-name="T11">So yeah, check out our videos, and our hands‑on, and our tests, and the likes,</text:span></text:a><text:span text:style-name="T12"> </text:span><text:a xlink:type="simple" xlink:href="https://app.pluralsight.com/course-player?clipId=bcbeaf93-9f5d-4033-8f2c-276aea23cb72&amp;startTime=95.45" office:target-frame-name="psplayer" xlink:show="replace" text:style-name="Internet_20_link" text:visited-style-name="Visited_20_Internet_20_Link"><text:span text:style-name="T11">get yourself a project to take your skills to the next</text:span></text:a><text:span text:style-name="T12"> </text:span><text:a xlink:type="simple" xlink:href="https://app.pluralsight.com/course-player?clipId=bcbeaf93-9f5d-4033-8f2c-276aea23cb72&amp;startTime=97.88" office:target-frame-name="psplayer" xlink:show="replace" text:style-name="Internet_20_link" text:visited-style-name="Visited_20_Internet_20_Link"><text:span text:style-name="T11">level, and get involved with the community.</text:span></text:a><text:span text:style-name="T12"> </text:span><text:a xlink:type="simple" xlink:href="https://app.pluralsight.com/course-player?clipId=bcbeaf93-9f5d-4033-8f2c-276aea23cb72&amp;startTime=101.04" office:target-frame-name="psplayer" xlink:show="replace" text:style-name="Internet_20_link" text:visited-style-name="Visited_20_Internet_20_Link"><text:span text:style-name="T11">And I reckon that's it.</text:span></text:a><text:span text:style-name="T12"> </text:span><text:a xlink:type="simple" xlink:href="https://app.pluralsight.com/course-player?clipId=bcbeaf93-9f5d-4033-8f2c-276aea23cb72&amp;startTime=102.31" office:target-frame-name="psplayer" xlink:show="replace" text:style-name="Internet_20_link" text:visited-style-name="Visited_20_Internet_20_Link"><text:span text:style-name="T11">So just a final thanks from me.</text:span></text:a><text:span text:style-name="T12"> </text:span><text:a xlink:type="simple" xlink:href="https://app.pluralsight.com/course-player?clipId=bcbeaf93-9f5d-4033-8f2c-276aea23cb72&amp;startTime=105.74" office:target-frame-name="psplayer" xlink:show="replace" text:style-name="Internet_20_link" text:visited-style-name="Visited_20_Internet_20_Link"><text:span text:style-name="T11">Honestly, I've invested a ton </text:span></text:a><text:soft-page-break/><text:a xlink:type="simple" xlink:href="https://app.pluralsight.com/course-player?clipId=bcbeaf93-9f5d-4033-8f2c-276aea23cb72&amp;startTime=105.74" office:target-frame-name="psplayer" xlink:show="replace" text:style-name="Internet_20_link" text:visited-style-name="Visited_20_Internet_20_Link"><text:span text:style-name="T11">of effort into this course, so I hope you liked it.</text:span></text:a><text:span text:style-name="T12"> </text:span><text:a xlink:type="simple" xlink:href="https://app.pluralsight.com/course-player?clipId=bcbeaf93-9f5d-4033-8f2c-276aea23cb72&amp;startTime=110.94" office:target-frame-name="psplayer" xlink:show="replace" text:style-name="Internet_20_link" text:visited-style-name="Visited_20_Internet_20_Link"><text:span text:style-name="T11">If you're into the infrastructure side of things,</text:span></text:a><text:span text:style-name="T12"> </text:span><text:a xlink:type="simple" xlink:href="https://app.pluralsight.com/course-player?clipId=bcbeaf93-9f5d-4033-8f2c-276aea23cb72&amp;startTime=113.2" office:target-frame-name="psplayer" xlink:show="replace" text:style-name="Internet_20_link" text:visited-style-name="Visited_20_Internet_20_Link"><text:span text:style-name="T11">then I highly recommend my containers and Kubernetes courses.</text:span></text:a><text:span text:style-name="T12"> </text:span><text:a xlink:type="simple" xlink:href="https://app.pluralsight.com/course-player?clipId=bcbeaf93-9f5d-4033-8f2c-276aea23cb72&amp;startTime=117.44" office:target-frame-name="psplayer" xlink:show="replace" text:style-name="Internet_20_link" text:visited-style-name="Visited_20_Internet_20_Link"><text:span text:style-name="T11">Just search my name on Pluralsight, I reckon you'll find me.</text:span></text:a><text:span text:style-name="T12"> </text:span><text:a xlink:type="simple" xlink:href="https://app.pluralsight.com/course-player?clipId=bcbeaf93-9f5d-4033-8f2c-276aea23cb72&amp;startTime=120.44" office:target-frame-name="psplayer" xlink:show="replace" text:style-name="Internet_20_link" text:visited-style-name="Visited_20_Internet_20_Link"><text:span text:style-name="T11">But yeah, honestly, it has been an absolute pleasure spending time with you. I'm Nigel, and have fun coding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2:16:08.991840244</dc:date>
    <meta:editing-duration>PT4H9M24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48" meta:paragraph-count="163" meta:word-count="32853" meta:character-count="177293" meta:non-whitespace-character-count="144603"/>
  </office:meta>
</office:document-meta>
</file>